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Important Mine Security Rules worth memory</text:span>
</text:h>
      <text:p text:style-name="P4">
Author: ['АРМІЯINFORM']</text:p>
      <text:p text:style-name="P4">
Time: 2023-06-06T-10:00:00-04:00</text:p>
      <text:p text:style-name="P4">
Description: About CED DOIMLAY Dylima by the pampers of the nonsense, Aje repein ... war with Ukraine 2022, war with Ukraine latest news today,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6/351510169_790961889398993_8397888437033252101_n-150x150.jpg" text:style-name="Internet_20_link" text:visited-style-name="Visited_20_Internet_20_Link">
351510169_790961889398993_8397888437033252101_n-150x150.jpg</text:a>
', '<text:a xlink:type="simple" xlink:href="https://armyinform.com.ua/wp-content/uploads/2023/06/351170354_3904266236466792_7012569117917862202_n-150x150.jpg" text:style-name="Internet_20_link" text:visited-style-name="Visited_20_Internet_20_Link">
351170354_3904266236466792_7012569117917862202_n-150x150.jpg</text:a>
', '<text:a xlink:type="simple" xlink:href="https://armyinform.com.ua/wp-content/uploads/2023/06/351156899_634411115383761_8288004188098944610_n-150x150.jpg" text:style-name="Internet_20_link" text:visited-style-name="Visited_20_Internet_20_Link">
351156899_634411115383761_8288004188098944610_n-150x150.jpg</text:a>
']</text:p>
      <text:p text:style-name="P4">
Tags: ['STOPRUSSIA', 'АГРЕСІЯ РФ', 'ВІЙНА', 'ВТОРГНЕННЯ РФ', 'МІНИ', 'НАЦПОЛІЦІЯ']</text:p>
      <text:p text:style-name="P4">
Category: News</text:p>
      <!--METADATA-->
      <text:p text:style-name="P4">
<draw:frame draw:style-name="fr1" draw:name="Image2" text:anchor-type="as-char" svg:width="6.9236in" svg:height="4.619339in" draw:z-index="0">
<draw:image xlink:href="../Images/AРМІЯINFORM/2023-06-06T-10-00-00-04-00/nebezpechno-miny.jpg" xlink:type="simple" xlink:show="embed" xlink:actuate="onLoad" draw:mime-type="image/jpeg"/>
</draw:frame>
"Dangerously. Mines. " Illustrative photo</text:p>
      <text:p text:style-name="P4">
About it <text:a xlink:type="simple" xlink:href="https://www.facebook.com/UA.National.Police/posts/pfbid0wkmt648NNsphcoWQwu9bdy552tKFuttqVJZ7guoqMiRMVNQbGS5tFgyELqL9hHyZl" text:style-name="Internet_20_link" text:visited-style-name="Visited_20_Internet_20_Link">
reports</text:a>
National Police.</text:p>
      <text:p text:style-name="P4">
<text:a xlink:type="simple" xlink:href="https://armyinform.com.ua/wp-content/uploads/2023/06/351510169_790961889398993_8397888437033252101_n.jpg" text:style-name="Internet_20_link" text:visited-style-name="Visited_20_Internet_20_Link">
!(Images/AРМІЯINFORM/2023-06-06T-10-00-00-04-00/351510169_790961889398993_8397888437033252101_n-150x150.jpg)</text:a>
</text:p>
      <text:p text:style-name="P4">
<text:a xlink:type="simple" xlink:href="https://armyinform.com.ua/wp-content/uploads/2023/06/351170354_3904266236466792_7012569117917862202_n.jpg" text:style-name="Internet_20_link" text:visited-style-name="Visited_20_Internet_20_Link">
<draw:frame draw:style-name="fr1" draw:name="Image3" text:anchor-type="as-char" svg:width="6.9236in" svg:height="6.9236in" draw:z-index="0">
<draw:image xlink:href="../Images/AРМІЯINFORM/2023-06-06T-10-00-00-04-00/351170354_3904266236466792_7012569117917862202_n-150x150.jpg" xlink:type="simple" xlink:show="embed" xlink:actuate="onLoad" draw:mime-type="image/jpeg"/>
</draw:frame>
</text:a>
</text:p>
      <text:p text:style-name="P4">
<text:a xlink:type="simple" xlink:href="https://armyinform.com.ua/wp-content/uploads/2023/06/351156899_634411115383761_8288004188098944610_n.jpg" text:style-name="Internet_20_link" text:visited-style-name="Visited_20_Internet_20_Link">
<draw:frame draw:style-name="fr1" draw:name="Image4" text:anchor-type="as-char" svg:width="6.9236in" svg:height="6.9236in" draw:z-index="0">
<draw:image xlink:href="../Images/AРМІЯINFORM/2023-06-06T-10-00-00-04-00/351156899_634411115383761_8288004188098944610_n-150x150.jpg" xlink:type="simple" xlink:show="embed" xlink:actuate="onLoad" draw:mime-type="image/jpeg"/>
</draw:frame>
</text:a>
We share safety monuments, because the repetition of the algorithm will not be unnecessary.</text:p>
      <text:p text:style-name="P4">
Tell and explain to the children about safe behavior in the event of identified and explosive objects.</text:p>
      <text:p text:style-name="P4">
It is important to be careful and careful to protect your life and the lives of others.</text:p>
      <text:p text:style-name="P4">
News Source: <text:a xlink:type="simple" xlink:href="https://armyinform.com.ua/2023/06/06/vazhlyvi-pravyla-minnoyi-bezpeky-yaki-varto-pamyataty/" text:style-name="Internet_20_link" text:visited-style-name="Visited_20_Internet_20_Link">
https://armyinform.com.ua/2023/06/06/vazhlyvi-pravyla-minnoyi-bezpeky-yaki-varto-pamyataty/</text:a>
</text:p>
      <!--NEWS-->
      <text:h text:style-name="P10" text:outline-level="1">
<text:span text:style-name="T4">
Enemy propaganda extends misinformation about Ukraine's potential membership in NATO</text:span>
</text:h>
      <text:p text:style-name="P4">
Author: ['АРМІЯINFORM']</text:p>
      <text:p text:style-name="P4">
Time: 2023-06-06T-12:00:00-04:00</text:p>
      <text:p text:style-name="P4">
Description: Voroga propaganda on his own resources sewing aword about potential of Ukrain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1868323_238532105552887_7181372387553187248_n-e1685969407189.jpg" text:style-name="Internet_20_link" text:visited-style-name="Visited_20_Internet_20_Link">
351868323_238532105552887_7181372387553187248_n-e1685969407189.jpg</text:a>
']</text:p>
      <text:p text:style-name="P4">
Tags: ['STOPRUSSIA', 'АГРЕСІЯ РФ', 'ВІЙНА', 'ВТОРГНЕННЯ РФ', 'ФЕЙК']</text:p>
      <text:p text:style-name="P4">
Category: News</text:p>
      <!--METADATA-->
      <text:p text:style-name="P4">
<draw:frame draw:style-name="fr1" draw:name="Image5" text:anchor-type="as-char" svg:width="6.9236in" svg:height="4.475331in" draw:z-index="0">
<draw:image xlink:href="../Images/AРМІЯINFORM/2023-06-06T-12-00-00-04-00/351868323_238532105552887_7181372387553187248_n-e1685969407189.jpg" xlink:type="simple" xlink:show="embed" xlink:actuate="onLoad" draw:mime-type="image/jpeg"/>
</draw:frame>
Honor propaganda on its resources extends misinformation about the potential of Ukraine in NATO in case of abandonment of temporarily occupied territories.</text:p>
      <text:p text:style-name="P4">
Facebook's Facebook Center <text:a xlink:type="simple" xlink:href="https://www.facebook.com/photo" text:style-name="Internet_20_link" text:visited-style-name="Visited_20_Internet_20_Link">
reported</text:a>
About a fake, widespread by hostile propagandists.</text:p>
      <text:p text:style-name="P4">
The propagandists refer to the article The New York Times by a subdivision "If the divided Germany could get to NATO, why is Ukraine not?".</text:p>
      <text:p text:style-name="P4">
Having analyzed the article of the publication, the Center for Combating Misinformation reports that there is no mention that NATO has made any requirements to Ukraine in the Alliance.</text:p>
      <text:p text:style-name="P4">
The author of the material only reflects on the possibility of Ukraine's accession to NATO uncomplicated occupied territories and draws parallels with Germany in 1955.</text:p>
      <text:p text:style-name="P4">
News Source: <text:a xlink:type="simple" xlink:href="https://armyinform.com.ua/2023/06/06/vorozha-propaganda-na-svoyih-resursah-poshyryuye-dezinformacziyu-pro-potenczijne-chlenstvo-ukrayiny-v-nato/" text:style-name="Internet_20_link" text:visited-style-name="Visited_20_Internet_20_Link">
https://armyinform.com.ua/2023/06/06/vorozha-propaganda-na-svoyih-resursah-poshyryuye-dezinformacziyu-pro-potenczijne-chlenstvo-ukrayiny-v-nato/</text:a>
</text:p>
      <!--NEWS-->
      <text:h text:style-name="P10" text:outline-level="1">
<text:span text:style-name="T4">
NATO will expand the headquarters by adopting new members</text:span>
</text:h>
      <text:p text:style-name="P4">
Author: ['АРМІЯINFORM']</text:p>
      <text:p text:style-name="P4">
Time: 2023-06-06T-14:00:00-04:00</text:p>
      <text:p text:style-name="P4">
Description: Through the entry before the PIVNITLANTICAL ONIVANCE FINLANDAR, the one is looking at the ROZSHIRANE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6" text:anchor-type="as-char" svg:width="6.9236in" svg:height="4.609778in" draw:z-index="0">
<draw:image xlink:href="../Images/AРМІЯINFORM/2023-06-06T-14-00-00-04-00/nato.jpg" xlink:type="simple" xlink:show="embed" xlink:actuate="onLoad" draw:mime-type="image/jpeg"/>
</draw:frame>
Illustrative photo</text:p>
      <text:p text:style-name="P4">
Due to the entry into the North Atlantic Alliance of Finland and in view of the further expansion of NATO, it discusses the expansion of headquarters in Brussels and reorganization of premises.</text:p>
      <text:p text:style-name="P4">
According to NATO's four diplomats, the Alliance building in Brussels, opened in 2018, becomes too small to place delegations of future Member States.</text:p>
      <text:p text:style-name="P4">
"Finland's moving to NATO headquarters will end with the next weeks of the IIsyans," one of the Alliance officials confirmed, adding that it will be samosted with Sweden, "when it becomes a full member of NATO."</text:p>
      <text:p text:style-name="P4">
But the problem is that none of the new delegations in the current construction building will fit.</text:p>
      <text:p text:style-name="P4">
Currently, the delegations of Finland, Sweden and other partner countries are located the NATO Early Headquarters-an old complex built during the Cold War, across the road on Leopold III Boulevard. It is currently used to place delegations of partner countries.</text:p>
      <text:p text:style-name="P4">
Since NATO enlargement has occurred faster than predicted, now the Alliances are finding a solution that would allow Finland and its future faith of 50 people to move to the headquarters building.</text:p>
      <text:p text:style-name="P4">
One of the decisions of the Alliance is the construction of additional construction in the territory of the NATO military town, where its international employees and agencies could accommodate. This solution is proposed as a temporary but quick solution.</text:p>
      <text:p text:style-name="P4">
At the same time, the problem is the cost of construction, because for the construction of a new headquarters, the Alliance has already paid 1.1 billion euros.</text:p>
      <text:p text:style-name="P4">
News Source: <text:a xlink:type="simple" xlink:href="https://armyinform.com.ua/2023/06/06/nato-rozshyryt-shtab-kvartyru-cherez-pryjnyattya-novyh-chleniv/" text:style-name="Internet_20_link" text:visited-style-name="Visited_20_Internet_20_Link">
https://armyinform.com.ua/2023/06/06/nato-rozshyryt-shtab-kvartyru-cherez-pryjnyattya-novyh-chleniv/</text:a>
</text:p>
      <!--NEWS-->
      <text:h text:style-name="P10" text:outline-level="1">
<text:span text:style-name="T4">
Medical assistance in martial law: transparency of the process through the Meddata system</text:span>
</text:h>
      <text:p text:style-name="P4">
Author: ['АРМІЯINFORM']</text:p>
      <text:p text:style-name="P4">
Time: 2023-06-06T-16:00:00-04:00</text:p>
      <text:p text:style-name="P4">
Description: About CELLEMEL, URIROVIS PORTAL. The parliamentary Komitet Zwan Social Politics ... The war with Ukraine 2022, the war with Ukraine is the latest news today, the News War with Ukraine 2022 is the last for today, will there be a war between Ukraine and Russia and when, the war with Ukraine will be or not, or not, there will be a war with Ukraine, Will there be a war with Ukraine in the near future, they say, the war with Ukraine, Ukrainian news today, Ukrainian news in Ukrainian media in Russian</text:p>
      <text:p text:style-name="P4">
Images: ['<text:a xlink:type="simple" xlink:href="https://armyinform.com.ua/wp-content/uploads/2023/06/2021-12-22-majzhe-10-tonn-gumanitarnogo-vantazhu-dostavleno2-960x540-1.jpeg" text:style-name="Internet_20_link" text:visited-style-name="Visited_20_Internet_20_Link">
2021-12-22-majzhe-10-tonn-gumanitarnogo-vantazhu-dostavleno2-960x540-1.jpeg</text:a>
']</text:p>
      <text:p text:style-name="P4">
Tags: ['STOPRUSSIA', 'АГРЕСІЯ РФ', 'ВІЙНА', 'ВТОРГНЕННЯ РФ', 'УРЯДОВИЙ ПОРТАЛ']</text:p>
      <text:p text:style-name="P4">
Category: News</text:p>
      <!--METADATA-->
      <text:p text:style-name="P4">
<draw:frame draw:style-name="fr1" draw:name="Image7" text:anchor-type="as-char" svg:width="6.9236in" svg:height="3.894525in" draw:z-index="0">
<draw:image xlink:href="../Images/AРМІЯINFORM/2023-06-06T-16-00-00-04-00/2021-12-22-majzhe-10-tonn-gumanitarnogo-vantazhu-dostavleno2-960x540-1.jpeg" xlink:type="simple" xlink:show="embed" xlink:actuate="onLoad" draw:mime-type="image/jpeg"/>
</draw:frame>
Illustrative photo</text:p>
      <text:p text:style-name="P4">
About it <text:a xlink:type="simple" xlink:href="https://www.kmu.gov.ua/news/za-period-voiennoho-stanu-medychna-humanitarna-dopomoha-oblikovuietsia-cherez-systemu-meddata-shcho-zabezpechuie-prozorist-protsesu-mariia-karchevych" text:style-name="Internet_20_link" text:visited-style-name="Visited_20_Internet_20_Link">
reports</text:a>
Government portal.</text:p>
      <text:p text:style-name="P4">
The Parliamentary Committee on Social Policy and Protection of Veterans and Vetranovicivated "Round Table" on "The State of Functioning of Automated Humanitarian Aid Registration System". MPs, representatives of the Presidential Office, ministries and departments, and the public sector were invited to participate.</text:p>
      <text:p text:style-name="P4">
The task of the state was to develop a mechanism of quality registration, the distribution of humanitarian aid - to get it where it is most needed.</text:p>
      <text:p text:style-name="P4">
Thus, the Deputy Minister of Health on Digital Development Mariakartchevich shared his experience in the rapid response to the closure of the needs of medical institutions, since February 2022.</text:p>
      <text:p text:style-name="P4">
In fact, in March 2022, the Ministry of Health operated the entire algorithm, from communications with donors and completing the process of accounting and distribution of goods in Ukraine.</text:p>
      <text:p text:style-name="P4">
Collection of data on medical needs, accounting of residues on regional warehouses and health care, as well as the distribution of medical humanitarian aid are reflected using the Meddata information and analytical system, providing control and process control.</text:p>
      <text:p text:style-name="P4">
The Ministry of Health distributes this assistance not only to health care facilities, but also to communal and departmental institutions, including those that are under the control of security and defense structures. The whole humanitarian assistance is sorted by priority. First of all, to close the needs of medical establishments located in and near the combat zone, as well as those that are re -enforced by the treatment of the wounded. In addition, the focus contains the establishments of the regions with a high number of internally displaced persons.</text:p>
      <text:p text:style-name="P4">
Humanitarian aid is unloaded in 4 transit warehouses. They contain a cloth mode so that the medicine can be stored. There, cargoes, accounting, introduction to the system for tracking everyone. After that, it is distributed according to the needs transferred to the Meddata system. Further, logistics partners transport to regional warehouses operating under military administrations.During the martial law, the Ministry of Health has received more than 12.5 thousand tons of medical humanitarian aid through coordination of the Ministry of Health in the amount of more than UAH 13.5 billion.</text:p>
      <text:p text:style-name="P4">
The participants of the round table noted that Ukraine will need humanitarian aid throughout the wartime. Therefore, the issue of registration of humanitarian aid, control of humanitarian aid and reporting on its distribution should be resolved as soon as possible. Also present are the commemorative experience of the Ministry of Health and the healthcare sector in this area.</text:p>
      <text:p text:style-name="P4">
News Source: <text:a xlink:type="simple" xlink:href="https://armyinform.com.ua/2023/06/06/medychna-dopomoga-v-umovah-voyennogo-stanu-prozorist-proczesu-cherez-systemu-meddata/" text:style-name="Internet_20_link" text:visited-style-name="Visited_20_Internet_20_Link">
https://armyinform.com.ua/2023/06/06/medychna-dopomoga-v-umovah-voyennogo-stanu-prozorist-proczesu-cherez-systemu-meddata/</text:a>
</text:p>
      <!--NEWS-->
      <text:h text:style-name="P10" text:outline-level="1">
<text:span text:style-name="T4">
Coordination Staff meeting: Priority - Protection of the Rights of the Child during Martial Status</text:span>
</text:h>
      <text:p text:style-name="P4">
Author: ['АРМІЯINFORM']</text:p>
      <text:p text:style-name="P4">
Time: 2023-06-06T-18:00:00-04:00</text:p>
      <text:p text:style-name="P4">
Description: About the CENREMELA Minreintegrait. Zakhid Proyshov is ahead of us in P'yatnitsky PID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2/6a6a2edc107ab4e2d7e2b9b9fa4af618.jpg" text:style-name="Internet_20_link" text:visited-style-name="Visited_20_Internet_20_Link">
6a6a2edc107ab4e2d7e2b9b9fa4af618.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8" text:anchor-type="as-char" svg:width="6.9236in" svg:height="4.619339in" draw:z-index="0">
<draw:image xlink:href="../Images/AРМІЯINFORM/2023-06-06T-18-00-00-04-00/6a6a2edc107ab4e2d7e2b9b9fa4af618.jpg" xlink:type="simple" xlink:show="embed" xlink:actuate="onLoad" draw:mime-type="image/jpeg"/>
</draw:frame>
Illustrative photo</text:p>
      <text:p text:style-name="P4">
About it <text:a xlink:type="simple" xlink:href="https://minre.gov.ua/2023/06/05/vidbulosya-zasidannya-koordynaczijnogo-shtabu-z-pytan-zahystu-prav-dytyny-v-umovah-voyennogo-stanu-2/" text:style-name="Internet_20_link" text:visited-style-name="Visited_20_Internet_20_Link">
reports</text:a>
Ministry of Reintegration.</text:p>
      <text:p text:style-name="P4">
The event was held on Friday, chaired by Viceremer-Minister Vereshchuk. The participants discussed some important issues. In particular, the preservation of working places for teachers in the territories of de -checked and borderlines.</text:p>
      <text:p text:style-name="P4">
Irina Vereshchuk has instructed to deal with the situation in detail and take action to save work for teachers.</text:p>
      <text:p text:style-name="P4">
The second question is the transfer of orphans to family forms of education. Viceremierkan has announced on the need for the fastest spread of such practice in Ukraine all the procedures necessary for this purpose.</text:p>
      <text:p text:style-name="P4">
In particular, the process of collecting the necessary documents and training of the executions should be improved(guardians). Відповідальні органи та служби отримали дорученняперевірити порядок, починаючи від отримання кандидатства й закінчуючи взяттямпід опіку.</text:p>
      <text:p text:style-name="P4">
Наостанок присутні порушили питання захисту прав дітей, розлучених іззаконними представниками за кордоном, та їх повернення до України.Нацсоцсервісна служба та консульські установи мають розібратися з порядкомподання необхідних клопотань і можливими подальшими діями для вирішення цьогопитання.</text:p>
      <text:p text:style-name="P4">
News Source: <text:a xlink:type="simple" xlink:href="https://armyinform.com.ua/2023/06/06/zasidannya-koordynaczijnogo-shtabu-priorytet-zahyst-prav-dytyny-pid-chas-voyennogo-stanu/" text:style-name="Internet_20_link" text:visited-style-name="Visited_20_Internet_20_Link">
https://armyinform.com.ua/2023/06/06/zasidannya-koordynaczijnogo-shtabu-priorytet-zahyst-prav-dytyny-pid-chas-voyennogo-stanu/</text:a>
</text:p>
      <!--NEWS-->
      <text:h text:style-name="P10" text:outline-level="1">
<text:span text:style-name="T4">
The Russian aggression in Ukraine was affected by 1520 cultural infrastructure sites</text:span>
</text:h>
      <text:p text:style-name="P4">
Author: ['АРМІЯINFORM']</text:p>
      <text:p text:style-name="P4">
Time: 2023-06-06T-20:00:00-04:00</text:p>
      <text:p text:style-name="P4">
Description: The back of the 25th injury 2023 Zbitkiv was arranged by 1520 O'Skktthmistvo INFRUSTRUSTURIA,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Tags: ['STOPRUSSIA', 'АГРЕСІЯ РФ', 'ВЕРХОВНА РАДА УКРАЇНИ', 'ВІЙНА', 'ВТОРГНЕННЯ РФ']</text:p>
      <text:p text:style-name="P4">
Category: News</text:p>
      <!--METADATA-->
      <text:p text:style-name="P4">
<draw:frame draw:style-name="fr1" draw:name="Image9" text:anchor-type="as-char" svg:width="6.9236in" svg:height="4.479976in" draw:z-index="0">
<draw:image xlink:href="../Images/AРМІЯINFORM/2023-06-06T-20-00-00-04-00/ofjlpy-c17x11x50px50p-c17x11x50px50p-5d019d14c859ca34b9468b0f4ab99064.jpg" xlink:type="simple" xlink:show="embed" xlink:actuate="onLoad" draw:mime-type="image/jpeg"/>
</draw:frame>
As of May 25, 2023, 1520 cultural infrastructure suffered losses, without taking into account cultural heritage monuments. Of these, the property(541)- destroyed.</text:p>
      <text:p text:style-name="P4">
About it <text:a xlink:type="simple" xlink:href="https://t.me/verkhovnaradaukrainy/52173" text:style-name="Internet_20_link" text:visited-style-name="Visited_20_Internet_20_Link">
reports</text:a>
The Verkhovna Rada of Ukraine in its telegram channel.</text:p>
      <text:p text:style-name="P4">
At the same time, over the last month the total number of affected objects of cultural infrastructure has increased by 56 units, the main part of which comes to Khmelnytsky region(26 units or 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News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NEWS-->
      <text:h text:style-name="P10" text:outline-level="1">
<text:span text:style-name="T4">
Since the beginning of the war, 1,200 cancer children have been evacuated for treatment at the European Clinic</text:span>
</text:h>
      <text:p text:style-name="P4">
Author: ['АРМІЯINFORM']</text:p>
      <text:p text:style-name="P4">
Time: 2023-06-06T-2:00:00-04:00</text:p>
      <text:p text:style-name="P4">
Description: About CELLEMEL, URIROVIS PORTAL. VID Occupation of Viyni’s dwelling at the framework of TIRO ... War with Ukraine 2022, War with Ukraine Latest news today,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image.jpg" text:style-name="Internet_20_link" text:visited-style-name="Visited_20_Internet_20_Link">
image.jpg</text:a>
']</text:p>
      <text:p text:style-name="P4">
Tags: ['STOPRUSSIA', 'АГРЕСІЯ РФ', 'ВІЙНА', 'ВТОРГНЕННЯ РФ', 'УРЯДОВИЙ ПОРТАЛ']</text:p>
      <text:p text:style-name="P4">
Category: News</text:p>
      <!--METADATA-->
      <text:p text:style-name="P4">
<draw:frame draw:style-name="fr1" draw:name="Image10" text:anchor-type="as-char" svg:width="6.9236in" svg:height="3.894525in" draw:z-index="0">
<draw:image xlink:href="../Images/AРМІЯINFORM/2023-06-06T-2-00-00-04-00/image.jpg" xlink:type="simple" xlink:show="embed" xlink:actuate="onLoad" draw:mime-type="image/jpeg"/>
</draw:frame>
Illustrative photo</text:p>
      <text:p text:style-name="P4">
About it <text:a xlink:type="simple" xlink:href="https://www.kmu.gov.ua/news/z-pochatku-viiny-1-200-onkokhvorykh-ditei-buly-evakuiovani-na-likuvannia-do-klinik-ievropy" text:style-name="Internet_20_link" text:visited-style-name="Visited_20_Internet_20_Link">
reports</text:a>
Government portal.</text:p>
      <text:p text:style-name="P4">
From the beginning of the full -scale war, the Ministry of Health and the EU, WHO, WHO, the Government of Poland, because "Doctors without borders", Medical Mission, Transport Brigades of Paramedics from Poland, Germany and other countries, are provided with medical evacuation of victims of victims to foreign clinics.</text:p>
      <text:p text:style-name="P4">
In general, thanks to this cooperation, almost 3,800 victims of Ukrainians have been evacuated, including 1,200 are children with cancer.</text:p>
      <text:p text:style-name="P4">
According to the approved <text:a xlink:type="simple" xlink:href="https://moz.gov.ua/article/ministry-mandates/nakaz-moz-ukraini-vid-05042022--574-pro-zatverdzhennja-kriteriiv-napravlennja-gromadjan-ukraini-dlja-likuvannja-za-kordon-na-period-dii-voennogo-stanu-ta-pereliku-zakladiv-ohoroni-zdorov%e2%80%99ja-jaki-zdijsnjujut-koordinaciju-napravlennja" text:style-name="Internet_20_link" text:visited-style-name="Visited_20_Internet_20_Link">
criteria</text:a>
, evacuated for the treatment of dozardoid clinics can be children and adults with complex mine-breeding and burn injuries, oncological pathology, as well as diseases that require complex specialized treatment, if its availability is now significantly limited.</text:p>
      <text:p text:style-name="P4">
Compliance with the criteria of referral abroad for treatment in the course of action is confirmed by <text:a xlink:type="simple" xlink:href="https://zakon.rada.gov.ua/laws/show/z0682-12#n3" text:style-name="Internet_20_link" text:visited-style-name="Visited_20_Internet_20_Link">
the form of primary accounting documentation №027/o «Extract from an outpatient medical card(stationary)patient ”</text:a>
, filled in health care for health care, which coordinates the referral for treatment for the border.</text:p>
      <text:p text:style-name="P4">
During medical evacuation, the patient must have a document that records a foreign or internal passport. Also needed statements of disease registration(in particular for children). Однак, звертаємо увагу, що це не єобов’язковою вимогою станом на зараз. Відсутність тих чи інших документів не єперешкодою для вивезення важкопораненого чи онкохворої дитини на лікування закордон.</text:p>
      <text:p text:style-name="P4">
Підготовка пацієнта триває від 3-4 днів до 2 тижнів. У разі потреби усторонній допомозі та підтримці через важкий стан або необхідність уподальшому післяопераційному догляді — пацієнта можуть супроводжувати родичіабо близькі.</text:p>
      <text:p text:style-name="P4">
<text:span text:style-name="T4">
Нагадаємо, постраждалі громадяни можуть бути направлені на спеціалізованелікування у кілька способів, зокрема, через:</text:span>
</text:p>
      <text:p text:style-name="P4">
News Source: <text:a xlink:type="simple" xlink:href="https://armyinform.com.ua/2023/06/06/z-pochatku-vijny-1-200-onkohvoryh-ditej-buly-evakujovani-na-likuvannya-do-klinik-yevropy/" text:style-name="Internet_20_link" text:visited-style-name="Visited_20_Internet_20_Link">
https://armyinform.com.ua/2023/06/06/z-pochatku-vijny-1-200-onkohvoryh-ditej-buly-evakujovani-na-likuvannya-do-klinik-yevropy/</text:a>
</text:p>
      <!--NEWS-->
      <text:h text:style-name="P10" text:outline-level="1">
<text:span text:style-name="T4">
Russian invaders undermined the Kakhovsk Hydroe Hep - OK "South"</text:span>
</text:h>
      <text:p text:style-name="P4">
Author: ['АРМІЯINFORM']</text:p>
      <text:p text:style-name="P4">
Time: 2023-06-06T-4:00:00-04:00</text:p>
      <text:p text:style-name="P4">
Description: Rosiyski pupt payders.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630_360_1555849971-616-1.jpg" text:style-name="Internet_20_link" text:visited-style-name="Visited_20_Internet_20_Link">
630_360_1555849971-616-1.jpg</text:a>
', '<text:a xlink:type="simple" xlink:href="https://armyinform.com.ua/wp-content/uploads/2023/06/347397003_638648424513412_7050887653127735556_n-150x150.jpg" text:style-name="Internet_20_link" text:visited-style-name="Visited_20_Internet_20_Link">
347397003_638648424513412_7050887653127735556_n-150x150.jpg</text:a>
', '<text:a xlink:type="simple" xlink:href="https://armyinform.com.ua/wp-content/uploads/2023/06/347413488_1999887600344845_2205759442437015249_n-150x150.jpg" text:style-name="Internet_20_link" text:visited-style-name="Visited_20_Internet_20_Link">
347413488_1999887600344845_2205759442437015249_n-150x150.jpg</text:a>
', '<text:a xlink:type="simple" xlink:href="https://armyinform.com.ua/wp-content/uploads/2023/06/347407944_567756738851766_1866078082534745920_n-150x150.jpg" text:style-name="Internet_20_link" text:visited-style-name="Visited_20_Internet_20_Link">
347407944_567756738851766_1866078082534745920_n-150x150.jpg</text:a>
', '<text:a xlink:type="simple" xlink:href="https://armyinform.com.ua/wp-content/uploads/2023/06/347256802_1297791280825512_3674529348540925873_n-150x150.jpg" text:style-name="Internet_20_link" text:visited-style-name="Visited_20_Internet_20_Link">
347256802_1297791280825512_3674529348540925873_n-150x150.jpg</text:a>
']</text:p>
      <text:p text:style-name="P4">
Tags: ['КАХОВСЬКА ГЕС', 'ОК «ПІВДЕНЬ»']</text:p>
      <text:p text:style-name="P4">
Category: News</text:p>
      <!--METADATA-->
      <text:p text:style-name="P4">
<draw:frame draw:style-name="fr1" draw:name="Image11" text:anchor-type="as-char" svg:width="6.9236in" svg:height="3.956343in" draw:z-index="0">
<draw:image xlink:href="../Images/AРМІЯINFORM/2023-06-06T-4-00-00-04-00/630_360_1555849971-616-1.jpg" xlink:type="simple" xlink:show="embed" xlink:actuate="onLoad" draw:mime-type="image/jpeg"/>
</draw:frame>
The Russian occupation troops carried out the Kakhovka hydroelectric power station.</text:p>
      <text:p text:style-name="P4">
About it <text:a xlink:type="simple" xlink:href="https://www.facebook.com/OperationalCommandSouth/posts/pfbid0XuX8MXw9KnjAyReRzASc4DjQvZ5Lwu68tLyaE5ZQnLLpuYmJvY8aKQnN" text:style-name="Internet_20_link" text:visited-style-name="Visited_20_Internet_20_Link">
reports</text:a>
Operational Command "South".</text:p>
      <text:p text:style-name="P4">
“Currently, the scale of destruction, speed and volume of water, probable flooding. All services work. The situation is being tracked, ”the presentation says.</text:p>
      <text:p text:style-name="P4">
Also in the OK "South" published an algorithm what to do in the case of underwriting hydroelectric power plants.</text:p>
      <text:p text:style-name="P4">
<text:a xlink:type="simple" xlink:href="https://armyinform.com.ua/wp-content/uploads/2023/06/347397003_638648424513412_7050887653127735556_n.jpg" text:style-name="Internet_20_link" text:visited-style-name="Visited_20_Internet_20_Link">
!(Images/AРМІЯINFORM/2023-06-06T-4-00-00-04-00/347397003_638648424513412_7050887653127735556_n-150x150.jpg)</text:a>
</text:p>
      <text:p text:style-name="P4">
<text:a xlink:type="simple" xlink:href="https://armyinform.com.ua/wp-content/uploads/2023/06/347413488_1999887600344845_2205759442437015249_n.jpg" text:style-name="Internet_20_link" text:visited-style-name="Visited_20_Internet_20_Link">
<draw:frame draw:style-name="fr1" draw:name="Image12" text:anchor-type="as-char" svg:width="6.9236in" svg:height="6.9236in" draw:z-index="0">
<draw:image xlink:href="../Images/AРМІЯINFORM/2023-06-06T-4-00-00-04-00/347413488_1999887600344845_2205759442437015249_n-150x150.jpg" xlink:type="simple" xlink:show="embed" xlink:actuate="onLoad" draw:mime-type="image/jpeg"/>
</draw:frame>
</text:a>
</text:p>
      <text:p text:style-name="P4">
<text:a xlink:type="simple" xlink:href="https://armyinform.com.ua/wp-content/uploads/2023/06/347407944_567756738851766_1866078082534745920_n.jpg" text:style-name="Internet_20_link" text:visited-style-name="Visited_20_Internet_20_Link">
<draw:frame draw:style-name="fr1" draw:name="Image13" text:anchor-type="as-char" svg:width="6.9236in" svg:height="6.9236in" draw:z-index="0">
<draw:image xlink:href="../Images/AРМІЯINFORM/2023-06-06T-4-00-00-04-00/347407944_567756738851766_1866078082534745920_n-150x150.jpg" xlink:type="simple" xlink:show="embed" xlink:actuate="onLoad" draw:mime-type="image/jpeg"/>
</draw:frame>
</text:a>
</text:p>
      <text:p text:style-name="P4">
<text:a xlink:type="simple" xlink:href="https://armyinform.com.ua/wp-content/uploads/2023/06/347256802_1297791280825512_3674529348540925873_n.jpg" text:style-name="Internet_20_link" text:visited-style-name="Visited_20_Internet_20_Link">
<draw:frame draw:style-name="fr1" draw:name="Image14" text:anchor-type="as-char" svg:width="6.9236in" svg:height="6.9236in" draw:z-index="0">
<draw:image xlink:href="../Images/AРМІЯINFORM/2023-06-06T-4-00-00-04-00/347256802_1297791280825512_3674529348540925873_n-150x150.jpg" xlink:type="simple" xlink:show="embed" xlink:actuate="onLoad" draw:mime-type="image/jpeg"/>
</draw:frame>
</text:a>
</text:p>
      <text:p text:style-name="P4">
News Source: <text:a xlink:type="simple" xlink:href="https://armyinform.com.ua/2023/06/06/rosijski-okupanty-pidirvaly-kahovsku-ges-ok-pivden/" text:style-name="Internet_20_link" text:visited-style-name="Visited_20_Internet_20_Link">
https://armyinform.com.ua/2023/06/06/rosijski-okupanty-pidirvaly-kahovsku-ges-ok-pivden/</text:a>
</text:p>
      <!--NEWS-->
      <text:h text:style-name="P10" text:outline-level="1">
<text:span text:style-name="T4">
Yulia Sviridenko: We look forward to the UNDP in the organization of mine processes</text:span>
</text:h>
      <text:p text:style-name="P4">
Author: ['АРМІЯINFORM']</text:p>
      <text:p text:style-name="P4">
Time: 2023-06-06T-6:00:00-04:00</text:p>
      <text:p text:style-name="P4">
Description: Perish Vicepremi'r-Minigra-Miniger Ekononiki Yulia Sviridenko knocked ou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STOPRUSSIA', 'АГРЕСІЯ РФ', 'ВІЙНА', 'ВТОРГНЕННЯ РФ', 'МІНИ', 'РОЗМІНУВАННЯ', 'УРЯДОВИЙ ПОРТАЛ']</text:p>
      <text:p text:style-name="P4">
Category: News</text:p>
      <!--METADATA-->
      <text:p text:style-name="P4">
<draw:frame draw:style-name="fr1" draw:name="Image15" text:anchor-type="as-char" svg:width="6.9236in" svg:height="5.189974in" draw:z-index="0">
<draw:image xlink:href="../Images/AРМІЯINFORM/2023-06-06T-6-00-00-04-00/ost-ukraine-minen-warnschild.jpg" xlink:type="simple" xlink:show="embed" xlink:actuate="onLoad" draw:mime-type="image/jpeg"/>
</draw:frame>
Illustrative photo</text:p>
      <text:p text:style-name="P4">
The first Viceremier-Minister-Minister of Economy of Ukraine Yulia Sviridenko was with a coordinator of the mine-fashioned UNDP in Ukraine Poloselop. They discussed the issues of new approaches to the organization of the humanitarian variable of the territory of Ukraine.</text:p>
      <text:p text:style-name="P4">
About it <text:a xlink:type="simple" xlink:href="https://www.kmu.gov.ua/news/spodivaiemosia-na-dopomohu-proon-v-pytanniakh-efektyvnoi-orhanizatsii-protsesiv-rozminuvannia-iuliia-svyrydenko" text:style-name="Internet_20_link" text:visited-style-name="Visited_20_Internet_20_Link">
reports</text:a>
Government portal.</text:p>
      <text:p text:style-name="P4">
“Ukraine seeks to accelerate the humanitarian demining of the territories. One lacery issues that will allow us to accelerate is the organization of work coordination, the rational use of available resources. UNDP has significant experience in organizing mine processes in different countries. And we are to help and support the development program in this matter, ”Yulia Sviridenko reported.</text:p>
      <text:p text:style-name="P4">
The meeting discussed, in particular, the ways of optimizing the work of non -governmental operators, solving current problems, developing solutions that will allow to use the potential of pyrotechnic units more effectively.</text:p>
      <text:p text:style-name="P4">
The parties also discussed the planning of the survey work, mine clearance of territories, territorial zoning and demining priorities.</text:p>
      <text:p text:style-name="P4">
News Source: <text:a xlink:type="simple" xlink:href="https://armyinform.com.ua/2023/06/06/spodivayemosya-na-dopomogu-proon-v-pytannyah-efektyvnoyi-organizacziyi-proczesiv-rozminuvannya/" text:style-name="Internet_20_link" text:visited-style-name="Visited_20_Internet_20_Link">
https://armyinform.com.ua/2023/06/06/spodivayemosya-na-dopomogu-proon-v-pytannyah-efektyvnoyi-organizacziyi-proczesiv-rozminuvannya/</text:a>
</text:p>
      <!--NEWS-->
      <text:h text:style-name="P10" text:outline-level="1">
<text:span text:style-name="T4">
Migrants can apply for a voucher to study online</text:span>
</text:h>
      <text:p text:style-name="P4">
Author: ['АРМІЯINFORM']</text:p>
      <text:p text:style-name="P4">
Time: 2023-06-06T-8:00:00-04:00</text:p>
      <text:p text:style-name="P4">
Description: The chervnya procedure is a voucher of voucher in an overstone. About the work of the mіzhvіd ... war with Ukraine 2022, the war with Ukraine latest news today, the news war with Ukraine 2022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vpo_fac8c.jpg" text:style-name="Internet_20_link" text:visited-style-name="Visited_20_Internet_20_Link">
vpo_fac8c.jpg</text:a>
']</text:p>
      <text:p text:style-name="P4">
Tags: ['STOPRUSSIA', 'АГРЕСІЯ РФ', 'ВІЙНА', 'ВТОРГНЕННЯ РФ', 'МІНРЕІНТЕГРАЦІЇ', 'ПЕРЕСЕЛЕНЦІ']</text:p>
      <text:p text:style-name="P4">
Category: News</text:p>
      <!--METADATA-->
      <text:p text:style-name="P4">
<draw:frame draw:style-name="fr1" draw:name="Image16" text:anchor-type="as-char" svg:width="6.9236in" svg:height="3.948616in" draw:z-index="0">
<draw:image xlink:href="../Images/AРМІЯINFORM/2023-06-06T-8-00-00-04-00/vpo_fac8c.jpg" xlink:type="simple" xlink:show="embed" xlink:actuate="onLoad" draw:mime-type="image/jpeg"/>
</draw:frame>
Illustrative photo</text:p>
      <text:p text:style-name="P4">
Since June, the procedure for obtaining vouchers for education has been simplified. This was discussed by a meeting on employment and vocational training in the presidency(https://minre.gov.ua/2023/06/05/pereselenczi-mozhut-podaty-zayavku-na-otrymannya-vauchera-na-navchannya-onlajn/)Ministry of Reintegration.</text:p>
      <text:p text:style-name="P4">
It is a document that gives citizens the right to undergo education for free education. In particular, retraining in the working profession, training with a specialty for obtaining a master's degree or master's degree in different specialization, specialization or advanced training.</text:p>
      <text:p text:style-name="P4">
Currently, 123 professions and specialties have been identified that you can learn.</text:p>
      <text:p text:style-name="P4">
Starting from June 1, to apply for a voucher for education, it is enough to fill in an online form on the State Employment Service website(https://voucher.dcz.gov.ua/).</text:p>
      <text:p text:style-name="P4">
Як повідомили у Держслужбі зайнятості, заявка буде опрацьована протягом 3робочих днів. Після ухвалення рішення про видачу ваучера працівник центрузайнятості здійснюватиме супровід особи до моменту підписання договору іззакладом освіти.</text:p>
      <text:p text:style-name="P4">
Загалом з початку року центри зайнятості вже видали понад 5 тисяч ваучерів нанавчання.</text:p>
      <text:p text:style-name="P4">
News Source: <text:a xlink:type="simple" xlink:href="https://armyinform.com.ua/2023/06/06/pereselenczi-mozhut-podaty-zayavku-na-otrymannya-vauchera-na-navchannya-onlajn/" text:style-name="Internet_20_link" text:visited-style-name="Visited_20_Internet_20_Link">
https://armyinform.com.ua/2023/06/06/pereselenczi-mozhut-podaty-zayavku-na-otrymannya-vauchera-na-navchannya-onlajn/</text:a>
</text:p>
      <!--NEWS-->
      <text:h text:style-name="P10" text:outline-level="1">
<text:span text:style-name="T4">
The NSDC reacted to the Russian propaganda fake on the "death" of Budanov</text:span>
</text:h>
      <text:p text:style-name="P4">
Author: ['АРМІЯINFORM']</text:p>
      <text:p text:style-name="P4">
Time: 2023-06-06T0:00:00-04:00</text:p>
      <text:p text:style-name="P4">
Description: Rosіyski promotion of the Rospovzhnuzhnuzhno Fake about the NIBITO “Drive” the head of the hea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РНБО']</text:p>
      <text:p text:style-name="P4">
Category: News</text:p>
      <!--METADATA-->
      <text:p text:style-name="P4">
Russian propagandists are distributing a fake about the alleged "murder" of the head of the head of intelligence of the Ministry of Defense of Ukraine Kirill Budanov.</text:p>
      <text:p text:style-name="P4">
About it <text:a xlink:type="simple" xlink:href="https://t.me/CenterCounteringDisinformation/5610" text:style-name="Internet_20_link" text:visited-style-name="Visited_20_Internet_20_Link">
reported</text:a>
In the Central Defense Center for National Security and Defense.</text:p>
      <text:p text:style-name="P4">
Analysts say that the enemy spreads that Budanov "died" during a rocket strike in Kiev, and at the National Center "Ukrainian House" is already "preparing for the funeral".</text:p>
      <text:p text:style-name="P4">
The NSDC emphasizes-this is the next fake of Moscow after the unsuccessful campaign about "Arrest", "Wounds" and "Murder" of the Chief of the Armed Forces of Ukraine General of Zaluzhny and Commander of the Armed Forces of the Armed Forces of the Armed Forces of the Armed Forces of Ukraine.</text:p>
      <text:p text:style-name="P4">
"Russian propaganda tries to sow panic in the midst of spreading such a fake again," the message said.</text:p>
      <text:p text:style-name="P4">
News Source: <text:a xlink:type="simple" xlink:href="https://armyinform.com.ua/2023/06/06/u-rnbo-zreaguvaly-na-fejk-rosijskoyi-propagandy-shhodo-zagybeli-budanova/" text:style-name="Internet_20_link" text:visited-style-name="Visited_20_Internet_20_Link">
https://armyinform.com.ua/2023/06/06/u-rnbo-zreaguvaly-na-fejk-rosijskoyi-propagandy-shhodo-zagybeli-budanova/</text:a>
</text:p>
      <!--NEWS-->
      <text:h text:style-name="P10" text:outline-level="1">
<text:span text:style-name="T4">
The Russians use a map of man -made blackmail - Natalia Humeniuk about undermining on Kakhovskaya hydroelectric power station</text:span>
</text:h>
      <text:p text:style-name="P4">
Author: ['АРМІЯINFORM']</text:p>
      <text:p text:style-name="P4">
Time: 2023-06-06T10:00:00-04:00</text:p>
      <text:p text:style-name="P4">
Description: - Rosiyani Pidіrili part of the structural ib vicoristovite a map of the technogenic blackmail for ... War with Ukraine 2022, war with Ukraine Latest news today,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7a625a715c4ff913ac7c20a05b15002-1-e1686028962791.jpg" text:style-name="Internet_20_link" text:visited-style-name="Visited_20_Internet_20_Link">
a7a625a715c4ff913ac7c20a05b15002-1-e1686028962791.jpg</text:a>
']</text:p>
      <text:p text:style-name="P4">
Tags: ['НАТАЛІЯ ГУМЕНЮК']</text:p>
      <text:p text:style-name="P4">
Category: News</text:p>
      <!--METADATA-->
      <text:p text:style-name="P4">
<draw:frame draw:style-name="fr1" draw:name="Image17" text:anchor-type="as-char" svg:width="6.9236in" svg:height="4.134092in" draw:z-index="0">
<draw:image xlink:href="../Images/AРМІЯINFORM/2023-06-06T10-00-00-04-00/a7a625a715c4ff913ac7c20a05b15002-1-e1686028962791.jpg" xlink:type="simple" xlink:show="embed" xlink:actuate="onLoad" draw:mime-type="image/jpeg"/>
</draw:frame>
- The Russians have blown up part of the structure and use a map of technogenic room in order to press on defense forces, to press on Ukraine as a whole, having no strength to wait more, where the counter -offensive will come. Understanding, the dangers, they are now evacuated, because the left shore will be affected in the first place, since it is geographically lower, and accordingly the first part of the water, the basic display will fall there, - said the head of the united coordination press center in the Evil of the Telemarphone "Uniform News" South of Ukraine Humeniuk.</text:p>
      <text:p text:style-name="P4">
According to her, the appropriate man -made headquarters in the regional administration are now being launched and appropriate recommendations on the algorithm of actions of the estate population are provided.</text:p>
      <ul>
        <li>
The military command also had a warning that the critical level, according to experts, can reach water in about 5 hours. It is not necessary to wait all these 5 hours. You should already be aware that if the area falls under the flooding area, most likely you need to consume already. To take appropriate things, documents, not to panic and understand that all services work and, of course, their efforts will be directed to the population.</li>
      </ul>
      <text:p text:style-name="P4">
The spokeswoman also said that the invaders are suppressing the connection so that it could not be possible to prevent the population, including on the left bank.</text:p>
      <text:p text:style-name="P4">
Commenting on night shelling, Natalia Humeniuk noted that this time he was already enemy tactics for herself.</text:p>
      <ul>
        <li>
Again the attack by aviation, again from the direction of Caspian. And he used the enemy Tirakets, which he could still afford-X-101/555. The vast majority of all was directed in the direction of Kyiv and Central Ukraine. This indicates that the enemy will continue such attacks. Marine rocket launchers were not involved before the attack itself were re -brought to the base points, which may indicate that the occupiers now do not have the potential of the "caliber" that they could apply. But it is too early to relax, we need to be aware that they will continue to terrorize us, in particular, and the rear regions.</li>
      </ul>
      <text:p text:style-name="P4">
News Source: <text:a xlink:type="simple" xlink:href="https://armyinform.com.ua/2023/06/06/rosiyany-vykorystovuyut-kartu-tehnogennogo-shantazhu-nataliya-gumenyuk-pro-pidryv-na-kahovskij-ges/" text:style-name="Internet_20_link" text:visited-style-name="Visited_20_Internet_20_Link">
https://armyinform.com.ua/2023/06/06/rosiyany-vykorystovuyut-kartu-tehnogennogo-shantazhu-nataliya-gumenyuk-pro-pidryv-na-kahovskij-ges/</text:a>
</text:p>
      <!--NEWS-->
      <text:h text:style-name="P10" text:outline-level="1">
<text:span text:style-name="T4">
With the introduction of portrait examination, the defenders' identification process will accelerate - Coordination Headquarters</text:span>
</text:h>
      <text:p text:style-name="P4">
Author: ['АРМІЯINFORM']</text:p>
      <text:p text:style-name="P4">
Time: 2023-06-06T12:00:00-04:00</text:p>
      <text:p text:style-name="P4">
Description: At the coordinating headquarters, Zustinchi Zustnni Rodinas Vіsovo -polosholenikh ... The war with Ukraine 2022, the war with Ukraine latest news today, the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d2a4191-c33c-4325-a631-1dd20dd73cb8.jpg" text:style-name="Internet_20_link" text:visited-style-name="Visited_20_Internet_20_Link">
dd2a4191-c33c-4325-a631-1dd20dd73cb8.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18" text:anchor-type="as-char" svg:width="6.9236in" svg:height="4.615733in" draw:z-index="0">
<draw:image xlink:href="../Images/AРМІЯINFORM/2023-06-06T12-00-00-04-00/dd2a4191-c33c-4325-a631-1dd20dd73cb8.jpg" xlink:type="simple" xlink:show="embed" xlink:actuate="onLoad" draw:mime-type="image/jpeg"/>
</draw:frame>
At the coordination headquarters there was a meeting with the unification of the Family -Walain Battalion of NSU. Kulchytsky. During the meeting, the representatives of the coordination headquarters explained to the close defenders of the peculiarities of biological samples for DNA examination and identification of the bodies of dead defenders and defenders.</text:p>
      <text:p text:style-name="P4">
About it <text:a xlink:type="simple" xlink:href="https://t.me/Koord_shtab/1172" text:style-name="Internet_20_link" text:visited-style-name="Visited_20_Internet_20_Link">
reports</text:a>
Coordination headquarters of inquiries for the treatment of prisoners of war.</text:p>
      <text:p text:style-name="P4">
In particular, they discussed the peculiarities of communication with investigators leading the relevant right. The staff representatives stressed that there are so many such requests for investigators, so they do not have time to answer in time, but even more so to fully communicate with their disappeared servicemen.</text:p>
      <text:p text:style-name="P4">
A representative of the coordination headquarters reported that the Commissioner for Human Rights with the Research Institute is developing mechanisms for conducting a portrait examination of photo and video materials, which may feature the confused defenders of Ukraine. It is expected that with the implementation of the practice of portrait examination, the process of identification of defenders and granting the appropriate status will be greatly accelerated.</text:p>
      <text:p text:style-name="P4">
News Source: <text:a xlink:type="simple" xlink:href="https://armyinform.com.ua/2023/06/06/iz-vprovadzhennyam-portretnoyi-ekspertyzy-proczes-identyfikacziyi-oboroncziv-pryskorytsya-koordynaczijnyj-shtab/" text:style-name="Internet_20_link" text:visited-style-name="Visited_20_Internet_20_Link">
https://armyinform.com.ua/2023/06/06/iz-vprovadzhennyam-portretnoyi-ekspertyzy-proczes-identyfikacziyi-oboroncziv-pryskorytsya-koordynaczijnyj-shtab/</text:a>
</text:p>
      <!--NEWS-->
      <text:h text:style-name="P10" text:outline-level="1">
<text:span text:style-name="T4">
Ukrainian defenders knocked down the enemy helicopter Ka-52</text:span>
</text:h>
      <text:p text:style-name="P4">
Author: ['АРМІЯINFORM']</text:p>
      <text:p text:style-name="P4">
Time: 2023-06-06T2:00:00-04:00</text:p>
      <text:p text:style-name="P4">
Description: Vchora, 5 worms, our wool likvі was a Vorozhi helicopter Ka-52.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51322013_969614034469898_3622346343642661492_n.jpg" text:style-name="Internet_20_link" text:visited-style-name="Visited_20_Internet_20_Link">
351322013_969614034469898_3622346343642661492_n.jpg</text:a>
']</text:p>
      <text:p text:style-name="P4">
Tags: ['STOPRUSSIA', 'АГРЕСІЯ РФ', 'ВІЙНА', 'ВТОРГНЕННЯ РФ', 'ВТРАТИ ВОЄННОЇ ТЕХНІКИ ЗС РФ', 'ВТРАТИ ВОРОГА', 'КА-52', 'ХРОНІКА ОБОРОНИ']</text:p>
      <text:p text:style-name="P4">
Category: News</text:p>
      <!--METADATA-->
      <text:p text:style-name="P4">
<draw:frame draw:style-name="fr1" draw:name="Image19" text:anchor-type="as-char" svg:width="6.9236in" svg:height="4.32725in" draw:z-index="0">
<draw:image xlink:href="../Images/AРМІЯINFORM/2023-06-06T2-00-00-04-00/351322013_969614034469898_3622346343642661492_n.jpg" xlink:type="simple" xlink:show="embed" xlink:actuate="onLoad" draw:mime-type="image/jpeg"/>
</draw:frame>
Yesterday, June 5, our warriors eliminated the enemy KA-52 helicopter.</text:p>
      <text:p text:style-name="P4">
About it <text:a xlink:type="simple" xlink:href="https://www.facebook.com/GeneralStaff.ua/posts/pfbid02D7pXpreenPvTh1Njrk3fgQG5LgVECRwvxEB4tUDtD34r8NufJC85brig52RXkqrZl" text:style-name="Internet_20_link" text:visited-style-name="Visited_20_Internet_20_Link">
reports</text:a>
The General Staff of the Armed Forces.</text:p>
      <text:p text:style-name="P4">
It is noted that the helicopter was shot in the mineral direction.</text:p>
      <text:p text:style-name="P4">
News Source: <text:a xlink:type="simple" xlink:href="https://armyinform.com.ua/2023/06/06/ukrayinski-zahysnyky-zbyly-vorozhyj-vertolit-ka-52/" text:style-name="Internet_20_link" text:visited-style-name="Visited_20_Internet_20_Link">
https://armyinform.com.ua/2023/06/06/ukrayinski-zahysnyky-zbyly-vorozhyj-vertolit-ka-52/</text:a>
</text:p>
      <!--NEWS-->
      <text:h text:style-name="P10" text:outline-level="1">
<text:span text:style-name="T4">
Над Києвом у травні сили ППО знищили 20 балістичних і 65 крилатих ракет, випущених росією</text:span>
</text:h>
      <text:p text:style-name="P4">
Author: ['АРМІЯINFORM']</text:p>
      <text:p text:style-name="P4">
Time: 2023-06-06T39:00:00-04:00</text:p>
      <text:p text:style-name="P4">
Description: In the injured, the defense defended defended in the reinforced spacious over Kiwo Si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472004660178044909_y.jpg" text:style-name="Internet_20_link" text:visited-style-name="Visited_20_Internet_20_Link">
photo_5472004660178044909_y.jpg</text:a>
']</text:p>
      <text:p text:style-name="P4">
Tags: ['АТАКА ВОРОГА', 'АТАКА ДРОНІВ', 'ППО', 'РОСІЙСЬКА РАКЕТНА АТАКА']</text:p>
      <text:p text:style-name="P4">
Category: News</text:p>
      <!--METADATA-->
      <text:p text:style-name="P4">
<draw:frame draw:style-name="fr1" draw:name="Image20" text:anchor-type="as-char" svg:width="6.9236in" svg:height="6.9236in" draw:z-index="0">
<draw:image xlink:href="../Images/AРМІЯINFORM/2023-06-06T39-00-00-04-00/photo_5472004660178044909_y.jpg" xlink:type="simple" xlink:show="embed" xlink:actuate="onLoad" draw:mime-type="image/jpeg"/>
</draw:frame>
In May, the air defense forces destroyed seven aerobalist missiles "dagger", 13 Iskander ballistic missiles, 65 cruise missiles X-101, X-555 and "caliber" and 169 unmanned aerial vehicles produced by Russian occupants in the airspace forces.</text:p>
      <text:p text:style-name="P4">
Appropriate infographic <text:a xlink:type="simple" xlink:href="https://t.me/annamaliar/813" text:style-name="Internet_20_link" text:visited-style-name="Visited_20_Internet_20_Link">
placed</text:a>
in the telegram-channel of the Kyiv City Military Administration.</text:p>
      <text:p text:style-name="P4">
“In the history of our planet, no city has undergone such powerful air attacks with numerous hypersonic aerobalistic, ballistic, winged missiles and modern UAVs. As many as Kyiv for May. Kyiv withstood. We have withstood, ”it is a testament.</text:p>
      <text:p text:style-name="P4">
News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12,000 Russian shelling survived during the large -scale war Kharkiv region</text:span>
</text:h>
      <text:p text:style-name="P4">
Author: ['АРМІЯINFORM']</text:p>
      <text:p text:style-name="P4">
Time: 2023-06-06T41:00:00-04:00</text:p>
      <text:p text:style-name="P4">
Description: 12 Tysyach Rosіyskiysky Overweight survived the time of the Viyni Kharkivshchin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e629717-3038-4db0-bff3-bbc236c228b5.jpg" text:style-name="Internet_20_link" text:visited-style-name="Visited_20_Internet_20_Link">
3e629717-3038-4db0-bff3-bbc236c228b5.jpg</text:a>
', '<text:a xlink:type="simple" xlink:href="https://armyinform.com.ua/wp-content/uploads/2023/06/6431b6ba-df4d-4acb-9883-790c5f17d09a.jpg" text:style-name="Internet_20_link" text:visited-style-name="Visited_20_Internet_20_Link">
6431b6ba-df4d-4acb-9883-790c5f17d09a.jpg</text:a>
']</text:p>
      <text:p text:style-name="P4">
Tags: ['STOPRUSSIA', 'АГРЕСІЯ РФ', 'ВІЙНА', 'ВТОРГНЕННЯ РФ', 'ОЛЕНА ЗЕЛЕНСЬКА']</text:p>
      <text:p text:style-name="P4">
Category: News</text:p>
      <!--METADATA-->
      <text:p text:style-name="P4">
<draw:frame draw:style-name="fr1" draw:name="Image21" text:anchor-type="as-char" svg:width="6.9236in" svg:height="4.61393in" draw:z-index="0">
<draw:image xlink:href="../Images/AРМІЯINFORM/2023-06-06T41-00-00-04-00/3e629717-3038-4db0-bff3-bbc236c228b5.jpg" xlink:type="simple" xlink:show="embed" xlink:actuate="onLoad" draw:mime-type="image/jpeg"/>
</draw:frame>
12 thousand Russian shelling survived during a full -scale war. On average 25 a day. This is what is being investigated by the regional prosecutor's office.</text:p>
      <text:p text:style-name="P4">
About this the first lady of Ukraine Elena Zelenskaya <text:a xlink:type="simple" xlink:href="https://t.me/FirstLadyOfUkraine/3322" text:style-name="Internet_20_link" text:visited-style-name="Visited_20_Internet_20_Link">
reported</text:a>
In his telegram channel.</text:p>
      <text:p text:style-name="P4">
With the psychological consequences of the war, meanwhile, the Kharkiv Regional Center for Psychological Assistance works. Visiting it, she learned how to promote the creation of a regional psychological support service.</text:p>
      <text:p text:style-name="P4">
<draw:frame draw:style-name="fr1" draw:name="Image22" text:anchor-type="as-char" svg:width="6.9236in" svg:height="4.61393in" draw:z-index="0">
<draw:image xlink:href="../Images/AРМІЯINFORM/2023-06-06T41-00-00-04-00/6431b6ba-df4d-4acb-9883-790c5f17d09a.jpg" xlink:type="simple" xlink:show="embed" xlink:actuate="onLoad" draw:mime-type="image/jpeg"/>
</draw:frame>
“Even mobile help operates within it. Since the beginning of the year, the experts of the Center 88 times have traveled to residents of regional communities - those who visited the occupation, whose captive, who restores their lives after injuries of war, ”the testimony said.</text:p>
      <text:p text:style-name="P4">
The next goal is to create district psychological assistance centers of tap psychological consultations in each community.</text:p>
      <text:p text:style-name="P4">
This is the implementation of the All -Ukrainian Mental Health Program, which is being implemented in the country so that help is as close as possible and even Samado of those who will never decide to visit a psychologist first, but very much.</text:p>
      <text:p text:style-name="P4">
News Source: <text:a xlink:type="simple" xlink:href="https://armyinform.com.ua/2023/06/06/12-tysyach-rosijskyh-obstriliv-perezhyla-za-chas-povnomasshtabnoyi-vijny-harkivshhyna/" text:style-name="Internet_20_link" text:visited-style-name="Visited_20_Internet_20_Link">
https://armyinform.com.ua/2023/06/06/12-tysyach-rosijskyh-obstriliv-perezhyla-za-chas-povnomasshtabnoyi-vijny-harkivshhyna/</text:a>
</text:p>
      <!--NEWS-->
      <text:h text:style-name="P10" text:outline-level="1">
<text:span text:style-name="T4">
Ecological losses from military aggression of the Russian Federation amount to almost UAH 2000 billion</text:span>
</text:h>
      <text:p text:style-name="P4">
Author: ['АРМІЯINFORM']</text:p>
      <text:p text:style-name="P4">
Time: 2023-06-06T43:00:00-04:00</text:p>
      <text:p text:style-name="P4">
Description: Namylodki Rosiysko aggressi for the pre -Okhlokille of Katastrophikyni. Suma Zbitkiv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png" text:style-name="Internet_20_link" text:visited-style-name="Visited_20_Internet_20_Link">
1.pn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3" text:anchor-type="as-char" svg:width="6.9236in" svg:height="5.039169in" draw:z-index="0">
<draw:image xlink:href="../Images/AРМІЯINFORM/2023-06-06T43-00-00-04-00/1.png" xlink:type="simple" xlink:show="embed" xlink:actuate="onLoad" draw:mime-type="image/png"/>
</draw:frame>
The consequences of Russian aggression on the environment of Ukraine are catastrophic. The total assets due to the actions of the aggressor state is UAH 1970 billion.</text:p>
      <text:p text:style-name="P4">
About it <text:a xlink:type="simple" xlink:href="https://www.gp.gov.ua/ua/posts/zaxist-dovkillya-v-umovax-povnomasstabnogo-rosiiskogo-vtorgnennya-zarejestrovano-blizko-200-provadzen-shhodo-vojennix-zlociniv-zavdano-milyardnix-zbitkiv" text:style-name="Internet_20_link" text:visited-style-name="Visited_20_Internet_20_Link">
reports</text:a>
Office of the General Prosecutor of Ukraine.</text:p>
      <text:p text:style-name="P4">
Specialized environmental prosecutors of the Prosecutor General and Regional Prosecutor's Office began to record the damage caused to the surrounding environment since the beginning of a large -scale invasion.</text:p>
      <text:p text:style-name="P4">
The first criminal proceedings on the facts of attacks on objects that will contain dangerous forces - nuclear power plants and other nuclear facilities, hydraulic structures, etc. are registered.</text:p>
      <text:p text:style-name="P4">
As the Prosecutor General's Office noted in the office of the contaminated territory of extinguished objects - 174 thousand square meters. <text:span text:style-name="T4">
 According to this indicator </text:span>
 Ukrainian in the world. **</text:p>
      <text:p text:style-name="P4">
<text:span text:style-name="T4">
 Also 2 million hectares of forests and 20% of nature conservation areas </text:span>
 were affected by pollution, fires and mines.</text:p>
      <text:p text:style-name="P4">
In addition, the threat of nuclear and radiation security of the country. 35 Darkobil NPPs and exclusion zone were under Russian occupation. Sumbrachykhmi damages caused by the occupation of the Exclusion Zone - <text:span text:style-name="T4">
 3.2 billion UAH </text:span>
</text:p>
      <text:p text:style-name="P4">
News Source: <text:a xlink:type="simple" xlink:href="https://armyinform.com.ua/2023/06/06/zahyst-dovkillya-v-umovah-povnomasshtabnogo-rosijskogo-vtorgnennya-zareyestrovano-blyzko-200-provadzhen-shhodo-voyennyh-zlochyniv/" text:style-name="Internet_20_link" text:visited-style-name="Visited_20_Internet_20_Link">
https://armyinform.com.ua/2023/06/06/zahyst-dovkillya-v-umovah-povnomasshtabnogo-rosijskogo-vtorgnennya-zareyestrovano-blyzko-200-provadzhen-shhodo-voyennyh-zlochyniv/</text:a>
</text:p>
      <!--NEWS-->
      <text:h text:style-name="P10" text:outline-level="1">
<text:span text:style-name="T4">
Putin's regime attracts teachers and students to propaganda - external intelligence</text:span>
</text:h>
      <text:p text:style-name="P4">
Author: ['АРМІЯINFORM']</text:p>
      <text:p text:style-name="P4">
Time: 2023-06-06T45:00:00-04:00</text:p>
      <text:p text:style-name="P4">
Description: Rosіyski is not discouraged by propaganda in schools. About the CHEARSELF Service of Cindlelings ... War with Ukraine 2022, war with Ukraine latest news today, News War with Ukraine 2022 Last for today, will there be a war between Ukraine and Russia and when, there will be a war with Ukraine in 2022, or not,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6/original.jpg" text:style-name="Internet_20_link" text:visited-style-name="Visited_20_Internet_20_Link">
original.jpg</text:a>
']</text:p>
      <text:p text:style-name="P4">
Tags: ['STOPRUSSIA', 'АГРЕСІЯ РФ', 'ВІЙНА', 'ВТОРГНЕННЯ РФ']</text:p>
      <text:p text:style-name="P4">
Category: News</text:p>
      <!--METADATA-->
      <text:p text:style-name="P4">
<draw:frame draw:style-name="fr1" draw:name="Image24" text:anchor-type="as-char" svg:width="6.9236in" svg:height="4.540066in" draw:z-index="0">
<draw:image xlink:href="../Images/AРМІЯINFORM/2023-06-06T45-00-00-04-00/original.jpg" xlink:type="simple" xlink:show="embed" xlink:actuate="onLoad" draw:mime-type="image/jpeg"/>
</draw:frame>
Illustrative photo</text:p>
      <text:p text:style-name="P4">
Russian teachers are engaged in propaganda in schools.</text:p>
      <text:p text:style-name="P4">
About it <text:a xlink:type="simple" xlink:href="https://www.facebook.com/SZRUkraine/posts/pfbid02U4cwiCLmQvH7SriZuWm51txwjV7ZGLVvre5PW88HLUhWxmGrDyogzZWPmEFrzP9Zl" text:style-name="Internet_20_link" text:visited-style-name="Visited_20_Internet_20_Link">
reports</text:a>
Ukraine's external intelligence service on its Facebook page.</text:p>
      <text:p text:style-name="P4">
"Teachers, together with students, are forced to participate in militaristic actions. The teachers even give summaries to military enlistment offices. The new textbooks are talking about the so -called "special military operation", - it is a testament.</text:p>
      <text:p text:style-name="P4">
It is noted that those who do not agree to be the "mouthpiece of the Kremlin", write raids.</text:p>
      <text:p text:style-name="P4">
News Source: <text:a xlink:type="simple" xlink:href="https://armyinform.com.ua/2023/06/06/putinskyj-rezhym-zaluchaye-vchyteliv-ta-uchniv-do-poshyrennya-propagandy/" text:style-name="Internet_20_link" text:visited-style-name="Visited_20_Internet_20_Link">
https://armyinform.com.ua/2023/06/06/putinskyj-rezhym-zaluchaye-vchyteliv-ta-uchniv-do-poshyrennya-propagandy/</text:a>
</text:p>
      <!--NEWS-->
      <text:h text:style-name="P10" text:outline-level="1">
<text:span text:style-name="T4">
Russian media justify the deportation of Ukrainian children in their programs and news</text:span>
</text:h>
      <text:p text:style-name="P4">
Author: ['АРМІЯINFORM']</text:p>
      <text:p text:style-name="P4">
Time: 2023-06-06T47:00:00-04:00</text:p>
      <text:p text:style-name="P4">
Description: Sunsu 19.5 Tysyachy, for Dani Ofі, the Prosecutor General’s offices, the dewed on its ... War with Ukraine 2022, the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1-21-960x540-1.jpg" text:style-name="Internet_20_link" text:visited-style-name="Visited_20_Internet_20_Link">
1-21-960x540-1.jpg</text:a>
', '<text:a xlink:type="simple" xlink:href="https://armyinform.com.ua/wp-content/uploads/2023/06/deportation-3-scaled.jpg" text:style-name="Internet_20_link" text:visited-style-name="Visited_20_Internet_20_Link">
deportation-3-scaled.jpg</text:a>
', '<text:a xlink:type="simple" xlink:href="https://armyinform.com.ua/wp-content/uploads/2023/06/deportation-4-scaled.jpg" text:style-name="Internet_20_link" text:visited-style-name="Visited_20_Internet_20_Link">
deportation-4-scaled.jpg</text:a>
', '<text:a xlink:type="simple" xlink:href="https://armyinform.com.ua/wp-content/uploads/2023/06/deportation-5_2-150x150.jpg" text:style-name="Internet_20_link" text:visited-style-name="Visited_20_Internet_20_Link">
deportation-5_2-150x150.jpg</text:a>
', '<text:a xlink:type="simple" xlink:href="https://armyinform.com.ua/wp-content/uploads/2023/06/deportation-5-150x150.jpg" text:style-name="Internet_20_link" text:visited-style-name="Visited_20_Internet_20_Link">
deportation-5-150x150.jpg</text:a>
', '<text:a xlink:type="simple" xlink:href="https://armyinform.com.ua/wp-content/uploads/2023/06/deportation-8-scaled.jpg" text:style-name="Internet_20_link" text:visited-style-name="Visited_20_Internet_20_Link">
deportation-8-scaled.jpg</text:a>
', '<text:a xlink:type="simple" xlink:href="https://armyinform.com.ua/wp-content/uploads/2023/06/deportation-12-150x150.jpg" text:style-name="Internet_20_link" text:visited-style-name="Visited_20_Internet_20_Link">
deportation-12-150x150.jpg</text:a>
', '<text:a xlink:type="simple" xlink:href="https://armyinform.com.ua/wp-content/uploads/2023/06/deportation-9-150x150.jpg" text:style-name="Internet_20_link" text:visited-style-name="Visited_20_Internet_20_Link">
deportation-9-150x150.jpg</text:a>
', '<text:a xlink:type="simple" xlink:href="https://armyinform.com.ua/wp-content/uploads/2023/06/deportation-13-150x150.jpg" text:style-name="Internet_20_link" text:visited-style-name="Visited_20_Internet_20_Link">
deportation-13-150x150.jpg</text:a>
']</text:p>
      <text:p text:style-name="P4">
Tags: []</text:p>
      <text:p text:style-name="P4">
Category: News</text:p>
      <!--METADATA-->
      <text:p text:style-name="P4">
<draw:frame draw:style-name="fr1" draw:name="Image25" text:anchor-type="as-char" svg:width="6.9236in" svg:height="3.894525in" draw:z-index="0">
<draw:image xlink:href="../Images/AРМІЯINFORM/2023-06-06T47-00-00-04-00/1-21-960x540-1.jpg" xlink:type="simple" xlink:show="embed" xlink:actuate="onLoad" draw:mime-type="image/jpeg"/>
</draw:frame>
Illustrative photo</text:p>
      <text:p text:style-name="P4">
More than 19.5 thousand children, according to the Office of the Prosecutor General, Russia exported its territory from the temporarily occupied territories of Ukraine. In this she served as statements about their "salvation", and for Ukraine chose the tacticusylyako to be blamed as such acting against the interests of Ukrainian children. Manipulations, misinformation, attempt to shift responsibility for Ukraine's other countries, conscious violation of international law and active involvement Thoughts in support of their unlawful politics - this is what the National Council revealed when monitoring Russian resources on the deportation of Ukrainian children. The media larger prepared the reporting with the results of his work, which relied not only on monitoring data, but also on the legal basis, including the international, in this matter.</text:p>
      <text:p text:style-name="P4">
About it reports <text:a xlink:type="simple" xlink:href="http://www.nrada.gov.ua/yaka-vidpovidalnist-rosijskyh-zmi-za-deportatsiyu-ukrayinskyh-ditej-analiz-natsionalnoyi-rady/" text:style-name="Internet_20_link" text:visited-style-name="Visited_20_Internet_20_Link">
press service</text:a>
National Council for Television and Radio Broadcasting.</text:p>
      <text:p text:style-name="P4">
Monitoring has covered Russian state TV channels("Planet RTR", "Russia 24", "NTV-MI", "360"), online media(Izvestia, Moscow Komsomolets, Vesti.ru, RIA, Radio Sputnik, Vedomosti, Parliamentary Gazeta, AiF, Kommersant, Lenta.ru, TASS , "Sm.news", "Bloknot.ru", "Public Service of News")and the online version of the Radio Sputnik radio station for the period from a full-scale invasion to May 2023. The National Programs and news messages were taken into account.</text:p>
      <text:p text:style-name="P4">
<draw:frame draw:style-name="fr1" draw:name="Image26" text:anchor-type="as-char" svg:width="6.9236in" svg:height="4.381341in" draw:z-index="0">
<draw:image xlink:href="../Images/AРМІЯINFORM/2023-06-06T47-00-00-04-00/deportation-3-scaled.jpg" xlink:type="simple" xlink:show="embed" xlink:actuate="onLoad" draw:mime-type="image/jpeg"/>
</draw:frame>
Data from open sources, mainly from the EUVSDISINFO resource, and materials of research institutes, expert groups, authorized international representatives and missions, were used to refute narratives and misinformation. Human rights, puzzle crimes against humanity, related to the forced movement and/or deportation of Ukrainian children to the Russian Federation.From the point of view of international law, deportation of children is one of the six serious orders against children in the face of military conflicts. The UN Security Council approved the UN 1261 of the UN in 1999, which described six serious violations against children during armed conflict. These violations are released from the fundamental principles of international humanitarian law, international human rights, and Geneva Conventions(inclusive protocols to them), Roman Statute and the Convention on Rights [3]. Therefore, when Russia performs the abduction or admiration of children, it is toponed the Geneva Conventions, and commits war crimes and anti -moments.</text:p>
      <text:p text:style-name="P4">
The first report on how Russia exports to its territory Ukrainian children appeared in the Russian media on February 21, 2022. Further such reports on "evacuation", rehabilitation and adoption or "design" of Ukrainian children in Russian families, their upbringing(In fact, re -education)Information in Russian information regularly.</text:p>
      <text:p text:style-name="P4">
<draw:frame draw:style-name="fr1" draw:name="Image27" text:anchor-type="as-char" svg:width="6.9236in" svg:height="4.379177in" draw:z-index="0">
<draw:image xlink:href="../Images/AРМІЯINFORM/2023-06-06T47-00-00-04-00/deportation-4-scaled.jpg" xlink:type="simple" xlink:show="embed" xlink:actuate="onLoad" draw:mime-type="image/jpeg"/>
</draw:frame>
The analysis of Russian media resources made it possible to evaluate the pattern of stories of the Russian media in the context of deportation of children and determine their intelligence and systematicity.</text:p>
      <text:p text:style-name="P4">
<text:span text:style-name="T4">
 Yes, it is clear that </text:span>
</text:p>
      <ul>
        <li>
15 out of 20, the media monitoring and analysis of the media, which justifies Russia's misconduct in the context of deportation of Ukrainian children; * 11 out of 20 - disseminated information that discredits Ukraine in the context of protecting Ukrainian children from the consequences of war and deportation; * 17 out of 20-disseminated information that discredit Western powers, allies of Ukraine and partner organizations in the context of protection against the consequences of war; * 10 out of 20 - resorted to the dissemination of information in all the directions given(discredited Ukraine, Western countries and justified the actions of).</li>
      </ul>
      <text:p text:style-name="P4">
Транслюють позицію російської держави офіційні посадовці. З допомогою ЗМІ воничасто поширюють неправдиву інформацію, формують наративи для виправдання своєїполітики і формування лояльного ставлення російського народу до депортаціїукраїнських дітей і будь-яких дій російського уряду щодо цього. Це сприяєпідтримці політики депортації Росією не лише у межах самої російськоїфедерації, але й на тих територіях, де досі працюють або на які поширюють своюдіяльність російські медіа. Тому російські медіа — це співучасники злочинноїдіяльності рф у контексті депортації дітей, оскільки вони підтримують іпоглиблюють злочинну депортацію.</text:p>
      <text:p text:style-name="P4">
In general, in the rhetoric of Russian high -ranking officials, the justification of the criminal deportation of Ukrainian children is due to the formation of the idea that Russia actually has only good intentions and seeks to save Ukrainian children with the renovated threat - Nazism and/or fascism.</text:p>
      <text:p text:style-name="P4">
<text:a xlink:type="simple" xlink:href="https://armyinform.com.ua/wp-content/uploads/2023/06/deportation-5_2-scaled.jpg" text:style-name="Internet_20_link" text:visited-style-name="Visited_20_Internet_20_Link">
!(Images/AРМІЯINFORM/2023-06-06T47-00-00-04-00/deportation-5_2-150x150.jpg)</text:a>
</text:p>
      <text:p text:style-name="P4">
<text:a xlink:type="simple" xlink:href="https://armyinform.com.ua/wp-content/uploads/2023/06/deportation-5-scaled.jpg" text:style-name="Internet_20_link" text:visited-style-name="Visited_20_Internet_20_Link">
<draw:frame draw:style-name="fr1" draw:name="Image28" text:anchor-type="as-char" svg:width="6.9236in" svg:height="6.9236in" draw:z-index="0">
<draw:image xlink:href="../Images/AРМІЯINFORM/2023-06-06T47-00-00-04-00/deportation-5-150x150.jpg" xlink:type="simple" xlink:show="embed" xlink:actuate="onLoad" draw:mime-type="image/jpeg"/>
</draw:frame>
</text:a>
In addition, significant efforts are made by Russian officials and the media in order to blacken the western countries(mainly in Europe and the United States). Так, післявидання Міжнародним кримінальним судом ордеру на арешт президента росії в.путіна саме через депортацію українських дітей, російські ЗМІ почали ширитиповідомлення в дусі конспірологічних «змовницьких» теорій про те, що беззаступництва росії українські діти потрапили би або до рук європейськихпедофілів, або чорних трансплантологів.</text:p>
      <text:p text:style-name="P4">
<text:span text:style-name="T4">
Було виділено такі наративи російської пропаганди в контексті депортаціїукраїнських дітей росією:</text:span>
</text:p>
      <ul>
        <li>
викрадення Росією українських дітей — абсурдна містифікація;  * ордер на арешт, виданий МКС (International Criminal Court)Against Putin, she puts new challenges to the chances of peace; * The Secret Society of Pedophiles Awesters Putin under the ISS Order; * The ISS warrant was issued for the arrest of Putin because Western sanctions do not work; * The evacuation of children from Ukraine occurs in accordance with humanitarian law.</li>
      </ul>
      <text:p text:style-name="P4">
In the report on the monitoring of the National Council, some units have been submitted to such topics in Russian propaganda, such as adoption of Ukrainian children by Russian families and abrasion of national identity of Ukrainian children. The regulator came to the conclusion about the obvious and in fact confirmed by the deportation and abrasion of the national identity of Ukrainian children. That is why the term "forced deportation" should be used in the context of the export of Ukrainian children.</text:p>
      <text:p text:style-name="P4">
<text:span text:style-name="T4">
 According to the results of monitoring and analyzing materials of the Russian change council the following conclusions: </text:span>
</text:p>
      <text:p text:style-name="P4">
<draw:frame draw:style-name="fr1" draw:name="Image29" text:anchor-type="as-char" svg:width="6.9236in" svg:height="4.379177in" draw:z-index="0">
<draw:image xlink:href="../Images/AРМІЯINFORM/2023-06-06T47-00-00-04-00/deportation-8-scaled.jpg" xlink:type="simple" xlink:show="embed" xlink:actuate="onLoad" draw:mime-type="image/jpeg"/>
</draw:frame>
Distributed by Russian officials and media information is a predominant depository, which in all cases either discredit Ukraine and its allies, or justifies Russia's actions in the context of deportation of children, or resorts to these two techniques at the same time. The reception of the dichotomy "My-Vona" in the Russian information environment of Ukrainian children is typical of warning the waters and propaganda of war.</text:p>
      <text:p text:style-name="P4">
The Russian media form an information isolated from objective reality, in which Russia plays the role of a state that "saves" and acts good, Aukraine and Western countries that oppose Russia is evil. This prevents Russian citizens from reliable information, encourages civilian populations of the Russian Federation to commit even more violent atrocities against Ukrainians, introduces from the fuzzy consumers of Russian media in the territories abroad, where the Russian media signal is accessible.</text:p>
      <text:p text:style-name="P4">
The justification of deportation of Ukrainian children by Russian media is a further encouragement of genocide of the Ukrainian people, which indicates the involvement of legal(Media)and individuals for crimes committed by an aggressor state, in particular to genocide.</text:p>
      <text:p text:style-name="P4">
<text:a xlink:type="simple" xlink:href="https://armyinform.com.ua/wp-content/uploads/2023/06/deportation-12-scaled.jpg" text:style-name="Internet_20_link" text:visited-style-name="Visited_20_Internet_20_Link">
!(Images/AРМІЯINFORM/2023-06-06T47-00-00-04-00/deportation-12-150x150.jpg)</text:a>
</text:p>
      <text:p text:style-name="P4">
<text:a xlink:type="simple" xlink:href="https://armyinform.com.ua/wp-content/uploads/2023/06/deportation-9-scaled.jpg" text:style-name="Internet_20_link" text:visited-style-name="Visited_20_Internet_20_Link">
<draw:frame draw:style-name="fr1" draw:name="Image30" text:anchor-type="as-char" svg:width="6.9236in" svg:height="6.9236in" draw:z-index="0">
<draw:image xlink:href="../Images/AРМІЯINFORM/2023-06-06T47-00-00-04-00/deportation-9-150x150.jpg" xlink:type="simple" xlink:show="embed" xlink:actuate="onLoad" draw:mime-type="image/jpeg"/>
</draw:frame>
</text:a>
</text:p>
      <text:p text:style-name="P4">
<text:a xlink:type="simple" xlink:href="https://armyinform.com.ua/wp-content/uploads/2023/06/deportation-13-scaled.jpg" text:style-name="Internet_20_link" text:visited-style-name="Visited_20_Internet_20_Link">
<draw:frame draw:style-name="fr1" draw:name="Image31" text:anchor-type="as-char" svg:width="6.9236in" svg:height="6.9236in" draw:z-index="0">
<draw:image xlink:href="../Images/AРМІЯINFORM/2023-06-06T47-00-00-04-00/deportation-13-150x150.jpg" xlink:type="simple" xlink:show="embed" xlink:actuate="onLoad" draw:mime-type="image/jpeg"/>
</draw:frame>
</text:a>
A report prepared on the results of the Analysis of the Russian Media conducted by the National Council, taking into account the norms of international law, was ordered to the Ministry of Foreign Affairs, the Commissioner of the Verkhovna Rada, Advisor - the Commissioner of the President of Ukraine for the Rights of the Child and Pediatric Rehabilitation, International Organizations.</text:p>
      <text:p text:style-name="P4">
More about the methodology of monitoring, analysis of legal norms and common mass media of narratives in the full version of the analytical report based on the monitoring of the National Council.</text:p>
      <text:p text:style-name="P4">
News Source: <text:a xlink:type="simple" xlink:href="https://armyinform.com.ua/2023/06/06/rosijski-media-vypravdovuyut-deportacziyu-ukrayinskyh-ditej-u-svoyih-peredachah-ta-novynah/" text:style-name="Internet_20_link" text:visited-style-name="Visited_20_Internet_20_Link">
https://armyinform.com.ua/2023/06/06/rosijski-media-vypravdovuyut-deportacziyu-ukrayinskyh-ditej-u-svoyih-peredachah-ta-novynah/</text:a>
</text:p>
      <!--NEWS-->
      <text:h text:style-name="P10" text:outline-level="1">
<text:span text:style-name="T4">
35 out of 35: Air defense forces at night destroyed all the winged missiles</text:span>
</text:h>
      <text:p text:style-name="P4">
Author: ['АРМІЯINFORM']</text:p>
      <text:p text:style-name="P4">
Time: 2023-06-06T49:00:00-04:00</text:p>
      <text:p text:style-name="P4">
Description: Suphi of the holf defense of the Diped forces of the Zbroyshanykh, Uklosyani Zniya 35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1-29.jpg" text:style-name="Internet_20_link" text:visited-style-name="Visited_20_Internet_20_Link">
1-29.jpg</text:a>
']</text:p>
      <text:p text:style-name="P4">
Tags: ['ПОВІТРЯНІ СИЛИ ЗБРОЙНИХ СИЛ УКРАЇНИ', 'РОСІЙСЬКА РАКЕТНА АТАКА']</text:p>
      <text:p text:style-name="P4">
Category: News</text:p>
      <!--METADATA-->
      <text:p text:style-name="P4">
<draw:frame draw:style-name="fr1" draw:name="Image32" text:anchor-type="as-char" svg:width="6.9236in" svg:height="3.894525in" draw:z-index="0">
<draw:image xlink:href="../Images/AРМІЯINFORM/2023-06-06T49-00-00-04-00/1-29.jpg" xlink:type="simple" xlink:show="embed" xlink:actuate="onLoad" draw:mime-type="image/jpeg"/>
</draw:frame>
Illustrative photo</text:p>
      <text:p text:style-name="P4">
The forces and means of air defense of the Air Forces of the Armed Forces of Ukraine have made all 35 winged missiles that the enemy released on the night of June 6 in Ukraine.</text:p>
      <text:p text:style-name="P4">
About it <text:a xlink:type="simple" xlink:href="https://t.me/kpszsu/2554" text:style-name="Internet_20_link" text:visited-style-name="Visited_20_Internet_20_Link">
reports</text:a>
Armed Forces Command.</text:p>
      <text:p text:style-name="P4">
“At night, on June 6, 2023, from 00:30 to 04:00, the occupiers of the Zalidar in Ukraine with winged air base missiles X-101/X-555. - The message says.</text:p>
      <text:p text:style-name="P4">
It is noted that most of the missiles X-101/X-555 were heading in the direction of the capital-the responsibility of the Center Air Command.</text:p>
      <text:p text:style-name="P4">
News Source: <text:a xlink:type="simple" xlink:href="https://armyinform.com.ua/2023/06/06/35-iz-35-syly-ppo-unochi-znyshhyly-usi-krylati-rakety/" text:style-name="Internet_20_link" text:visited-style-name="Visited_20_Internet_20_Link">
https://armyinform.com.ua/2023/06/06/35-iz-35-syly-ppo-unochi-znyshhyly-usi-krylati-rakety/</text:a>
</text:p>
      <!--NEWS-->
      <text:h text:style-name="P10" text:outline-level="1">
<text:span text:style-name="T4">
During the day at the front there were 40 combat clashes</text:span>
</text:h>
      <text:p text:style-name="P4">
Author: ['АРМІЯINFORM']</text:p>
      <text:p text:style-name="P4">
Time: 2023-06-06T4:00:00-04:00</text:p>
      <text:p text:style-name="P4">
Description: The Army of the Russian Federation is prone to ZoSERDAZHUVATI of the main Zuillya at the my best of the recruitment of Lugansko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88992_2_new_960x380_0-1.jpg" text:style-name="Internet_20_link" text:visited-style-name="Visited_20_Internet_20_Link">
288992_2_new_960x380_0-1.jpg</text:a>
']</text:p>
      <text:p text:style-name="P4">
Tags: ['ГЕНЕРАЛЬНИЙ ШТАБ ЗС УКРАЇНИ', 'ОПЕРАТИВНА ІНФОРМАЦІЯ']</text:p>
      <text:p text:style-name="P4">
Category: News</text:p>
      <!--METADATA-->
      <text:p text:style-name="P4">
<draw:frame draw:style-name="fr1" draw:name="Image33" text:anchor-type="as-char" svg:width="6.9236in" svg:height="4.622945in" draw:z-index="0">
<draw:image xlink:href="../Images/AРМІЯINFORM/2023-06-06T4-00-00-04-00/288992_2_new_960x380_0-1.jpg" xlink:type="simple" xlink:show="embed" xlink:actuate="onLoad" draw:mime-type="image/jpeg"/>
</draw:frame>
The army of the Russian Federation continues to concentrate the basic efforts on attempts from full occupation of the Luhansk and Donetsk regions. During the last day, 40 fighting occurred.</text:p>
      <text:p text:style-name="P4">
About this <text:a xlink:type="simple" xlink:href="https://www.facebook.com/GeneralStaff.ua/posts/pfbid0G3yH954nTGvwpRAtACZ75PfVzVbL2ULPwdVe5uSjhr9rPNne7HCGSLHFdkMGEzUGl" text:style-name="Internet_20_link" text:visited-style-name="Visited_20_Internet_20_Link">
it is referred</text:a>
In the operational information of the General Staff of the Armed Forces.</text:p>
      <text:p text:style-name="P4">
Over the past day, the enemy conducted unsuccessful offensive actions in the Luhansk region.</text:p>
      <text:p text:style-name="P4">
The enemy also conducted offensive actions in the direction of Ivanovsky on Bakhmutskaya, and had no success.</text:p>
      <text:p text:style-name="P4">
In the Avdeevsky direction, the enemy made an unsuccessful attempt to attack in the direction of Avdiivka, as well as Severene and Nevelskoye.</text:p>
      <text:p text:style-name="P4">
In the Mariinsky direction, our defenders reflected numerous enemy attacks in the Marinka's city, causing significant losses to the enemy.</text:p>
      <text:p text:style-name="P4">
News Source: <text:a xlink:type="simple" xlink:href="https://armyinform.com.ua/2023/06/06/protyagom-doby-na-fronti-vidbulosya-40-bojovyh-zitknen/" text:style-name="Internet_20_link" text:visited-style-name="Visited_20_Internet_20_Link">
https://armyinform.com.ua/2023/06/06/protyagom-doby-na-fronti-vidbulosya-40-bojovyh-zitknen/</text:a>
</text:p>
      <!--NEWS-->
      <text:h text:style-name="P10" text:outline-level="1">
<text:span text:style-name="T4">
At Belarus landfills, hostile units continue</text:span>
</text:h>
      <text:p text:style-name="P4">
Author: ['АРМІЯINFORM']</text:p>
      <text:p text:style-name="P4">
Time: 2023-06-06T51:00:00-04:00</text:p>
      <text:p text:style-name="P4">
Description: In half -triggers of the rebubleki bilorus triva pirotovka of the vibrates of the pirzdiliv. Kraina ... War with Ukraine 2022, War with Ukraine Latest News Today, News War with Ukraine 2022 The last for today, whether the war between Ukraine and Russia will be,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630_360_1653320888-103.jpg" text:style-name="Internet_20_link" text:visited-style-name="Visited_20_Internet_20_Link">
630_360_1653320888-103.jpg</text:a>
']</text:p>
      <text:p text:style-name="P4">
Tags: ['ГЕНЕРАЛЬНИЙ ШТАБ ЗС УКРАЇНИ', 'ОПЕРАТИВНА ОБСТАНОВКА']</text:p>
      <text:p text:style-name="P4">
Category: News</text:p>
      <!--METADATA-->
      <text:p text:style-name="P4">
<draw:frame draw:style-name="fr1" draw:name="Image34" text:anchor-type="as-char" svg:width="6.9236in" svg:height="3.956343in" draw:z-index="0">
<draw:image xlink:href="../Images/AРМІЯINFORM/2023-06-06T51-00-00-04-00/630_360_1653320888-103.jpg" xlink:type="simple" xlink:show="embed" xlink:actuate="onLoad" draw:mime-type="image/jpeg"/>
</draw:frame>
At the landfills of the Republic of Belarus, the preparation of hostile units continues. This Ukraine continues to support the armed aggression of the Russian Federation of Anti -Ukraine, providing territory and air space to cause rocket launchers.</text:p>
      <text:p text:style-name="P4">
About this <text:a xlink:type="simple" xlink:href="https://www.facebook.com/GeneralStaff.ua/posts/pfbid0G3yH954nTGvwpRAtACZ75PfVzVbL2ULPwdVe5uSjhr9rPNne7HCGSLHFdkMGEzUGl" text:style-name="Internet_20_link" text:visited-style-name="Visited_20_Internet_20_Link">
it is referred</text:a>
In the operational information of the General Staff of the Armed Forces.</text:p>
      <text:p text:style-name="P4">
"In the Volyn and Polissya directions, the operational situation without significant changes, no signs of formation of offensive groups were detected," - the testimony reads.</text:p>
      <text:p text:style-name="P4">
News Source: <text:a xlink:type="simple" xlink:href="https://armyinform.com.ua/2023/06/06/na-poligonah-bilorusi-tryvaye-pidgotovka-vorozhyh-pidrozdiliv/" text:style-name="Internet_20_link" text:visited-style-name="Visited_20_Internet_20_Link">
https://armyinform.com.ua/2023/06/06/na-poligonah-bilorusi-tryvaye-pidgotovka-vorozhyh-pidrozdiliv/</text:a>
</text:p>
      <!--NEWS-->
      <text:h text:style-name="P10" text:outline-level="1">
<text:span text:style-name="T4">
Enemy loss per day: 800 invaders were eliminated, 36 artisystems and 12 tanks were destroyed</text:span>
</text:h>
      <text:p text:style-name="P4">
Author: ['АРМІЯINFORM']</text:p>
      <text:p text:style-name="P4">
Time: 2023-06-06T53:00:00-04:00</text:p>
      <text:p text:style-name="P4">
Description: Zagalni Boyov, take the enemy on 06/24/22 to 06.06.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6-2023-scaled.jpg" text:style-name="Internet_20_link" text:visited-style-name="Visited_20_Internet_20_Link">
vtraty_06-06-2023-scaled.jpg</text:a>
']</text:p>
      <text:p text:style-name="P4">
Tags: ['ВТРАТИ ВОРОГА', 'ГЕНЕРАЛЬНИЙ ШТАБ ЗС УКРАЇНИ']</text:p>
      <text:p text:style-name="P4">
Category: News</text:p>
      <!--METADATA-->
      <text:p text:style-name="P4">
<draw:frame draw:style-name="fr1" draw:name="Image35" text:anchor-type="as-char" svg:width="6.9236in" svg:height="6.969757in" draw:z-index="0">
<draw:image xlink:href="../Images/AРМІЯINFORM/2023-06-06T53-00-00-04-00/vtraty_06-06-2023-scaled.jpg" xlink:type="simple" xlink:show="embed" xlink:actuate="onLoad" draw:mime-type="image/jpeg"/>
</draw:frame>
The total combat loss of the enemy from 24.02.22 to 06.06.23 will be orientated:</text:p>
      <text:p text:style-name="P4">
<text:span text:style-name="T4">
<text:span text:style-name="T5">
 Personnel - </text:span>
* 211150(+800)persons eliminated</text:span>
<text:span text:style-name="T5">
 tanks - </text:span>
<text:span text:style-name="T5">
 3860(+12)</text:span>
<text:span text:style-name="T4">
 combat armored vehicles - </text:span>
 7543(+20)<text:span text:style-name="T4">
<text:span text:style-name="T5">
 Artillery systems - </text:span>
<text:span text:style-name="T5">
 3603(+36)</text:span>
 </text:span>
 RSZV - <text:span text:style-name="T4">
 590(+6)</text:span>
<text:span text:style-name="T5">
 air defense - </text:span>
<text:span text:style-name="T5">
 351(+2)</text:span>
<text:span text:style-name="T4">
 aircraft - </text:span>
 313(0)<text:span text:style-name="T4">
<text:span text:style-name="T5">
 helicopters - </text:span>
* 299(+1)</text:span>
<text:span text:style-name="T5">
 UAV Operative Tactical Level-</text:span>
<text:span text:style-name="T5">
 3212(+23)</text:span>
<text:span text:style-name="T4">
 Winged missiles - </text:span>
 1171(+35)<text:span text:style-name="T4">
<text:span text:style-name="T5">
 ships / boats - </text:span>
* 18(0)</text:span>
<text:span text:style-name="T5">
 Automobile equipment and tanks - </text:span>
<text:span text:style-name="T5">
 6332(+20)</text:span>
<text:span text:style-name="T4">
 Special Technique - </text:span>
 489(+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6.06.23.</text:p>
      <text:p text:style-name="P4">
News Source: <text:a xlink:type="simple" xlink:href="https://armyinform.com.ua/2023/06/06/vtraty-voroga-za-dobu-likvidovano-800-okupantiv-znyshheno-36-artsystem-i-12-tankiv/" text:style-name="Internet_20_link" text:visited-style-name="Visited_20_Internet_20_Link">
https://armyinform.com.ua/2023/06/06/vtraty-voroga-za-dobu-likvidovano-800-okupantiv-znyshheno-36-artsystem-i-12-tankiv/</text:a>
</text:p>
      <!--NEWS-->
      <text:h text:style-name="P10" text:outline-level="1">
<text:span text:style-name="T4">
Volodymyr Zelenskyy about the undermining HPP: the Russian Federation confirmed that each meter uses for terror</text:span>
</text:h>
      <text:p text:style-name="P4">
Author: ['АРМІЯINFORM']</text:p>
      <text:p text:style-name="P4">
Time: 2023-06-06T55:00:00-04:00</text:p>
      <text:p text:style-name="P4">
Description: President of Ukraine Volodymyr Zelensky at Telegram-Canal, Writing about Chergov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ez-imeni.jpg" text:style-name="Internet_20_link" text:visited-style-name="Visited_20_Internet_20_Link">
bez-imeni.jpg</text:a>
']</text:p>
      <text:p text:style-name="P4">
Tags: ['АГРЕСІЯ РФ', 'ВОЛОДИМИР ЗЕЛЕНСЬКИЙ', 'КАХОВСЬКА ГЕС', 'ПРЕЗИДЕНТ УКРАЇНИ']</text:p>
      <text:p text:style-name="P4">
Category: News</text:p>
      <!--METADATA-->
      <text:p text:style-name="P4">
<draw:frame draw:style-name="fr1" draw:name="Image36" text:anchor-type="as-char" svg:width="6.9236in" svg:height="3.865677in" draw:z-index="0">
<draw:image xlink:href="../Images/AРМІЯINFORM/2023-06-06T55-00-00-04-00/bez-imeni.jpg" xlink:type="simple" xlink:show="embed" xlink:actuate="onLoad" draw:mime-type="image/jpeg"/>
</draw:frame>
President of Ukraine Volodymyr Zelenskyy in a telegram channel <text:a xlink:type="simple" xlink:href="https://t.me/V_Zelenskiy_official/6478" text:style-name="Internet_20_link" text:visited-style-name="Visited_20_Internet_20_Link">
wrote</text:a>
About the next terrorist act of the Russian Federation in the territory of Ukraine - the night blasting of the dams of Kakhovskaya HEP.</text:p>
      <text:p text:style-name="P4">
“Russian terrorists are only confirmed by the destruction of the Kakhovska Dam to the Kakhovka Hydroelectric Power Plant that they need to be expelled from every corner of Ukrainian land. They can not be left for them because they use each meter for terror. Only the winner of Ukraine will return security. And this victory will be. Neither water nor rockets, nor the terrorists will be able to stop Ukraine, ” - said the Glava of State.</text:p>
      <text:p text:style-name="P4">
Volodymyr Zelensky reported the work of all services and asked the Ukrainians to disseminate only official and proven information.</text:p>
      <text:p text:style-name="P4">
Recall that the President of Ukraine <text:a xlink:type="simple" xlink:href="https://armyinform.com.ua/2023/06/06/prezydent-ukrayiny-sklykaye-ekstrenne-zasidannya-rnbo-cherez-pidryv-kahovskoyi-ges/" text:style-name="Internet_20_link" text:visited-style-name="Visited_20_Internet_20_Link">
convened</text:a>
Emergency meeting because of the undermining of the Kakhovka hydroelectric power station.</text:p>
      <text:p text:style-name="P4">
News Source: <text:a xlink:type="simple" xlink:href="https://armyinform.com.ua/2023/06/06/volodymyr-zelenskyj-pro-pidryv-ges-rf-pidtverdyla-shho-kozhen-metr-vykorystovuye-dlya-teroru/" text:style-name="Internet_20_link" text:visited-style-name="Visited_20_Internet_20_Link">
https://armyinform.com.ua/2023/06/06/volodymyr-zelenskyj-pro-pidryv-ges-rf-pidtverdyla-shho-kozhen-metr-vykorystovuye-dlya-teroru/</text:a>
</text:p>
      <!--NEWS-->
      <text:h text:style-name="P10" text:outline-level="1">
<text:span text:style-name="T4">
The army of the Russian Federation struck a rocket strike on Kharkiv - the General Staff of the Armed Forces</text:span>
</text:h>
      <text:p text:style-name="P4">
Author: ['АРМІЯINFORM']</text:p>
      <text:p text:style-name="P4">
Time: 2023-06-06T6:00:00-04:00</text:p>
      <text:p text:style-name="P4">
Description: Lent out of the Vorog, the Vorog, the missile strike at the Harkiv Mіst, having stuck 3 missile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a0fed1a7ddb0e096.jpg" text:style-name="Internet_20_link" text:visited-style-name="Visited_20_Internet_20_Link">
a0fed1a7ddb0e096.jpg</text:a>
']</text:p>
      <text:p text:style-name="P4">
Tags: ['ГЕНЕРАЛЬНИЙ ШТАБ ЗС УКРАЇНИ', 'ОБСТРІЛИ РФ', 'ОПЕРАТИВНА ІНФОРМАЦІЯ', 'ХАРКІВ']</text:p>
      <text:p text:style-name="P4">
Category: News</text:p>
      <!--METADATA-->
      <text:p text:style-name="P4">
<draw:frame draw:style-name="fr1" draw:name="Image37" text:anchor-type="as-char" svg:width="6.9236in" svg:height="3.894525in" draw:z-index="0">
<draw:image xlink:href="../Images/AРМІЯINFORM/2023-06-06T6-00-00-04-00/a0fed1a7ddb0e096.jpg" xlink:type="simple" xlink:show="embed" xlink:actuate="onLoad" draw:mime-type="image/jpeg"/>
</draw:frame>
</text:p>
      <text:p text:style-name="P4">
Протягом минулої доби ворог завдав ракетного удару по місту Харків,застосувавши 3 ракети типу С-300.</text:p>
      <text:p text:style-name="P4">
Про це<text:a xlink:type="simple" xlink:href="https://www.facebook.com/GeneralStaff.ua/posts/pfbid0G3yH954nTGvwpRAtACZ75PfVzVbL2ULPwdVe5uSjhr9rPNne7HCGSLHFdkMGEzUGl" text:style-name="Internet_20_link" text:visited-style-name="Visited_20_Internet_20_Link">
йдеться</text:a>
In the operational information of the General Staff of the Armed Forces.</text:p>
      <text:p text:style-name="P4">
"In the Siversky and Slobozhansky directions, the enemy continues to retain the military in the border areas with Ukraine," the statement reads.</text:p>
      <text:p text:style-name="P4">
The enemy also struck in the areas of the middle-building of Sumy region of Ogirtseve and a hut of Kharkiv region. Monometric and artillery units were made , Uda, veterinary, high tier, deep, Lukyanka, old, Ogirtseve, Gatyshche, Pletenivka, Vovchansk, Mykolaivka, Nesterne, Budarka, Zarubinka, Shevyakivka, Odrada in Kharkiv region.</text:p>
      <text:p text:style-name="P4">
News Source: <text:a xlink:type="simple" xlink:href="https://armyinform.com.ua/2023/06/06/armiya-rf-zavdala-raketnogo-udaru-po-harkovu-genshtab-zsu/" text:style-name="Internet_20_link" text:visited-style-name="Visited_20_Internet_20_Link">
https://armyinform.com.ua/2023/06/06/armiya-rf-zavdala-raketnogo-udaru-po-harkovu-genshtab-zsu/</text:a>
</text:p>
      <!--NEWS-->
      <text:h text:style-name="P10" text:outline-level="1">
<text:span text:style-name="T4">
The President of Ukraine convenes an emergency session of the NSDC because of the undermining of Kakhovka hydroelectric power station</text:span>
</text:h>
      <text:p text:style-name="P4">
Author: ['АРМІЯINFORM']</text:p>
      <text:p text:style-name="P4">
Time: 2023-06-06T8:00:00-04:00</text:p>
      <text:p text:style-name="P4">
Description: The secretary for the sake of National Bezpeki is the defense of Oleksii Danylov about the conduct of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7ebb8aa7528.jpeg" text:style-name="Internet_20_link" text:visited-style-name="Visited_20_Internet_20_Link">
647ebb8aa7528.jpeg</text:a>
']</text:p>
      <text:p text:style-name="P4">
Tags: ['ЗАСІДАННЯ', 'ОЛЕКСІЙ ДАНІЛОВ', 'РНБО']</text:p>
      <text:p text:style-name="P4">
Category: News</text:p>
      <!--METADATA-->
      <text:p text:style-name="P4">
<draw:frame draw:style-name="fr1" draw:name="Image38" text:anchor-type="as-char" svg:width="6.9236in" svg:height="4.32725in" draw:z-index="0">
<draw:image xlink:href="../Images/AРМІЯINFORM/2023-06-06T8-00-00-04-00/647ebb8aa7528.jpeg" xlink:type="simple" xlink:show="embed" xlink:actuate="onLoad" draw:mime-type="image/jpeg"/>
</draw:frame>
The Secretary of the National Security and Defense Council Alexei Danilov informed the provision of an emergency meeting of the NSDC because of the undermining of the Kakhovka hydroelectric power station.</text:p>
      <text:p text:style-name="P4">
He [wrote] about it(https://twitter.com/OleksiyDanilov/status/1665940121105977345?ref_src=twsrc%5Egoogle%7Ctwcamp%5Eserp%7Ctwgr%5Etweet)In his tweet.</text:p>
      <text:p text:style-name="P4">
"President of Ukraine Volodymyr Zelensky made a decision on holding an emergency meeting of the NSDC of Ukraine in connection with the undermining of the Kakhovsky Damage Dam," the statement reads.</text:p>
      <text:p text:style-name="P4">
In OK "South" in the morning reported that Russian invaders <text:a xlink:type="simple" xlink:href="https://armyinform.com.ua/2023/06/06/rosijski-okupanty-pidirvaly-kahovsku-ges-ok-pivden/" text:style-name="Internet_20_link" text:visited-style-name="Visited_20_Internet_20_Link">
blown out</text:a>
Kakhovsk hydroelectric power station.</text:p>
      <text:p text:style-name="P4">
News Source: <text:a xlink:type="simple" xlink:href="https://armyinform.com.ua/2023/06/06/prezydent-ukrayiny-sklykaye-ekstrene-zasidannya-rnbo-cherez-pidryv-kahovskoyi-ges/" text:style-name="Internet_20_link" text:visited-style-name="Visited_20_Internet_20_Link">
https://armyinform.com.ua/2023/06/06/prezydent-ukrayiny-sklykaye-ekstrene-zasidannya-rnbo-cherez-pidryv-kahovskoyi-ges/</text:a>
</text:p>
      <!--NEWS-->
      <text:h text:style-name="P10" text:outline-level="1">
<text:span text:style-name="T4">
Pope's operation ended without complications - Vatican</text:span>
</text:h>
      <text:p text:style-name="P4">
Authors: Ukrinform (Person)</text:p>
      <text:p text:style-name="P4">
Publisher: Укринформ (Organization)</text:p>
      <text:p text:style-name="P4">
Published Time: 2023-06-07T-10:55:57+03:00</text:p>
      <text:p text:style-name="P4">
Modified Time: 2023-06-07T21:55:57+03:00</text:p>
      <text:p text:style-name="P4">
Description: Pope Francis underwent surgery on the abdominal cavity without complications. - Ukrinform.</text:p>
      <text:p text:style-name="P4">
Images: ['<text:a xlink:type="simple" xlink:href="https://static.ukrinform.com/photos/2022_03/thumb_files/630_360_1647404160-142.jpg" text:style-name="Internet_20_link" text:visited-style-name="Visited_20_Internet_20_Link">
630_360_16474...</text:a>
']</text:p>
      <text:p text:style-name="P4">
Tags: ['Операція', 'Папа Франциск', 'Ватикан', "Здоров'я"]</text:p>
      <text:p text:style-name="P4">
Type: Article</text:p>
      <!--METADATA-->
      <text:p text:style-name="P4">
<draw:frame draw:style-name="fr1" draw:name="Image39" text:anchor-type="as-char" svg:width="6.9236in" svg:height="3.956343in" draw:z-index="0">
<draw:image xlink:href="../Images/yкринформ/2023-06-07T-10-55-57-03-00/630_360_1647404160-142.jpg" xlink:type="simple" xlink:show="embed" xlink:actuate="onLoad" draw:mime-type="image/jpeg"/>
</draw:frame>
The Papari Francis underwent surgery on the abdominal cavity without complications.</text:p>
      <text:p text:style-name="P4">
As Ukrinform reports, it reports <text:a xlink:type="simple" xlink:href="https://www.dw.com/en/pope-francis-surgery-over-with-no-complications-vatican/a-65847455" text:style-name="Internet_20_link" text:visited-style-name="Visited_20_Internet_20_Link">
DW</text:a>
With reference Nagatkan.</text:p>
      <text:p text:style-name="P4">
Francis, who was 86 years old, was under general anesthesia at the Roman Hospital "Dzhemelli", the operation lasted three hours. He will remain in the hospital for several days.</text:p>
      <text:p text:style-name="P4">
"The operation ended, it went without complications and lasted three hours", "(https://www.ukrinform.ua/tag-vatikan).</text:p>
      <text:p text:style-name="P4">
It is noted that all the audiences are canceled by Ponotifik by June 18.</text:p>
      <text:p text:style-name="P4">
<text:span text:style-name="T4">
 Read also: </text:span>
 <text:a xlink:type="simple" xlink:href="https://www.ukrinform.ua/rubric-society/3713544-papa-francisk-zaklikav-ne-zabuvati-pro-ukrainciv.html" text:style-name="Internet_20_link" text:visited-style-name="Visited_20_Internet_20_Link">
<text:span text:style-name="T4">
 Pope </text:span>
 <text:span text:style-name="T4">
 Francis </text:span>
 <text:span text:style-name="T4">
 </text:span>
 urged <text:span text:style-name="T4">
 not </text:span>
 forgetting <text:span text:style-name="T4">
<text:span text:style-name="T5">
* about </text:span>
* </text:span>
 Ukrainians **</text:a>
"Staying in a medical facility will take several days to ensure a noorial postoperative course and a complete functional recovery," -will be in the message.</text:p>
      <text:p text:style-name="P4">
As reported by Ukrinform, <text:a xlink:type="simple" xlink:href="https://www.ukrinform.ua/rubric-world/3719481-papu-rimskogo-prooperuut-vdruge-za-rik.html" text:style-name="Internet_20_link" text:visited-style-name="Visited_20_Internet_20_Link">
86-year-old Pope Francis was on the midst of the operation</text:a>
at the Dzhemelli Roman Hospital.  Photo: Vatican News</text:p>
      <text:p text:style-name="P4">
News Source: <text:a xlink:type="simple" xlink:href="https://www.ukrinform.ua/rubric-world/3719755-operacia-papi-rimskogo-zaversilasa-bez-uskladnen-vatikan.html" text:style-name="Internet_20_link" text:visited-style-name="Visited_20_Internet_20_Link">
https://www.ukrinform.ua/rubric-world/3719755-operacia-papi-rimskogo-zaversilasa-bez-uskladnen-vatikan.html</text:a>
</text:p>
      <!--NEWS-->
      <text:h text:style-name="P10" text:outline-level="1">
<text:span text:style-name="T4">
NSDB secretary compared Putin with Ben Laden: destroys everything he sees in his way</text:span>
</text:h>
      <text:p text:style-name="P4">
Authors: Ukrinform (Person)</text:p>
      <text:p text:style-name="P4">
Publisher: Укринформ (Organization)</text:p>
      <text:p text:style-name="P4">
Published Time: 2023-06-07T-11:51:00+03:00</text:p>
      <text:p text:style-name="P4">
Modified Time: 2023-06-07T21:51:00+03:00</text:p>
      <text:p text:style-name="P4">
Description: Secretary of the National Security and Defense Council Alexei Danilov is convinced that the undermining of the Kakhovskaya hydroelectric power station Russia has proven that is the number one terrorist country in the world.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Путін', 'бен Ладен', 'Данілов', 'Війна з Росією', 'Єдині новини']</text:p>
      <text:p text:style-name="P4">
Type: Article</text:p>
      <!--METADATA-->
      <text:p text:style-name="P4">
<draw:frame draw:style-name="fr1" draw:name="Image40" text:anchor-type="as-char" svg:width="6.9236in" svg:height="3.956343in" draw:z-index="0">
<draw:image xlink:href="../Images/yкринформ/2023-06-07T-11-51-00-03-00/630_360_1680783783-785.jpg" xlink:type="simple" xlink:show="embed" xlink:actuate="onLoad" draw:mime-type="image/jpeg"/>
</draw:frame>
Oleksiy Danilov, Secretaries of National Security and Defense, is convinced that the Podrivkahov Hydroelectric Power Plant has proven that is the number one terrorist country in the world.</text:p>
      <text:p text:style-name="P4">
Danilov said this on the broadcasting of the only news, Ukrainian reports.</text:p>
      <text:p text:style-name="P4">
“I am more than sure that the civilized world will be - as is the day - on our side. And no change in the position in relation to our country will not be not. The fact that the Russian Federation has once again proved that the number one in the world is the country-terrorist, I think it is known to everyone. I will say that Osama Ben Laden was such a little boy in comparison with Putin, who destroys everything he sees in his way, ”the Secretary of the NSDC said.</text:p>
      <text:p text:style-name="P4">
Commenting on journalists whether Putin is ready to “play long” in a way against the Russian Federation and isolation, <text:a xlink:type="simple" xlink:href="https://www.ukrinform.ua/tag-danilov" text:style-name="Internet_20_link" text:visited-style-name="Visited_20_Internet_20_Link">
Danilov</text:a>
He noted: “I can say that Putin can only play in his own sarcophagus. In another, he can no longer play, given the state of health, age and much more, let's say - dementia. "</text:p>
      <text:p text:style-name="P4">
<text:span text:style-name="T4">
 Read also: </text:span>
 <text:a xlink:type="simple" xlink:href="https://www.ukrinform.ua/rubric-ato/3719576-rosiani-svidomo-pidirvali-kahovsku-ges-za-vkazivkou-z-kremla-danilov.html" text:style-name="Internet_20_link" text:visited-style-name="Visited_20_Internet_20_Link">
Russians deliberately blown up the Kakhovsk hydroelectric power station at the instruction of the steam - <text:span text:style-name="T4">
 Danilov </text:span>
</text:a>
As it was reported, on the night of June 6, the Russian army blown up the dam of Kakhovskaya HEP. In Kherson region, the evacuation of the population from dangerous areas has begun, for which there is a risk of flooding.</text:p>
      <text:p text:style-name="P4">
On the fact of Kakhovskaya hydroelectric power station, law enforcement agencies began investigating the latch of ecocide. Ukrhydroenergo stated that the hydroelectric power station is not fully destroyed by the and not being subject to renovation.</text:p>
      <text:p text:style-name="P4">
News Source: <text:a xlink:type="simple" xlink:href="https://www.ukrinform.ua/rubric-ato/3719754-sekretar-rnbo-porivnav-putina-z-ben-ladenom-nisit-use-so-bacit-na-svoemu-slahu.html" text:style-name="Internet_20_link" text:visited-style-name="Visited_20_Internet_20_Link">
https://www.ukrinform.ua/rubric-ato/3719754-sekretar-rnbo-porivnav-putina-z-ben-ladenom-nisit-use-so-bacit-na-svoemu-slahu.html</text:a>
</text:p>
      <!--NEWS-->
      <text:h text:style-name="P10" text:outline-level="1">
<text:span text:style-name="T4">
On the Kinburn Peninsula, forests burn for the second day</text:span>
</text:h>
      <text:p text:style-name="P4">
Authors: Ukrinform (Person)</text:p>
      <text:p text:style-name="P4">
Publisher: Укринформ (Organization)</text:p>
      <text:p text:style-name="P4">
Published Time: 2023-06-07T-14:21:00+03:00</text:p>
      <text:p text:style-name="P4">
Modified Time: 2023-06-07T19:21:00+03:00</text:p>
      <text:p text:style-name="P4">
Description: The forests of the Kinburn Peninsula, located within the Kherson and Mykolaiv regions, are suffering from fires for the second day. The threat of flooding is also approaching Kinburn. - Ukrinform.</text:p>
      <text:p text:style-name="P4">
Images: ['<text:a xlink:type="simple" xlink:href="https://static.ukrinform.com/photos/2018_04/thumb_files/630_360_1523857644-3170.jpg" text:style-name="Internet_20_link" text:visited-style-name="Visited_20_Internet_20_Link">
630_360_15238...</text:a>
']</text:p>
      <text:p text:style-name="P4">
Tags: ['Ліс', 'Пожежа', 'Кінбурнська коса']</text:p>
      <text:p text:style-name="P4">
Type: Article</text:p>
      <!--METADATA-->
      <text:p text:style-name="P4">
<draw:frame draw:style-name="fr1" draw:name="Image41" text:anchor-type="as-char" svg:width="6.9236in" svg:height="3.956343in" draw:z-index="0">
<draw:image xlink:href="../Images/yкринформ/2023-06-07T-14-21-00-03-00/630_360_1523857644-3170.jpg" xlink:type="simple" xlink:show="embed" xlink:actuate="onLoad" draw:mime-type="image/jpeg"/>
</draw:frame>
The forestry of the Kinburn Peninsula, located within the Kherson Tamikolaiv regions, the second day is suffering from fires. The threat of flooding is also approaching the Kinburn Cast.</text:p>
      <text:p text:style-name="P4">
This was reported by the press service of SE "Forests of Ukraine" in <text:a xlink:type="simple" xlink:href="https://www.facebook.com/ForestsOfUkraine/videos/545242331142971/" text:style-name="Internet_20_link" text:visited-style-name="Visited_20_Internet_20_Link">
Facebook</text:a>
, reports Ukrinform.</text:p>
      <text:p text:style-name="P4">
“Local residents transmit information about the fire in the forests of the Vinbourne Peninsula, which lasts for the second day. Smoke clubs are also visible to the Zuzhzhya of the Ochakov community, ”the message reads.</text:p>
      <text:p text:style-name="P4">
_Vido: SE "Forests of Ukraine" _</text:p>
      <text:p text:style-name="P4">
The state -owned enterprise also reports the impossibility of extinguishing the fires because of the exposure of special equipment by the occupiers. Currently, the volumes of fires that occurred in the regional forestry of the region during 2022-2023, it is impossible.</text:p>
      <text:p text:style-name="P4">
In addition, to <text:a xlink:type="simple" xlink:href="https://www.ukrinform.ua/tag-kinburnska-kosa" text:style-name="Internet_20_link" text:visited-style-name="Visited_20_Internet_20_Link">
Kinburn Spit</text:a>
The threat of flooding from the consequences of blasting the Russians Dambikakhov's hydroelectric power station is approaching. Much of the peninsula is below sea level.</text:p>
      <text:p text:style-name="P4">
<text:span text:style-name="T4">
 Read also: </text:span>
 [through the blast of Kakhovskaya hydroelectric power station.(https://www.ukrinform.ua/rubric-regions/3719637-cerez-pidriv-kahovskoi-ges-zatopilo-niznodniprovskij-nacionalnij-park.html)The DP believes that about 1 thousand hectares of forests can be flooded. Under the water, 1.5 m of coastline were underwater.</text:p>
      <text:p text:style-name="P4">
Together with the Kherson region, more than 56 thousand hectares of forests were flooded.</text:p>
      <text:p text:style-name="P4">
As it was reported, the head of the Nikolaev regional military administration of Kim Kim on June 6 noted that [flooding(https://www.ukrinform.ua/rubric-regions/3718778-pidtoplenna-kinburnskoi-kosi-cerez-pidriv-kahovskoi-ges-ne-mae-statisa-kim.html), «Can(theoretically)To flood the road and the temporary peninsula will become an island. "  Photo illustrative</text:p>
      <text:p text:style-name="P4">
News Source: <text:a xlink:type="simple" xlink:href="https://www.ukrinform.ua/rubric-regions/3719693-na-kinburnskomu-pivostrovi-drugu-dobu-gorat-lisi.html" text:style-name="Internet_20_link" text:visited-style-name="Visited_20_Internet_20_Link">
https://www.ukrinform.ua/rubric-regions/3719693-na-kinburnskomu-pivostrovi-drugu-dobu-gorat-lisi.html</text:a>
</text:p>
      <!--NEWS-->
      <text:h text:style-name="P10" text:outline-level="1">
<text:span text:style-name="T4">
NATO should provide Ukraine with security guarantees so that the history of war does not happen again - Stoltenberg</text:span>
</text:h>
      <text:p text:style-name="P4">
Authors: Ukrinform (Person)</text:p>
      <text:p text:style-name="P4">
Publisher: Укринформ (Organization)</text:p>
      <text:p text:style-name="P4">
Published Time: 2023-06-07T-1:32:00+03:00</text:p>
      <text:p text:style-name="P4">
Modified Time: 2023-06-07T22:32:00+03:00</text:p>
      <text:p text:style-name="P4">
Description: NATO Allies continue to consider the format of future relations with Ukraine, as well as for framework guarantees or security assertions for Ukraine after the end of the war, which should prevent the repetition of history and restrain Putin from new aggression against Ukraine.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42" text:anchor-type="as-char" svg:width="6.9236in" svg:height="3.956343in" draw:z-index="0">
<draw:image xlink:href="../Images/yкринформ/2023-06-07T-1-32-00-03-00/630_360_1681986862-821.jpg" xlink:type="simple" xlink:show="embed" xlink:actuate="onLoad" draw:mime-type="image/jpeg"/>
</draw:frame>
NATO Allies continue to consider the format of future relations with Ukraine, as well as the framework guarantees or security assertions for Ukraine after the end of the war, which should previse the repetition of history and restraint from new aggression against Ukraine.</text:p>
      <text:p text:style-name="P4">
About this during a public discussion of Brussels Sprutes as part(CNAS)NATO Secretary General Jenstoltenberg said, Ukrinform correspondent reports.</text:p>
      <text:p text:style-name="P4">
“The question is about security guarantees or certificates and future membership(Ukraine in NATO - ed.). Тому що, коли ця війна завершиться, ми маємозабезпечити, щоб це не була якась пауза, протягом якої президент Путін зможевідпочити, переформуватися та розгорнути свої сили для ще однієї атаки, як мице бачили протягом багатьох років. Ця війна почалася не минулого року, вонапочалася набагато раніше – у 2014-му. Коли ця війна завершиться, нам будутьнеобхідні рамкові заходи, щоб історія не повторилася, і щоб президент Путін неміг надалі шахраювати з європейською безпекою», - сказав Столтенберг.</text:p>
      <text:p text:style-name="P4">
Він зауважив, що головною гарантією безпеки для <text:a xlink:type="simple" xlink:href="https://www.ukrinform.ua/tag-nato" text:style-name="Internet_20_link" text:visited-style-name="Visited_20_Internet_20_Link">
 НАТО</text:a>
There is Article 5 of the Washington Treaty Collective Defense and full membership. Discussions are currently underway on the provision of security guarantees for Ukraine, in particular, at the level of bilateral relations with some of the allies. Consultations between the Allies, how to respond to Ukraine's aspirations in NATO, were also continuing, it was this topic that was a major meeting of the Foreign Ministers of the country with Oslo during a recent meeting of Foreign Ministers.</text:p>
      <text:p text:style-name="P4">
“Certainly, it is too early to anticipate the results of Vilnius -Samite on this issue in advance, but the Allies have already agreed with many important -speakers concerning Ukraine and its path to membership. NATO doors remain open ... All allies agreed that Ukraine would be a member of the Alliance - it was released again and again, the last time - during the Madrid summit in June year. Everyone agreed: it is a matter of Ukraine and allies - to decide when the right time will come to invite Ukraine to full membership. This is not about Moscow. Putin has no veto on expansion, ”the Alliance head emphasized.</text:p>
      <text:p text:style-name="P4">
He recalled again that NATO's most difficult task is to ensure that President Putin does not win this war so that Ukraine would win.He emphasized the need to maintain the unity of allies in the Ukrainian assistance in the fight against the Russian invasion, and thanked the United States for the leadership in mobilizing such assistance as from NATO allies, such from partner countries around the world.</text:p>
      <text:p text:style-name="P4">
*!(https://www.ukrinform.ua/rubric-polytics/3719724-kuleba-obgovoriv-zi-stoltenbergom-ruh-ukraini-do-nato-ta-postavki-boepripasiv.html)It was reported that on July 11-12 in Vilnius will take place another NATO summit, which, among the most important issues, will consider the continuation of assistance to Ukraine in its fight against Russian aggression. President Volodymyr Zelenskyy expresses the name in person to take part in this meeting. At the same time, at all levels, the Ukrainian side stressed that the certificates that "Ukraine will become a member", which were made during the NATO Bucharest Summit in 2008, is not enough. Instead, Ukraine raises NATO allies to provide security guarantees and a clear prospects for the movement towards full -time.</text:p>
      <text:p text:style-name="P4">
News Source: <text:a xlink:type="simple" xlink:href="https://www.ukrinform.ua/rubric-polytics/3719764-nato-mae-nadati-ukraini-garantii-bezpeki-sob-istoria-z-vijnou-ne-povtorilasa-stoltenberg.html" text:style-name="Internet_20_link" text:visited-style-name="Visited_20_Internet_20_Link">
https://www.ukrinform.ua/rubric-polytics/3719764-nato-mae-nadati-ukraini-garantii-bezpeki-sob-istoria-z-vijnou-ne-povtorilasa-stoltenberg.html</text:a>
</text:p>
      <!--NEWS-->
      <text:h text:style-name="P10" text:outline-level="1">
<text:span text:style-name="T4">
Lukashenko pardoned Russian Sapeg</text:span>
</text:h>
      <text:p text:style-name="P4">
Authors: Ukrinform (Person)</text:p>
      <text:p text:style-name="P4">
Publisher: Укринформ (Organization)</text:p>
      <text:p text:style-name="P4">
Published Time: 2023-06-07T-2:29:00+03:00</text:p>
      <text:p text:style-name="P4">
Modified Time: 2023-06-07T22:29:00+03:00</text:p>
      <text:p text:style-name="P4">
Description: The authoritarian ruler of Belarus Alexander Lukashenko after Roman Protasevich, who went to the agreement with the investigation, pardoned his girlfriend, Russian Sophia Sapeg. - Ukrinform.</text:p>
      <text:p text:style-name="P4">
Images: ['<text:a xlink:type="simple" xlink:href="https://static.ukrinform.com/photos/2021_05/thumb_files/630_360_1621957677-559.jpg" text:style-name="Internet_20_link" text:visited-style-name="Visited_20_Internet_20_Link">
630_360_16219...</text:a>
']</text:p>
      <text:p text:style-name="P4">
Tags: ['Лукашенко', 'Помилування', 'Росія', 'Софія Сапега']</text:p>
      <text:p text:style-name="P4">
Type: Article</text:p>
      <!--METADATA-->
      <text:p text:style-name="P4">
<draw:frame draw:style-name="fr1" draw:name="Image43" text:anchor-type="as-char" svg:width="6.9236in" svg:height="3.956343in" draw:z-index="0">
<draw:image xlink:href="../Images/yкринформ/2023-06-07T-2-29-00-03-00/630_360_1621957677-559.jpg" xlink:type="simple" xlink:show="embed" xlink:actuate="onLoad" draw:mime-type="image/jpeg"/>
</draw:frame>
The authoritarian ruler of Belarus Alexander Lukashenko after Romanprotasevich, who went to the agreement with the investigation, pardoned his girlfriend, Russian Sophia Sapeg.</text:p>
      <text:p text:style-name="P4">
This is reported by Ukrinform with reference to <text:a xlink:type="simple" xlink:href="https://t.me/kozhemiakoofficial/1143" text:style-name="Internet_20_link" text:visited-style-name="Visited_20_Internet_20_Link">
telegram-channel</text:a>
The Governor of the Primorsky Territory Olegakozamyako.</text:p>
      <text:p text:style-name="P4">
His report states that Sapegu was handed down on June 7 by a delegation of the Holy Territory, headed by Kozhemyako(Sapega a delivery from the vladistok). Засловами губернатора, «Софія летить <text:a xlink:type="simple" xlink:href="https://www.ukrinform.ua/tag-rosia" text:style-name="Internet_20_link" text:visited-style-name="Visited_20_Internet_20_Link">
 додому </text:a>
, to the family. "</text:p>
      <text:p text:style-name="P4">
It was reported that Protasevich was detained in May 2021 as a result of a forced planting of Ryanair aircraft in Minsk. After the detention, he went to NAU of the investigation, after which he and his girlfriend Sophia Sapegu was transferred to the incentive arrest. In January 2022, Protasevich, sentenced to 8 years old, announced that he was released from house arrest(Although the criminal case is not bundled).</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Лукашенко помилував ексредактора Nexta <text:span text:style-name="T4">
Протасевича</text:span>
</text:a>
Sapeg was sentenced to six years in prison. She served the sentence of the Upmel colony # 4, where she worked as a seamstress.</text:p>
      <text:p text:style-name="P4">
At the end of September 2020, Protasevich left Nexta and headed the prosejurnelist and blogger Igor Losik, detained before the election, Belarusian Brain.</text:p>
      <text:p text:style-name="P4">
In April 2022, Nexta, Nexta Live and Luxta telegram channels were recognized as a "terrorist organization", their activities in the country were forbidden.</text:p>
      <text:p text:style-name="P4">
News Source: <text:a xlink:type="simple" xlink:href="https://www.ukrinform.ua/rubric-world/3719763-lukasenko-pomiluvav-rosianku-sapegu.html" text:style-name="Internet_20_link" text:visited-style-name="Visited_20_Internet_20_Link">
https://www.ukrinform.ua/rubric-world/3719763-lukasenko-pomiluvav-rosianku-sapegu.html</text:a>
</text:p>
      <!--NEWS-->
      <text:h text:style-name="P10" text:outline-level="1">
<text:span text:style-name="T4">
Oleshki occupied by the Russians on the left bank of Kherson region is flooded by 90% - mayor</text:span>
</text:h>
      <text:p text:style-name="P4">
Authors: Ukrinform (Person)</text:p>
      <text:p text:style-name="P4">
Publisher: Укринформ (Organization)</text:p>
      <text:p text:style-name="P4">
Published Time: 2023-06-07T-3:24:00+03:00</text:p>
      <text:p text:style-name="P4">
Modified Time: 2023-06-07T22:24:00+03:00</text:p>
      <text:p text:style-name="P4">
Description: The city of Oleshka is temporarily occupied by the Russians on the left bank of the Kherson region due to the blasting of the hydroelectric power station of the hydroelectric power station is flooded by 90%, and there are settlements completely absorbed by water in the terrain. - Ukrinform.</text:p>
      <text:p text:style-name="P4">
Images: ['<text:a xlink:type="simple" xlink:href="https://static.ukrinform.com/photos/2023_06/thumb_files/630_360_1686165725-529.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44" text:anchor-type="as-char" svg:width="6.9236in" svg:height="3.956343in" draw:z-index="0">
<draw:image xlink:href="../Images/yкринформ/2023-06-07T-3-24-00-03-00/630_360_1686165725-529.jpg" xlink:type="simple" xlink:show="embed" xlink:actuate="onLoad" draw:mime-type="image/jpeg"/>
</draw:frame>
The city of Oleshka, temporarily -refurbished by the Russians on the left bank of Kherson region due to the underblowers of the hydroelectric power station is flooded by 90%, and in the terminist there are settlements completely absorbed by water.</text:p>
      <text:p text:style-name="P4">
This was reported in an exclusive interview <text:a xlink:type="simple" xlink:href="https://ukr.radio/news.html" text:style-name="Internet_20_link" text:visited-style-name="Visited_20_Internet_20_Link">
Ukrainian radio</text:a>
Mayor of Oleshok Yevgeny Rishchuk, Ukrinform reports.</text:p>
      <text:p text:style-name="P4">
"Yesterday(June 6), sometime at the first hour of the day, we already had a massive flooding of paints. Today we have settlements that are 100%flooded, there are notes that are flooded by 10%. And in those who are a little further burst, there is nothing at all. Therefore, the sub -steppe and Peschanivka are flooded by 50%, the Cossack camps - 10%, including the coastal coastline and those homes that stand. Oleshki flooded somewhere by 90%, perhaps a little more. That is, there is a little dry territory in the city, ”Rishchuk said.</text:p>
      <text:p text:style-name="P4">
According to the mayor, the homes in Oleshki are flooded almost under the roof, the level on the streets reaches three meters. Meanwhile, the Russian occupying power is non -evaotic people and does not allow them to leave the city on their own.</text:p>
      <text:p text:style-name="P4">
"Water arrives on. But there is already good news from a new kakhovka that <text:a xlink:type="simple" xlink:href="https://www.ukrinform.ua/tag-voda" text:style-name="Internet_20_link" text:visited-style-name="Visited_20_Internet_20_Link">
water</text:a>
She started to fall there. So one or two days - and water will fall into Oleshki. Another question is - will it go to zero, will the level fall off? In addition, the city of Oleshka has lowlands. So there the water level rising to four meters. That is, the situation regarding the flooding of the heavy, "is the man's head.</text:p>
      <text:p text:style-name="P4">
<text:span text:style-name="T4">
 Read also: </text:span>
 <text:a xlink:type="simple" xlink:href="https://www.ukrinform.ua/rubric-regions/3719446-voda-vzala-u-kilce-zahoplene-misto-oleski-na-hersonsini.html" text:style-name="Internet_20_link" text:visited-style-name="Visited_20_Internet_20_Link">
water "took the ring" captured city <text:span text:style-name="T4">
 Oleshki </text:span>
 Nakherson region</text:a>
But even when the flood is completed, the region will have many problems, including garbage and sewage.</text:p>
      <text:p text:style-name="P4">
According to Ryshchuk, about 40 thousand people lived in Oleshkovskaya OTG before the occupation. After the occupation, about 20%remained, ie up to 8,000 people. The community includes 12 villages.</text:p>
      <text:p text:style-name="P4">
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About 16,000 people were in the Right Bank of the Uzhichherson region. Evacuation has begun.</text:p>
      <text:p text:style-name="P4">
<text:span text:style-name="T5">
Opto from social networks</text:span>
</text:p>
      <text:p text:style-name="P4">
News Source: <text:a xlink:type="simple" xlink:href="https://www.ukrinform.ua/rubric-regions/3719762-okupovani-rosianami-oleski-na-livomu-berezi-hersonsini-zatopleni-na-90-mer.html" text:style-name="Internet_20_link" text:visited-style-name="Visited_20_Internet_20_Link">
https://www.ukrinform.ua/rubric-regions/3719762-okupovani-rosianami-oleski-na-livomu-berezi-hersonsini-zatopleni-na-90-mer.html</text:a>
</text:p>
      <!--NEWS-->
      <text:h text:style-name="P10" text:outline-level="1">
<text:span text:style-name="T4">
On the site of Kakhovskaya hydroelectric power station will have to build a new station - the CEO of Ukrhydroenergo</text:span>
</text:h>
      <text:p text:style-name="P4">
Authors: Ukrinform (Person)</text:p>
      <text:p text:style-name="P4">
Publisher: Укринформ (Organization)</text:p>
      <text:p text:style-name="P4">
Published Time: 2023-06-07T-4:23:00+03:00</text:p>
      <text:p text:style-name="P4">
Modified Time: 2023-06-07T22:23:00+03:00</text:p>
      <text:p text:style-name="P4">
Description: CEO of Ukrhydroenergo Igor Sirota declares that Kakhovskaya hydroelectric power station is not recoverable. - Ukrinform.</text:p>
      <text:p text:style-name="P4">
Images: ['<text:a xlink:type="simple" xlink:href="https://static.ukrinform.com/photos/2023_06/thumb_files/630_360_1686021128-707.png" text:style-name="Internet_20_link" text:visited-style-name="Visited_20_Internet_20_Link">
630_360_16860...</text:a>
']</text:p>
      <text:p text:style-name="P4">
Tags: ['Будівництво', 'Енергетика', 'Каховська ГЕС', 'Укргідроенерго', 'Війна з Росією']</text:p>
      <text:p text:style-name="P4">
Type: Article</text:p>
      <!--METADATA-->
      <text:p text:style-name="P4">
<draw:frame draw:style-name="fr1" draw:name="Image46" text:anchor-type="as-char" svg:width="6.9236in" svg:height="3.956343in" draw:z-index="0">
<draw:image xlink:href="../Images/yкринформ/2023-06-07T-4-23-00-03-00/630_360_1686021128-707.png" xlink:type="simple" xlink:show="embed" xlink:actuate="onLoad" draw:mime-type="image/png"/>
</draw:frame>
CEO of Ukrhydroenergo Igor Sirota states that Kakhovskaya Hesevilment is not subject to.</text:p>
      <text:p text:style-name="P4">
This is stated in a statement published in <text:a xlink:type="simple" xlink:href="http://t.me/shtab_kakhovska_hes/77" text:style-name="Internet_20_link" text:visited-style-name="Visited_20_Internet_20_Link">
telegram</text:a>
, reports Ukrinform.</text:p>
      <text:p text:style-name="P4">
"After the de -occupation, we will have to build a new station. The first thing to do today is to overdo it with a destroyed dam and provide water from the water, agriculture and industry. Today, the first projected solutions on this issue will be today," the statement reads.</text:p>
      <text:p text:style-name="P4">
The orphan reported that he would have to accumulate water in the upper reservoirs, to fill the Kakhovka reservoir as soon as possible. "It takes at least 5 years to build a new station in 24/7 and requires a minimum of 1 billion," the orphan said.</text:p>
      <text:p text:style-name="P4">
<text:span text:style-name="T4">
 Read also: </text:span>
 <text:a xlink:type="simple" xlink:href="https://www.ukrinform.ua/rubric-polytics/3719718-pidriv-kahovskoi-ges-zelenskij-peredav-makronu-potrebi-ukraini-dla-likvidacii-katastrofi.html" text:style-name="Internet_20_link" text:visited-style-name="Visited_20_Internet_20_Link">
Kakhovskaya hydroelectric power station: Zelensky handed Macron to the needs of Ukraine to eliminate disaster</text:a>
He noted that the full scale of destruction is not yet known: not only the station, but also relocations, water supply, gas supply was damaged. "It is a complex hydro -node, which takes time to build. We are now developing a station's pro -erecting of the station," added the head of Ukrhydroenergo.</text:p>
      <text:p text:style-name="P4">
As reported by Ukrinform, <text:a xlink:type="simple" xlink:href="http://www.ukrinform.ua/rubric-other_news/3718791-pidriv-rosianami-kahovskoi-ges-vsi-novini.html" text:style-name="Internet_20_link" text:visited-style-name="Visited_20_Internet_20_Link">
on the night against June 6, the Russian army of Kakhovskaya hydroelectric power station</text:a>
. The right bank of the Kherson region in the area of disaster found itself about 16 thousand people. Evacuation began with dangerous places.</text:p>
      <text:p text:style-name="P4">
News Source: <text:a xlink:type="simple" xlink:href="https://www.ukrinform.ua/rubric-economy/3719761-na-misci-kahovskoi-ges-dovedetsa-buduvati-novu-stanciu-gendirektor-ukrgidroenergo.html" text:style-name="Internet_20_link" text:visited-style-name="Visited_20_Internet_20_Link">
https://www.ukrinform.ua/rubric-economy/3719761-na-misci-kahovskoi-ges-dovedetsa-buduvati-novu-stanciu-gendirektor-ukrgidroenergo.html</text:a>
</text:p>
      <!--NEWS-->
      <text:h text:style-name="P10" text:outline-level="1">
<text:span text:style-name="T4">
Smoke from forest fires in Canada covered New York</text:span>
</text:h>
      <text:p text:style-name="P4">
Authors: Ukrinform (Person)</text:p>
      <text:p text:style-name="P4">
Publisher: Укринформ (Organization)</text:p>
      <text:p text:style-name="P4">
Published Time: 2023-06-07T-5:14:00+03:00</text:p>
      <text:p text:style-name="P4">
Modified Time: 2023-06-07T22:14:00+03:00</text:p>
      <text:p text:style-name="P4">
Description: Smoke from forest fires in Canada reached New York, and on Wednesday Laguardia suspended flights. - Ukrinform.</text:p>
      <text:p text:style-name="P4">
Images: ['<text:a xlink:type="simple" xlink:href="https://static.ukrinform.com/photos/2023_06/thumb_files/630_360_1686165065-419.jpg" text:style-name="Internet_20_link" text:visited-style-name="Visited_20_Internet_20_Link">
630_360_16861...</text:a>
']</text:p>
      <text:p text:style-name="P4">
Tags: ['Канада', 'Нью-Йорк', 'Пожежа', 'Забруднення повітря']</text:p>
      <text:p text:style-name="P4">
Type: Article</text:p>
      <!--METADATA-->
      <text:p text:style-name="P4">
<draw:frame draw:style-name="fr1" draw:name="Image47" text:anchor-type="as-char" svg:width="6.9236in" svg:height="3.956343in" draw:z-index="0">
<draw:image xlink:href="../Images/yкринформ/2023-06-07T-5-14-00-03-00/630_360_1686165065-419.jpg" xlink:type="simple" xlink:show="embed" xlink:actuate="onLoad" draw:mime-type="image/jpeg"/>
</draw:frame>
The smoke of the flap in Canada reached New York, Laguardia Airport has showered flights on Wednesday.</text:p>
      <text:p text:style-name="P4">
According to Ukrinform correspondent in New York, a considerable smoke is being marked on Wednesday, people go in masks or leave their own houses.</text:p>
      <text:p text:style-name="P4">
According to CNBC, as of the middle of Wednesday, <text:a xlink:type="simple" xlink:href="https://www.ukrinform.ua/tag-ssa" text:style-name="Internet_20_link" text:visited-style-name="Visited_20_Internet_20_Link">
New York</text:a>
He ranked fourth in the world with a damped air quality, with the IQAIR 158 index, which is considered harmful to the health of all residents.</text:p>
      <text:p text:style-name="P4">
The US Civil Aviation Directorate has suspended the Laguardia New York Airport.</text:p>
      <text:p text:style-name="P4">
<text:span text:style-name="T4">
 Read also: </text:span>
 <text:a xlink:type="simple" xlink:href="https://www.cnbc.com/amp/2023/06/07/flights-new-york-smoke-wildfires.html" text:style-name="Internet_20_link" text:visited-style-name="Visited_20_Internet_20_Link">
forest <text:span text:style-name="T4">
 fires </text:span>
 left hundreds of thousands(https://www.ukrinform.ua/rubric-world/3717247-lisovi-pozezi-zalisili-sotni-tisac-ziteliv-kanadi-bez-elektriki.html)As of 13:40, more than 1400 flights were detained in New York</text:a>
.</text:p>
      <text:p text:style-name="P4">
As reported <text:a xlink:type="simple" xlink:href="https://www.ukrinform.ua/rubric-world/3719714-ottavu-zatagnulo-dimom-vid-lisovih-pozez.html" text:style-name="Internet_20_link" text:visited-style-name="Visited_20_Internet_20_Link">
Ukrinform</text:a>
, smoke from the forest raging in the north of the Canadian province of Alberta, covered the majority of the country and reached the northern states of the United States.</text:p>
      <text:p text:style-name="P4">
<text:span text:style-name="T5">
Foto: Airlive.net</text:span>
</text:p>
      <text:p text:style-name="P4">
News Source: <text:a xlink:type="simple" xlink:href="https://www.ukrinform.ua/rubric-world/3719759-dim-vid-lisovih-pozez-u-kanadi-nakriv-nujork.html" text:style-name="Internet_20_link" text:visited-style-name="Visited_20_Internet_20_Link">
https://www.ukrinform.ua/rubric-world/3719759-dim-vid-lisovih-pozez-u-kanadi-nakriv-nujork.html</text:a>
</text:p>
      <!--NEWS-->
      <text:h text:style-name="P10" text:outline-level="1">
<text:span text:style-name="T4">
Naev conducted military training in the northern operating area</text:span>
</text:h>
      <text:p text:style-name="P4">
Authors: Ukrinform (Person)</text:p>
      <text:p text:style-name="P4">
Publisher: Укринформ (Organization)</text:p>
      <text:p text:style-name="P4">
Published Time: 2023-06-07T-6:08:00+03:00</text:p>
      <text:p text:style-name="P4">
Modified Time: 2023-06-07T22:08:00+03:00</text:p>
      <text:p text:style-name="P4">
Description: Under the leadership of the Commander of the Joint Forces of the Armed Forces, Lieutenant General Sergei Nayev took place in the northern operating area. - Ukrinform.</text:p>
      <text:p text:style-name="P4">
Images: ['<text:a xlink:type="simple" xlink:href="https://static.ukrinform.com/photos/2023_06/thumb_files/630_360_1686173744-3719.jpeg" text:style-name="Internet_20_link" text:visited-style-name="Visited_20_Internet_20_Link">
630_360_16861...</text:a>
']</text:p>
      <text:p text:style-name="P4">
Tags: ['ЗСУ', 'Військові навчання', 'Сергій Наєв', 'Війна з Росією']</text:p>
      <text:p text:style-name="P4">
Type: Article</text:p>
      <!--METADATA-->
      <text:p text:style-name="P4">
<draw:frame draw:style-name="fr1" draw:name="Image48" text:anchor-type="as-char" svg:width="6.9236in" svg:height="3.956343in" draw:z-index="0">
<draw:image xlink:href="../Images/yкринформ/2023-06-07T-6-08-00-03-00/630_360_1686173744-3719.jpeg" xlink:type="simple" xlink:show="embed" xlink:actuate="onLoad" draw:mime-type="image/jpeg"/>
</draw:frame>
Lieutenant General Sergei Nayev, the Commander of the Armed Forces of the Armed Forces of Ukraine, the Lieutenant General Sergiy Nayev took place.</text:p>
      <text:p text:style-name="P4">
This was reported by Ukrinform correspondent.</text:p>
      <text:p text:style-name="P4">
Within the exercises, servicemen worked a number of combat missions, middle -aged - mortar shooting, tanks, assaulting hostile positions, dumping of drones, cleaning of the territory.</text:p>
      <text:p text:style-name="P4">
According to the Commander of the Joint Forces of the Armed Forces, such training is working out tactics, as well as psychological readiness.</text:p>
      <text:p text:style-name="P4">
</text:p>
      <text:p text:style-name="P4">
Nayev noted that these exercises are involved in the military who have recently turned from the East of Ukraine, that is, they have combat experience. "We are guiding a personal composition in the units to the east. The guys who have completed the task, returning here, do not sit hands, but train themselves, pass on to experienced guys who do not have such combat experience. In these training places, they have experienced instructors with combat experiences. They teach them. The personnel management on the battlefield, hone their skills in order to be completely ready in the combat mission, "-said Lieutenant General.</text:p>
      <text:p text:style-name="P4">
<text:span text:style-name="T4">
 Read also: </text:span>
 <text:a xlink:type="simple" xlink:href="https://www.ukrinform.ua/rubric-ato/3719671-situacia-na-pivnicnomu-napramku-povnistu-kontrolovana-silami-oboroni-naev.html" text:style-name="Internet_20_link" text:visited-style-name="Visited_20_Internet_20_Link">
the situation in the northern direction of fully controlled -lasillas of defense - <text:span text:style-name="T4">
 Naev </text:span>
</text:a>
He emphasized the importance of military training and urged the colleague to involve unprepared soldiers in the fighting.</text:p>
      <text:p text:style-name="P4">
"All guys should be prepared for being able to be able to be able to be able to manage the subordinate personnel, to know the purpose, the task, to achieve this goal, to perform the task consistently, and most importantly, to protect people. . The preservation of human life is to prepare them. After all, an unprepared warrior is not able to protect not what himself, but may not complete the task, " - added Nayev.</text:p>
      <text:p text:style-name="P4">
In this context, the commander noted that he personally became convinced of the existence of the relevant training: "He is that the warriors, having gone through the skills of combat missions, already understood what they demanded from them."</text:p>
      <text:p text:style-name="P4">
<text:span text:style-name="T4">
 Read also: </text:span>
 <text:a xlink:type="simple" xlink:href="https://www.ukrinform.ua/rubric-regions/3718903-kiivska-ges-prikrita-vid-udariv-z-povitra-ta-zahisena-vid-vorozih-drg-naev.html" text:style-name="Internet_20_link" text:visited-style-name="Visited_20_Internet_20_Link">
Kiev hydroelectric power station is covered from air blows and protected enemy DRG - <text:span text:style-name="T4">
 Naev </text:span>
</text:a>
Within the framework of the exercises, Naev awarded the sergeants for the conscientious execution of the office from the reconciliation of the armed aggression of the Russian Federation with the distinguishing commander of the Armed Forces of the Armed Forces "for the III degree service and twist".</text:p>
      <text:p text:style-name="P4">
As reported by Ukrinform, Nayev ordered all subordinate groups to unspent the unchanged military personnel.</text:p>
      <text:p text:style-name="P4">
News Source: <text:a xlink:type="simple" xlink:href="https://www.ukrinform.ua/rubric-ato/3719757-naev-proviv-vijskovi-navcanna-v-pivnicnij-operacijnij-zoni.html" text:style-name="Internet_20_link" text:visited-style-name="Visited_20_Internet_20_Link">
https://www.ukrinform.ua/rubric-ato/3719757-naev-proviv-vijskovi-navcanna-v-pivnicnij-operacijnij-zoni.html</text:a>
</text:p>
      <!--NEWS-->
      <text:h text:style-name="P10" text:outline-level="1">
<text:span text:style-name="T4">
The Ukrainian national football team gave way to the Penalties in the Portugues in a control match</text:span>
</text:h>
      <text:p text:style-name="P4">
Authors: Ukrinform (Person)</text:p>
      <text:p text:style-name="P4">
Publisher: Укринформ (Organization)</text:p>
      <text:p text:style-name="P4">
Published Time: 2023-06-07T-7:08:00+03:00</text:p>
      <text:p text:style-name="P4">
Modified Time: 2023-06-07T22:08:00+03:00</text:p>
      <text:p text:style-name="P4">
Description: The women's team of beach football conducted a second friendly match with the Portugal team. - Ukrinform.</text:p>
      <text:p text:style-name="P4">
Images: ['<text:a xlink:type="simple" xlink:href="https://static.ukrinform.com/photos/2023_06/thumb_files/630_360_1686164893-763.jpg" text:style-name="Internet_20_link" text:visited-style-name="Visited_20_Internet_20_Link">
630_360_16861...</text:a>
']</text:p>
      <text:p text:style-name="P4">
Tags: ['Жінки', 'пляжний футбол']</text:p>
      <text:p text:style-name="P4">
Type: Article</text:p>
      <!--METADATA-->
      <text:p text:style-name="P4">
<draw:frame draw:style-name="fr1" draw:name="Image50" text:anchor-type="as-char" svg:width="6.9236in" svg:height="3.956343in" draw:z-index="0">
<draw:image xlink:href="../Images/yкринформ/2023-06-07T-7-08-00-03-00/630_360_1686164893-763.jpg" xlink:type="simple" xlink:show="embed" xlink:actuate="onLoad" draw:mime-type="image/jpeg"/>
</draw:frame>
Women's Ukrainian Beach Football Ukraine conducted a second friendly match with Portugal.</text:p>
      <text:p text:style-name="P4">
As the official [site] reports(https://uaf.ua/article/48428)Ukrainian Football Association(Waf)In preparation for the III European Games, Yuriyklimenko's wards a day earlier in Nazar in the control match gave way(3:4), reports Ukrinform.</text:p>
      <text:p text:style-name="P4">
Today, the Blue and Yellow Match with yesterday's rival went to the three-minute-ovotim, in which the teams were exchanged balls. In the series of penalties were more pyrenees - 3: 2.</text:p>
      <text:p text:style-name="P4">
<text:span text:style-name="T4">
 Read also: </text:span>
 <text:a xlink:type="simple" xlink:href="https://www.ukrinform.ua/rubric-sports/3719369-zinoca-zbirna-ukraini-z-plaznogo-futbolu-provela-persij-matc-u-portugalii.html" text:style-name="Internet_20_link" text:visited-style-name="Visited_20_Internet_20_Link">
Ukraine's Women from Beach <text:span text:style-name="T4">
 Football </text:span>
 In Portugal's FIRST MAIN</text:a>
The Portuguese training and training collection of Ukrainian women will last until June 9, after which almost the whole team will fly home. Four girls - Anastasiatirekh, Irina Dubitskaya, Miroslav Pastnyak and Olesya Malinowska will play a high club in the European Champions Cup.</text:p>
      <text:p text:style-name="P4">
Photo fpf.pt.</text:p>
      <text:p text:style-name="P4">
News Source: <text:a xlink:type="simple" xlink:href="https://www.ukrinform.ua/rubric-sports/3719758-zbirna-ukraini-postupilasa-po-penalti-portugalkam-u-kontrolnomu-matci.html" text:style-name="Internet_20_link" text:visited-style-name="Visited_20_Internet_20_Link">
https://www.ukrinform.ua/rubric-sports/3719758-zbirna-ukraini-postupilasa-po-penalti-portugalkam-u-kontrolnomu-matci.html</text:a>
</text:p>
      <!--NEWS-->
      <text:h text:style-name="P10" text:outline-level="1">
<text:span text:style-name="T4">
Armed Forces received from volunteers of a batch of trucks for carriage of ammunition</text:span>
</text:h>
      <text:p text:style-name="P4">
Authors: Ukrinform (Person)</text:p>
      <text:p text:style-name="P4">
Publisher: Укринформ (Organization)</text:p>
      <text:p text:style-name="P4">
Published Time: 2023-06-07T-8:03:00+03:00</text:p>
      <text:p text:style-name="P4">
Modified Time: 2023-06-07T22:03:00+03:00</text:p>
      <text:p text:style-name="P4">
Description: In the Central Square of the National Museum of History of Ukraine in the Second World War, the volunteers of the party of large trucks were transferred to strengthen the efficiency of transportation of combat kits and other military equipment. - Ukrinform.</text:p>
      <text:p text:style-name="P4">
Images: ['<text:a xlink:type="simple" xlink:href="https://static.ukrinform.com/photos/2023_06/thumb_files/630_360_1686164060-532.jpg" text:style-name="Internet_20_link" text:visited-style-name="Visited_20_Internet_20_Link">
630_360_16861...</text:a>
']</text:p>
      <text:p text:style-name="P4">
Tags: ['Волонтери', 'ЗСУ', 'Вантажівка', 'Боєприпаси']</text:p>
      <text:p text:style-name="P4">
Type: Article</text:p>
      <!--METADATA-->
      <text:p text:style-name="P4">
<draw:frame draw:style-name="fr1" draw:name="Image51" text:anchor-type="as-char" svg:width="6.9236in" svg:height="3.956343in" draw:z-index="0">
<draw:image xlink:href="../Images/yкринформ/2023-06-07T-8-03-00-03-00/630_360_1686164060-532.jpg" xlink:type="simple" xlink:show="embed" xlink:actuate="onLoad" draw:mime-type="image/jpeg"/>
</draw:frame>
The central square of the National Museum of History of Ukraine in the Second World War was transmitted by volunteers of the party of large trucks to enhance the efficiency of transportation of combat kits and other military equipment.</text:p>
      <text:p text:style-name="P4">
The organizers of the event reported this Ukrinform.</text:p>
      <text:p text:style-name="P4">
The volunteers' efforts and with the support of partners <text:a xlink:type="simple" xlink:href="https://www.ukrinform.ua/tag-vijskovi" text:style-name="Internet_20_link" text:visited-style-name="Visited_20_Internet_20_Link">
military</text:a>
They received six units of cargo equipment manufactured by Man Sea, Volvo Group, Scania and DAMM. The first four -weapons are transferred within the framework of the event, and two more are currently on the road and after the arrival and carrying out of all proper regulatory works will also be delivered to the defenders.</text:p>
      <text:p text:style-name="P4">
All equipment was purchased and delivered to Ukraine from Norway, Germany Tapolshi. The total cost of all transferred military equipment is over UAH 8.5 million.</text:p>
      <text:p text:style-name="P4">
The action was the result of the joint interaction of the charity exchange "Charity", the charitable foundation "Contemporary Ukraine", the volunteer group of the Front-Art Tasks of socially responsible Ukrainian business-ConcordBank.Finank.Finatnae support Additional technical training - Frontart.</text:p>
      <text:p text:style-name="P4">
The head of the Central Department of Military Equipment for the Armed Forces of the Armed Forces of Ukraine Andriy Bryan, who receiving the technique, emphasized the values of the assistance transferred by volunteers and gratitude to the benefactors from the Commander -in -Chief of the Armed Forces of Ukraine Valery Zaluzhny.</text:p>
      <text:p text:style-name="P4">
The President of the Contemporary Ukraine Foundation Volodymyr Gavrish stressed that “when we misery our partners and the whole world is not tired of helping Ukraine, we must give an example. Our fund delivered almost 50 different vehicles to the front war, including fast, SUVs, minibuses. Now it's trucks. ... Everyone who has joined the acquisition understands now is the wheel of the offensive, and tomorrow is a dream. "<text:span text:style-name="T4">
 Read also: </text:span>
 <text:a xlink:type="simple" xlink:href="https://www.ukrinform.ua/rubric-ato/3716390-na-zahist-ukraini-stanut-nativski-bojovi-masini-pihoti-cv90-minoboroni.html" text:style-name="Internet_20_link" text:visited-style-name="Visited_20_Internet_20_Link">
In the defense of Ukraine, Nativ fighting vehicles will be infantry-90-Ministry of Defense</text:a>
The founder of the Front-Art Volunteer Group Igor Abramovich in turn stressed that "supporting such initiatives, we give a chance to our" front artists "do not have to do on the issues of everyday support and focus on the more global challenges and strategies of protection of the country" and thanked all partners who helped to implement This idea is reality.</text:p>
      <text:p text:style-name="P4">
<text:span text:style-name="T5">
Foto: zn.ua</text:span>
</text:p>
      <text:p text:style-name="P4">
News Source: <text:a xlink:type="simple" xlink:href="https://www.ukrinform.ua/rubric-ato/3719756-zsu-otrimali-vid-volonteriv-partiu-vantazivok-dla-perevezenna-boekomplektiv.html" text:style-name="Internet_20_link" text:visited-style-name="Visited_20_Internet_20_Link">
https://www.ukrinform.ua/rubric-ato/3719756-zsu-otrimali-vid-volonteriv-partiu-vantazivok-dla-perevezenna-boekomplektiv.html</text:a>
</text:p>
      <!--NEWS-->
      <text:h text:style-name="P10" text:outline-level="1">
<text:span text:style-name="T4">
More than 2.6 thousand houses have been flooded in Ukraine, almost 2,000 people evacuated</text:span>
</text:h>
      <text:p text:style-name="P4">
Authors: Ukrinform (Person)</text:p>
      <text:p text:style-name="P4">
Publisher: Укринформ (Organization)</text:p>
      <text:p text:style-name="P4">
Published Time: 2023-06-07T0:40:00+03:00</text:p>
      <text:p text:style-name="P4">
Modified Time: 2023-06-07T22:40:00+03:00</text:p>
      <text:p text:style-name="P4">
Description: As of 9:30 pm, 2629 houses were flooded. 1,995 people (103 children) were evacuated. - Ukrinform.</text:p>
      <text:p text:style-name="P4">
Images: ['<text:a xlink:type="simple" xlink:href="https://static.ukrinform.com/photos/2023_06/thumb_files/630_360_1686128383-817.jpg" text:style-name="Internet_20_link" text:visited-style-name="Visited_20_Internet_20_Link">
630_360_16861...</text:a>
']</text:p>
      <text:p text:style-name="P4">
Tags: ['Евакуація', 'Вода', 'Каховська ГЕС', 'Затоплення']</text:p>
      <text:p text:style-name="P4">
Type: Article</text:p>
      <!--METADATA-->
      <text:p text:style-name="P4">
<draw:frame draw:style-name="fr1" draw:name="Image56" text:anchor-type="as-char" svg:width="6.9236in" svg:height="3.956343in" draw:z-index="0">
<draw:image xlink:href="../Images/yкринформ/2023-06-07T0-40-00-03-00/630_360_1686128383-817.jpg" xlink:type="simple" xlink:show="embed" xlink:actuate="onLoad" draw:mime-type="image/jpeg"/>
</draw:frame>
As of 21: 30 2629 houses were flooded. 1,995 people evacuated(103 children of them).</text:p>
      <text:p text:style-name="P4">
Про це йдеться у повідомленні <text:a xlink:type="simple" xlink:href="https://www.facebook.com/UA.National.Police/videos/1238523490132245" text:style-name="Internet_20_link" text:visited-style-name="Visited_20_Internet_20_Link">
 Нацполіції</text:a>
, reports Ukrinform</text:p>
      <text:p text:style-name="P4">
In addition, there are separate local [flooding] in the territory of the Nikolaev area.(https://www.ukrinform.ua/tag-povin)In 16 settlements of Bashtansky district: 127 households were flooded, 284 persons were evacuated from(Among them are 62 children), reported in the National Police.</text:p>
      <text:p text:style-name="P4">
During the evacuation of a civilian population from Kherson, two police officers were injured as a result of the discharge of the UAV, who, despite enemy firing, fired to save citizens.</text:p>
      <text:p text:style-name="P4">
<text:span text:style-name="T4">
 Read also: </text:span>
 [occupied by the Russians <text:span text:style-name="T4">
 Oleshki </text:span>
 on the left birch birch(https://www.ukrinform.ua/rubric-ato/3719762-okupovani-rosianami-oleski-na-livomu-berezi-hersonsini-zatopleni-na-90-mer.html)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Evacuation began on the Right Bank of Dangerous Oblast.</text:p>
      <text:p text:style-name="P4">
<text:span text:style-name="T5">
Foto: libkos</text:span>
</text:p>
      <text:p text:style-name="P4">
News Source: <text:a xlink:type="simple" xlink:href="https://www.ukrinform.ua/rubric-regions/3719766-v-ukraini-pidtopleni-ponad-26-tisaci-budinkiv-evakuuvali-majze-2-tisaci-ludej.html" text:style-name="Internet_20_link" text:visited-style-name="Visited_20_Internet_20_Link">
https://www.ukrinform.ua/rubric-regions/3719766-v-ukraini-pidtopleni-ponad-26-tisaci-budinkiv-evakuuvali-majze-2-tisaci-ludej.html</text:a>
</text:p>
      <!--NEWS-->
      <text:h text:style-name="P10" text:outline-level="1">
<text:span text:style-name="T4">
As a result of the destruction of the Kakhovka hydroelectric field, the fields in the south can turn into a desert - the Ministry of Agrarian Policy</text:span>
</text:h>
      <text:p text:style-name="P4">
Author: ['АРМІЯINFORM']</text:p>
      <text:p text:style-name="P4">
Time: 2023-06-07T10:00:00-04:00</text:p>
      <text:p text:style-name="P4">
Description: Fields on PIVDNI of Ukraine in the same Rock can be reached out by emptyness through the trial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54.54.jpeg" text:style-name="Internet_20_link" text:visited-style-name="Visited_20_Internet_20_Link">
20.54.54.jpeg</text:a>
', '<text:a xlink:type="simple" xlink:href="https://armyinform.com.ua/wp-content/uploads/2023/06/20.54.53.jpeg" text:style-name="Internet_20_link" text:visited-style-name="Visited_20_Internet_20_Link">
20.54.53.jpeg</text:a>
', '<text:a xlink:type="simple" xlink:href="https://armyinform.com.ua/wp-content/uploads/2023/06/20.54.52.jpeg" text:style-name="Internet_20_link" text:visited-style-name="Visited_20_Internet_20_Link">
20.54.52.jpeg</text:a>
']</text:p>
      <text:p text:style-name="P4">
Tags: ['ВОЄННІ ЗЛОЧИНИ ЗС РФ', 'КАХОВСЬКА ГЕС', 'МІНАГРОПОЛІТИКИ', 'ХЕРСОН']</text:p>
      <text:p text:style-name="P4">
Category: News</text:p>
      <!--METADATA-->
      <text:p text:style-name="P4">
<draw:frame draw:style-name="fr1" draw:name="Image57" text:anchor-type="as-char" svg:width="6.9236in" svg:height="3.000227in" draw:z-index="0">
<draw:image xlink:href="../Images/AРМІЯINFORM/2023-06-07T10-00-00-04-00/20.54.54.jpeg" xlink:type="simple" xlink:show="embed" xlink:actuate="onLoad" draw:mime-type="image/jpeg"/>
</draw:frame>
The fields in the south of Ukraine can turn into a desert durability of the Kakhovskaya hydroelectric power station.</text:p>
      <text:p text:style-name="P4">
About it reports <text:a xlink:type="simple" xlink:href="https://minagro.gov.ua/news/znishchennya-rosiyanami-kahovskoyi-ges-zavdalo-znachnih-zbitkiv-silskomu-gospodarstvu-ukrayini" text:style-name="Internet_20_link" text:visited-style-name="Visited_20_Internet_20_Link">
press service</text:a>
Ministry of Agrarian Policy and Food of Ukraine.</text:p>
      <text:p text:style-name="P4">
The report states the following: “The Ministry of Agrarian Policy and Food of Ukraine, according to preliminary estimates, as a result of terrorist acts at the Kakhovskaya hydroelectric power station, provides in Kherson region, flooding about 10 thousand hectares of agricultural land on the Right Bank. Also in several carzes more on the left bank of the region, which is now under the occupation. Detal information will be known in the coming days, after analyzing the information of the tasks about the size of the flood.</text:p>
      <text:p text:style-name="P4">
In addition, the man -made disaster will stop water supply 31 irrigation systems of Dnipropetrovsk, Kherson and Zaporizhzhya regions.</text:p>
      <text:p text:style-name="P4">
In 2021, these systems provided irrigation by 584 thousand hectares, of which about 4 million tons of grain and oil crops were painted, worth about $ 1.5mlrd.</text:p>
      <text:p text:style-name="P4">
In 2023, only 13 irrigation systems operate on the right bank of the Dnieper. Terrorist act on the Kakhovka hydroelectric power station actually left 94% of irrigation systems in Kherson, 74% in Zaporizhzhia and 30% - in the Dnieper regions. The destruction of the Kakhovka hydroelectric power station will lead to the fact that the Polyana South of Ukraine can turn into a desert next year. Not only agrarians and water users, but the sources of drinking water supply of settlements, will be affected by the Bezkakhov reservoir.</text:p>
      <text:p text:style-name="P4">
<draw:frame draw:style-name="fr1" draw:name="Image58" text:anchor-type="as-char" svg:width="6.9236in" svg:height="4.604194in" draw:z-index="0">
<draw:image xlink:href="../Images/AРМІЯINFORM/2023-06-07T10-00-00-04-00/20.54.53.jpeg" xlink:type="simple" xlink:show="embed" xlink:actuate="onLoad" draw:mime-type="image/jpeg"/>
</draw:frame>
The negative effects of the destruction of the Kakhovka hydroelectric power station will also be for the fisheries. The death of fish both young and adults is already recorded. The spawning period has ended and as a result of falling water levels, caviar dried names.</text:p>
      <text:p text:style-name="P4">
In addition, the Fauna water flow of the reservoir into the floodplains formed by the Kakhovskaya Hydroelectric Power Plant will also die. Since in the future, when the "flood" wave is reduced, these bioresurses will be on land.</text:p>
      <text:p text:style-name="P4">
Another problem will be the ingress and death of freshwater fish and other bioresurses into the salty waters of the Black Sea. The Black Sea fauna of the disgraceful influx of fresh water may also die.</text:p>
      <text:p text:style-name="P4">
<draw:frame draw:style-name="fr1" draw:name="Image59" text:anchor-type="as-char" svg:width="6.9236in" svg:height="4.367638in" draw:z-index="0">
<draw:image xlink:href="../Images/AРМІЯINFORM/2023-06-07T10-00-00-04-00/20.54.52.jpeg" xlink:type="simple" xlink:show="embed" xlink:actuate="onLoad" draw:mime-type="image/jpeg"/>
</draw:frame>
The negative effects of devastation of aquatic bioresources will be traced for several years in a row, even when filling the bed of the Kakhovsky water storage in the near future. Since the renewal of quantitative and qualitative composition of fish populations, the restoration of bottom coenoses of the forage base requires long.</text:p>
      <text:p text:style-name="P4">
We emphasize that all data are given only by preliminary estimates. The final ones can only be done when the water level stabilizes. ”</text:p>
      <text:p text:style-name="P4">
News Source: <text:a xlink:type="simple" xlink:href="https://armyinform.com.ua/2023/06/07/vnaslidok-znyshhennya-kahovskoyi-ges-polya-na-pivdni-mozhut-peretvorytysya-na-pusteli-minagropolityky/" text:style-name="Internet_20_link" text:visited-style-name="Visited_20_Internet_20_Link">
https://armyinform.com.ua/2023/06/07/vnaslidok-znyshhennya-kahovskoyi-ges-polya-na-pivdni-mozhut-peretvorytysya-na-pusteli-minagropolityky/</text:a>
</text:p>
      <!--NEWS-->
      <text:h text:style-name="P10" text:outline-level="1">
<text:span text:style-name="T4">
Stoltenberg congratulated Ukraine's information restraint on counter -offensive</text:span>
</text:h>
      <text:p text:style-name="P4">
Authors: Ukrinform (Person)</text:p>
      <text:p text:style-name="P4">
Publisher: Укринформ (Organization)</text:p>
      <text:p text:style-name="P4">
Published Time: 2023-06-07T10:38:00+03:00</text:p>
      <text:p text:style-name="P4">
Modified Time: 2023-06-07T23:38:00+03:00</text:p>
      <text:p text:style-name="P4">
Description: NATO Secretary General Jens Stoltenberg noted the revival of the fighting along the entire front line in Ukraine, and at the same time congratulated the information restraint of the Ukrainian side into common details about the probable counter -offensive. - Ukrinform.</text:p>
      <text:p text:style-name="P4">
Images: ['<text:a xlink:type="simple" xlink:href="https://static.ukrinform.com/photos/2022_11/thumb_files/630_360_1668589929-696.jpg" text:style-name="Internet_20_link" text:visited-style-name="Visited_20_Internet_20_Link">
630_360_16685...</text:a>
']</text:p>
      <text:p text:style-name="P4">
Tags: ['Столтенберг', 'ЗСУ', 'Війна з Росією', 'Контрнаступ']</text:p>
      <text:p text:style-name="P4">
Type: Article</text:p>
      <!--METADATA-->
      <text:p text:style-name="P4">
<draw:frame draw:style-name="fr1" draw:name="Image60" text:anchor-type="as-char" svg:width="6.9236in" svg:height="3.956343in" draw:z-index="0">
<draw:image xlink:href="../Images/yкринформ/2023-06-07T10-38-00-03-00/630_360_1668589929-696.jpg" xlink:type="simple" xlink:show="embed" xlink:actuate="onLoad" draw:mime-type="image/jpeg"/>
</draw:frame>
NATO Secretary -General Jens Stoltenberg noted the revival of the fighting in all the front line in Ukraine, and at the same time congratulated the Ukrainian side's information cutting into common details about probable contrast.</text:p>
      <text:p text:style-name="P4">
NATO manager stated this today during a public discussion(CNAS)Ukrinform correspondent reports.</text:p>
      <text:p text:style-name="P4">
“In what is concerned with an offensive(<text:a xlink:type="simple" xlink:href="https://www.ukrinform.ua/tag-ukraina" text:style-name="Internet_20_link" text:visited-style-name="Visited_20_Internet_20_Link">
Ukraine</text:a>
 )- We see an increase in the intensity of battles along the front line. The alley is always very careful not to talk about operational parts. This is really the right of Ukrainians - to talk about such things. We also saw this video(General Staff of the Armed Forces of Ukraine - ed.), which they placed in a social media, and which really calls to refrain from information about the counter -offensive of or prompt details, ”Jens Stoltenberg said, responding to a moderator of the discussion.</text:p>
      <text:p text:style-name="P4">
He stressed that any war is unpredictable, and no one can say how it will develop. But what is probably known is that Ukrainian respects currently have the capabilities, weapons, ammunition and necessary tension, which were provided, in particular, NATO Allies and partners of the contact group for assistance to Ukraine for US leadership.</text:p>
      <text:p text:style-name="P4">
“We also know that Ukrainians have already proven: they are able to push Russian forces, as they did it in the north, around Kiev, only in several times, in the east, around Kharkiv, and in the south, in Kherson. Now they have more equipment, more training, they are better prepared for the release of larger territories, ”said NATO Secretary General.</text:p>
      <text:p text:style-name="P4">
“No one can predict what this war is over. But we know: that it will take place at the table of negotiations, which, we will hope, will put an end to this war on a certain stage - this will depend entirely on the achievement of the target battlefield. Therefore, we must strengthen Ukraine's position on the battlefield so that they hold such a result of this war that will ensure the preservation of Ukraine as a seven and independent country, and that Putin does not win this war, ”Yinstoltenberg added.</text:p>
      <text:p text:style-name="P4">
<text:span text:style-name="T4">
 Read also: </text:span>
 <text:a xlink:type="simple" xlink:href="https://www.ukrinform.ua/rubric-polytics/3719764-nato-mae-nadati-ukraini-garantii-bezpeki-sob-istoria-z-vijnou-ne-povtorilasa-stoltenberg.html" text:style-name="Internet_20_link" text:visited-style-name="Visited_20_Internet_20_Link">
NATO should provide Ukraine with security guarantees so that history is not repeated - <text:span text:style-name="T4">
 Stoltenberg </text:span>
</text:a>
</text:p>
      <text:p text:style-name="P4">
News Source: <text:a xlink:type="simple" xlink:href="https://www.ukrinform.ua/rubric-ato/3719779-stoltenberg-privitav-informacijnu-strimanist-ukraini-sodo-kontrnastupu.html" text:style-name="Internet_20_link" text:visited-style-name="Visited_20_Internet_20_Link">
https://www.ukrinform.ua/rubric-ato/3719779-stoltenberg-privitav-informacijnu-strimanist-ukraini-sodo-kontrnastupu.html</text:a>
</text:p>
      <!--NEWS-->
      <text:h text:style-name="P10" text:outline-level="1">
<text:span text:style-name="T4">
Ulewing the Kakhovsk Dam "exactly does not help the offensive" - Zelensky</text:span>
</text:h>
      <text:p text:style-name="P4">
Authors: Ukrinform (Person)</text:p>
      <text:p text:style-name="P4">
Publisher: Укринформ (Organization)</text:p>
      <text:p text:style-name="P4">
Published Time: 2023-06-07T11:44:00+03:00</text:p>
      <text:p text:style-name="P4">
Modified Time: 2023-06-07T23:44:00+03:00</text:p>
      <text:p text:style-name="P4">
Description: The Russians blew up the Kakhovsky dam to slow down the process of liberation by Ukraine of their territory.</text:p>
      <text:p text:style-name="P4">
— Укрінформ.: </text:p>
      <text:p text:style-name="P4">
Images: ['<text:a xlink:type="simple" xlink:href="https://static.ukrinform.com/photos/2022_07/thumb_files/630_360_1657855821-201.png" text:style-name="Internet_20_link" text:visited-style-name="Visited_20_Internet_20_Link">
630_360_16578...</text:a>
']</text:p>
      <text:p text:style-name="P4">
Tags: ['Зеленський', 'Каховська ГЕС', 'Війна з Росією', 'Контрнаступ']</text:p>
      <text:p text:style-name="P4">
Type: Article</text:p>
      <!--METADATA-->
      <text:p text:style-name="P4">
<draw:frame draw:style-name="fr1" draw:name="Image61" text:anchor-type="as-char" svg:width="6.9236in" svg:height="3.956343in" draw:z-index="0">
<draw:image xlink:href="../Images/yкринформ/2023-06-07T11-44-00-03-00/630_360_1657855821-201.png" xlink:type="simple" xlink:show="embed" xlink:actuate="onLoad" draw:mime-type="image/png"/>
</draw:frame>
The Russians have blown the Kakhovsky dam to slow down the process of liberation of its territory by Ukraine.</text:p>
      <text:p text:style-name="P4">
According to Ukrinform, President of Ukraine Volodymyr Zelensky Vintervi said to the German edition <text:a xlink:type="simple" xlink:href="https://www.bild.de/politik/ausland/politik-ausland/ukraine-praesident-selenskyj-das-bedeutet-der-dammbruch-fuer-die-gegenoffensive-84247066.bild.html" text:style-name="Internet_20_link" text:visited-style-name="Visited_20_Internet_20_Link">
Bild</text:a>
.</text:p>
      <text:p text:style-name="P4">
"They(Russian side - ed.)They understand that they lose in this battle, only a matter of time. And so on this path, they slow down the process of our <text:a xlink:type="simple" xlink:href="https://www.ukrinform.ua/tag-deokupacia" text:style-name="Internet_20_link" text:visited-style-name="Visited_20_Internet_20_Link">
de -occupation</text:a>
", - commented Zelensky undermining the Russians of the Kakhovsky Dam.</text:p>
      <text:p text:style-name="P4">
He noted that the destruction of the dam "exactly does not help the offensive."</text:p>
      <text:p text:style-name="P4">
"In addition to the fact that it is human and environmental tragedies, it definitely does not help the notion," the President said.</text:p>
      <text:p text:style-name="P4">
He did not speak about the specific impact of the dam on the counter -offensive operations of Ukraine, so as not to reveal their details.</text:p>
      <text:p text:style-name="P4">
*!(https://www.ukrinform.ua/rubric-society/3719784-prezident-sokovanij-vidsutnist-dopomogi-z-boku-oon-ta-cervonogo-hresta-pisla-pidrivu-kahovskoi-dambi.html)"In any case, when the results of the counter -offensive, everyone will see that the counter -offensive is going and everyone will see these results," Zelensky added.</text:p>
      <text:p text:style-name="P4">
As it was reported, on the night of June 6 <text:a xlink:type="simple" xlink:href="https://www.ukrinform.ua/rubric-other_news/3718791-pidriv-rosianami-kahovskoi-ges-vsi-novini.html" text:style-name="Internet_20_link" text:visited-style-name="Visited_20_Internet_20_Link">
the Russian army blown up the Kakhovskaya Hins dam</text:a>
. In the Kherson region, the evacuation of the population of anesthetics for which there is a risk of flooding began. On the fact of undermining the invaders of the Hydroelectric Power Plant, law enforcement officers began investigations under the article "Ecocid".</text:p>
      <text:p text:style-name="P4">
News Source: <text:a xlink:type="simple" xlink:href="https://www.ukrinform.ua/rubric-ato/3719781-pidriv-kahovskoi-dambi-tocno-ne-dopomagae-nastupu-zelenskij.html" text:style-name="Internet_20_link" text:visited-style-name="Visited_20_Internet_20_Link">
https://www.ukrinform.ua/rubric-ato/3719781-pidriv-kahovskoi-dambi-tocno-ne-dopomagae-nastupu-zelenskij.html</text:a>
</text:p>
      <!--NEWS-->
      <text:h text:style-name="P10" text:outline-level="1">
<text:span text:style-name="T4">
There was an emergency meeting of the coordination headquarters on compulsory evacuation of the population</text:span>
</text:h>
      <text:p text:style-name="P4">
Author: ['АРМІЯINFORM']</text:p>
      <text:p text:style-name="P4">
Time: 2023-06-07T12:00:00-04:00</text:p>
      <text:p text:style-name="P4">
Description: Viceper'yr-Minіstr Irina Vereshchuk spent the Zabelgov Zavodannya to the Coordonstralian Zwa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mg_4230.jpeg" text:style-name="Internet_20_link" text:visited-style-name="Visited_20_Internet_20_Link">
img_4230.jpeg</text:a>
']</text:p>
      <text:p text:style-name="P4">
Tags: ['МІНІНТЕГРАЦІЇ']</text:p>
      <text:p text:style-name="P4">
Category: News</text:p>
      <!--METADATA-->
      <text:p text:style-name="P4">
<draw:frame draw:style-name="fr1" draw:name="Image62" text:anchor-type="as-char" svg:width="6.9236in" svg:height="5.1927in" draw:z-index="0">
<draw:image xlink:href="../Images/AРМІЯINFORM/2023-06-07T12-00-00-04-00/img_4230.jpeg" xlink:type="simple" xlink:show="embed" xlink:actuate="onLoad" draw:mime-type="image/jpeg"/>
</draw:frame>
Viceremier-Minister Irina Vereshchuk held an extraordinary meeting of the coordination of evacuation of the population in martial law. The safety of the humanitarian situation in Kherson region was discussed in connection with the undermining of the Kakhovka hydroelectric power station. Proce <text:a xlink:type="simple" xlink:href="https://minre.gov.ua/2023/06/06/vidbulos-ekstrene-zasidannya-koordynaczijnogo-shtabu-z-pytan-provedennya-obovyazkovoyi-evakuacziyi-naselennya/" text:style-name="Internet_20_link" text:visited-style-name="Visited_20_Internet_20_Link">
reported</text:a>
On the Ministry of Integration.</text:p>
      <text:p text:style-name="P4">
The head of Kherson Ova Alexander Proudin has reported that the situation with Zevacacing is currently controlled. In total, more than 1300 people have been evacuated, there are people who need special care. Yes, Vinnytsia and Khmelnytsky region will accept and place low -mobility.</text:p>
      <text:p text:style-name="P4">
All evacuees will be paid financial assistance in the amount of 2 thousand hryvnias of an adult and 3 thousand hryvnias for children under 18 years of age and persons with a dis plaentty. And the rest of the social payments provided by the state.</text:p>
      <text:p text:style-name="P4">
Also important is the issue of providing humanitarian aid and delivery of drinking water to the affected area. In order to address these issues, it was coordinated to unite international donors and humanitarian operators. Their representatives assured that they would provide the necessary amount of drinking water and drilling.</text:p>
      <text:p text:style-name="P4">
“Thanks to the experience of coordination work today we have managed to solve the general issues quickly. This demonstrates that the coordinated coordination of the actions of the Ukrainian authorities helps save people's lives. Our unity will demonstrate the enemy that he has not achieved his goal, whatever he did - he is waiting for a misery. And we are a victory, ”Irina Vereshchuk emphasized.</text:p>
      <text:p text:style-name="P4">
Sweethole victims can be addressed for a hot linerona ova by phone: 0 800 330 951 or(091)481-78-45.</text:p>
      <text:p text:style-name="P4">
Kherson MBA hotline:(050)040-44-24,(098)958-17-90.</text:p>
      <text:p text:style-name="P4">
Animal salvation: ecodepartment1@ukr.net,(050)943-36-35 or(096)348-80-70.</text:p>
      <text:p text:style-name="P4">
Hotline of the Commissioner from the missing person: 0 800 339 247.</text:p>
      <text:p text:style-name="P4">
Hot line of crisis response of the Ministry of Reintegration: 15-48.</text:p>
      <text:p text:style-name="P4">
News Source: <text:a xlink:type="simple" xlink:href="https://armyinform.com.ua/2023/06/07/vidbulos-ekstrene-zasidannya-koordynaczijnogo-shtabu-z-pytan-provedennya-obovyazkovoyi-evakuacziyi-naselennya/" text:style-name="Internet_20_link" text:visited-style-name="Visited_20_Internet_20_Link">
https://armyinform.com.ua/2023/06/07/vidbulos-ekstrene-zasidannya-koordynaczijnogo-shtabu-z-pytan-provedennya-obovyazkovoyi-evakuacziyi-naselennya/</text:a>
</text:p>
      <!--NEWS-->
      <text:h text:style-name="P10" text:outline-level="1">
<text:span text:style-name="T4">
Винуватці підриву Каховської ГЕС будуть притягнуті до відповідальності - глава МЗС Канади</text:span>
</text:h>
      <text:p text:style-name="P4">
Authors: Ukrinform (Person)</text:p>
      <text:p text:style-name="P4">
Publisher: Укринформ (Organization)</text:p>
      <text:p text:style-name="P4">
Published Time: 2023-06-07T12:46:00+03:00</text:p>
      <text:p text:style-name="P4">
Modified Time: 2023-06-07T23:46:00+03:00</text:p>
      <text:p text:style-name="P4">
Description: All the culprits of the dam of the Kakhovsky Hydroelectric power plant will necessarily be held accountable. - Ukrinform.</text:p>
      <text:p text:style-name="P4">
Images: ['<text:a xlink:type="simple" xlink:href="https://static.ukrinform.com/photos/2018_09/thumb_files/630_360_1537458684-6085.jpg" text:style-name="Internet_20_link" text:visited-style-name="Visited_20_Internet_20_Link">
630_360_15374...</text:a>
']</text:p>
      <text:p text:style-name="P4">
Tags: ['Канада', 'Каховська ГЕС', 'Війна з Росією', 'Затоплення']</text:p>
      <text:p text:style-name="P4">
Type: Article</text:p>
      <!--METADATA-->
      <text:p text:style-name="P4">
<draw:frame draw:style-name="fr1" draw:name="Image63" text:anchor-type="as-char" svg:width="6.9236in" svg:height="3.956343in" draw:z-index="0">
<draw:image xlink:href="../Images/yкринформ/2023-06-07T12-46-00-03-00/630_360_1537458684-6085.jpg" xlink:type="simple" xlink:show="embed" xlink:actuate="onLoad" draw:mime-type="image/jpeg"/>
</draw:frame>
The abnormalities of the dam of the Kakhovsky Hydroelectric Stanis will necessarily be held accountable.</text:p>
      <text:p text:style-name="P4">
According to the Ukrinform correspondent, the Minister of Law of Canada Melani Zolie said this in Ottawa.</text:p>
      <text:p text:style-name="P4">
“<text:a xlink:type="simple" xlink:href="https://www.ukrinform.ua/tag-kanada" text:style-name="Internet_20_link" text:visited-style-name="Visited_20_Internet_20_Link">
Canada</text:a>
Tagotov is solidarity with Ukraine continue to assist Ukrainians. Civilian people and critical infrastructure are illegal whole wars, and we will be convinced that the responsible for this act and other outrageous actions against the sovereignty of Ukraine will stand before justice for their crimes, ”Zolie said.</text:p>
      <text:p text:style-name="P4">
According to her, the destruction of the dam again demonstrates the catastrophic consequences of Russian military aggression against Ukraine, which grossly violates international peace security. " "We will continue to cooperate with international partners over the protection of the people of Ukraine from the repressive Russian regime," - - emphasized.</text:p>
      <text:p text:style-name="P4">
<text:span text:style-name="T4">
 Read also: </text:span>
 [in the Congress of Ukrainians <text:span text:style-name="T4">
 Canada </text:span>
 demand to recognize the Russian terrorist because(https://www.ukrinform.ua/rubric-diaspora/3719234-u-kongresi-ukrainciv-kanadi-vimagaut-viznati-rosiu-derzavouteroristom-cerez-pidriv-kahovskoi-ges.html)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About 16,000 people were in the Right Bank of the Uzhichherson region. Evacuation has begun.</text:p>
      <text:p text:style-name="P4">
News Source: <text:a xlink:type="simple" xlink:href="https://www.ukrinform.ua/rubric-polytics/3719782-vinuvatci-pidrivu-kahovskoi-ges-budut-pritagnuti-do-vidpovidalnosti-glava-mzs-kanadi.html" text:style-name="Internet_20_link" text:visited-style-name="Visited_20_Internet_20_Link">
https://www.ukrinform.ua/rubric-polytics/3719782-vinuvatci-pidrivu-kahovskoi-ges-budut-pritagnuti-do-vidpovidalnosti-glava-mzs-kanadi.html</text:a>
</text:p>
      <!--NEWS-->
      <text:h text:style-name="P10" text:outline-level="1">
<text:span text:style-name="T4">
The SES captures the decrease in the raising of water after blasting Kakhovskaya hydroelectric power plants</text:span>
</text:h>
      <text:p text:style-name="P4">
Authors: Ukrinform (Person)</text:p>
      <text:p text:style-name="P4">
Publisher: Укринформ (Organization)</text:p>
      <text:p text:style-name="P4">
Published Time: 2023-06-07T13:49:00+03:00</text:p>
      <text:p text:style-name="P4">
Modified Time: 2023-06-07T23:49:00+03:00</text:p>
      <text:p text:style-name="P4">
Description: The pace of lifting water levels in regions flooded after the Kakhovskaya Hydroelectric Power Plants have declined today, but the increase is still recorded - Ukrinform.</text:p>
      <text:p text:style-name="P4">
Images: ['<text:a xlink:type="simple" xlink:href="https://static.ukrinform.com/photos/2023_06/thumb_files/630_360_1686175374-404.jpg" text:style-name="Internet_20_link" text:visited-style-name="Visited_20_Internet_20_Link">
630_360_16861...</text:a>
']</text:p>
      <text:p text:style-name="P4">
Tags: ['ДСНС', 'Евакуація', 'Вода', 'Каховська ГЕС']</text:p>
      <text:p text:style-name="P4">
Type: Article</text:p>
      <!--METADATA-->
      <text:p text:style-name="P4">
<draw:frame draw:style-name="fr1" draw:name="Image64" text:anchor-type="as-char" svg:width="6.9236in" svg:height="3.956343in" draw:z-index="0">
<draw:image xlink:href="../Images/yкринформ/2023-06-07T13-49-00-03-00/630_360_1686175374-404.jpg" xlink:type="simple" xlink:show="embed" xlink:actuate="onLoad" draw:mime-type="image/jpeg"/>
</draw:frame>
The raising of water levels in the regions flooded after the Russian Kakhovskaya HEPs are undermined, but the increase is still fixed</text:p>
      <text:p text:style-name="P4">
About it <text:a xlink:type="simple" xlink:href="https://t.me/shtab_kakhovska_hes/87" text:style-name="Internet_20_link" text:visited-style-name="Visited_20_Internet_20_Link">
reported</text:a>
Deputy Chairman of the SES Volodymyr Demchuk, reports Ukrinform.</text:p>
      <text:p text:style-name="P4">
According to him, the water levels from 1 to 6 cm are now being recorded. In the beginning of the dam, water has risen in the Kherson area by 5.5 meters. The most complex situation in the ship district of the city, where is currently sub -heating of 1800 houses. In total, 20 settlements were flooded on the right birch.</text:p>
      <text:p text:style-name="P4">
“The primary task is now the evacuation of citizens from flooded territories. The departments of the event coordinate the work on evacuation and salvation Minister of Internal Affairs of Ukraine Igor Klimenko and the chairman of the SES of Ukraine Sergey Kruk. More than 1900 citizens, including 103 children, have been able to evacuate joint ventures, ”Demchuk said.</text:p>
      <text:p text:style-name="P4">
*!(https://www.ukrinform.ua/rubric-regions/3719677-u-dsns-prognozuut-spovilnenna-pidvisenna-rivniv-vodi-na-dnipri-nizce-kahovskoi-ges.html)He added that units <text:a xlink:type="simple" xlink:href="https://www.ukrinform.ua/tag-dsns" text:style-name="Internet_20_link" text:visited-style-name="Visited_20_Internet_20_Link">
SESP</text:a>
More than 300 people were rescued.</text:p>
      <text:p text:style-name="P4">
"For evacuation, the required number of vehicles has been prepared, the ways and areas where people are evacuated," the SESP summed up.</text:p>
      <text:p text:style-name="P4">
In turn, Sergei Kruk <text:a xlink:type="simple" xlink:href="https://t.me/dsns_telegram/17370" text:style-name="Internet_20_link" text:visited-style-name="Visited_20_Internet_20_Link">
reported</text:a>
: “Rescuers, along with all the forces involved in the elimination of flooding, work in enhanced mode. We increase the forces and have been sent to Kherson region by construction of craft from different regions of Ukraine. "</text:p>
      <text:p text:style-name="P4">
The SES chairman stressed that the war did not destroy our humanity. “Since the beginning, more than 620 appeals from citizens have worked for help. We work out everyone, ”he added.</text:p>
      <text:p text:style-name="P4">
<text:span text:style-name="T4">
 Read also: </text:span>
 <text:a xlink:type="simple" xlink:href="https://www.ukrinform.ua/rubric-society/3719461-aki-dii-ludini-so-opinilasa-u-vodi-poradi-dsns.html" text:style-name="Internet_20_link" text:visited-style-name="Visited_20_Internet_20_Link">
how to escape when water flood the streets - tips <text:span text:style-name="T4">
 SES </text:span>
</text:a>
As reported by Ukrinform, on the night of June 6, the Russian army blew up the Dumbukhov Hydroelectric Power Plant. On the Right Bank of the Kherson region, there were 16,000 people in the disaster zone. Evacuation began with dangerous places.</text:p>
      <text:p text:style-name="P4">
News Source: <text:a xlink:type="simple" xlink:href="https://www.ukrinform.ua/rubric-other_news/3719783-u-dsns-fiksuut-znizenna-tempiv-pidjomu-vodi-pisla-pidrivu-kahovskoi-ges.html" text:style-name="Internet_20_link" text:visited-style-name="Visited_20_Internet_20_Link">
https://www.ukrinform.ua/rubric-other_news/3719783-u-dsns-fiksuut-znizenna-tempiv-pidjomu-vodi-pisla-pidrivu-kahovskoi-ges.html</text:a>
</text:p>
      <!--NEWS-->
      <text:h text:style-name="P10" text:outline-level="1">
<text:span text:style-name="T4">
Prime Minister: Approved urgent decisions to provide the population in southern Ukraine with drinking water</text:span>
</text:h>
      <text:p text:style-name="P4">
Author: ['АРМІЯINFORM']</text:p>
      <text:p text:style-name="P4">
Time: 2023-06-07T14:00:00-04:00</text:p>
      <text:p text:style-name="P4">
Description: The detachment of the Zavodann, praised low ryshen, hidden on the drinking drin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thumb_204357_820_360_0_0_auto.jpg" text:style-name="Internet_20_link" text:visited-style-name="Visited_20_Internet_20_Link">
thumb_204357_820_360_0_0_auto.jpg</text:a>
']</text:p>
      <text:p text:style-name="P4">
Tags: ['ДЕНИС ШМИГАЛЬ', 'КАБІНЕТ МІНІСТРІВ УКРАЇНИ', 'УРЯДОВИЙ ПОРТАЛ']</text:p>
      <text:p text:style-name="P4">
Category: News</text:p>
      <!--METADATA-->
      <text:p text:style-name="P4">
<draw:frame draw:style-name="fr1" draw:name="Image65" text:anchor-type="as-char" svg:width="6.9236in" svg:height="4.610104in" draw:z-index="0">
<draw:image xlink:href="../Images/AРМІЯINFORM/2023-06-07T14-00-00-04-00/thumb_204357_820_360_0_0_auto.jpg" xlink:type="simple" xlink:show="embed" xlink:actuate="onLoad" draw:mime-type="image/jpeg"/>
</draw:frame>
At an extraordinary meeting, the government has made a number of decisions aimed at taking drinking water in the south of Ukraine. This was reported by the Minister Denis Shmigal with <text:a xlink:type="simple" xlink:href="https://www.kmu.gov.ua/news/premier-ministr-ukhvalyly-nevidkladni-rishennia-dlia-zabezpechennia-naselennia-na-pivdni-ukrainy-pytnoiu-vodoiu" text:style-name="Internet_20_link" text:visited-style-name="Visited_20_Internet_20_Link">
reference</text:a>
on the government portal.</text:p>
      <text:p text:style-name="P4">
In particular, UAH 1.5 billion was allocated for the construction of new main waterways.</text:p>
      <text:p text:style-name="P4">
“These will be the water pipes of the Karachuniv reservoir - Kryvyi Rih - South Aquaarm, Marganets - Nikopol, Khortytsia - Tomakivka. This is necessary to allow the crooked horn, Nikopol and manganese drinking water. The work will start just now so as not to waste precious time. The State Agency for Restoration will be responsible for the implementation of the projections, ”the Prime Minister said.</text:p>
      <text:p text:style-name="P4">
The government also allocated to the Kherson, Mykolaiv, Zaporizhzhya Tadnipropetrovsk regions of almost UAH 846 million to meet the needs of the regions with demand water.</text:p>
      <text:p text:style-name="P4">
Earlier, on June 6, the Cabinet of Ministers allocated UAH 120 million to the state agency of all resources for sustainable provision of residents of Nikolaev with drinking water.</text:p>
      <text:p text:style-name="P4">
According to Denis Shmigal, the water will be supplied with a river Ingulets river in a special mode of operation. The project will allow to achieve the necessary indicators of drinking water and return it to the city.</text:p>
      <text:p text:style-name="P4">
News Source: <text:a xlink:type="simple" xlink:href="https://armyinform.com.ua/2023/06/07/premyer-ministr-uhvalyly-nevidkladni-rishennya-dlya-zabezpechennya-naselennya-na-pivdni-ukrayiny-pytnoyu-vodoyu/" text:style-name="Internet_20_link" text:visited-style-name="Visited_20_Internet_20_Link">
https://armyinform.com.ua/2023/06/07/premyer-ministr-uhvalyly-nevidkladni-rishennya-dlya-zabezpechennya-naselennya-na-pivdni-ukrayiny-pytnoyu-vodoyu/</text:a>
</text:p>
      <!--NEWS-->
      <text:h text:style-name="P10" text:outline-level="1">
<text:span text:style-name="T4">
President is shocked by lack</text:span>
</text:h>
      <text:p text:style-name="P4">
Authors: Ukrinform (Person)</text:p>
      <text:p text:style-name="P4">
Publisher: Укринформ (Organization)</text:p>
      <text:p text:style-name="P4">
Published Time: 2023-06-07T14:53:00+03:00</text:p>
      <text:p text:style-name="P4">
Modified Time: 2023-06-07T23:53:00+03:00</text:p>
      <text:p text:style-name="P4">
Description: The UN and the International Committee of the Red Cross have not yet provided any assistance to Ukraine to overcome the effects of an ecological disaster caused by Russia's blast.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ООН', 'Червоний Хрест', 'Зеленський', 'Каховська ГЕС']</text:p>
      <text:p text:style-name="P4">
Type: Article</text:p>
      <!--METADATA-->
      <text:p text:style-name="P4">
<draw:frame draw:style-name="fr1" draw:name="Image66" text:anchor-type="as-char" svg:width="6.9236in" svg:height="3.956343in" draw:z-index="0">
<draw:image xlink:href="../Images/yкринформ/2023-06-07T14-53-00-03-00/630_360_1668631319-314.jpg" xlink:type="simple" xlink:show="embed" xlink:actuate="onLoad" draw:mime-type="image/jpeg"/>
</draw:frame>
The UN International Committee of the Red Cross has not yet assisted Ukraine to overcome the effects of an environmental disaster caused by the undermine of the Rosiyakhov Dam.</text:p>
      <text:p text:style-name="P4">
According to Ukrinform, President of Ukraine Volodymyr Zelensky Vintervi said to the German edition <text:a xlink:type="simple" xlink:href="https://www.bild.de/politik/ausland/politik-ausland/ukraine-praesident-selenskyj-das-bedeutet-der-dammbruch-fuer-die-gegenoffensive-84247066.bild.html" text:style-name="Internet_20_link" text:visited-style-name="Visited_20_Internet_20_Link">
Bild</text:a>
.</text:p>
      <text:p text:style-name="P4">
"I would very much like to thank international organizations that have assisted Ukraine through the Russian Federation caused by the Russian Federation <text:a xlink:type="simple" xlink:href="https://www.ukrinform.ua/tag-vibuh" text:style-name="Internet_20_link" text:visited-style-name="Visited_20_Internet_20_Link">
explosion</text:a>
, which led to environmental catastrophe - a blown dam of the Kakhovka reservoir. But today I cannot dress international organizations, "Zelensky said.</text:p>
      <text:p text:style-name="P4">
He reported that before the interview he was talking to the head of the Ministry of Internal Affairs, who headed the headquarters of the consequences of this environmental catastrophe, and he reported that "Anioon nor there were no representatives of the Red Cross." At the same time, the head stated that these two organizations "should be the first to save life."</text:p>
      <text:p text:style-name="P4">
"We have not received any answer. I'm shocked," the Ukrainian president's bild quotes.</text:p>
      <text:p text:style-name="P4">
In an interview, the President also pointed out that last year the Ukrainian intelligence had information about the mines of the Russians of the Kakhovsky Dam and such information was transferred to partners. "And everyone then said that - yes, very high -rise, that the dam will be blown up at the moment they(Russians - ed.)They will feel that we will start buying our territories, " - said Zelensky.</text:p>
      <text:p text:style-name="P4">
At the same time, he indicated that the specific evidence of the dam of the dam by Russia would be possible to obtain after the de -occupation of this territory. According to him, the Ukrainian castor will also invite international experts to investigate the in investigation, since there can be no independent investigation in the occupation.</text:p>
      <text:p text:style-name="P4">
<text:span text:style-name="T4">
 Read also: </text:span>
 <text:a xlink:type="simple" xlink:href="https://www.ukrinform.ua/rubric-society/3719769-do-poratunku-ludej-na-okupovanij-hersonsini-mae-negajno-dolucitisa-mkch-zelenskij.html" text:style-name="Internet_20_link" text:visited-style-name="Visited_20_Internet_20_Link">
To save people in the occupied Kherson region should immediately reach the ICRC - President</text:a>
Zelensky also noted that the Russians may begin to justify in the future, stating that an explosion on their controlled dam happened by accident.</text:p>
      <text:p text:style-name="P4">
News Source: <text:a xlink:type="simple" xlink:href="https://www.ukrinform.ua/rubric-society/3719784-prezident-sokovanij-vidsutnist-dopomogi-z-boku-oon-ta-cervonogo-hresta-pisla-pidrivu-kahovskoi-dambi.html" text:style-name="Internet_20_link" text:visited-style-name="Visited_20_Internet_20_Link">
https://www.ukrinform.ua/rubric-society/3719784-prezident-sokovanij-vidsutnist-dopomogi-z-boku-oon-ta-cervonogo-hresta-pisla-pidrivu-kahovskoi-dambi.html</text:a>
</text:p>
      <!--NEWS-->
      <text:h text:style-name="P10" text:outline-level="1">
<text:span text:style-name="T4">
Ukraine has not yet gone on a counter -offensive, all will see it - Danilov</text:span>
</text:h>
      <text:p text:style-name="P4">
Authors: Ukrinform (Person)</text:p>
      <text:p text:style-name="P4">
Publisher: Укринформ (Organization)</text:p>
      <text:p text:style-name="P4">
Published Time: 2023-06-07T16:00:00+03:00</text:p>
      <text:p text:style-name="P4">
Modified Time: 2023-06-07T16:00:00+03:00</text:p>
      <text:p text:style-name="P4">
Description: The forces of Ukraine have not yet launched a planned counter -offensive to release the territories temporarily occupied by Russia. - Ukrinform.</text:p>
      <text:p text:style-name="P4">
Images: ['<text:a xlink:type="simple" xlink:href="https://static.ukrinform.com/photos/2023_04/thumb_files/630_360_1680783781-501.jpg" text:style-name="Internet_20_link" text:visited-style-name="Visited_20_Internet_20_Link">
630_360_16807...</text:a>
']</text:p>
      <text:p text:style-name="P4">
Tags: ['ЗСУ', 'Данілов', 'Війна з Росією', 'Контрнаступ']</text:p>
      <text:p text:style-name="P4">
Type: Article</text:p>
      <!--METADATA-->
      <text:p text:style-name="P4">
<draw:frame draw:style-name="fr1" draw:name="Image67" text:anchor-type="as-char" svg:width="6.9236in" svg:height="3.956343in" draw:z-index="0">
<draw:image xlink:href="../Images/yкринформ/2023-06-07T16-00-00-03-00/630_360_1680783781-501.jpg" xlink:type="simple" xlink:show="embed" xlink:actuate="onLoad" draw:mime-type="image/jpeg"/>
</draw:frame>
Ukraine's forces have not yet launched a planned counter -offensive for the release of Russia -occupied territories.</text:p>
      <text:p text:style-name="P4">
According to Ukrinform, about it in an interview <text:a xlink:type="simple" xlink:href="http://www.reuters.com/world/europe/ukraine-has-not-yet-launched-counteroffensive-senior-security-official-2023-06-07/" text:style-name="Internet_20_link" text:visited-style-name="Visited_20_Internet_20_Link">
Reuters</text:a>
The Secretary of the National Security and Defense Council Danilov said.</text:p>
      <text:p text:style-name="P4">
“When all this begins, our military will decide. When we start a monetary, everyone will find out about it, they will see, ”he said.</text:p>
      <text:p text:style-name="P4">
According to Danilov, the Russians were mistakenly committed to the promotion of Ukrainian military in some places for the beginning of a large operation.</text:p>
      <text:p text:style-name="P4">
Danilov also said there was no doubt that <text:a xlink:type="simple" xlink:href="https://www.ukrinform.ua/tag-rosia" text:style-name="Internet_20_link" text:visited-style-name="Visited_20_Internet_20_Link">
Russia</text:a>
The Kakhovka hydroelectric power station was destroyed, as this territory has been occupied from the very beginning of Russian.</text:p>
      <text:p text:style-name="P4">
"They have(Russians - ed.)There was a military component. It was number one plan. They believed that we would move in this direction. Their actions will not have the reasons they would like, ”the NSDC secretary added.</text:p>
      <text:p text:style-name="P4">
Danilov also noted that there could be no negotiation until the Russian troops are injecting the territory of Ukraine.</text:p>
      <text:p text:style-name="P4">
<text:span text:style-name="T4">
 Read also: </text:span>
 [In the Bakhmut direction, the third day of the Armed Forces - Mino -Defense(https://www.ukrinform.ua/rubric-ato/3719537-na-bahmutskomu-napramku-tretij-den-trivae-nastup-zsu-minoboroni.html)As reported by Ukrinform, the Deputy Minister of Defense Anna Malyar said that the Bakhmut direction Ukrainian troops went from defense on the offensive, the joint for the day in different areas, the defenders advanced from 200 to 1100 meters.</text:p>
      <text:p text:style-name="P4">
News Source: <text:a xlink:type="simple" xlink:href="https://www.ukrinform.ua/rubric-ato/3719598-ukraina-se-ne-perehodila-u-kontrnastup-jogo-pocatok-vsi-pobacat-danilov.html" text:style-name="Internet_20_link" text:visited-style-name="Visited_20_Internet_20_Link">
https://www.ukrinform.ua/rubric-ato/3719598-ukraina-se-ne-perehodila-u-kontrnastup-jogo-pocatok-vsi-pobacat-danilov.html</text:a>
</text:p>
      <!--NEWS-->
      <text:h text:style-name="P10" text:outline-level="1">
<text:span text:style-name="T4">
For the aid of the residents of the flooded Kherson came the units of the State Support Service</text:span>
</text:h>
      <text:p text:style-name="P4">
Author: ['АРМІЯINFORM']</text:p>
      <text:p text:style-name="P4">
Time: 2023-06-07T16:00:00-04:00</text:p>
      <text:p text:style-name="P4">
Description: VIISKOVI of the Personal Service of the Minobornoi transport to the dopoles of residents ... War with Ukraine 2022, War with Ukraine Latest news today, News War with Ukraine 2022 Last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43434.jpg" text:style-name="Internet_20_link" text:visited-style-name="Visited_20_Internet_20_Link">
343434.jpg</text:a>
']</text:p>
      <text:p text:style-name="P4">
Tags: ['ВОЄННІ ЗЛОЧИНИ ЗС РФ', 'ДЕРЖСПЕЦТРАНССЛУЖБА', 'КАХОВСЬКА ГЕС', 'ХЕРСОН']</text:p>
      <text:p text:style-name="P4">
Category: News</text:p>
      <!--METADATA-->
      <text:p text:style-name="P4">
<draw:frame draw:style-name="fr1" draw:name="Image68" text:anchor-type="as-char" svg:width="6.9236in" svg:height="4.441706in" draw:z-index="0">
<draw:image xlink:href="../Images/AРМІЯINFORM/2023-06-07T16-00-00-04-00/343434.jpg" xlink:type="simple" xlink:show="embed" xlink:actuate="onLoad" draw:mime-type="image/jpeg"/>
</draw:frame>
The Military Special Transport Service of the Ministry of Defense provides the assistance of Kherson, who has been subjected to the blasting of the Kakhovka hydroelectric power station by Russian aggressors.</text:p>
      <text:p text:style-name="P4">
The corresponding video was published in <text:a xlink:type="simple" xlink:href="https://www.facebook.com/watch/" text:style-name="Internet_20_link" text:visited-style-name="Visited_20_Internet_20_Link">
Facebook</text:a>
State Security Service.</text:p>
      <text:p text:style-name="P4">
“The Military Special Transport Service of the Ministry of Defense of Ukraine helps the locals in Kherson to get safe places. Transportation of people who find themselves in the flooding zone from the exclusion of Russian hydroelectric power stations to safe areas is carried out, ”the video annotation states.</text:p>
      <text:p text:style-name="P4">
News Source: <text:a xlink:type="simple" xlink:href="https://armyinform.com.ua/2023/06/07/na-dopomogu-zhytelyam-pidtoplenogo-hersona-pryjshly-pidrozdily-derzhspecztranssluzhby/" text:style-name="Internet_20_link" text:visited-style-name="Visited_20_Internet_20_Link">
https://armyinform.com.ua/2023/06/07/na-dopomogu-zhytelyam-pidtoplenogo-hersona-pryjshly-pidrozdily-derzhspecztranssluzhby/</text:a>
</text:p>
      <!--NEWS-->
      <text:h text:style-name="P10" text:outline-level="1">
<text:span text:style-name="T4">
International partners provided Ukrainian water utilities for over $ 170 million</text:span>
</text:h>
      <text:p text:style-name="P4">
Authors: Ukrinform (Person)</text:p>
      <text:p text:style-name="P4">
Publisher: Укринформ (Organization)</text:p>
      <text:p text:style-name="P4">
Published Time: 2023-06-07T16:06:00+03:00</text:p>
      <text:p text:style-name="P4">
Modified Time: 2023-06-07T16:06:00+03:00</text:p>
      <text:p text:style-name="P4">
Description: International partners have already provided Ukrainian water utilities for more than $ 170 million, which allows them to maintain their work in hostilities. - Ukrinform.</text:p>
      <text:p text:style-name="P4">
Images: ['<text:a xlink:type="simple" xlink:href="https://static.ukrinform.com/photos/2022_07/thumb_files/630_360_1658166179-794.jpg" text:style-name="Internet_20_link" text:visited-style-name="Visited_20_Internet_20_Link">
630_360_16581...</text:a>
']</text:p>
      <text:p text:style-name="P4">
Tags: ['допомога', 'Відбудова', 'Водоканал']</text:p>
      <text:p text:style-name="P4">
Type: Article</text:p>
      <!--METADATA-->
      <text:p text:style-name="P4">
<draw:frame draw:style-name="fr1" draw:name="Image69" text:anchor-type="as-char" svg:width="6.9236in" svg:height="3.956343in" draw:z-index="0">
<draw:image xlink:href="../Images/yкринформ/2023-06-07T16-06-00-03-00/630_360_1658166179-794.jpg" xlink:type="simple" xlink:show="embed" xlink:actuate="onLoad" draw:mime-type="image/jpeg"/>
</draw:frame>
International partners have already provided Ukrainian water utilities for more than 170 million dollars, which allows them to maintain their work in hostilities.</text:p>
      <text:p text:style-name="P4">
About it <text:a xlink:type="simple" xlink:href="https://www.youtube.com/watch" text:style-name="Internet_20_link" text:visited-style-name="Visited_20_Internet_20_Link">
reported</text:a>
Presidentials of Ukrvodokanalecology Dmitry Novitsky during a briefing of "Robavodokanals during the war: challenges and ways of resolving complex issues" conducted in Ukrinform.</text:p>
      <text:p text:style-name="P4">
“Today, international partners have already funded assistance for more than $ 170 million. We have now received a 310 million donors, which we have already handed over to foreign organizations. They are processed. Movayide about priority measures that will help support the work of enterprises, ”he said.</text:p>
      <text:p text:style-name="P4">
Novitsky emphasized that foreign partners are ready to continue to assist the water channels, but for this purpose the Ukrainian side has to do the "homework" to provide the current work of these enterprises, which requires the definition of sustained funding.</text:p>
      <text:p text:style-name="P4">
<text:span text:style-name="T4">
 Read also: </text:span>
 <text:a xlink:type="simple" xlink:href="https://www.ukrinform.ua/rubric-polytics/3719572-pidriv-kahovskoi-ges-evrosouz-mobilizue-dopomogu-dla-ukraini.html" text:style-name="Internet_20_link" text:visited-style-name="Visited_20_Internet_20_Link">
Kakhovskaya hydroelectric power station: <text:span text:style-name="T4">
 EU </text:span>
 sent to the Ukrainian assistance</text:a>
As reported, as a result of a full -scale invasion of Ukraine, 800 kilometers of water supply and 244 km of sewage networks destroyed in Ukraine, as well as about 70 pumping stations and 23 treatment facilities were reduced/damaged.</text:p>
      <text:p text:style-name="P4">
News Source: <text:a xlink:type="simple" xlink:href="https://www.ukrinform.ua/rubric-vidbudova/3719601-miznarodni-partneri-nadali-ukrainskim-vodokanalam-dopomogi-na-ponad-170-miljoniv.html" text:style-name="Internet_20_link" text:visited-style-name="Visited_20_Internet_20_Link">
https://www.ukrinform.ua/rubric-vidbudova/3719601-miznarodni-partneri-nadali-ukrainskim-vodokanalam-dopomogi-na-ponad-170-miljoniv.html</text:a>
</text:p>
      <!--NEWS-->
      <text:h text:style-name="P10" text:outline-level="1">
<text:span text:style-name="T4">
Zelensky discussed with Erdogan a terrorist attack on Kakhovskaya hydroelectric power station, the return of prisoners and a grain agreement</text:span>
</text:h>
      <text:p text:style-name="P4">
Authors: Ukrinform (Person)</text:p>
      <text:p text:style-name="P4">
Publisher: Укринформ (Organization)</text:p>
      <text:p text:style-name="P4">
Published Time: 2023-06-07T16:10:00+03:00</text:p>
      <text:p text:style-name="P4">
Modified Time: 2023-06-07T16:10:00+03:00</text:p>
      <text:p text:style-name="P4">
Description: President of Ukraine Volodymyr Zelensky had a telephone conversation with Turkish President Recep Taiip Erdogan, discussed the consequences of a terrorist attack on the Kakhovsky hydroelectric power station, a grain agreement and the return of Ukrainian prisoners from Russian captivity. - Ukrinform.</text:p>
      <text:p text:style-name="P4">
Images: ['<text:a xlink:type="simple" xlink:href="https://static.ukrinform.com/photos/2023_01/thumb_files/630_360_1673542822-488.jpg" text:style-name="Internet_20_link" text:visited-style-name="Visited_20_Internet_20_Link">
630_360_16735...</text:a>
']</text:p>
      <text:p text:style-name="P4">
Tags: ['Ердоган', 'Зерно', 'Полонені', 'Зеленський', 'Каховська ГЕС']</text:p>
      <text:p text:style-name="P4">
Type: Article</text:p>
      <!--METADATA-->
      <text:p text:style-name="P4">
<draw:frame draw:style-name="fr1" draw:name="Image70" text:anchor-type="as-char" svg:width="6.9236in" svg:height="3.956343in" draw:z-index="0">
<draw:image xlink:href="../Images/yкринформ/2023-06-07T16-10-00-03-00/630_360_1673542822-488.jpg" xlink:type="simple" xlink:show="embed" xlink:actuate="onLoad" draw:mime-type="image/jpeg"/>
</draw:frame>
President of Ukraine Volodymyr Zelensky had a telephone conversation with Turkey President Taiip Erdogan, discussed the consequences of a terrorist attack on the Kakhovka hydroelectric power station, a grain agreement and the return of Ukrainian prisoners from Russian captivity.</text:p>
      <text:p text:style-name="P4">
The President reported this in <text:a xlink:type="simple" xlink:href="http://t.me/V_Zelenskiy_official/6505" text:style-name="Internet_20_link" text:visited-style-name="Visited_20_Internet_20_Link">
telegram,</text:a>
transmits Ukrinform.</text:p>
      <text:p text:style-name="P4">
"He spent a telephone conversation with Turkey President Recep Taiip Erdogan. He reported about the humanitarian and environmental consequences of the Russian terrorist attack by the Nakakhovsky hydroelectric power station, in particular about the risks to the ZPP.</text:p>
      <text:p text:style-name="P4">
He also noted that the voice <text:a xlink:type="simple" xlink:href="https://www.ukrinform.ua/tag-tureccina" text:style-name="Internet_20_link" text:visited-style-name="Visited_20_Internet_20_Link">
Turkey</text:a>
Important when it comes to the withdrawal of the occupation troops of the Ukrainian territory and the return of our illegally prisoners, in particular, the Tatars, from the Russian captivity.</text:p>
      <text:p text:style-name="P4">
In addition, the Presidents of the two countries discussed the issue of continuation and expansion of a grain initiative.</text:p>
      <text:p text:style-name="P4">
In his turn, Turkish President suggested that the International Commission for Investigation of the Explosion at the Kakhovsk Hydroelectric Committee.</text:p>
      <text:p text:style-name="P4">
"Erdogan stated that a commission with the participation of experts of warring parties, the UN of the International Community, including Turkey, was established in order to investigate the explosion on Kakhovskaya Dambies," the UN -Turkey, " - said in the reporting recruitment on the communications of the Presidential Administration of Turkey.</text:p>
      <text:p text:style-name="P4">
The Turkish President also expressed his / her readiness to do everything possible for investigation and has allowed the use of the negotiation method as a tendon -grain initiative.</text:p>
      <text:p text:style-name="P4">
"Emphasizing that it will not be possible to prevent humanitarian losses daily, they will be conflicted, so the idea of returning to the negotiations should dominate. Erdogan stated that they would strongly continue their efforts to establish a fair peace," - reports the Directorate of Erdogan.</text:p>
      <text:p text:style-name="P4">
In addition, the Turkish leader has a proposal for the creation of the commission to express the President of the Russian Federation Vladimir Putin.</text:p>
      <text:p text:style-name="P4">
During this conversation, Erdogan also stated that "it is advisable to continue consultations from the UN to eliminate obstacles to the export of Russian grain tadories."</text:p>
      <text:p text:style-name="P4">
<text:span text:style-name="T4">
 Read also: </text:span>
 [Stoltenberg met with <text:span text:style-name="T4">
 Erdogan </text:span>
 Ohm - Sweden's Sweden Swedish(https://www.ukrinform.ua/rubric-world/3718166-stoltenberg-zustrivsa-z-erdoganom-govorili-pro-clenstvo-svecii-v-nato.html)</text:p>
      <text:p text:style-name="P4">
As a result of the undermining of the station, the machine room was destroyed, where 450 tonne fuel oil was stored.</text:p>
      <text:p text:style-name="P4">
Ukrhydroenergo stated that Kakhovskaya hydroelectric power station <text:a xlink:type="simple" xlink:href="https://www.ukrinform.ua/rubric-ato/3718814-kahovska-ges-povnistu-zrujnovana-vidnovlennu-ne-pidlagae-ukrgidroenergo.html" text:style-name="Internet_20_link" text:visited-style-name="Visited_20_Internet_20_Link">
fully destroyed</text:a>
But the recovery is not.</text:p>
      <text:p text:style-name="P4">
News Source: <text:a xlink:type="simple" xlink:href="https://www.ukrinform.ua/rubric-polytics/3719604-zelenskij-obgovoriv-z-erdoganom-terakt-na-kahovskij-ges-povernenna-polonenih-i-zernovu-ugodu.html" text:style-name="Internet_20_link" text:visited-style-name="Visited_20_Internet_20_Link">
https://www.ukrinform.ua/rubric-polytics/3719604-zelenskij-obgovoriv-z-erdoganom-terakt-na-kahovskij-ges-povernenna-polonenih-i-zernovu-ugodu.html</text:a>
</text:p>
      <!--NEWS-->
      <text:h text:style-name="P10" text:outline-level="1">
<text:span text:style-name="T4">
In Kiev, the search service for a temporary shelter for animals "Ekutok" was launched</text:span>
</text:h>
      <text:p text:style-name="P4">
Authors: Ukrinform (Person)</text:p>
      <text:p text:style-name="P4">
Publisher: Укринформ (Organization)</text:p>
      <text:p text:style-name="P4">
Published Time: 2023-06-07T16:23:00+03:00</text:p>
      <text:p text:style-name="P4">
Modified Time: 2023-06-07T16:23:00+03:00</text:p>
      <text:p text:style-name="P4">
Description: In the capital in the test mode, the service of search for overgrowth (temporary shelter) for animals "Ekutok" was launched. - Ukrinform.</text:p>
      <text:p text:style-name="P4">
Images: ['<text:a xlink:type="simple" xlink:href="https://static.ukrinform.com/photos/2023_06/thumb_files/630_360_1686144198-271.jpg" text:style-name="Internet_20_link" text:visited-style-name="Visited_20_Internet_20_Link">
630_360_16861...</text:a>
']</text:p>
      <text:p text:style-name="P4">
Tags: ['Тварини', 'Київ', 'Притулок']</text:p>
      <text:p text:style-name="P4">
Type: Article</text:p>
      <!--METADATA-->
      <text:p text:style-name="P4">
<draw:frame draw:style-name="fr1" draw:name="Image71" text:anchor-type="as-char" svg:width="6.9236in" svg:height="3.956343in" draw:z-index="0">
<draw:image xlink:href="../Images/yкринформ/2023-06-07T16-23-00-03-00/630_360_1686144198-271.jpg" xlink:type="simple" xlink:show="embed" xlink:actuate="onLoad" draw:mime-type="image/jpeg"/>
</draw:frame>
In the capitals of test mode, the search service was operated(temporary asylum)for animals "ekutok".</text:p>
      <text:p text:style-name="P4">
About it in <text:a xlink:type="simple" xlink:href="https://t.me/KyivCityOfficial/6976" text:style-name="Internet_20_link" text:visited-style-name="Visited_20_Internet_20_Link">
telegram</text:a>
Informed the press service of the Kyiv City State Administration, Ukrinform reports.</text:p>
      <text:p text:style-name="P4">
“In the capital in the test mode, the search service for [animals] has worked(https://www.ukrinform.ua/tag-tvarini)"Ekutok", - the message reads.</text:p>
      <text:p text:style-name="P4">
Users can create an account of two types: for those who look for a temporary track for an animal and for those who can provide it.</text:p>
      <text:p text:style-name="P4">
Veterinary clinics, shelters, and public organizations can also use the service. You can find or offer dog walking, animal care, etc. Or order professional photography, training, veterinary support and more for your wards.</text:p>
      <text:p text:style-name="P4">
<text:span text:style-name="T4">
 Read also: </text:span>
 [How Rescue <text:span text:style-name="T4">
 Animals </text:span>
 affected by Podrivkakhovsky Hydroelectric Power(https://www.ukrinform.ua/rubric-society/3719588-ak-ratuut-tvarin-so-postrazdali-vid-pidrivu-kahovskoi-ges.html)It is noted that the platform works in test mode, but you can register Nani now.</text:p>
      <text:p text:style-name="P4">
As reported <text:a xlink:type="simple" xlink:href="https://www.ukrinform.ua/rubric-kyiv/3717154-zoopatrul-ak-na-kiivsini-ratuut-bezpritulnih-i-pokinutih-tvarin.html" text:style-name="Internet_20_link" text:visited-style-name="Visited_20_Internet_20_Link">
Ukrinform</text:a>
, public organization zoo -patrol adjusts the comprehensive work of guardianship on the disadvantaged animals of the Kyiv region</text:p>
      <text:p text:style-name="P4">
News Source: <text:a xlink:type="simple" xlink:href="https://www.ukrinform.ua/rubric-kyiv/3719606-u-kievi-zapracuvav-servis-posuku-timcasovogo-pritulku-dla-tvarin-ekutocok.html" text:style-name="Internet_20_link" text:visited-style-name="Visited_20_Internet_20_Link">
https://www.ukrinform.ua/rubric-kyiv/3719606-u-kievi-zapracuvav-servis-posuku-timcasovogo-pritulku-dla-tvarin-ekutocok.html</text:a>
</text:p>
      <!--NEWS-->
      <text:h text:style-name="P10" text:outline-level="1">
<text:span text:style-name="T4">
There are about a thousand Russian military in Belarus - border guards</text:span>
</text:h>
      <text:p text:style-name="P4">
Authors: Ukrinform (Person)</text:p>
      <text:p text:style-name="P4">
Publisher: Укринформ (Organization)</text:p>
      <text:p text:style-name="P4">
Published Time: 2023-06-07T16:28:00+03:00</text:p>
      <text:p text:style-name="P4">
Modified Time: 2023-06-07T16:28:00+03:00</text:p>
      <text:p text:style-name="P4">
Description: The creation of the necessary offensive group in Belarus is not noted.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Білорусь', 'Прикордонники', 'Російські військові', 'Війна з Росією']</text:p>
      <text:p text:style-name="P4">
Type: Article</text:p>
      <!--METADATA-->
      <text:p text:style-name="P4">
<draw:frame draw:style-name="fr1" draw:name="Image72" text:anchor-type="as-char" svg:width="6.9236in" svg:height="3.956343in" draw:z-index="0">
<draw:image xlink:href="../Images/yкринформ/2023-06-07T16-28-00-03-00/630_360_1668461240-442.jpg" xlink:type="simple" xlink:show="embed" xlink:actuate="onLoad" draw:mime-type="image/jpeg"/>
</draw:frame>
The creation of Belarus is not noted the desired offensive group.</text:p>
      <text:p text:style-name="P4">
Andriy Demchenko, a spokesman for the State Border Guard Service of Ukraine, said this at a briefing at the Media Center - Ukrinform.</text:p>
      <text:p text:style-name="P4">
"The situation on the border with Belarus remains fully controlled. Creating the necessary offensive group, which would be ready to implement from the territory <text:a xlink:type="simple" xlink:href="https://www.ukrinform.ua/tag-bilorus" text:style-name="Internet_20_link" text:visited-style-name="Visited_20_Internet_20_Link">
Belarus</text:a>
, it is unknown, ”the spokesman said.</text:p>
      <text:p text:style-name="P4">
According to him, the number of Russian soldiers in the territory of the RFF and involved in the training process has decreased significantly. "According to our data, their number is now no more than 1000, and this is much less than it was," he said.</text:p>
      <text:p text:style-name="P4">
Demchenko recalled that earlier in Belarus, their number ranged at the level of 10-11 thousand servicemen, later decreased to 2.5 thousand, and now - to a thousand.</text:p>
      <text:p text:style-name="P4">
He emphasized that the situation is closely monitored by the intelligence units of Ukraine, Tt. The State Border Service, which fix everything that happens along the border.</text:p>
      <text:p text:style-name="P4">
<text:span text:style-name="T4">
 Read also: </text:span>
 <text:a xlink:type="simple" xlink:href="https://www.ukrinform.ua/rubric-ato/3718938-do-bilorusi-poki-so-ne-perekinuli-adernu-zbrou-lise-ii-nosii-naev.html" text:style-name="Internet_20_link" text:visited-style-name="Visited_20_Internet_20_Link">
up to <text:span text:style-name="T4">
 Belarus </text:span>
 yet have not thrown nuclear weapons, only the carrier - Naev</text:a>
It is impossible to exclude in the future arrival of other units of Russia, which will also be trained at Belarusian landfills, as Belarus continues to support the Russian Federation, he said and added that no calls for the so -called "brotherhood" will help the Belarusian side.</text:p>
      <text:p text:style-name="P4">
As <text:a xlink:type="simple" xlink:href="https://www.ukrinform.ua/rubric-society/3716571-bilorusi-na-kordoni-uvimknuli-audiozvernenna-pro-spilnij-bors-u-dpsu-zaavili-so-ne-istimut-si.html" text:style-name="Internet_20_link" text:visited-style-name="Visited_20_Internet_20_Link">
reported</text:a>
, the State Border Service of Ukraine reacted by the Naudio Recruitment of the Belarusian Border Guards regarding the similarity of borscht and reminded that the Ukrainians were a freedom nation and they would not taste them. DPSdipped that it is unfortunate to have neighbors who, speaking of some identity of tasporacy, tend to be slaves and have nothing to do with Ukrainians.</text:p>
      <text:p text:style-name="P4">
News Source: <text:a xlink:type="simple" xlink:href="https://www.ukrinform.ua/rubric-ato/3719607-u-bilorusi-perebuvaut-blizko-tisaci-rosijskih-vijskovih-prikordonniki.html" text:style-name="Internet_20_link" text:visited-style-name="Visited_20_Internet_20_Link">
https://www.ukrinform.ua/rubric-ato/3719607-u-bilorusi-perebuvaut-blizko-tisaci-rosijskih-vijskovih-prikordonniki.html</text:a>
</text:p>
      <!--NEWS-->
      <text:h text:style-name="P10" text:outline-level="1">
<text:span text:style-name="T4">
The Ukrainian Diaspora called on the world media to spread the truth about undermining the Kakhovskaya hydroelectric power station</text:span>
</text:h>
      <text:p text:style-name="P4">
Authors: Ukrinform (Person)</text:p>
      <text:p text:style-name="P4">
Publisher: Укринформ (Organization)</text:p>
      <text:p text:style-name="P4">
Published Time: 2023-06-07T16:31:00+03:00</text:p>
      <text:p text:style-name="P4">
Modified Time: 2023-06-07T16:31:00+03:00</text:p>
      <text:p text:style-name="P4">
Description: The World Congress of Ukrainians (UWC) calls for foreign media to spread true information about Russia's terrible crime - undermining the Kakhovskaya Hydroelectric Power Dam. - Ukrinform.</text:p>
      <text:p text:style-name="P4">
Images: ['<text:a xlink:type="simple" xlink:href="https://static.ukrinform.com/photos/2023_06/thumb_files/630_360_1686037966-227.jpg" text:style-name="Internet_20_link" text:visited-style-name="Visited_20_Internet_20_Link">
630_360_16860...</text:a>
']</text:p>
      <text:p text:style-name="P4">
Tags: ['Діаспора', 'ГЕС', 'СКУ', 'ЗМІ', 'Світовий конгрес українців', 'Каховська ГЕС', 'Війна з Росією']</text:p>
      <text:p text:style-name="P4">
Type: Article</text:p>
      <!--METADATA-->
      <text:p text:style-name="P4">
<draw:frame draw:style-name="fr1" draw:name="Image73" text:anchor-type="as-char" svg:width="6.9236in" svg:height="3.956343in" draw:z-index="0">
<draw:image xlink:href="../Images/yкринформ/2023-06-07T16-31-00-03-00/630_360_1686037966-227.jpg" xlink:type="simple" xlink:show="embed" xlink:actuate="onLoad" draw:mime-type="image/jpeg"/>
</draw:frame>
World Congress of Ukrainians(SKU)calls for foreign media to distribute truthful information about Russia's terrible crime - undermining Kakhovskaya hydroelectric power plants.</text:p>
      <text:p text:style-name="P4">
According to Ukrinform, the corresponding call is widespread on <text:a xlink:type="simple" xlink:href="https://www.ukrainianworldcongress.org/ua/sku-zaklykaye-inozemni-media-poshyryuvati-pravdu-pro-rujnuvannya-kahovskoyi-hes/" text:style-name="Internet_20_link" text:visited-style-name="Visited_20_Internet_20_Link">
the UWC site</text:a>
.</text:p>
      <text:p text:style-name="P4">
“Each of us is a fighter on the information front, where Russia is leading an ugly Tacinic war. Today, Ukraine needs our support again. The world -reaction to the terrible terrorist attack that the Russians committed on the Kakhovsky dam - do not withstand more criticism. Influential publications came out with the wording "not everything is so" and "the parties accuse each other." The pro -Russian video and an odious journalist Taer Carlson and many others were distinguished, ”the Ukrainian diaspora said.</text:p>
      <text:p text:style-name="P4">
<text:span text:style-name="T4">
 Read also: </text:span>
 <text:a xlink:type="simple" xlink:href="https://www.ukrinform.ua/rubric-diaspora/3719234-u-kongresi-ukrainciv-kanadi-vimagaut-viznati-rosiu-derzavouteroristom-cerez-pidriv-kahovskoi-ges.html" text:style-name="Internet_20_link" text:visited-style-name="Visited_20_Internet_20_Link">
in <text:span text:style-name="T4">
 Congress </text:span>
 <text:span text:style-name="T4">
 Ukrainians </text:span>
 <text:span text:style-name="T4">
 Canada </text:span>
 <text:span text:style-name="T4">
 </text:span>
 require <text:span text:style-name="T4">
<text:span text:style-name="T5">
* to recognize </text:span>
* </text:span>
 <text:span text:style-name="T4">
 </text:span>
 <text:span text:style-name="T4">
 </text:span>
 <text:span text:style-name="T4">
 </text:span>
 <text:span text:style-name="T4">
<text:span text:style-name="T5">
 through </text:span>
* </text:span>
 blasting <text:span text:style-name="T4">
<text:span text:style-name="T5">
* Kakhovskaya </text:span>
* </text:span>
 HPP **</text:a>
UWC asks world Ukrainian to bring the truth to the local communities of their countries, governments, opinions and journalists.</text:p>
      <text:p text:style-name="P4">
We will remind, the World Congress of Ukrainians <text:a xlink:type="simple" xlink:href="https://www.ukrinform.ua/rubric-diaspora/3719379-sku-zaklikav-svit-do-globalnoi-vidpovidi-na-pidriv-rosianami-kahovskoi-ges.html" text:style-name="Internet_20_link" text:visited-style-name="Visited_20_Internet_20_Link">
calls</text:a>
The world to give a global response to the destruction of the Russian occupants of the Kakhov Hydroelectric Stan(Hydroelectric power plants)that caused a large -scale humanitarian and environmental crast in southern Ukraine.</text:p>
      <text:p text:style-name="P4">
As reported by Ukrinform, Russian troops on June 6 <text:a xlink:type="simple" xlink:href="https://www.ukrinform.ua/rubric-ato/3718751-rosijski-zagarbniki-pidirvali-kahovsku-ges-ok-pivden.html" text:style-name="Internet_20_link" text:visited-style-name="Visited_20_Internet_20_Link">
carried out undermining</text:a>
Kakhovskaya hydroelectric power station. As a result of the blasting of the machine lounge, the station is completely destroyed. Due to the undermining of the reservoirs, there are risks of underwenting of energy sites in Kherson region, in particular the Kherson TPPs. The evacuation of the population from potential flooding areas has developed.</text:p>
      <text:p text:style-name="P4">
News Source: <text:a xlink:type="simple" xlink:href="https://www.ukrinform.ua/rubric-diaspora/3719608-ukrainska-diaspora-zaklikala-svitovi-media-posiruvati-pravdu-pro-pidriv-kahovskoi-ges.html" text:style-name="Internet_20_link" text:visited-style-name="Visited_20_Internet_20_Link">
https://www.ukrinform.ua/rubric-diaspora/3719608-ukrainska-diaspora-zaklikala-svitovi-media-posiruvati-pravdu-pro-pidriv-kahovskoi-ges.html</text:a>
</text:p>
      <!--NEWS-->
      <text:h text:style-name="P10" text:outline-level="1">
<text:span text:style-name="T4">
Ukrainian Switolina will play at Washington tournament</text:span>
</text:h>
      <text:p text:style-name="P4">
Authors: Ukrinform (Person)</text:p>
      <text:p text:style-name="P4">
Publisher: Укринформ (Organization)</text:p>
      <text:p text:style-name="P4">
Published Time: 2023-06-07T16:31:41+03:00</text:p>
      <text:p text:style-name="P4">
Modified Time: 2023-06-07T16:31:41+03:00</text:p>
      <text:p text:style-name="P4">
Description: Ukrainian tennis player Elina Svitolina ( # 192 WTA) was in the application of the WTA 500 hardo tournament in Washington. - Ukrinform.</text:p>
      <text:p text:style-name="P4">
Images: ['<text:a xlink:type="simple" xlink:href="https://static.ukrinform.com/photos/2023_06/thumb_files/630_360_1686144515-833.jpg" text:style-name="Internet_20_link" text:visited-style-name="Visited_20_Internet_20_Link">
630_360_16861...</text:a>
']</text:p>
      <text:p text:style-name="P4">
Tags: ['Світоліна', 'Теніс']</text:p>
      <text:p text:style-name="P4">
Type: Article</text:p>
      <!--METADATA-->
      <text:p text:style-name="P4">
<draw:frame draw:style-name="fr1" draw:name="Image74" text:anchor-type="as-char" svg:width="6.9236in" svg:height="3.956343in" draw:z-index="0">
<draw:image xlink:href="../Images/yкринформ/2023-06-07T16-31-41-03-00/630_360_1686144515-833.jpg" xlink:type="simple" xlink:show="embed" xlink:actuate="onLoad" draw:mime-type="image/jpeg"/>
</draw:frame>
Ukrainian Svina Svitolina(№192 WTA)It was in the application of the Harde Tournament of 500 in Washington.</text:p>
      <text:p text:style-name="P4">
According to Ukrinform with a reference to <text:a xlink:type="simple" xlink:href="https://twitter.com/mubadalacitidc/status/1666423549316198400" text:style-name="Internet_20_link" text:visited-style-name="Visited_20_Internet_20_Link">
Mubadala Citi DC Open</text:a>
.</text:p>
      <text:p text:style-name="P4">
It will take place from July 31 to August 6.</text:p>
      <text:p text:style-name="P4">
It will be the first joint category tournament for men and women.</text:p>
      <text:p text:style-name="P4">
It is also known that the competition will be attended by Cory Gaufu, Jessica Pegul, Slounstivens, Victoria Azarenko, Karolyn Garcia, Darius Kasatkin, Nick Kirios, Danilo Medvedev, Taylor Fritz, Francis Tiafu, Felix Ozhis and Grigorima, Andi Marrai .</text:p>
      <text:p text:style-name="P4">
<text:span text:style-name="T4">
 Read also: </text:span>
 [Zavatska went to the second circle of "Basics" of the WTA tournament(https://www.ukrinform.ua/rubric-sports/3719510-zavacka-vijsla-do-drugogo-kola-osnovi-turniru-wta-u-horvatii.html)As reported, Svitolina lost to Belarussian Sobolenko in the 1/4 finals "Rolanharros".</text:p>
      <text:p text:style-name="P4">
Photo: Getty Images</text:p>
      <text:p text:style-name="P4">
News Source: <text:a xlink:type="simple" xlink:href="https://www.ukrinform.ua/rubric-sports/3719609-ukrainka-cvitolina-zigrae-na-turniri-u-vasingtoni.html" text:style-name="Internet_20_link" text:visited-style-name="Visited_20_Internet_20_Link">
https://www.ukrinform.ua/rubric-sports/3719609-ukrainka-cvitolina-zigrae-na-turniri-u-vasingtoni.html</text:a>
</text:p>
      <!--NEWS-->
      <text:h text:style-name="P10" text:outline-level="1">
<text:span text:style-name="T4">
Most Latin American countries condemn the invasion of the Russian Federation into Ukraine - Borrel</text:span>
</text:h>
      <text:p text:style-name="P4">
Authors: Ukrinform (Person)</text:p>
      <text:p text:style-name="P4">
Publisher: Укринформ (Organization)</text:p>
      <text:p text:style-name="P4">
Published Time: 2023-06-07T16:32:59+03:00</text:p>
      <text:p text:style-name="P4">
Modified Time: 2023-06-07T16:32:59+03:00</text:p>
      <text:p text:style-name="P4">
Description: The European Union and Latin America have a lot in common in the vision of the world, which is evidenced by the UN vote on the situation in Ukraine, during which most countries of the region have condemned the invasion of the Russian Federation into Ukrain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Латинська Америка', 'Війна з Росією']</text:p>
      <text:p text:style-name="P4">
Type: Article</text:p>
      <!--METADATA-->
      <text:p text:style-name="P4">
<draw:frame draw:style-name="fr1" draw:name="Image75" text:anchor-type="as-char" svg:width="6.9236in" svg:height="3.956343in" draw:z-index="0">
<draw:image xlink:href="../Images/yкринформ/2023-06-07T16-32-59-03-00/630_360_1667561515-584.jpg" xlink:type="simple" xlink:show="embed" xlink:actuate="onLoad" draw:mime-type="image/jpeg"/>
</draw:frame>
The European Union and Latin America have a lot in common in the vision of the world, which is evidenced by the UN vote on the situation in Ukraine, during which the largest countries of the region have condemned the invasion of the Russian Federation into Ukraine.</text:p>
      <text:p text:style-name="P4">
This was stated by the EU High Representative Josep Borrel at a press conference with the suspicions of the meeting of the Board of the European Commission for the Development of Partnership from Latin America and the Caribbean Basin, correspondent.</text:p>
      <text:p text:style-name="P4">
“There is no doubt that <text:a xlink:type="simple" xlink:href="https://www.ukrinform.ua/tag-evrosouz" text:style-name="Internet_20_link" text:visited-style-name="Visited_20_Internet_20_Link">
EU</text:a>
Talatin America ... have common positions on the world political structure of cultural heritage, are close to beliefs…. Does this mean that we do not agree to? There are such things. In the case of Ukraine, there are certain countries that always have a point of view different from ours. But look at how Latin America voted in the UN compared to other regions of the world, the reconciliation and rejection of the Russian invasion of Ukraine was higher than anywhere, ”the EU High Representative said</text:p>
      <text:p text:style-name="P4">
Responding to the question of the "peacekeeping proposals" of the President of Brazil, Borrel reminded that during the voting to the UN, this country has renovated a clear position of condemning Russian aggression against Ukraine.</text:p>
      <text:p text:style-name="P4">
“Sometimes there were points that we disagreed with, then there were qualified comments after that. But(From Brazil - Ed.)There was a sincere desire to find a solution. We always welcome such efforts, in particular when the side, as the side, does not put at the same level with the victim of the attack, ”the EU high representative emphasized.</text:p>
      <text:p text:style-name="P4">
<text:span text:style-name="T4">
 Read also: </text:span>
 [in Latin America will support sanctions against the Russian Federation, when the whole truth about the war - Zelensky] will be used(https://www.ukrinform.ua/rubric-polytics/3717819-u-latinskij-americi-pidtrimaut-sankcii-proti-rf-koli-znatimut-usu-pravdu-pro-vijnu-zelenskij.html)As <text:a xlink:type="simple" xlink:href="https://www.ukrinform.ua/rubric-polytics/3717797-zelenskij-hoce-zustritisa-z-prezidentom-brazilii-vvazau-nam-treba-pogovoriti.html" text:style-name="Internet_20_link" text:visited-style-name="Visited_20_Internet_20_Link">
reported</text:a>
, Brazil's President Luis Inasiu Lula Da Dae Silva diskverts Russia's invasion of Ukraine, but said that he was trying to resist "neutral" in order to be able to act as a mediator of the agricultural peace negotiations.</text:p>
      <text:p text:style-name="P4">
President of Ukraine Volodymyr Zelensky emphasized that he was interested in a meeting with Brazil's pre -resident to discuss the current situation.</text:p>
      <text:p text:style-name="P4">
News Source: <text:a xlink:type="simple" xlink:href="https://www.ukrinform.ua/rubric-world/3719612-bilsist-krain-latinskoi-ameriki-zasudzuut-vtorgnenna-rf-v-ukrainu-borrel.html" text:style-name="Internet_20_link" text:visited-style-name="Visited_20_Internet_20_Link">
https://www.ukrinform.ua/rubric-world/3719612-bilsist-krain-latinskoi-ameriki-zasudzuut-vtorgnenna-rf-v-ukrainu-borrel.html</text:a>
</text:p>
      <!--NEWS-->
      <text:h text:style-name="P10" text:outline-level="1">
<text:span text:style-name="T4">
Kakhovskaya hydroelectric power station: Poland has handed out pumps and tank pumps to Ukraine</text:span>
</text:h>
      <text:p text:style-name="P4">
Authors: Ukrinform (Person)</text:p>
      <text:p text:style-name="P4">
Publisher: Укринформ (Organization)</text:p>
      <text:p text:style-name="P4">
Published Time: 2023-06-07T16:33:00+03:00</text:p>
      <text:p text:style-name="P4">
Modified Time: 2023-06-07T16:33:00+03:00</text:p>
      <text:p text:style-name="P4">
Description: Warsaw handed over 10 large water tanks and 10 high -yielding pumps to pump water from flooded areas as a result of the exploration of the Kakhovska hydroelectric power station. - Ukrinform.</text:p>
      <text:p text:style-name="P4">
Images: ['<text:a xlink:type="simple" xlink:href="https://static.ukrinform.com/photos/2018_01/thumb_files/630_360_1515658728-4708.jpg" text:style-name="Internet_20_link" text:visited-style-name="Visited_20_Internet_20_Link">
630_360_15156...</text:a>
']</text:p>
      <text:p text:style-name="P4">
Tags: ['Польща', 'допомога', 'Каховська ГЕС', 'Війна з Росією']</text:p>
      <text:p text:style-name="P4">
Type: Article</text:p>
      <!--METADATA-->
      <text:p text:style-name="P4">
<draw:frame draw:style-name="fr1" draw:name="Image76" text:anchor-type="as-char" svg:width="6.9236in" svg:height="3.956343in" draw:z-index="0">
<draw:image xlink:href="../Images/yкринформ/2023-06-07T16-33-00-03-00/630_360_1515658728-4708.jpg" xlink:type="simple" xlink:show="embed" xlink:actuate="onLoad" draw:mime-type="image/jpeg"/>
</draw:frame>
Warsaw transmitted 10 large water tanks and 10 high -performance pumps to blow water from flooded areas as a result of the exploration of the Kakhovskaya HEP.</text:p>
      <text:p text:style-name="P4">
This was reported in <text:a xlink:type="simple" xlink:href="https://twitter.com/Kaminski_M_/status/1666364400230342657" text:style-name="Internet_20_link" text:visited-style-name="Visited_20_Internet_20_Link">
Twitter</text:a>
Polish Minister of Internal Affairs and Administration Mariusz Kaminsky, reports.</text:p>
      <text:p text:style-name="P4">
“Due to the dramatic situation of the civilian population, after Raniahs on the Dnieper River in Nova Kakhovka, we and Prime Minister Moravtsky made the decision to transfer 10 tanks for water to Ukraine for 18,000 liters and 10 high -yielding pumps,"</text:p>
      <text:p text:style-name="P4">
He also thanked the fire department <text:a xlink:type="simple" xlink:href="https://www.ukrinform.ua/tag-polsa" text:style-name="Internet_20_link" text:visited-style-name="Visited_20_Internet_20_Link">
Poland</text:a>
that gave this help.</text:p>
      <text:p text:style-name="P4">
<text:span text:style-name="T4">
 Read also: </text:span>
 <text:a xlink:type="simple" xlink:href="https://www.ukrinform.ua/rubric-polytics/3719572-pidriv-kahovskoi-ges-evrosouz-mobilizue-dopomogu-dla-ukraini.html" text:style-name="Internet_20_link" text:visited-style-name="Visited_20_Internet_20_Link">
Kakhovskaya hydroelectric power station: <text:span text:style-name="T4">
 EU </text:span>
 sent to the Ukrainian assistance</text:a>
As <text:a xlink:type="simple" xlink:href="https://www.ukrinform.ua/rubric-ato/3718751-rosijski-zagarbniki-pidirvali-kahovsku-ges-ok-pivden.html" text:style-name="Internet_20_link" text:visited-style-name="Visited_20_Internet_20_Link">
reported</text:a>
, Russian Okuputikovskaya on the night of June 6, undermined the dam of the Kakhovka hydroelectric power plant. The gestation is not subject to. The evacuation of people from flooded inhabited punks continues.</text:p>
      <text:p text:style-name="P4">
News Source: <text:a xlink:type="simple" xlink:href="https://www.ukrinform.ua/rubric-society/3719613-pidriv-kahovskoi-ges-polsa-peredala-ukraini-nasosi-i-cisterni.html" text:style-name="Internet_20_link" text:visited-style-name="Visited_20_Internet_20_Link">
https://www.ukrinform.ua/rubric-society/3719613-pidriv-kahovskoi-ges-polsa-peredala-ukraini-nasosi-i-cisterni.html</text:a>
</text:p>
      <!--NEWS-->
      <text:h text:style-name="P10" text:outline-level="1">
<text:span text:style-name="T4">
Ukraine has reduced pork imports more than fives - profile association</text:span>
</text:h>
      <text:p text:style-name="P4">
Authors: Ukrinform (Person)</text:p>
      <text:p text:style-name="P4">
Publisher: Укринформ (Organization)</text:p>
      <text:p text:style-name="P4">
Published Time: 2023-06-07T16:39:00+03:00</text:p>
      <text:p text:style-name="P4">
Modified Time: 2023-06-07T16:39:00+03:00</text:p>
      <text:p text:style-name="P4">
Description: In January-May 2023, Ukraine imported 4.2 thousand tons of fresh, chilled and frozen pig meat, which is more than 5 times less than in the same period last year. - Ukrinform.</text:p>
      <text:p text:style-name="P4">
Images: ['<text:a xlink:type="simple" xlink:href="https://static.ukrinform.com/photos/2016_09/thumb_files/630_360_1472738053-9725.jpg" text:style-name="Internet_20_link" text:visited-style-name="Visited_20_Internet_20_Link">
630_360_14727...</text:a>
']</text:p>
      <text:p text:style-name="P4">
Tags: ['Економіка', 'Імпорт', 'Продукти', "М'ясо"]</text:p>
      <text:p text:style-name="P4">
Type: Article</text:p>
      <!--METADATA-->
      <text:p text:style-name="P4">
<draw:frame draw:style-name="fr1" draw:name="Image77" text:anchor-type="as-char" svg:width="6.9236in" svg:height="3.956343in" draw:z-index="0">
<draw:image xlink:href="../Images/yкринформ/2023-06-07T16-39-00-03-00/630_360_1472738053-9725.jpg" xlink:type="simple" xlink:show="embed" xlink:actuate="onLoad" draw:mime-type="image/jpeg"/>
</draw:frame>
Ukraine and May 2023 import 4.2 thousand tons of fresh, chilled tamored pig meat, which is more than 5 times less than in the same period.</text:p>
      <text:p text:style-name="P4">
According to Ukrinform, it is reported <text:a xlink:type="simple" xlink:href="http://asu.pigua.info/news/1322/" text:style-name="Internet_20_link" text:visited-style-name="Visited_20_Internet_20_Link">
Press Service of the Association "Pigs"</text:a>
.</text:p>
      <text:p text:style-name="P4">
"The total volume of imported pork in five months is more than five months in the same period of 2022 and 2.5 times less than comparable to the last year: 4.2 thousand tons against 22.4 thousand tons and 10.3 thousand . T, accordingly, " - the message reads.</text:p>
      <text:p text:style-name="P4">
It is noted that according to preliminary data of customs statistics, in May, the aggregation of fresh, chilled and frozen <text:a xlink:type="simple" xlink:href="https://www.ukrinform.ua/tag-produkti" text:style-name="Internet_20_link" text:visited-style-name="Visited_20_Internet_20_Link">
meat</text:a>
pigs in Ukraine was 603.5 tons($ 1.7 million US in currency terms). За даними АСУ, цьогорічний травневийімпорт свинини у десять разів менший, ніж у травні торік.</text:p>
      <text:p text:style-name="P4">
В асоціації додають, що істотна волатильність цін закупівлі у травні, зокрема,їх підвищення у кінці місяця, дещо пожвавила активність імпортерів в останнійтиждень місяця. Проте це не мало істотного впливу на ринкову ситуацію,враховуючи незначні об’єми зовнішніх надходжень.</text:p>
      <text:p text:style-name="P4">
"Основним стримуючим чинником і надалі залишаються підвищені ціни наєвропейському ринку свинини та, відповідно, на імпортні позиції відповідногопоходження. Так, середня ціна кілограма імпортованої у травні свининистановила 2,82 дол. США проти 2,4 дол. США у квітні та 1,88 дол. США уберезні", - пояснюють аналітики АСУ.</text:p>
      <text:p text:style-name="P4">
<text:span text:style-name="T4">
Читайте також:</text:span>
 <text:a xlink:type="simple" xlink:href="https://www.ukrinform.ua/rubric-economy/3694551-ukraina-zmoze-eksportuvati-svininu-do-es-v-uradi-nazvali-umovu.html" text:style-name="Internet_20_link" text:visited-style-name="Visited_20_Internet_20_Link">
 Україна зможе експортувати <text:span text:style-name="T4">
свинину</text:span>
 до ЄС – в урядіназвали умову </text:a>
As reported by Ukrinform, in 2022 Ukraine imported 47 thousand tons of pork, if 15.6% more than in 2021, when 41 thousand tons were purchased. The main suppliers of pork were: Denmark(34.9% imported), The Netherlands(24,9%)and Poland(21,5%). Ці країні надалі утримують лідерство серед інших країн-експортерів ЄС.</text:p>
      <text:p text:style-name="P4">
News Source: <text:a xlink:type="simple" xlink:href="https://www.ukrinform.ua/rubric-economy/3719617-ukraina-bils-ak-upatero-skorotila-import-svinini-profilna-asociacia.html" text:style-name="Internet_20_link" text:visited-style-name="Visited_20_Internet_20_Link">
https://www.ukrinform.ua/rubric-economy/3719617-ukraina-bils-ak-upatero-skorotila-import-svinini-profilna-asociacia.html</text:a>
</text:p>
      <!--NEWS-->
      <text:h text:style-name="P10" text:outline-level="1">
<text:span text:style-name="T4">
The greatest threat due to the undermining of the Russians of the Kakhovskaya hydroelectric power station is for power grids - an expert</text:span>
</text:h>
      <text:p text:style-name="P4">
Authors: Ukrinform (Person)</text:p>
      <text:p text:style-name="P4">
Publisher: Укринформ (Organization)</text:p>
      <text:p text:style-name="P4">
Published Time: 2023-06-07T16:41:08+03:00</text:p>
      <text:p text:style-name="P4">
Modified Time: 2023-06-07T16:41:08+03:00</text:p>
      <text:p text:style-name="P4">
Description: </text:p>
      <text:p text:style-name="P4">
Найбільші Пошкодження Через Підрив Російськими Загарбниками Каховської Гес Загрожують Електромережам. — Укрінформ.: </text:p>
      <text:p text:style-name="P4">
Images: ['<text:a xlink:type="simple" xlink:href="https://static.ukrinform.com/photos/2023_06/thumb_files/630_360_1686117534-875.jpg" text:style-name="Internet_20_link" text:visited-style-name="Visited_20_Internet_20_Link">
630_360_16861...</text:a>
']</text:p>
      <text:p text:style-name="P4">
Tags: ['Електроенергія', 'Каховська ГЕС', 'Війна з Росією']</text:p>
      <text:p text:style-name="P4">
Type: Article</text:p>
      <!--METADATA-->
      <text:p text:style-name="P4">
<draw:frame draw:style-name="fr1" draw:name="Image78" text:anchor-type="as-char" svg:width="6.9236in" svg:height="3.956343in" draw:z-index="0">
<draw:image xlink:href="../Images/yкринформ/2023-06-07T16-41-08-03-00/630_360_1686117534-875.jpg" xlink:type="simple" xlink:show="embed" xlink:actuate="onLoad" draw:mime-type="image/jpeg"/>
</draw:frame>
The greatest damage due to the undermining by Russian invaders of the Kakhovka hydroelectric power station threatens to electric grid.</text:p>
      <text:p text:style-name="P4">
According to Ukrinform, Alexander Sergienko, Director of the Analytical and Research Center "Institute of City" informed <text:a xlink:type="simple" xlink:href="https://ukr.radio/news.html" text:style-name="Internet_20_link" text:visited-style-name="Visited_20_Internet_20_Link">
Ukrainian Radio</text:a>
.</text:p>
      <text:p text:style-name="P4">
"Коли заливає підвали чи перші поверхи, то страждають несучі конструкції,стіни, підлога, меблі. Якщо йдеться не про хатину початку ХХ століття, тонічого з фундаментами не станеться. Можуть бути зовнішні пошкодження настінах, можуть відійти шпалери, але якщо є цегляні стіни й бетонні фундаменти,то навряд чи станеться щось критичне. Комунікаціям є загроза, особливо <text:a xlink:type="simple" xlink:href="https://www.ukrinform.ua/tag-elektroenergia" text:style-name="Internet_20_link" text:visited-style-name="Visited_20_Internet_20_Link">
електричним </text:a>
networks, "he said.</text:p>
      <text:p text:style-name="P4">
According to the expert, there will be nothing to the water pipes and gas pipes, although they will probably have to be blown. Instead, electrical contacts, where possible, threaten significant damage.</text:p>
      <text:p text:style-name="P4">
Pumping stations in the basements can also be damaged.</text:p>
      <text:p text:style-name="P4">
*!(https://www.ukrinform.ua/rubric-society/3719574-pidriv-kahovskoi-ges-rozsliduut-policia-ta-sbu-pracuut-10-opergrup.html)Sergienko emphasized that the first basic rule in the extreme situations of the like plan is to turn off all networks, electricity, gas and water.</text:p>
      <text:p text:style-name="P4">
"Because there are pumps everywhere, electricity works everywhere, and if you do not turn off - it will be a short closure and everything will just be burned. Second - do not forget that it will come down or late because it will spread. Everything will depend on how much water has penetrated into the system Water supply, gas supply, in variations, other mechanisms, " - said the expert.</text:p>
      <text:p text:style-name="P4">
In his opinion, it is quite realistic to restore the working condition of all units, because water is not an aggressive fluid, although oxidation is likely.</text:p>
      <text:p text:style-name="P4">
Yes, if the nodes are made qualitatively, when the water comes down, they will need to be a little overwhelmed, cleaned and lubricated. "The faster the water goes down, the easier it will be. It is difficult to predict," Sergienko added.</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text:span text:style-name="T4">
 Kakhovsky </text:span>
 <text:span text:style-name="T4">
 Ecocid </text:span>
 <text:span text:style-name="T4">
 </text:span>
 will cost <text:span text:style-name="T4">
 </text:span>
 <text:span text:style-name="T4">
 Ukraine </text:span>
<text:span text:style-name="T4">
 additional </text:span>
 <text:span text:style-name="T4">
 </text:span>
 tens <text:span text:style-name="T4">
 </text:span>
 <text:span text:style-name="T4">
 billions </text:span>
 <text:span text:style-name="T4">
 hryvnia </text:span>
 **</text:a>
He stressed that in wartime it is necessary to be prepared for any situation.As reported by Ukrinform, on the night of June 6 <text:a xlink:type="simple" xlink:href="https://www.ukrinform.ua/rubric-other_news/3718791-pidriv-rosianami-kahovskoi-ges-vsi-novini.html" text:style-name="Internet_20_link" text:visited-style-name="Visited_20_Internet_20_Link">
the Russian army blown up the Dumbleukhove hydroelectric power station</text:a>
. About 16,000 people were on the Right Bank of the Kherson Region of the Case. From dangerous places began tovacuation.</text:p>
      <text:p text:style-name="P4">
As of 11:30 on June 6, almost all of the Kakhovka hydroelectric power station was underwater. It becomes known that the station of the station was destroyed, in particular, the machine hall, 450 tons of technical fuel fuel fuel fuel fuel fuel.</text:p>
      <text:p text:style-name="P4">
Ukrhydroenergo stated that [Kakhovskaya hydroelectric power station is fully destroyed(https://www.ukrinform.ua/rubric-ato/3718814-kahovska-ges-povnistu-zrujnovana-vidnovlennu-ne-pidlagae-ukrgidroenergo.html).</text:p>
      <text:p text:style-name="P4">
<text:span text:style-name="T5">
Foto: facebook.com/olga.maliarchuk</text:span>
</text:p>
      <text:p text:style-name="P4">
News Source: <text:a xlink:type="simple" xlink:href="https://www.ukrinform.ua/rubric-economy/3719615-najbilsa-zagroza-cerez-pidriv-rosianami-kahovskoi-ges-e-dla-elektromerez-ekspert.html" text:style-name="Internet_20_link" text:visited-style-name="Visited_20_Internet_20_Link">
https://www.ukrinform.ua/rubric-economy/3719615-najbilsa-zagroza-cerez-pidriv-rosianami-kahovskoi-ges-e-dla-elektromerez-ekspert.html</text:a>
</text:p>
      <!--NEWS-->
      <text:h text:style-name="P10" text:outline-level="1">
<text:span text:style-name="T4">
Banks and exchangers will receive from the NBU a warning for a commission on "worn" currency - Getmantsev</text:span>
</text:h>
      <text:p text:style-name="P4">
Authors: Ukrinform (Person)</text:p>
      <text:p text:style-name="P4">
Publisher: Укринформ (Organization)</text:p>
      <text:p text:style-name="P4">
Published Time: 2023-06-07T16:42:00+03:00</text:p>
      <text:p text:style-name="P4">
Modified Time: 2023-06-07T16:42:00+03:00</text:p>
      <text:p text:style-name="P4">
Description: State banks and financial companies will receive rigid warnings from the National Bank on the inadmissibility of the use of additional commissions in the exchange of "worn" currency. - Ukrinform.</text:p>
      <text:p text:style-name="P4">
Images: ['<text:a xlink:type="simple" xlink:href="https://static.ukrinform.com/photos/2021_07/thumb_files/630_360_1625501396-975.jpg" text:style-name="Internet_20_link" text:visited-style-name="Visited_20_Internet_20_Link">
630_360_16255...</text:a>
']</text:p>
      <text:p text:style-name="P4">
Tags: ['Нацбанк', 'Обмін', 'Валюта', 'Гетманцев']</text:p>
      <text:p text:style-name="P4">
Type: Article</text:p>
      <!--METADATA-->
      <text:p text:style-name="P4">
<draw:frame draw:style-name="fr1" draw:name="Image79" text:anchor-type="as-char" svg:width="6.9236in" svg:height="3.956343in" draw:z-index="0">
<draw:image xlink:href="../Images/yкринформ/2023-06-07T16-42-00-03-00/630_360_1625501396-975.jpg" xlink:type="simple" xlink:show="embed" xlink:actuate="onLoad" draw:mime-type="image/jpeg"/>
</draw:frame>
State banking and financial companies will receive severe nodation bank warnings for the inadmissibility of the use of additional commissions to exchange the "worn" currency.</text:p>
      <text:p text:style-name="P4">
According to Ukrinform, he reported this in <text:a xlink:type="simple" xlink:href="http://t.me/getmantsevdanil/4818" text:style-name="Internet_20_link" text:visited-style-name="Visited_20_Internet_20_Link">
telegram</text:a>
Danilo Getmantsev, chairman of the Parliamentary Committee on Finance, Tax and Customs Policy.</text:p>
      <text:p text:style-name="P4">
"Frankly shocked by the mass of appeals for additional commissions in exchanges, unreasonably qualified exchangers as worn out. Less than a day after 400. A large number of complaints also applies to violations by state -owned banks. At the same time, more complaints about illegal exchangers," Getman.</text:p>
      <text:p text:style-name="P4">
He noted that this issue was discussed with the management <text:a xlink:type="simple" xlink:href="https://www.ukrinform.ua/tag-nacbank" text:style-name="Internet_20_link" text:visited-style-name="Visited_20_Internet_20_Link">
National Bank</text:a>
.</text:p>
      <text:p text:style-name="P4">
"State banks and financial companies receive severe warnings for such behavior for the other day. For those who do not understand - will be sanctioned for warnings," Hetmantsev said.</text:p>
      <text:p text:style-name="P4">
*!(https://www.ukrinform.ua/rubric-economy/3706344-lise-po-troh-pidakciznih-tovarah-budzet-nedootrimav-1-milard-getmancev.html)As it was reported, Hetmantsev received complaints from citizens that banks and exchangers will have a commission for the exchange of slightly "worn" notes, including worn -out even plasters or with little spots in the corner.</text:p>
      <text:p text:style-name="P4">
News Source: <text:a xlink:type="simple" xlink:href="https://www.ukrinform.ua/rubric-economy/3719616-banki-ta-obminniki-otrimaut-vid-nbu-poperedzenna-za-komisiu-zi-znosenoi-valuti-getmancev.html" text:style-name="Internet_20_link" text:visited-style-name="Visited_20_Internet_20_Link">
https://www.ukrinform.ua/rubric-economy/3719616-banki-ta-obminniki-otrimaut-vid-nbu-poperedzenna-za-komisiu-zi-znosenoi-valuti-getmancev.html</text:a>
</text:p>
      <!--NEWS-->
      <text:h text:style-name="P10" text:outline-level="1">
<text:span text:style-name="T4">
У Міндовкіллі назвали руйнування Каховської ГЕС найбільшим екоцидом з початку війни</text:span>
</text:h>
      <text:p text:style-name="P4">
Authors: Ukrinform (Person)</text:p>
      <text:p text:style-name="P4">
Publisher: Укринформ (Organization)</text:p>
      <text:p text:style-name="P4">
Published Time: 2023-06-07T16:50:00+03:00</text:p>
      <text:p text:style-name="P4">
Modified Time: 2023-06-07T16:50:00+03:00</text:p>
      <text:p text:style-name="P4">
Description: The destruction of the Kakhovka hydroelectric power station and the damage caused to this environment is the largest ecocide since the beginning of a full -scale invasion of Russia into Ukraine. - Ukrinform.</text:p>
      <text:p text:style-name="P4">
Images: ['<text:a xlink:type="simple" xlink:href="https://static.ukrinform.com/photos/2023_06/thumb_files/630_360_1686128385-501.jpg" text:style-name="Internet_20_link" text:visited-style-name="Visited_20_Internet_20_Link">
630_360_16861...</text:a>
']</text:p>
      <text:p text:style-name="P4">
Tags: ['Каховська ГЕС', 'Міндовкілля', 'Війна з Росією', 'Екоцид']</text:p>
      <text:p text:style-name="P4">
Type: Article</text:p>
      <!--METADATA-->
      <text:p text:style-name="P4">
<draw:frame draw:style-name="fr1" draw:name="Image80" text:anchor-type="as-char" svg:width="6.9236in" svg:height="3.956343in" draw:z-index="0">
<draw:image xlink:href="../Images/yкринформ/2023-06-07T16-50-00-03-00/630_360_1686128385-501.jpg" xlink:type="simple" xlink:show="embed" xlink:actuate="onLoad" draw:mime-type="image/jpeg"/>
</draw:frame>
The destruction of the Kakhovskaya hydroelectric power station and the damage caused to this environment is the largest ecocid with the beginning of the full -scale invasion of Russia into Ukraine.</text:p>
      <text:p text:style-name="P4">
The first deputy Minister of Environmental and Natural Resources of Ukraine Alexanderkrastnolutsky said this at a press conference at the Media Center Ukraine - Ukrinform.</text:p>
      <text:p text:style-name="P4">
"To highlight something(Why the greatest harm was caused - ed.)It is difficult because the harm is created in the territory. This is the largest ecocide that has occurred in Ukraine since the beginning of the full -scale <text:a xlink:type="simple" xlink:href="https://www.ukrinform.ua/tag-vijna" text:style-name="Internet_20_link" text:visited-style-name="Visited_20_Internet_20_Link">
war</text:a>
", - said Krasnolutsky.</text:p>
      <text:p text:style-name="P4">
He explained that the Kakhovka reservoir and surrounding areas were by migration of birds, their nesting place. After blasting the hydroelectric power station, very great damage was biodiversity. In the territory that is now flooded with water storage, there are national natural resources that were created for the preservation of red -book plants and animals.</text:p>
      <text:p text:style-name="P4">
"They are at risk of destruction today. It will be necessary to understand what happened to it and whether these species, which are unique to the Southern Region of Ukraine, and continue to exist," Krasnolutsky said.</text:p>
      <text:p text:style-name="P4">
Also damages caused to water resources, which have got chemicals, fuel and lubricants; Soils that blur under the large pressure.</text:p>
      <text:p text:style-name="P4">
"We constantly monitored the state of filling the Kakhovka reservoir, and this robotane stopped," Krasnolutsky informed. He noted that the monitoring of the reservoir was carried out on a regular basis since October last year, when the Russians have undermined one gateway.</text:p>
      <text:p text:style-name="P4">
Also, according to him, there is a fixation of losses caused by the Reserve Fund, Lands, etc.</text:p>
      <text:p text:style-name="P4">
"Huge environmental losses have been caused to our environment, and, accordingly, from the moment the ecological inspection began to work from the moment, the buildings, which are caused by the environmental fund, forest resources, water resources, biodiversity. We are fixing it. Profile services, structural units of the State Forestry Agency, State Agency, everyone work for fixing and minimizing the damage caused to our environment, " - said Krasnolutsky.</text:p>
      <text:p text:style-name="P4">
He emphasized that the damage is measured not only in money, but also that Ukraina is able to lose certain species of flora and fauna. However, the calculations are carried out.Where possible, the calculations are conducted, photo and video recording of the deterioration of the hydroelectric power station.</text:p>
      <text:p text:style-name="P4">
<text:span text:style-name="T4">
 Read also: </text:span>
 <text:a xlink:type="simple" xlink:href="https://www.ukrinform.ua/rubric-economy/3719420-pidriv-kahovskoi-ges-zbitki-dla-ribnoi-galuzi-ocinuut-u-105-milarda.html" text:style-name="Internet_20_link" text:visited-style-name="Visited_20_Internet_20_Link">
Kakhovskaya hydroelectric power station: losses for the fish industry estimate in 10.5 billion</text:a>
Subsequently, according to Krasnolutsky, on behalf of the Minister of Protection of Judges and Natural Resources, contact with all governmental incumbent international environmental organizations to condemn Russia's actions is established.</text:p>
      <text:p text:style-name="P4">
"We will demand the exclusion of the Russian Federation from the conventions of environmental, so the country that takes such actions may be a member of environmental arrangements," Krasnolutsky said.</text:p>
      <text:p text:style-name="P4">
At the same time, he added that non -governmental international environmental organizations have not responded to what had happened.</text:p>
      <text:p text:style-name="P4">
As <text:a xlink:type="simple" xlink:href="https://www.ukrinform.ua/rubric-ato/3718751-rosijski-zagarbniki-pidirvali-kahovsku-ges-ok-pivden.html" text:style-name="Internet_20_link" text:visited-style-name="Visited_20_Internet_20_Link">
reported</text:a>
, on the night of June 6, the Russian army blew up the Kakhovskaya Hydroelectric Dam. In Kherson region, evacuation began from dangerous places for which there is a risk of flooding. On the fact of Kakhovskaya hydroelectric power departments, law enforcement officers began investigations under the article "Ecocid".</text:p>
      <text:p text:style-name="P4">
Ukrhydroenergo stated that the Kakhovka hydroelectric power station is completely destroyed and recoverable.</text:p>
      <text:p text:style-name="P4">
<text:span text:style-name="T5">
Foto: libkos</text:span>
</text:p>
      <text:p text:style-name="P4">
News Source: <text:a xlink:type="simple" xlink:href="https://www.ukrinform.ua/rubric-ato/3719619-u-mindovkilli-nazvali-rujnuvanna-kahovskoi-ges-najbilsim-ekocidom-z-pocatku-vijni.html" text:style-name="Internet_20_link" text:visited-style-name="Visited_20_Internet_20_Link">
https://www.ukrinform.ua/rubric-ato/3719619-u-mindovkilli-nazvali-rujnuvanna-kahovskoi-ges-najbilsim-ekocidom-z-pocatku-vijni.html</text:a>
</text:p>
      <!--NEWS-->
      <text:h text:style-name="P10" text:outline-level="1">
<text:span text:style-name="T4">
Real salaries in the private sector have virtually stopped falling - NBU review</text:span>
</text:h>
      <text:p text:style-name="P4">
Authors: Ukrinform (Person)</text:p>
      <text:p text:style-name="P4">
Publisher: Укринформ (Organization)</text:p>
      <text:p text:style-name="P4">
Published Time: 2023-06-07T16:54:00+03:00</text:p>
      <text:p text:style-name="P4">
Modified Time: 2023-06-07T16:54:00+03:00</text:p>
      <text:p text:style-name="P4">
Description: Real salaries in the private sector have virtually stopped falling, but their further growth will be inhibited by the difficult financial state of enterprises and high levels of uncertainty.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Економіка', 'Нацбанк', 'Зарплата', 'Робота']</text:p>
      <text:p text:style-name="P4">
Type: Article</text:p>
      <!--METADATA-->
      <text:p text:style-name="P4">
<draw:frame draw:style-name="fr1" draw:name="Image81" text:anchor-type="as-char" svg:width="6.9236in" svg:height="3.956343in" draw:z-index="0">
<draw:image xlink:href="../Images/yкринформ/2023-06-07T16-54-00-03-00/630_360_1679320501-539.png" xlink:type="simple" xlink:show="embed" xlink:actuate="onLoad" draw:mime-type="image/png"/>
</draw:frame>
Real salaries in the private sector have virtually stopped falling, but their further growth will be restrained by the difficult financial condition of enterprises and the high level of uncertainty.</text:p>
      <text:p text:style-name="P4">
According to Ukrinform, this is stated in the macroeconomic and monetary inspection of June 2023, reports <text:a xlink:type="simple" xlink:href="https://bank.gov.ua/admin_uploads/article/MMR_2023-06.pdf" text:style-name="Internet_20_link" text:visited-style-name="Visited_20_Internet_20_Link">
NBU press service</text:a>
.</text:p>
      <text:p text:style-name="P4">
"Real <text:a xlink:type="simple" xlink:href="https://www.ukrinform.ua/tag-zarplata" text:style-name="Internet_20_link" text:visited-style-name="Visited_20_Internet_20_Link">
salaries</text:a>
In the private sector, on the background of a low base of comparison, they practically stopped falling, which together with pensions and payments in the budget sector supported the revenues of DG. But more of their growth will be restrained by the difficult financial condition of the enterprise with a high level of uncertainty, " - the message reads.</text:p>
      <text:p text:style-name="P4">
As stated in the document, in the II quarter of 2023, according to the survey of the European Business Association among IAS, most companies(62%)Wages were fully paid. At the same time, 32% declared the lack of financial results, 16% - dismissed employees. Among the large international companies set by the EBA, 90% were fully paid, and there are no financial reserves in 5% of companies.</text:p>
      <text:p text:style-name="P4">
The NBU notes that the increase in the number of resumes has almost stopped while the number of vacancies continues to grow(In addition to IT sector where the situation is complicated).Частково зростання попиту на робочу силу пов'язано із сезонністю, зокрема,сільгоспроботами, а частково – мобілізацією співробітників, у тому числікритичних, та посиленням складнощів із пошуком персоналу. У результатікількість претендентів на одну вакансію суттєво знизилася і у травні 2023 рокубула близькою до рівня травня 2021 року.</text:p>
      <text:p text:style-name="P4">
<text:span text:style-name="T4">
Читайте також:</text:span>
 <text:a xlink:type="simple" xlink:href="https://www.ukrinform.ua/rubric-society/3718632-na-edinomu-portali-vakansij-majze-200-tisac-propozicij-roboti.html" text:style-name="Internet_20_link" text:visited-style-name="Visited_20_Internet_20_Link">
 На «Єдиному порталі <text:span text:style-name="T4">
вакансій</text:span>
 » - майже 200 тисячпропозицій роботи </text:a>
As <text:a xlink:type="simple" xlink:href="https://www.ukrinform.ua/rubric-economy/3715972-nacbank-prognozue-postupove-skorocenna-rivna-bezrobitta.html" text:style-name="Internet_20_link" text:visited-style-name="Visited_20_Internet_20_Link">
reported</text:a>
, The IMF predicts for 2023 a decrease in unemployment in Ukraine from 24.5% to 20.9% compared to 2022, but this is still considered a very high level characteristic of a country covered by war.</text:p>
      <text:p text:style-name="P4">
News Source: <text:a xlink:type="simple" xlink:href="https://www.ukrinform.ua/rubric-economy/3719622-realni-zarplati-u-privatnomu-sektori-prakticno-pripinili-padinna-oglad-nbu.html" text:style-name="Internet_20_link" text:visited-style-name="Visited_20_Internet_20_Link">
https://www.ukrinform.ua/rubric-economy/3719622-realni-zarplati-u-privatnomu-sektori-prakticno-pripinili-padinna-oglad-nbu.html</text:a>
</text:p>
      <!--NEWS-->
      <text:h text:style-name="P10" text:outline-level="1">
<text:span text:style-name="T4">
Human rights activists demand to release the Ukrainian artist Bogdan Zizu in the Russian Federation</text:span>
</text:h>
      <text:p text:style-name="P4">
Authors: Ukrinform (Person)</text:p>
      <text:p text:style-name="P4">
Publisher: Укринформ (Organization)</text:p>
      <text:p text:style-name="P4">
Published Time: 2023-06-07T16:55:33+03:00</text:p>
      <text:p text:style-name="P4">
Modified Time: 2023-06-07T16:55:33+03:00</text:p>
      <text:p text:style-name="P4">
Description: Representatives of human rights organizations demand the release of Ukrainian activist Bohdan Zizu, whom the Southern District Military Court of Rostov-on-Don sentenced to 15 years in prison on charges of terrorism and vandalism. - Ukrinform.</text:p>
      <text:p text:style-name="P4">
Images: ['<text:a xlink:type="simple" xlink:href="https://static.ukrinform.com/photos/2023_06/thumb_files/630_360_1686145938-910.jpg" text:style-name="Internet_20_link" text:visited-style-name="Visited_20_Internet_20_Link">
630_360_16861...</text:a>
']</text:p>
      <text:p text:style-name="P4">
Tags: ['Крим', 'Росія', 'Вирок', 'Художник']</text:p>
      <text:p text:style-name="P4">
Type: Article</text:p>
      <!--METADATA-->
      <text:p text:style-name="P4">
<draw:frame draw:style-name="fr1" draw:name="Image82" text:anchor-type="as-char" svg:width="6.9236in" svg:height="3.956343in" draw:z-index="0">
<draw:image xlink:href="../Images/yкринформ/2023-06-07T16-55-33-03-00/630_360_1686145938-910.jpg" xlink:type="simple" xlink:show="embed" xlink:actuate="onLoad" draw:mime-type="image/jpeg"/>
</draw:frame>
Representatives of human rights organizations demand to release the Ukrainian activist Bohdan Zizu, whom the Southern District Military Court of Rostov-on-Don sentenced to 15 years in prison on charges of terrorism in Yanddalism.</text:p>
      <text:p text:style-name="P4">
The appeal is released on <text:a xlink:type="simple" xlink:href="http://zmina.ua/statements/pravozahysnyky-vymagayut-zvilnyty-bogdana-zizu/" text:style-name="Internet_20_link" text:visited-style-name="Visited_20_Internet_20_Link">
site</text:a>
ZMINA Human Rights Center, Ukrinform reports.</text:p>
      <text:p text:style-name="P4">
Human rights organizations have condemned the criminal acts of the occupation administration of the Crimean power of the Russian Federation, as well as the demands to immediately release the PPI and all other police and civilians held in the places of non -freedom of Russian scent and in temporarily occupied territories, including the Crimea and M.Sivastopol.</text:p>
      <text:p text:style-name="P4">
Human rights activists also demand that the Crimeans persecute for their disagreement, expressing their views, religion and other non -violent prudence, termination of the use of criminal legislation of the Russian Federation in temporary -industrial territories in accordance with the rules of international humanitarian law.</text:p>
      <text:p text:style-name="P4">
At the same time, activists appealed to the authorities of Ukraine to ensure the investigation of the circumstances of unlawful imprisonment of a citizen of Ukraine and to provoke criminal proceedings on the basis of committing a crime under him by Art. 438 of the Criminal Code of Ukraine. At the same time, they urge the facts of unlawful imprisonment of others in the temporarily occupied <text:a xlink:type="simple" xlink:href="https://www.ukrinform.ua/tag-krim" text:style-name="Internet_20_link" text:visited-style-name="Visited_20_Internet_20_Link">
Crimea</text:a>
.</text:p>
      <text:p text:style-name="P4">
Governments of foreign states, including participants in the International Crimean Platform, law -enforcement agencies call for the search for mechanisms of release of illegally imprisoned persons, imposing personal sanctions against persons involved in illegalization, providing assistance to the Government of Ukraine in the investigation .</text:p>
      <text:p text:style-name="P4">
The appeals were supported by 14 human rights organizations.</text:p>
      <text:p text:style-name="P4">
<text:span text:style-name="T4">
 Read also: </text:span>
 <text:a xlink:type="simple" xlink:href="https://www.ukrinform.ua/rubric-crimea/3719553-u-nezakonno-zasudzenoi-rosieu-irini-danilovic-zagostrilasa-hvoroba-vuh-ombudsmen.html" text:style-name="Internet_20_link" text:visited-style-name="Visited_20_Internet_20_Link">
in the illegally condemned by Russia, Irina Danilovich has arranged ear disease - Ombudsman</text:a>
</text:p>
      <text:p text:style-name="P4">
On June 6, the Russian military court condemned Bohdan Zizu <text:a xlink:type="simple" xlink:href="https://www.ukrinform.ua/rubric-crimea/3719020-krimskogo-hudoznika-bogdana-zizu-v-rosii-zasudili-do-15-rokiv-kolonii.html" text:style-name="Internet_20_link" text:visited-style-name="Visited_20_Internet_20_Link">
up to 15 years of prison</text:a>
in the colony of the general regime.  Verkhovna Rada Commissioner for Human Rights Dmitry Lubinets <text:a xlink:type="simple" xlink:href="https://t.me/dmytro_lubinetzs/1818" text:style-name="Internet_20_link" text:visited-style-name="Visited_20_Internet_20_Link">
declared</text:a>
that, in February 2023, the Russian Federation illegally maintained 180 political prisoners, 116 of which were Crimean Tatars.</text:p>
      <text:p text:style-name="P4">
Instagram photo</text:p>
      <text:p text:style-name="P4">
News Source: <text:a xlink:type="simple" xlink:href="https://www.ukrinform.ua/rubric-crimea/3719620-pravozahisniki-vimagaut-zvilniti-zasudzenogo-v-rf-ukrainskogo-hudoznika-bogdana-zizu.html" text:style-name="Internet_20_link" text:visited-style-name="Visited_20_Internet_20_Link">
https://www.ukrinform.ua/rubric-crimea/3719620-pravozahisniki-vimagaut-zvilniti-zasudzenogo-v-rf-ukrainskogo-hudoznika-bogdana-zizu.html</text:a>
</text:p>
      <!--NEWS-->
      <text:h text:style-name="P10" text:outline-level="1">
<text:span text:style-name="T4">
The Ukrainian ATV "Bohun" evacuates people in Kherson region</text:span>
</text:h>
      <text:p text:style-name="P4">
Authors: Ukrinform (Person)</text:p>
      <text:p text:style-name="P4">
Publisher: Укринформ (Organization)</text:p>
      <text:p text:style-name="P4">
Published Time: 2023-06-07T17:08:00+03:00</text:p>
      <text:p text:style-name="P4">
Modified Time: 2023-06-07T17:08:00+03:00</text:p>
      <text:p text:style-name="P4">
Description: In the Kherson region, people are evacuated by the Ukrainian invention - the all -terrain "Bohun". - Ukrinform.</text:p>
      <text:p text:style-name="P4">
Images: ['<text:a xlink:type="simple" xlink:href="https://static.ukrinform.com/photos/2023_06/thumb_files/630_360_1686146785-170.jpg" text:style-name="Internet_20_link" text:visited-style-name="Visited_20_Internet_20_Link">
630_360_16861...</text:a>
']</text:p>
      <text:p text:style-name="P4">
Tags: ['Евакуація', 'Херсонщина', 'Затоплення', 'Всюдихід']</text:p>
      <text:p text:style-name="P4">
Type: Article</text:p>
      <!--METADATA-->
      <text:p text:style-name="P4">
<draw:frame draw:style-name="fr1" draw:name="Image83" text:anchor-type="as-char" svg:width="6.9236in" svg:height="3.956343in" draw:z-index="0">
<draw:image xlink:href="../Images/yкринформ/2023-06-07T17-08-00-03-00/630_360_1686146785-170.jpg" xlink:type="simple" xlink:show="embed" xlink:actuate="onLoad" draw:mime-type="image/jpeg"/>
</draw:frame>
The Nakherson region is evacuated by the Ukrainian invention - the Bugun all -termination.</text:p>
      <text:p text:style-name="P4">
According to Ukrinform, about it on <text:a xlink:type="simple" xlink:href="https://www.facebook.com/khoda.gov.ua/videos/156749810622402" text:style-name="Internet_20_link" text:visited-style-name="Visited_20_Internet_20_Link">
Facebook</text:a>
The Kherson Ova reports.</text:p>
      <text:p text:style-name="P4">
“The video is a Ukrainian invention. Bohun's all -terrain. Recently, he has been tested, and today he has already fulfilled important tasks - <text:a xlink:type="simple" xlink:href="https://www.ukrinform.ua/tag-evakuacia" text:style-name="Internet_20_link" text:visited-style-name="Visited_20_Internet_20_Link">
evacuates</text:a>
people, ”the message reads.</text:p>
      <text:p text:style-name="P4">
As it is noted, through the undermining of the Kakhovskaya hydroelectric power station, dozens of inhabited potholes of Kherson region were flooded. And in Kherson himself in the water - 1802 houses.</text:p>
      <text:p text:style-name="P4">
As of 3pm, 1 752 people with 103 children were transported to safer places.</text:p>
      <text:p text:style-name="P4">
OVA also informs that Oleksandr Kubrakov, Viceremier-Minister of Ukraine, visited Kherson region on June 7. He spoke about the government's plans for the rejection of vital areas of the region, including water supply.</text:p>
      <text:p text:style-name="P4">
“Through joint efforts, operational transportation of water has already been organized. For this attracted tanks of Ukrzaliznytsia, special transport, ” - reports in Ova.</text:p>
      <text:p text:style-name="P4">
<text:span text:style-name="T4">
 Read also: </text:span>
 <text:a xlink:type="simple" xlink:href="https://www.ukrinform.ua/rubric-regions/3719587-vijskovi-dronom-peredali-vodu-ludini-aka-cekala-poratunku-v-zatoplenih-oleskah.html" text:style-name="Internet_20_link" text:visited-style-name="Visited_20_Internet_20_Link">
military drone transferred water to a person who was waiting for a rescue in flooded oles</text:a>
They also assure that centralized water supply will be restored. The relevant decisions and allocated funds have already been issued.</text:p>
      <text:p text:style-name="P4">
Ova also published a video of how the evacuation is being told.</text:p>
      <text:p text:style-name="P4">
On the night(https://www.ukrinform.ua/rubric-ato/3718751-rosijski-zagarbniki-pidirvali-kahovsku-ges-ok-pivden.html). Part of Kherson and another 80 inhabited pens were flooded. On the Right Bank of the region, evacuation of people with dangerous places is organized.</text:p>
      <text:p text:style-name="P4">
News Source: <text:a xlink:type="simple" xlink:href="https://www.ukrinform.ua/rubric-regions/3719626-ukrainskij-vsudihid-bogun-evakuue-ludej-na-hersonsini.html" text:style-name="Internet_20_link" text:visited-style-name="Visited_20_Internet_20_Link">
https://www.ukrinform.ua/rubric-regions/3719626-ukrainskij-vsudihid-bogun-evakuue-ludej-na-hersonsini.html</text:a>
</text:p>
      <!--NEWS-->
      <text:h text:style-name="P10" text:outline-level="1">
<text:span text:style-name="T4">
The Supreme Court's apparatus was headed by Viktor Kapustinsky</text:span>
</text:h>
      <text:p text:style-name="P4">
Authors: Ukrinform (Person)</text:p>
      <text:p text:style-name="P4">
Publisher: Укринформ (Organization)</text:p>
      <text:p text:style-name="P4">
Published Time: 2023-06-07T17:08:19+03:00</text:p>
      <text:p text:style-name="P4">
Modified Time: 2023-06-07T17:08:19+03:00</text:p>
      <text:p text:style-name="P4">
Description: The head of the Supreme Court's apparatus was appointed Viktor Kapustinsky, who previously headed the Civil Court of Cassation Secretariat as part of the Supreme Court. - Ukrinform.</text:p>
      <text:p text:style-name="P4">
Images: ['<text:a xlink:type="simple" xlink:href="https://static.ukrinform.com/photos/2019_04/thumb_files/630_360_1555326998-162.jpg" text:style-name="Internet_20_link" text:visited-style-name="Visited_20_Internet_20_Link">
630_360_15553...</text:a>
']</text:p>
      <text:p text:style-name="P4">
Tags: ['Призначення', 'Верховний Суд']</text:p>
      <text:p text:style-name="P4">
Type: Article</text:p>
      <!--METADATA-->
      <text:p text:style-name="P4">
<draw:frame draw:style-name="fr1" draw:name="Image84" text:anchor-type="as-char" svg:width="6.9236in" svg:height="3.956343in" draw:z-index="0">
<draw:image xlink:href="../Images/yкринформ/2023-06-07T17-08-19-03-00/630_360_1555326998-162.jpg" xlink:type="simple" xlink:show="embed" xlink:actuate="onLoad" draw:mime-type="image/jpeg"/>
</draw:frame>
The Supreme Court's leadership was appointed Viktor Kapustinsky, who was previously heated by the Civil Court of Cassation Secretariat as part of the Supreme Court.</text:p>
      <text:p text:style-name="P4">
The court press service in [Facebook.] Informs about it.(http://www.facebook.com/supremecourt.ua)As it is noted, Kabbinsky has the experience of judicial administration. He was wine by the courts of the courts of cassation, worked as a deputy preservation of the Judicial Administration of Ukraine.</text:p>
      <text:p text:style-name="P4">
The first deputy head of the apparatus <text:a xlink:type="simple" xlink:href="https://www.ukrinform.ua/tag-verhovnij-sud" text:style-name="Internet_20_link" text:visited-style-name="Visited_20_Internet_20_Link">
BC</text:a>
Appointed Rasima Babanla, who had previously headed the Department of Australian and Legal Work of the Armed Forces. He has been holding the leadership positions of the cassation instance since 2013. Babanla will remain responsible for the direction of the Supreme Court, within which it will continue to integrate with other authorities, the Council of Europe institutions, the International Projects of Cooperation and to represent the Armed Forces in the ECtHR of the Higher Courts of the Tanlogical Network created by the EU Court.</text:p>
      <text:p text:style-name="P4">
<text:span text:style-name="T4">
 Read also: </text:span>
 [Plenum <text:span text:style-name="T4">
 Supreme </text:span>
 <text:span text:style-name="T4">
 </text:span>
 Court ** ended without the election(https://www.ukrinform.ua/rubric-society/3714503-plenum-verhovnogo-sudu-zaversivsa-bez-obranna-zastupnika-golovi.html)As it was reported, on May 15, NABU and SAP announced the exposition of the scheme of obtaining a non -right benefit of $ 2.7 million. the leadership and judges of the Supreme Court.</text:p>
      <text:p text:style-name="P4">
According to the investigation, the bribe was made on April 19, 2023 by the Grand Palatatu Decision in the case of recognition of the legality of the acquisition in 2002 of a package of a share of the Poltava Mining and Processing Plant by Ferrexpo, one of which is businessman Konstantin Zhevago.</text:p>
      <text:p text:style-name="P4">
At the same time, Zhevago's press service deny his involvement in granting a bribe head or judges of the Armed Forces.</text:p>
      <text:p text:style-name="P4">
On May 16, during the Plenum of the Supreme Court, 140 judges supported the statements by the head of the Vsevolod Knyazev. The judges also adopted the Plenumovs Decree on the termination of his powers.</text:p>
      <text:p text:style-name="P4">
On May 17, the Supreme Anti -Corruption Court refused to satisfy the complaint of Observer Knyazev for his detention.On May 31, the WACS Appeal Chamber of Appeal reduced the pledge of Knyazev to UAH 75 million.</text:p>
      <text:p text:style-name="P4">
May 26 Plenum <text:a xlink:type="simple" xlink:href="https://www.ukrinform.ua/rubric-society/3714466-golovou-verhovnogo-sudu-obrali-stanislava-kravcenka.html" text:style-name="Internet_20_link" text:visited-style-name="Visited_20_Internet_20_Link">
elected the new chairman of the Supreme Court Stanislav Kravchenko</text:a>
. Prior to that, he headed the Criminal Court as part of the Armed Forces.</text:p>
      <text:p text:style-name="P4">
News Source: <text:a xlink:type="simple" xlink:href="https://www.ukrinform.ua/rubric-polytics/3719625-aparat-verhovnogo-sudu-ocoliv-viktor-kapustinskij.html" text:style-name="Internet_20_link" text:visited-style-name="Visited_20_Internet_20_Link">
https://www.ukrinform.ua/rubric-polytics/3719625-aparat-verhovnogo-sudu-ocoliv-viktor-kapustinskij.html</text:a>
</text:p>
      <!--NEWS-->
      <text:h text:style-name="P10" text:outline-level="1">
<text:span text:style-name="T4">
Russian hackers abducted data about 100,000 employees of eight British companies</text:span>
</text:h>
      <text:p text:style-name="P4">
Authors: Ukrinform (Person)</text:p>
      <text:p text:style-name="P4">
Publisher: Укринформ (Organization)</text:p>
      <text:p text:style-name="P4">
Published Time: 2023-06-07T17:17:00+03:00</text:p>
      <text:p text:style-name="P4">
Modified Time: 2023-06-07T17:17:00+03:00</text:p>
      <text:p text:style-name="P4">
Description: The grouping of cybercrime, based in Russia, has nominated the victims of a hacker attack that struck organizations around the world. - Ukrinform.</text:p>
      <text:p text:style-name="P4">
Images: ['<text:a xlink:type="simple" xlink:href="https://static.ukrinform.com/photos/2022_01/thumb_files/630_360_1642582753-405.jpg" text:style-name="Internet_20_link" text:visited-style-name="Visited_20_Internet_20_Link">
630_360_16425...</text:a>
']</text:p>
      <text:p text:style-name="P4">
Tags: ['Британія', 'Росія', 'Хакери', 'Персональні дані']</text:p>
      <text:p text:style-name="P4">
Type: Article</text:p>
      <!--METADATA-->
      <text:p text:style-name="P4">
<draw:frame draw:style-name="fr1" draw:name="Image86" text:anchor-type="as-char" svg:width="6.9236in" svg:height="3.951463in" draw:z-index="0">
<draw:image xlink:href="../Images/yкринформ/2023-06-07T17-17-00-03-00/630_360_1642582753-405.jpg" xlink:type="simple" xlink:show="embed" xlink:actuate="onLoad" draw:mime-type="image/jpeg"/>
</draw:frame>
The grouping of cybercrime, based in Russia, has nominated the victims of the victims of an attack that struck organizations around the world.</text:p>
      <text:p text:style-name="P4">
As Ukrinform reports, it reports <text:a xlink:type="simple" xlink:href="https://www.bbc.com/news/technology-65829726" text:style-name="Internet_20_link" text:visited-style-name="Visited_20_Internet_20_Link">
BBC</text:a>
.</text:p>
      <text:p text:style-name="P4">
The CLOP group has published a message with a warning for the organizations affected by the Moveit System and the requirement to send them an email on June 14, otherwise the stolen data will be published.</text:p>
      <text:p text:style-name="P4">
More than 100,000 BBC, British Airways and Boots employees have reported that the salary was received by hackers. Employers are urged to pay if <text:a xlink:type="simple" xlink:href="https://www.ukrinform.ua/tag-hakeri" text:style-name="Internet_20_link" text:visited-style-name="Visited_20_Internet_20_Link">
hackers</text:a>
will require a release.</text:p>
      <text:p text:style-name="P4">
The data was confirmed by eight British companies that were MOVEIT and provided salaries. Among the stolen data are home addresses, national insurance numbers and, in some cases, bank details. Among the companies that were stolen, BBC, British Airways, Aer Lingus and Boots are mentioned.</text:p>
      <text:p text:style-name="P4">
<text:span text:style-name="T4">
 Read also: </text:span>
 <text:a xlink:type="simple" xlink:href="https://www.ukrinform.ua/rubric-technology/3712173-rosijski-hakeri-zdijsnili-podvijnu-kiberataku-proti-ministerstva-i-zmi-ukraini-derzspeczvazku.html" text:style-name="Internet_20_link" text:visited-style-name="Visited_20_Internet_20_Link">
Russian <text:span text:style-name="T4">
 hacker </text:span>
 and performed a double cyberattack of the Anti -Ministry and Media of Ukraine - the State Secretariat</text:a>
Cybersecurity experts have long been tracking the activities of the CLOP group, which is being considered, is based in Russia, since it works mainly on Russian -language forums.</text:p>
      <text:p text:style-name="P4">
Moscow has long been accused of being a reliable shelter for the warheads.</text:p>
      <text:p text:style-name="P4">
In 2021, the likely hackers of the CLOP group were detained in Ukraine as part of a joint operation of law enforcement officers from Ukraine, USA and South Korea.</text:p>
      <text:p text:style-name="P4">
News Source: <text:a xlink:type="simple" xlink:href="https://www.ukrinform.ua/rubric-technology/3719629-rosijski-hakeri-vikrali-dani-blizko-100-tisac-pracivnikiv-vosmi-britanskih-kompanij.html" text:style-name="Internet_20_link" text:visited-style-name="Visited_20_Internet_20_Link">
https://www.ukrinform.ua/rubric-technology/3719629-rosijski-hakeri-vikrali-dani-blizko-100-tisac-pracivnikiv-vosmi-britanskih-kompanij.html</text:a>
</text:p>
      <!--NEWS-->
      <text:h text:style-name="P10" text:outline-level="1">
<text:span text:style-name="T4">
In the Bakhmut area, paratroopers destroyed Russian drone</text:span>
</text:h>
      <text:p text:style-name="P4">
Authors: Ukrinform (Person)</text:p>
      <text:p text:style-name="P4">
Publisher: Укринформ (Organization)</text:p>
      <text:p text:style-name="P4">
Published Time: 2023-06-07T17:21:00+03:00</text:p>
      <text:p text:style-name="P4">
Modified Time: 2023-06-07T17:21:00+03:00</text:p>
      <text:p text:style-name="P4">
Description: Lviv paratroopers destroyed the Russian unmanned aircraft in the Bakhmut district of Donetsk region. - Ukrinform.</text:p>
      <text:p text:style-name="P4">
Images: ['<text:a xlink:type="simple" xlink:href="https://static.ukrinform.com/photos/2023_06/thumb_files/630_360_1686147788-767.jpg" text:style-name="Internet_20_link" text:visited-style-name="Visited_20_Internet_20_Link">
630_360_16861...</text:a>
']</text:p>
      <text:p text:style-name="P4">
Tags: ['Безпілотник', 'Десантники', 'Війна з Росією']</text:p>
      <text:p text:style-name="P4">
Type: Article</text:p>
      <!--METADATA-->
      <text:p text:style-name="P4">
<draw:frame draw:style-name="fr1" draw:name="Image87" text:anchor-type="as-char" svg:width="6.9236in" svg:height="3.956343in" draw:z-index="0">
<draw:image xlink:href="../Images/yкринформ/2023-06-07T17-21-00-03-00/630_360_1686147788-767.jpg" xlink:type="simple" xlink:show="embed" xlink:actuate="onLoad" draw:mime-type="image/jpeg"/>
</draw:frame>
The Lviv region destroyed the Russian unmanned aerial vehicle in the Bakhmutadonetsk region.</text:p>
      <text:p text:style-name="P4">
According to Ukrinform, the troops of the Armed Forces of Ukraine were reported in <text:a xlink:type="simple" xlink:href="http://t.me/ua_dshv/1221" text:style-name="Internet_20_link" text:visited-style-name="Visited_20_Internet_20_Link">
telegram</text:a>
Having published the appropriate video.</text:p>
      <text:p text:style-name="P4">
“In the Bakhmut area, the air defense unit of the 80th Separate Airborne Assault Brigade of the DSSV of the Armed Forces of Ukraine shot down another enemy <text:a xlink:type="simple" xlink:href="https://www.ukrinform.ua/tag-bezpilotnik" text:style-name="Internet_20_link" text:visited-style-name="Visited_20_Internet_20_Link">
unmanned aircraft</text:a>
Orlan type », - it is a testament.</text:p>
      <text:p text:style-name="P4">
<text:span text:style-name="T5">
Vido: <text:a xlink:type="simple" xlink:href="https://t.me/ua_dshv/1221" text:style-name="Internet_20_link" text:visited-style-name="Visited_20_Internet_20_Link">
Airborne assault troops of the Armed Forces of Ukraine</text:a>
</text:span>
</text:p>
      <text:p text:style-name="P4">
It is noted that the account of the DSSV units of the Armed Forces of Ukraine is already 1️30️ of the beaten means of the air attack of the enemy. Of these, 3️1 Orlan and 7️0 UAV of different types.</text:p>
      <text:p text:style-name="P4">
*!(https://www.ukrinform.ua/rubric-ato/3718864-zsu-za-dobu-znisili-na-tavrijskomu-napramku-ponad-tri-roti-protivnika.html)As reported by Ukrinform, the Defense Forces of Ukraine from February 24, 2022 to 7th 2023 <text:a xlink:type="simple" xlink:href="https://www.ukrinform.ua/rubric-ato/3719356-sili-oboroni-za-dobu-znisili-880-rosijskih-zagarbnikiv.html" text:style-name="Internet_20_link" text:visited-style-name="Visited_20_Internet_20_Link">
liquidated about 212 thousand 30 Russian invaders,</text:a>
In the past day - 880 people.</text:p>
      <text:p text:style-name="P4">
News Source: <text:a xlink:type="simple" xlink:href="https://www.ukrinform.ua/rubric-ato/3719631-v-rajoni-bahmuta-desantniki-znisili-rosijskij-bezpilotnik.html" text:style-name="Internet_20_link" text:visited-style-name="Visited_20_Internet_20_Link">
https://www.ukrinform.ua/rubric-ato/3719631-v-rajoni-bahmuta-desantniki-znisili-rosijskij-bezpilotnik.html</text:a>
</text:p>
      <!--NEWS-->
      <text:h text:style-name="P10" text:outline-level="1">
<text:span text:style-name="T4">
Klimenko: We are looking for ways to evacuate people from the left bank of Kherson region</text:span>
</text:h>
      <text:p text:style-name="P4">
Authors: Ukrinform (Person)</text:p>
      <text:p text:style-name="P4">
Publisher: Укринформ (Organization)</text:p>
      <text:p text:style-name="P4">
Published Time: 2023-06-07T17:24:00+03:00</text:p>
      <text:p text:style-name="P4">
Modified Time: 2023-06-07T17:24:00+03:00</text:p>
      <text:p text:style-name="P4">
Description: The headquarters to eliminate the consequences of the Kakhovka Hydroelectric Power Plant is looking for ways to evacuate people from the left bank of Kherson region. - Ukrinform.</text:p>
      <text:p text:style-name="P4">
Images: ['<text:a xlink:type="simple" xlink:href="https://static.ukrinform.com/photos/2023_06/thumb_files/630_360_1686147031-809.jpg" text:style-name="Internet_20_link" text:visited-style-name="Visited_20_Internet_20_Link">
630_360_16861...</text:a>
']</text:p>
      <text:p text:style-name="P4">
Tags: ['Евакуація', 'Херсонщина', 'Клименко', 'Каховська ГЕС']</text:p>
      <text:p text:style-name="P4">
Type: Article</text:p>
      <!--METADATA-->
      <text:p text:style-name="P4">
<draw:frame draw:style-name="fr1" draw:name="Image88" text:anchor-type="as-char" svg:width="6.9236in" svg:height="3.956343in" draw:z-index="0">
<draw:image xlink:href="../Images/yкринформ/2023-06-07T17-24-00-03-00/630_360_1686147031-809.jpg" xlink:type="simple" xlink:show="embed" xlink:actuate="onLoad" draw:mime-type="image/jpeg"/>
</draw:frame>
The headquarters of the consequences of the blasting of the Kakhovka hydroelectric power station is looking for ways to evaporate people from the left bank of Kherson region.</text:p>
      <text:p text:style-name="P4">
This was stated by the Minister of Internal Affairs Igor Klimenko in Kherson, where the headquarters of the consequences of the undermination of hydroelectric power station work, Ukrinform reports with a reference <text:a xlink:type="simple" xlink:href="https://t.me/mvs_ukraine/26056" text:style-name="Internet_20_link" text:visited-style-name="Visited_20_Internet_20_Link">
Telegram</text:a>
Ministry of Internal Affairs.</text:p>
      <text:p text:style-name="P4">
“Evacuation work is ongoing. We try to do it as quickly as possible. The name is a strong current, as well as shelling by the Russian military, ”the report said.</text:p>
      <text:p text:style-name="P4">
<text:span text:style-name="T5">
Vido: [Interior Ministry Telegram Channel of Ukraine]](https://t.me/mvs_ukraine/26056)</text:span>
</text:p>
      <text:p text:style-name="P4">
It is noted that rescuers and police evacuate not only people but also household animals that can be saved. The victims are then referred to assistance points.</text:p>
      <text:p text:style-name="P4">
“The headquarters will work around the clock - how much it will be needed. At the same time, we are praising on the tasks that will stand before us when the water goes. There are very many work. First of all, it will relate to environmental pollution. 150 Tmastila leak out of the machine hall during the heating of hydroelectric power plants, ”Klimenko added.</text:p>
      <text:p text:style-name="P4">
<text:span text:style-name="T4">
 Read also: </text:span>
 <text:a xlink:type="simple" xlink:href="https://www.ukrinform.ua/rubric-society/3719499-zelenskij-proviv-naradu-sodo-situacii-z-kahovskou-ges.html" text:style-name="Internet_20_link" text:visited-style-name="Visited_20_Internet_20_Link">
Zelensky held a meeting on the situation with Kakhovskaya hydroelectric power station</text:a>
The Ministry of Internal Affairs also instructed an assessment of the environmental threat in the affected man region.</text:p>
      <text:p text:style-name="P4">
"He instructed to carry out work to assess the environmental threat. We need to understand that the landfills, with cemeteries, fertilizers, with mine safety," Klimenko in [Facebook].(https://www.facebook.com/iklymenko.fb/posts/pfbid0mPTx777g8VzBmybFMGJqKYvGoipNxpEQLZ8SPAS6zTaT9krLrenXXf4j43WdHofhl).</text:p>
      <text:p text:style-name="P4">
According to him, several working meetings were held with the participation of the Vice -Minister for Recovery - Minister of Development of Communities, Territories and Infrastructure Oleksandra Kubrakov, Deputy Head of Presidential Office Alexei Kuleba, heads of military administrations, and local authorities.</text:p>
      <text:p text:style-name="P4">
The members of the staff also heard the reports of the heads of the Nikolaev, Dnipropetrovsk and Zaporizhzhya regional military administrations on the layout of water supply, the arrangement of wells and the avoidance of the shortage of drinking.Klimenko informed that at this time 29 settlements were actually flooded, 19 of them - in the territory controlled by Ukraine, and 10 - under temporary occupation. In particular, in Kherson, the water has risen by 1 meter at night, it is expected that it will continue to arrive and during the day.</text:p>
      <text:p text:style-name="P4">
Rescue services, police, volunteers evacuate people with flooded and villages in the region around the clock. Almost 1,600 rescuers of the Tapolice and about 300 units of special equipment work in the region. If necessary, there will be an increasing amount of assistance points, the minister said.</text:p>
      <text:p text:style-name="P4">
He thanked the police, rescuers, national guards who overcome the consequences of the Russian terrorist attack, as well as volunteers who come to Kherson from all over Ukraine.</text:p>
      <text:p text:style-name="P4">
<text:span text:style-name="T4">
 Read also: </text:span>
 <text:a xlink:type="simple" xlink:href="https://www.ukrinform.ua/rubric-economy/3719273-pidriv-kahovskoi-ges-kabmin-vidiliv-ponad-23-milarda-na-zabezpecenna-regioniv-vodou.html" text:style-name="Internet_20_link" text:visited-style-name="Visited_20_Internet_20_Link">
Kakhovskaya hydroelectric power station: Cabinet has allocated more than ₴ 2.3 billion provision of regions with water</text:a>
As reported in <text:a xlink:type="simple" xlink:href="https://www.facebook.com/oleksandr.kubrakov/posts/pfbid026WAauMYb6kWiVZNUX92fk1MGZKt3tENAnWtPB28t6QGq2oigKKsB9SkQv7BzwvRAl" text:style-name="Internet_20_link" text:visited-style-name="Visited_20_Internet_20_Link">
Facebook</text:a>
According to the results of the meeting in the south of Ukraine, the Viceremier-Minister of Defense-the Minister of Community, Territories and Infrastructure Alexanderkubrakov, the authorities discuss with international organizations the issues of providing assistance to evacuate people in temporarily occupied territories, which were surprised as a result.</text:p>
      <text:p text:style-name="P4">
"We communicate with international organizations to assist in the evacuation of people from the more than 20 communities in temporarily occupied territories," Kubrakov said.</text:p>
      <text:p text:style-name="P4">
He noted that the water level in Kherson is more than 5 meters from the norm, and it is expected that at least by the end of the day water will arrive.</text:p>
      <text:p text:style-name="P4">
Earlier, President Volodymyr Zelenskyy stated that <text:a xlink:type="simple" xlink:href="https://www.ukrinform.ua/rubric-society/3719499-zelenskij-proviv-naradu-sodo-situacii-z-kahovskou-ges.html" text:style-name="Internet_20_link" text:visited-style-name="Visited_20_Internet_20_Link">
evacuation in the left Berezidpipra in the Kherson region is completely lost by the occupiers</text:a>
. In view of this, Ukraine will contact international organizations.</text:p>
      <text:p text:style-name="P4">
As it was reported, on the night of June 6 <text:a xlink:type="simple" xlink:href="https://www.ukrinform.ua/rubric-other_news/3718791-pidriv-rosianami-kahovskoi-ges-vsi-novini.html" text:style-name="Internet_20_link" text:visited-style-name="Visited_20_Internet_20_Link">
Russian troops were blown up by Greblyukakhovsky hydroelectric power station</text:a>
. Part of Kherson was flooded and another 80 -painted points were flooded. On the Right Bank of the region, evacuation of people of anesthetics is organized.<text:span text:style-name="T5">
Foto: Ministry of Internal Affairs</text:span>
</text:p>
      <text:p text:style-name="P4">
News Source: <text:a xlink:type="simple" xlink:href="https://www.ukrinform.ua/rubric-regions/3719632-klimenko-sukaemo-slahi-abi-evakuuvati-ludej-z-livogo-berega-hersonsini.html" text:style-name="Internet_20_link" text:visited-style-name="Visited_20_Internet_20_Link">
https://www.ukrinform.ua/rubric-regions/3719632-klimenko-sukaemo-slahi-abi-evakuuvati-ludej-z-livogo-berega-hersonsini.html</text:a>
</text:p>
      <!--NEWS-->
      <text:h text:style-name="P10" text:outline-level="1">
<text:span text:style-name="T4">
Контроль за станом морської води посилили на Одещині - МОЗ</text:span>
</text:h>
      <text:p text:style-name="P4">
Authors: Ukrinform (Person)</text:p>
      <text:p text:style-name="P4">
Publisher: Укринформ (Organization)</text:p>
      <text:p text:style-name="P4">
Published Time: 2023-06-07T17:25:00+03:00</text:p>
      <text:p text:style-name="P4">
Modified Time: 2023-06-07T17:25:00+03:00</text:p>
      <text:p text:style-name="P4">
Description: In Odesa region, control over the condition of seawater. - Ukrinform.</text:p>
      <text:p text:style-name="P4">
Images: ['<text:a xlink:type="simple" xlink:href="https://static.ukrinform.com/photos/2021_06/thumb_files/630_360_1623950816-406.jpg" text:style-name="Internet_20_link" text:visited-style-name="Visited_20_Internet_20_Link">
630_360_16239...</text:a>
']</text:p>
      <text:p text:style-name="P4">
Tags: ['Одещина', 'Вода', ' Чорне море', 'Моніторинг']</text:p>
      <text:p text:style-name="P4">
Type: Article</text:p>
      <!--METADATA-->
      <text:p text:style-name="P4">
<draw:frame draw:style-name="fr1" draw:name="Image90" text:anchor-type="as-char" svg:width="6.9236in" svg:height="3.956343in" draw:z-index="0">
<draw:image xlink:href="../Images/yкринформ/2023-06-07T17-25-00-03-00/630_360_1623950816-406.jpg" xlink:type="simple" xlink:show="embed" xlink:actuate="onLoad" draw:mime-type="image/jpeg"/>
</draw:frame>
On Odessa, control over the condition of seawater.</text:p>
      <text:p text:style-name="P4">
The Deputy Minister of Health, Chief State Sanitary Doctor Igor Kuzin said this during communication with journalists on Wednesday, Ukrinform reports.</text:p>
      <text:p text:style-name="P4">
"At the level of the Odessa region, additional surveillance by sea [water] was organized and organized(https://www.ukrinform.ua/tag-voda). Therefore, we understand that the part of the water that will fall will move below. Therefore, the levels of the cities of Ochakov, the Black Sea such observations are deployed, monitoring of seawater, " - Kuzin informed.</text:p>
      <text:p text:style-name="P4">
<text:span text:style-name="T4">
 Read also: </text:span>
 <text:a xlink:type="simple" xlink:href="https://www.ukrinform.ua/rubric-ato/3719619-u-mindovkilli-nazvali-rujnuvanna-kahovskoi-ges-najbilsim-ekocidom-z-pocatku-vijni.html" text:style-name="Internet_20_link" text:visited-style-name="Visited_20_Internet_20_Link">
in Mindovkillya called the destruction of Kakhovskaya Gessa more <text:span text:style-name="T4">
 ecocide </text:span>
 OM from the beginning of the war</text:a>
As reported by Ukrinform, in the Kherson and Mykolaiv regions 84 groups of centers of control and disease prevention are monitored for the quality of drinking water, in Zaporozhye and Dnipropetrovsk the radiation background.</text:p>
      <text:p text:style-name="P4">
News Source: <text:a xlink:type="simple" xlink:href="https://www.ukrinform.ua/rubric-regions/3719633-kontrol-za-stanom-morskoi-vodi-posilili-na-odesini-moz.html" text:style-name="Internet_20_link" text:visited-style-name="Visited_20_Internet_20_Link">
https://www.ukrinform.ua/rubric-regions/3719633-kontrol-za-stanom-morskoi-vodi-posilili-na-odesini-moz.html</text:a>
</text:p>
      <!--NEWS-->
      <text:h text:style-name="P10" text:outline-level="1">
<text:span text:style-name="T4">
Tennis: Schwiontek went out to the semifinals "Rolan Harros"</text:span>
</text:h>
      <text:p text:style-name="P4">
Authors: Ukrinform (Person)</text:p>
      <text:p text:style-name="P4">
Publisher: Укринформ (Organization)</text:p>
      <text:p text:style-name="P4">
Published Time: 2023-06-07T17:27:00+03:00</text:p>
      <text:p text:style-name="P4">
Modified Time: 2023-06-07T17:27:00+03:00</text:p>
      <text:p text:style-name="P4">
Description: Schwontek's Polka went to Rolan Harros semifinals and kept the chances to remain the first "racket" of the world. - Ukrinform.</text:p>
      <text:p text:style-name="P4">
Images: ['<text:a xlink:type="simple" xlink:href="https://static.ukrinform.com/photos/2023_06/thumb_files/630_360_1686147968-727.jpg" text:style-name="Internet_20_link" text:visited-style-name="Visited_20_Internet_20_Link">
630_360_16861...</text:a>
']</text:p>
      <text:p text:style-name="P4">
Tags: ['Теніс']</text:p>
      <text:p text:style-name="P4">
Type: Article</text:p>
      <!--METADATA-->
      <text:p text:style-name="P4">
<draw:frame draw:style-name="fr1" draw:name="Image91" text:anchor-type="as-char" svg:width="6.9236in" svg:height="3.956343in" draw:z-index="0">
<draw:image xlink:href="../Images/yкринформ/2023-06-07T17-27-00-03-00/630_360_1686147968-727.jpg" xlink:type="simple" xlink:show="embed" xlink:actuate="onLoad" draw:mime-type="image/jpeg"/>
</draw:frame>
Polkashvintek went to Rolan Harros semifinals and kept the chances to remain the first "racket" of the world.</text:p>
      <text:p text:style-name="P4">
Polka Iga Schwontek(№1 WTA)beat the American bark Gauff(№6 WTA)Rolan Harros - 6: 4, 6: 2, transmits Ukrinform.</text:p>
      <text:p text:style-name="P4">
<text:span text:style-name="T4">
 Read also: </text:span>
(https://www.ukrinform.ua/rubric-sports/3719609-ukrainka-cvitolina-zigrae-na-turniri-u-vasingtoni.html)In the semifinals, Schwontek will play with Beatris Haddad Maya, who won Onz, Zhaber Tastala, the first Brazilian, to be published in the 1/2 finals of this tournament.</text:p>
      <text:p text:style-name="P4">
Photo: Sportzpoint.com</text:p>
      <text:p text:style-name="P4">
News Source: <text:a xlink:type="simple" xlink:href="https://www.ukrinform.ua/rubric-sports/3719634-tenis-svontek-vijsla-u-pivfinal-rolan-garros.html" text:style-name="Internet_20_link" text:visited-style-name="Visited_20_Internet_20_Link">
https://www.ukrinform.ua/rubric-sports/3719634-tenis-svontek-vijsla-u-pivfinal-rolan-garros.html</text:a>
</text:p>
      <!--NEWS-->
      <text:h text:style-name="P10" text:outline-level="1">
<text:span text:style-name="T4">
In the Kherson region, drinking water is monitored in Zaporozhye and Dnipropetrovsk - the level of radiation</text:span>
</text:h>
      <text:p text:style-name="P4">
Authors: Ukrinform (Person)</text:p>
      <text:p text:style-name="P4">
Publisher: Укринформ (Organization)</text:p>
      <text:p text:style-name="P4">
Published Time: 2023-06-07T17:29:00+03:00</text:p>
      <text:p text:style-name="P4">
Modified Time: 2023-06-07T17:29:00+03:00</text:p>
      <text:p text:style-name="P4">
Description: In the Kherson region, water control for the population is carried out by 84 groups of observation of centers of control and prevention of diseases of four regions. Safety deviations have not yet been recorded. In the territory of Zaporizhzhya and Dnipropetrovsk regions monitoring of radiation background. - Ukrinform.</text:p>
      <text:p text:style-name="P4">
Images: ['<text:a xlink:type="simple" xlink:href="https://static.ukrinform.com/photos/2022_01/thumb_files/630_360_1642201019-982.jpg" text:style-name="Internet_20_link" text:visited-style-name="Visited_20_Internet_20_Link">
630_360_16422...</text:a>
']</text:p>
      <text:p text:style-name="P4">
Tags: ['Херсонщина', 'Радіація', 'Вода', 'Моніторинг']</text:p>
      <text:p text:style-name="P4">
Type: Article</text:p>
      <!--METADATA-->
      <text:p text:style-name="P4">
<draw:frame draw:style-name="fr1" draw:name="Image92" text:anchor-type="as-char" svg:width="6.9236in" svg:height="3.958031in" draw:z-index="0">
<draw:image xlink:href="../Images/yкринформ/2023-06-07T17-29-00-03-00/630_360_1642201019-982.jpg" xlink:type="simple" xlink:show="embed" xlink:actuate="onLoad" draw:mime-type="image/jpeg"/>
</draw:frame>
Nacherson water control for the population is carried out by 84 groups of control and prevention of diseases of four regions. Safety rejections have not yet been recorded. In the territory of Zaporizhzhya Tadnipropetrovsk regions is monitoring of radiation background.</text:p>
      <text:p text:style-name="P4">
The Deputy Minister of Health, Chief State Sanitary Doctor Igor Kuzin, said this during communication with journalists on Wednesday, Ukrinform reports.</text:p>
      <text:p text:style-name="P4">
“We mobilized 84 group observations from the public health system, these are observations of both Kherson and Mykolaiv, Odessa, Dnipropetrovsk, Zaporizhzhya and Kirovograd Regional Center for Control and Disease Prevention. They now provide enhanced control of the quality and safety of drinking <text:a xlink:type="simple" xlink:href="https://www.ukrinform.ua/tag-voda" text:style-name="Internet_20_link" text:visited-style-name="Visited_20_Internet_20_Link">
water</text:a>
, which is served to the population, or which is brought, ”Kuzin said.</text:p>
      <text:p text:style-name="P4">
<text:span text:style-name="T5">
Viso: the Ministry of Health of Ukraine</text:span>
</text:p>
      <text:p text:style-name="P4">
According to him, this laboratory control was started from yesterday.</text:p>
      <text:p text:style-name="P4">
"As of 3pm today, we did not record any deviations of the departments on water safety indicators," Kuzin said.</text:p>
      <text:p text:style-name="P4">
In addition, he reported that in the Kherson and Mykolaiv regions, bactericidal tablets and water disinfection remedies were reincarnated.</text:p>
      <text:p text:style-name="P4">
"They will be used after the water declines, for the distribution of the population that will return, or for the objects of critical infrastructure, which were forced to change their water sources. For example, it began to use wells or imports," - said Kuzin.</text:p>
      <text:p text:style-name="P4">
He added that the reserves of decontamination pills should be sufficient to provide all over 1.5 months for the whole of the Kherson region. This is done to protect the population from outbreaks of infectious diseases that are associated with accustomed polluted drinking water.</text:p>
      <text:p text:style-name="P4">
<text:span text:style-name="T4">
 Read also: </text:span>
 <text:a xlink:type="simple" xlink:href="https://www.ukrinform.ua/rubric-regions/3719521-naselenna-hersonsini-zabezpecili-tabletkami-dla-znezarazenna-vodi-moz.html" text:style-name="Internet_20_link" text:visited-style-name="Visited_20_Internet_20_Link">
<text:span text:style-name="T4">
 population </text:span>
 <text:span text:style-name="T4">
 </text:span>
 Kherson region <text:span text:style-name="T4">
 </text:span>
 <text:span text:style-name="T4">
 provided </text:span>
<text:span text:style-name="T4">
 with tablets </text:span>
 <text:span text:style-name="T4">
 </text:span>
 <text:span text:style-name="T4">
 </text:span>
 <text:span text:style-name="T4">
 </text:span>
 Disinfection <text:span text:style-name="T4">
 </text:span>
 <text:span text:style-name="T4">
 Water </text:span>
 - <text:span text:style-name="T4">
 MoH </text:span>
 **</text:a>
Among the measures now being taken, Kuzin called the intensification of the monitoring background in the territory of Zaporizhzhya and Dnipropetrovsk regions.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Kherson region, the evacuation of the population of anesthetics for which there is a risk of flooding as a result of the blasting of Kakhovskaya HEPs began. In fact, law enforcement officers began investigations under the article "Ecocide".</text:p>
      <text:p text:style-name="P4">
Ukrhydroenergo stated that the Kakhovka hydroelectric power station is completely destroyed and recoverable.</text:p>
      <text:p text:style-name="P4">
News Source: <text:a xlink:type="simple" xlink:href="https://www.ukrinform.ua/rubric-regions/3719635-na-hersonsini-monitorat-stan-pitnoi-vodi-na-zaporizzi-ta-dnipropetrovsini-riven-radiacii.html" text:style-name="Internet_20_link" text:visited-style-name="Visited_20_Internet_20_Link">
https://www.ukrinform.ua/rubric-regions/3719635-na-hersonsini-monitorat-stan-pitnoi-vodi-na-zaporizzi-ta-dnipropetrovsini-riven-radiacii.html</text:a>
</text:p>
      <!--NEWS-->
      <text:h text:style-name="P10" text:outline-level="1">
<text:span text:style-name="T4">
Due to Kakhovskaya hydroelectric power plant flooded Lower Dnieper National Park</text:span>
</text:h>
      <text:p text:style-name="P4">
Authors: Ukrinform (Person)</text:p>
      <text:p text:style-name="P4">
Publisher: Укринформ (Organization)</text:p>
      <text:p text:style-name="P4">
Published Time: 2023-06-07T17:37:00+03:00</text:p>
      <text:p text:style-name="P4">
Modified Time: 2023-06-07T17:37:00+03:00</text:p>
      <text:p text:style-name="P4">
Description: In the Kherson region, as a result of the blasting of the Russian troops, the Dams of the Kakhovka hydroelectric power station flooded the territory of the Nizhnodniprovsky National Nature Park. - Ukrinform.</text:p>
      <text:p text:style-name="P4">
Images: ['<text:a xlink:type="simple" xlink:href="https://static.ukrinform.com/photos/2023_06/thumb_files/630_360_1686148367-970.jpg" text:style-name="Internet_20_link" text:visited-style-name="Visited_20_Internet_20_Link">
630_360_16861...</text:a>
']</text:p>
      <text:p text:style-name="P4">
Tags: ['Херсонщина', 'Вода', 'Нацпарк', 'Затоплення']</text:p>
      <text:p text:style-name="P4">
Type: Article</text:p>
      <!--METADATA-->
      <text:p text:style-name="P4">
<draw:frame draw:style-name="fr1" draw:name="Image93" text:anchor-type="as-char" svg:width="6.9236in" svg:height="3.956343in" draw:z-index="0">
<draw:image xlink:href="../Images/yкринформ/2023-06-07T17-37-00-03-00/630_360_1686148367-970.jpg" xlink:type="simple" xlink:show="embed" xlink:actuate="onLoad" draw:mime-type="image/jpeg"/>
</draw:frame>
As a result of the blasting of the Russian troops, the territory of the Kakhovskaya HEES's dams flooded the territory of the Nizhnodniprovsky National Nature Park.</text:p>
      <text:p text:style-name="P4">
The Ministry of Environmental Protection and Natural Resources of Ukraine reported this <text:a xlink:type="simple" xlink:href="https://www.facebook.com/EnvironmentalofUkraine/posts/pfbid0RoMPMWy8TkxQ3MhpKf8iEN7NPocNBUKTs99VDVJkguDHdTG6PqgHx9Fdq2KB47JEl" text:style-name="Internet_20_link" text:visited-style-name="Visited_20_Internet_20_Link">
Facebook</text:a>
, reports Ukrinform.</text:p>
      <text:p text:style-name="P4">
According to the department, as of today, the water level near the islands has risen three meters. The corresponding indicators are fixed on an area of more than 77 thousand hectares.</text:p>
      <text:p text:style-name="P4">
The intensity of flooding decreases, but due to the destruction of the dam, the water suppresses. There are landslides, water transfer of rocks, the buildings and the National Park are suffering.</text:p>
      <text:p text:style-name="P4">
According to the Minister of Environmental Protection and Natural Resources Ruslan Sagittarius, "<text:a xlink:type="simple" xlink:href="https://www.ukrinform.ua/tag-voda" text:style-name="Internet_20_link" text:visited-style-name="Visited_20_Internet_20_Link">
Great water</text:a>
"Affected the landmarad network and Ramsar lands, which are of world importance thanks to their unique biodiversity.</text:p>
      <text:p text:style-name="P4">
<text:span text:style-name="T4">
 Read also: </text:span>
 <text:a xlink:type="simple" xlink:href="https://www.ukrinform.ua/rubric-regions/3719446-voda-vzala-u-kilce-zahoplene-misto-oleski-na-hersonsini.html" text:style-name="Internet_20_link" text:visited-style-name="Visited_20_Internet_20_Link">
water "took the ring" captured city of Oleshka Nakherson region</text:a>
"Flora and fauna of NNP" Nizhnodniprovsky "120 valuable species.</text:p>
      <text:p text:style-name="P4">
According to the ministry, the flooding affected the territory where the typical and rare groups of floodplain forests, swamps, onions, sand steppes, steppe slopes of the Dnieper and beams, outcrops of rocks were preserved.</text:p>
      <text:p text:style-name="P4">
The department reminded that through the territory of the Lower Dnieper National Parking is one of the main ways of migration of migratory birds, the place of stopping for them is very important.</text:p>
      <text:p text:style-name="P4">
As reported by Ukrinform, <text:a xlink:type="simple" xlink:href="https://www.ukrinform.ua/rubric-other_news/3718791-pidriv-rosianami-kahovskoi-ges-vsi-novini.html" text:style-name="Internet_20_link" text:visited-style-name="Visited_20_Internet_20_Link">
on the night of June 6, the Russian army blew up the Dumbleuka Hydroelectric Power Plant. </text:a>
About 16,000 people were on the right bank of the Kherson region. The evacuation of the population of anesthetics is evacuated.</text:p>
      <text:p text:style-name="P4">
On the temporarily captured Left Bank of the Kherson region, the Russians evacuated.As of 11:30 on June 6, almost all of the Kakhovka hydroelectric power station was underwater. It becomes known that the station of the station was destroyed, in particular, the machine hall, 450 tons of technical fuel fuel fuel fuel fuel fuel.</text:p>
      <text:p text:style-name="P4">
Ukrhydroenergo stated that the Kakhovka hydroelectric power station was completely destroyed and recoverable.</text:p>
      <text:p text:style-name="P4">
<text:span text:style-name="T5">
Foto: Mindovkil</text:span>
</text:p>
      <text:p text:style-name="P4">
News Source: <text:a xlink:type="simple" xlink:href="https://www.ukrinform.ua/rubric-regions/3719637-cerez-pidriv-kahovskoi-ges-zatopilo-niznodniprovskij-nacionalnij-park.html" text:style-name="Internet_20_link" text:visited-style-name="Visited_20_Internet_20_Link">
https://www.ukrinform.ua/rubric-regions/3719637-cerez-pidriv-kahovskoi-ges-zatopilo-niznodniprovskij-nacionalnij-park.html</text:a>
</text:p>
      <!--NEWS-->
      <text:h text:style-name="P10" text:outline-level="1">
<text:span text:style-name="T4">
Ukroboronprom is working on the development of "Nativ" 155 mm projectile</text:span>
</text:h>
      <text:p text:style-name="P4">
Authors: Ukrinform (Person)</text:p>
      <text:p text:style-name="P4">
Publisher: Укринформ (Organization)</text:p>
      <text:p text:style-name="P4">
Published Time: 2023-06-07T17:43:00+03:00</text:p>
      <text:p text:style-name="P4">
Modified Time: 2023-06-07T17:43:00+03:00</text:p>
      <text:p text:style-name="P4">
Description: Ukroboronprom State Concern is working on the development of an artillery 155-mm projectile, which is the standard of the North Atlantic Alliance (NATO). - Ukrinform.</text:p>
      <text:p text:style-name="P4">
Images: ['<text:a xlink:type="simple" xlink:href="https://static.ukrinform.com/photos/2023_03/thumb_files/630_360_1678978206-340.jpg" text:style-name="Internet_20_link" text:visited-style-name="Visited_20_Internet_20_Link">
630_360_16789...</text:a>
']</text:p>
      <text:p text:style-name="P4">
Tags: ['НАТО', 'Укроборонпром', 'Боєприпаси', 'Виробництво', 'Війна з Росією']</text:p>
      <text:p text:style-name="P4">
Type: Article</text:p>
      <!--METADATA-->
      <text:p text:style-name="P4">
<draw:frame draw:style-name="fr1" draw:name="Image94" text:anchor-type="as-char" svg:width="6.9236in" svg:height="3.956343in" draw:z-index="0">
<draw:image xlink:href="../Images/yкринформ/2023-06-07T17-43-00-03-00/630_360_1678978206-340.jpg" xlink:type="simple" xlink:show="embed" xlink:actuate="onLoad" draw:mime-type="image/jpeg"/>
</draw:frame>
The State Concern "Ukroboronprom" is working on the development of artillery 155-mm projectile, which is the standard of the North Atlantic Alliance(NATO).</text:p>
      <text:p text:style-name="P4">
Про це <text:a xlink:type="simple" xlink:href="https://www.youtube.com/watch" text:style-name="Internet_20_link" text:visited-style-name="Visited_20_Internet_20_Link">
 повідомила </text:a>
A spokesman of the state concern Natalia Sad during a briefing "Production of Tathika weapons for the needs of security and defense forces of Ukraine" at the Media Center Ukraine - Ukrinform.</text:p>
      <text:p text:style-name="P4">
“We have mastered the production of 82 mm mortar mines, 122-mm artillery and 152-mmmsnayators, as well as tank shells 125 mm. To date, the development of "Nativ" caliber-155 mm. We are working on learning how to do this <text:a xlink:type="simple" xlink:href="https://www.ukrinform.ua/tag-boepripasi" text:style-name="Internet_20_link" text:visited-style-name="Visited_20_Internet_20_Link">
ammunition</text:a>
It is no secret that the army is saturated with artillery systems of this caliber. Therefore, it is for us to master its production, ”the spokeswoman of the concern said.</text:p>
      <text:p text:style-name="P4">
<text:span text:style-name="T4">
 Read also: </text:span>
 <text:a xlink:type="simple" xlink:href="https://www.ukrinform.ua/rubric-ato/3719123-ukroboronprom-i-ceska-kompania-spilno-remontuvatimut-tanki-t64.html" text:style-name="Internet_20_link" text:visited-style-name="Visited_20_Internet_20_Link">
<text:span text:style-name="T4">
 Ukroboronprom </text:span>
 and the Czech company will be renovated by T-64 tanks</text:a>
Natalia Sad added that today the enterprises of the concern together with partners have made a mark of several tens of thousands of shells per month of various calibers. And with every month the ability of Ukroboronprom to grow.</text:p>
      <text:p text:style-name="P4">
It was reported that <text:a xlink:type="simple" xlink:href="https://www.ukrinform.ua/rubric-economy/3710605-ukroboronprom-ta-nimecka-rheinmetall-ogolosili-pro-stvorenna-spilnogo-pidpriemstva.html" text:style-name="Internet_20_link" text:visited-style-name="Visited_20_Internet_20_Link">
Ukroboronprom and the German company RheinMetall concluded the agreement on the strategic partnership</text:a>
 . Мета – зміцнення оборонної промисловості Українита її національної безпеки шляхом створення спільного підприємства.</text:p>
      <text:p text:style-name="P4">
Перше фото: The Washington Post</text:p>
      <text:p text:style-name="P4">
News Source: <text:a xlink:type="simple" xlink:href="https://www.ukrinform.ua/rubric-ato/3719643-ukroboronprom-pracue-nad-osvoennam-nativskogo-155mm-snarada.html" text:style-name="Internet_20_link" text:visited-style-name="Visited_20_Internet_20_Link">
https://www.ukrinform.ua/rubric-ato/3719643-ukroboronprom-pracue-nad-osvoennam-nativskogo-155mm-snarada.html</text:a>
</text:p>
      <!--NEWS-->
      <text:h text:style-name="P10" text:outline-level="1">
<text:span text:style-name="T4">
Oleshok residents report that the occupying power does not help with evacuation</text:span>
</text:h>
      <text:p text:style-name="P4">
Authors: Ukrinform (Person)</text:p>
      <text:p text:style-name="P4">
Publisher: Укринформ (Organization)</text:p>
      <text:p text:style-name="P4">
Published Time: 2023-06-07T17:44:00+03:00</text:p>
      <text:p text:style-name="P4">
Modified Time: 2023-06-07T17:44:00+03:00</text:p>
      <text:p text:style-name="P4">
Description: In the Oleshkiv community, in the territory of the Kherson region, people save each other, occupying power does not help the population. - Ukrinform.</text:p>
      <text:p text:style-name="P4">
Images: ['<text:a xlink:type="simple" xlink:href="https://static.ukrinform.com/photos/2023_06/thumb_files/630_360_1686148604-450.jpg" text:style-name="Internet_20_link" text:visited-style-name="Visited_20_Internet_20_Link">
630_360_16861...</text:a>
']</text:p>
      <text:p text:style-name="P4">
Tags: ['Евакуація', 'Херсонщина', 'Окупація', 'Затоплення']</text:p>
      <text:p text:style-name="P4">
Type: Article</text:p>
      <!--METADATA-->
      <text:p text:style-name="P4">
<draw:frame draw:style-name="fr1" draw:name="Image96" text:anchor-type="as-char" svg:width="6.9236in" svg:height="3.956343in" draw:z-index="0">
<draw:image xlink:href="../Images/yкринформ/2023-06-07T17-44-00-03-00/630_360_1686148604-450.jpg" xlink:type="simple" xlink:show="embed" xlink:actuate="onLoad" draw:mime-type="image/jpeg"/>
</draw:frame>
The Voleshkiv community, in the territory of Kherson region, people who are captured by the Russians, people do not help the population.</text:p>
      <text:p text:style-name="P4">
The correspondent of Ukrinform by telephone on the conditions of anonymity was told by the community, which was forced to leave the house due to flooding.</text:p>
      <text:p text:style-name="P4">
"There are many people on the roofs, many drowning ... Grandpa, grandmother, lying down, who could not, do not have time to rise, you understand themselves ... They approach boats, someone can get to get about," the woman says.</text:p>
      <text:p text:style-name="P4">
She with her relatives left <text:a xlink:type="simple" xlink:href="https://www.ukrinform.ua/tag-voda" text:style-name="Internet_20_link" text:visited-style-name="Visited_20_Internet_20_Link">
flooded</text:a>
The house, they were helped by the local residents on boats, quality to rescue fellow countrymen. Now the woman lives in friends. “At least. We walked slowly, spent the night on the road, because at night you did not go.</text:p>
      <text:p text:style-name="P4">
According to the interlocutor, for transportation, local residents do not take money: "Guys pull boats, standing around their neck in the water, their shoulders are blue from such -digot, because there is a strong current."</text:p>
      <text:p text:style-name="P4">
The invaders and self -proclaimed power, she says, do not help people.</text:p>
      <text:p text:style-name="P4">
The woman told her that her friend, who was also forced to leave the house, lifted rabbits, ducklings, dogs on the roof, giving them a chance to survive.</text:p>
      <text:p text:style-name="P4">
<text:span text:style-name="T4">
 Read also: </text:span>
 <text:a xlink:type="simple" xlink:href="https://www.ukrinform.ua/rubric-regions/3719595-na-livoberezzi-hersonsini-rosiani-ne-provodili-evakuaciu-i-pereskodzali-volonteram-oblrada.html" text:style-name="Internet_20_link" text:visited-style-name="Visited_20_Internet_20_Link">
on the Left Bank of Kherson Region, the Russians did not evacuate and hindered <text:span text:style-name="T4">
 volunteers </text:span>
 - regional council</text:a>
As reported <text:a xlink:type="simple" xlink:href="https://www.ukrinform.ua/rubric-ato/3718751-rosijski-zagarbniki-pidirvali-kahovsku-ges-ok-pivden.html" text:style-name="Internet_20_link" text:visited-style-name="Visited_20_Internet_20_Link">
Ukrinform</text:a>
, Russian troops carried out the Kakhovka hydroelectric power station on June 6.</text:p>
      <text:p text:style-name="P4">
The water surrounded the city of Oleshka, who was captured by Russian troops in Kherson region, people are on roofs, no one comes to their aid. In the settlements of the Golopristan community of Kherson region, water arrives, it reaches 3.5 meters in some places.</text:p>
      <text:p text:style-name="P4">
News Source: <text:a xlink:type="simple" xlink:href="https://www.ukrinform.ua/rubric-regions/3719640-ziteli-olesok-povidomlaut-so-okupacijna-vlada-ne-dopomagae-z-evakuacieu.html" text:style-name="Internet_20_link" text:visited-style-name="Visited_20_Internet_20_Link">
https://www.ukrinform.ua/rubric-regions/3719640-ziteli-olesok-povidomlaut-so-okupacijna-vlada-ne-dopomagae-z-evakuacieu.html</text:a>
</text:p>
      <!--NEWS-->
      <text:h text:style-name="P10" text:outline-level="1">
<text:span text:style-name="T4">
To save people in Kherson region require drones, boats and pumps - ova</text:span>
</text:h>
      <text:p text:style-name="P4">
Authors: Ukrinform (Person)</text:p>
      <text:p text:style-name="P4">
Publisher: Укринформ (Organization)</text:p>
      <text:p text:style-name="P4">
Published Time: 2023-06-07T17:48:00+03:00</text:p>
      <text:p text:style-name="P4">
Modified Time: 2023-06-07T17:48:00+03:00</text:p>
      <text:p text:style-name="P4">
Description: In the Kherson region to save communities and people who suffer from flooding, drones, boats, wastewater pumping, drinking water and fuel are required; Regarding fund raising, the authorities are asked to be careful not to come across fraudsters. - Ukrinform.</text:p>
      <text:p text:style-name="P4">
Images: ['<text:a xlink:type="simple" xlink:href="https://static.ukrinform.com/photos/2023_06/thumb_files/630_360_1686148591-129.jpg" text:style-name="Internet_20_link" text:visited-style-name="Visited_20_Internet_20_Link">
630_360_16861...</text:a>
']</text:p>
      <text:p text:style-name="P4">
Tags: ['Евакуація', 'Херсонщина', 'Каховська ГЕС', 'Підтоплення']</text:p>
      <text:p text:style-name="P4">
Type: Article</text:p>
      <!--METADATA-->
      <text:p text:style-name="P4">
<draw:frame draw:style-name="fr1" draw:name="Image97" text:anchor-type="as-char" svg:width="6.9236in" svg:height="3.956343in" draw:z-index="0">
<draw:image xlink:href="../Images/yкринформ/2023-06-07T17-48-00-03-00/630_360_1686148591-129.jpg" xlink:type="simple" xlink:show="embed" xlink:actuate="onLoad" draw:mime-type="image/jpeg"/>
</draw:frame>
Nakherson region to save communities and people who suffer from flooding, drones, boats, wastewater pumping techniques and fuel are required; Regarding fund raising, the authorities are asked to be careful to non -fraudulent.</text:p>
      <text:p text:style-name="P4">
This was reported in <text:a xlink:type="simple" xlink:href="https://t.me/khersonskaODA/6495" text:style-name="Internet_20_link" text:visited-style-name="Visited_20_Internet_20_Link">
video message</text:a>
The head of Kherson Ova Alexander Proudin, reports Ukrinform.</text:p>
      <text:p text:style-name="P4">
“To save people, their homes we have an urgent need for the following: the most important thing is drinking water. For evacuation on land and water: buses(20-30Mist), motor and inflatable boats, boats, small vessels, scuba diving, hydraulic costs, everything that supports the victims on the water - rescue vests, rescue wheels, bibs and more, ”says Proudin.</text:p>
      <text:p text:style-name="P4">
There is a need for fuel - diesel and gasoline. The rescuers of the rescuers need equipment, including excavator, wheel loader, front loader, dump truck with a capacity of 20 tons, autocratrony 16 tons, wastewater pumping equipment.</text:p>
      <text:p text:style-name="P4">
<text:span text:style-name="T4">
 Read also: </text:span>
 <text:a xlink:type="simple" xlink:href="https://www.ukrinform.ua/rubric-regions/3719635-na-hersonsini-monitorat-stan-pitnoi-vodi-na-zaporizzi-ta-dnipropetrovsini-riven-radiacii.html" text:style-name="Internet_20_link" text:visited-style-name="Visited_20_Internet_20_Link">
in <text:span text:style-name="T4">
 Kherson region </text:span>
 monitor the condition of drinking water, Nazaporezhzhi and Dnipropetrovsk - the level of radiation</text:a>
According to the head of the Kherson Ova, drones also need drones to survey the flooded areas of the craft of people.</text:p>
      <text:p text:style-name="P4">
"This is the real help that the area needs to overcome a large -scale catastrophe," he emphasized.</text:p>
      <text:p text:style-name="P4">
Proudin noted that in order to overcome the consequences of the disaster to create a humanitarian headquarters, all issues of assistance should be addressed by a pre -coordinator at 066 154 32 67.</text:p>
      <text:p text:style-name="P4">
He noted that calls for fundraising were spreading on social networks.</text:p>
      <text:p text:style-name="P4">
“Dear indifferent Ukrainians, I do not want you to be victims of fraudsters, which are usually informed on the human mountain. The only charity fund with which Kherson Ova saves and which is completely transparent and publicly assisted is the Kherson Community Community Foundation "Protection", says Proudin.</text:p>
      <text:p text:style-name="P4">
<text:span text:style-name="T4">
 Read also: </text:span>
 <text:a xlink:type="simple" xlink:href="https://www.ukrinform.ua/rubric-regions/3719632-klimenko-sukaemo-slahi-abi-evakuuvati-ludej-z-livogo-berega-hersonsini.html" text:style-name="Internet_20_link" text:visited-style-name="Visited_20_Internet_20_Link">
<text:span text:style-name="T4">
 Klimenko </text:span>
: We are looking for ways to evacuate people from the left shore of Kherson region</text:a>
According to him, the Kherson Community Community Foundation "Protection" within the program "Rescue!Kherson ”has special accounts that can transfer funds to help victims of flooding communities.According to Ukrinform, in Kherson, volunteers ask for people sedative, and animals - feed.</text:p>
      <text:p text:style-name="P4">
At night, June 6 <text:a xlink:type="simple" xlink:href="https://www.ukrinform.ua/rubric-other_news/3718791-pidriv-rosianami-kahovskoi-ges-vsi-novini.html" text:style-name="Internet_20_link" text:visited-style-name="Visited_20_Internet_20_Link">
Russian troops blew up Kakhovsk GE</text:a>
C. has flooded a part of Kherson and another 80 populated pads. On the Right Bank of the region, evacuation of people with dangerous places is organized.</text:p>
      <text:p text:style-name="P4">
<text:span text:style-name="T5">
Foto: Alexander Kubrakov, Facebook</text:span>
</text:p>
      <text:p text:style-name="P4">
News Source: <text:a xlink:type="simple" xlink:href="https://www.ukrinform.ua/rubric-regions/3719639-dla-poratunku-ludej-na-hersonsini-potribni-droni-covni-i-pompi-ova.html" text:style-name="Internet_20_link" text:visited-style-name="Visited_20_Internet_20_Link">
https://www.ukrinform.ua/rubric-regions/3719639-dla-poratunku-ludej-na-hersonsini-potribni-droni-covni-i-pompi-ova.html</text:a>
</text:p>
      <!--NEWS-->
      <text:h text:style-name="P10" text:outline-level="1">
<text:span text:style-name="T4">
Russian DRG tried to penetrate Sumy region about 2.5 months ago - Naev</text:span>
</text:h>
      <text:p text:style-name="P4">
Authors: Ukrinform (Person)</text:p>
      <text:p text:style-name="P4">
Publisher: Укринформ (Organization)</text:p>
      <text:p text:style-name="P4">
Published Time: 2023-06-07T17:56:00+03:00</text:p>
      <text:p text:style-name="P4">
Modified Time: 2023-06-07T17:56:00+03:00</text:p>
      <text:p text:style-name="P4">
Description: The Russian sabotage group tried to penetrate the territory of Sumy region about 2.5 months ago. It was destroyed by the forces of Ukraine's defense. - Ukrinform.</text:p>
      <text:p text:style-name="P4">
Images: ['<text:a xlink:type="simple" xlink:href="https://static.ukrinform.com/photos/2023_06/thumb_files/630_360_1686042254-698.jpg" text:style-name="Internet_20_link" text:visited-style-name="Visited_20_Internet_20_Link">
630_360_16860...</text:a>
']</text:p>
      <text:p text:style-name="P4">
Tags: ['Сумщина', 'Наєв', 'Війна з Росією', 'ДРГ']</text:p>
      <text:p text:style-name="P4">
Type: Article</text:p>
      <!--METADATA-->
      <text:p text:style-name="P4">
<draw:frame draw:style-name="fr1" draw:name="Image98" text:anchor-type="as-char" svg:width="6.9236in" svg:height="3.956343in" draw:z-index="0">
<draw:image xlink:href="../Images/yкринформ/2023-06-07T17-56-00-03-00/630_360_1686042254-698.jpg" xlink:type="simple" xlink:show="embed" xlink:actuate="onLoad" draw:mime-type="image/jpeg"/>
</draw:frame>
The Russian reconnaissance group tried to penetrate the territory of the Sumy region about 2.5 months ago. It was destroyed by the forces of Ukraine's defense.</text:p>
      <text:p text:style-name="P4">
The commander of the Joint Forces of the Armed Forces of Ukraine Lieutenant General Sergeyev reported in a comment to Ukrinform.</text:p>
      <text:p text:style-name="P4">
"The sabotage group from the Russian Federation has tried about 2.5 months in Sumy region. This group was destroyed," he said.</text:p>
      <text:p text:style-name="P4">
The commander stressed that to eliminate the DRG, there was a counter -resignation with the assistance of the Security Service of Ukraine. In addition, according to him, the ownership of hostile sabotage and intelligence groups was assigned to the Armed Forces and units of the National Police of Ukraine.</text:p>
      <text:p text:style-name="P4">
<text:span text:style-name="T4">
 Read also: </text:span>
 <text:a xlink:type="simple" xlink:href="https://www.ukrinform.ua/rubric-regions/3718903-kiivska-ges-prikrita-vid-udariv-z-povitra-ta-zahisena-vid-vorozih-drg-naev.html" text:style-name="Internet_20_link" text:visited-style-name="Visited_20_Internet_20_Link">
Kiev hydroelectric power station is covered from air blows and protected enemy DRG - <text:span text:style-name="T4">
 Naev </text:span>
</text:a>
"We have improved the security situation on the saboteurs of the Island Federation in Sumy region," - said <text:a xlink:type="simple" xlink:href="https://www.ukrinform.ua/tag-naev" text:style-name="Internet_20_link" text:visited-style-name="Visited_20_Internet_20_Link">
Nayev.</text:a>
As reported by Ukrinform, in January 2023 the Russian sabotage and intelligence group tried to cross the border in the Sumy region.</text:p>
      <text:p text:style-name="P4">
News Source: <text:a xlink:type="simple" xlink:href="https://www.ukrinform.ua/rubric-ato/3719647-rosijska-drg-namagalas-proniknuti-na-sumsinu-priblizno-25-misaci-tomu-naev.html" text:style-name="Internet_20_link" text:visited-style-name="Visited_20_Internet_20_Link">
https://www.ukrinform.ua/rubric-ato/3719647-rosijska-drg-namagalas-proniknuti-na-sumsinu-priblizno-25-misaci-tomu-naev.html</text:a>
</text:p>
      <!--NEWS-->
      <text:h text:style-name="P10" text:outline-level="1">
<text:span text:style-name="T4">
Kostin told China Ambassador about the investigation into Kakhovskaya Hydroelectric Power</text:span>
</text:h>
      <text:p text:style-name="P4">
Authors: Ukrinform (Person)</text:p>
      <text:p text:style-name="P4">
Publisher: Укринформ (Organization)</text:p>
      <text:p text:style-name="P4">
Published Time: 2023-06-07T17:58:00+03:00</text:p>
      <text:p text:style-name="P4">
Modified Time: 2023-06-07T17:58:00+03:00</text:p>
      <text:p text:style-name="P4">
Description: Prosecutor General Andriy Kostin informed the Ambassador of the Chinese People's Republic in Ukraine Fan Sianzhun about an investigation into a case of Kakhovskaya hydroelectric power station. - Ukrinform.</text:p>
      <text:p text:style-name="P4">
Images: ['<text:a xlink:type="simple" xlink:href="https://static.ukrinform.com/photos/2023_06/thumb_files/630_360_1686149783-318.jpg" text:style-name="Internet_20_link" text:visited-style-name="Visited_20_Internet_20_Link">
630_360_16861...</text:a>
']</text:p>
      <text:p text:style-name="P4">
Tags: ['Китай', 'Посол', 'Каховська ГЕС', 'Офіс генпрокурора', 'Війна з Росією']</text:p>
      <text:p text:style-name="P4">
Type: Article</text:p>
      <!--METADATA-->
      <text:p text:style-name="P4">
<draw:frame draw:style-name="fr1" draw:name="Image99" text:anchor-type="as-char" svg:width="6.9236in" svg:height="3.956343in" draw:z-index="0">
<draw:image xlink:href="../Images/yкринформ/2023-06-07T17-58-00-03-00/630_360_1686149783-318.jpg" xlink:type="simple" xlink:show="embed" xlink:actuate="onLoad" draw:mime-type="image/jpeg"/>
</draw:frame>
Prosecutor General Andriy Kostin informed the Ambassador of the Chinese People's Republic of Public Fan Sianzhun about an investigation into a case of Podrivkakhovsky HPP.</text:p>
      <text:p text:style-name="P4">
This was reported by the press service <text:a xlink:type="simple" xlink:href="https://t.me/pgo_gov_ua/12982" text:style-name="Internet_20_link" text:visited-style-name="Visited_20_Internet_20_Link">
Office of Prosecutor General</text:a>
, reports Ukrinform.</text:p>
      <text:p text:style-name="P4">
"Ukraine has started proceedings against this crime by qualifying it as a violation of laws and customs <text:a xlink:type="simple" xlink:href="https://www.ukrinform.ua/tag-vijna" text:style-name="Internet_20_link" text:visited-style-name="Visited_20_Internet_20_Link">
War</text:a>
Taecocid. After all, he caused severe long -term damage to people and the environment "_, _ - the Prosecutor General.</text:p>
      <text:p text:style-name="P4">
He stressed that the consequences of the Kakhovka hydroelectric power station are catastrophic. More than 40,000 people have realized. Houses and infrastructure were destroyed, the landing was unfit for agriculture, and water supply of the regions was violated - both under Ukraine -controlled and in the territories temporarily informed by Russia.</text:p>
      <text:p text:style-name="P4">
“This is a flashy violation of human rights and international law requires coordinated reaction of the international community. All guilty should be responsible, ”Kostin said.</text:p>
      <text:p text:style-name="P4">
<text:span text:style-name="T4">
 Read also: </text:span>
 <text:a xlink:type="simple" xlink:href="https://www.ukrinform.ua/rubric-polytics/3719125-kitaj-vidreaguvav-na-pidriv-dambi-kahovskoi-ges.html" text:style-name="Internet_20_link" text:visited-style-name="Visited_20_Internet_20_Link">
<text:span text:style-name="T4">
 China </text:span>
 ** reacted to Kakhovskaya Hydroelectric Improvement</text:a>
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the Kherson region, the evacuation of the population of anesthetics for which there is a risk of flooding began.</text:p>
      <text:p text:style-name="P4">
Ukrhydroenergo stated that the Kakhovka hydroelectric power station is completely destroyed and recoverable.</text:p>
      <text:p text:style-name="P4">
<text:span text:style-name="T5">
Foto: ogp</text:span>
</text:p>
      <text:p text:style-name="P4">
News Source: <text:a xlink:type="simple" xlink:href="https://www.ukrinform.ua/rubric-polytics/3719649-kostin-rozpoviv-poslu-kitau-pro-slidstvo-sodo-pidrivu-kahovskoi-ges.html" text:style-name="Internet_20_link" text:visited-style-name="Visited_20_Internet_20_Link">
https://www.ukrinform.ua/rubric-polytics/3719649-kostin-rozpoviv-poslu-kitau-pro-slidstvo-sodo-pidrivu-kahovskoi-ges.html</text:a>
</text:p>
      <!--NEWS-->
      <text:h text:style-name="P10" text:outline-level="1">
<text:span text:style-name="T4">
In five months Chinese exports to Russia increased by 76%</text:span>
</text:h>
      <text:p text:style-name="P4">
Authors: Ukrinform (Person)</text:p>
      <text:p text:style-name="P4">
Publisher: Укринформ (Organization)</text:p>
      <text:p text:style-name="P4">
Published Time: 2023-06-07T17:58:10+03:00</text:p>
      <text:p text:style-name="P4">
Modified Time: 2023-06-07T17:58:10+03:00</text:p>
      <text:p text:style-name="P4">
Description: Китайський експорт до Росії за перших п’ять місяців зріс на 75,6% порівняно з тим же періодом минулого року і сягнув 42,9 млрд дол., тоді як імпорт зріс на 20,4% - до 50,9 млрд дол. — Укрінформ.</text:p>
      <text:p text:style-name="P4">
Images: ['<text:a xlink:type="simple" xlink:href="https://static.ukrinform.com/photos/2023_03/thumb_files/630_360_1680168641-589.jpg" text:style-name="Internet_20_link" text:visited-style-name="Visited_20_Internet_20_Link">
630_360_16801...</text:a>
']</text:p>
      <text:p text:style-name="P4">
Tags: ['Китай', 'Торгівля', 'Росія']</text:p>
      <text:p text:style-name="P4">
Type: Article</text:p>
      <!--METADATA-->
      <text:p text:style-name="P4">
<draw:frame draw:style-name="fr1" draw:name="Image102" text:anchor-type="as-char" svg:width="6.9236in" svg:height="3.956343in" draw:z-index="0">
<draw:image xlink:href="../Images/yкринформ/2023-06-07T17-58-10-03-00/630_360_1680168641-589.jpg" xlink:type="simple" xlink:show="embed" xlink:actuate="onLoad" draw:mime-type="image/jpeg"/>
</draw:frame>
Chinese export to Russia increased by 75.6% over the first five months compared to the same period last year and reached $ 42.9 billion, while imports increased by $ 20.4% -up to $ 50.9 billion.</text:p>
      <text:p text:style-name="P4">
This is evidenced by the data published by the Main Customs Directorate of the PRC, reported by Ukrinform.</text:p>
      <text:p text:style-name="P4">
At the same time, the volume of foreign trade in China from the Russian Federation in January - May was $ 93.8lrd, which is 40.7% more than a year earlier.</text:p>
      <text:p text:style-name="P4">
Total Import and Exports <text:a xlink:type="simple" xlink:href="https://www.ukrinform.ua/tag-kitaj" text:style-name="Internet_20_link" text:visited-style-name="Visited_20_Internet_20_Link">
China</text:a>
In the first five months compared to the same period last year, it grew by 4.7% in local currency, up to 16.8 trillion yuan, but in dolvorovoquivalent decreased by 2.8% - to $ 2.4 trillion.</text:p>
      <text:p text:style-name="P4">
Statistics show that in May, foreign Dappings of the PRC declined for the first time, the month of the month, mainly due to the overall fall in exports to China's main trading partners-the countries(Theness), European Union, USA and Japan. The greatest recession was supplied by electronic goods, such PCs and mobile phones, as well as clothing and toys.</text:p>
      <text:p text:style-name="P4">
The fall in imports is explained first and foremost, by lower prices for Sirunaft and other resources for which Chinese companies bought them in the reporting period, as well as still low domestic demand in the country itself.</text:p>
      <text:p text:style-name="P4">
In January - May, the ASEAN Ukraine included the four largest trade partners of the PRC, with which China has increased by 2.1%, to $ 377 billion, the European Union with $ 332 billion. The turnover, which is 3.7% less comparable to last year, the United States with $ 274.7 billion.(-12.3% year Doroca)and Japan - $ 131.3 billion.(-10,4%).</text:p>
      <text:p text:style-name="P4">
Зниження показників експорту/імпорту Китаю посилює занепокоєння фахівців щодосповільнення економічного відновлення країни на тлі уповільнення економікключових країн - торговельних партнерів КНР.</text:p>
      <text:p text:style-name="P4">
<text:span text:style-name="T4">
Читайте також:</text:span>
 <text:a xlink:type="simple" xlink:href="https://www.ukrinform.ua/rubric-world/3719338-kitaj-i-rosia-proveli-cergove-spilne-patruluvanna-litakiv-strategicnoi-aviacii.html" text:style-name="Internet_20_link" text:visited-style-name="Visited_20_Internet_20_Link">
 <text:span text:style-name="T4">
Китай</text:span>
 і Росія провели спільне патрулювання літаківстратегічної авіації </text:a>
As reported by Ukrinform, the International Monetary Fund predicts <text:a xlink:type="simple" xlink:href="https://www.ukrinform.ua/rubric-economy/3703923-mvf-prognozue-cogo-roku-zrostanna-ekonomiki-aziatskotihookeanskogo-regionu-na-46.html" text:style-name="Internet_20_link" text:visited-style-name="Visited_20_Internet_20_Link">
Growth Economics of the Asia-Pacific Region</text:a>
In 2023, 4.6% compared to 3.8% last year.</text:p>
      <text:p text:style-name="P4">
News Source: <text:a xlink:type="simple" xlink:href="https://www.ukrinform.ua/rubric-economy/3719648-za-pat-misaciv-kitajskij-eksport-do-rosii-zris-na-76.html" text:style-name="Internet_20_link" text:visited-style-name="Visited_20_Internet_20_Link">
https://www.ukrinform.ua/rubric-economy/3719648-za-pat-misaciv-kitajskij-eksport-do-rosii-zris-na-76.html</text:a>
</text:p>
      <!--NEWS-->
      <text:h text:style-name="P10" text:outline-level="1">
<text:span text:style-name="T4">
Destroyed Russian Su-25 Storm and Four Intelligence UAV</text:span>
</text:h>
      <text:p text:style-name="P4">
Author: ['АРМІЯINFORM']</text:p>
      <text:p text:style-name="P4">
Time: 2023-06-07T18:00:00-04:00</text:p>
      <text:p text:style-name="P4">
Description: About CED DOIMLAY GS ZS Ukrainian. “The Su-25 Ta Rosieki attack aircraft has passed ... the war with Ukraine 2022, the war with Ukraine is the latest news today, the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su-25_znyshh.jpg" text:style-name="Internet_20_link" text:visited-style-name="Visited_20_Internet_20_Link">
su-25_znyshh.jpg</text:a>
']</text:p>
      <text:p text:style-name="P4">
Tags: ['STOPRUSSIA', 'ВТОРГНЕННЯ РФ', 'ГШ ЗС УКРАЇНИ', 'СУ-25', 'ХРОНІКА ОБОРОНИ', 'ХРОНІКА ОБОРОНИ УКРАЇНИ']</text:p>
      <text:p text:style-name="P4">
Category: News</text:p>
      <!--METADATA-->
      <text:p text:style-name="P4">
<draw:frame draw:style-name="fr1" draw:name="Image103" text:anchor-type="as-char" svg:width="6.9236in" svg:height="4.611226in" draw:z-index="0">
<draw:image xlink:href="../Images/AРМІЯINFORM/2023-06-07T18-00-00-04-00/su-25_znyshh.jpg" xlink:type="simple" xlink:show="embed" xlink:actuate="onLoad" draw:mime-type="image/jpeg"/>
</draw:frame>
Illustrative</text:p>
      <text:p text:style-name="P4">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Last day, the Russian Su-25 and 4 reconnaissable UAVs were destroyed," the message goes.</text:p>
      <text:p text:style-name="P4">
It is also noted that the aviation of defense forces over the past day has inflicted 17 strikes in the areas of concentration of personnel and 4 - on the anti -aircraft missile complex.</text:p>
      <text:p text:style-name="P4">
News Source: <text:a xlink:type="simple" xlink:href="https://armyinform.com.ua/2023/06/07/znyshheno-rosijskyj-shturmovyk-su-25-ta-chotyry-rozviduvalnyh-bpla/" text:style-name="Internet_20_link" text:visited-style-name="Visited_20_Internet_20_Link">
https://armyinform.com.ua/2023/06/07/znyshheno-rosijskyj-shturmovyk-su-25-ta-chotyry-rozviduvalnyh-bpla/</text:a>
</text:p>
      <!--NEWS-->
      <text:h text:style-name="P10" text:outline-level="1">
<text:span text:style-name="T4">
Almost 1900 people have evacuated from the flooded settlements of Kherson region</text:span>
</text:h>
      <text:p text:style-name="P4">
Authors: Ukrinform (Person)</text:p>
      <text:p text:style-name="P4">
Publisher: Укринформ (Organization)</text:p>
      <text:p text:style-name="P4">
Published Time: 2023-06-07T18:04:00+03:00</text:p>
      <text:p text:style-name="P4">
Modified Time: 2023-06-07T18:04:00+03:00</text:p>
      <text:p text:style-name="P4">
Description: In the Kherson region, as of 5:00 pm, 1894 people were evacuated, of which from the District "Ship" - 1431. - Ukrinform.</text:p>
      <text:p text:style-name="P4">
Images: ['<text:a xlink:type="simple" xlink:href="https://static.ukrinform.com/photos/2023_06/thumb_files/630_360_1686148591-129.jpg" text:style-name="Internet_20_link" text:visited-style-name="Visited_20_Internet_20_Link">
630_360_16861...</text:a>
']</text:p>
      <text:p text:style-name="P4">
Tags: ['Евакуація', 'Херсонщина', 'Затоплення']</text:p>
      <text:p text:style-name="P4">
Type: Article</text:p>
      <!--METADATA-->
      <text:p text:style-name="P4">
<draw:frame draw:style-name="fr1" draw:name="Image104" text:anchor-type="as-char" svg:width="6.9236in" svg:height="3.956343in" draw:z-index="0">
<draw:image xlink:href="../Images/yкринформ/2023-06-07T18-04-00-03-00/630_360_1686148591-129.jpg" xlink:type="simple" xlink:show="embed" xlink:actuate="onLoad" draw:mime-type="image/jpeg"/>
</draw:frame>
Uherson region, as of 5:00 pm, evacuated 1894, of whom the ship "Ship" - 1431.</text:p>
      <text:p text:style-name="P4">
About it in <text:a xlink:type="simple" xlink:href="https://t.me/mvs_ukraine/26065" text:style-name="Internet_20_link" text:visited-style-name="Visited_20_Internet_20_Link">
telegram</text:a>
The Present Service of the Ministry of Internal Affairs informed, Ukrinform reports.</text:p>
      <text:p text:style-name="P4">
Yes, in Kherson region, as of 17:00, <text:a xlink:type="simple" xlink:href="https://www.ukrinform.ua/tag-evakuacia" text:style-name="Internet_20_link" text:visited-style-name="Visited_20_Internet_20_Link">
evacuated</text:a>
1 894 Citizens: Ship neighborhood - 1 431, Ship District, Kherson - 179, Dniprovskyi district, Kherson - 27, Suvorovsky district, Kherson - 10, p. Tyaginka - 41, p. Burgunka - 10, village of Mikilske - 10, Kozatkoe village - 4, p. Garden - 72, p. Ponyativka - 4, p. Lviv - 3, Belozerka - 19, p. Ingulets - 75, p. Clear Polyana - 4, p. Darivka –5.</text:p>
      <text:p text:style-name="P4">
<text:span text:style-name="T5">
Video: National Police</text:span>
</text:p>
      <text:p text:style-name="P4">
<text:span text:style-name="T4">
 Read also: </text:span>
 <text:a xlink:type="simple" xlink:href="https://www.ukrinform.ua/rubric-regions/3719639-dla-poratunku-ludej-na-hersonsini-potribni-droni-covni-i-pompi-ova.html" text:style-name="Internet_20_link" text:visited-style-name="Visited_20_Internet_20_Link">
to save people in Kherson region, drones, boats pins - ova</text:a>
As it was reported, <text:a xlink:type="simple" xlink:href="https://www.ukrinform.ua/rubric-other_news/3718791-pidriv-rosianami-kahovskoi-ges-vsi-novini.html" text:style-name="Internet_20_link" text:visited-style-name="Visited_20_Internet_20_Link">
on the night against June 6, the Russian army undermined the Dumbukhov hydroelectric power station</text:a>
. About 16,000 people were on the Right Bank of the Kherson Region of the Case. From dangerous places began tovacuation.</text:p>
      <text:p text:style-name="P4">
<text:span text:style-name="T5">
Foto: Facebook Alexander Kubrakov</text:span>
</text:p>
      <text:p text:style-name="P4">
News Source: <text:a xlink:type="simple" xlink:href="https://www.ukrinform.ua/rubric-regions/3719650-iz-pidtoplenih-naselenih-punktiv-hersonsini-evakuuvali-vze-majze-1900-osib.html" text:style-name="Internet_20_link" text:visited-style-name="Visited_20_Internet_20_Link">
https://www.ukrinform.ua/rubric-regions/3719650-iz-pidtoplenih-naselenih-punktiv-hersonsini-evakuuvali-vze-majze-1900-osib.html</text:a>
</text:p>
      <!--NEWS-->
      <text:h text:style-name="P10" text:outline-level="1">
<text:span text:style-name="T4">
In Ukroboronprom told about the creation of a joint venture with Rheinmetall</text:span>
</text:h>
      <text:p text:style-name="P4">
Authors: Ukrinform (Person)</text:p>
      <text:p text:style-name="P4">
Publisher: Укринформ (Organization)</text:p>
      <text:p text:style-name="P4">
Published Time: 2023-06-07T18:10:47+03:00</text:p>
      <text:p text:style-name="P4">
Modified Time: 2023-06-07T18:10:47+03:00</text:p>
      <text:p text:style-name="P4">
Description: Ukroboronprom has concluded a strategic agreement with the German concern Rheinmetall. The legal procedure for creating a joint venture is currently underway, on the basis of which the development of promising weapons and military equipment will be developed. - Ukrinform.</text:p>
      <text:p text:style-name="P4">
Images: ['<text:a xlink:type="simple" xlink:href="https://static.ukrinform.com/photos/2021_07/thumb_files/630_360_1626534314-566.jpg" text:style-name="Internet_20_link" text:visited-style-name="Visited_20_Internet_20_Link">
630_360_16265...</text:a>
']</text:p>
      <text:p text:style-name="P4">
Tags: ['Німеччина', 'Укроборонпром', 'Зброя', 'Військова техніка']</text:p>
      <text:p text:style-name="P4">
Type: Article</text:p>
      <!--METADATA-->
      <text:p text:style-name="P4">
<draw:frame draw:style-name="fr1" draw:name="Image105" text:anchor-type="as-char" svg:width="6.9236in" svg:height="3.956343in" draw:z-index="0">
<draw:image xlink:href="../Images/yкринформ/2023-06-07T18-10-47-03-00/630_360_1626534314-566.jpg" xlink:type="simple" xlink:show="embed" xlink:actuate="onLoad" draw:mime-type="image/jpeg"/>
</draw:frame>
DK "Ukroboronprom" has concluded a strategic agreement with the German concern Rheinmetall. The legal procedure of establishing a joint venture is ongoing, the development will develop promising samples of weapons and military equipment.</text:p>
      <text:p text:style-name="P4">
About it <text:a xlink:type="simple" xlink:href="http://www.youtube.com/watch" text:style-name="Internet_20_link" text:visited-style-name="Visited_20_Internet_20_Link">
reported</text:a>
A spokesman of the state concern Natalia Sad during a briefing "Production of Tathika weapons for the needs of security and defense forces of Ukraine" at the Media Center Ukraine - Ukrinform.</text:p>
      <text:p text:style-name="P4">
“Ukroboronprom has concluded a strategic agreement with one of the world leaders of the defense industry - the RheinMetall concern. Initially, we are talking about the restoration of this equipment that Ukraine receives as part of technical assistance from our partners. It also needs to be repaired and returned to a capable state. Further - it will be about the joint production of new ones for the Safety and Defense forces of Ukraine with weapons and military equipment, ”she said.</text:p>
      <text:p text:style-name="P4">
The garden emphasized that production is envisaged on the basis of a joint venture with the participation of Ukrainian and German specialists. Currently, there is a long -term procedure for creating it.</text:p>
      <text:p text:style-name="P4">
“This will not stop there. A number of negotiations are underway, whose in the emergence of new enterprises. This indicates that the Ukrainian is inheritance of its defense potential, ”the spokeswoman of the State Concern summarized.</text:p>
      <text:p text:style-name="P4">
<text:span text:style-name="T4">
 Read also: </text:span>
 [Ukroboronprom is working on the development(https://www.ukrinform.ua/rubric-ato/3719643-ukroboronprom-pracue-nad-osvoennam-nativskogo-155mm-snarada.html)As it was reported, in May Ukroboronprom and the German concern Rheinmetall <text:a xlink:type="simple" xlink:href="https://www.ukrinform.ua/rubric-economy/3710605-ukroboronprom-ta-nimecka-rheinmetall-ogolosili-pro-stvorenna-spilnogo-pidpriemstva.html" text:style-name="Internet_20_link" text:visited-style-name="Visited_20_Internet_20_Link">
concluded an agreement</text:a>
About strategic partnership. The purpose is to strengthen the bond industry of Ukraine and its national security through the creation of a joint venture.</text:p>
      <text:p text:style-name="P4">
News Source: <text:a xlink:type="simple" xlink:href="https://www.ukrinform.ua/rubric-ato/3719652-v-ukroboronpromi-rozpovili-pro-stvorenna-spilnogo-pidpriemstva-z-rheinmetall.html" text:style-name="Internet_20_link" text:visited-style-name="Visited_20_Internet_20_Link">
https://www.ukrinform.ua/rubric-ato/3719652-v-ukroboronpromi-rozpovili-pro-stvorenna-spilnogo-pidpriemstva-z-rheinmetall.html</text:a>
</text:p>
      <!--NEWS-->
      <text:h text:style-name="P10" text:outline-level="1">
<text:span text:style-name="T4">
Російські добровольці анонсували рейд на Крим - звернулися до мешканців півострова по радіо</text:span>
</text:h>
      <text:p text:style-name="P4">
Authors: Ukrinform (Person)</text:p>
      <text:p text:style-name="P4">
Publisher: Укринформ (Organization)</text:p>
      <text:p text:style-name="P4">
Published Time: 2023-06-07T18:17:00+03:00</text:p>
      <text:p text:style-name="P4">
Modified Time: 2023-06-07T18:17:00+03:00</text:p>
      <text:p text:style-name="P4">
Description: Radio stations in the temporarily occupied Crimea made the appeal of the Legion "Freedom of Russia" and the Russian Volunteer Corps, which states that the raid of volunteers would be raid into the territory of the Autonomous Republic of Crimea in the near future. - Ukrinform.</text:p>
      <text:p text:style-name="P4">
Images: ['<text:a xlink:type="simple" xlink:href="https://static.ukrinform.com/photos/2023_05/thumb_files/630_360_1684938991-585.jpg" text:style-name="Internet_20_link" text:visited-style-name="Visited_20_Internet_20_Link">
630_360_16849...</text:a>
']</text:p>
      <text:p text:style-name="P4">
Tags: ['Крим', 'Радіо', 'Війна з Росією', 'РДК']</text:p>
      <text:p text:style-name="P4">
Type: Article</text:p>
      <!--METADATA-->
      <text:p text:style-name="P4">
<draw:frame draw:style-name="fr1" draw:name="Image106" text:anchor-type="as-char" svg:width="6.9236in" svg:height="3.956343in" draw:z-index="0">
<draw:image xlink:href="../Images/yкринформ/2023-06-07T18-17-00-03-00/630_360_1684938991-585.jpg" xlink:type="simple" xlink:show="embed" xlink:actuate="onLoad" draw:mime-type="image/jpeg"/>
</draw:frame>
The meetings in the temporarily occupied Crimea made the appeal of the Legion "Freedom of Russia" and the Russian Volunteer Corps, in which the raid of volunteers into the territory of the Autonomous Republic of Crimea will be raid.</text:p>
      <text:p text:style-name="P4">
The corresponding appeal spread the telegram channel <text:a xlink:type="simple" xlink:href="https://t.me/krympartizans/1348" text:style-name="Internet_20_link" text:visited-style-name="Visited_20_Internet_20_Link">
"Crimean guerrillas"</text:a>
, reports Ukrinform.</text:p>
      <text:p text:style-name="P4">
“Dear residents of Ukrainian Crimea!The Legion "Freedom of Russia" and the Russian Volunteer Corps in the near future will raid volunteers at the territory of the Avtonic Republic of Crimea, which is temporarily occupied by Putin's regime. We are volunteers of free Russia - we consider it our duty to help the Crimean to cleanse the peninsula from Putin's military criminal. We ask you to keep the peace of mind as much as possible, ”the address reads.</text:p>
      <text:p text:style-name="P4">
<text:span text:style-name="T4">
 Read also: </text:span>
 <text:a xlink:type="simple" xlink:href="https://www.ukrinform.ua/rubric-world/3718575-u-troh-prikordonnih-oblastah-rf-po-radio-peredali-zvernenna-putina-pro-voennij-stan.html" text:style-name="Internet_20_link" text:visited-style-name="Visited_20_Internet_20_Link">
in the three border regions of the Russian Federation on the radio "Putin's appeal" about martial law</text:a>
As it was reported, the Legion "Freedom of Russia" offered the inhabitants of the Belgorod region of Russia, who suffer from shelling of the Russian army, to evacuate to Ukraine.</text:p>
      <text:p text:style-name="P4">
News Source: <text:a xlink:type="simple" xlink:href="https://www.ukrinform.ua/rubric-crimea/3719655-rosijski-dobrovolci-anonsuvali-rejd-na-krim-zvernulisa-do-meskanciv-pivostrova-po-radio.html" text:style-name="Internet_20_link" text:visited-style-name="Visited_20_Internet_20_Link">
https://www.ukrinform.ua/rubric-crimea/3719655-rosijski-dobrovolci-anonsuvali-rejd-na-krim-zvernulisa-do-meskanciv-pivostrova-po-radio.html</text:a>
</text:p>
      <!--NEWS-->
      <text:h text:style-name="P10" text:outline-level="1">
<text:span text:style-name="T4">
In the Snigurov community as a result of Kakhovskaya hydroelectric power plant, three bridges are flooded</text:span>
</text:h>
      <text:p text:style-name="P4">
Authors: Ukrinform (Person)</text:p>
      <text:p text:style-name="P4">
Publisher: Укринформ (Organization)</text:p>
      <text:p text:style-name="P4">
Published Time: 2023-06-07T18:22:00+03:00</text:p>
      <text:p text:style-name="P4">
Modified Time: 2023-06-07T18:22:00+03:00</text:p>
      <text:p text:style-name="P4">
Description: In the Nikolaev area, as a result of the exploration of the Russians of the Kakhovskaya hydroelectric power station, three bridges and part of drinking water wells in the Snihur community were flooded. - Ukrinform.</text:p>
      <text:p text:style-name="P4">
Images: ['<text:a xlink:type="simple" xlink:href="https://static.ukrinform.com/photos/2023_06/thumb_files/630_360_1686150788-627.jpg" text:style-name="Internet_20_link" text:visited-style-name="Visited_20_Internet_20_Link">
630_360_16861...</text:a>
']</text:p>
      <text:p text:style-name="P4">
Tags: ['Миколаївщина', 'Міст', 'Каховська ГЕС', 'Затоплення']</text:p>
      <text:p text:style-name="P4">
Type: Article</text:p>
      <!--METADATA-->
      <text:p text:style-name="P4">
<draw:frame draw:style-name="fr1" draw:name="Image107" text:anchor-type="as-char" svg:width="6.9236in" svg:height="3.943683in" draw:z-index="0">
<draw:image xlink:href="../Images/yкринформ/2023-06-07T18-22-00-03-00/630_360_1686150788-627.jpg" xlink:type="simple" xlink:show="embed" xlink:actuate="onLoad" draw:mime-type="image/jpeg"/>
</draw:frame>
As a result of the exploration of the Russians of the Kakhovskaya hydroelectric power station, the people of the Kakhovskaya hydroelectric power station were flooded by three bridges of the tape of drinking water wells in the Snihur community.</text:p>
      <text:p text:style-name="P4">
This was reported by the head of the Sniguriv City Military Administration Ivankukht in <text:a xlink:type="simple" xlink:href="https://t.me/Snihyrivkachannel/395" text:style-name="Internet_20_link" text:visited-style-name="Visited_20_Internet_20_Link">
telegram</text:a>
, reports Ukrinform.</text:p>
      <text:p text:style-name="P4">
“<text:a xlink:type="simple" xlink:href="https://www.ukrinform.ua/tag-mist" text:style-name="Internet_20_link" text:visited-style-name="Visited_20_Internet_20_Link">
Bridge</text:a>
The transition near the village of Vasylivka, which connected Snigurovka with Vasylivsky, Pavlovsky and Tamarin Starostin districts, was completely flooded, respectively, the movement on it was stopped, ”Kukhta wrote.</text:p>
      <text:p text:style-name="P4">
Also, according to him, the bridge in the village of Elizabeth is destroyed by water, and in the village of Galaganivka is completely flooded. In addition, as a result of the water level of water, Ingulets has a flood of part of the wells of Snihurivka, which brought to problems with water supply in the community.</text:p>
      <text:p text:style-name="P4">
The Ingulets River, which is located on the shore of the Sniguriv community, is a tributary of the driver.</text:p>
      <text:p text:style-name="P4">
<text:span text:style-name="T4">
 Read also: </text:span>
 <text:a xlink:type="simple" xlink:href="https://www.ukrinform.ua/rubric-regions/3719477-u-berislavskomu-rajoni-pidtopleni-mosti-budinki-i-kladovise.html" text:style-name="Internet_20_link" text:visited-style-name="Visited_20_Internet_20_Link">
in the Beryslav district flooded <text:span text:style-name="T4">
 bridges </text:span>
, houses Izauchant</text:a>
As it was reported, on June 6 <text:a xlink:type="simple" xlink:href="https://www.ukrinform.ua/rubric-ato/3718751-rosijski-zagarbniki-pidirvali-kahovsku-ges-ok-pivden.html" text:style-name="Internet_20_link" text:visited-style-name="Visited_20_Internet_20_Link">
Russian troops were blown up the dam of Kakhovka hydroelectric power station</text:a>
. In the Kherson region, the evacuation of the population of anesthetics for which there is a risk of flooding began. On the fact of undermining the invaders of the Hydroelectric Power Plant, law enforcement officers began investigations under the article "Ecocid".</text:p>
      <text:p text:style-name="P4">
News Source: <text:a xlink:type="simple" xlink:href="https://www.ukrinform.ua/rubric-regions/3719658-u-snigurivskij-gromadi-vnaslidok-pidrivu-kahovskoi-ges-zatopleni-tri-mosti.html" text:style-name="Internet_20_link" text:visited-style-name="Visited_20_Internet_20_Link">
https://www.ukrinform.ua/rubric-regions/3719658-u-snigurivskij-gromadi-vnaslidok-pidrivu-kahovskoi-ges-zatopleni-tri-mosti.html</text:a>
</text:p>
      <!--NEWS-->
      <text:h text:style-name="P10" text:outline-level="1">
<text:span text:style-name="T4">
Ukraine will create a donor platform for demining - the Ministry of Economy</text:span>
</text:h>
      <text:p text:style-name="P4">
Authors: Ukrinform (Person)</text:p>
      <text:p text:style-name="P4">
Publisher: Укринформ (Organization)</text:p>
      <text:p text:style-name="P4">
Published Time: 2023-06-07T18:23:00+03:00</text:p>
      <text:p text:style-name="P4">
Modified Time: 2023-06-07T18:23:00+03:00</text:p>
      <text:p text:style-name="P4">
Description: Ukraine is working on creating an effective organizational structure for demining and involving international partners in the coordination platform. - Ukrinform.</text:p>
      <text:p text:style-name="P4">
Images: ['<text:a xlink:type="simple" xlink:href="https://static.ukrinform.com/photos/2023_06/thumb_files/630_360_1686151282-138.jpg" text:style-name="Internet_20_link" text:visited-style-name="Visited_20_Internet_20_Link">
630_360_16861...</text:a>
']</text:p>
      <text:p text:style-name="P4">
Tags: ['Японія', 'Мінекономіки', 'Розмінування', 'Донор']</text:p>
      <text:p text:style-name="P4">
Type: Article</text:p>
      <!--METADATA-->
      <text:p text:style-name="P4">
<draw:frame draw:style-name="fr1" draw:name="Image108" text:anchor-type="as-char" svg:width="6.9236in" svg:height="3.956343in" draw:z-index="0">
<draw:image xlink:href="../Images/yкринформ/2023-06-07T18-23-00-03-00/630_360_1686151282-138.jpg" xlink:type="simple" xlink:show="embed" xlink:actuate="onLoad" draw:mime-type="image/jpeg"/>
</draw:frame>
Ukraine is working on the creation of an effective organizational structure for the demining of the pazalum to the coordination platform of international partners.</text:p>
      <text:p text:style-name="P4">
According to Ukrinform, it reports <text:a xlink:type="simple" xlink:href="https://www.me.gov.ua/News/Detail" text:style-name="Internet_20_link" text:visited-style-name="Visited_20_Internet_20_Link">
the Ministry of Economy Press</text:a>
Following the results of the first viceremer -Minister of Ukraine - Minister of Economy Yuliaviridenko with Japan Ambassador to Ukraine Kuninori Matsuda, the coordinator of Systemoon in Ukraine Deniz Brown.</text:p>
      <text:p text:style-name="P4">
“Today, we are completing the process of election of members of the Central Humanitarian Demining Council, which will be engaged in operational tasks. We develop the creation of a donor coordination platform for mine demining, which will carry out coordination and communication, in particular with donors, at a political level, ”Sviridenko said.</text:p>
      <text:p text:style-name="P4">
<text:span text:style-name="T4">
 Read also: </text:span>
 <text:a xlink:type="simple" xlink:href="https://www.ukrinform.ua/rubric-society/3718749-ukraina-rozrahovue-zaluciti-proon-do-organizacii-rozminuvanna.html" text:style-name="Internet_20_link" text:visited-style-name="Visited_20_Internet_20_Link">
<text:span text:style-name="T4">
 Ukraine </text:span>
 <text:span text:style-name="T4">
 </text:span>
 expects <text:span text:style-name="T4">
 </text:span>
 to attract <text:span text:style-name="T4">
 </text:span>
 <text:span text:style-name="T4">
 UNDO </text:span>
 to <text:span text:style-name="T4">
 organization </text:span>
 <text:span text:style-name="T4">
 </text:span>
 Mines **</text:a>
</text:p>
      <text:p text:style-name="P4">
Вона представила учасникам зустрічі бачення організаційної структури зуправління процесом розмінування та системи взаємодії, зокрема між Центромгуманітарного розмінування та координаційною платформою по роботі з донорами.</text:p>
      <text:p text:style-name="P4">
Учасники зустрічі підтвердили готовність долучитись до роботи майбутньоїплатформи, зокрема Деніз Браун і Кунінорі Мацуда погодились бути співголовамицієї платформи, від української сторони її співголовою стане Свириденко.</text:p>
      <text:p text:style-name="P4">
У ході зустрічі також обговорювалось питання важливості проведення масштабноїінформаційної кампанії щодо розмінування з метою уникнення жертв середнаселення, яке проживає на забруднених вибухонебезпечними предметамитериторіях.</text:p>
      <text:p text:style-name="P4">
Як повідомлялось, 174 тис. квадратних кілометрів території України єпотенційно забрудненими, потребують обстеження технічними та нетехнічнимизасобами та в разі необхідності – гуманітарного розмінування. За оцінкою <text:a xlink:type="simple" xlink:href="https://www.ukrinform.ua/tag-svitovij-bank" text:style-name="Internet_20_link" text:visited-style-name="Visited_20_Internet_20_Link">
Світового банку </text:a>
, full complex of humanitarian demining works in the territory of Ukraine is estimated at $ 37.4 billion. USA.</text:p>
      <text:p text:style-name="P4">
<text:span text:style-name="T5">
Foto: Ministry of Economy</text:span>
</text:p>
      <text:p text:style-name="P4">
News Source: <text:a xlink:type="simple" xlink:href="https://www.ukrinform.ua/rubric-economy/3719657-ukraina-stvorit-donorsku-platformu-z-rozminuvanna-minekonomiki.html" text:style-name="Internet_20_link" text:visited-style-name="Visited_20_Internet_20_Link">
https://www.ukrinform.ua/rubric-economy/3719657-ukraina-stvorit-donorsku-platformu-z-rozminuvanna-minekonomiki.html</text:a>
</text:p>
      <!--NEWS-->
      <text:h text:style-name="P10" text:outline-level="1">
<text:span text:style-name="T4">
Media interference in privacy: Prince Harry for almost 5 hours testified in court</text:span>
</text:h>
      <text:p text:style-name="P4">
Authors: Ukrinform (Person)</text:p>
      <text:p text:style-name="P4">
Publisher: Укринформ (Organization)</text:p>
      <text:p text:style-name="P4">
Published Time: 2023-06-07T18:29:00+03:00</text:p>
      <text:p text:style-name="P4">
Modified Time: 2023-06-07T18:29:00+03:00</text:p>
      <text:p text:style-name="P4">
Description: Prince Harry testified in the High Court of London in the case of a lawsuit against tabloids on interference with his private life. - Ukrinform.</text:p>
      <text:p text:style-name="P4">
Images: ['<text:a xlink:type="simple" xlink:href="https://static.ukrinform.com/photos/2023_06/thumb_files/630_360_1686152152-652.jpg" text:style-name="Internet_20_link" text:visited-style-name="Visited_20_Internet_20_Link">
630_360_16861...</text:a>
']</text:p>
      <text:p text:style-name="P4">
Tags: ['Принц Гаррі', 'Суд', 'ЗМІ']</text:p>
      <text:p text:style-name="P4">
Type: Article</text:p>
      <!--METADATA-->
      <text:p text:style-name="P4">
<draw:frame draw:style-name="fr1" draw:name="Image109" text:anchor-type="as-char" svg:width="6.9236in" svg:height="3.956343in" draw:z-index="0">
<draw:image xlink:href="../Images/yкринформ/2023-06-07T18-29-00-03-00/630_360_1686152152-652.jpg" xlink:type="simple" xlink:show="embed" xlink:actuate="onLoad" draw:mime-type="image/jpeg"/>
</draw:frame>
Princegarri testified in the High Court of London in the case of a lawsuit against a tabloid interference with his private life.</text:p>
      <text:p text:style-name="P4">
According to Ukrinform, it reports <text:a xlink:type="simple" xlink:href="https://www.reuters.com/world/uk/harry-back-uk-court-second-day-grilling-over-tabloid-claims-2023-06-07/" text:style-name="Internet_20_link" text:visited-style-name="Visited_20_Internet_20_Link">
Reuters.</text:a>
Tuesday Prince answered the Mirrorgroup Newspapers lawyer for almost five hours(Mgn), publisher Daily Mirror, Sunday Mirror and Sunday People, Andrew Green. A member of the royal family and 100 other persons sue the tabloids, accusing them of large -scale illegal information collection between 1991 and 2011.</text:p>
      <text:p text:style-name="P4">
It is noted that <text:a xlink:type="simple" xlink:href="https://www.ukrinform.ua/tag-princ-garri" text:style-name="Internet_20_link" text:visited-style-name="Visited_20_Internet_20_Link">
Prince Harry</text:a>
-the first high-ranking member of the British royal family, who has been certified in court for the last 130 years. The prince claims that the media used non -consumed tools, including listening to the phone, pursuing it.</text:p>
      <text:p text:style-name="P4">
At the same time, the defendant's lawyer insists that there are no data from the mobile phone that would indicate that Harry was a victim of telephone hacking.</text:p>
      <text:p text:style-name="P4">
For his part, Prince Harry stated that "telephone breaks were on an industrial scale in at least three newspapers at that time, and this is not doubtful."</text:p>
      <text:p text:style-name="P4">
<text:span text:style-name="T4">
 Read also: </text:span>
 <text:a xlink:type="simple" xlink:href="https://www.ukrinform.ua/rubric-world/3679831-donku-princa-garri-ta-megan-markl-hrestili-u-ssa.html" text:style-name="Internet_20_link" text:visited-style-name="Visited_20_Internet_20_Link">
<text:span text:style-name="T4">
 Daughter </text:span>
 <text:span text:style-name="T4">
 Prince </text:span>
 <text:span text:style-name="T4">
 </text:span>
 Harry <text:span text:style-name="T4">
 and </text:span>
 Megan <text:span text:style-name="T4">
 </text:span>
 <text:span text:style-name="T4">
 Markle </text:span>
<text:span text:style-name="T4">
 baptized </text:span>
 in <text:span text:style-name="T4">
 USA </text:span>
</text:a>
"If there is a decision(court)Against me and other people who agree with me all claims, given that Mirror Group agreed to hacking, ... Yes, I will feel some injustice, "he said in questioning.</text:p>
      <text:p text:style-name="P4">
In response to Green's assumption that Harry would like to be a victim, the prince said that "no one wants his phone to be broken."</text:p>
      <text:p text:style-name="P4">
As reported by Ukrinform, <text:a xlink:type="simple" xlink:href="https://www.ukrinform.ua/rubric-world/3710660-princ-garri-i-megan-led-ne-potrapili-v-avariu-ih-peresliduvali-paparaci.html" text:style-name="Internet_20_link" text:visited-style-name="Visited_20_Internet_20_Link">
in May Prince Harry and his wife, Megan barely did not get into an accident</text:a>
On his own car because of the aggressive pursuit of the paparazzi in New York.  Photo: Getty Images_</text:p>
      <text:p text:style-name="P4">
News Source: <text:a xlink:type="simple" xlink:href="https://www.ukrinform.ua/rubric-world/3719664-vtrucanna-zmi-u-privatne-zitta-princ-garri-majze-5-godin-svidciv-u-sudi-londona.html" text:style-name="Internet_20_link" text:visited-style-name="Visited_20_Internet_20_Link">
https://www.ukrinform.ua/rubric-world/3719664-vtrucanna-zmi-u-privatne-zitta-princ-garri-majze-5-godin-svidciv-u-sudi-londona.html</text:a>
</text:p>
      <!--NEWS-->
      <text:h text:style-name="P10" text:outline-level="1">
<text:span text:style-name="T4">
Nikopol District can stay without centralized water supply</text:span>
</text:h>
      <text:p text:style-name="P4">
Authors: Ukrinform (Person)</text:p>
      <text:p text:style-name="P4">
Publisher: Укринформ (Organization)</text:p>
      <text:p text:style-name="P4">
Published Time: 2023-06-07T18:31:24+03:00</text:p>
      <text:p text:style-name="P4">
Modified Time: 2023-06-07T18:31:24+03:00</text:p>
      <text:p text:style-name="P4">
Description: Due to the rapid fall of water levels in the Kakhovka reservoir as a result of the blasting of hydroelectric power plants by Rashists tomorrow in the Nikopol district of Dnipropetrovsk region may stop centralized water supply. - Ukrinform.</text:p>
      <text:p text:style-name="P4">
Images: ['<text:a xlink:type="simple" xlink:href="https://static.ukrinform.com/photos/2020_01/thumb_files/630_360_1580371359-103.jpg" text:style-name="Internet_20_link" text:visited-style-name="Visited_20_Internet_20_Link">
630_360_15803...</text:a>
']</text:p>
      <text:p text:style-name="P4">
Tags: ['Нікополь', 'Вода', 'Каховська ГЕС']</text:p>
      <text:p text:style-name="P4">
Type: Article</text:p>
      <!--METADATA-->
      <text:p text:style-name="P4">
<draw:frame draw:style-name="fr1" draw:name="Image110" text:anchor-type="as-char" svg:width="6.9236in" svg:height="3.956343in" draw:z-index="0">
<draw:image xlink:href="../Images/yкринформ/2023-06-07T18-31-24-03-00/630_360_1580371359-103.jpg" xlink:type="simple" xlink:show="embed" xlink:actuate="onLoad" draw:mime-type="image/jpeg"/>
</draw:frame>
Due to the rush of water levels in the Kakhovka reservoir due to the blasting of Hesrashists tomorrow in the Nikopol district of Dnipropetrovsk, centralized water supply can be stopped.</text:p>
      <text:p text:style-name="P4">
About it in <text:a xlink:type="simple" xlink:href="http://www.facebook.com/100025234411163/videos/3623891114556963" text:style-name="Internet_20_link" text:visited-style-name="Visited_20_Internet_20_Link">
video commentary</text:a>
The head of the Nikopol Rva Yevgeny Yevtushenko, Ukrinform reports.</text:p>
      <text:p text:style-name="P4">
"We have a rapid fall in water, we are at risk of stopping water utilities, that is, threatening the disappearance of centralized water supply," he said.</text:p>
      <text:p text:style-name="P4">
Yevtushenko noted that the water supply of the district is provided by three large infrastructure objects. Two of them, while maintaining the current rates of falling, will lose the technical opportunity to continue their work tomorrow. In this case, the district center will suffer the least, as the Nikopol water utilities will preserve the ability to collect water with structural features.</text:p>
      <text:p text:style-name="P4">
At the same time, the RVA chief stressed that the country's leadership and local authorities have plans to resolve the critical situation and are working on it. The government's large infrastructure solutions will not be able to embody either back or week, so now it is about attracting additional water volumes of Nikopol. In particular, the locals were urged to make incentive water as long as possible and drinking bottled. The administration entails Ukrainian and international funds that will provide bottled water already in the day and day of today, and the communities will distribute it to the middle.</text:p>
      <text:p text:style-name="P4">
Also, according to him, with Ukrzaliznytsya the issue of delivery of tisses is elaborated.</text:p>
      <text:p text:style-name="P4">
Yevtushenko stressed that the task is complicated by a large number of people in the area: about 280 thousand people lived in a full -scale invasion in the Nikopol region, to which about 40,000 displaced persons were added. In addition, in the warm season there is an increased risk of intestinal infections. However, the authorities are aware of these challenges and work to overcome them.</text:p>
      <text:p text:style-name="P4">
<text:span text:style-name="T4">
 Read also: </text:span>
 <text:a xlink:type="simple" xlink:href="https://www.ukrinform.ua/rubric-regions/3719635-na-hersonsini-monitorat-stan-pitnoi-vodi-na-zaporizzi-ta-dnipropetrovsini-riven-radiacii.html" text:style-name="Internet_20_link" text:visited-style-name="Visited_20_Internet_20_Link">
in Kherson region monitor the state of drinking <text:span text:style-name="T4">
 water </text:span>
, Nazaporezhzhi and Dnipropetrovsk - the level of radiation</text:a>
</text:p>
      <text:p text:style-name="P4">
Due to the fall of the water level in the Kakhovka reservoir without water supply, much of the Dnipropetrovsk, Zaporizhzhya, Mykolaiv Tacherson regions will collapse. Recovery Agency <text:a xlink:type="simple" xlink:href="https://www.ukrinform.ua/rubric-vidbudova/3719445-do-postrazdalih-vid-pidrivu-kahovskoi-ges-mist-i-sil-pobuduut-tri-vodogoni.html" text:style-name="Internet_20_link" text:visited-style-name="Visited_20_Internet_20_Link">
plans to build 3 links of 87 km long</text:a>
, which will be capable of passing about 300 thousand cubic meters of water per day with the possibility of increasing the volume of water supply to the bridge of villages, where due to the undermining of the Kakhovka hydroelectric power station there were problems with water. The newly built infrastructure will provide quality drinking water from the inhabitants of Nikopol, Manganese, Kryvyi Rih, Tomakivka, Maryansky and Intercession.</text:p>
      <text:p text:style-name="P4">
The Ministry of Community Development, Territories and Infrastructure will allocate UAH 1.5 milliors from the Fund for Elimination of Armed Aggression for Construction of Amagistral Water Water pipelines in the south of Ukraine.</text:p>
      <text:p text:style-name="P4">
News Source: <text:a xlink:type="simple" xlink:href="https://www.ukrinform.ua/rubric-regions/3719666-nikopolskij-rajon-moze-zalisitisa-bez-centralizovanogo-vodopostacanna.html" text:style-name="Internet_20_link" text:visited-style-name="Visited_20_Internet_20_Link">
https://www.ukrinform.ua/rubric-regions/3719666-nikopolskij-rajon-moze-zalisitisa-bez-centralizovanogo-vodopostacanna.html</text:a>
</text:p>
      <!--NEWS-->
      <text:h text:style-name="P10" text:outline-level="1">
<text:span text:style-name="T4">
Tkachenko discussed with representatives to restore cultural infrastructure objects</text:span>
</text:h>
      <text:p text:style-name="P4">
Authors: Ukrinform (Person)</text:p>
      <text:p text:style-name="P4">
Publisher: Укринформ (Organization)</text:p>
      <text:p text:style-name="P4">
Published Time: 2023-06-07T18:31:27+03:00</text:p>
      <text:p text:style-name="P4">
Modified Time: 2023-06-07T18:31:27+03:00</text:p>
      <text:p text:style-name="P4">
Description: Minister of Culture and Information Policy Oleksandr Tkachenko discussed with the representatives of the OVA restoration and modernization in the regions of cultural infrastructure and restoration of cultural heritage monuments. - Ukrinform.</text:p>
      <text:p text:style-name="P4">
Images: ['<text:a xlink:type="simple" xlink:href="https://static.ukrinform.com/photos/2023_06/thumb_files/630_360_1686151756-327.jpg" text:style-name="Internet_20_link" text:visited-style-name="Visited_20_Internet_20_Link">
630_360_16861...</text:a>
']</text:p>
      <text:p text:style-name="P4">
Tags: ['Культурна спадщина', 'Ткаченко', 'МКІП ', 'Відбудова']</text:p>
      <text:p text:style-name="P4">
Type: Article</text:p>
      <!--METADATA-->
      <text:p text:style-name="P4">
<draw:frame draw:style-name="fr1" draw:name="Image111" text:anchor-type="as-char" svg:width="6.9236in" svg:height="3.956343in" draw:z-index="0">
<draw:image xlink:href="../Images/yкринформ/2023-06-07T18-31-27-03-00/630_360_1686151756-327.jpg" xlink:type="simple" xlink:show="embed" xlink:actuate="onLoad" draw:mime-type="image/jpeg"/>
</draw:frame>
Ministers and Information Policy Oleksandr Tkachenko discussed the renewal and modernization in the regions of cultural infrastructure and restoration of cultural heritage monuments.</text:p>
      <text:p text:style-name="P4">
The head of the MKIP reported this in <text:a xlink:type="simple" xlink:href="https://t.me/otkachenkokyiv/3715" text:style-name="Internet_20_link" text:visited-style-name="Visited_20_Internet_20_Link">
telegram</text:a>
, передає Укрінформ.</text:p>
      <text:p text:style-name="P4">
"У найближчі місяці ОВА та територіальні громади будуть активно працювати надрозробленням стратегічних і програмних документів комплексного відновленнярегіонів: програми та плани відновлення, регіональні стратегії розвитку тастратегії розвитку територіальних громад. Важливо, щоб <text:a xlink:type="simple" xlink:href="https://www.ukrinform.ua/tag-kultura" text:style-name="Internet_20_link" text:visited-style-name="Visited_20_Internet_20_Link">
 культура</text:a>
But information policy has received a prominent place, as those areas that develop human capital, determine national identity, form a nation, "Tkachenko wrote.</text:p>
      <text:p text:style-name="P4">
According to him, at a meeting with OVA representatives discussed the complex restoration of regions. In particular, the parties considered the optimization of the tamoderization of cultural infrastructure in compliance with the requirements of the barrier, the creation of premises for shelter of workers and visitors, the formation of material and technical support of institutions for the provision of basic set of cultural services - access to reading, films, to creative expression, museum.</text:p>
      <text:p text:style-name="P4">
It also discussed measures to strengthen the personnel potential of industry managers, the completion of the processes of decommunization and decolonization, the creation of a condition for the functioning of the Ukrainian language as the main language of communication and consumption of information in the region, measures for the protection of cultural heritage objects of cultural heritage monuments.</text:p>
      <text:p text:style-name="P4">
<text:span text:style-name="T4">
 Read also: </text:span>
 <text:a xlink:type="simple" xlink:href="https://www.ukrinform.ua/rubric-culture/3718474-rosiani-zrujnuvali-i-poskodili-v-ukraini-ponad-15-tisaci-obektiv-kulturnoi-infrastrukturi.html" text:style-name="Internet_20_link" text:visited-style-name="Visited_20_Internet_20_Link">
Russians destroyed and damaged in Ukraine more than 1.5 thousand objects <text:span text:style-name="T4">
 cultural </text:span>
 <text:span text:style-name="T4">
 </text:span>
 infrastructure **</text:a>
The minister reported that during the meeting proposals from the regions were made if the creation of renewal programs and work on the historical and architectural plans of the territories.</text:p>
      <text:p text:style-name="P4">
“Interest in Ukraine does not fade, and we have to take advantage of it. As a result, the restoration asked everyone to think and distinguish the so -called "magnets" in the communities, which will become attractions for tourists, "Tkachenko emphasized.<text:span text:style-name="T5">
Foto: mkip</text:span>
</text:p>
      <text:p text:style-name="P4">
News Source: <text:a xlink:type="simple" xlink:href="https://www.ukrinform.ua/rubric-culture/3719667-tkacenko-obgovoriv-iz-predstavnikami-ova-vidnovlenna-obektiv-kulturnoi-infrastrukturi.html" text:style-name="Internet_20_link" text:visited-style-name="Visited_20_Internet_20_Link">
https://www.ukrinform.ua/rubric-culture/3719667-tkacenko-obgovoriv-iz-predstavnikami-ova-vidnovlenna-obektiv-kulturnoi-infrastrukturi.html</text:a>
</text:p>
      <!--NEWS-->
      <text:h text:style-name="P10" text:outline-level="1">
<text:span text:style-name="T4">
Ukraine is ready to respond quickly to cholera outbreaks - Kuzin</text:span>
</text:h>
      <text:p text:style-name="P4">
Authors: Ukrinform (Person)</text:p>
      <text:p text:style-name="P4">
Publisher: Укринформ (Organization)</text:p>
      <text:p text:style-name="P4">
Published Time: 2023-06-07T18:33:00+03:00</text:p>
      <text:p text:style-name="P4">
Modified Time: 2023-06-07T18:33:00+03:00</text:p>
      <text:p text:style-name="P4">
Description: Ukraine is ready to respond quickly in the event of cholera outbreaks. - Ukrinform.</text:p>
      <text:p text:style-name="P4">
Images: ['<text:a xlink:type="simple" xlink:href="https://static.ukrinform.com/photos/2022_06/thumb_files/630_360_1654505148-417.jpg" text:style-name="Internet_20_link" text:visited-style-name="Visited_20_Internet_20_Link">
630_360_16545...</text:a>
']</text:p>
      <text:p text:style-name="P4">
Tags: ['Холера', 'Україна', 'Дезінфекція', 'Ігор Кузін']</text:p>
      <text:p text:style-name="P4">
Type: Article</text:p>
      <!--METADATA-->
      <text:p text:style-name="P4">
<draw:frame draw:style-name="fr1" draw:name="Image112" text:anchor-type="as-char" svg:width="6.9236in" svg:height="3.956343in" draw:z-index="0">
<draw:image xlink:href="../Images/yкринформ/2023-06-07T18-33-00-03-00/630_360_1654505148-417.jpg" xlink:type="simple" xlink:show="embed" xlink:actuate="onLoad" draw:mime-type="image/jpeg"/>
</draw:frame>
Ukraineohotov to respond quickly in the event of cholera outbreaks.</text:p>
      <text:p text:style-name="P4">
The Deputy Minister of Health - Chief State Sanitary Doctor Igor Kuzin said this during communication with journalists on June 7, Ukrinform reports.</text:p>
      <text:p text:style-name="P4">
He recalled that the enhanced epidnead of cholera is carried out, in accordance with the dozonation, annually from June 1 in <text:a xlink:type="simple" xlink:href="https://www.ukrinform.ua/tag-ukraina" text:style-name="Internet_20_link" text:visited-style-name="Visited_20_Internet_20_Link">
Ukraine</text:a>
because there are several regions in Ukraine, including the south of Ukraine - Odessa, Mykolaiv, Kherson regions, Crimea Ark - have risks of outbreaks.</text:p>
      <text:p text:style-name="P4">
"On June 1, increased infectious supervision has begun, so we are not deflected that infectious diseases that may be after dropping, cholera cases may occur. There are risks, we are risks, but on our part, so that such cases do not happen, so that such cases do not happen. To be controlled, "Kuzin said.</text:p>
      <text:p text:style-name="P4">
Instead, as the Chief State Administration added, quarantine restrictions will be carried out depending on how many cases will be and where.</text:p>
      <text:p text:style-name="P4">
"Only when the situation becomes unmanageable, quarantine restrictions are used. We currently have the following situation: the laboratory service is ready to diagnose cholera and, accordingly, routine monitoring occurs on all the hostures of Ukraine cholera, "Kuzin said.</text:p>
      <text:p text:style-name="P4">
He said that after the water recession, the maximum number of preventive measures will be applied to prevent the development of acute intestinal infections, including cholera.</text:p>
      <text:p text:style-name="P4">
"These measures are that the corresponding destruction areas should be deepened, water must undergo laboratory tests, in the case of use of cities, sources are used local water treatment technologies and means. Therefore, after the active phase of this emergency falls, the anti -epidemic service will actively work, after the active phase of this emergency. To prevent both the appearance and the prevalence of cholera cases, "the State Security Service said.</text:p>
      <text:p text:style-name="P4">
<text:span text:style-name="T4">
 Read also: </text:span>
 <text:a xlink:type="simple" xlink:href="https://www.ukrinform.ua/rubric-regions/3719635-na-hersonsini-monitorat-stan-pitnoi-vodi-na-zaporizzi-ta-dnipropetrovsini-riven-radiacii.html" text:style-name="Internet_20_link" text:visited-style-name="Visited_20_Internet_20_Link">
in Kherson region monitor the state of drinking water, in Zaporizhzhit Dnipropetrovsk - the level of radiation</text:a>
At present, he said, there are enough medicinal and diagnostic companies to diagnose acute intestinal infections, including cholera.</text:p>
      <text:p text:style-name="P4">
В Укргідроенерго заявили, що Каховська ГЕС повністю зруйнована і відновленнюне підлягає.</text:p>
      <text:p text:style-name="P4">
News Source: <text:a xlink:type="simple" xlink:href="https://www.ukrinform.ua/rubric-society/3719668-ukraina-gotova-svidko-reaguvati-na-spalahi-holeri-kuzin.html" text:style-name="Internet_20_link" text:visited-style-name="Visited_20_Internet_20_Link">
https://www.ukrinform.ua/rubric-society/3719668-ukraina-gotova-svidko-reaguvati-na-spalahi-holeri-kuzin.html</text:a>
</text:p>
      <!--NEWS-->
      <text:h text:style-name="P10" text:outline-level="1">
<text:span text:style-name="T4">
USAID and partners have launched assistance to the victims of Kakhovskaya Hydroment</text:span>
</text:h>
      <text:p text:style-name="P4">
Authors: Ukrinform (Person)</text:p>
      <text:p text:style-name="P4">
Publisher: Укринформ (Organization)</text:p>
      <text:p text:style-name="P4">
Published Time: 2023-06-07T18:37:00+03:00</text:p>
      <text:p text:style-name="P4">
Modified Time: 2023-06-07T18:37:00+03:00</text:p>
      <text:p text:style-name="P4">
Description: Агентство США з міжнародного розвитку (USAID) разом із партнерами впродовж перших годин після підриву Каховської ГЕС розгорнули допомогу для українських мешканців, постраждалих від наслідків цієї катастрофи. — Укрінформ.</text:p>
      <text:p text:style-name="P4">
Images: ['<text:a xlink:type="simple" xlink:href="https://static.ukrinform.com/photos/2023_03/thumb_files/630_360_1678278741-468.jpg" text:style-name="Internet_20_link" text:visited-style-name="Visited_20_Internet_20_Link">
630_360_16782...</text:a>
']</text:p>
      <text:p text:style-name="P4">
Tags: ['Херсонщина', 'USAID', 'Вода', 'допомога', 'Каховська ГЕС']</text:p>
      <text:p text:style-name="P4">
Type: Article</text:p>
      <!--METADATA-->
      <text:p text:style-name="P4">
<draw:frame draw:style-name="fr1" draw:name="Image113" text:anchor-type="as-char" svg:width="6.9236in" svg:height="3.956343in" draw:z-index="0">
<draw:image xlink:href="../Images/yкринформ/2023-06-07T18-37-00-03-00/630_360_1678278741-468.jpg" xlink:type="simple" xlink:show="embed" xlink:actuate="onLoad" draw:mime-type="image/jpeg"/>
</draw:frame>
US Agency for International Development(USAID)Together with partners, during the first hours, the Kakhovskaya hydroelectric power station has developed assistance for Ukrainian residents affected by the consequences of this catastrophe.</text:p>
      <text:p text:style-name="P4">
She informed about it in the series <text:a xlink:type="simple" xlink:href="https://twitter.com/PowerUSAID/status/1666248047062315008" text:style-name="Internet_20_link" text:visited-style-name="Visited_20_Internet_20_Link">
Twitter-messages</text:a>
Samantha Power administrator, Ukrinform reports.</text:p>
      <text:p text:style-name="P4">
“USAID and partners were ready to respond to the forced moving of people specifically mobilized in advance in the evacuation points, including hygienic kits, food, safe drinking water and assistance. The local teams already evaluate the needs and prepare an additional report, ”<text:a xlink:type="simple" xlink:href="https://twitter.com/PowerUSAID/status/1666248048215728128" text:style-name="Internet_20_link" text:visited-style-name="Visited_20_Internet_20_Link">
noted</text:a>
Power.</text:p>
      <text:p text:style-name="P4">
She <text:a xlink:type="simple" xlink:href="https://twitter.com/PowerUSAID/status/1666248049411211265" text:style-name="Internet_20_link" text:visited-style-name="Visited_20_Internet_20_Link">
informed</text:a>
, which has been in the daytime after the destruction of the dam <text:a xlink:type="simple" xlink:href="https://www.ukrinform.ua/tag-usaid" text:style-name="Internet_20_link" text:visited-style-name="Visited_20_Internet_20_Link">
USAID</text:a>
But the partners began to provide buses to assist the evacuation and the vouchers for fuel for volunteers who already had buses.</text:p>
      <text:p text:style-name="P4">
In addition, she said, the support of the Civil Service on the case -by -emergency situations, as well as other entities involved in the evacuation of the tado -help to the affected people. For this purpose, water treatment equipment, water pumps, rescue equipment, motor boats, spare parts, as well as services for renting boats are purchased.</text:p>
      <text:p text:style-name="P4">
<text:span text:style-name="T4">
 Read also: </text:span>
 <text:a xlink:type="simple" xlink:href="https://www.ukrinform.ua/rubric-regions/3719650-iz-pidtoplenih-naselenih-punktiv-hersonsini-evakuuvali-vze-majze-1900-osib.html" text:style-name="Internet_20_link" text:visited-style-name="Visited_20_Internet_20_Link">
from the flooded settlements of Kherson region <text:span text:style-name="T4">
 evacuated </text:span>
 Almost 1900 people</text:a>
</text:p>
      <text:p text:style-name="P4">
«Руйнування Каховської греблі спричинило негайні руйнівні наслідки, які такожбудуть відчутні в майбутньому. Ми невтомно працюємо, щоб надати людямнеобхідну допомогу сьогодні та впродовж наступних тижнів. Відданість СШАукраїнському народові є непохитною», - <text:a xlink:type="simple" xlink:href="https://twitter.com/PowerUSAID/status/1666248051600629760" text:style-name="Internet_20_link" text:visited-style-name="Visited_20_Internet_20_Link">
 зауважила</text:a>
USAID Chapter.</text:p>
      <text:p text:style-name="P4">
As reported by Ukrinform, on Tuesday US President Joe <text:a xlink:type="simple" xlink:href="https://www.ukrinform.ua/rubric-polytics/3719325-bajden-pro-pidriv-kahovskoi-ges-mi-dopomozemo-ukraini.html" text:style-name="Internet_20_link" text:visited-style-name="Visited_20_Internet_20_Link">
Biden expressed hard readiness to provide the necessary assistance to Ukraine</text:a>
 після підриву росіянами гребліКаховської ГЕС.</text:p>
      <text:p text:style-name="P4">
News Source: <text:a xlink:type="simple" xlink:href="https://www.ukrinform.ua/rubric-regions/3719670-usaid-i-partneri-rozgornuli-dopomogu-postrazdalim-vid-pidrivu-kahovskoi-ges.html" text:style-name="Internet_20_link" text:visited-style-name="Visited_20_Internet_20_Link">
https://www.ukrinform.ua/rubric-regions/3719670-usaid-i-partneri-rozgornuli-dopomogu-postrazdalim-vid-pidrivu-kahovskoi-ges.html</text:a>
</text:p>
      <!--NEWS-->
      <text:h text:style-name="P10" text:outline-level="1">
<text:span text:style-name="T4">
The situation in the north direction is fully controlled by the defense forces - Naev</text:span>
</text:h>
      <text:p text:style-name="P4">
Authors: Ukrinform (Person)</text:p>
      <text:p text:style-name="P4">
Publisher: Укринформ (Organization)</text:p>
      <text:p text:style-name="P4">
Published Time: 2023-06-07T18:43:30+03:00</text:p>
      <text:p text:style-name="P4">
Modified Time: 2023-06-07T18:43:30+03:00</text:p>
      <text:p text:style-name="P4">
Description: The situation in the northern direction is fully controlled by the defense forces of Ukraine. - Ukrinform.</text:p>
      <text:p text:style-name="P4">
Images: ['<text:a xlink:type="simple" xlink:href="https://static.ukrinform.com/photos/2023_06/thumb_files/630_360_1686042819-278.jpg" text:style-name="Internet_20_link" text:visited-style-name="Visited_20_Internet_20_Link">
630_360_16860...</text:a>
']</text:p>
      <text:p text:style-name="P4">
Tags: ['Білорусь', 'Росія', 'Кордон', 'Сергій Наєв']</text:p>
      <text:p text:style-name="P4">
Type: Article</text:p>
      <!--METADATA-->
      <text:p text:style-name="P4">
<draw:frame draw:style-name="fr1" draw:name="Image114" text:anchor-type="as-char" svg:width="6.9236in" svg:height="3.956343in" draw:z-index="0">
<draw:image xlink:href="../Images/yкринформ/2023-06-07T18-43-30-03-00/630_360_1686042819-278.jpg" xlink:type="simple" xlink:show="embed" xlink:actuate="onLoad" draw:mime-type="image/jpeg"/>
</draw:frame>
The situation in the northern direction is fully controlled by the defense forces of Ukraine.</text:p>
      <text:p text:style-name="P4">
The Commander of the Joint Forces of the Armed Forces of Ukraine, General-General, Naev emphasized in a comment to Ukrinform.</text:p>
      <text:p text:style-name="P4">
"In the northern direction of defense forces always take care of safety. We are taking measures every day that make it impossible(https://www.ukrinform.ua/tag-rosia), and from Belarus. The situation is controlled. Of course, there are efforts to strike, but we use the enemy for the destruction of hostile goals in the northern operating area, " - said.</text:p>
      <text:p text:style-name="P4">
He assured that the air defense system in the appropriate direction is always ready for the cover of air strikes.</text:p>
      <text:p text:style-name="P4">
<text:span text:style-name="T4">
 Read also: </text:span>
 <text:a xlink:type="simple" xlink:href="https://www.ukrinform.ua/rubric-ato/3719647-rosijska-drg-namagalas-proniknuti-na-sumsinu-priblizno-25-misaci-tomu-naev.html" text:style-name="Internet_20_link" text:visited-style-name="Visited_20_Internet_20_Link">
Russian DRG tried to penetrate Sumy region about 2.5 months ago - <text:span text:style-name="T4">
 Naev </text:span>
</text:a>
As reported by Ukrinform, Naev stated that the Kiev hydroelectric power station was covered from the strokes from the air and protected from the enemy's sabotage and intelligence forces.</text:p>
      <text:p text:style-name="P4">
News Source: <text:a xlink:type="simple" xlink:href="https://www.ukrinform.ua/rubric-ato/3719671-situacia-na-pivnicnomu-napramku-povnistu-kontrolovana-silami-oboroni-naev.html" text:style-name="Internet_20_link" text:visited-style-name="Visited_20_Internet_20_Link">
https://www.ukrinform.ua/rubric-ato/3719671-situacia-na-pivnicnomu-napramku-povnistu-kontrolovana-silami-oboroni-naev.html</text:a>
</text:p>
      <!--NEWS-->
      <text:h text:style-name="P10" text:outline-level="1">
<text:span text:style-name="T4">
In Kherson the water level exceeded 5.5 meters</text:span>
</text:h>
      <text:p text:style-name="P4">
Authors: Ukrinform (Person)</text:p>
      <text:p text:style-name="P4">
Publisher: Укринформ (Organization)</text:p>
      <text:p text:style-name="P4">
Published Time: 2023-06-07T18:44:47+03:00</text:p>
      <text:p text:style-name="P4">
Modified Time: 2023-06-07T18:44:47+03:00</text:p>
      <text:p text:style-name="P4">
Description: On the post of Kherson, the water level has already reached 5 meters 51 centimeters. - Ukrinform.</text:p>
      <text:p text:style-name="P4">
Images: ['<text:a xlink:type="simple" xlink:href="https://static.ukrinform.com/photos/2023_06/thumb_files/630_360_1686117533-515.jpg" text:style-name="Internet_20_link" text:visited-style-name="Visited_20_Internet_20_Link">
630_360_16861...</text:a>
']</text:p>
      <text:p text:style-name="P4">
Tags: ['ДСНС', 'Херсон', 'Вода', 'Каховська ГЕС', 'Єдині новини', 'Підтоплення']</text:p>
      <text:p text:style-name="P4">
Type: Article</text:p>
      <!--METADATA-->
      <text:p text:style-name="P4">
<draw:frame draw:style-name="fr1" draw:name="Image115" text:anchor-type="as-char" svg:width="6.9236in" svg:height="3.956343in" draw:z-index="0">
<draw:image xlink:href="../Images/yкринформ/2023-06-07T18-44-47-03-00/630_360_1686117533-515.jpg" xlink:type="simple" xlink:show="embed" xlink:actuate="onLoad" draw:mime-type="image/jpeg"/>
</draw:frame>
At the post of Kherson, the water level has already reached 5 meters 51 centimeters.</text:p>
      <text:p text:style-name="P4">
About it in the television "Unified News" informed the presenter of the State Emergency Service of Ukraine Alexander Khorunzhi, reports correspondent.</text:p>
      <text:p text:style-name="P4">
“Speaking of now, we have actually 51 centimeters at the time of the accident at the post of Kherson postist. And here there is a sudden watering of water on the Nikopol post - it is 2 meters 83 centimeters, ”he said.</text:p>
      <text:p text:style-name="P4">
Answering the question that the water is rising in Nikolaev, and whether the pathists are ready to help people, the harun was informed that local flooding in one of the districts was recorded in the Nikolaev region.</text:p>
      <text:p text:style-name="P4">
<text:span text:style-name="T4">
 Read also: </text:span>
 <text:a xlink:type="simple" xlink:href="https://www.ukrinform.ua/rubric-regions/3719626-ukrainskij-vsudihid-bogun-evakuue-ludej-na-hersonsini.html" text:style-name="Internet_20_link" text:visited-style-name="Visited_20_Internet_20_Link">
Ukrainian all -terrain "Bohun" evacuates people in Kherson region</text:a>
</text:p>
      <text:p text:style-name="P4">
«Поки що там немає таких масових підтоплень. Щодо Миколаївщини, то таммісцевими органами евакуйовано 166 осіб. Ми контролюємо цю ситуацію і готовізастосувати сили і засоби відповідно до запиту місцевих органів влади», -уточнив речник.</text:p>
      <text:p text:style-name="P4">
Як повідомлялося, 6 червня <text:a xlink:type="simple" xlink:href="https://www.ukrinform.ua/rubric-ato/3718751-rosijski-zagarbniki-pidirvali-kahovsku-ges-ok-pivden.html" text:style-name="Internet_20_link" text:visited-style-name="Visited_20_Internet_20_Link">
 російські війська підірвали греблю Каховської ГЕС</text:a>
 . На Херсонщині розпочали евакуацію населення знебезпечних місць, для яких є ризик затоплення. За фактом підриву окупантамиКаховської ГЕС правоохоронці розпочали розслідування за статтею "екоцид".</text:p>
      <text:p text:style-name="P4">
За даними Укргідроенерго, рівень Каховського водосховища в районі Нікополя,станом на 10:00 7 червня, становив 14,41 м, за добу рівень <text:a xlink:type="simple" xlink:href="https://www.ukrinform.ua/tag-voda" text:style-name="Internet_20_link" text:visited-style-name="Visited_20_Internet_20_Link">
 води</text:a>
The Kakhovka reservoir decreased 2.5 meters.</text:p>
      <text:p text:style-name="P4">
<text:span text:style-name="T5">
Foto: facebook.com/olga.maliarchuk</text:span>
</text:p>
      <text:p text:style-name="P4">
News Source: <text:a xlink:type="simple" xlink:href="https://www.ukrinform.ua/rubric-regions/3719673-u-hersoni-riven-vodi-perevisiv-55-metra.html" text:style-name="Internet_20_link" text:visited-style-name="Visited_20_Internet_20_Link">
https://www.ukrinform.ua/rubric-regions/3719673-u-hersoni-riven-vodi-perevisiv-55-metra.html</text:a>
</text:p>
      <!--NEWS-->
      <text:h text:style-name="P10" text:outline-level="1">
<text:span text:style-name="T4">
Lviv Airport can open within the humanitarian corridor - Ova</text:span>
</text:h>
      <text:p text:style-name="P4">
Authors: Ukrinform (Person)</text:p>
      <text:p text:style-name="P4">
Publisher: Укринформ (Organization)</text:p>
      <text:p text:style-name="P4">
Published Time: 2023-06-07T18:55:00+03:00</text:p>
      <text:p text:style-name="P4">
Modified Time: 2023-06-07T18:55:00+03:00</text:p>
      <text:p text:style-name="P4">
Description: Danylo Halytsky International Airport "Lviv" can restore its activities as a humanitarian corridor. - Ukrinform.</text:p>
      <text:p text:style-name="P4">
Images: ['<text:a xlink:type="simple" xlink:href="https://static.ukrinform.com/photos/2019_10/thumb_files/630_360_1570195911-336.jpg" text:style-name="Internet_20_link" text:visited-style-name="Visited_20_Internet_20_Link">
630_360_15701...</text:a>
']</text:p>
      <text:p text:style-name="P4">
Tags: ['Аеропорт', 'Львів', 'Гуманітарний коридор']</text:p>
      <text:p text:style-name="P4">
Type: Article</text:p>
      <!--METADATA-->
      <text:p text:style-name="P4">
<draw:frame draw:style-name="fr1" draw:name="Image116" text:anchor-type="as-char" svg:width="6.9236in" svg:height="3.956343in" draw:z-index="0">
<draw:image xlink:href="../Images/yкринформ/2023-06-07T18-55-00-03-00/630_360_1570195911-336.jpg" xlink:type="simple" xlink:show="embed" xlink:actuate="onLoad" draw:mime-type="image/jpeg"/>
</draw:frame>
Danylo Halytsky International Airport "Lviv" can restore its activity as a humanitarian corridor.</text:p>
      <text:p text:style-name="P4">
This was reported by the head of the Lviv OVA Maxim Kozytskyi after the signature of the European Union program "Communication of Europe" by the Viceremer -Minister for Recovery - Minister of Community Development, Tainfrastructure Development Alexander Kubrakov and EU commissioner on the issue of Transportadin Velyan, Ukrinform reports.</text:p>
      <text:p text:style-name="P4">
“We discussed the possibility of opening Lviv <text:a xlink:type="simple" xlink:href="https://www.ukrinform.ua/tag-aeroport" text:style-name="Internet_20_link" text:visited-style-name="Visited_20_Internet_20_Link">
airport</text:a>
. This is one of the important things we are waiting. We hope that since there is a grain corridor now, it may be an ignumanitarian, provided with the European Union, ”Kozitsky said.</text:p>
      <text:p text:style-name="P4">
At the same time, the head of the Lviv OVA noted that thanks to the program from the ESC, the number of checkpoints in the region will increase, as well as improve road railway infrastructure.</text:p>
      <text:p text:style-name="P4">
<text:span text:style-name="T4">
 Read also: </text:span>
 <text:a xlink:type="simple" xlink:href="https://www.ukrinform.ua/rubric-regions/3706070-na-lvivsini-zareestruvalisa-majze-240-tisac-pereselenciv.html" text:style-name="Internet_20_link" text:visited-style-name="Visited_20_Internet_20_Link">
in Lviv region almost 240 thousand displaced persons registered</text:a>
As reported by Ukrinform, the Lviv OVA signed an agreement on the participation of Ukraine in the "mechanism of" combination of Europe ", under which <text:a xlink:type="simple" xlink:href="https://www.ukrinform.ua/rubric-vidbudova/3718999-evrosouz-vidilae-33-milardi-na-transportnu-infrastrukturu-ukraini.html" text:style-name="Internet_20_link" text:visited-style-name="Visited_20_Internet_20_Link">
the EU is allocated 33 billion eurovrad development of Ukrainian transport infrastructure.</text:a>
Signing of documents will open up new opportunities in the restoration of Ukraine and the destroyed critical infrastructure. The Association with the EU Infrastructure Fund will help Ukraine integrate into a single EU market, promote economic growth, create new jobs and increase competitiveness.</text:p>
      <text:p text:style-name="P4">
The program "Communications mechanism" for 2021-2027 provides for financial and grants for the implementation of transport in the field of transport in the amount of 25.8 million euros, in the sphere of energy - 5.8 billion euros, in the sphere of digital development - 2 billion euros.</text:p>
      <text:p text:style-name="P4">
News Source: <text:a xlink:type="simple" xlink:href="https://www.ukrinform.ua/rubric-regions/3719676-lvivskij-aeroport-mozut-vidkriti-u-mezah-gumanitarnogo-koridoru-ova.html" text:style-name="Internet_20_link" text:visited-style-name="Visited_20_Internet_20_Link">
https://www.ukrinform.ua/rubric-regions/3719676-lvivskij-aeroport-mozut-vidkriti-u-mezah-gumanitarnogo-koridoru-ova.html</text:a>
</text:p>
      <!--NEWS-->
      <text:h text:style-name="P10" text:outline-level="1">
<text:span text:style-name="T4">
Ворог безуспішно намагався наступати на Бахмутському і ще двох напрямках</text:span>
</text:h>
      <text:p text:style-name="P4">
Authors: Ukrinform (Person)</text:p>
      <text:p text:style-name="P4">
Publisher: Укринформ (Organization)</text:p>
      <text:p text:style-name="P4">
Published Time: 2023-06-07T19:03:00+03:00</text:p>
      <text:p text:style-name="P4">
Modified Time: 2023-06-07T19:03:00+03:00</text:p>
      <text:p text:style-name="P4">
Description: There were 21 fighting collisions during the day. The enemy continues to focus on the basic efforts on the full occupation of Lugansk and Donetsk regions. - Ukrinform.</text:p>
      <text:p text:style-name="P4">
Images: ['<text:a xlink:type="simple" xlink:href="https://static.ukrinform.com/photos/2023_06/thumb_files/630_360_1686153809-382.jpg" text:style-name="Internet_20_link" text:visited-style-name="Visited_20_Internet_20_Link">
630_360_16861...</text:a>
']</text:p>
      <text:p text:style-name="P4">
Tags: ['Генштаб', 'Військові', 'Війна з Росією']</text:p>
      <text:p text:style-name="P4">
Type: Article</text:p>
      <!--METADATA-->
      <text:p text:style-name="P4">
<draw:frame draw:style-name="fr1" draw:name="Image117" text:anchor-type="as-char" svg:width="6.9236in" svg:height="3.956343in" draw:z-index="0">
<draw:image xlink:href="../Images/yкринформ/2023-06-07T19-03-00-03-00/630_360_1686153809-382.jpg" xlink:type="simple" xlink:show="embed" xlink:actuate="onLoad" draw:mime-type="image/jpeg"/>
</draw:frame>
There were 21 fighting collisions. The enemy continues to concentrate the main stations on attempts to fully occupy the Luhansk and Donetsk regions.</text:p>
      <text:p text:style-name="P4">
This is stated in the summary <text:a xlink:type="simple" xlink:href="http://www.facebook.com/GeneralStaff.ua/posts/pfbid0afjQN5md5u63joFS3BaL9BPbCcPJ5BM1gaH2yGczUzH4Bz4SBMejFmRBstMuforBl" text:style-name="Internet_20_link" text:visited-style-name="Visited_20_Internet_20_Link">
General Staff</text:a>
, reports Ukrinform.</text:p>
      <text:p text:style-name="P4">
On the <text:span text:style-name="T4">
 Liman direction </text:span>
 during the day the enemy led unsuccessful offensive in the Cheesely Donetsk region. He struck aviation strikes of Bilyammpolivka, Bigorivka, Siverskaya, Zanivka, controversial, Merry and Nikiforivkaidoonetsk region. Artillery <text:a xlink:type="simple" xlink:href="https://www.ukrinform.ua/tag-obstril" text:style-name="Internet_20_link" text:visited-style-name="Visited_20_Internet_20_Link">
shelling</text:a>
 зазнали Макіївка, Невське, Білогорівка Луганської області таВерхньокам’янське, Торське, Спірне, Роздолівка Донецької області.</text:p>
      <text:p text:style-name="P4">
На <text:span text:style-name="T4">
Бахмутському напрямку</text:span>
 противник вів наступальні дії у напрямкахОріхово-Василівки, Іванівського та Північного, успіху не мав. Завдававіаційного удару в районі населеного пункту Диліївка Донецької області. Відворожих артилерійських обстрілів постраждали Васюківка, Оріхово-Василівка,Григорівка, Богданівка, Іванівське, Ступочки, Олександро-Шультине, Біла Гора,Торецьк, Північне Донецької області.</text:p>
      <text:p text:style-name="P4">
На <text:span text:style-name="T4">
Авдіївському напрямку</text:span>
 противник здійснив невдалу спробу наступу врайоні Авдіївки. Водночас, ворог завдав авіаційних ударів у межах цьогонаселеного пункту. Здійснив артилерійські обстріли районів населених пунктівБердичі, Степове, Авдіївка, Первомайське, Карлівка Донецької області.</text:p>
      <text:p text:style-name="P4">
На <text:span text:style-name="T4">
Мар’їнському напрямку</text:span>
 наші захисники відбили дев'ять атак противника врайоні міста Мар’їнка. Ворог завдав авіаудару в районі Красногорівки.Артилерійських обстрілів зазнали Гостре, Максимільянівка, Георгіївка,Мар’їнка, Побєда, Новомихайлівка Донецької області.</text:p>
      <text:p text:style-name="P4">
На <text:span text:style-name="T4">
Шахтарському напрямку</text:span>
 ворог завдав авіаційних ударів у районахПречистівки та Шахтарського. Здійснив обстріли населених пунктів Вугледар,Шахтарське, Золота Нива та Времівка Донецької області.</text:p>
      <text:p text:style-name="P4">
On <text:span text:style-name="T4">
 Volynskyi </text:span>
 and <text:span text:style-name="T4">
 Polissya directions </text:span>
 Operational situation of non -significant changes.</text:p>
      <text:p text:style-name="P4">
On <text:span text:style-name="T4">
 Siverskyi </text:span>
 and <text:span text:style-name="T4">
 Slobozhansky directions </text:span>
 enemy stroke in the area of the Sagittarius Kharkiv region. Carried out mortar artillery shelling of settlements of Halaganivka, Leonivka Chernihiv region; Novovasilovka, Volfine, Rozhkovichi, Vovkivka, Yablunovkasum region, as well as Udi, veterinary, Granic, Morokhovets, Ternov, Old Taritsa, Vovchansk, Hatyshche, Pumpkin, Budarki, Dandelions, Zarubinka, Chugunivkata Milovo in Kharkiv.</text:p>
      <text:p text:style-name="P4">
In the <text:span text:style-name="T4">
 Kupyansk direction </text:span>
 during the day the enemy struck the Kyslivka region of Kharkiv region and Stelmachivka of the Luhansk region. The artillery and mortar shelling was suffered Kindrashivka, Kyslivka, Tabaivka, Berestovo, Kharkiv region and Novoselovsk -Luhansk.</text:p>
      <text:p text:style-name="P4">
According to the General Staff, the occupiers do not take care of local population problems in the captured territories, which are in the flooding area. Instead, they block possible evacuation routes, inhabited by two -storeyed housewives, expeling the owners from there.</text:p>
      <text:p text:style-name="P4">
"The Russian Federation is not concerned with the problems of the local population of named territories, capable of any crimes and large-scale destruction. On their own from a partially submerged settlement. However, Russian servicemen, while intoxicated, blocked all possible overhaul of the city and banned evacuation, " - the message reads.</text:p>
      <text:p text:style-name="P4">
At the same time, as it is noted, in the city the naked pier invaders expel owners of two -storey buildings from the premises and are located in them. On the roofs of these buildings, invaders equip fire positions.</text:p>
      <text:p text:style-name="P4">
*!(https://www.ukrinform.ua/rubric-ato/3719631-v-rajoni-bahmuta-desantniki-znisili-rosijskij-bezpilotnik.html)As it was reported, from February 24, 2022 to June 7, 2023, about 212 thousand 30 Russian invaders were eliminated from February 24, 2022, with 880 people.</text:p>
      <text:p text:style-name="P4">
News Source: <text:a xlink:type="simple" xlink:href="https://www.ukrinform.ua/rubric-ato/3719680-na-fronti-vidbulosa-21-zitknenna-vorog-namagavsa-nastupati-na-troh-napramkah.html" text:style-name="Internet_20_link" text:visited-style-name="Visited_20_Internet_20_Link">
https://www.ukrinform.ua/rubric-ato/3719680-na-fronti-vidbulosa-21-zitknenna-vorog-namagavsa-nastupati-na-troh-napramkah.html</text:a>
</text:p>
      <!--NEWS-->
      <text:h text:style-name="P10" text:outline-level="1">
<text:span text:style-name="T4">
Ukrainian Bindle is playing with the Russian ticket to 1/4 of the WTA tournament finals in Croatia</text:span>
</text:h>
      <text:p text:style-name="P4">
Authors: Ukrinform (Person)</text:p>
      <text:p text:style-name="P4">
Publisher: Укринформ (Organization)</text:p>
      <text:p text:style-name="P4">
Published Time: 2023-06-07T19:04:24+03:00</text:p>
      <text:p text:style-name="P4">
Modified Time: 2023-06-07T19:04:24+03:00</text:p>
      <text:p text:style-name="P4">
Description: Ukrainian Kateryna Bindle (Kozlova) won her starting match at the Women's Tennis Association (WTA) of the Challenger Series - Makarska Open - in Makarskaya (Croatia) with a $ 115 thousand prize fund - Ukrinform.</text:p>
      <text:p text:style-name="P4">
Images: ['<text:a xlink:type="simple" xlink:href="https://static.ukrinform.com/photos/2023_06/thumb_files/630_360_1686153203-999.jpg" text:style-name="Internet_20_link" text:visited-style-name="Visited_20_Internet_20_Link">
630_360_16861...</text:a>
']</text:p>
      <text:p text:style-name="P4">
Tags: ['Теніс']</text:p>
      <text:p text:style-name="P4">
Type: Article</text:p>
      <!--METADATA-->
      <text:p text:style-name="P4">
<draw:frame draw:style-name="fr1" draw:name="Image118" text:anchor-type="as-char" svg:width="6.9236in" svg:height="3.956343in" draw:z-index="0">
<draw:image xlink:href="../Images/yкринформ/2023-06-07T19-04-24-03-00/630_360_1686153203-999.jpg" xlink:type="simple" xlink:show="embed" xlink:actuate="onLoad" draw:mime-type="image/jpeg"/>
</draw:frame>
Ukrainian Bindle(Kozlova) виграла свій стартовий матч на турнірі Жіночоїтенісної асоціації (WTA)Challenger Series - Makarska Open - in the city of Makarskaya(Croatia)With a prize fund $ 115 thousand</text:p>
      <text:p text:style-name="P4">
For reaching the second circle of competition is sown under the 6th Bindl number(№83 рейтингуWTA) здобула перемогу над представницею Франції Крістіною Младенович (№166)-7: 5, 6: 1, transmits Ukrinform.</text:p>
      <text:p text:style-name="P4">
The tennis players spent exactly 2 hours on the court.</text:p>
      <text:p text:style-name="P4">
The ticket to the quarterfinals of Bindl is playing with Russian Daria Astakhova(№202)who beat the Japanese of Mai Khontam(№191)- 6: 3, 6: 4.</text:p>
      <text:p text:style-name="P4">
<text:span text:style-name="T4">
 Read also: </text:span>
 [Svitolina leaves "Rolan Garros-2023" after a match(https://www.ukrinform.ua/rubric-sports/3719069-svitolina-zalisae-rolan-garros2023-pisla-matcu-14-finalu.html)</text:p>
      <text:p text:style-name="P4">
Турнір у Хорватії триватиме до 11 червня.</text:p>
      <text:p text:style-name="P4">
Фото: btu.org.ua.</text:p>
      <text:p text:style-name="P4">
News Source: <text:a xlink:type="simple" xlink:href="https://www.ukrinform.ua/rubric-sports/3719682-ukrainka-bajndl-rozigrae-iz-rosiankou-putivku-do-14-finalu-turniru-wta-v-horvatii.html" text:style-name="Internet_20_link" text:visited-style-name="Visited_20_Internet_20_Link">
https://www.ukrinform.ua/rubric-sports/3719682-ukrainka-bajndl-rozigrae-iz-rosiankou-putivku-do-14-finalu-turniru-wta-v-horvatii.html</text:a>
</text:p>
      <!--NEWS-->
      <text:h text:style-name="P10" text:outline-level="1">
<text:span text:style-name="T4">
The illustrator of children's magazines "Barvinok" and "Baby" Alexander Mikhnushov died</text:span>
</text:h>
      <text:p text:style-name="P4">
Authors: Ukrinform (Person)</text:p>
      <text:p text:style-name="P4">
Publisher: Укринформ (Organization)</text:p>
      <text:p text:style-name="P4">
Published Time: 2023-06-07T19:05:00+03:00</text:p>
      <text:p text:style-name="P4">
Modified Time: 2023-06-07T19:05:00+03:00</text:p>
      <text:p text:style-name="P4">
Description: The Ukrainian illustrator, cartoonist, artist Alexander Mikhnushov died. - Ukrinform.</text:p>
      <text:p text:style-name="P4">
Images: ['<text:a xlink:type="simple" xlink:href="https://static.ukrinform.com/photos/2021_04/thumb_files/630_360_1617451171-445.jpg" text:style-name="Internet_20_link" text:visited-style-name="Visited_20_Internet_20_Link">
630_360_16174...</text:a>
']</text:p>
      <text:p text:style-name="P4">
Tags: ['Смерть', 'Художник']</text:p>
      <text:p text:style-name="P4">
Type: Article</text:p>
      <!--METADATA-->
      <text:p text:style-name="P4">
<draw:frame draw:style-name="fr1" draw:name="Image119" text:anchor-type="as-char" svg:width="6.9236in" svg:height="3.956343in" draw:z-index="0">
<draw:image xlink:href="../Images/yкринформ/2023-06-07T19-05-00-03-00/630_360_1617451171-445.jpg" xlink:type="simple" xlink:show="embed" xlink:actuate="onLoad" draw:mime-type="image/jpeg"/>
</draw:frame>
The died illustrator, cartoonist, artist Alexander Mikhnushov.</text:p>
      <text:p text:style-name="P4">
According to Ukrinform, Paleogeography Nataliegerasimenko reported on Tuesday, June 6, in <text:a xlink:type="simple" xlink:href="https://www.facebook.com/groups/illustractor/posts/6132386373481106" text:style-name="Internet_20_link" text:visited-style-name="Visited_20_Internet_20_Link">
Facebook.</text:a>
</text:p>
      <text:p text:style-name="P4">
«Пам'ятаю його у 80-і молодим художником-графіком, редактором журналу«Барвінок». В ті часи ми, молоді ілюстратори, тільки починали свій творчийшлях. Саша був для нас недосяжною вершиною і вже тоді неперевершеним майстромв ілюстрації», - написала Герасименко.</text:p>
      <text:p text:style-name="P4">
<text:span text:style-name="T4">
Читайте також:</text:span>
 <text:a xlink:type="simple" xlink:href="https://www.ukrinform.ua/rubric-culture/3713784-pomer-ukrainskij-dirigent-valerij-matuhin.html" text:style-name="Internet_20_link" text:visited-style-name="Visited_20_Internet_20_Link">
 <text:span text:style-name="T4">
Помер</text:span>
 український диригент Валерій Матюхін</text:a>
Oleksandr Mikhnushov was born on October 24, 1955. He was an architect by his education, but he devoted his entire life to book graphics. The winner of the competition. Valeriaseline "Caricature in the Ukrainian Press". His cartoons were published by the periodicals of Ukraine, including in the Pepper journal. In the 1970s and 1980s he was the artistic editor of Barvinok magazine. He later illustrated the magazines "Classmate" and "Baby".</text:p>
      <text:p text:style-name="P4">
As it was reported, in Chernivtsi the People's Artist of Ukraine, the founder and instrumental ensemble "Smerichka" died <text:a xlink:type="simple" xlink:href="https://www.ukrinform.ua/rubric-culture/3710303-u-cernivcah-pomer-zasnovnik-via-smericka-levko-dutkivskij.html" text:style-name="Internet_20_link" text:visited-style-name="Visited_20_Internet_20_Link">
Levko Dutkovsky.</text:a>
</text:p>
      <text:p text:style-name="P4">
News Source: <text:a xlink:type="simple" xlink:href="https://www.ukrinform.ua/rubric-culture/3719684-pomer-ilustrator-ditacih-zurnaliv-barvinok-i-malatko-oleksandr-mihnusov.html" text:style-name="Internet_20_link" text:visited-style-name="Visited_20_Internet_20_Link">
https://www.ukrinform.ua/rubric-culture/3719684-pomer-ilustrator-ditacih-zurnaliv-barvinok-i-malatko-oleksandr-mihnusov.html</text:a>
</text:p>
      <!--NEWS-->
      <text:h text:style-name="P10" text:outline-level="1">
<text:span text:style-name="T4">
The SES is projected to slow down the increase in water levels on the Dnieper below the Kakhovskaya Hydroelectric Power</text:span>
</text:h>
      <text:p text:style-name="P4">
Authors: Ukrinform (Person)</text:p>
      <text:p text:style-name="P4">
Publisher: Укринформ (Organization)</text:p>
      <text:p text:style-name="P4">
Published Time: 2023-06-07T19:07:00+03:00</text:p>
      <text:p text:style-name="P4">
Modified Time: 2023-06-07T19:07:00+03:00</text:p>
      <text:p text:style-name="P4">
Description: On the Dnieper River below the Kakhovskaya hydroelectric power station, after its blasting, the increase in water levels with the maintenance of significant flooding of desert areas and some settlements in the Kherson region will slow down. - Ukrinform.</text:p>
      <text:p text:style-name="P4">
Images: ['<text:a xlink:type="simple" xlink:href="https://static.ukrinform.com/photos/2023_06/thumb_files/630_360_1686128385-501.jpg" text:style-name="Internet_20_link" text:visited-style-name="Visited_20_Internet_20_Link">
630_360_16861...</text:a>
']</text:p>
      <text:p text:style-name="P4">
Tags: ['ДСНС', 'Вода', 'Каховська ГЕС', 'Затоплення']</text:p>
      <text:p text:style-name="P4">
Type: Article</text:p>
      <!--METADATA-->
      <text:p text:style-name="P4">
<draw:frame draw:style-name="fr1" draw:name="Image120" text:anchor-type="as-char" svg:width="6.9236in" svg:height="3.956343in" draw:z-index="0">
<draw:image xlink:href="../Images/yкринформ/2023-06-07T19-07-00-03-00/630_360_1686128385-501.jpg" xlink:type="simple" xlink:show="embed" xlink:actuate="onLoad" draw:mime-type="image/jpeg"/>
</draw:frame>
On the Riveridnip below the Kakhovskaya hydroelectric power station, after its blasting, the increase of water will be slowed down with the maintenance of significant flooding of the desert areas and some of the pointed points in the Kherson region.</text:p>
      <text:p text:style-name="P4">
This was informed <text:a xlink:type="simple" xlink:href="https://dsns.gov.ua/uk/news/ostanni-novini/gidrologicna-situaciia-na-rickax-ukrayini" text:style-name="Internet_20_link" text:visited-style-name="Visited_20_Internet_20_Link">
press service</text:a>
Civil Service of Ordinary Situations, Ukrinform reports.</text:p>
      <text:p text:style-name="P4">
“On June 7-8 on the Dnieper River below the Kakhovskaya hydroelectric power station, it will slow down the increase in water levels with the maintenance of significant intake(residential, economic and industrial facilities): Kherson, Kakhovsky, Kherson, Beryslav and Skadovsky districts of Kherson region(III levels of safe - red)», - rescuers said.</text:p>
      <text:p text:style-name="P4">
It is clarified that as a result of Kakhovka hydroelectric power station, starting from the second half of June 7, 2023, the Kakhovsky reservoir is likely to reach the level of maintenance of levels <text:a xlink:type="simple" xlink:href="https://www.ukrinform.ua/tag-voda" text:style-name="Internet_20_link" text:visited-style-name="Visited_20_Internet_20_Link">
water</text:a>
 нижче замінімальні критичні значення, необхідні для роботи водозаборів уДніпропетровській, Запорізькій, Херсонській областях (III levels of danger — brown).</text:p>
      <text:p text:style-name="P4">
<text:span text:style-name="T4">
Читайте також:</text:span>
 <text:a xlink:type="simple" xlink:href="https://www.ukrinform.ua/rubric-regions/3719639-dla-poratunku-ludej-na-hersonsini-potribni-droni-covni-i-pompi-ova.html" text:style-name="Internet_20_link" text:visited-style-name="Visited_20_Internet_20_Link">
 Для порятунку людей на <text:span text:style-name="T4">
Херсон</text:span>
 щині потрібні дрони,човни і помпи – ОВА </text:a>
It is separately noted that on June 5-8, as a result of the passage of spring water supplya, the dation of the Dnieper-Cascade reservoir will maintain partial flooding(II level of danger - orange).</text:p>
      <text:p text:style-name="P4">
<text:span text:style-name="T4">
Читайте також:</text:span>
 <text:a xlink:type="simple" xlink:href="https://www.ukrinform.ua/rubric-regions/3719673-u-hersoni-riven-vodi-perevisiv-55-metra.html" text:style-name="Internet_20_link" text:visited-style-name="Visited_20_Internet_20_Link">
 У <text:span text:style-name="T4">
Херсон</text:span>
 і рівень води перевищив 5,5 метра</text:a>
“June 8-9 on the rivers of the pools, Dniester(Lviv, Ivano-Frankivsk region)The increase of water levels by 0.2-1.0 m above the current, unpromising consequences. In the places of local significant rains, it is possible to form a significant place and slope runoff, ” - informed the Pupil.<text:span text:style-name="T5">
Foto: Konstantin Liber</text:span>
</text:p>
      <text:p text:style-name="P4">
News Source: <text:a xlink:type="simple" xlink:href="https://www.ukrinform.ua/rubric-regions/3719677-u-dsns-prognozuut-spovilnenna-pidvisenna-rivniv-vodi-na-dnipri-nizce-kahovskoi-ges.html" text:style-name="Internet_20_link" text:visited-style-name="Visited_20_Internet_20_Link">
https://www.ukrinform.ua/rubric-regions/3719677-u-dsns-prognozuut-spovilnenna-pidvisenna-rivniv-vodi-na-dnipri-nizce-kahovskoi-ges.html</text:a>
</text:p>
      <!--NEWS-->
      <text:h text:style-name="P10" text:outline-level="1">
<text:span text:style-name="T4">
In the City Hall of Energodar advised residents to leave the city</text:span>
</text:h>
      <text:p text:style-name="P4">
Authors: Ukrinform (Person)</text:p>
      <text:p text:style-name="P4">
Publisher: Укринформ (Organization)</text:p>
      <text:p text:style-name="P4">
Published Time: 2023-06-07T19:15:00+03:00</text:p>
      <text:p text:style-name="P4">
Modified Time: 2023-06-07T19:15:00+03:00</text:p>
      <text:p text:style-name="P4">
Description: The situation at the Zaporozhye NPP at any time can get out of control, in connection with this residents located near Energodar and adjacent territories are recommended to leave. - Ukrinform.</text:p>
      <text:p text:style-name="P4">
Images: ['<text:a xlink:type="simple" xlink:href="https://static.ukrinform.com/photos/2022_03/thumb_files/630_360_1648023835-362.jpg" text:style-name="Internet_20_link" text:visited-style-name="Visited_20_Internet_20_Link">
630_360_16480...</text:a>
']</text:p>
      <text:p text:style-name="P4">
Tags: ['Евакуація', 'Окупація', 'Війна з Росією', 'Енергодар']</text:p>
      <text:p text:style-name="P4">
Type: Article</text:p>
      <!--METADATA-->
      <text:p text:style-name="P4">
<draw:frame draw:style-name="fr1" draw:name="Image121" text:anchor-type="as-char" svg:width="6.9236in" svg:height="3.956343in" draw:z-index="0">
<draw:image xlink:href="../Images/yкринформ/2023-06-07T19-15-00-03-00/630_360_1648023835-362.jpg" xlink:type="simple" xlink:show="embed" xlink:actuate="onLoad" draw:mime-type="image/jpeg"/>
</draw:frame>
The situation of the Zaporozhye NPP at any time can get out of control, due to the residents of the residents located near Energodar and the surrounding areas are recommended to leave.</text:p>
      <text:p text:style-name="P4">
The first deputy mayor of Energodar Ivan Samodyuk said this <text:a xlink:type="simple" xlink:href="https://www.radiosvoboda.org/a/news-energodar-zhyteli-zagroza/32448767.html" text:style-name="Internet_20_link" text:visited-style-name="Visited_20_Internet_20_Link">
Radio Liberty</text:a>
, reports Ukrinform.</text:p>
      <text:p text:style-name="P4">
"Nothing changes for the whole year of occupation that they(Russian military - ed.)are there. To the subject of whether they may not be threatened(raw)? Of course, there are no frank threats, but how the stality is operated, because there are warehouses of equipment, ammunition-in the territory of the station, it is clear that the situation at any time can come out of control of being critical, "Samodyuk said .</text:p>
      <text:p text:style-name="P4">
The deputy mayor advises citizens for any opportunity to leave the energy of the oriterium around the city. If it is not possible to leave today, the loss of transport should be kept fully refueling with all alarming. Documents, valuable items and survival should be collected first.</text:p>
      <text:p text:style-name="P4">
*!(https://www.ukrinform.ua/rubric-polytics/3719581-vidpoviddu-na-pidriv-kahovskoi-ges-maut-stati-dii-aki-garantuut-cilisnist-zaes-smigal.html)"If the situation gets out of control then we can expect that they(The occupiers - ed.)will be obliged and forced to give "corridors" for <text:a xlink:type="simple" xlink:href="https://www.ukrinform.ua/tag-evakuacia" text:style-name="Internet_20_link" text:visited-style-name="Visited_20_Internet_20_Link">
departure</text:a>
The population is from such territory, "the official said.</text:p>
      <text:p text:style-name="P4">
As reported by Ukrinform, <text:a xlink:type="simple" xlink:href="https://www.ukrinform.ua/rubric-other_news/3718791-pidriv-rosianami-kahovskoi-ges-vsi-novini.html" text:style-name="Internet_20_link" text:visited-style-name="Visited_20_Internet_20_Link">
on the night of June 6, the Russian army blew up the Dumbleuka Hydroelectric Power Plant. </text:a>
By lunch, almost the whole station was under water.</text:p>
      <text:p text:style-name="P4">
The head of the National Ecological Center of Ukraine Ruslan Havrylyuk stated that the decrease in the normal retaining level of water in the Kakhovka reservoir is <text:a xlink:type="simple" xlink:href="https://www.ukrinform.ua/rubric-economy/3719082-znizenna-rivna-vodi-u-kahovskomu-vodoshovisi-e-viklikom-dla-zaporizkoi-aes-ekolog.html" text:style-name="Internet_20_link" text:visited-style-name="Visited_20_Internet_20_Link">
an unconditional call for Zaporizhzhya NPP. </text:a>
</text:p>
      <text:p text:style-name="P4">
News Source: <text:a xlink:type="simple" xlink:href="https://www.ukrinform.ua/rubric-ato/3719685-u-merii-energodara-radat-zitelam-zalisiti-misto.html" text:style-name="Internet_20_link" text:visited-style-name="Visited_20_Internet_20_Link">
https://www.ukrinform.ua/rubric-ato/3719685-u-merii-energodara-radat-zitelam-zalisiti-misto.html</text:a>
</text:p>
      <!--NEWS-->
      <text:h text:style-name="P10" text:outline-level="1">
<text:span text:style-name="T4">
We have to restore 1.7 GW of generating capacity - Shmigal before the heating season</text:span>
</text:h>
      <text:p text:style-name="P4">
Authors: Ukrinform (Person)</text:p>
      <text:p text:style-name="P4">
Publisher: Укринформ (Organization)</text:p>
      <text:p text:style-name="P4">
Published Time: 2023-06-07T19:17:00+03:00</text:p>
      <text:p text:style-name="P4">
Modified Time: 2023-06-07T19:17:00+03:00</text:p>
      <text:p text:style-name="P4">
Description: Prime Minister of Ukraine Denis Shmigal noted that the government is working on improving and expanding the program “Available loans 5-7-9” and stressed the need to restore 1.7 GW of generating capacity for the heating season. - Ukrinform.</text:p>
      <text:p text:style-name="P4">
Images: ['<text:a xlink:type="simple" xlink:href="https://static.ukrinform.com/photos/2023_06/thumb_files/630_360_1686154409-588.jpg" text:style-name="Internet_20_link" text:visited-style-name="Visited_20_Internet_20_Link">
630_360_16861...</text:a>
']</text:p>
      <text:p text:style-name="P4">
Tags: ['Бізнес', 'Опалювальний сезон', 'Шмигаль', 'Доступні кредити']</text:p>
      <text:p text:style-name="P4">
Type: Article</text:p>
      <!--METADATA-->
      <text:p text:style-name="P4">
<draw:frame draw:style-name="fr1" draw:name="Image122" text:anchor-type="as-char" svg:width="6.9236in" svg:height="3.956343in" draw:z-index="0">
<draw:image xlink:href="../Images/yкринформ/2023-06-07T19-17-00-03-00/630_360_1686154409-588.jpg" xlink:type="simple" xlink:show="embed" xlink:actuate="onLoad" draw:mime-type="image/jpeg"/>
</draw:frame>
Prime Minister of Ukraine Denis Shmigal noted that the government is working on improving the expansion of the program "Available loans 5-7-9" and emphasized the need to take 1.7 GW of generating capacity in the heating season.</text:p>
      <text:p text:style-name="P4">
According to Ukrinform, he reported this in <text:a xlink:type="simple" xlink:href="https://t.me/Denys_Smyhal/5326" text:style-name="Internet_20_link" text:visited-style-name="Visited_20_Internet_20_Link">
telegram</text:a>
 .</text:p>
      <text:p text:style-name="P4">
“Підтримка бізнесу — одна із запорук економічної стабільності України під часвійни та подальшого відновлення. Тому продовжуємо працювати над удосконаленнямі розширенням програми «Доступні кредити 5-7-9». За участю НБУ тапредставників державних банків обговорили шляхи активізації кредитуваннябізнесу. Зокрема підтримку українських підприємств, що пов’язані звиробництвом озброєння та військової техніки. Це надзвичайно важливо дляперемоги у війні та втримання економічної стабільності”, - вважає Шмигаль.</text:p>
      <text:p text:style-name="P4">
За його словами, на зустрічі також розглянули стан долучення до програми«Доступні кредити» енергетичних підприємств, які потребують відновлення.</text:p>
      <text:p text:style-name="P4">
“До <text:a xlink:type="simple" xlink:href="https://www.ukrinform.ua/tag-opaluvalnij-sezon" text:style-name="Internet_20_link" text:visited-style-name="Visited_20_Internet_20_Link">
 опалювального сезону </text:a>
We have to restore 1.7 GW of generating capacity. The ministries are given the task of considering the opportunity to create certain conditions of lending for power companies, ”the head of government informed.</text:p>
      <text:p text:style-name="P4">
He also noted, no less important task is to stimulate the business of predacocculated territories and near the front.</text:p>
      <text:p text:style-name="P4">
“In these regions, entrepreneurs continue to work, store jobs, pay taxes. We have to support them. He heard the initiatives of abolition and the Ministry of Economy, ”the Prime Minister informed.</text:p>
      <text:p text:style-name="P4">
Schmigal added that a separate block considered issues related to monetary liberalization.</text:p>
      <text:p text:style-name="P4">
“The National Bank is working on a gradual softening of currency restrictions. There is a common understanding of how we will move in this direction, ”the Prime Minister said.</text:p>
      <text:p text:style-name="P4">
<text:span text:style-name="T4">
 Read also: </text:span>
 <text:a xlink:type="simple" xlink:href="https://www.ukrinform.ua/rubric-economy/3715617-ukraina-zmoze-projti-nastupnij-opaluvalnij-sezon-bez-importu-gazu-cernisov.html" text:style-name="Internet_20_link" text:visited-style-name="Visited_20_Internet_20_Link">
Ukraine will be able to pass the following <text:span text:style-name="T4">
 heating </text:span>
 season of gas -free gas - Chernyshov</text:a>
As it was reported, the government program "Available loans 5-7-9%" started on 1 subject to 1 2020.In March 2023, the Cabinet of Ministers allowed entrepreneurs from the territory of combat and de -mentioned territories to participate in state pro -programs. The program implements the Entrepreneurship Development Fund(FRP).Єдиним учасником є уряд України в особі Міністерства фінансів. Задержпрограмою ФРП уклав угоди про співробітництво з 45 банками.</text:p>
      <text:p text:style-name="P4">
<text:span text:style-name="T5">
Фото: Денис Шмигаль / Телеграм</text:span>
</text:p>
      <text:p text:style-name="P4">
News Source: <text:a xlink:type="simple" xlink:href="https://www.ukrinform.ua/rubric-economy/3719686-do-opaluvalnogo-sezonu-maemo-vidnoviti-17-gvt-generuucih-potuznostej-smigal.html" text:style-name="Internet_20_link" text:visited-style-name="Visited_20_Internet_20_Link">
https://www.ukrinform.ua/rubric-economy/3719686-do-opaluvalnogo-sezonu-maemo-vidnoviti-17-gvt-generuucih-potuznostej-smigal.html</text:a>
</text:p>
      <!--NEWS-->
      <text:h text:style-name="P10" text:outline-level="1">
<text:span text:style-name="T4">
Ukraine will receive $ 10 million grants from the World Bank to recover medical</text:span>
</text:h>
      <text:p text:style-name="P4">
Authors: Ukrinform (Person)</text:p>
      <text:p text:style-name="P4">
Publisher: Укринформ (Organization)</text:p>
      <text:p text:style-name="P4">
Published Time: 2023-06-07T19:21:00+03:00</text:p>
      <text:p text:style-name="P4">
Modified Time: 2023-06-07T19:21:00+03:00</text:p>
      <text:p text:style-name="P4">
Description: The Ukrainian medical sphere will have additional support of $ 10 million as a irreversible grant allocated in the framework of further financing of the new Bank of the Ministry of Health with the World Bank of the Ministry of Health "Strengthening the Health and Life" (Heal Ukraine). - Ukrinform.</text:p>
      <text:p text:style-name="P4">
Images: ['<text:a xlink:type="simple" xlink:href="https://static.ukrinform.com/photos/2018_12/thumb_files/630_360_1545153813-165.jpg" text:style-name="Internet_20_link" text:visited-style-name="Visited_20_Internet_20_Link">
630_360_15451...</text:a>
']</text:p>
      <text:p text:style-name="P4">
Tags: ['МОЗ', 'Світовий банк', 'Грант', 'Відбудова']</text:p>
      <text:p text:style-name="P4">
Type: Article</text:p>
      <!--METADATA-->
      <text:p text:style-name="P4">
<draw:frame draw:style-name="fr1" draw:name="Image123" text:anchor-type="as-char" svg:width="6.9236in" svg:height="3.956343in" draw:z-index="0">
<draw:image xlink:href="../Images/yкринформ/2023-06-07T19-21-00-03-00/630_360_1545153813-165.jpg" xlink:type="simple" xlink:show="embed" xlink:actuate="onLoad" draw:mime-type="image/jpeg"/>
</draw:frame>
The Ukrainian Cameredic Sphere will have additional support for $ 10 million as a non -return grant allocated in the framework of further financing(HEAL Ukraine).</text:p>
      <text:p text:style-name="P4">
Як повідомляє <text:a xlink:type="simple" xlink:href="https://moz.gov.ua/article/news/ukraina-zaluchae-dodatkovi-10-mln-dolariv-ssha-na-vidnovlennja-medichnoi-sferi-%e2%80%93-ukladeno-novu-grantovu-ugodu-" text:style-name="Internet_20_link" text:visited-style-name="Visited_20_Internet_20_Link">
 Міністерство охорони здоров'я</text:a>
The relevant agreement between the parties was signed by the Minister of Health of Ukraine Victor Lyashko and the Regional Director of the World Bank for the ARPP Bannerji ARPP countries, Ukrinform reports.</text:p>
      <text:p text:style-name="P4">
The Agreement is concluded between Ukraine, the International Bank for Reconstruction and Development of the International Association of Development, which operate as a manager of the target trust fund of many donors of support, restoration, reform and reform of Ukraine.</text:p>
      <text:p text:style-name="P4">
"Funds within the signed agreement will be divided into critical areas for the health care system: the development of physical and psychological rehabilitation, the demand for which in the conditions of war is constantly increasing, as well as restoring access to medical care for victims of war," Lyashko said.</text:p>
      <text:p text:style-name="P4">
It is noted that half of these grant funds Ukraine will send to the provision of services for rehabilitation and services in the field of mental health, and another 5 million donors will be used to restore the granting <text:a xlink:type="simple" xlink:href="https://www.ukrinform.ua/tag-medicina" text:style-name="Internet_20_link" text:visited-style-name="Visited_20_Internet_20_Link">
medical</text:a>
Services in healthcare facilities affected by the war.</text:p>
      <text:p text:style-name="P4">
In particular, it is a preparation for the expansion of the provision of services in the field of mental health and rehabilitation: determining the volume and standard services provided in inpatient and outpatient facilities, training personnel, equipment and transportation and transportation in institutions.</text:p>
      <text:p text:style-name="P4">
Also, at the expense of the new grant, the restoration and modernization of medical care will be financed in accordance with the direction of reforms: development of industry -planning of a network of hospitals, development of technical specifications and prosecuting documentation for the restoration of institutions, as well as the restoration of individual hospitals with the degree of energy efficiency and use of alternative energy sources.<text:span text:style-name="T4">
 Read also: </text:span>
 <text:a xlink:type="simple" xlink:href="https://www.ukrinform.ua/rubric-vidbudova/3714428-ukraina-ta-svitovij-bank-obgovorili-pidgotovku-novih-proektiv-vidbudovi.html" text:style-name="Internet_20_link" text:visited-style-name="Visited_20_Internet_20_Link">
Ukraine and <text:span text:style-name="T4">
 World </text:span>
 <text:span text:style-name="T4">
 Bank </text:span>
 discussed the preparation projects of reconstruction</text:a>
The Ministry of Health was reminded that the Framework Agreement on a Loan of EUR 100 million and an agreement on an irreversible grant of $ 10 million from the Global Financial Fund of Mozkraine and the World Bank were concluded on December 22, 2022. This is the initial financing of the Heal Ukraine Project, the total cost of which can be expanded to $ 500 million.</text:p>
      <text:p text:style-name="P4">
According to the Ministry of Health, the material losses of the health care system are at least $ 1.4 billion. These are the results of a rapid assessment of losses and losses due to the hostilities conducted by the Government of Ukraine, the World Bank Group of the Jewish European Commission in cooperation with other partners.</text:p>
      <text:p text:style-name="P4">
News Source: <text:a xlink:type="simple" xlink:href="https://www.ukrinform.ua/rubric-vidbudova/3719689-ukraina-otrimae-vid-svitovogo-banku-10-miljoniv-grantu-na-vidnovlenna-medicnoi-sferi.html" text:style-name="Internet_20_link" text:visited-style-name="Visited_20_Internet_20_Link">
https://www.ukrinform.ua/rubric-vidbudova/3719689-ukraina-otrimae-vid-svitovogo-banku-10-miljoniv-grantu-na-vidnovlenna-medicnoi-sferi.html</text:a>
</text:p>
      <!--NEWS-->
      <text:h text:style-name="P10" text:outline-level="1">
<text:span text:style-name="T4">
Aviation of Defense Forces per day struck 15 beats in areas</text:span>
</text:h>
      <text:p text:style-name="P4">
Authors: Ukrinform (Person)</text:p>
      <text:p text:style-name="P4">
Publisher: Укринформ (Organization)</text:p>
      <text:p text:style-name="P4">
Published Time: 2023-06-07T19:21:40+03:00</text:p>
      <text:p text:style-name="P4">
Modified Time: 2023-06-07T19:21:40+03:00</text:p>
      <text:p text:style-name="P4">
Description: Aviation of the Armed Forces forces of the Armed Forces per day made 15 beats in the areas of concentration of the enemy's personnel, rocket units destroyed 2 anti-aircraft missile complexes and 1 radar station of the enemy. - Ukrinform.</text:p>
      <text:p text:style-name="P4">
Images: ['<text:a xlink:type="simple" xlink:href="https://static.ukrinform.com/photos/2023_06/thumb_files/630_360_1686154717-481.jpg" text:style-name="Internet_20_link" text:visited-style-name="Visited_20_Internet_20_Link">
630_360_16861...</text:a>
']</text:p>
      <text:p text:style-name="P4">
Tags: ['Авіація', 'Генштаб', 'ЗСУ', 'Війна з Росією']</text:p>
      <text:p text:style-name="P4">
Type: Article</text:p>
      <!--METADATA-->
      <text:p text:style-name="P4">
<draw:frame draw:style-name="fr1" draw:name="Image124" text:anchor-type="as-char" svg:width="6.9236in" svg:height="3.956343in" draw:z-index="0">
<draw:image xlink:href="../Images/yкринформ/2023-06-07T19-21-40-03-00/630_360_1686154717-481.jpg" xlink:type="simple" xlink:show="embed" xlink:actuate="onLoad" draw:mime-type="image/jpeg"/>
</draw:frame>
The Air Force Air Force for a day struck 15 strokes in the areas of concentration of the enemy personnel, rocket units destroyed 2 anti-aircraft missile complexes and1 enemy radar station.</text:p>
      <text:p text:style-name="P4">
This is stated in the summary <text:a xlink:type="simple" xlink:href="https://www.facebook.com/GeneralStaff.ua/posts/pfbid0afjQN5md5u63joFS3BaL9BPbCcPJ5BM1gaH2yGczUzH4Bz4SBMejFmRBstMuforBl" text:style-name="Internet_20_link" text:visited-style-name="Visited_20_Internet_20_Link">
General Staff</text:a>
, reports Ukrinform.</text:p>
      <text:p text:style-name="P4">
"Aviation of defense forces per day made 15 beats in the areas of concentration of the personal staff and 2 - on the anti -aircraft missile complexes of the enemy.</text:p>
      <text:p text:style-name="P4">
Our defenders destroyed 4 enemy reconnaissance UAVs, "it is a testament.</text:p>
      <text:p text:style-name="P4">
Units of rocket troops and artillery during the day were struck by 4 points of management, 1 area of concentration of live power, weapons and military equipment, 3 ammunition depots, 2 anti-aircraft missile complexes and 1 radar station.</text:p>
      <text:p text:style-name="P4">
<text:span text:style-name="T4">
 Read also: </text:span>
 <text:a xlink:type="simple" xlink:href="https://www.ukrinform.ua/rubric-ato/3719680-na-fronti-vidbulosa-21-zitknenna-vorog-namagavsa-nastupati-na-troh-napramkah.html" text:style-name="Internet_20_link" text:visited-style-name="Visited_20_Internet_20_Link">
enemy unsuccessfully tried to advance on Bakhmut and generous directions</text:a>
The General Staff also reported that during the day, the enemy had inflicted 28 aviation -hazards, carrying out about 20 shelling of the rocket launchers of the volley fire of our troops and settlements. In addition to the destroyed infrastructure, peaceful people were injured.</text:p>
      <text:p text:style-name="P4">
The probability of a task <text:a xlink:type="simple" xlink:href="https://www.ukrinform.ua/tag-raketa" text:style-name="Internet_20_link" text:visited-style-name="Visited_20_Internet_20_Link">
missile</text:a>
Tauvation strikes throughout Ukraine remain very high.</text:p>
      <text:p text:style-name="P4">
It was reported that the Defense Forces of Ukraine from February 24, 2022 to June 7, 2023 <text:a xlink:type="simple" xlink:href="https://www.ukrinform.ua/rubric-ato/3719356-sili-oboroni-za-dobu-znisili-880-rosijskih-zagarbnikiv.html" text:style-name="Internet_20_link" text:visited-style-name="Visited_20_Internet_20_Link">
eliminated about 212 thousand 30 Russian invaders</text:a>
, at the same time - 880 people.</text:p>
      <text:p text:style-name="P4">
<text:span text:style-name="T5">
Foto: General Staff of the Armed Forces</text:span>
</text:p>
      <text:p text:style-name="P4">
News Source: <text:a xlink:type="simple" xlink:href="https://www.ukrinform.ua/rubric-ato/3719690-aviacia-sil-oboroni-za-dobu-zavdala-15-udariv-po-rajonah-skupcenna-voroga-genstab.html" text:style-name="Internet_20_link" text:visited-style-name="Visited_20_Internet_20_Link">
https://www.ukrinform.ua/rubric-ato/3719690-aviacia-sil-oboroni-za-dobu-zavdala-15-udariv-po-rajonah-skupcenna-voroga-genstab.html</text:a>
</text:p>
      <!--NEWS-->
      <text:h text:style-name="P10" text:outline-level="1">
<text:span text:style-name="T4">
Government is working on an OPK enterprise financing program</text:span>
</text:h>
      <text:p text:style-name="P4">
Authors: Ukrinform (Person)</text:p>
      <text:p text:style-name="P4">
Publisher: Укринформ (Organization)</text:p>
      <text:p text:style-name="P4">
Published Time: 2023-06-07T19:24:00+03:00</text:p>
      <text:p text:style-name="P4">
Modified Time: 2023-06-07T19:24:00+03:00</text:p>
      <text:p text:style-name="P4">
Description: The funding program for the development of a defense industry will be developed in Ukraine.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Економіка', 'Уряд', 'фінансування', 'ОПК']</text:p>
      <text:p text:style-name="P4">
Type: Article</text:p>
      <!--METADATA-->
      <text:p text:style-name="P4">
<draw:frame draw:style-name="fr1" draw:name="Image125" text:anchor-type="as-char" svg:width="6.9236in" svg:height="3.956343in" draw:z-index="0">
<draw:image xlink:href="../Images/yкринформ/2023-06-07T19-24-00-03-00/630_360_1678738628-217.jpg" xlink:type="simple" xlink:show="embed" xlink:actuate="onLoad" draw:mime-type="image/jpeg"/>
</draw:frame>
A program of funding for the development of a defense-industrial complex will be developed in Ukraine.</text:p>
      <text:p text:style-name="P4">
About it in <text:a xlink:type="simple" xlink:href="https://t.me/zalizni_zminy/1319" text:style-name="Internet_20_link" text:visited-style-name="Visited_20_Internet_20_Link">
telegram</text:a>
The Minister of Inquiries of Strategic Industry Alexander Kamyshin reported, reports Ukrinform.</text:p>
      <text:p text:style-name="P4">
"We are working with the Prime Minister and the Government team on the funding program for the enterprises of the defense enterprises," the statement said.</text:p>
      <text:p text:style-name="P4">
Kamyshin stressed that <text:a xlink:type="simple" xlink:href="https://www.ukrinform.ua/tag-oborona" text:style-name="Internet_20_link" text:visited-style-name="Visited_20_Internet_20_Link">
defensive</text:a>
Industry is not only an important element of the country's security, but also an important secretary of the economy.</text:p>
      <text:p text:style-name="P4">
"And the ProCC financing program will help to increase this sector significantly," the minister said.</text:p>
      <text:p text:style-name="P4">
<text:span text:style-name="T4">
 Read also: </text:span>
 <text:a xlink:type="simple" xlink:href="https://www.ukrinform.ua/rubric-economy/3695586-zelenskij-ukrainskij-opk-moze-robiti-use-vid-snaradiv-i-raket-do-artilerii-j-bezpilotnikiv.html" text:style-name="Internet_20_link" text:visited-style-name="Visited_20_Internet_20_Link">
Zelensky: Ukrainian <text:span text:style-name="T4">
 OPK </text:span>
 can do everything - resolving and missiles to artillery and drones</text:a>
As <text:a xlink:type="simple" xlink:href="https://www.ukrinform.ua/rubric-economy/3704776-ukroboronprom-peretvorat-z-koncernu-na-akcionerne-tovaristvo-urad-opriludniv-postanovu.html" text:style-name="Internet_20_link" text:visited-style-name="Visited_20_Internet_20_Link">
reported</text:a>
, the government published a resolution on the formation of the Ukrainian Defense Industry; This is one of the stairs to reform the public sector of the domestic defense -industrial complex.</text:p>
      <text:p text:style-name="P4">
News Source: <text:a xlink:type="simple" xlink:href="https://www.ukrinform.ua/rubric-economy/3719691-urad-pracue-nad-programou-finansuvanna-pidpriemstv-opk.html" text:style-name="Internet_20_link" text:visited-style-name="Visited_20_Internet_20_Link">
https://www.ukrinform.ua/rubric-economy/3719691-urad-pracue-nad-programou-finansuvanna-pidpriemstv-opk.html</text:a>
</text:p>
      <!--NEWS-->
      <text:h text:style-name="P10" text:outline-level="1">
<text:span text:style-name="T4">
In Nikolaev, the beaches, yacht club and restaurants on the shore were flooded</text:span>
</text:h>
      <text:p text:style-name="P4">
Authors: Ukrinform (Person)</text:p>
      <text:p text:style-name="P4">
Publisher: Укринформ (Organization)</text:p>
      <text:p text:style-name="P4">
Published Time: 2023-06-07T19:28:00+03:00</text:p>
      <text:p text:style-name="P4">
Modified Time: 2023-06-07T19:28:00+03:00</text:p>
      <text:p text:style-name="P4">
Description: The Great Water Due to Kakhovka Hydroelectric Power Plant, the beaches, shuttle bases, public transport stops, yacht club and restaurants on the bank of the Dnieper-Buzky estuary were flooded. - Ukrinform.</text:p>
      <text:p text:style-name="P4">
Images: ['<text:a xlink:type="simple" xlink:href="https://static.ukrinform.com/photos/2023_06/thumb_files/630_360_1686155262-283.jpg" text:style-name="Internet_20_link" text:visited-style-name="Visited_20_Internet_20_Link">
630_360_16861...</text:a>
']</text:p>
      <text:p text:style-name="P4">
Tags: ['Миколаїв', 'Вода', 'Пляж', 'Затоплення']</text:p>
      <text:p text:style-name="P4">
Type: Article</text:p>
      <!--METADATA-->
      <text:p text:style-name="P4">
<draw:frame draw:style-name="fr1" draw:name="Image126" text:anchor-type="as-char" svg:width="6.9236in" svg:height="3.956343in" draw:z-index="0">
<draw:image xlink:href="../Images/yкринформ/2023-06-07T19-28-00-03-00/630_360_1686155262-283.jpg" xlink:type="simple" xlink:show="embed" xlink:actuate="onLoad" draw:mime-type="image/jpeg"/>
</draw:frame>
 Великавода через підрив Каховської ГЕС добралася до Миколаєва – підтоплено пляжі,човникові бази, зупинки громадського транспорту, яхт-клуб та ресторани наберезі Дніпро-Бузького лиману.</text:p>
      <text:p text:style-name="P4">
Про це повідомив міський голова Олександр Сєнкевич у <text:a xlink:type="simple" xlink:href="https://t.me/senkevichonline/4626" text:style-name="Internet_20_link" text:visited-style-name="Visited_20_Internet_20_Link">
 Телеграмі</text:a>
, reports Ukrinform.</text:p>
      <text:p text:style-name="P4">
“As of 18 o'clock on June 7th level <text:a xlink:type="simple" xlink:href="https://www.ukrinform.ua/tag-voda" text:style-name="Internet_20_link" text:visited-style-name="Visited_20_Internet_20_Link">
water</text:a>
In the area of the city as a whole rose <text:a xlink:type="simple" xlink:href="https://t.me/senkevichonline/4630" text:style-name="Internet_20_link" text:visited-style-name="Visited_20_Internet_20_Link">
by 82 cm</text:a>
”, - said Senkevich.</text:p>
      <text:p text:style-name="P4">
According to him, in the neighborhood of Namov water has already approached the stops, also flooded the coastline in the Levanevtsi area(beach)and yacht club(restaurants and shuttles).</text:p>
      <text:p text:style-name="P4">
Мер також зазначив, що на Намиві, щоб вода не йшла далі на проїжджу частину ідо будинків - комунальники укріплюють берег.</text:p>
      <text:p text:style-name="P4">
В Інгульському та Центральному районах підтоплено три пляжі. У Корабельномурайоні на вул. Рибній вода дійшла до пірсів човникового кооперативу.</text:p>
      <text:p text:style-name="P4">
<text:span text:style-name="T4">
Читайте також:</text:span>
 <text:a xlink:type="simple" xlink:href="https://www.ukrinform.ua/rubric-regions/3719658-u-snigurivskij-gromadi-vnaslidok-pidrivu-kahovskoi-ges-zatopleni-tri-mosti.html" text:style-name="Internet_20_link" text:visited-style-name="Visited_20_Internet_20_Link">
 У Снігурівській громаді внаслідок підриву Каховської ГЕС<text:span text:style-name="T4">
затоплені</text:span>
 три мости </text:a>
In the center of the city on the lower waterfront, the soil sings through the rise of water.</text:p>
      <text:p text:style-name="P4">
As it was reported, a critical mark for Nikolaev is to raise the water level by 105 cm.</text:p>
      <text:p text:style-name="P4">
As <text:a xlink:type="simple" xlink:href="https://www.ukrinform.ua/rubric-ato/3718751-rosijski-zagarbniki-pidirvali-kahovsku-ges-ok-pivden.html" text:style-name="Internet_20_link" text:visited-style-name="Visited_20_Internet_20_Link">
reported</text:a>
, on the night of June 6, the Russian army blew up the Kakhovskaya Hydroelectric Dam.</text:p>
      <text:p text:style-name="P4">
In the Kherson region, the evacuation of the population from dangerous places for which Yerizik flooding as a result of the blasting of the Kakhovka hydroelectric power station began.</text:p>
      <text:p text:style-name="P4">
<text:span text:style-name="T5">
Foto: Alexander Senkevich / Telegram</text:span>
</text:p>
      <text:p text:style-name="P4">
News Source: <text:a xlink:type="simple" xlink:href="https://www.ukrinform.ua/rubric-regions/3719694-u-mikolaevi-pidtopleni-plazi-ahtklub-ta-restorani-na-berezi.html" text:style-name="Internet_20_link" text:visited-style-name="Visited_20_Internet_20_Link">
https://www.ukrinform.ua/rubric-regions/3719694-u-mikolaevi-pidtopleni-plazi-ahtklub-ta-restorani-na-berezi.html</text:a>
</text:p>
      <!--NEWS-->
      <text:h text:style-name="P10" text:outline-level="1">
<text:span text:style-name="T4">
Ukrainian agrarians have attracted almost ₴ 36 billion loans since the beginning of the year</text:span>
</text:h>
      <text:p text:style-name="P4">
Authors: Ukrinform (Person)</text:p>
      <text:p text:style-name="P4">
Publisher: Укринформ (Organization)</text:p>
      <text:p text:style-name="P4">
Published Time: 2023-06-07T19:32:53+03:00</text:p>
      <text:p text:style-name="P4">
Modified Time: 2023-06-07T19:32:53+03:00</text:p>
      <text:p text:style-name="P4">
Description: From the beginning of 2023, as of June 7, Ukrainian farmers have used credit programs for a total amount of UAH 35.9 billion. - Ukrinform.</text:p>
      <text:p text:style-name="P4">
Images: ['<text:a xlink:type="simple" xlink:href="https://static.ukrinform.com/photos/2021_04/thumb_files/630_360_1618300798-391.jpg" text:style-name="Internet_20_link" text:visited-style-name="Visited_20_Internet_20_Link">
630_360_16183...</text:a>
']</text:p>
      <text:p text:style-name="P4">
Tags: ['Кредит', 'Аграрії']</text:p>
      <text:p text:style-name="P4">
Type: Article</text:p>
      <!--METADATA-->
      <text:p text:style-name="P4">
<draw:frame draw:style-name="fr1" draw:name="Image127" text:anchor-type="as-char" svg:width="6.9236in" svg:height="3.956343in" draw:z-index="0">
<draw:image xlink:href="../Images/yкринформ/2023-06-07T19-32-53-03-00/630_360_1618300798-391.jpg" xlink:type="simple" xlink:show="embed" xlink:actuate="onLoad" draw:mime-type="image/jpeg"/>
</draw:frame>
In 2023, as of June 7, Ukrainian farmers used lending programs for a total amount of UAH 35.9 billion.</text:p>
      <text:p text:style-name="P4">
According to Ukrinform, it reports <text:a xlink:type="simple" xlink:href="https://minagro.gov.ua/news/z-pochatku-roku-agrariyi-otrimali-21-milyard-griven-za-programoyu-dostupni-krediti-5-7-9" text:style-name="Internet_20_link" text:visited-style-name="Visited_20_Internet_20_Link">
press service of the Ministry of Agrarian Policy and Food</text:a>
.</text:p>
      <text:p text:style-name="P4">
It is noted that the highest amount of loans under different programs received agrarians: Kyiv region - UAH 7.5 billion, Vinnytsia - UAH 3.89 billion of Tadnnipropetrovsk region - UAH 2.86 billion. Agrarians of the Kirovograd region were emailed for UAH 2.8 billion and Odessa - by UAH 2.4 billion.</text:p>
      <text:p text:style-name="P4">
As of June 7, 5-7-9%of the state program "Available loans" 5-7-9%received UAH 21 billion. According to this program, the most lented up was held by agricultural facilities of Kirovograd region: 823 farms received UAH 2,4LRD. UAH 2.2 billion has already been allocated for 719 farms of Vinnytsia region. Vodousesk region UAH 2 billion received 549 farms. In the Kyiv region, 446 farms were 2 billion grams.</text:p>
      <text:p text:style-name="P4">
<text:span text:style-name="T4">
 Read also: </text:span>
 <text:a xlink:type="simple" xlink:href="https://www.ukrinform.ua/rubric-economy/3718334-v-ukraini-vze-posiali-ponad-12-miljoniv-gektariv-zernovih-ta-olijnih.html" text:style-name="Internet_20_link" text:visited-style-name="Visited_20_Internet_20_Link">
in Ukraine already sowed more than 12 million hectares and oil and oilseed</text:a>
As reported by Ukrinform, in March 2023 the government continued the program "Available loans of 5-7-9%" to support agricultural producers and successfully carry out a sowing campaign during the martial law. For agrarian, the possibility of obtaining preferential [loans] is provided(https://www.ukrinform.ua/tag-kredit)Under 0% per annum with a guarantee of the government, 80%. That is, to obtain such financing of the coverage will set up only 20% of the loan amount, the other 80% - are provided with a guarantee of the state.</text:p>
      <text:p text:style-name="P4">
<text:span text:style-name="T5">
Foto: Shutterstock</text:span>
</text:p>
      <text:p text:style-name="P4">
News Source: <text:a xlink:type="simple" xlink:href="https://www.ukrinform.ua/rubric-economy/3719697-ukrainski-agrarii-z-pocatku-roku-zalucili-majze-36-milardiv-kreditiv.html" text:style-name="Internet_20_link" text:visited-style-name="Visited_20_Internet_20_Link">
https://www.ukrinform.ua/rubric-economy/3719697-ukrainski-agrarii-z-pocatku-roku-zalucili-majze-36-milardiv-kreditiv.html</text:a>
</text:p>
      <!--NEWS-->
      <text:h text:style-name="P10" text:outline-level="1">
<text:span text:style-name="T4">
In Kiev there was a premiere screening of a documentary about the Chernivtsi brigade TRI</text:span>
</text:h>
      <text:p text:style-name="P4">
Authors: Ukrinform (Person)</text:p>
      <text:p text:style-name="P4">
Publisher: Укринформ (Organization)</text:p>
      <text:p text:style-name="P4">
Published Time: 2023-06-07T19:33:00+03:00</text:p>
      <text:p text:style-name="P4">
Modified Time: 2023-06-07T19:33:00+03:00</text:p>
      <text:p text:style-name="P4">
Description: In Kiev, a premiere show of a documentary about the Chernivtsi Brigade of Territorial Defense forces from the Cycle "Ready for Resistance" took place. - Ukrinform.</text:p>
      <text:p text:style-name="P4">
Images: ['<text:a xlink:type="simple" xlink:href="https://static.ukrinform.com/photos/2023_06/thumb_files/630_360_1686155300-688.jpg" text:style-name="Internet_20_link" text:visited-style-name="Visited_20_Internet_20_Link">
630_360_16861...</text:a>
']</text:p>
      <text:p text:style-name="P4">
Tags: ['Чернівці', 'Київ', 'фільм', 'Тероборона']</text:p>
      <text:p text:style-name="P4">
Type: Article</text:p>
      <!--METADATA-->
      <text:p text:style-name="P4">
<draw:frame draw:style-name="fr1" draw:name="Image129" text:anchor-type="as-char" svg:width="6.9236in" svg:height="3.956343in" draw:z-index="0">
<draw:image xlink:href="../Images/yкринформ/2023-06-07T19-33-00-03-00/630_360_1686155300-688.jpg" xlink:type="simple" xlink:show="embed" xlink:actuate="onLoad" draw:mime-type="image/jpeg"/>
</draw:frame>
In Kiev, a premiere show of a documentary about the Chernivtsi Brigade of Silterritorial Defense from the Cycle "Ready for Resistance".</text:p>
      <text:p text:style-name="P4">
About it in <text:a xlink:type="simple" xlink:href="https://www.facebook.com/oblrada.cv.ua/posts/pfbid0XRTHqvFGR4sVkgHM2DrRkxVuwHeiu1c5upvGVGHcuRidTVzjm4x7vb2zsRztAzc6l" text:style-name="Internet_20_link" text:visited-style-name="Visited_20_Internet_20_Link">
Facebook</text:a>
The Chernivtsi Regional Council reports, Ukrinform reports.</text:p>
      <text:p text:style-name="P4">
"In Kyiv, a documentary" 107 Separate Brigade of the Armed Forces ", which tells about the exploits and indomitable servicemen of Bukovina territorial defense, was presented at a closed pre -admirement show," the presentation reads.</text:p>
      <text:p text:style-name="P4">
<text:span text:style-name="T5">
Vido: 107 Separate Brigade of Bukovina Territorial Defense forces</text:span>
</text:p>
      <text:p text:style-name="P4">
<text:a xlink:type="simple" xlink:href="https://www.ukrinform.ua/tag-film" text:style-name="Internet_20_link" text:visited-style-name="Visited_20_Internet_20_Link">
 Film </text:a>
Mediamen from Chernivtsi were created: Senior Lieutenant Alexander Tkachuk, the film director, and the soldier Mykola Kobylyuk. This one of the films of the cycle "Ready for the Resistance" Production "Production Troy Media.</text:p>
      <text:p text:style-name="P4">
"This movie is about people who, at the beginning of a full -scale invasion, were not ancetened to join different units of the Armed Forces to protect Ukraine with a lapel," the film director said during the presentation.</text:p>
      <text:p text:style-name="P4">
<text:span text:style-name="T4">
 Read also: </text:span>
 <text:a xlink:type="simple" xlink:href="https://www.ukrinform.ua/rubric-society/3719016-u-kievi-prezentuvali-film-pro-peresliduvanna-zurnalistiv-na-okupovanih-teritoriah.html" text:style-name="Internet_20_link" text:visited-style-name="Visited_20_Internet_20_Link">
in Kiev presented a movie about persecution of journalists in the occupied territories</text:a>
The first copy of the film was handed over to the commander of the 107 Separate Brigade of the TRU of the Armed Forces Andriyucisak.</text:p>
      <text:p text:style-name="P4">
During the presentation, the Deputy Minister of Defense of Ukraine Anna Malyar thanked the filmmakers for their important work to preserve the memory of the defenders of Ukraine and presented memorable awards.</text:p>
      <text:p text:style-name="P4">
As it was reported, earlier the Chernivtsi Brigade on the day of its creation <text:a xlink:type="simple" xlink:href="https://www.ukrinform.ua/rubric-ato/3716966-cernivecka-brigada-tro-znala-dokumentalnij-film-iz-ciklu-gotovi-do-sprotivu.html" text:style-name="Internet_20_link" text:visited-style-name="Visited_20_Internet_20_Link">
presented the trailer of this documentary.</text:a>
Photo: Chernivtsi Regional Council</text:p>
      <text:p text:style-name="P4">
News Source: <text:a xlink:type="simple" xlink:href="https://www.ukrinform.ua/rubric-culture/3719698-u-kievi-vidbuvsa-dopremernij-pokaz-dokumentalnogo-filmu-pro-cernivecku-brigadu-tro.html" text:style-name="Internet_20_link" text:visited-style-name="Visited_20_Internet_20_Link">
https://www.ukrinform.ua/rubric-culture/3719698-u-kievi-vidbuvsa-dopremernij-pokaz-dokumentalnogo-filmu-pro-cernivecku-brigadu-tro.html</text:a>
</text:p>
      <!--NEWS-->
      <text:h text:style-name="P10" text:outline-level="1">
<text:span text:style-name="T4">
Viral hepatitis, intestinal infections and botulism: the Ministry of Health told what the risks of flooding were carried</text:span>
</text:h>
      <text:p text:style-name="P4">
Authors: Ukrinform (Person)</text:p>
      <text:p text:style-name="P4">
Publisher: Укринформ (Organization)</text:p>
      <text:p text:style-name="P4">
Published Time: 2023-06-07T19:36:00+03:00</text:p>
      <text:p text:style-name="P4">
Modified Time: 2023-06-07T19:36:00+03:00</text:p>
      <text:p text:style-name="P4">
Description: Flooding in the south of the country carries the risks of outbreaks of viral hepatitis, intestinal infections and botulism. - Ukrinform.</text:p>
      <text:p text:style-name="P4">
Images: ['<text:a xlink:type="simple" xlink:href="https://static.ukrinform.com/photos/2023_06/thumb_files/630_360_1686128384-437.jpg" text:style-name="Internet_20_link" text:visited-style-name="Visited_20_Internet_20_Link">
630_360_16861...</text:a>
']</text:p>
      <text:p text:style-name="P4">
Tags: ['МОЗ', 'Хвороба', 'Південь України', 'Затоплення']</text:p>
      <text:p text:style-name="P4">
Type: Article</text:p>
      <!--METADATA-->
      <text:p text:style-name="P4">
<draw:frame draw:style-name="fr1" draw:name="Image133" text:anchor-type="as-char" svg:width="6.9236in" svg:height="3.956343in" draw:z-index="0">
<draw:image xlink:href="../Images/yкринформ/2023-06-07T19-36-00-03-00/630_360_1686128384-437.jpg" xlink:type="simple" xlink:show="embed" xlink:actuate="onLoad" draw:mime-type="image/jpeg"/>
</draw:frame>
Flooding in the south of the country carries the risks of outbreaks of viral hepatitis, intestinal infections and botulism.</text:p>
      <text:p text:style-name="P4">
The Deputy Minister of Health, Chief State Sanitary Doctor Igor Kuzin said this during communication with journalists on June 7, Ukrinform reports.</text:p>
      <text:p text:style-name="P4">
"Concerning forecasts. Floods are a significant risk factor for the development of outbreaks that are associated with drinking water. First of all, it is a disease such as virus hepatitis, and, unfortunately, it appears first during such occasions. Second, this is the spread of acute intestinal infections which are related to how food is used or used, whether they can be washed or adequately prepared. And acute intestinal infections are also related to the possibility of access to safe and quality drinking [water(https://www.ukrinform.ua/tag-voda). Therefore, we do not rule out that the situation of acute intestinal infections can also be deteriorated, "Kuzin said.</text:p>
      <text:p text:style-name="P4">
The third disease, according to the chief state office, is botulism, which can be associated with the use of fish that died as a result of massive wetlands of the destruction of the Kakhovskaya Hydroelectric Dam.</text:p>
      <text:p text:style-name="P4">
"We see the mass of the mass of fish as a result of flooding, so for us it is a percentic situation, because such fish can gather the population and be used for cooking, canning, drying. Dangerous because they may be associated with the spread of such infectious disease like botulism, "Kuzin warned.</text:p>
      <text:p text:style-name="P4">
"These three groups of infectious diseases are the greatest danger. Epidemic supervision has been increased for their preventive, additional measures are being carried out and the public work is being carried out," the chief sanctions said.</text:p>
      <text:p text:style-name="P4">
<text:span text:style-name="T4">
 Read also: </text:span>
 <text:a xlink:type="simple" xlink:href="https://www.ukrinform.ua/rubric-society/3719668-ukraina-gotova-svidko-reaguvati-na-spalahi-holeri-kuzin.html" text:style-name="Internet_20_link" text:visited-style-name="Visited_20_Internet_20_Link">
Ukraine is ready to respond quickly to cholera outbreaks -<text:span text:style-name="T4">
 Kuzin </text:span>
</text:a>
He added that at the level of areas there is an indifferent supply of antimicrobial agents to provide medical assistance. For the Kherson and Mykolaiv regions, an additional amount will be redistributed to form a non -storage stock.</text:p>
      <text:p text:style-name="P4">
Also, according to Kuzin, the public health system is provided with all marherants, consumables for the diagnosis of infectious diseases.<text:span text:style-name="T5">
Foto: LIBKOS</text:span>
</text:p>
      <text:p text:style-name="P4">
News Source: <text:a xlink:type="simple" xlink:href="https://www.ukrinform.ua/rubric-society/3719701-virusnij-gepatit-kiskovi-infekcii-ta-botulizmu-u-moz-rozpovili-aki-riziki-nese-pidtoplenna.html" text:style-name="Internet_20_link" text:visited-style-name="Visited_20_Internet_20_Link">
https://www.ukrinform.ua/rubric-society/3719701-virusnij-gepatit-kiskovi-infekcii-ta-botulizmu-u-moz-rozpovili-aki-riziki-nese-pidtoplenna.html</text:a>
</text:p>
      <!--NEWS-->
      <text:h text:style-name="P10" text:outline-level="1">
<text:span text:style-name="T4">
Evacuation from the occupied territories of Kherson region: Shmigal appealed to international organizations</text:span>
</text:h>
      <text:p text:style-name="P4">
Authors: Ukrinform (Person)</text:p>
      <text:p text:style-name="P4">
Publisher: Укринформ (Organization)</text:p>
      <text:p text:style-name="P4">
Published Time: 2023-06-07T19:40:00+03:00</text:p>
      <text:p text:style-name="P4">
Modified Time: 2023-06-07T19:40:00+03:00</text:p>
      <text:p text:style-name="P4">
Description: On behalf of the Government, Prime Minister of Ukraine called on international humanitarian organizations to take over the evacuation of people with the Russian-occupied territories of Kherson region, who suffer from the catastrophe caused by the blasting of the Damba HPP. - Ukrinform.</text:p>
      <text:p text:style-name="P4">
Images: ['<text:a xlink:type="simple" xlink:href="https://static.ukrinform.com/photos/2023_03/thumb_files/630_360_1677850992-604.jpg" text:style-name="Internet_20_link" text:visited-style-name="Visited_20_Internet_20_Link">
630_360_16778...</text:a>
']</text:p>
      <text:p text:style-name="P4">
Tags: ['Евакуація', 'Каховська ГЕС', 'Шмигаль', 'Затоплення']</text:p>
      <text:p text:style-name="P4">
Type: Article</text:p>
      <!--METADATA-->
      <text:p text:style-name="P4">
<draw:frame draw:style-name="fr1" draw:name="Image134" text:anchor-type="as-char" svg:width="6.9236in" svg:height="3.956343in" draw:z-index="0">
<draw:image xlink:href="../Images/yкринформ/2023-06-07T19-40-00-03-00/630_360_1677850992-604.jpg" xlink:type="simple" xlink:show="embed" xlink:actuate="onLoad" draw:mime-type="image/jpeg"/>
</draw:frame>
On behalf of the Government, Prime Minister of Ukraine called for international humanitarian organizations to take the issue of evacuation of people from the Russian-occupied Kherson region, who suffer from the catastrophe caused by the Kakhovsky Hydroelectric Dam.</text:p>
      <text:p text:style-name="P4">
According to Ukrinform, this is stated in his video published in <text:a xlink:type="simple" xlink:href="https://t.me/Denys_Smyhal/5330" text:style-name="Internet_20_link" text:visited-style-name="Visited_20_Internet_20_Link">
telegram</text:a>
.</text:p>
      <text:p text:style-name="P4">
In particular, Shmigal turned to management <text:a xlink:type="simple" xlink:href="https://www.ukrinform.ua/tag-oon" text:style-name="Internet_20_link" text:visited-style-name="Visited_20_Internet_20_Link">
UN</text:a>
, The International Committee of the Red Cross of Other International Humanitarian Organizations on the Damings of the Kakhovka Hydroelectric Power Dam.</text:p>
      <text:p text:style-name="P4">
Video: [Prime Minister of Ukraine Telegram channel]](https://t.me/Denys_Smyhal/5330)He reported that as a result of a terrible terrorist attack, tens of pumping points were flooded.</text:p>
      <text:p text:style-name="P4">
According to him, the Ukrainian authorities organized an evacuation with the controlled territory of Kherson region, but on the left bank, in the temporary occupation, people were for the most part.</text:p>
      <text:p text:style-name="P4">
Schmigal stressed that hundreds of houses literally disappeared underwater and managed to leave their own homes, and who is not capable - was the element of the element.</text:p>
      <text:p text:style-name="P4">
“On behalf of the Government of Ukraine, I urge international humanitarian organizations to get immediately. We urge to take on the evacuation of people from the Russian -occupied Kherson region. We have to save the lives of people who have condemned the invaders. We have to act immediately!”Schmigal emphasized.</text:p>
      <text:p text:style-name="P4">
<text:span text:style-name="T4">
 Read also: </text:span>
 <text:a xlink:type="simple" xlink:href="https://www.ukrinform.ua/rubric-regions/3719650-iz-pidtoplenih-naselenih-punktiv-hersonsini-evakuuvali-vze-majze-1900-osib.html" text:style-name="Internet_20_link" text:visited-style-name="Visited_20_Internet_20_Link">
from the flooded settlements of Kherson region almost 1900 people evacuated</text:a>
As it was reported, on the night of June 6 <text:a xlink:type="simple" xlink:href="https://www.ukrinform.ua/rubric-ato/3718751-rosijski-zagarbniki-pidirvali-kahovsku-ges-ok-pivden.html" text:style-name="Internet_20_link" text:visited-style-name="Visited_20_Internet_20_Link">
the Russian army undermined the dam of Kakhovskaya hydroelectric power station</text:a>
. In Kherson region, evacuation began from dangerous places, which are the risk of flooding as a result of the Podrivakhovsky hydroelectric power station. On the fact of undermining the occupiers of the Kakhovka hydroelectric power station, law enforcement agencies were investigating the article "Ecocid". Ukrhydroenergo stated that the Kakakhovsky hydroelectric power station is completely destroyed and is not recoverable.</text:p>
      <text:p text:style-name="P4">
News Source: <text:a xlink:type="simple" xlink:href="https://www.ukrinform.ua/rubric-regions/3719708-evakuacia-ludej-z-okupovanih-teritorij-hersonsini-smigal-zvernuvsa-do-miznarodnih-organizacij.html" text:style-name="Internet_20_link" text:visited-style-name="Visited_20_Internet_20_Link">
https://www.ukrinform.ua/rubric-regions/3719708-evakuacia-ludej-z-okupovanih-teritorij-hersonsini-smigal-zvernuvsa-do-miznarodnih-organizacij.html</text:a>
</text:p>
      <!--NEWS-->
      <text:h text:style-name="P10" text:outline-level="1">
<text:span text:style-name="T4">
In the National Park "Great Meadow" can shake water-sore lands</text:span>
</text:h>
      <text:p text:style-name="P4">
Authors: Ukrinform (Person)</text:p>
      <text:p text:style-name="P4">
Publisher: Укринформ (Organization)</text:p>
      <text:p text:style-name="P4">
Published Time: 2023-06-07T19:42:00+03:00</text:p>
      <text:p text:style-name="P4">
Modified Time: 2023-06-07T19:42:00+03:00</text:p>
      <text:p text:style-name="P4">
Description: Due to the decrease in water levels, the wetlands of the National Nature Park "Great Meadow" located in the Zaporozhye region can be shaded. - Ukrinform.</text:p>
      <text:p text:style-name="P4">
Images: ['<text:a xlink:type="simple" xlink:href="https://static.ukrinform.com/photos/2023_06/thumb_files/630_360_1686155959-204.jpg" text:style-name="Internet_20_link" text:visited-style-name="Visited_20_Internet_20_Link">
630_360_16861...</text:a>
']</text:p>
      <text:p text:style-name="P4">
Tags: ['Екологія', 'Вода', 'Нацпарк', 'Запоріжжя']</text:p>
      <text:p text:style-name="P4">
Type: Article</text:p>
      <!--METADATA-->
      <text:p text:style-name="P4">
<draw:frame draw:style-name="fr1" draw:name="Image135" text:anchor-type="as-char" svg:width="6.9236in" svg:height="3.956343in" draw:z-index="0">
<draw:image xlink:href="../Images/yкринформ/2023-06-07T19-42-00-03-00/630_360_1686155959-204.jpg" xlink:type="simple" xlink:show="embed" xlink:actuate="onLoad" draw:mime-type="image/jpeg"/>
</draw:frame>
Due to the decrease in water level, the water-sore lands of the National Nature Park "Big Meadow", located in the Zaporozhye region, can be shaded.</text:p>
      <text:p text:style-name="P4">
This was reported by the press service of the Ministry of Environmental and Natural Resources of Ukraine in <text:a xlink:type="simple" xlink:href="https://t.me/mindovkillia/1084" text:style-name="Internet_20_link" text:visited-style-name="Visited_20_Internet_20_Link">
Telegram</text:a>
, reports Ukrinform.</text:p>
      <text:p text:style-name="P4">
“In the occupied National Park“ Great Meadow ”by reducing the level <text:a xlink:type="simple" xlink:href="https://www.ukrinform.ua/tag-voda" text:style-name="Internet_20_link" text:visited-style-name="Visited_20_Internet_20_Link">
water</text:a>
There is a risk of measuring the wetland "Archipelago of Big and Small Kuchugur", - the message reads.</text:p>
      <text:p text:style-name="P4">
The Mindovquil is emphasized that changes in the ecosystem will be threatened by 54 species of fish, 156 species of birds that live on the islands of the archipelago.</text:p>
      <text:p text:style-name="P4">
As of June 7, the grounds of 1.7 meters were recorded, the water went 17 meters from the shore. The critical figure is 8 meters.</text:p>
      <text:p text:style-name="P4">
<text:span text:style-name="T4">
 Read also: </text:span>
 <text:a xlink:type="simple" xlink:href="https://www.ukrinform.ua/rubric-ato/3719619-u-mindovkilli-nazvali-rujnuvanna-kahovskoi-ges-najbilsim-ekocidom-z-pocatku-vijni.html" text:style-name="Internet_20_link" text:visited-style-name="Visited_20_Internet_20_Link">
in Mindovkillya called the destruction of Kakhovskaya Gessa more <text:span text:style-name="T4">
 ecocide </text:span>
 OM from the beginning of the war</text:a>
In addition, the floodplain of the floodplain seven beacons in the territory of the Great Meadow Park is grinding approximately 50% while reducing water levels by 9 meters(Full grinding will be reduced by a water level by 14 meters). Зникне 47 видів риб, є ризики для137 видів риб.</text:p>
      <text:p text:style-name="P4">
Як <text:a xlink:type="simple" xlink:href="https://www.ukrinform.ua/rubric-regions/3719637-cerez-pidriv-kahovskoi-ges-zatopilo-niznodniprovskij-nacionalnij-park.html" text:style-name="Internet_20_link" text:visited-style-name="Visited_20_Internet_20_Link">
 повідомлялося </text:a>
, as a result of the blasting of the Russian troops of the Kakhovsky hydroelectric power station by the Nizhnodniprovsky National Nature Park. As of June 7, the water level near the islands rose 3 meters. The corresponding indicators are fixed in an area of more than 77 thousand hectares.</text:p>
      <text:p text:style-name="P4">
<text:span text:style-name="T5">
Foto: Mindovkil</text:span>
</text:p>
      <text:p text:style-name="P4">
News Source: <text:a xlink:type="simple" xlink:href="https://www.ukrinform.ua/rubric-regions/3719707-u-nacparku-velikij-lug-mozut-obmiliti-vodnobolotni-ugidda.html" text:style-name="Internet_20_link" text:visited-style-name="Visited_20_Internet_20_Link">
https://www.ukrinform.ua/rubric-regions/3719707-u-nacparku-velikij-lug-mozut-obmiliti-vodnobolotni-ugidda.html</text:a>
</text:p>
      <!--NEWS-->
      <text:h text:style-name="P10" text:outline-level="1">
<text:span text:style-name="T4">
Hospitals stored with water: Kuzin told about medical assistance in Kherson region</text:span>
</text:h>
      <text:p text:style-name="P4">
Authors: Ukrinform (Person)</text:p>
      <text:p text:style-name="P4">
Publisher: Укринформ (Organization)</text:p>
      <text:p text:style-name="P4">
Published Time: 2023-06-07T19:54:19+03:00</text:p>
      <text:p text:style-name="P4">
Modified Time: 2023-06-07T19:54:19+03:00</text:p>
      <text:p text:style-name="P4">
Description: In the Kherson region, where, as a result of the exploration of the Russians of the Kakhovskaya hydroelectric power station, settlements are flooded, medical care is provided in full, in hospitals of two areas, drinking water reserves were formed. - Ukrinform.</text:p>
      <text:p text:style-name="P4">
Images: ['<text:a xlink:type="simple" xlink:href="https://static.ukrinform.com/photos/2023_01/thumb_files/630_360_1674816185-172.jpg" text:style-name="Internet_20_link" text:visited-style-name="Visited_20_Internet_20_Link">
630_360_16748...</text:a>
']</text:p>
      <text:p text:style-name="P4">
Tags: ['Херсонщина', 'МОЗ', 'Лікарня', 'Каховська ГЕС', 'Підтоплення']</text:p>
      <text:p text:style-name="P4">
Type: Article</text:p>
      <!--METADATA-->
      <text:p text:style-name="P4">
<draw:frame draw:style-name="fr1" draw:name="Image136" text:anchor-type="as-char" svg:width="6.9236in" svg:height="3.956343in" draw:z-index="0">
<draw:image xlink:href="../Images/yкринформ/2023-06-07T19-54-19-03-00/630_360_1674816185-172.jpg" xlink:type="simple" xlink:show="embed" xlink:actuate="onLoad" draw:mime-type="image/jpeg"/>
</draw:frame>
Nakherson region, where, as a result of the exploration of the Russians of the Kakhovskaya hydroelectric power station, inhabited inhabitants, medical care is provided in full, in hospitals of two areas formed stocks of drinking water.</text:p>
      <text:p text:style-name="P4">
The Deputy Minister of Health - Chief State Sanitary Doctor Igor Kuzin said this during communication with journalists on June 7, Ukrinform reports.</text:p>
      <text:p text:style-name="P4">
“By <text:a xlink:type="simple" xlink:href="https://www.ukrinform.ua/tag-herson" text:style-name="Internet_20_link" text:visited-style-name="Visited_20_Internet_20_Link">
Kherson</text:a>
We have at least 455 beds for evacuating low -mobility, and today this amount is enough to evacuate those who are evacuated. The medical assistance is provided completely at the expense of those hospitals that function in the region, ”Kuzin assured.</text:p>
      <text:p text:style-name="P4">
He added that in the Center in Kherson, for which <text:a xlink:type="simple" xlink:href="https://www.ukrinform.ua/rubric-regions/3719618-kuzin-onkocentr-na-hersonsini-pid-zagrozou-pidtoplenna.html" text:style-name="Internet_20_link" text:visited-style-name="Visited_20_Internet_20_Link">
there is a risk of undermined</text:a>
, there are 41 patients, these people are needed to be evacuated to a city clinical hospital.</text:p>
      <text:p text:style-name="P4">
<text:span text:style-name="T4">
 Read also: </text:span>
 <text:a xlink:type="simple" xlink:href="https://www.ukrinform.ua/rubric-society/3719701-virusnij-gepatit-kiskovi-infekcii-ta-botulizmu-u-moz-rozpovili-aki-riziki-nese-pidtoplenna.html" text:style-name="Internet_20_link" text:visited-style-name="Visited_20_Internet_20_Link">
viral hepatitis, intestinal infections and botulism: in the brand the risks of flooding</text:a>
Also, according to the chief state office, people with complaints about infectious diseases have not yet been not for doctors. The monitoring of the educational environment continues.</text:p>
      <text:p text:style-name="P4">
In addition, according to Kuzin, in the medical institutions of two regions, supplements of drinking water are formed for at least two days to ensure uninterrupted work in case of disconnection of water supply. These reserves have not yet been used.</text:p>
      <text:p text:style-name="P4">
Such reserves, he said, created in the medical institutions of Kherson Tadnipropetrovsk regions. In the Nikolaev area, during two months, the most medical facilities were drilled well and these medical facilities have their water supply system.</text:p>
      <text:p text:style-name="P4">
<text:span text:style-name="T4">
 Read also: </text:span>
 <text:a xlink:type="simple" xlink:href="https://www.ukrinform.ua/rubric-society/3719668-ukraina-gotova-svidko-reaguvati-na-spalahi-holeri-kuzin.html" text:style-name="Internet_20_link" text:visited-style-name="Visited_20_Internet_20_Link">
Ukraine is ready to respond quickly to cholera outbreaks -<text:span text:style-name="T4">
 Kuzin </text:span>
</text:a>
He emphasized that in the affected region the study of water is conducted by both viractiological, virological and toxicological indicators. The exceeding of the content of hazardous substances is not recorded.As reported by Ukrinform, <text:a xlink:type="simple" xlink:href="https://www.ukrinform.ua/rubric-regions/3719635-na-hersonsini-monitorat-stan-pitnoi-vodi-na-zaporizzi-ta-dnipropetrovsini-riven-radiacii.html" text:style-name="Internet_20_link" text:visited-style-name="Visited_20_Internet_20_Link">
in Kherson region, water control for the population realizes 84 groups</text:a>
Observation of centers of control and prevention of diseases of 4 region.</text:p>
      <text:p text:style-name="P4">
News Source: <text:a xlink:type="simple" xlink:href="https://www.ukrinform.ua/rubric-regions/3719713-likarni-zapaslisa-vodou-kuzin-rozpoviv-pro-meddopomogu-na-hersonsini.html" text:style-name="Internet_20_link" text:visited-style-name="Visited_20_Internet_20_Link">
https://www.ukrinform.ua/rubric-regions/3719713-likarni-zapaslisa-vodou-kuzin-rozpoviv-pro-meddopomogu-na-hersonsini.html</text:a>
</text:p>
      <!--NEWS-->
      <text:h text:style-name="P10" text:outline-level="1">
<text:span text:style-name="T4">
Ottawa was delayed by smoke from forest fires</text:span>
</text:h>
      <text:p text:style-name="P4">
Authors: Ukrinform (Person)</text:p>
      <text:p text:style-name="P4">
Publisher: Укринформ (Organization)</text:p>
      <text:p text:style-name="P4">
Published Time: 2023-06-07T19:57:00+03:00</text:p>
      <text:p text:style-name="P4">
Modified Time: 2023-06-07T19:57:00+03:00</text:p>
      <text:p text:style-name="P4">
Description: As a result of large -scale forest fires raging in the northeast of Canada, the whole of Ottawa covered thick smoke. - Ukrinform.</text:p>
      <text:p text:style-name="P4">
Images: ['<text:a xlink:type="simple" xlink:href="https://static.ukrinform.com/photos/2023_06/thumb_files/630_360_1686156837-396.jpg" text:style-name="Internet_20_link" text:visited-style-name="Visited_20_Internet_20_Link">
630_360_16861...</text:a>
', '<text:a xlink:type="simple" xlink:href="https://static.ukrinform.com/photos/2023_06/1686156641-613.jpg" text:style-name="Internet_20_link" text:visited-style-name="Visited_20_Internet_20_Link">
1686156641-61...</text:a>
', '<text:a xlink:type="simple" xlink:href="https://static.ukrinform.com/photos/2023_06/1686156640-371.jpg" text:style-name="Internet_20_link" text:visited-style-name="Visited_20_Internet_20_Link">
1686156640-37...</text:a>
']</text:p>
      <text:p text:style-name="P4">
Tags: ['Екологія', 'Канада', 'Пожежа', 'Забруднення повітря']</text:p>
      <text:p text:style-name="P4">
Type: Article</text:p>
      <!--METADATA-->
      <text:p text:style-name="P4">
<draw:frame draw:style-name="fr1" draw:name="Image137" text:anchor-type="as-char" svg:width="6.9236in" svg:height="3.956343in" draw:z-index="0">
<draw:image xlink:href="../Images/yкринформ/2023-06-07T19-57-00-03-00/630_360_1686156837-396.jpg" xlink:type="simple" xlink:show="embed" xlink:actuate="onLoad" draw:mime-type="image/jpeg"/>
</draw:frame>
As a result of large -scale forest fires raging in the northeast of Canada, all overwhelmed thick smoke.</text:p>
      <text:p text:style-name="P4">
This was reported by Ukrinform correspondent.</text:p>
      <text:p text:style-name="P4">
Although most urban services continue to be provided, local security agencies have called on locals, especially people with health problems, limit the street time and use masks. Capital schools are now being held exclusively indoors, and builders, law enforcement officers and people of other professionals who should be on the street work shorter changes.</text:p>
      <text:p text:style-name="P4">
<draw:frame draw:style-name="fr1" draw:name="Image138" text:anchor-type="as-char" svg:width="6.9236in" svg:height="6.641527in" draw:z-index="0">
<draw:image xlink:href="../Images/yкринформ/2023-06-07T19-57-00-03-00/1686156641-613.jpg" xlink:type="simple" xlink:show="embed" xlink:actuate="onLoad" draw:mime-type="image/jpeg"/>
</draw:frame>
</text:p>
      <text:p text:style-name="P4">
<draw:frame draw:style-name="fr1" draw:name="Image139" text:anchor-type="as-char" svg:width="6.9236in" svg:height="7.01335in" draw:z-index="0">
<draw:image xlink:href="../Images/yкринформ/2023-06-07T19-57-00-03-00/1686156640-371.jpg" xlink:type="simple" xlink:show="embed" xlink:actuate="onLoad" draw:mime-type="image/jpeg"/>
</draw:frame>
On the Scale of the Ministry of Eydy, Canada, the quality of the air has dropped to the lowest 10th level. Given the weather conditions, air in the capital <text:a xlink:type="simple" xlink:href="https://www.ukrinform.ua/tag-kanada" text:style-name="Internet_20_link" text:visited-style-name="Visited_20_Internet_20_Link">
Canada</text:a>
will remain very contaminated at least by the end of the week.</text:p>
      <text:p text:style-name="P4">
At the same time, at least five forest fires have been evacuated around. More fires in the northern areas of the province of Quebec, the a butim has already reached the capital.</text:p>
      <text:p text:style-name="P4">
</text:p>
      <text:p text:style-name="P4">
<text:span text:style-name="T4">
 Read also: </text:span>
 <text:a xlink:type="simple" xlink:href="https://www.ukrinform.ua/rubric-world/3717347-ssa-ta-pivdenna-afrika-dopomozut-kanadi-gasiti-lisovi-pozezi.html" text:style-name="Internet_20_link" text:visited-style-name="Visited_20_Internet_20_Link">
USA and South Africa will help Canada extinguish forest <text:span text:style-name="T4">
 fires </text:span>
</text:a>
In general, according to the Federal Government, this year, Canada may wait for the hotter season of forest fires. Since the beginning of the year, the fire has already destroyed 2.7 million hectares, which is comparable to the area of the whole Kiev region. Earlier, Quebec Forest Fires are about a quarter of a million users(https://www.ukrinform.ua/rubric-world/3717247-lisovi-pozezi-zalisili-sotni-tisac-ziteliv-kanadi-bez-elektriki.html)When protective mechanisms on lines have worked from the heat.</text:p>
      <text:p text:style-name="P4">
<text:span text:style-name="T5">
Foto: SVS</text:span>
</text:p>
      <text:p text:style-name="P4">
News Source: <text:a xlink:type="simple" xlink:href="https://www.ukrinform.ua/rubric-world/3719714-ottavu-zatagnulo-dimom-vid-lisovih-pozez.html" text:style-name="Internet_20_link" text:visited-style-name="Visited_20_Internet_20_Link">
https://www.ukrinform.ua/rubric-world/3719714-ottavu-zatagnulo-dimom-vid-lisovih-pozez.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7T19:59:00+03:00</text:p>
      <text:p text:style-name="P4">
Modified Time: 2023-06-07T19:59: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44" text:anchor-type="as-char" svg:width="6.9236in" svg:height="3.956343in" draw:z-index="0">
<draw:image xlink:href="../Images/yкринформ/2023-06-07T19-59-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Defense forces move forward in a Bakhmut direction - Clear</text:span>
</text:h>
      <text:p text:style-name="P4">
Authors: Ukrinform (Person)</text:p>
      <text:p text:style-name="P4">
Publisher: Укринформ (Organization)</text:p>
      <text:p text:style-name="P4">
Published Time: 2023-06-07T1:45:00+03:00</text:p>
      <text:p text:style-name="P4">
Modified Time: 2023-06-07T22:45:00+03:00</text:p>
      <text:p text:style-name="P4">
Description: Defense forces in the Bakhmut direction continue to storm the enemy's positions and move forward, and Bakhmut himself remains one of the hottest locations on the Eastern Front. - Ukrinform.</text:p>
      <text:p text:style-name="P4">
Images: ['<text:a xlink:type="simple" xlink:href="https://static.ukrinform.com/photos/2023_05/thumb_files/630_360_1684135169-735.jpg" text:style-name="Internet_20_link" text:visited-style-name="Visited_20_Internet_20_Link">
630_360_16841...</text:a>
']</text:p>
      <text:p text:style-name="P4">
Tags: ['Бахмут', 'Війна з Росією', 'Сергій Череватий']</text:p>
      <text:p text:style-name="P4">
Type: Article</text:p>
      <!--METADATA-->
      <text:p text:style-name="P4">
<draw:frame draw:style-name="fr1" draw:name="Image145" text:anchor-type="as-char" svg:width="6.9236in" svg:height="3.956343in" draw:z-index="0">
<draw:image xlink:href="../Images/yкринформ/2023-06-07T1-45-00-03-00/630_360_1684135169-735.jpg" xlink:type="simple" xlink:show="embed" xlink:actuate="onLoad" draw:mime-type="image/jpeg"/>
</draw:frame>
Bakhmut's strengths continue to storm the enemy's positions and stand forward, and Bakhmut himself remains one of the hottest locations of the Front Front.</text:p>
      <text:p text:style-name="P4">
This was reported by the spokesman for the Defense of Ukraine of the Eastern direction Colonel Sergeycheriev, reports Ukrinform with reference to <text:a xlink:type="simple" xlink:href="https://armyinform.com.ua/2023/06/07/neskorenyj-bahmut-zalyshayetsya-odniyeyu-iz-najgaryachishyh-tochok-frontu-sergij-cherevatyj/" text:style-name="Internet_20_link" text:visited-style-name="Visited_20_Internet_20_Link">
Armyinform</text:a>
.</text:p>
      <text:p text:style-name="P4">
“The forces of Ukraine's defense continue the assault actions along the Siverskyi Donetsk - Donbas channel and in the direction of the settlements of Bogdanivka, Yaidne, Sakko and Vanzetti, where they advanced from 250 to 1100 meters. The enemy performs a great deal, by all possible forces and means tries to retain previously occupied positions, used combat aviation, 357 times struck from artillery heated calibers and reactive volley fire systems, 16 combat jams took place, ”he said.</text:p>
      <text:p text:style-name="P4">
<text:span text:style-name="T4">
 Read also: </text:span>
 <text:a xlink:type="simple" xlink:href="https://www.ukrinform.ua/rubric-ato/3719537-na-bahmutskomu-napramku-tretij-den-trivae-nastup-zsu-minoboroni.html" text:style-name="Internet_20_link" text:visited-style-name="Visited_20_Internet_20_Link">
on <text:span text:style-name="T4">
 Bakhmut </text:span>
 in the third day the next day - the Ministry of Defense - the Ministry of Defense</text:a>
According to the abdomen, Ukrainian defenders destroyed 181 occupiers in the day, 65 were injured, 13 were captured. Seven guns, one tank, two combined machines, one multi-purpose unmanned aerial complex "Orlan-10", UAV management and hostile warehouse with ammunition were destroyed.</text:p>
      <text:p text:style-name="P4">
The spokesman also stressed that despite the statements of the Russian propaganda mediaworg from last year, it was not possible to fully capture Bakhmut - every recently confirmed in one of his regular requests and the leader of the Criminal PPVC "Wagner" Prigogin.</text:p>
      <text:p text:style-name="P4">
<text:span text:style-name="T4">
 Read also: </text:span>
 <text:a xlink:type="simple" xlink:href="https://www.ukrinform.ua/rubric-ato/3719731-kozni-piv-metra-zemli-v-bahmuti-obhodilisa-rosii-odnim-ubitim-ci-poranenim-britania-v-obse.html" text:style-name="Internet_20_link" text:visited-style-name="Visited_20_Internet_20_Link">
every half -meter of land in <text:span text:style-name="T4">
 Bakhmut </text:span>
 and cost rosiv or wounded - Britain in the OSCE</text:a>
</text:p>
      <text:p text:style-name="P4">
As it was reported, during the current day Russian invaders <text:a xlink:type="simple" xlink:href="https://www.ukrinform.ua/rubric-ato/3719680-na-fronti-vidbulosa-21-zitknenna-vorog-namagavsa-nastupati-na-troh-napramkah.html" text:style-name="Internet_20_link" text:visited-style-name="Visited_20_Internet_20_Link">
unsuccessfully come to advance</text:a>
 наБахмутському та ще двох напрямках.</text:p>
      <text:p text:style-name="P4">
News Source: <text:a xlink:type="simple" xlink:href="https://www.ukrinform.ua/rubric-ato/3719767-sili-oboroni-prosuvautsa-vpered-na-bahmutskomu-napramku-cerevatij.html" text:style-name="Internet_20_link" text:visited-style-name="Visited_20_Internet_20_Link">
https://www.ukrinform.ua/rubric-ato/3719767-sili-oboroni-prosuvautsa-vpered-na-bahmutskomu-napramku-cerevatij.html</text:a>
</text:p>
      <!--NEWS-->
      <text:h text:style-name="P10" text:outline-level="1">
<text:span text:style-name="T4">
Destroyed SAC and 14 enemy art units</text:span>
</text:h>
      <text:p text:style-name="P4">
Author: ['АРМІЯINFORM']</text:p>
      <text:p text:style-name="P4">
Time: 2023-06-07T20:00:00-04:00</text:p>
      <text:p text:style-name="P4">
Description: About CED DOIMLAY GS ZS Ukrainian. “PIDRODILI of rocket launches of articrice Uzili 9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352376235_1279132826047066_1270524532600839457_n.jpg" text:style-name="Internet_20_link" text:visited-style-name="Visited_20_Internet_20_Link">
352376235_1279132826047066_1270524532600839457_n.jpg</text:a>
']</text:p>
      <text:p text:style-name="P4">
Tags: ['STOPRUSSIA', 'ВТОРГНЕННЯ РФ', 'ГШ ЗС УКРАЇНИ']</text:p>
      <text:p text:style-name="P4">
Category: News</text:p>
      <!--METADATA-->
      <text:p text:style-name="P4">
<draw:frame draw:style-name="fr1" draw:name="Image146" text:anchor-type="as-char" svg:width="6.9236in" svg:height="3.89773in" draw:z-index="0">
<draw:image xlink:href="../Images/AРМІЯINFORM/2023-06-07T20-00-00-04-00/352376235_1279132826047066_1270524532600839457_n.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The departments of rocket troops and artillery struck 9 management points, 4 areas of living for life, weapons and military equipment, 3 warehouses, anti-aircraft missile complex, 14 artillery units at fire positions and 18 other important goals of the enemy,"</text:p>
      <text:p text:style-name="P4">
News Source: <text:a xlink:type="simple" xlink:href="https://armyinform.com.ua/2023/06/07/znyshheno-zrk-ta-14-artpidrozdiliv-protyvnyka/" text:style-name="Internet_20_link" text:visited-style-name="Visited_20_Internet_20_Link">
https://armyinform.com.ua/2023/06/07/znyshheno-zrk-ta-14-artpidrozdiliv-protyvnyka/</text:a>
</text:p>
      <!--NEWS-->
      <text:h text:style-name="P10" text:outline-level="1">
<text:span text:style-name="T4">
In Poland, malefactors stole ammunition from a special track</text:span>
</text:h>
      <text:p text:style-name="P4">
Authors: Ukrinform (Person)</text:p>
      <text:p text:style-name="P4">
Publisher: Укринформ (Organization)</text:p>
      <text:p text:style-name="P4">
Published Time: 2023-06-07T20:01:00+03:00</text:p>
      <text:p text:style-name="P4">
Modified Time: 2023-06-07T20:01:00+03:00</text:p>
      <text:p text:style-name="P4">
Description: The attackers stole four boxes with 25 mm ammunition from a special track who traveled to Poland from Germany and served by the US military, and ammunition boxes were found by police in the lake in the old honesty settlement. - Ukrinform.</text:p>
      <text:p text:style-name="P4">
Images: ['<text:a xlink:type="simple" xlink:href="https://static.ukrinform.com/photos/2018_03/thumb_files/630_360_1522069803-6396.jpg" text:style-name="Internet_20_link" text:visited-style-name="Visited_20_Internet_20_Link">
630_360_15220...</text:a>
']</text:p>
      <text:p text:style-name="P4">
Tags: ['Польща', 'Потяг', 'Боєприпаси']</text:p>
      <text:p text:style-name="P4">
Type: Article</text:p>
      <!--METADATA-->
      <text:p text:style-name="P4">
<draw:frame draw:style-name="fr1" draw:name="Image147" text:anchor-type="as-char" svg:width="6.9236in" svg:height="3.956343in" draw:z-index="0">
<draw:image xlink:href="../Images/yкринформ/2023-06-07T20-01-00-03-00/630_360_1522069803-6396.jpg" xlink:type="simple" xlink:show="embed" xlink:actuate="onLoad" draw:mime-type="image/jpeg"/>
</draw:frame>
The malefactors stole four boxes of 25 mm ammunition from a special track who was traveling to Poland from Germany and served by the US military, and ammunition boxes were found by police in the lake in the Staryaengelinets settlement.</text:p>
      <text:p text:style-name="P4">
About it reports in <text:a xlink:type="simple" xlink:href="https://twitter.com/PolskaPolicja/status/1666376924132782081" text:style-name="Internet_20_link" text:visited-style-name="Visited_20_Internet_20_Link">
Twitter</text:a>
Polish police, Ukrinform reports.</text:p>
      <text:p text:style-name="P4">
“Police from Penk(County Police Department in Guardzlets)They discovered in the populated point of the old Henglins near the city of Vodzhelyts four boxes of the floods stolen from the special track. Ammunition deficiencies have not been detected now, ”the Polish police said.</text:p>
      <text:p text:style-name="P4">
According to <text:a xlink:type="simple" xlink:href="https://www.polsatnews.pl/wiadomosc/2023-06-07/wegliniec-trzy-osoby-zatrzymane-w-zwiazku-z-kradzieza-skrzyn-z-amunicja-policja-odnalazla-mienie/" text:style-name="Internet_20_link" text:visited-style-name="Visited_20_Internet_20_Link">
Polsat News</text:a>
, four boxes with ammunition, where there were 120 shells of 25 mm caliber, stolen unedilled at the Wengelinez railway station in the Lower Sileza Voivodeship(Southwest of Poland). Поліція виявила викрадені ящики з <text:a xlink:type="simple" xlink:href="https://www.ukrinform.ua/tag-boepripasi" text:style-name="Internet_20_link" text:visited-style-name="Visited_20_Internet_20_Link">
 боєприпасами</text:a>
On Wednesday morning in the settlement, the Statrus of the Henglins. Three of four boxes were sealed and the fourth was open, but it did not show a shortage of shells.</text:p>
      <text:p text:style-name="P4">
<text:span text:style-name="T4">
 Read also: </text:span>
 [<text:span text:style-name="T4">
 Poland </text:span>
 Wants a constant presence(https://www.ukrinform.ua/rubric-world/3718685-polsa-hoce-postijnoi-prisutnosti-vijsk-nato-na-svoij-teritorii-moraveckij.html)Police have detained three people who can be involved in the kidnapping with ammunition from the train. District Prosecutor's Office in the city of Elena Gura Vedesius in this case under the article on theft of commodity train.</text:p>
      <text:p text:style-name="P4">
News Source: <text:a xlink:type="simple" xlink:href="https://www.ukrinform.ua/rubric-world/3719715-u-polsi-zlovmisniki-vikrali-boepripasi-zi-specpotaga.html" text:style-name="Internet_20_link" text:visited-style-name="Visited_20_Internet_20_Link">
https://www.ukrinform.ua/rubric-world/3719715-u-polsi-zlovmisniki-vikrali-boepripasi-zi-specpotaga.html</text:a>
</text:p>
      <!--NEWS-->
      <text:h text:style-name="P10" text:outline-level="1">
<text:span text:style-name="T4">
In Zaporozhye, water levels are reduced by five centimeters per hour</text:span>
</text:h>
      <text:p text:style-name="P4">
Authors: Ukrinform (Person)</text:p>
      <text:p text:style-name="P4">
Publisher: Укринформ (Organization)</text:p>
      <text:p text:style-name="P4">
Published Time: 2023-06-07T20:03:00+03:00</text:p>
      <text:p text:style-name="P4">
Modified Time: 2023-06-07T20:03:00+03:00</text:p>
      <text:p text:style-name="P4">
Description: In Zaporozhye, which was also affected by the Kakhovka hydroelectric power station, the water level is reduced by 5 cm per hour. - Ukrinform.</text:p>
      <text:p text:style-name="P4">
Images: ['<text:a xlink:type="simple" xlink:href="https://static.ukrinform.com/photos/2019_05/thumb_files/630_360_1556866742-793.jpg" text:style-name="Internet_20_link" text:visited-style-name="Visited_20_Internet_20_Link">
630_360_15568...</text:a>
']</text:p>
      <text:p text:style-name="P4">
Tags: ['Вода', 'Каховська ГЕС', 'Запоріжжя', 'Єдині новини', 'Затоплення']</text:p>
      <text:p text:style-name="P4">
Type: Article</text:p>
      <!--METADATA-->
      <text:p text:style-name="P4">
<draw:frame draw:style-name="fr1" draw:name="Image148" text:anchor-type="as-char" svg:width="6.9236in" svg:height="3.956343in" draw:z-index="0">
<draw:image xlink:href="../Images/yкринформ/2023-06-07T20-03-00-03-00/630_360_1556866742-793.jpg" xlink:type="simple" xlink:show="embed" xlink:actuate="onLoad" draw:mime-type="image/jpeg"/>
</draw:frame>
Uzrozhzhi, which was also affected by the Kakhovskaya hydroelectric power station, is 5 cm per hour.</text:p>
      <text:p text:style-name="P4">
About it on the air of the national telephone “<text:a xlink:type="simple" xlink:href="https://t.me/zoda_gov_ua/19304" text:style-name="Internet_20_link" text:visited-style-name="Visited_20_Internet_20_Link">
the only news</text:a>
”The head of Zaporizhzhya Ova Yurimalashko said, Ukrinform reports.</text:p>
      <text:p text:style-name="P4">
"Currently fixed water recession is 5 cm per hour. In the city <text:a xlink:type="simple" xlink:href="https://www.ukrinform.ua/tag-zaporizza" text:style-name="Internet_20_link" text:visited-style-name="Visited_20_Internet_20_Link">
Zaporozhye</text:a>
The water will be because the water is in the upper Bieter, "he said.</text:p>
      <text:p text:style-name="P4">
According to Malashko, there is a threat that water may not be in Skhlbilenke, Lisogirka, Chervonodniprovka. Experts are currently deepening the point of the core. However, if there is no water, the authorities are ready to bring drinking water.</text:p>
      <text:p text:style-name="P4">
"We will keep the situation at the expense of Upper Bietf," Malashko added.</text:p>
      <text:p text:style-name="P4">
The situation with Kakhovka hydroelectric power plants will not affect the stability of the metallurgical plants located in Zaporozhye. But residents of the city are advised to make a bay of drinking water.</text:p>
      <text:p text:style-name="P4">
As for the situation in Energodar, there is no panic due to the undermining of the Kakhovka hydroelectric power station. Radiation background near the station and in the region is also normal.</text:p>
      <text:p text:style-name="P4">
<text:span text:style-name="T4">
 Read also: </text:span>
 <text:a xlink:type="simple" xlink:href="https://www.ukrinform.ua/rubric-regions/3719673-u-hersoni-riven-vodi-perevisiv-55-metra.html" text:style-name="Internet_20_link" text:visited-style-name="Visited_20_Internet_20_Link">
in Kherson <text:span text:style-name="T4">
 level </text:span>
 <text:span text:style-name="T4">
 water </text:span>
 exceeded 5.5 meters</text:a>
Earlier it was reported that as of 13:00, the level of the upper Bieter decreased by 0.7m, the lower - by 1.3 m, which is within normal limits.</text:p>
      <text:p text:style-name="P4">
June 6 <text:a xlink:type="simple" xlink:href="https://www.ukrinform.ua/rubric-ato/3718751-rosijski-zagarbniki-pidirvali-kahovsku-ges-ok-pivden.html" text:style-name="Internet_20_link" text:visited-style-name="Visited_20_Internet_20_Link">
Russian troops have undermined the dam of Kakhovskaya hydroelectric power station</text:a>
. In the Kherson region, the evacuation of the population of anesthetics for which there is a risk of flooding began. On the fact of undermining the invaders of the Hydroelectric Power Plant, law enforcement officers began investigations under the article "Ecocid".</text:p>
      <text:p text:style-name="P4">
News Source: <text:a xlink:type="simple" xlink:href="https://www.ukrinform.ua/rubric-regions/3719716-u-zaporizzi-riven-vodi-znizuetsa-na-pat-santimetriv-za-godinu.html" text:style-name="Internet_20_link" text:visited-style-name="Visited_20_Internet_20_Link">
https://www.ukrinform.ua/rubric-regions/3719716-u-zaporizzi-riven-vodi-znizuetsa-na-pat-santimetriv-za-godinu.html</text:a>
</text:p>
      <!--NEWS-->
      <text:h text:style-name="P10" text:outline-level="1">
<text:span text:style-name="T4">
Khohovka hydroelectric power station: Zelensky handed Macron to the needs of Ukraine to eliminate disaster</text:span>
</text:h>
      <text:p text:style-name="P4">
Authors: Ukrinform (Person)</text:p>
      <text:p text:style-name="P4">
Publisher: Укринформ (Organization)</text:p>
      <text:p text:style-name="P4">
Published Time: 2023-06-07T20:06:00+03:00</text:p>
      <text:p text:style-name="P4">
Modified Time: 2023-06-07T20:06:00+03:00</text:p>
      <text:p text:style-name="P4">
Description: In a telephone conversation with French President Emmanuel Macron, President Volodymyr Zelenskyy discussed the situation in Kherson region and the needs of Ukraine to eliminate the disaster. - Ukrinform.</text:p>
      <text:p text:style-name="P4">
Images: ['<text:a xlink:type="simple" xlink:href="https://static.ukrinform.com/photos/2023_06/thumb_files/630_360_1686157359-732.jpg" text:style-name="Internet_20_link" text:visited-style-name="Visited_20_Internet_20_Link">
630_360_16861...</text:a>
']</text:p>
      <text:p text:style-name="P4">
Tags: ['Макрон', 'Зеленський', 'Каховська ГЕС', 'Затоплення']</text:p>
      <text:p text:style-name="P4">
Type: Article</text:p>
      <!--METADATA-->
      <text:p text:style-name="P4">
<draw:frame draw:style-name="fr1" draw:name="Image149" text:anchor-type="as-char" svg:width="6.9236in" svg:height="3.956343in" draw:z-index="0">
<draw:image xlink:href="../Images/yкринформ/2023-06-07T20-06-00-03-00/630_360_1686157359-732.jpg" xlink:type="simple" xlink:show="embed" xlink:actuate="onLoad" draw:mime-type="image/jpeg"/>
</draw:frame>
In a telephone conversation with French President Emmanuelmmacron, Presidential Davidir discussed the situation in Kherson region and the needs of Ukraine to eliminate the Castrophe.</text:p>
      <text:p text:style-name="P4">
As Ukrinform reports, this is stated in <text:a xlink:type="simple" xlink:href="https://t.me/V_Zelenskiy_official/6506" text:style-name="Internet_20_link" text:visited-style-name="Visited_20_Internet_20_Link">
telegram</text:a>
President.  "He had a thorough telephone conversation with French President <text:a xlink:type="simple" xlink:href="https://www.ukrinform.ua/tag-makron" text:style-name="Internet_20_link" text:visited-style-name="Visited_20_Internet_20_Link">
Emmanuel Macron</text:a>
. I thank you for the opportunity to take the participation at the European Political Community Summit and for the support of the UN Soviet Security. He spoke about the current situation in the Kherson region, the environmental tagumanitarian consequences of the Russian terrorist attack. He transferred the urgent needs of Ukraine for the treatment of catastrophe. They discussed the possibility of involving international mechanisms to investigate its causes, ”Zelensky said.</text:p>
      <text:p text:style-name="P4">
He also spoke about an agreement with the IAEA and Raphael Grossi to strengthen the control of the OPP.</text:p>
      <text:p text:style-name="P4">
“They agreed to continue defense cooperation, in particular on the protection of our NEAB. We expect the start of preparation of Ukrainian pilots as soon as possible. Warning Formats for Ukraine, expectations of NATO Vilnius' Summit and preparation for the Global Peace Summit, ”the President added.</text:p>
      <text:p text:style-name="P4">
<text:span text:style-name="T4">
 Read also: </text:span>
 [<text:span text:style-name="T4">
 France </text:span>
 stated that it is ready to help Ukraine overcome the release of the destruction(https://www.ukrinform.ua/rubric-regions/3719451-francia-zaavila-so-gotova-dopomogti-ukraini-podolati-naslidki-rujnuvanna-grebli-kahovskoi-ges.html)As it was reported, on the night of June 6 <text:a xlink:type="simple" xlink:href="https://www.ukrinform.ua/rubric-ato/3718751-rosijski-zagarbniki-pidirvali-kahovsku-ges-ok-pivden.html" text:style-name="Internet_20_link" text:visited-style-name="Visited_20_Internet_20_Link">
the Russian army undermined the dam of Kakhovskaya hydroelectric power station</text:a>
. In Kherson region, evacuation began from dangerous places, which are the risk of flooding as a result of the Podrivakhovsky hydroelectric power station. On the fact of undermining the occupiers of the Kakhovka hydroelectric power station, law enforcement agencies were investigating the article "Ecocid". Ukrhydroenergo stated that the Kakakhovsky hydroelectric power station is completely destroyed and is not recoverable.</text:p>
      <text:p text:style-name="P4">
<text:span text:style-name="T5">
Foto: op</text:span>
</text:p>
      <text:p text:style-name="P4">
News Source: <text:a xlink:type="simple" xlink:href="https://www.ukrinform.ua/rubric-polytics/3719718-pidriv-kahovskoi-ges-zelenskij-peredav-makronu-potrebi-ukraini-dla-likvidacii-katastrofi.html" text:style-name="Internet_20_link" text:visited-style-name="Visited_20_Internet_20_Link">
https://www.ukrinform.ua/rubric-polytics/3719718-pidriv-kahovskoi-ges-zelenskij-peredav-makronu-potrebi-ukraini-dla-likvidacii-katastrofi.html</text:a>
</text:p>
      <!--NEWS-->
      <text:h text:style-name="P10" text:outline-level="1">
<text:span text:style-name="T4">
The Ukrainian national football team gave way to the Penalties in the Portugues in a control match</text:span>
</text:h>
      <text:p text:style-name="P4">
Authors: Ukrinform (Person)</text:p>
      <text:p text:style-name="P4">
Publisher: Укринформ (Organization)</text:p>
      <text:p text:style-name="P4">
Published Time: 2023-06-07T20:08:00+03:00</text:p>
      <text:p text:style-name="P4">
Modified Time: 2023-06-07T22:08:00+03:00</text:p>
      <text:p text:style-name="P4">
Description: The women's team of beach football conducted a second friendly match with the Portugal team. - Ukrinform.</text:p>
      <text:p text:style-name="P4">
Images: ['<text:a xlink:type="simple" xlink:href="https://static.ukrinform.com/photos/2023_06/thumb_files/630_360_1686164893-763.jpg" text:style-name="Internet_20_link" text:visited-style-name="Visited_20_Internet_20_Link">
630_360_16861...</text:a>
']</text:p>
      <text:p text:style-name="P4">
Tags: ['Жінки', 'пляжний футбол']</text:p>
      <text:p text:style-name="P4">
Type: Article</text:p>
      <!--METADATA-->
      <text:p text:style-name="P4">
<draw:frame draw:style-name="fr1" draw:name="Image150" text:anchor-type="as-char" svg:width="6.9236in" svg:height="3.956343in" draw:z-index="0">
<draw:image xlink:href="../Images/yкринформ/2023-06-07T20-08-00-03-00/630_360_1686164893-763.jpg" xlink:type="simple" xlink:show="embed" xlink:actuate="onLoad" draw:mime-type="image/jpeg"/>
</draw:frame>
Women's Ukrainian Beach Football Ukraine conducted a second friendly match with Portugal.</text:p>
      <text:p text:style-name="P4">
As the official [site] reports(https://uaf.ua/article/48428)Ukrainian Football Association(Waf)In preparation for the III European Games, Yuriyklimenko's wards a day earlier in Nazar in the control match gave way(3:4), reports Ukrinform.</text:p>
      <text:p text:style-name="P4">
Today, the Blue and Yellow Match with yesterday's rival went to the three-minute-ovotim, in which the teams were exchanged balls. In the series of penalties were more pyrenees - 3: 2.</text:p>
      <text:p text:style-name="P4">
<text:span text:style-name="T4">
 Read also: </text:span>
 <text:a xlink:type="simple" xlink:href="https://www.ukrinform.ua/rubric-sports/3719369-zinoca-zbirna-ukraini-z-plaznogo-futbolu-provela-persij-matc-u-portugalii.html" text:style-name="Internet_20_link" text:visited-style-name="Visited_20_Internet_20_Link">
Ukraine's Women from Beach <text:span text:style-name="T4">
 Football </text:span>
 In Portugal's FIRST MAIN</text:a>
The Portuguese training and training collection of Ukrainian women will last until June 9, after which almost the whole team will fly home. Four girls - Anastasiatirekh, Irina Dubitskaya, Miroslav Pastnyak and Olesya Malinowska will play a high club in the European Champions Cup.</text:p>
      <text:p text:style-name="P4">
Photo fpf.pt.</text:p>
      <text:p text:style-name="P4">
News Source: <text:a xlink:type="simple" xlink:href="https://www.ukrinform.ua/rubric-sports/3719758-zbirna-ukraini-postupilasa-po-penalti-portugalkam-u-kontrolnomu-matci.html" text:style-name="Internet_20_link" text:visited-style-name="Visited_20_Internet_20_Link">
https://www.ukrinform.ua/rubric-sports/3719758-zbirna-ukraini-postupilasa-po-penalti-portugalkam-u-kontrolnomu-matci.html</text:a>
</text:p>
      <!--NEWS-->
      <text:h text:style-name="P10" text:outline-level="1">
<text:span text:style-name="T4">
The Russians fired at Nikopol district four times</text:span>
</text:h>
      <text:p text:style-name="P4">
Authors: Ukrinform (Person)</text:p>
      <text:p text:style-name="P4">
Publisher: Укринформ (Organization)</text:p>
      <text:p text:style-name="P4">
Published Time: 2023-06-07T20:14:00+03:00</text:p>
      <text:p text:style-name="P4">
Modified Time: 2023-06-07T20:14:00+03:00</text:p>
      <text:p text:style-name="P4">
Description: Today, four shelling of the Nikopol district was carried out by the enemy. - Ukrinform.</text:p>
      <text:p text:style-name="P4">
Images: ['<text:a xlink:type="simple" xlink:href="https://static.ukrinform.com/photos/2023_06/thumb_files/630_360_1686157995-649.jpg" text:style-name="Internet_20_link" text:visited-style-name="Visited_20_Internet_20_Link">
630_360_16861...</text:a>
']</text:p>
      <text:p text:style-name="P4">
Tags: ['Дніпропетровщина', 'Нікополь', 'Обстріл', 'Війна з Росією']</text:p>
      <text:p text:style-name="P4">
Type: Article</text:p>
      <!--METADATA-->
      <text:p text:style-name="P4">
<draw:frame draw:style-name="fr1" draw:name="Image151" text:anchor-type="as-char" svg:width="6.9236in" svg:height="3.956343in" draw:z-index="0">
<draw:image xlink:href="../Images/yкринформ/2023-06-07T20-14-00-03-00/630_360_1686157995-649.jpg" xlink:type="simple" xlink:show="embed" xlink:actuate="onLoad" draw:mime-type="image/jpeg"/>
</draw:frame>
Today, four shelling of the Nikopol district was carried out.</text:p>
      <text:p text:style-name="P4">
About it in <text:a xlink:type="simple" xlink:href="https://t.me/mykola_lukashuk/4965" text:style-name="Internet_20_link" text:visited-style-name="Visited_20_Internet_20_Link">
telegram</text:a>
 повідомляє головаДніпропетровської обласної ради Микола Лукашук, передає Укрінформ.</text:p>
      <text:p text:style-name="P4">
"По Мирівській громаді зафіксована атака з дрона. Пошкоджено 2 приватнихжитлових будинки, господарча споруда, 3 автомобілі, трактор", - йдеться вдописі.</text:p>
      <text:p text:style-name="P4">
Внаслідок артилерійського <text:a xlink:type="simple" xlink:href="https://www.ukrinform.ua/tag-obstril" text:style-name="Internet_20_link" text:visited-style-name="Visited_20_Internet_20_Link">
 обстрілу </text:a>
Nikopol damaged the educational institution, 2 private enterprises, 8 private residential buildings, 6 outbuildings, low pressure gas pipeline, line electric transmission.</text:p>
      <text:p text:style-name="P4">
There are no dead and wounded.</text:p>
      <text:p text:style-name="P4">
*!(https://www.ukrinform.ua/rubric-regions/3719364-rosiani-105-raziv-obstrilali-zaporizku-oblast.html)Earlier it was reported that on behalf of the President, the Government approved urgently allocating UAH 1.5 billion from the fund for the construction of main water pipelines to ensure Kryvyi Rih, Nikopol Tamarghan with drinking water.</text:p>
      <text:p text:style-name="P4">
<text:span text:style-name="T5">
Foto: Mykola Lukashuk / Telegram</text:span>
</text:p>
      <text:p text:style-name="P4">
News Source: <text:a xlink:type="simple" xlink:href="https://www.ukrinform.ua/rubric-ato/3719720-rosiani-cotiri-razi-obstrilali-nikopolskij-rajon.html" text:style-name="Internet_20_link" text:visited-style-name="Visited_20_Internet_20_Link">
https://www.ukrinform.ua/rubric-ato/3719720-rosiani-cotiri-razi-obstrilali-nikopolskij-rajon.html</text:a>
</text:p>
      <!--NEWS-->
      <text:h text:style-name="P10" text:outline-level="1">
<text:span text:style-name="T4">
The opponent of the players of the national team of Ukraine in the playoffs of the World Cup 2023 with SOCCA was determined</text:span>
</text:h>
      <text:p text:style-name="P4">
Authors: Ukrinform (Person)</text:p>
      <text:p text:style-name="P4">
Publisher: Укринформ (Organization)</text:p>
      <text:p text:style-name="P4">
Published Time: 2023-06-07T20:14:18+03:00</text:p>
      <text:p text:style-name="P4">
Modified Time: 2023-06-07T20:14:18+03:00</text:p>
      <text:p text:style-name="P4">
Description: Ukrainian players in the third match of the SOCCA World Cup in German Essen defeated the Libya team - 10: 2. - Ukrinform.</text:p>
      <text:p text:style-name="P4">
Images: ['<text:a xlink:type="simple" xlink:href="https://static.ukrinform.com/photos/2023_06/thumb_files/630_360_1686157844-192.jpg" text:style-name="Internet_20_link" text:visited-style-name="Visited_20_Internet_20_Link">
630_360_16861...</text:a>
']</text:p>
      <text:p text:style-name="P4">
Tags: ['Футбол']</text:p>
      <text:p text:style-name="P4">
Type: Article</text:p>
      <!--METADATA-->
      <text:p text:style-name="P4">
<draw:frame draw:style-name="fr1" draw:name="Image152" text:anchor-type="as-char" svg:width="6.9236in" svg:height="3.956343in" draw:z-index="0">
<draw:image xlink:href="../Images/yкринформ/2023-06-07T20-14-18-03-00/630_360_1686157844-192.jpg" xlink:type="simple" xlink:show="embed" xlink:actuate="onLoad" draw:mime-type="image/jpeg"/>
</draw:frame>
Ukrainian phuthories in the third match of the SOCCA World Cup in German Essenozorons of the Libya team - 10: 2.</text:p>
      <text:p text:style-name="P4">
As informs <text:a xlink:type="simple" xlink:href="https://sport.ua/uk/news/629324-stav-vidomiy-supernik-ukraini-u-pley-off-chempionatu-svitu-2023-iz-socca" text:style-name="Internet_20_link" text:visited-style-name="Visited_20_Internet_20_Link">
Sport.ua</text:a>
, Blue and Yellows took the first position in group E and in the 1/16 finals will meet with the Alabania Code, which took third place in Group F, Ukrinform reports.</text:p>
      <text:p text:style-name="P4">
The match between Ukraine and Albania will take place on June 8 at 21.35 for Kyiv time.</text:p>
      <text:p text:style-name="P4">
<text:span text:style-name="T4">
 Read also: </text:span>
 <text:a xlink:type="simple" xlink:href="https://www.ukrinform.ua/rubric-sports/3719473-sergij-rebrov-oficijno-ocoliv-nacionalnu-zbirnu-ukraini-z-futbolu.html" text:style-name="Internet_20_link" text:visited-style-name="Visited_20_Internet_20_Link">
Sergey Rebrov officially headed the national team of Ukraine <text:span text:style-name="T4">
 Football </text:span>
 U</text:a>
It should be noted that SOCCA is a kind of mini-football, differing in the number of players and the size of the field. The matches are in 6 by 6 players, two halves for 20 minutes.</text:p>
      <text:p text:style-name="P4">
Photo: Soccer UA.</text:p>
      <text:p text:style-name="P4">
News Source: <text:a xlink:type="simple" xlink:href="https://www.ukrinform.ua/rubric-sports/3719721-viznacivsa-supernik-futbolistiv-zbirnoi-ukraini-u-plejoff-cs2023-iz-socca.html" text:style-name="Internet_20_link" text:visited-style-name="Visited_20_Internet_20_Link">
https://www.ukrinform.ua/rubric-sports/3719721-viznacivsa-supernik-futbolistiv-zbirnoi-ukraini-u-plejoff-cs2023-iz-socca.html</text:a>
</text:p>
      <!--NEWS-->
      <text:h text:style-name="P10" text:outline-level="1">
<text:span text:style-name="T4">
No warrior can be sent to an unprepared combat task - Naev</text:span>
</text:h>
      <text:p text:style-name="P4">
Authors: Ukrinform (Person)</text:p>
      <text:p text:style-name="P4">
Publisher: Укринформ (Organization)</text:p>
      <text:p text:style-name="P4">
Published Time: 2023-06-07T20:16:00+03:00</text:p>
      <text:p text:style-name="P4">
Modified Time: 2023-06-07T20:16:00+03:00</text:p>
      <text:p text:style-name="P4">
Description: All subordinate to the Commander of the United Armed Forces of the Armed Forces of Ukraine should not send to the combat missions of unprepared servicemen. - Ukrinform.</text:p>
      <text:p text:style-name="P4">
Images: ['<text:a xlink:type="simple" xlink:href="https://static.ukrinform.com/photos/2023_05/thumb_files/630_360_1683793421-529.jpeg" text:style-name="Internet_20_link" text:visited-style-name="Visited_20_Internet_20_Link">
630_360_16837...</text:a>
']</text:p>
      <text:p text:style-name="P4">
Tags: ['Військові', 'Наєв', 'Війна з Росією']</text:p>
      <text:p text:style-name="P4">
Type: Article</text:p>
      <!--METADATA-->
      <text:p text:style-name="P4">
<draw:frame draw:style-name="fr1" draw:name="Image153" text:anchor-type="as-char" svg:width="6.9236in" svg:height="3.956343in" draw:z-index="0">
<draw:image xlink:href="../Images/yкринформ/2023-06-07T20-16-00-03-00/630_360_1683793421-529.jpeg" xlink:type="simple" xlink:show="embed" xlink:actuate="onLoad" draw:mime-type="image/jpeg"/>
</draw:frame>
All subordinate to the Commander of the Unified Forces of the Armed Forces of Ukraine should not be released for the performance of unprepared servicemen.</text:p>
      <text:p text:style-name="P4">
Lieutenant General Sergiyev, the Commander of the Joint Forces of the Armed Forces of Ukraine, said this at a briefing during military exercises, Correspondentnta reports.</text:p>
      <text:p text:style-name="P4">
"I evaluate the preparation of our boys very high, but in order for them to be more confident on the battlefield, we conduct such training. Myakaz every sergeant of every group, brigade: no <text:a xlink:type="simple" xlink:href="https://www.ukrinform.ua/tag-vijskovi" text:style-name="Internet_20_link" text:visited-style-name="Visited_20_Internet_20_Link">
warrior</text:a>
It should not be sent to the tasks unprepared. Preparation is very important, ”he said.</text:p>
      <text:p text:style-name="P4">
According to Nayev, learning with experienced commanders is a "real fight". The commander expressed beliefs that it contributes to the preservation of life and effective performance of combat missions.</text:p>
      <text:p text:style-name="P4">
<text:span text:style-name="T4">
 Read also: </text:span>
 <text:a xlink:type="simple" xlink:href="https://www.ukrinform.ua/rubric-ato/3719647-rosijska-drg-namagalas-proniknuti-na-sumsinu-priblizno-25-misaci-tomu-naev.html" text:style-name="Internet_20_link" text:visited-style-name="Visited_20_Internet_20_Link">
Russian DRG tried to penetrate Sumy region about 2.5 months ago - <text:span text:style-name="T4">
 Naev </text:span>
</text:a>
Lieutenant General emphasized that the situation of training of servicemen is controlled in all the groups that are subordinate.</text:p>
      <text:p text:style-name="P4">
According to Ukrinform, according to the Commander of the Joint Forces of the Armed Forces of Lieutenant General Sergei Nayev, <text:a xlink:type="simple" xlink:href="https://www.ukrinform.ua/rubric-ato/3719671-situacia-na-pivnicnomu-napramku-povnistu-kontrolovana-silami-oboroni-naev.html" text:style-name="Internet_20_link" text:visited-style-name="Visited_20_Internet_20_Link">
the situation in the northern director is fully controlled by the Defense forces of Ukraine.</text:a>
</text:p>
      <text:p text:style-name="P4">
News Source: <text:a xlink:type="simple" xlink:href="https://www.ukrinform.ua/rubric-ato/3719722-zoden-voin-ne-moze-buti-vidpravlenij-na-bojove-zavdanna-nepidgotovlenim-naev.html" text:style-name="Internet_20_link" text:visited-style-name="Visited_20_Internet_20_Link">
https://www.ukrinform.ua/rubric-ato/3719722-zoden-voin-ne-moze-buti-vidpravlenij-na-bojove-zavdanna-nepidgotovlenim-naev.html</text:a>
</text:p>
      <!--NEWS-->
      <text:h text:style-name="P10" text:outline-level="1">
<text:span text:style-name="T4">
US Ambassador calls for Kosovo to give Serbs autonomy</text:span>
</text:h>
      <text:p text:style-name="P4">
Authors: Ukrinform (Person)</text:p>
      <text:p text:style-name="P4">
Publisher: Укринформ (Organization)</text:p>
      <text:p text:style-name="P4">
Published Time: 2023-06-07T20:21:00+03:00</text:p>
      <text:p text:style-name="P4">
Modified Time: 2023-06-07T20:21:00+03:00</text:p>
      <text:p text:style-name="P4">
Description: The US Ambassador to the Western Balkans Gabriel Escobar urged the Kosovo authorities to withdraw the police and mayors from districts with the Serbian majority and hold a new municipal election. - Ukrinform.</text:p>
      <text:p text:style-name="P4">
Images: ['<text:a xlink:type="simple" xlink:href="https://static.ukrinform.com/photos/2022_12/thumb_files/630_360_1672178537-786.jpeg" text:style-name="Internet_20_link" text:visited-style-name="Visited_20_Internet_20_Link">
630_360_16721...</text:a>
']</text:p>
      <text:p text:style-name="P4">
Tags: ['Косово', 'Сербія', 'США', 'Автономія']</text:p>
      <text:p text:style-name="P4">
Type: Article</text:p>
      <!--METADATA-->
      <text:p text:style-name="P4">
<draw:frame draw:style-name="fr1" draw:name="Image154" text:anchor-type="as-char" svg:width="6.9236in" svg:height="3.956343in" draw:z-index="0">
<draw:image xlink:href="../Images/yкринформ/2023-06-07T20-21-00-03-00/630_360_1672178537-786.jpeg" xlink:type="simple" xlink:show="embed" xlink:actuate="onLoad" draw:mime-type="image/jpeg"/>
</draw:frame>
The Shan Ambassador of the Western Balkans Gabriel Escobar urged the Kosovo authorities to withdraw the police from districts with the Serbian majority and hold new municipal elections.</text:p>
      <text:p text:style-name="P4">
According to Ukrinform, it reports <text:a xlink:type="simple" xlink:href="https://www.dw.com/en/us-envoy-urges-kosovo-to-grant-serbs-autonomy/a-65850717" text:style-name="Internet_20_link" text:visited-style-name="Visited_20_Internet_20_Link">
DW. </text:a>
The US Ambassador declared Kosov's need to provide the municipalities with the Serbian majority.</text:p>
      <text:p text:style-name="P4">
"If <text:a xlink:type="simple" xlink:href="https://www.ukrinform.ua/tag-kosovo" text:style-name="Internet_20_link" text:visited-style-name="Visited_20_Internet_20_Link">
Kosovo</text:a>
He wants to move in the direction of theua -Atlantic integration, he will have to create the Association of Serbian Municipalities, "Escobar said.</text:p>
      <text:p text:style-name="P4">
The Serbs in the Northern Kosovo region almost ten years after the end ofwar are still not recognized as the Declaration of Independence from Serbia in 2008, still considering Belgrade to its capital.</text:p>
      <text:p text:style-name="P4">
<text:span text:style-name="T4">
 Read also: </text:span>
 <text:a xlink:type="simple" xlink:href="https://www.ukrinform.ua/rubric-world/3718674-dodatkovi-sili-nato-pocali-pribuvati-v-kosovo.html" text:style-name="Internet_20_link" text:visited-style-name="Visited_20_Internet_20_Link">
additional NATO forces began to arrive in <text:span text:style-name="T4">
 Kosovo </text:span>
</text:a>
They refused to participate in the local elections in April, after which albumi won all four municipalities with a 3.5%turnout. From their heart, Serbs stated that they did not recognize mayors because they did not represent them.</text:p>
      <text:p text:style-name="P4">
As reported by Ukrinform, [in Kosovo, clashes between local police are continuing(https://www.ukrinform.ua/rubric-world/3715764-na-pivnoci-kosova-vnaslidok-suticok-poraneni-dvoh-serbiv.html)which protest the opposition to the power of mayors, which are ethnic Albanians, in the areas of residence of the Serbian population.</text:p>
      <text:p text:style-name="P4">
News Source: <text:a xlink:type="simple" xlink:href="https://www.ukrinform.ua/rubric-world/3719723-posol-ssa-zaklikae-kosovo-nadati-serbam-avtonomiu.html" text:style-name="Internet_20_link" text:visited-style-name="Visited_20_Internet_20_Link">
https://www.ukrinform.ua/rubric-world/3719723-posol-ssa-zaklikae-kosovo-nadati-serbam-avtonomiu.html</text:a>
</text:p>
      <!--NEWS-->
      <text:h text:style-name="P10" text:outline-level="1">
<text:span text:style-name="T4">
Kuleba discussed with Stoltenberg Ukraine's movement to NATO and the delivery of ammunition</text:span>
</text:h>
      <text:p text:style-name="P4">
Authors: Ukrinform (Person)</text:p>
      <text:p text:style-name="P4">
Publisher: Укринформ (Organization)</text:p>
      <text:p text:style-name="P4">
Published Time: 2023-06-07T20:22:00+03:00</text:p>
      <text:p text:style-name="P4">
Modified Time: 2023-06-07T20:22:00+03:00</text:p>
      <text:p text:style-name="P4">
Description: Foreign Minister of Ukraine Dmytro Kuleba and NATO Secretary General Jens Stoltenberg discussed the Ukrainian Movement for membership in the Alliance, providing ammunition troops and providing humanitarian assistance to the victims of the Kakhovsky Hydroelectric Power Station. - Ukrinform.</text:p>
      <text:p text:style-name="P4">
Images: ['<text:a xlink:type="simple" xlink:href="https://static.ukrinform.com/photos/2022_12/thumb_files/630_360_1670859305-123.jpeg" text:style-name="Internet_20_link" text:visited-style-name="Visited_20_Internet_20_Link">
630_360_16708...</text:a>
']</text:p>
      <text:p text:style-name="P4">
Tags: ['Дмитро Кулеба', 'НАТО', 'Столтенберг', 'Боєприпаси']</text:p>
      <text:p text:style-name="P4">
Type: Article</text:p>
      <!--METADATA-->
      <text:p text:style-name="P4">
<draw:frame draw:style-name="fr1" draw:name="Image155" text:anchor-type="as-char" svg:width="6.9236in" svg:height="3.956343in" draw:z-index="0">
<draw:image xlink:href="../Images/yкринформ/2023-06-07T20-22-00-03-00/630_360_1670859305-123.jpeg" xlink:type="simple" xlink:show="embed" xlink:actuate="onLoad" draw:mime-type="image/jpeg"/>
</draw:frame>
The Minister of Law of Ukraine Dmytro Kuleba and NATO Secretary General Yinstoltenberg discussed the movement of Ukraine to membership in the Alliance, providing military supplies and providing humanitarian assistance to the victims of the Kakhovsk Hydroelectric Power Destruction.</text:p>
      <text:p text:style-name="P4">
The head of Ukrainian diplomacy reported this in <text:a xlink:type="simple" xlink:href="https://twitter.com/DmytroKuleba/status/1666477407350448141" text:style-name="Internet_20_link" text:visited-style-name="Visited_20_Internet_20_Link">
Twitter</text:a>
According to the results of interruptions with the Alliance, reports Ukrinform.</text:p>
      <text:p text:style-name="P4">
“I had a conversation with Jens Stoltenberg about the future summit <text:a xlink:type="simple" xlink:href="https://www.ukrinform.ua/tag-nato" text:style-name="Internet_20_link" text:visited-style-name="Visited_20_Internet_20_Link">
NATO</text:a>
. In general, for the Alliance, there is a decisive step towards Ukraine's membership. We do not strive for NATO troops on a polybon to put an end to this war. We strive to get the best guarantees for compounding future wars, ”the minister said.</text:p>
      <text:p text:style-name="P4">
Kuleba also stressed that NATO membership is needed, since for fifteen years after 2008, the reality has changed dramatically, and NATO's approach should also change.</text:p>
      <text:p text:style-name="P4">
According to the Ministry of Foreign Affairs, together with Stoltenberg, they also focused on the attention of the inadmissible deliveries of artillery ammunition to ensure the effectiveness of Ukraine's constraintal operations.</text:p>
      <text:p text:style-name="P4">
<text:span text:style-name="T4">
 Read also: </text:span>
 <text:a xlink:type="simple" xlink:href="https://www.ukrinform.ua/rubric-polytics/3719181-vstup-do-nato-e-najkrasou-garantieu-bezpeki-dla-ukraini-prezident.html" text:style-name="Internet_20_link" text:visited-style-name="Visited_20_Internet_20_Link">
Introduction to <text:span text:style-name="T4">
 NATO </text:span>
 is the best security guarantee for Ukraine - President</text:a>
In addition, as Kuleba reported to facilitate the crisis caused by the destruction of the Kakhovsky dam by the Kakhovka damr. "In this regard, he will head the emergency meeting of the NATO -Ukraine Commission, called at my request," the minister added.</text:p>
      <text:p text:style-name="P4">
As reported <text:a xlink:type="simple" xlink:href="https://www.ukrinform.ua/rubric-ato/3718751-rosijski-zagarbniki-pidirvali-kahovsku-ges-ok-pivden.html" text:style-name="Internet_20_link" text:visited-style-name="Visited_20_Internet_20_Link">
Ukrinform</text:a>
, Russian troops on the night of June 6 undermined the dam of the Kakhovka hydroelectric power plant. HPP is not recoverable. The evacuation of people of coincided villages continues.</text:p>
      <text:p text:style-name="P4">
<text:span text:style-name="T5">
Foto: Foreign Ministry of Ukraine</text:span>
</text:p>
      <text:p text:style-name="P4">
News Source: <text:a xlink:type="simple" xlink:href="https://www.ukrinform.ua/rubric-polytics/3719724-kuleba-obgovoriv-zi-stoltenbergom-ruh-ukraini-do-nato-ta-postavki-boepripasiv.html" text:style-name="Internet_20_link" text:visited-style-name="Visited_20_Internet_20_Link">
https://www.ukrinform.ua/rubric-polytics/3719724-kuleba-obgovoriv-zi-stoltenbergom-ruh-ukraini-do-nato-ta-postavki-boepripasiv.html</text:a>
</text:p>
      <!--NEWS-->
      <text:h text:style-name="P10" text:outline-level="1">
<text:span text:style-name="T4">
Strengthening Might Mix: Zaluzhny showed the training of one of the special Batalions</text:span>
</text:h>
      <text:p text:style-name="P4">
Authors: Ukrinform (Person)</text:p>
      <text:p text:style-name="P4">
Publisher: Укринформ (Organization)</text:p>
      <text:p text:style-name="P4">
Published Time: 2023-06-07T20:28:36+03:00</text:p>
      <text:p text:style-name="P4">
Modified Time: 2023-06-07T20:28:36+03:00</text:p>
      <text:p text:style-name="P4">
Description: The commander of the Armed Forces of Ukraine Valery Zaluzhni showed how the Roti tactical and streams of the 214th separate special battalion went. - Ukrinform.</text:p>
      <text:p text:style-name="P4">
Images: ['<text:a xlink:type="simple" xlink:href="https://static.ukrinform.com/photos/2022_10/thumb_files/630_360_1664922796-691.jpg" text:style-name="Internet_20_link" text:visited-style-name="Visited_20_Internet_20_Link">
630_360_16649...</text:a>
']</text:p>
      <text:p text:style-name="P4">
Tags: ['Військові навчання', 'Валерій Залужний', 'Війна з Росією']</text:p>
      <text:p text:style-name="P4">
Type: Article</text:p>
      <!--METADATA-->
      <text:p text:style-name="P4">
<draw:frame draw:style-name="fr1" draw:name="Image156" text:anchor-type="as-char" svg:width="6.9236in" svg:height="3.956343in" draw:z-index="0">
<draw:image xlink:href="../Images/yкринформ/2023-06-07T20-28-36-03-00/630_360_1664922796-691.jpg" xlink:type="simple" xlink:show="embed" xlink:actuate="onLoad" draw:mime-type="image/jpeg"/>
</draw:frame>
The commander of the Armed Forces of Ukraine Valery Zaluzhni showed how the 214th separate special battalion was undergoing tactical and natural classes.</text:p>
      <text:p text:style-name="P4">
The corresponding video of the Commander -in -Chief of the Armed Forces was published in <text:a xlink:type="simple" xlink:href="http://м" text:style-name="Internet_20_link" text:visited-style-name="Visited_20_Internet_20_Link">
telegram</text:a>
, reports Ukrinform.</text:p>
      <text:p text:style-name="P4">
"Ukrainian servicemen enjoy any opportunity to carry out additional <text:a xlink:type="simple" xlink:href="https://www.ukrinform.ua/tag-vijskovi-navcanna" text:style-name="Internet_20_link" text:visited-style-name="Visited_20_Internet_20_Link">
exercises</text:a>
and strengthening the military power. Roti tactical and stretch classes were full of 214th Special Special Battalion, "he said.</text:p>
      <text:p text:style-name="P4">
<text:span text:style-name="T4">
 Read also: </text:span>
 <text:a xlink:type="simple" xlink:href="https://www.ukrinform.ua/rubric-ato/3708543-zaluznij-peremoga-ukraini-ce-odnoznacno-zvilnenna-vsih-okupovanih-teritorij.html" text:style-name="Internet_20_link" text:visited-style-name="Visited_20_Internet_20_Link">
<text:span text:style-name="T4">
 Zaluzhuzhni </text:span>
: Victory of Ukraine is the uniqueness of all occupied territories</text:a>
As reported by Ukrinform, in Britain under the leadership of Norwegian instructors Ukrainian <text:a xlink:type="simple" xlink:href="https://www.ukrinform.ua/rubric-ato/3717165-norvezki-instruktori-vcat-ukrainskih-novobranciv-vizivannu.html" text:style-name="Internet_20_link" text:visited-style-name="Visited_20_Internet_20_Link">
recruits study</text:a>
Survival and anti -contradictory actions.</text:p>
      <text:p text:style-name="P4">
Photo illustrative</text:p>
      <text:p text:style-name="P4">
News Source: <text:a xlink:type="simple" xlink:href="https://www.ukrinform.ua/rubric-ato/3719726-posilenna-bojovoi-mici-zaluznij-pokazav-navcanna-odnogo-zi-specbataljoniv.html" text:style-name="Internet_20_link" text:visited-style-name="Visited_20_Internet_20_Link">
https://www.ukrinform.ua/rubric-ato/3719726-posilenna-bojovoi-mici-zaluznij-pokazav-navcanna-odnogo-zi-specbataljoniv.html</text:a>
</text:p>
      <!--NEWS-->
      <text:h text:style-name="P10" text:outline-level="1">
<text:span text:style-name="T4">
At the PACE summer session, they will hold urgent debate about the political consequences of Russia's aggression against Ukraine</text:span>
</text:h>
      <text:p text:style-name="P4">
Authors: Ukrinform (Person)</text:p>
      <text:p text:style-name="P4">
Publisher: Укринформ (Organization)</text:p>
      <text:p text:style-name="P4">
Published Time: 2023-06-07T20:35:00+03:00</text:p>
      <text:p text:style-name="P4">
Modified Time: 2023-06-07T20:35:00+03:00</text:p>
      <text:p text:style-name="P4">
Description: At the PACE summer session, a urgent debate about the political consequences of Russia's aggression against Ukraine and the participation of Russian and Belarusian athletes at the Paris Olympics in 2024 will be held. - Ukrinform.</text:p>
      <text:p text:style-name="P4">
Images: ['<text:a xlink:type="simple" xlink:href="https://static.ukrinform.com/photos/2019_06/thumb_files/630_360_1561910355-909.jpg" text:style-name="Internet_20_link" text:visited-style-name="Visited_20_Internet_20_Link">
630_360_15619...</text:a>
']</text:p>
      <text:p text:style-name="P4">
Tags: ['ПАРЄ', 'Україна', 'Війна з Росією']</text:p>
      <text:p text:style-name="P4">
Type: Article</text:p>
      <!--METADATA-->
      <text:p text:style-name="P4">
<draw:frame draw:style-name="fr1" draw:name="Image157" text:anchor-type="as-char" svg:width="6.9236in" svg:height="3.956343in" draw:z-index="0">
<draw:image xlink:href="../Images/yкринформ/2023-06-07T20-35-00-03-00/630_360_1561910355-909.jpg" xlink:type="simple" xlink:show="embed" xlink:actuate="onLoad" draw:mime-type="image/jpeg"/>
</draw:frame>
The PACE Summer Session will take place on the political consequences of Russia's aggression in front of Ukraine and on the participation of Russian and Belarussian athletes at the Paris Olympics in 2024.</text:p>
      <text:p text:style-name="P4">
Ukrinform was informed in the press service of the Council of Europe.</text:p>
      <text:p text:style-name="P4">
“Common urgent debates on the political consequences of Russia's anti -Ukraine aggression and on the participation of Russian and Belarusian athletes in the Uprigzh Olympiad 2024 will be the culmination of the summer plenary session(<text:a xlink:type="simple" xlink:href="https://www.ukrinform.ua/tag-pare" text:style-name="Internet_20_link" text:visited-style-name="Visited_20_Internet_20_Link">
PACE</text:a>
 )Ustassburg on June 19-23, 2023, ”the press service reported.</text:p>
      <text:p text:style-name="P4">
In addition, the agenda of the Slovenia President Natasha Pytzmusar and the Minister of Foreign Affairs and Trade of Hungary Peter Siarto. Latvia's Minister of Law, Edgar Rinkevich will perform in the Assembly and answer the name, Secretary General of the Council of Europe Maria Peychinovich Burich, a drafting session "Questions-answers". The Assembly will hold the joint debate of the migration.</text:p>
      <text:p text:style-name="P4">
<text:span text:style-name="T4">
 Read also: </text:span>
 <text:a xlink:type="simple" xlink:href="https://www.ukrinform.ua/rubric-polytics/3711826-prezident-pare-ukraini-samij-virisuvati-koli-provoditi-vibori.html" text:style-name="Internet_20_link" text:visited-style-name="Visited_20_Internet_20_Link">
President <text:span text:style-name="T4">
 PACE </text:span>
: Ukraine decide for the election</text:a>
Parliamentarians will also discuss the budget and priorities of the Council of Europe for the period 20124-2027, as well as the costs of the Assembly for the two-year period of 2024-2025.</text:p>
      <text:p text:style-name="P4">
As reported by Ukrinform, in the capital of Iceland, on May 16-17, a two-day head of state and governments of 46 member countries of the Council of Europe took place. One of the basic questions of the agenda was the creation of an international register of losses caused by Russia's aggression against Ukraine.</text:p>
      <text:p text:style-name="P4">
In the final declaration of the summit of state and governments, 46 participating countries were assured of the continuation of Ukraine's support "as much as it will be necessary", and supported the principles of the Ukrainian formula of peace and declared the prosecution of punishment of the Russian Federation for crime.</text:p>
      <text:p text:style-name="P4">
News Source: <text:a xlink:type="simple" xlink:href="https://www.ukrinform.ua/rubric-polytics/3719728-na-litnij-sesii-pare-provedut-terminovi-debati-pro-politicni-naslidki-agresii-rosii-proti-ukraini.html" text:style-name="Internet_20_link" text:visited-style-name="Visited_20_Internet_20_Link">
https://www.ukrinform.ua/rubric-polytics/3719728-na-litnij-sesii-pare-provedut-terminovi-debati-pro-politicni-naslidki-agresii-rosii-proti-ukraini.html</text:a>
</text:p>
      <!--NEWS-->
      <text:h text:style-name="P10" text:outline-level="1">
<text:span text:style-name="T4">
The evidence base of Kakhovskaya hydroelectric power plants by the Russians is and it is actively going - intelligence</text:span>
</text:h>
      <text:p text:style-name="P4">
Authors: Ukrinform (Person)</text:p>
      <text:p text:style-name="P4">
Publisher: Укринформ (Organization)</text:p>
      <text:p text:style-name="P4">
Published Time: 2023-06-07T20:38:00+03:00</text:p>
      <text:p text:style-name="P4">
Modified Time: 2023-06-07T20:38:00+03:00</text:p>
      <text:p text:style-name="P4">
Description: There is an evidence base for the blasting of the Kakhovska Hydroe Dam occupants and it is actively gathering. - Ukrinform.</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Каховська ГЕС', 'Війна з Росією', 'Єдині новини']</text:p>
      <text:p text:style-name="P4">
Type: Article</text:p>
      <!--METADATA-->
      <text:p text:style-name="P4">
<draw:frame draw:style-name="fr1" draw:name="Image158" text:anchor-type="as-char" svg:width="6.9236in" svg:height="3.956343in" draw:z-index="0">
<draw:image xlink:href="../Images/yкринформ/2023-06-07T20-38-00-03-00/630_360_1674657236-888.jpg" xlink:type="simple" xlink:show="embed" xlink:actuate="onLoad" draw:mime-type="image/jpeg"/>
</draw:frame>
There is a proof of the blast of the Kakhovska Hydroe Dam occupants and it is actively continuing.</text:p>
      <text:p text:style-name="P4">
According to Ukrinform, a representative of the Main Directorate of Intelligence of the Ministry of Defense of Ukraine Andriy Yusov said this on the air of the nationwide television "Judinovina".</text:p>
      <text:p text:style-name="P4">
“There is an evidence base and it is actively going to gather. There is a mass of direct incisor evidence that the purposeful destruction of the Kakhovski hydroelectric power station, but we are talking about blasting, is not just <text:a xlink:type="simple" xlink:href="https://www.ukrinform.ua/tag-rosia" text:style-name="Internet_20_link" text:visited-style-name="Visited_20_Internet_20_Link">
RF</text:a>
, and the military and political leadership, ”Yusov said.</text:p>
      <text:p text:style-name="P4">
According to him, the Russian Federation tries to lift responsibility for the Podryvkakhovsky hydroelectric power station, and if this does not work, at least equate the victim and the aggressor to organize a certain discussion.</text:p>
      <text:p text:style-name="P4">
"Lets talk. Let's look like it's not clear. But - no, all the time. Indeed, this terrorist act was committed by the Russians in the Ukrainian territory. The terrorist state is responsible for this. And the personal responsibility is the head of the Rashist regime and his associates, ”Yusov said.</text:p>
      <text:p text:style-name="P4">
He recalled that GUR and the President in the whole world were informed that the Kakhovka hydroelectric power station and the dam was racadered - and this happened last year. All that time, the enemy was preparing this horrific crime and for this purpose the right critical was sought. " And right now they committed this crime, trying to limit and stop the Ukrainian Armed Forces, ”the scout said.</text:p>
      <text:p text:style-name="P4">
<text:span text:style-name="T4">
 Read also: </text:span>
 <text:a xlink:type="simple" xlink:href="https://www.ukrinform.ua/rubric-ato/3719576-rosiani-svidomo-pidirvali-kahovsku-ges-za-vkazivkou-z-kremla-danilov.html" text:style-name="Internet_20_link" text:visited-style-name="Visited_20_Internet_20_Link">
Russians deliberately blown up the Kakhovsk hydroelectric power station at the instruction of the steam - <text:span text:style-name="T4">
 Danilov </text:span>
</text:a>
In addition, he recalled that in a week in the Russian Federation in the regulatory framework of bulky changes in order to not investigate the consequences of man -made katastrophe in wartime: "This is as a turnout with a duty." In addition, all statements of the accumulation in the first hours of the blast were contrary to each other. "The free world in a whole is an adequate assessment, and Ukraine collects the evidence base and will not be conducted by the Russian Federation," Yusov emphasized.</text:p>
      <text:p text:style-name="P4">
As it was reported, on the night of June 6, the Russian army blown up the dam of Kakhovskaya HEP. In the Kherson region, the evacuation of the population from dangerous places for which the risk of flooding began. On the fact of undermining the occupiers of the Kakhovka hydroelectric power station, law enforcement agencies were investigating the article "Ecocid". Ukrhydroenergo stated that it is not necessary to restore and be restored.</text:p>
      <text:p text:style-name="P4">
News Source: <text:a xlink:type="simple" xlink:href="https://www.ukrinform.ua/rubric-ato/3719730-dokazova-baza-pidrivu-okupantami-kahovskoi-ges-e-i-vona-aktivno-zbiraetsa-rozvidka.html" text:style-name="Internet_20_link" text:visited-style-name="Visited_20_Internet_20_Link">
https://www.ukrinform.ua/rubric-ato/3719730-dokazova-baza-pidrivu-okupantami-kahovskoi-ges-e-i-vona-aktivno-zbiraetsa-rozvidka.html</text:a>
</text:p>
      <!--NEWS-->
      <text:h text:style-name="P10" text:outline-level="1">
<text:span text:style-name="T4">
Every half a meter of land in Bakhmut went to Russia killed or wounded - Britain in the OSCE</text:span>
</text:h>
      <text:p text:style-name="P4">
Authors: Ukrinform (Person)</text:p>
      <text:p text:style-name="P4">
Publisher: Укринформ (Organization)</text:p>
      <text:p text:style-name="P4">
Published Time: 2023-06-07T20:43:00+03:00</text:p>
      <text:p text:style-name="P4">
Modified Time: 2023-06-07T20:43:00+03:00</text:p>
      <text:p text:style-name="P4">
Description: Russia has lost about 60,000 killed and wounded in Bakhmut, moving 29 kilometers - one killed or injured for every 48 centimeters. - Ukrinform.</text:p>
      <text:p text:style-name="P4">
Images: ['<text:a xlink:type="simple" xlink:href="https://static.ukrinform.com/photos/2023_06/thumb_files/630_360_1686159637-618.jpeg" text:style-name="Internet_20_link" text:visited-style-name="Visited_20_Internet_20_Link">
630_360_16861...</text:a>
']</text:p>
      <text:p text:style-name="P4">
Tags: ['Бахмут', 'Британія', 'ОБСЄ', 'Російські військові', 'Війна з Росією']</text:p>
      <text:p text:style-name="P4">
Type: Article</text:p>
      <!--METADATA-->
      <text:p text:style-name="P4">
<draw:frame draw:style-name="fr1" draw:name="Image159" text:anchor-type="as-char" svg:width="6.9236in" svg:height="3.956343in" draw:z-index="0">
<draw:image xlink:href="../Images/yкринформ/2023-06-07T20-43-00-03-00/630_360_1686159637-618.jpeg" xlink:type="simple" xlink:show="embed" xlink:actuate="onLoad" draw:mime-type="image/jpeg"/>
</draw:frame>
Rosya lost about 60,000 killed and wounded in Bakhmut, moving 29 kilometers - one killed or wounded for every 48 centimeters.</text:p>
      <text:p text:style-name="P4">
This was stated by the Senior Military Advisor of the UK delegation to the OSCE Iensstabbs during a meeting of the Security Cooperation Forum in Vienna, Ukrinform reports.</text:p>
      <text:p text:style-name="P4">
"When Russia began a full-scale invasion of Ukraine on February 24, 2022, one of its goals seems to be a complete capture of the entire Donbass for 10-14 days. More than 15 months later <text:a xlink:type="simple" xlink:href="https://www.ukrinform.ua/tag-bahmut" text:style-name="Internet_20_link" text:visited-style-name="Visited_20_Internet_20_Link">
Bakhmut</text:a>
Up to 60 thousand vows and military personnel of regular Russian troops were killed or injured, "said Stabbs.</text:p>
      <text:p text:style-name="P4">
According to him, almost half of these losses - about 30 thousand killed and and were killed - Russia has received within three months, starting in March.</text:p>
      <text:p text:style-name="P4">
"These stunning losses were achieved by the overall promotion of only 29 kilometers. That is, for every 48 centimeters of land acquired by Russia, one of its soldiers was killed or injured," the British military adviser emphasized.</text:p>
      <text:p text:style-name="P4">
He also called "pathetic and disgusting" the constant attempts of Russia to break the will of the Ukrainian people through constant missile and unmanned blows to cities and towns throughout Ukraine. "These are the desperate actions of Russian leaders who ended with ideas and who constantly overestimated their military opportunities and underestimated the strength and determination of the Ukrainian people," Stabbs said.</text:p>
      <text:p text:style-name="P4">
<text:span text:style-name="T4">
 Read also: </text:span>
(https://www.ukrinform.ua/rubric-ato/3718937-rosiani-namagautsa-vzati-marinku-za-budaku-cinu-vijskovi.html)</text:p>
      <text:p text:style-name="P4">
In his speech, the British diplomat also expressed anxiety about the consequences of the Kakhovsky Dam, calling it "another devastating example of the unconscious consequences of the uncontrollable, illegal and full -scale invasion of Russia."</text:p>
      <text:p text:style-name="P4">
*!(https://www.ukrinform.ua/rubric-ato/3719680-na-fronti-vidbulosa-21-zitknenna-vorog-namagavsa-nastupati-na-troh-napramkah.html)As reported by Ukrinform, Russia has been trying to establish full control over Bakhmut and its surroundings for more than eight months.</text:p>
      <text:p text:style-name="P4">
In recent days <text:a xlink:type="simple" xlink:href="https://www.ukrinform.ua/rubric-culture/3719370-rosiani-vtracaut-pozicii-na-bahmutskomu-napramku-sirskij.html" text:style-name="Internet_20_link" text:visited-style-name="Visited_20_Internet_20_Link">
Ukraine's defense forces in the Bakhmut direction continue motion before</text:a>
On the flanks, the enemy loses its position.</text:p>
      <text:p text:style-name="P4">
News Source: <text:a xlink:type="simple" xlink:href="https://www.ukrinform.ua/rubric-ato/3719731-kozni-piv-metra-zemli-v-bahmuti-obhodilisa-rosii-odnim-ubitim-ci-poranenim-britania-v-obse.html" text:style-name="Internet_20_link" text:visited-style-name="Visited_20_Internet_20_Link">
https://www.ukrinform.ua/rubric-ato/3719731-kozni-piv-metra-zemli-v-bahmuti-obhodilisa-rosii-odnim-ubitim-ci-poranenim-britania-v-obse.html</text:a>
</text:p>
      <!--NEWS-->
      <text:h text:style-name="P10" text:outline-level="1">
<text:span text:style-name="T4">
"Four Lab" Evacuation: more than 400 animals have already been taken out of the flooded territories</text:span>
</text:h>
      <text:p text:style-name="P4">
Authors: Ukrinform (Person)</text:p>
      <text:p text:style-name="P4">
Publisher: Укринформ (Organization)</text:p>
      <text:p text:style-name="P4">
Published Time: 2023-06-07T20:48:00+03:00</text:p>
      <text:p text:style-name="P4">
Modified Time: 2023-06-07T20:48:00+03:00</text:p>
      <text:p text:style-name="P4">
Description: More than 400 pets have already been taken out of flooded territories in the Kherson region. - Ukrinform.</text:p>
      <text:p text:style-name="P4">
Images: ['<text:a xlink:type="simple" xlink:href="https://static.ukrinform.com/photos/2023_06/thumb_files/630_360_1686148604-188.jpg" text:style-name="Internet_20_link" text:visited-style-name="Visited_20_Internet_20_Link">
630_360_16861...</text:a>
']</text:p>
      <text:p text:style-name="P4">
Tags: ['Евакуація', 'Херсонщина', 'Тварини', 'Вода', 'Каховська ГЕС', 'Затоплення']</text:p>
      <text:p text:style-name="P4">
Type: Article</text:p>
      <!--METADATA-->
      <text:p text:style-name="P4">
<draw:frame draw:style-name="fr1" draw:name="Image160" text:anchor-type="as-char" svg:width="6.9236in" svg:height="3.956343in" draw:z-index="0">
<draw:image xlink:href="../Images/yкринформ/2023-06-07T20-48-00-03-00/630_360_1686148604-188.jpg" xlink:type="simple" xlink:show="embed" xlink:actuate="onLoad" draw:mime-type="image/jpeg"/>
</draw:frame>
More than 400 domestic people have already taken out of the flooded territories from the flooded territories.</text:p>
      <text:p text:style-name="P4">
According to Ukrinform, About the Head of the Kherson Regional Military Administration Oleksandr Proudin reported in <text:a xlink:type="simple" xlink:href="https://t.me/olexandrprokudin/610" text:style-name="Internet_20_link" text:visited-style-name="Visited_20_Internet_20_Link">
telegram.</text:a>
The "four -legged" evacuation continues. Volunteers from all corners of Ukraine together with representatives of the authorities make every effort to save animals, " - said Propkudin.</text:p>
      <text:p text:style-name="P4">
<text:span text:style-name="T5">
Video: Proudin Alexander - official page</text:span>
</text:p>
      <text:p text:style-name="P4">
According to him, today, more than 400 domestic people have been exported by volunteer organizations, the utility company, as well as the owners.</text:p>
      <text:p text:style-name="P4">
"Friends, I ask very if you see tied, closed <text:a xlink:type="simple" xlink:href="https://www.ukrinform.ua/tag-tvarini" text:style-name="Internet_20_link" text:visited-style-name="Visited_20_Internet_20_Link">
animals</text:a>
- Don't go past. They also want to live, " - said Ova chairman.</text:p>
      <text:p text:style-name="P4">
<text:span text:style-name="T4">
 Read also: </text:span>
 <text:a xlink:type="simple" xlink:href="https://www.ukrinform.ua/rubric-regions/3719468-castina-tvarin-iz-zatoplenogo-novokahovskogo-zooparku-vizila.html" text:style-name="Internet_20_link" text:visited-style-name="Visited_20_Internet_20_Link">
part of the animals from the flooded Novokakhovsky <text:span text:style-name="T4">
 Zoo </text:span>
 U surviving</text:a>
As reported by Ukrinform, <text:a xlink:type="simple" xlink:href="https://www.ukrinform.ua/rubric-other_news/3718791-pidriv-rosianami-kahovskoi-ges-vsi-novini.html" text:style-name="Internet_20_link" text:visited-style-name="Visited_20_Internet_20_Link">
on the night of June 6, the Russian army undermined the Dumbleukhov hydroelectric power station</text:a>
. In Kherson region, evacuation began from dangerous places, which are the risk of flooding as a result of the Podrivakhovsky hydroelectric power station. On the fact of undermining the occupiers of the Kakhovka hydroelectric power station, law enforcement agencies were investigating the article "Ecocid".</text:p>
      <text:p text:style-name="P4">
Ukrhydroenergo stated that the Kakhovka hydroelectric power station is completely destroyed and recoverable.</text:p>
      <text:p text:style-name="P4">
<text:span text:style-name="T5">
Foto: Facebook Alexander Kubrakov</text:span>
</text:p>
      <text:p text:style-name="P4">
News Source: <text:a xlink:type="simple" xlink:href="https://www.ukrinform.ua/rubric-regions/3719727-cotirilapa-evakuacia-iz-zatoplenih-teritorij-hersonsini-vze-vivezli-ponad-400-tvarin.html" text:style-name="Internet_20_link" text:visited-style-name="Visited_20_Internet_20_Link">
https://www.ukrinform.ua/rubric-regions/3719727-cotirilapa-evakuacia-iz-zatoplenih-teritorij-hersonsini-vze-vivezli-ponad-400-tvarin.html</text:a>
</text:p>
      <!--NEWS-->
      <text:h text:style-name="P10" text:outline-level="1">
<text:span text:style-name="T4">
Yuri Yaroshenko will train from Vinnitsa from Vinnytsia</text:span>
</text:h>
      <text:p text:style-name="P4">
Authors: Ukrinform (Person)</text:p>
      <text:p text:style-name="P4">
Publisher: Укринформ (Organization)</text:p>
      <text:p text:style-name="P4">
Published Time: 2023-06-07T20:48:40+03:00</text:p>
      <text:p text:style-name="P4">
Modified Time: 2023-06-07T20:48:40+03:00</text:p>
      <text:p text:style-name="P4">
Description: The 62-year-old Ukrainian specialist Yuri Yaroshenko officially headed the Vinnytsia Niva. - Ukrinform.</text:p>
      <text:p text:style-name="P4">
Images: ['<text:a xlink:type="simple" xlink:href="https://static.ukrinform.com/photos/2023_06/thumb_files/630_360_1686159922-532.jpg" text:style-name="Internet_20_link" text:visited-style-name="Visited_20_Internet_20_Link">
630_360_16861...</text:a>
']</text:p>
      <text:p text:style-name="P4">
Tags: ['Футбол']</text:p>
      <text:p text:style-name="P4">
Type: Article</text:p>
      <!--METADATA-->
      <text:p text:style-name="P4">
<draw:frame draw:style-name="fr1" draw:name="Image161" text:anchor-type="as-char" svg:width="6.9236in" svg:height="3.956343in" draw:z-index="0">
<draw:image xlink:href="../Images/yкринформ/2023-06-07T20-48-40-03-00/630_360_1686159922-532.jpg" xlink:type="simple" xlink:show="embed" xlink:actuate="onLoad" draw:mime-type="image/jpeg"/>
</draw:frame>
62-year-old Ukrainian specialist Yuri Yaroshenko officially headed Vinnytsia Niva.</text:p>
      <text:p text:style-name="P4">
Details of the contract have not been made public, however, according to <text:a xlink:type="simple" xlink:href="https://sport.ua/uk/news/629322-ofitsiyno-vinnitska-niva-ogolosila-pro-priznachennya-novogo-golovnogo-trenera" text:style-name="Internet_20_link" text:visited-style-name="Visited_20_Internet_20_Link">
Sport.ua</text:a>
, the agreement is signed for one season, Ukrinform reports.</text:p>
      <text:p text:style-name="P4">
Yaroshenko's last place of work was the Alliance(Linden Valley)In the season 2021/22. Yaroshenko also coached for his coaching career "Nikolaev", "Poltava" and "Sumy".</text:p>
      <text:p text:style-name="P4">
<text:span text:style-name="T4">
 Read also: </text:span>
 [FC "<text:span text:style-name="T4">
 Polesie </text:span>
" paid for the new VAR system for the Ukrainian School of Ukraine]](https://www.ukrinform.ua/rubric-sports/3717724-fk-polissa-oplativ-novu-sistemu-var-dla-cempionatu-ukraini.html)Vinnytsia Niva ranked 4th in the Second League season and could not break through the first league. The team in the season 2022/23 was trained by Oleg Ostapenko.</text:p>
      <text:p text:style-name="P4">
Photo: <text:a xlink:type="simple" xlink:href="https://www.niva-v.com.ua/novym-holovnym-trenerom-nyvy-stav-iurij-iaroshenko/" text:style-name="Internet_20_link" text:visited-style-name="Visited_20_Internet_20_Link">
niva-v.com.ua</text:a>
 .</text:p>
      <text:p text:style-name="P4">
News Source: <text:a xlink:type="simple" xlink:href="https://www.ukrinform.ua/rubric-sports/3719733-nivu-z-vinnici-trenuvatime-urij-arosenko.html" text:style-name="Internet_20_link" text:visited-style-name="Visited_20_Internet_20_Link">
https://www.ukrinform.ua/rubric-sports/3719733-nivu-z-vinnici-trenuvatime-urij-arosenko.html</text:a>
</text:p>
      <!--NEWS-->
      <text:h text:style-name="P10" text:outline-level="1">
<text:span text:style-name="T4">
The number of dead from the "cider" poison in Russia increased to 32</text:span>
</text:h>
      <text:p text:style-name="P4">
Authors: Ukrinform (Person)</text:p>
      <text:p text:style-name="P4">
Publisher: Укринформ (Organization)</text:p>
      <text:p text:style-name="P4">
Published Time: 2023-06-07T20:58:00+03:00</text:p>
      <text:p text:style-name="P4">
Modified Time: 2023-06-07T20:58:00+03:00</text:p>
      <text:p text:style-name="P4">
Description: Poisoning after the use of Mr. Sidr drink has already been recorded in six Russian regions, the number of dead from it increased to 32 people. - Ukrinform.</text:p>
      <text:p text:style-name="P4">
Images: ['<text:a xlink:type="simple" xlink:href="https://static.ukrinform.com/photos/2023_06/thumb_files/630_360_1686161205-374.jpg" text:style-name="Internet_20_link" text:visited-style-name="Visited_20_Internet_20_Link">
630_360_16861...</text:a>
']</text:p>
      <text:p text:style-name="P4">
Tags: ['Алкоголь', 'Отруєння', 'Смерть', 'Росія']</text:p>
      <text:p text:style-name="P4">
Type: Article</text:p>
      <!--METADATA-->
      <text:p text:style-name="P4">
<draw:frame draw:style-name="fr1" draw:name="Image162" text:anchor-type="as-char" svg:width="6.9236in" svg:height="3.956343in" draw:z-index="0">
<draw:image xlink:href="../Images/yкринформ/2023-06-07T20-58-00-03-00/630_360_1686161205-374.jpg" xlink:type="simple" xlink:show="embed" xlink:actuate="onLoad" draw:mime-type="image/jpeg"/>
</draw:frame>
After the use of the drink "Mr. Sidr", poisoning was recorded in six Russian regions, the number of dead from it increased to 32 people.</text:p>
      <text:p text:style-name="P4">
This is reported by Ukrinform with reference to <text:a xlink:type="simple" xlink:href="https://www.svoboda.org/a/otravlenie-misterom-sidrom-zafiksirovano-v-kurganskoy-oblasti/32448906.html" text:style-name="Internet_20_link" text:visited-style-name="Visited_20_Internet_20_Link">
Radio Liberty</text:a>
, which monitors the situation.</text:p>
      <text:p text:style-name="P4">
According to the available data in the Ulyanovsky region, where the first and masks occurred <text:a xlink:type="simple" xlink:href="https://www.ukrinform.ua/tag-otruenna" text:style-name="Internet_20_link" text:visited-style-name="Visited_20_Internet_20_Link">
poisoning</text:a>
, on June 7, 62 cases of hospitalization of consumers were recorded: 20 people were killed, the rest are in serious condition. 9 people died in the Samara region, 16 died in the Nizhny Novgorod region, one in Chuvashia.</text:p>
      <text:p text:style-name="P4">
There are victims in the Penza region. Also, the first case of "cider" poisoning was recorded in the Kurgan region, a local resident was hospitalized.</text:p>
      <text:p text:style-name="P4">
In these regions, investigative bodies are massively removed from the shops. Experts of the Ministry of Internal Affairs found in the "cider" impurities of methanol and ethylbututrata in the proportions that pose a threat to health.</text:p>
      <text:p text:style-name="P4">
<text:span text:style-name="T4">
 Read also: </text:span>
 <text:a xlink:type="simple" xlink:href="https://www.ukrinform.ua/rubric-ato/3701823-u-melitopolskomu-rajoni-otruilisa-j-pomerli-20-rosijskih-zagarbnikiv.html" text:style-name="Internet_20_link" text:visited-style-name="Visited_20_Internet_20_Link">
in the Melitopol district <text:span text:style-name="T4">
 poisoned </text:span>
 and died 20 Russian invaders</text:a>
On June 6, the court arrested for two months the founder of Andy, what Veladr, - Anara Huseynova. Previously, he was held to administrative responsibility for the circulation of ethyl alcohol without accompanying documents. The protection of the entrepreneur stated that the supplier of alcohol -containing products from which the CIO was made was also detained.</text:p>
      <text:p text:style-name="P4">
It was reported that as of Tuesday it was known that in the five regional Federation from the consumption of a surrogate "cider" 82 people were already injured, 28 of them died.</text:p>
      <text:p text:style-name="P4">
News Source: <text:a xlink:type="simple" xlink:href="https://www.ukrinform.ua/rubric-world/3719740-kilkist-zagiblih-vid-otruenna-sidrom-u-rosii-zrosla-do-32.html" text:style-name="Internet_20_link" text:visited-style-name="Visited_20_Internet_20_Link">
https://www.ukrinform.ua/rubric-world/3719740-kilkist-zagiblih-vid-otruenna-sidrom-u-rosii-zrosla-do-32.html</text:a>
</text:p>
      <!--NEWS-->
      <text:h text:style-name="P10" text:outline-level="1">
<text:span text:style-name="T4">
Flooding in Kherson region: Oleshki knows about three dead</text:span>
</text:h>
      <text:p text:style-name="P4">
Authors: Ukrinform (Person)</text:p>
      <text:p text:style-name="P4">
Publisher: Укринформ (Organization)</text:p>
      <text:p text:style-name="P4">
Published Time: 2023-06-07T21:01:00+03:00</text:p>
      <text:p text:style-name="P4">
Modified Time: 2023-06-07T21:01:00+03:00</text:p>
      <text:p text:style-name="P4">
Description: Today it is known about three dead people from flood in temporarily occupied Oleshki in Kherson region. - Ukrinform.</text:p>
      <text:p text:style-name="P4">
Images: ['<text:a xlink:type="simple" xlink:href="https://static.ukrinform.com/photos/2023_06/thumb_files/630_360_1686068640-867.jpg" text:style-name="Internet_20_link" text:visited-style-name="Visited_20_Internet_20_Link">
630_360_16860...</text:a>
']</text:p>
      <text:p text:style-name="P4">
Tags: ['Херсонщина', 'Загибель', 'Каховська ГЕС', 'Затоплення']</text:p>
      <text:p text:style-name="P4">
Type: Article</text:p>
      <!--METADATA-->
      <text:p text:style-name="P4">
<draw:frame draw:style-name="fr1" draw:name="Image163" text:anchor-type="as-char" svg:width="6.9236in" svg:height="3.956343in" draw:z-index="0">
<draw:image xlink:href="../Images/yкринформ/2023-06-07T21-01-00-03-00/630_360_1686068640-867.jpg" xlink:type="simple" xlink:show="embed" xlink:actuate="onLoad" draw:mime-type="image/jpeg"/>
</draw:frame>
Today, three dead people from flood in temporarily occupied in Kherson region are known.</text:p>
      <text:p text:style-name="P4">
As Ukrinform reports, about it <text:a xlink:type="simple" xlink:href="https://suspilne.media/499267-naslidki-pidrivu-kahovskoi-ges-evakuacia-ludej-469-den-vijni-hronika-podij-v-hersonskij-oblasti/" text:style-name="Internet_20_link" text:visited-style-name="Visited_20_Internet_20_Link">
public</text:a>
Mayor Yevgeny Rischuk reported.</text:p>
      <text:p text:style-name="P4">
"We already have one man <text:a xlink:type="simple" xlink:href="https://www.ukrinform.ua/tag-zagibel" text:style-name="Internet_20_link" text:visited-style-name="Visited_20_Internet_20_Link">
dead</text:a>
. Two more have now been brought to the hospital. I think of them will be much more. The crowded ones were wrapped in bed, there were legs, as the legless man would climb on the roof? ", -Rishchuk reported.</text:p>
      <text:p text:style-name="P4">
Also, according to him, the Russian military only began to evacuate public from the roofs. People gather in the hospital. There is a house of culture and bombing, but no one is launched there.</text:p>
      <text:p text:style-name="P4">
<text:span text:style-name="T4">
 Read also: </text:span>
 <text:a xlink:type="simple" xlink:href="https://www.ukrinform.ua/rubric-regions/3719587-vijskovi-dronom-peredali-vodu-ludini-aka-cekala-poratunku-v-zatoplenih-oleskah.html" text:style-name="Internet_20_link" text:visited-style-name="Visited_20_Internet_20_Link">
military drone transferred water to the person who was waiting for the rescue in the flooded <text:span text:style-name="T4">
 Oleshko </text:span>
 x</text:a>
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About 16,000 people were in the Right Bank of the Uzhichherson region. Evacuation has begun.</text:p>
      <text:p text:style-name="P4">
Earlier, according to Yevgeny Ryshchuk, the Russian occupation power did not evacuate oles and did not allow them to leave the city on their own.</text:p>
      <text:p text:style-name="P4">
_ Photo illustrative_</text:p>
      <text:p text:style-name="P4">
News Source: <text:a xlink:type="simple" xlink:href="https://www.ukrinform.ua/rubric-regions/3719738-pidtoplenna-na-hersonsini-v-oleskah-vidomo-pro-troh-zagiblih.html" text:style-name="Internet_20_link" text:visited-style-name="Visited_20_Internet_20_Link">
https://www.ukrinform.ua/rubric-regions/3719738-pidtoplenna-na-hersonsini-v-oleskah-vidomo-pro-troh-zagiblih.html</text:a>
</text:p>
      <!--NEWS-->
      <text:h text:style-name="P10" text:outline-level="1">
<text:span text:style-name="T4">
The situation at the Zaporozhye NPP is controlled, the radiation background is stable - Ova</text:span>
</text:h>
      <text:p text:style-name="P4">
Authors: Ukrinform (Person)</text:p>
      <text:p text:style-name="P4">
Publisher: Укринформ (Organization)</text:p>
      <text:p text:style-name="P4">
Published Time: 2023-06-07T21:04:00+03:00</text:p>
      <text:p text:style-name="P4">
Modified Time: 2023-06-07T21:04:00+03:00</text:p>
      <text:p text:style-name="P4">
Description: The head of the Zaporizhzhya Ova Yuri Malashko calls not to panic: everything is normal for ZPP. - Ukrinform.</text:p>
      <text:p text:style-name="P4">
Images: ['<text:a xlink:type="simple" xlink:href="https://static.ukrinform.com/photos/2022_04/thumb_files/630_360_1650786379-586.jpg" text:style-name="Internet_20_link" text:visited-style-name="Visited_20_Internet_20_Link">
630_360_16507...</text:a>
']</text:p>
      <text:p text:style-name="P4">
Tags: ['Радіація', 'Атомна енергетика', 'Запорізька АЕС']</text:p>
      <text:p text:style-name="P4">
Type: Article</text:p>
      <!--METADATA-->
      <text:p text:style-name="P4">
<draw:frame draw:style-name="fr1" draw:name="Image164" text:anchor-type="as-char" svg:width="6.9236in" svg:height="3.956343in" draw:z-index="0">
<draw:image xlink:href="../Images/yкринформ/2023-06-07T21-04-00-03-00/630_360_1650786379-586.jpg" xlink:type="simple" xlink:show="embed" xlink:actuate="onLoad" draw:mime-type="image/jpeg"/>
</draw:frame>
Yuri Malashko, Golovazaposhi Ova, calls not to panic: everything is normal for the UPP.</text:p>
      <text:p text:style-name="P4">
He wrote about it in <text:a xlink:type="simple" xlink:href="https://t.me/zoda_gov_ua/19306" text:style-name="Internet_20_link" text:visited-style-name="Visited_20_Internet_20_Link">
telegram</text:a>
, reports Ukrinform.</text:p>
      <text:p text:style-name="P4">
"I urge residents of Zaporizhzhya region to maintain calm and trust only verified information. The situation in the Zaporozhye <text:a xlink:type="simple" xlink:href="https://www.ukrinform.ua/tag-aes" text:style-name="Internet_20_link" text:visited-style-name="Visited_20_Internet_20_Link">
NPP</text:a>
Controlled, radiation background stable. Reservoirs are filled to normal technical level. Experts have developed a list of measures and relevant instructions on how to act the staff of the ZPP, to abyigrand the security of the station, " - the post reads.</text:p>
      <text:p text:style-name="P4">
The head of Ova called for information only on official resources.</text:p>
      <text:p text:style-name="P4">
As some media reported, the residents of Energodar allegedly asked to leave the city of and territory around the city. Those who cannot do this now are advised, if you can carry it, keep it fully seasoned with all the alarming suitcases, collected documents, valuable things and other first need.</text:p>
      <text:p text:style-name="P4">
<text:span text:style-name="T4">
 Read also: </text:span>
 <text:a xlink:type="simple" xlink:href="https://www.ukrinform.ua/rubric-regions/3719541-na-zaes-tehnicni-rezervuari-zapovneni-vodou.html" text:style-name="Internet_20_link" text:visited-style-name="Visited_20_Internet_20_Link">
on <text:span text:style-name="T4">
 ZPP </text:span>
 Technical tanks filled with water</text:a>
On the night(https://www.ukrinform.ua/rubric-ato/3718751-rosijski-zagarbniki-pidirvali-kahovsku-ges-ok-pivden.html). In the Kherson region, the evacuation of the population of anesthetics for which there is a risk of flooding began.</text:p>
      <text:p text:style-name="P4">
<text:span text:style-name="T5">
Foto: Energoatom</text:span>
</text:p>
      <text:p text:style-name="P4">
News Source: <text:a xlink:type="simple" xlink:href="https://www.ukrinform.ua/rubric-ato/3719746-situacia-na-zaporizkij-aes-kontrolovana-radiacijnij-fon-stabilnij-ova.html" text:style-name="Internet_20_link" text:visited-style-name="Visited_20_Internet_20_Link">
https://www.ukrinform.ua/rubric-ato/3719746-situacia-na-zaporizkij-aes-kontrolovana-radiacijnij-fon-stabilnij-ova.html</text:a>
</text:p>
      <!--NEWS-->
      <text:h text:style-name="P10" text:outline-level="1">
<text:span text:style-name="T4">
The World Bank will rapidly assess the losses caused by the undermining of the Kakhovskaya Hydroelectric Power Plant</text:span>
</text:h>
      <text:p text:style-name="P4">
Authors: Ukrinform (Person)</text:p>
      <text:p text:style-name="P4">
Publisher: Укринформ (Organization)</text:p>
      <text:p text:style-name="P4">
Published Time: 2023-06-07T21:13:00+03:00</text:p>
      <text:p text:style-name="P4">
Modified Time: 2023-06-07T21:13:00+03:00</text:p>
      <text:p text:style-name="P4">
Description: Prime Minister of Ukraine Denis Shmigal stated that the World Bank will rapidly assess the losses and needs caused by the blast of the Dam of the Kakhovsk Hydroelectric Power Plant.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Світовий банк', 'Каховська ГЕС', 'Шмигаль', 'Збитки']</text:p>
      <text:p text:style-name="P4">
Type: Article</text:p>
      <!--METADATA-->
      <text:p text:style-name="P4">
<draw:frame draw:style-name="fr1" draw:name="Image165" text:anchor-type="as-char" svg:width="6.9236in" svg:height="3.956343in" draw:z-index="0">
<draw:image xlink:href="../Images/yкринформ/2023-06-07T21-13-00-03-00/630_360_1682514702-644.jpg" xlink:type="simple" xlink:show="embed" xlink:actuate="onLoad" draw:mime-type="image/jpeg"/>
</draw:frame>
Prime Minister of Ukraine Denis Shmigal stated that the World Bank would rapidly evaluate the customs and needs caused by the blast of the Dam to the Kakhovka Hydroelectric Power Plant.</text:p>
      <text:p text:style-name="P4">
He reported this in <text:a xlink:type="simple" xlink:href="https://twitter.com/Denys_Shmyhal/status/1666490292873076736" text:style-name="Internet_20_link" text:visited-style-name="Visited_20_Internet_20_Link">
Twitter</text:a>
, reports Ukrinform.</text:p>
      <text:p text:style-name="P4">
" <text:a xlink:type="simple" xlink:href="https://www.ukrinform.ua/tag-svitovij-bank" text:style-name="Internet_20_link" text:visited-style-name="Visited_20_Internet_20_Link">
 The World Bank </text:a>
will carry out an ambulance of the losses and needs caused by the terrorist attack of Russia. Discussed with Anna Bride(Vice President of the World Bank for Affairs of Europe and Central Asia - Ed.)The consequences of the destruction of the Dam of the Kakhovka hydroelectric power station. A grateful bank for the continued support of Ukraine, ”Shmigal said.</text:p>
      <text:p text:style-name="P4">
<text:span text:style-name="T4">
 Read also: </text:span>
 <text:a xlink:type="simple" xlink:href="https://www.ukrinform.ua/rubric-polytics/3719718-pidriv-kahovskoi-ges-zelenskij-peredav-makronu-potrebi-ukraini-dla-likvidacii-katastrofi.html" text:style-name="Internet_20_link" text:visited-style-name="Visited_20_Internet_20_Link">
Kakhovskaya hydroelectric power station: Zelensky passed <text:span text:style-name="T4">
 Macron </text:span>
 Ukraine to eliminate disaster</text:a>
As <text:a xlink:type="simple" xlink:href="https://www.ukrinform.ua/rubric-regions/3719708-evakuacia-ludej-z-okupovanih-teritorij-hersonsini-smigal-zvernuvsa-do-miznarodnih-organizacij.html" text:style-name="Internet_20_link" text:visited-style-name="Visited_20_Internet_20_Link">
reported</text:a>
, Prime Minister of Ukraine Denisshigal, on behalf of the Government, called on international humanitarian organizations to take the issue of evacuation of people with the Russian occupied territories of Kherson region, which will suffer from the catastrophe caused by the disintegration of the Russians of Kakhovskaya Hes.</text:p>
      <text:p text:style-name="P4">
News Source: <text:a xlink:type="simple" xlink:href="https://www.ukrinform.ua/rubric-economy/3719741-svitovij-bank-provede-svidku-ocinku-zbitkiv-spricinenih-pidrivom-kahovskoi-ges-smigal.html" text:style-name="Internet_20_link" text:visited-style-name="Visited_20_Internet_20_Link">
https://www.ukrinform.ua/rubric-economy/3719741-svitovij-bank-provede-svidku-ocinku-zbitkiv-spricinenih-pidrivom-kahovskoi-ges-smigal.html</text:a>
</text:p>
      <!--NEWS-->
      <text:h text:style-name="P10" text:outline-level="1">
<text:span text:style-name="T4">
Taurian direction: enemy loss per day - almost three mouths and 47 pieces of equipment</text:span>
</text:h>
      <text:p text:style-name="P4">
Authors: Ukrinform (Person)</text:p>
      <text:p text:style-name="P4">
Publisher: Укринформ (Organization)</text:p>
      <text:p text:style-name="P4">
Published Time: 2023-06-07T21:16:11+03:00</text:p>
      <text:p text:style-name="P4">
Modified Time: 2023-06-07T21:16:11+03:00</text:p>
      <text:p text:style-name="P4">
Description: Units of missile troops and artillery of the Tavriysky Defense Forces per day completed 1354 fire tasks. The loss of the enemy killed and wounded amounted to almost three mouths.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Війна з Росією', '#stoprussia']</text:p>
      <text:p text:style-name="P4">
Type: Article</text:p>
      <!--METADATA-->
      <text:p text:style-name="P4">
<draw:frame draw:style-name="fr1" draw:name="Image166" text:anchor-type="as-char" svg:width="6.9236in" svg:height="3.956343in" draw:z-index="0">
<draw:image xlink:href="../Images/yкринформ/2023-06-07T21-16-11-03-00/630_360_1649246846-820.jpg" xlink:type="simple" xlink:show="embed" xlink:actuate="onLoad" draw:mime-type="image/jpeg"/>
</draw:frame>
The Universal troops and artillery of the Tavriysky Defense Forces during the processed 1354 fire tasks. The loss of the enemy killed and wounded is three companies.</text:p>
      <text:p text:style-name="P4">
According to Ukrinform, about it in <text:a xlink:type="simple" xlink:href="https://t.me/otarnavskiy/108" text:style-name="Internet_20_link" text:visited-style-name="Visited_20_Internet_20_Link">
telegram</text:a>
Informs the commander of the operational-strategic group of Tavriya troops General Alexander Tarnavsky.</text:p>
      <text:p text:style-name="P4">
In addition, he reported that 47 units of enemy ovt, 12 units of BMP, 10 tanks, 3 units 2A65 “MSTA-B”, 3 BM-21 “Grad”, 2 guns D-30, 2C4 “Tulippan ”, TOR, <text:a xlink:type="simple" xlink:href="https://www.ukrinform.ua/tag-litak" text:style-name="Internet_20_link" text:visited-style-name="Visited_20_Internet_20_Link">
aircraft</text:a>
Su-25, UAV "Eleron" and "Orlan-10" and more.</text:p>
      <text:p text:style-name="P4">
<text:span text:style-name="T4">
 Read also: </text:span>
 <text:a xlink:type="simple" xlink:href="https://www.ukrinform.ua/rubric-ato/3719680-na-fronti-vidbulosa-21-zitknenna-vorog-namagavsa-nastupati-na-troh-napramkah.html" text:style-name="Internet_20_link" text:visited-style-name="Visited_20_Internet_20_Link">
the enemy tried unsuccessfully on Bakhmutsky and generous <text:span text:style-name="T4">
 directions </text:span>
</text:a>
As it was reported, from February 24, 2022 to June 7, 2023, about 212 thousand 30 Russian invaders were eliminated from February 24, 2022, with 880 people.</text:p>
      <text:p text:style-name="P4">
News Source: <text:a xlink:type="simple" xlink:href="https://www.ukrinform.ua/rubric-ato/3719742-tavrijskij-napramok-vtrati-voroga-za-dobu-majze-tri-roti-i-47-odinic-tehniki.html" text:style-name="Internet_20_link" text:visited-style-name="Visited_20_Internet_20_Link">
https://www.ukrinform.ua/rubric-ato/3719742-tavrijskij-napramok-vtrati-voroga-za-dobu-majze-tri-roti-i-47-odinic-tehniki.html</text:a>
</text:p>
      <!--NEWS-->
      <text:h text:style-name="P10" text:outline-level="1">
<text:span text:style-name="T4">
Russians are not always important for what purpose will be a hit in Kiev - Yusov</text:span>
</text:h>
      <text:p text:style-name="P4">
Authors: Ukrinform (Person)</text:p>
      <text:p text:style-name="P4">
Publisher: Укринформ (Organization)</text:p>
      <text:p text:style-name="P4">
Published Time: 2023-06-07T21:18:00+03:00</text:p>
      <text:p text:style-name="P4">
Modified Time: 2023-06-07T21:18:00+03:00</text:p>
      <text:p text:style-name="P4">
Description: Russian aggressors who do missile terror against Kiev are usually not very important whether it is possible to hit a strategic object or damage the civilian infrastructure.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Обстріл', 'Ракета', 'Розвідка', 'Тероризм', 'Війна з Росією', 'Єдині новини']</text:p>
      <text:p text:style-name="P4">
Type: Article</text:p>
      <!--METADATA-->
      <text:p text:style-name="P4">
<draw:frame draw:style-name="fr1" draw:name="Image167" text:anchor-type="as-char" svg:width="6.9236in" svg:height="3.956343in" draw:z-index="0">
<draw:image xlink:href="../Images/yкринформ/2023-06-07T21-18-00-03-00/630_360_1674657236-888.jpg" xlink:type="simple" xlink:show="embed" xlink:actuate="onLoad" draw:mime-type="image/jpeg"/>
</draw:frame>
The Russian aggressors who do missile terror against Kiev are usually not very important, which will be involved in a strategic object, or damage the civilian infrastructure.</text:p>
      <text:p text:style-name="P4">
According to Ukrinform, a representative of the General Directorate of Intelligence of the Ministry of Defense and Yusov said this on the air of the nationwide TEMACHNOTHON "YESDINOVYA".</text:p>
      <text:p text:style-name="P4">
“The attention of the enemy in Kiev. They have a specific list of goals. But realizing that weapons are not highly precision, they assume that targets may not be affected, and civilian infrastructure may be affected. These are their conscious policy. In general, Kiev is a comprehensive task of the enemy, and it is not always important for what purpose it will be hit, ”he said.</text:p>
      <text:p text:style-name="P4">
Yusov said that the enemy has changed tactics <text:a xlink:type="simple" xlink:href="https://www.ukrinform.ua/tag-obstril" text:style-name="Internet_20_link" text:visited-style-name="Visited_20_Internet_20_Link">
shelling</text:a>
After the failure of the winter campaign -a terrorist wave of rocket strokes on energy infrastructure, when the bustrobe to immerse Ukraine in darkness, to sow panic among the population: "After Fiasco there was a pause for some time, the moment of accumulation of rocket -bearing weapons. We see a repetition of a pause. "</text:p>
      <text:p text:style-name="P4">
<text:span text:style-name="T4">
 Read also: </text:span>
 <text:a xlink:type="simple" xlink:href="https://www.ukrinform.ua/rubric-ato/3718671-ukrainska-rozvidka-perevirae-informaciu-pro-peredacu-iranom-boepripasiv-rosii.html" text:style-name="Internet_20_link" text:visited-style-name="Visited_20_Internet_20_Link">
Ukrainian intelligence checks information about the transmission of ammunition of Russia</text:a>
The GUR representative noted that most of the missile arsenal, specialized weapons, can no longer be restored. However, this does not mean that they have lost their ability to repeat rocket strokes. Ukraine understands this and reinforces its air defense.</text:p>
      <text:p text:style-name="P4">
As reported, in May over Kiev, air defense forces destroyed 7 aerobalist missiles "Darling", 13 ballistic "Iskander", 65 winged missiles and 169 UAVs.</text:p>
      <text:p text:style-name="P4">
News Source: <text:a xlink:type="simple" xlink:href="https://www.ukrinform.ua/rubric-kyiv/3719743-rosianam-ne-zavzdi-vazlivo-po-akij-cili-bude-vlucanna-v-kievi-usov.html" text:style-name="Internet_20_link" text:visited-style-name="Visited_20_Internet_20_Link">
https://www.ukrinform.ua/rubric-kyiv/3719743-rosianam-ne-zavzdi-vazlivo-po-akij-cili-bude-vlucanna-v-kievi-usov.html</text:a>
</text:p>
      <!--NEWS-->
      <text:h text:style-name="P10" text:outline-level="1">
<text:span text:style-name="T4">
The telegram has created a headquarters channel to eliminate the consequences</text:span>
</text:h>
      <text:p text:style-name="P4">
Authors: Ukrinform (Person)</text:p>
      <text:p text:style-name="P4">
Publisher: Укринформ (Organization)</text:p>
      <text:p text:style-name="P4">
Published Time: 2023-06-07T21:19:35+03:00</text:p>
      <text:p text:style-name="P4">
Modified Time: 2023-06-07T21:19:35+03:00</text:p>
      <text:p text:style-name="P4">
Description: In the telegram appeared the official information channel "Kakhovskaya hydroelectric power station | Info headquarters on eliminating the consequences of the Kakhovsky Hydroelectric power plant with Russian invaders. - Ukrinform.</text:p>
      <text:p text:style-name="P4">
Images: ['<text:a xlink:type="simple" xlink:href="https://static.ukrinform.com/photos/2023_06/thumb_files/630_360_1686128383-817.jpg" text:style-name="Internet_20_link" text:visited-style-name="Visited_20_Internet_20_Link">
630_360_16861...</text:a>
']</text:p>
      <text:p text:style-name="P4">
Tags: ['Соцмережі', 'Каховська ГЕС', 'Підтоплення']</text:p>
      <text:p text:style-name="P4">
Type: Article</text:p>
      <!--METADATA-->
      <text:p text:style-name="P4">
<draw:frame draw:style-name="fr1" draw:name="Image168" text:anchor-type="as-char" svg:width="6.9236in" svg:height="3.956343in" draw:z-index="0">
<draw:image xlink:href="../Images/yкринформ/2023-06-07T21-19-35-03-00/630_360_1686128383-817.jpg" xlink:type="simple" xlink:show="embed" xlink:actuate="onLoad" draw:mime-type="image/jpeg"/>
</draw:frame>
The official information channel “Kakhovskaya hydroelectric power station | Info headquarters on eliminating the consequences of the Kakhovsky hydroelectric power plant.</text:p>
      <text:p text:style-name="P4">
According to Ukrinform, in the telegram channel you can find reliable information in Kherson region.</text:p>
      <text:p text:style-name="P4">
In <text:a xlink:type="simple" xlink:href="https://t.me/shtab_kakhovska_hes" text:style-name="Internet_20_link" text:visited-style-name="Visited_20_Internet_20_Link">
the official telegram channel of the headquarters</text:a>
You can find all the necessary reliable information about the situation in the Kherson region, evacuation flights, instructions and reports of rescuers and local authorities.</text:p>
      <text:p text:style-name="P4">
<text:span text:style-name="T4">
 Read also: </text:span>
 <text:a xlink:type="simple" xlink:href="https://www.ukrinform.ua/rubric-regions/3719632-klimenko-sukaemo-slahi-abi-evakuuvati-ludej-z-livogo-berega-hersonsini.html" text:style-name="Internet_20_link" text:visited-style-name="Visited_20_Internet_20_Link">
<text:span text:style-name="T4">
 Klimenko </text:span>
: We are looking for ways to evacuate people from the left shore of Kherson region</text:a>
As reported by Ukrinform, on the night of June 6 <text:a xlink:type="simple" xlink:href="https://www.ukrinform.ua/rubric-other_news/3718791-pidriv-rosianami-kahovskoi-ges-vsi-novini.html" text:style-name="Internet_20_link" text:visited-style-name="Visited_20_Internet_20_Link">
the Russian army undermined the Dumbleukhovsky hydroelectric power station</text:a>
. In Kherson region, evacuation began from dangerous places, which are the risk of flooding as a result of the Podrivakhovsky hydroelectric power station.</text:p>
      <text:p text:style-name="P4">
On the fact of undermining the occupiers of the Kakhovka hydroelectric power station, law enforcement officers began investigation under the article "Ecocid".</text:p>
      <text:p text:style-name="P4">
<text:span text:style-name="T4">
 Read also: </text:span>
 <text:a xlink:type="simple" xlink:href="https://www.ukrinform.ua/rubric-regions/3719738-pidtoplenna-na-hersonsini-v-oleskah-vidomo-pro-troh-zagiblih.html" text:style-name="Internet_20_link" text:visited-style-name="Visited_20_Internet_20_Link">
flooding in <text:span text:style-name="T4">
 Kherson region </text:span>
: In Oleshki, there are three dead</text:a>
Ukrhydroenergo stated that the Kakhovka hydroelectric power station is completely destroyed and recoverable.</text:p>
      <text:p text:style-name="P4">
The Cabinet of Ministers recently made a decision to create an interagency working group [under the direction of Minister of Internal Affairs Igor Klimenko]](https://www.ukrinform.ua/rubric-society/3719264-klimenko-ocoliv-robocu-grupu-aka-vidpovidae-za-podolanna-naslidkiv-pidrivu-kahovskoi-ges.html)will be a state for overcoming the consequences of blasting the Russians of the Kakhovka Hydroelectric Power Plant.</text:p>
      <text:p text:style-name="P4">
<text:span text:style-name="T5">
Foto: libkos</text:span>
</text:p>
      <text:p text:style-name="P4">
News Source: <text:a xlink:type="simple" xlink:href="https://www.ukrinform.ua/rubric-society/3719744-u-telegrami-stvorili-kanal-stabu-sodo-likvidacii-naslidkiv-pidrivu-kahovskoi-dambi.html" text:style-name="Internet_20_link" text:visited-style-name="Visited_20_Internet_20_Link">
https://www.ukrinform.ua/rubric-society/3719744-u-telegrami-stvorili-kanal-stabu-sodo-likvidacii-naslidkiv-pidrivu-kahovskoi-dambi.html</text:a>
</text:p>
      <!--NEWS-->
      <text:h text:style-name="P10" text:outline-level="1">
<text:span text:style-name="T4">
In the southern regions of Russia, hackers launched a RDC address</text:span>
</text:h>
      <text:p text:style-name="P4">
Authors: Ukrinform (Person)</text:p>
      <text:p text:style-name="P4">
Publisher: Укринформ (Organization)</text:p>
      <text:p text:style-name="P4">
Published Time: 2023-06-07T21:23:00+03:00</text:p>
      <text:p text:style-name="P4">
Modified Time: 2023-06-07T21:23:00+03:00</text:p>
      <text:p text:style-name="P4">
Description: Radio stations in Sochi, Jubzi, Temryuk of the Krasnodar Territory of the Russian Federation and in the regional center of Rostov-on-Don were a hacker attack, during which an appeal from the Russian Volunteer Corps was launched. - Ukrinform.</text:p>
      <text:p text:style-name="P4">
Images: ['<text:a xlink:type="simple" xlink:href="https://static.ukrinform.com/photos/2022_01/thumb_files/630_360_1642161026-145.jpg" text:style-name="Internet_20_link" text:visited-style-name="Visited_20_Internet_20_Link">
630_360_16421...</text:a>
']</text:p>
      <text:p text:style-name="P4">
Tags: ['Фейк', 'Хакери', 'Радіо', 'РДК']</text:p>
      <text:p text:style-name="P4">
Type: Article</text:p>
      <!--METADATA-->
      <text:p text:style-name="P4">
<draw:frame draw:style-name="fr1" draw:name="Image169" text:anchor-type="as-char" svg:width="6.9236in" svg:height="3.956343in" draw:z-index="0">
<draw:image xlink:href="../Images/yкринформ/2023-06-07T21-23-00-03-00/630_360_1642161026-145.jpg" xlink:type="simple" xlink:show="embed" xlink:actuate="onLoad" draw:mime-type="image/jpeg"/>
</draw:frame>
Radio stations in Sochi, Dzhubzi, Temryuk of the Krasnodar Territory of the Russian Federation and in the regional center Rostov-on-Don were a hacker attack, during which the Russian Volunteer Corps was launched.</text:p>
      <text:p text:style-name="P4">
About it reports Radio Liberty "<text:a xlink:type="simple" xlink:href="https://www.kavkazr.com/a/vlasti-kubani-i-rostovskoy-oblasti-zayavili-o-vzlome-radioveschaniya-radi-zapugivaniya-zhiteley-/32448760.html" text:style-name="Internet_20_link" text:visited-style-name="Visited_20_Internet_20_Link">
Caucasus. Realities</text:a>
”.</text:p>
      <text:p text:style-name="P4">
In particular, the break was confirmed by the Kuban operative headquarters. She did not name this power, but stated that the purpose of the attack was allegedly "intimidation". According to the headquarters “<text:a xlink:type="simple" xlink:href="https://www.ukrinform.ua/tag-fejk" text:style-name="Internet_20_link" text:visited-style-name="Visited_20_Internet_20_Link">
fake</text:a>
The message was interrupted quickly. " According to the operative headquarters of the Rostov region, at about 13:00 on an unnamed radio station in Rostov-on-Don "there was a replacement of the broadcast". It is reported that it lasted "several teacunds".</text:p>
      <text:p text:style-name="P4">
He published his "Anti-War Committee of the Kubani" in the telegram-channel of a record, which probably was aired. In it, a representative of the Russian Volunteer Corps, which is fighting on the side of Ukraine, calls on the Russians to help cleanse the annexed Crimea from "Putin's War Crime."</text:p>
      <text:p text:style-name="P4">
<text:span text:style-name="T4">
 Read also: </text:span>
 [Russian volunteers announced a raid on Crimea -turned to the residents(https://www.ukrinform.ua/rubric-crimea/3719655-rosijski-dobrovolci-anonsuvali-rejd-na-krim-zvernulisa-do-meskanciv-pivostrova-po-radio.html)As reported <text:a xlink:type="simple" xlink:href="https://www.ukrinform.ua/rubric-world/3718575-u-troh-prikordonnih-oblastah-rf-po-radio-peredali-zvernenna-putina-pro-voennij-stan.html" text:style-name="Internet_20_link" text:visited-style-name="Visited_20_Internet_20_Link">
Ukrinform</text:a>
, On June 5, some radio stations will be broadcasting on Rostov, Belgorod, and Voronezh regions of Russia, which referred to Putin's Appeal, which referred to the "invasion of Ukrainian troops" and "declaration of martial law".</text:p>
      <text:p text:style-name="P4">
News Source: <text:a xlink:type="simple" xlink:href="https://www.ukrinform.ua/rubric-world/3719745-u-pivdennih-regionah-rosii-hakeri-zapustili-v-radioefir-zvernenna-rdk.html" text:style-name="Internet_20_link" text:visited-style-name="Visited_20_Internet_20_Link">
https://www.ukrinform.ua/rubric-world/3719745-u-pivdennih-regionah-rosii-hakeri-zapustili-v-radioefir-zvernenna-rdk.html</text:a>
</text:p>
      <!--NEWS-->
      <text:h text:style-name="P10" text:outline-level="1">
<text:span text:style-name="T4">
Ukraine has the necessary weapon to liberate its territory - Stoltenberg</text:span>
</text:h>
      <text:p text:style-name="P4">
Authors: Ukrinform (Person)</text:p>
      <text:p text:style-name="P4">
Publisher: Укринформ (Organization)</text:p>
      <text:p text:style-name="P4">
Published Time: 2023-06-07T21:29:00+03:00</text:p>
      <text:p text:style-name="P4">
Modified Time: 2023-06-07T21:29:00+03:00</text:p>
      <text:p text:style-name="P4">
Description: Ukraine has the necessary weapons and ammunition to liberate its territory from Russian invaders.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Зброя', 'Війна з Росією', 'Контрнаступ']</text:p>
      <text:p text:style-name="P4">
Type: Article</text:p>
      <!--METADATA-->
      <text:p text:style-name="P4">
<draw:frame draw:style-name="fr1" draw:name="Image170" text:anchor-type="as-char" svg:width="6.9236in" svg:height="3.956343in" draw:z-index="0">
<draw:image xlink:href="../Images/yкринформ/2023-06-07T21-29-00-03-00/630_360_1668589929-696.jpg" xlink:type="simple" xlink:show="embed" xlink:actuate="onLoad" draw:mime-type="image/jpeg"/>
</draw:frame>
Ukrainian is the necessary weapons and ammunition for the liberation of their territory of sprouting invaders.</text:p>
      <text:p text:style-name="P4">
According to Ukrinform, NATO Stoltenberg Secretary -General Stoltenberg said this <text:a xlink:type="simple" xlink:href="http://www.youtube.com/watch" text:style-name="Internet_20_link" text:visited-style-name="Visited_20_Internet_20_Link">
CNAS</text:a>
.</text:p>
      <text:p text:style-name="P4">
He noted that the course of any war was unpredictable, so no one could say what it would end.</text:p>
      <text:p text:style-name="P4">
"What do we know is that Ukraine is given opportunities, weapons, ammunition, as well as preparation(military specialists - ed.)from NATO member states and other units, "said <text:a xlink:type="simple" xlink:href="https://www.ukrinform.ua/tag-stoltenberg" text:style-name="Internet_20_link" text:visited-style-name="Visited_20_Internet_20_Link">
Stoltenberg</text:a>
.</text:p>
      <text:p text:style-name="P4">
Генсек НАТО також зазначив, що Україна показала свою здатність дати відсічросійським військам на прикладі визволення Київської, Харківської таХерсонської областей. У цьому контексті він закликав союзників посилитипідтримку Україні на фронті, щоб наша держава повернула свої території, аПутін програв у війні.</text:p>
      <text:p text:style-name="P4">
<text:span text:style-name="T4">
Читайте також:</text:span>
 <text:a xlink:type="simple" xlink:href="https://www.ukrinform.ua/rubric-ato/3716885-na-samiti-u-vilnusi-lideri-nato-pogodat-bagatoricnij-paket-dopomogi-dla-ukraini-stoltenberg.html" text:style-name="Internet_20_link" text:visited-style-name="Visited_20_Internet_20_Link">
 На саміті у Вільнюсі лідери НАТО погодять багаторічнийпакет допомоги для України – <text:span text:style-name="T4">
Столтенберг</text:span>
</text:a>
As reported by Ukrinform, Foreign Minister Dmitry Kuleb Taginel Secretary of NATO Stoltenberg discussed the movement of Ukraine before Valiance's membership, providing ammunition troops and providing humanitarian assistance from the Kakhovsk Hydroelectric Power Plant.</text:p>
      <text:p text:style-name="P4">
News Source: <text:a xlink:type="simple" xlink:href="https://www.ukrinform.ua/rubric-ato/3719747-ukraina-mae-neobhidnu-zbrou-dla-zvilnenna-svoei-teritorii-stoltenberg.html" text:style-name="Internet_20_link" text:visited-style-name="Visited_20_Internet_20_Link">
https://www.ukrinform.ua/rubric-ato/3719747-ukraina-mae-neobhidnu-zbrou-dla-zvilnenna-svoei-teritorii-stoltenberg.html</text:a>
</text:p>
      <!--NEWS-->
      <text:h text:style-name="P10" text:outline-level="1">
<text:span text:style-name="T4">
Undermining Kakhovskaya hydroelectric power plants: States estimate that resettlement requires 20,000 people</text:span>
</text:h>
      <text:p text:style-name="P4">
Authors: Ukrinform (Person)</text:p>
      <text:p text:style-name="P4">
Publisher: Укринформ (Organization)</text:p>
      <text:p text:style-name="P4">
Published Time: 2023-06-07T21:31:00+03:00</text:p>
      <text:p text:style-name="P4">
Modified Time: 2023-06-07T21:31:00+03:00</text:p>
      <text:p text:style-name="P4">
Description: The US administration estimates that the flood as a result of a dam on Kakhovskaya hydroelectric power plants creates complex threats, as well as immediate relocation of about 20,000 peopl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Евакуація', 'США', 'Каховська ГЕС', 'Затоплення']</text:p>
      <text:p text:style-name="P4">
Type: Article</text:p>
      <!--METADATA-->
      <text:p text:style-name="P4">
<draw:frame draw:style-name="fr1" draw:name="Image171" text:anchor-type="as-char" svg:width="6.9236in" svg:height="3.956343in" draw:z-index="0">
<draw:image xlink:href="../Images/yкринформ/2023-06-07T21-31-00-03-00/630_360_1666031974-150.jpg" xlink:type="simple" xlink:show="embed" xlink:actuate="onLoad" draw:mime-type="image/jpeg"/>
</draw:frame>
US administrations estimate that the flood as a result of the disruption of the dam on Kakhovskaya HPP creates complex threats, as well as the immediate migration of about 20 thousand people.</text:p>
      <text:p text:style-name="P4">
This was stated on Wednesday during a briefing in Washington by US Deputy District State Administration Vedant Patel, Ukrinform correspondent reports.</text:p>
      <text:p text:style-name="P4">
“I note that 16,000 inhabitants have emerged at a direct risk <text:a xlink:type="simple" xlink:href="https://www.ukrinform.ua/tag-povin" text:style-name="Internet_20_link" text:visited-style-name="Visited_20_Internet_20_Link">
flood</text:a>
As a result of damage and destruction, about 20,000 people need resettlement, ”the State Department said.</text:p>
      <text:p text:style-name="P4">
He explained that the flood is not only threatened with houses, farms and civilian citizens, but also creates an additional problem to maintain the safety of Nazaposhzhzhzhza NPPs and around it, and significantly complicates the water supply of half -day Ukraine, including Crimea.</text:p>
      <text:p text:style-name="P4">
"This further affects the stability of national energy supply to environmental systems and food safety," the State Department added.</text:p>
      <text:p text:style-name="P4">
<text:span text:style-name="T4">
 Read also: </text:span>
 <text:a xlink:type="simple" xlink:href="https://www.ukrinform.ua/rubric-polytics/3719325-bajden-pro-pidriv-kahovskoi-ges-mi-dopomozemo-ukraini.html" text:style-name="Internet_20_link" text:visited-style-name="Visited_20_Internet_20_Link">
Biden - about Kakhovskaya Hydroe Public Hydroment: We will help Ukraine</text:a>
He also emphasized that, for his part, the United States directly identifies with the Ukrainian side in questions about what help can be provided with a forced movement of people.</text:p>
      <text:p text:style-name="P4">
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About 16,000 people were in the Right Bank of the Uzhichherson region. Evacuation has begun.</text:p>
      <text:p text:style-name="P4">
News Source: <text:a xlink:type="simple" xlink:href="https://www.ukrinform.ua/rubric-regions/3719748-pidriv-kahovskoi-ges-ssa-ocinuut-so-pereselenna-potrebuut-20-tisac-ludej.html" text:style-name="Internet_20_link" text:visited-style-name="Visited_20_Internet_20_Link">
https://www.ukrinform.ua/rubric-regions/3719748-pidriv-kahovskoi-ges-ssa-ocinuut-so-pereselenna-potrebuut-20-tisac-ludej.html</text:a>
</text:p>
      <!--NEWS-->
      <text:h text:style-name="P10" text:outline-level="1">
<text:span text:style-name="T4">
In Ukraine, strawberries have fallen on average by 36% - Eastfruit</text:span>
</text:h>
      <text:p text:style-name="P4">
Authors: Ukrinform (Person)</text:p>
      <text:p text:style-name="P4">
Publisher: Укринформ (Organization)</text:p>
      <text:p text:style-name="P4">
Published Time: 2023-06-07T21:35:25+03:00</text:p>
      <text:p text:style-name="P4">
Modified Time: 2023-06-07T21:35:25+03:00</text:p>
      <text:p text:style-name="P4">
Description: In Ukraine, prices for garden strawberries (strawberries) fell to 30-65 UAH/kg ($ 0.82-1.78/kg), which is 36% cheaper than last week. - Ukrinform.</text:p>
      <text:p text:style-name="P4">
Images: ['<text:a xlink:type="simple" xlink:href="https://static.ukrinform.com/photos/2019_06/thumb_files/630_360_1559725197-493.jpg" text:style-name="Internet_20_link" text:visited-style-name="Visited_20_Internet_20_Link">
630_360_15597...</text:a>
']</text:p>
      <text:p text:style-name="P4">
Tags: ['Ціни', 'Ягоди']</text:p>
      <text:p text:style-name="P4">
Type: Article</text:p>
      <!--METADATA-->
      <text:p text:style-name="P4">
<draw:frame draw:style-name="fr1" draw:name="Image172" text:anchor-type="as-char" svg:width="6.9236in" svg:height="3.956343in" draw:z-index="0">
<draw:image xlink:href="../Images/yкринформ/2023-06-07T21-35-25-03-00/630_360_1559725197-493.jpg" xlink:type="simple" xlink:show="embed" xlink:actuate="onLoad" draw:mime-type="image/jpeg"/>
</draw:frame>
In Ukrainian Sadova Strawberry(Strawberry)fell to 30-65 UAH/kg($ 0,82-1,78 / kg)that is 36% cheaper than last week.</text:p>
      <text:p text:style-name="P4">
According to Ukrinform, it reports <text:a xlink:type="simple" xlink:href="https://east-fruit.com/uk/novyny/ukrayina-tsiny-na-sunytsyu-sadovu-rizko-pishly-vnyz/" text:style-name="Internet_20_link" text:visited-style-name="Visited_20_Internet_20_Link">
Eastfruit. </text:a>
It is noted that last week the average wholesale prices for strawberries of garden in Ukraine did not fall below 60-85 UAH/kg($ 1,64-2,32 / kg).</text:p>
      <text:p text:style-name="P4">
Аналітики пояснюють, що тепла погода стимулює активне дозрівання полуниці вукраїнських господарствах. В результаті, пропозиція цієї ягоди на ринкустрімко збільшується, що своєю чергою провокує різке зниження відпускних цін уданому сегменті.</text:p>
      <text:p text:style-name="P4">
Знижувати ціни в даному сегменті виробники змушені у зв’язку зі стрімкимзбільшенням пропозиції суниці садової з місцевих господарств, в той час, якпопит на цю продукцію залишається досить стриманим. При цьому, більшістьоператорів ринку відзначають досить великий відсоток некондиційної ягоди впоточному сезоні. Рясні опади помітно знизили якісні характеристикиукраїнської суниці садової.</text:p>
      <text:p text:style-name="P4">
<text:span text:style-name="T4">
Читайте також:</text:span>
 <text:a xlink:type="simple" xlink:href="https://www.ukrinform.ua/rubric-economy/3716675-v-ukraini-ripcasta-cibula-podesevsala-u-serednomu-na-11-eastfruit.html" text:style-name="Internet_20_link" text:visited-style-name="Visited_20_Internet_20_Link">
 В Україні ріпчаста цибуля подешевшала у середньому на 11%- <text:span text:style-name="T4">
EastFruit</text:span>
 </text:a>
According to EastFruit, as of June 6, 2023, the price of garden in Ukraine is already 37% lower than in the same period last year. With this key market players do not exclude further cheaper in this segment from next week. They argue their opinion that the market continues to grow, but the quality of the proposed berries is always suitable for consumers.</text:p>
      <text:p text:style-name="P4">
As it was reported, at the beginning of the 2023 season, early strawberries in the Ukraino(above $ 5.2/kg).</text:p>
      <text:p text:style-name="P4">
News Source: <text:a xlink:type="simple" xlink:href="https://www.ukrinform.ua/rubric-economy/3719749-v-ukraini-polunica-podesevsala-v-serednomu-na-36-eastfruit.html" text:style-name="Internet_20_link" text:visited-style-name="Visited_20_Internet_20_Link">
https://www.ukrinform.ua/rubric-economy/3719749-v-ukraini-polunica-podesevsala-v-serednomu-na-36-eastfruit.html</text:a>
</text:p>
      <!--NEWS-->
      <text:h text:style-name="P10" text:outline-level="1">
<text:span text:style-name="T4">
US Ambassador to NATO said what to expect Ukraine at a summit in Vilnius</text:span>
</text:h>
      <text:p text:style-name="P4">
Authors: Ukrinform (Person)</text:p>
      <text:p text:style-name="P4">
Publisher: Укринформ (Organization)</text:p>
      <text:p text:style-name="P4">
Published Time: 2023-06-07T21:42:00+03:00</text:p>
      <text:p text:style-name="P4">
Modified Time: 2023-06-07T21:42:00+03:00</text:p>
      <text:p text:style-name="P4">
Description: During the NATO summit in Vilnius, the Allies will send a clear signal of solid support to Ukraine - both immediately on the battlefield and assistance in long -term transformation and in the transition to alliance standards. - Ukrinform.</text:p>
      <text:p text:style-name="P4">
Images: ['<text:a xlink:type="simple" xlink:href="https://static.ukrinform.com/photos/2022_02/thumb_files/630_360_1644941057-361.jpg" text:style-name="Internet_20_link" text:visited-style-name="Visited_20_Internet_20_Link">
630_360_16449...</text:a>
']</text:p>
      <text:p text:style-name="P4">
Tags: ['Саміт НАТО', 'США', 'Україна']</text:p>
      <text:p text:style-name="P4">
Type: Article</text:p>
      <!--METADATA-->
      <text:p text:style-name="P4">
<draw:frame draw:style-name="fr1" draw:name="Image173" text:anchor-type="as-char" svg:width="6.9236in" svg:height="3.956343in" draw:z-index="0">
<draw:image xlink:href="../Images/yкринформ/2023-06-07T21-42-00-03-00/630_360_1644941057-361.jpg" xlink:type="simple" xlink:show="embed" xlink:actuate="onLoad" draw:mime-type="image/jpeg"/>
</draw:frame>
During NATO, the Allies in Vilnius will send Ukraine a clear signal of solid support - both immediate battlefield and assistance in long -term transformation and in the transition to alliance standards.</text:p>
      <text:p text:style-name="P4">
About this during a public discussion of Brussels sprouts as part of a Center for US Security(CNAS)The US representative at NATO Season Smith said, Ukrinform correspondent reports.</text:p>
      <text:p text:style-name="P4">
“As for Ukraine, its future relations with the Alliance, security guarantees, we are inserting this package for the summit. President Zelensky intends to personally receive a person in Vilnius, so we are now working on several things at the same time. We will come how we can expand our practical assistance, and not just that the universities are provided right now so that Ukrainians can continue to return their territories. We also really want to send a signal to Russia and our friends in Ukraine: no matter when this war is over, Ponato Allies will continue to stand side by side with Ukraine, ”said a American diplomat.</text:p>
      <text:p text:style-name="P4">
She noted that such a long -term assistance for Ukraine will be directed to Naya Modernization, to achieve mutuality with NATO, will be related to the whole complex of issues concerning the long -term relations with the Alliance. At the same time, the states should formulate the position of the final communique that would give Ukraine a clear signal of support in its ambitions with political rapprochement with NATO, and at the same time reflect the different views that the Allies have around this question.</text:p>
      <text:p text:style-name="P4">
<text:span text:style-name="T4">
 Read also: </text:span>
 <text:a xlink:type="simple" xlink:href="https://www.ukrinform.ua/rubric-polytics/3719062-zelenskij-na-samiti-u-vilnusi-varto-nadati-ukraini-citkij-algoritm-priednanna-do-nato.html" text:style-name="Internet_20_link" text:visited-style-name="Visited_20_Internet_20_Link">
Zelensky: At the Summit in <text:span text:style-name="T4">
 Vilnius </text:span>
 it is worth giving a Ukrainian algorithm of joining NATO</text:a>
“The big question remains how we will reflect in the communist the provisions of NATO's members. As you know, there are different views among allies. We have(Position - ed.)The Ukrainians themselves who ask the proper invitation. We mimic some allies that look at Bucharest 2008(NATO Summit is a ed.)And they feel convenient with its formulations. There are a lot of "gray space" between these positions. Over the next five weeks, we will find the way to respond to Ukraine's concern and send a signal to its people, which is not interested in this relationship for a long time, ”Smith said.It was reported that on July 11-12 in Vilnius will take place another summit <text:a xlink:type="simple" xlink:href="https://www.ukrinform.ua/tag-nato" text:style-name="Internet_20_link" text:visited-style-name="Visited_20_Internet_20_Link">
NATO</text:a>
Which is among the most important issues of continuation of assistance to Ukraine in the fight against Russian aggression.</text:p>
      <text:p text:style-name="P4">
<text:span text:style-name="T4">
 Read also: </text:span>
 <text:a xlink:type="simple" xlink:href="https://www.ukrinform.ua/rubric-polytics/3719181-vstup-do-nato-e-najkrasou-garantieu-bezpeki-dla-ukraini-prezident.html" text:style-name="Internet_20_link" text:visited-style-name="Visited_20_Internet_20_Link">
Introduction to NATO is the best security guarantee for Ukraine - President</text:a>
President Volodymyr Zelenskyy expressed his intention to personally take part in this storage. At the same time, at all levels, the Ukrainian side emphasized that assurances about the fact that "Ukraine will become a member of the Alliance", which were made during the NATO time summit in 2008, is not enough. Instead, the Ukrainian will make the Allies to provide security guarantees and a clear prospect of movement to full membership in the Alliance.</text:p>
      <text:p text:style-name="P4">
<text:span text:style-name="T5">
Foto: EPA</text:span>
</text:p>
      <text:p text:style-name="P4">
News Source: <text:a xlink:type="simple" xlink:href="https://www.ukrinform.ua/rubric-polytics/3719751-posol-ssa-pri-nato-skazala-cogo-ocikuvati-ukraini-na-samiti-u-vilnusi.html" text:style-name="Internet_20_link" text:visited-style-name="Visited_20_Internet_20_Link">
https://www.ukrinform.ua/rubric-polytics/3719751-posol-ssa-pri-nato-skazala-cogo-ocikuvati-ukraini-na-samiti-u-vilnusi.html</text:a>
</text:p>
      <!--NEWS-->
      <text:h text:style-name="P10" text:outline-level="1">
<text:span text:style-name="T4">
NSDB secretary compared Putin with Ben Laden: destroys everything he sees in his way</text:span>
</text:h>
      <text:p text:style-name="P4">
Authors: Ukrinform (Person)</text:p>
      <text:p text:style-name="P4">
Publisher: Укринформ (Organization)</text:p>
      <text:p text:style-name="P4">
Published Time: 2023-06-07T21:51:00+03:00</text:p>
      <text:p text:style-name="P4">
Modified Time: 2023-06-07T21:51:00+03:00</text:p>
      <text:p text:style-name="P4">
Description: Secretary of the National Security and Defense Council Alexei Danilov is convinced that the undermining of the Kakhovskaya hydroelectric power station Russia has proven that is the number one terrorist country in the world.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Путін', 'бен Ладен', 'Данілов', 'Війна з Росією', 'Єдині новини']</text:p>
      <text:p text:style-name="P4">
Type: Article</text:p>
      <!--METADATA-->
      <text:p text:style-name="P4">
<draw:frame draw:style-name="fr1" draw:name="Image174" text:anchor-type="as-char" svg:width="6.9236in" svg:height="3.956343in" draw:z-index="0">
<draw:image xlink:href="../Images/yкринформ/2023-06-07T21-51-00-03-00/630_360_1680783783-785.jpg" xlink:type="simple" xlink:show="embed" xlink:actuate="onLoad" draw:mime-type="image/jpeg"/>
</draw:frame>
Oleksiy Danilov, Secretaries of National Security and Defense, is convinced that the Podrivkahov Hydroelectric Power Plant has proven that is the number one terrorist country in the world.</text:p>
      <text:p text:style-name="P4">
Danilov said this on the broadcasting of the only news, Ukrainian reports.</text:p>
      <text:p text:style-name="P4">
“I am more than sure that the civilized world will be - as is the day - on our side. And no change in the position in relation to our country will not be not. The fact that the Russian Federation has once again proved that the number one in the world is the country-terrorist, I think it is known to everyone. I will say that Osama Ben Laden was such a little boy in comparison with Putin, who destroys everything he sees in his way, ”the Secretary of the NSDC said.</text:p>
      <text:p text:style-name="P4">
Commenting on journalists whether Putin is ready to “play long” in a way against the Russian Federation and isolation, <text:a xlink:type="simple" xlink:href="https://www.ukrinform.ua/tag-danilov" text:style-name="Internet_20_link" text:visited-style-name="Visited_20_Internet_20_Link">
Danilov</text:a>
He noted: “I can say that Putin can only play in his own sarcophagus. In another, he can no longer play, given the state of health, age and much more, let's say - dementia. "</text:p>
      <text:p text:style-name="P4">
<text:span text:style-name="T4">
 Read also: </text:span>
 <text:a xlink:type="simple" xlink:href="https://www.ukrinform.ua/rubric-ato/3719576-rosiani-svidomo-pidirvali-kahovsku-ges-za-vkazivkou-z-kremla-danilov.html" text:style-name="Internet_20_link" text:visited-style-name="Visited_20_Internet_20_Link">
Russians deliberately blown up the Kakhovsk hydroelectric power station at the instruction of the steam - <text:span text:style-name="T4">
 Danilov </text:span>
</text:a>
As it was reported, on the night of June 6, the Russian army blown up the dam of Kakhovskaya HEP. In Kherson region, the evacuation of the population from dangerous areas has begun, for which there is a risk of flooding.</text:p>
      <text:p text:style-name="P4">
On the fact of Kakhovskaya hydroelectric power station, law enforcement agencies began investigating the latch of ecocide. Ukrhydroenergo stated that the hydroelectric power station is not fully destroyed by the and not being subject to renovation.</text:p>
      <text:p text:style-name="P4">
News Source: <text:a xlink:type="simple" xlink:href="https://www.ukrinform.ua/rubric-ato/3719754-sekretar-rnbo-porivnav-putina-z-ben-ladenom-nisit-use-so-bacit-na-svoemu-slahu.html" text:style-name="Internet_20_link" text:visited-style-name="Visited_20_Internet_20_Link">
https://www.ukrinform.ua/rubric-ato/3719754-sekretar-rnbo-porivnav-putina-z-ben-ladenom-nisit-use-so-bacit-na-svoemu-slahu.html</text:a>
</text:p>
      <!--NEWS-->
      <text:h text:style-name="P10" text:outline-level="1">
<text:span text:style-name="T4">
Pope's operation ended without complications - Vatican</text:span>
</text:h>
      <text:p text:style-name="P4">
Authors: Ukrinform (Person)</text:p>
      <text:p text:style-name="P4">
Publisher: Укринформ (Organization)</text:p>
      <text:p text:style-name="P4">
Published Time: 2023-06-07T21:55:57+03:00</text:p>
      <text:p text:style-name="P4">
Modified Time: 2023-06-07T21:55:57+03:00</text:p>
      <text:p text:style-name="P4">
Description: Pope Francis underwent surgery on the abdominal cavity without complications. - Ukrinform.</text:p>
      <text:p text:style-name="P4">
Images: ['<text:a xlink:type="simple" xlink:href="https://static.ukrinform.com/photos/2022_03/thumb_files/630_360_1647404160-142.jpg" text:style-name="Internet_20_link" text:visited-style-name="Visited_20_Internet_20_Link">
630_360_16474...</text:a>
']</text:p>
      <text:p text:style-name="P4">
Tags: ['Операція', 'Папа Франциск', 'Ватикан', "Здоров'я"]</text:p>
      <text:p text:style-name="P4">
Type: Article</text:p>
      <!--METADATA-->
      <text:p text:style-name="P4">
<draw:frame draw:style-name="fr1" draw:name="Image175" text:anchor-type="as-char" svg:width="6.9236in" svg:height="3.956343in" draw:z-index="0">
<draw:image xlink:href="../Images/yкринформ/2023-06-07T21-55-57-03-00/630_360_1647404160-142.jpg" xlink:type="simple" xlink:show="embed" xlink:actuate="onLoad" draw:mime-type="image/jpeg"/>
</draw:frame>
The Papari Francis underwent surgery on the abdominal cavity without complications.</text:p>
      <text:p text:style-name="P4">
As Ukrinform reports, it reports <text:a xlink:type="simple" xlink:href="https://www.dw.com/en/pope-francis-surgery-over-with-no-complications-vatican/a-65847455" text:style-name="Internet_20_link" text:visited-style-name="Visited_20_Internet_20_Link">
DW</text:a>
With reference Nagatkan.</text:p>
      <text:p text:style-name="P4">
Francis, who was 86 years old, was under general anesthesia at the Roman Hospital "Dzhemelli", the operation lasted three hours. He will remain in the hospital for several days.</text:p>
      <text:p text:style-name="P4">
"The operation ended, it went without complications and lasted three hours", "(https://www.ukrinform.ua/tag-vatikan).</text:p>
      <text:p text:style-name="P4">
It is noted that all the audiences are canceled by Ponotifik by June 18.</text:p>
      <text:p text:style-name="P4">
<text:span text:style-name="T4">
 Read also: </text:span>
 <text:a xlink:type="simple" xlink:href="https://www.ukrinform.ua/rubric-society/3713544-papa-francisk-zaklikav-ne-zabuvati-pro-ukrainciv.html" text:style-name="Internet_20_link" text:visited-style-name="Visited_20_Internet_20_Link">
<text:span text:style-name="T4">
 Pope </text:span>
 <text:span text:style-name="T4">
 Francis </text:span>
 <text:span text:style-name="T4">
 </text:span>
 urged <text:span text:style-name="T4">
 not </text:span>
 forgetting <text:span text:style-name="T4">
<text:span text:style-name="T5">
* about </text:span>
* </text:span>
 Ukrainians **</text:a>
"Staying in a medical facility will take several days to ensure a noorial postoperative course and a complete functional recovery," -will be in the message.</text:p>
      <text:p text:style-name="P4">
As reported by Ukrinform, <text:a xlink:type="simple" xlink:href="https://www.ukrinform.ua/rubric-world/3719481-papu-rimskogo-prooperuut-vdruge-za-rik.html" text:style-name="Internet_20_link" text:visited-style-name="Visited_20_Internet_20_Link">
86-year-old Pope Francis was on the midst of the operation</text:a>
at the Dzhemelli Roman Hospital.  Photo: Vatican News</text:p>
      <text:p text:style-name="P4">
News Source: <text:a xlink:type="simple" xlink:href="https://www.ukrinform.ua/rubric-world/3719755-operacia-papi-rimskogo-zaversilasa-bez-uskladnen-vatikan.html" text:style-name="Internet_20_link" text:visited-style-name="Visited_20_Internet_20_Link">
https://www.ukrinform.ua/rubric-world/3719755-operacia-papi-rimskogo-zaversilasa-bez-uskladnen-vatikan.html</text:a>
</text:p>
      <!--NEWS-->
      <text:h text:style-name="P10" text:outline-level="1">
<text:span text:style-name="T4">
Rashists continue to focus on attempts on full occupation of Lugansk and Donetsk regions</text:span>
</text:h>
      <text:p text:style-name="P4">
Author: ['АРМІЯINFORM']</text:p>
      <text:p text:style-name="P4">
Time: 2023-06-07T22:00:00-04:00</text:p>
      <text:p text:style-name="P4">
Description: About CED DOIMLAY GS ZS Ukrainian. “The opponent of the I was nado -style Zuill on ... the war with Ukraine 2022, the war with Ukraine is the latest news today, the news of the war with Ukraine 2022 is the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347242294_934965530901742_8344294743351241874_n.jpg" text:style-name="Internet_20_link" text:visited-style-name="Visited_20_Internet_20_Link">
347242294_934965530901742_8344294743351241874_n.jpg</text:a>
']</text:p>
      <text:p text:style-name="P4">
Tags: ['STOPRUSSIA', 'ВТОРГНЕННЯ РФ', 'ГШ ЗС УКРАЇНИ']</text:p>
      <text:p text:style-name="P4">
Category: News</text:p>
      <!--METADATA-->
      <text:p text:style-name="P4">
<draw:frame draw:style-name="fr1" draw:name="Image176" text:anchor-type="as-char" svg:width="6.9236in" svg:height="4.611579in" draw:z-index="0">
<draw:image xlink:href="../Images/AРМІЯINFORM/2023-06-07T22-00-00-04-00/347242294_934965530901742_8344294743351241874_n.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The enemy continues to focus the main efforts on attempts by full occupation of the Luhansk and Donetsk regions. More than 30 collisions took place during the last day, ”the message reads.</text:p>
      <text:p text:style-name="P4">
It is noted that in the Kupyansk direction during the day, artillery and mortar shelling of the enemy suffered 10 settlements. On the Lyman direction, the enemy conducted unsuccessful offensive actions of the inhabitants of the settlements of Kreminna, Bigorivka of the Luhansk region of Tabestove Donetsk region. In the Bakhmut direction, the enemy was not successful. Drew the aviation strike of the White Mountain of Donetsk region</text:p>
      <text:p text:style-name="P4">
In the Mariinsky direction, our defenders repelled all 13 enemy attacks in the city of Marinka, at the same time, the enemy struck the strokes within the nobility.</text:p>
      <text:p text:style-name="P4">
In the Avdeevsky direction, the enemy did not carry out the offensive actions.</text:p>
      <text:p text:style-name="P4">
News Source: <text:a xlink:type="simple" xlink:href="https://armyinform.com.ua/2023/06/07/rashysty-j-nadali-zoseredzhuyut-zusyllya-na-sprobah-povnoyi-okupacziyi-luganskoyi-ta-doneczkoyi-oblastej/" text:style-name="Internet_20_link" text:visited-style-name="Visited_20_Internet_20_Link">
https://armyinform.com.ua/2023/06/07/rashysty-j-nadali-zoseredzhuyut-zusyllya-na-sprobah-povnoyi-okupacziyi-luganskoyi-ta-doneczkoyi-oblastej/</text:a>
</text:p>
      <!--NEWS-->
      <text:h text:style-name="P10" text:outline-level="1">
<text:span text:style-name="T4">
Armed Forces received from volunteers of a batch of trucks for carriage of ammunition</text:span>
</text:h>
      <text:p text:style-name="P4">
Authors: Ukrinform (Person)</text:p>
      <text:p text:style-name="P4">
Publisher: Укринформ (Organization)</text:p>
      <text:p text:style-name="P4">
Published Time: 2023-06-07T22:03:00+03:00</text:p>
      <text:p text:style-name="P4">
Modified Time: 2023-06-07T22:03:00+03:00</text:p>
      <text:p text:style-name="P4">
Description: In the Central Square of the National Museum of History of Ukraine in the Second World War, the volunteers of the party of large trucks were transferred to strengthen the efficiency of transportation of combat kits and other military equipment. - Ukrinform.</text:p>
      <text:p text:style-name="P4">
Images: ['<text:a xlink:type="simple" xlink:href="https://static.ukrinform.com/photos/2023_06/thumb_files/630_360_1686164060-532.jpg" text:style-name="Internet_20_link" text:visited-style-name="Visited_20_Internet_20_Link">
630_360_16861...</text:a>
']</text:p>
      <text:p text:style-name="P4">
Tags: ['Волонтери', 'ЗСУ', 'Вантажівка', 'Боєприпаси']</text:p>
      <text:p text:style-name="P4">
Type: Article</text:p>
      <!--METADATA-->
      <text:p text:style-name="P4">
<draw:frame draw:style-name="fr1" draw:name="Image177" text:anchor-type="as-char" svg:width="6.9236in" svg:height="3.956343in" draw:z-index="0">
<draw:image xlink:href="../Images/yкринформ/2023-06-07T22-03-00-03-00/630_360_1686164060-532.jpg" xlink:type="simple" xlink:show="embed" xlink:actuate="onLoad" draw:mime-type="image/jpeg"/>
</draw:frame>
The central square of the National Museum of History of Ukraine in the Second World War was transmitted by volunteers of the party of large trucks to enhance the efficiency of transportation of combat kits and other military equipment.</text:p>
      <text:p text:style-name="P4">
The organizers of the event reported this Ukrinform.</text:p>
      <text:p text:style-name="P4">
The volunteers' efforts and with the support of partners <text:a xlink:type="simple" xlink:href="https://www.ukrinform.ua/tag-vijskovi" text:style-name="Internet_20_link" text:visited-style-name="Visited_20_Internet_20_Link">
military</text:a>
They received six units of cargo equipment manufactured by Man Sea, Volvo Group, Scania and DAMM. The first four -weapons are transferred within the framework of the event, and two more are currently on the road and after the arrival and carrying out of all proper regulatory works will also be delivered to the defenders.</text:p>
      <text:p text:style-name="P4">
All equipment was purchased and delivered to Ukraine from Norway, Germany Tapolshi. The total cost of all transferred military equipment is over UAH 8.5 million.</text:p>
      <text:p text:style-name="P4">
The action was the result of the joint interaction of the charity exchange "Charity", the charitable foundation "Contemporary Ukraine", the volunteer group of the Front-Art Tasks of socially responsible Ukrainian business-ConcordBank.Finank.Finatnae support Additional technical training - Frontart.</text:p>
      <text:p text:style-name="P4">
The head of the Central Department of Military Equipment for the Armed Forces of the Armed Forces of Ukraine Andriy Bryan, who receiving the technique, emphasized the values of the assistance transferred by volunteers and gratitude to the benefactors from the Commander -in -Chief of the Armed Forces of Ukraine Valery Zaluzhny.</text:p>
      <text:p text:style-name="P4">
The President of the Contemporary Ukraine Foundation Volodymyr Gavrish stressed that “when we misery our partners and the whole world is not tired of helping Ukraine, we must give an example. Our fund delivered almost 50 different vehicles to the front war, including fast, SUVs, minibuses. Now it's trucks. ... Everyone who has joined the acquisition understands now is the wheel of the offensive, and tomorrow is a dream. "<text:span text:style-name="T4">
 Read also: </text:span>
 <text:a xlink:type="simple" xlink:href="https://www.ukrinform.ua/rubric-ato/3716390-na-zahist-ukraini-stanut-nativski-bojovi-masini-pihoti-cv90-minoboroni.html" text:style-name="Internet_20_link" text:visited-style-name="Visited_20_Internet_20_Link">
In the defense of Ukraine, Nativ fighting vehicles will be infantry-90-Ministry of Defense</text:a>
The founder of the Front-Art Volunteer Group Igor Abramovich in turn stressed that "supporting such initiatives, we give a chance to our" front artists "do not have to do on the issues of everyday support and focus on the more global challenges and strategies of protection of the country" and thanked all partners who helped to implement This idea is reality.</text:p>
      <text:p text:style-name="P4">
<text:span text:style-name="T5">
Foto: zn.ua</text:span>
</text:p>
      <text:p text:style-name="P4">
News Source: <text:a xlink:type="simple" xlink:href="https://www.ukrinform.ua/rubric-ato/3719756-zsu-otrimali-vid-volonteriv-partiu-vantazivok-dla-perevezenna-boekomplektiv.html" text:style-name="Internet_20_link" text:visited-style-name="Visited_20_Internet_20_Link">
https://www.ukrinform.ua/rubric-ato/3719756-zsu-otrimali-vid-volonteriv-partiu-vantazivok-dla-perevezenna-boekomplektiv.html</text:a>
</text:p>
      <!--NEWS-->
      <text:h text:style-name="P10" text:outline-level="1">
<text:span text:style-name="T4">
Naev conducted military training in the northern operating area</text:span>
</text:h>
      <text:p text:style-name="P4">
Authors: Ukrinform (Person)</text:p>
      <text:p text:style-name="P4">
Publisher: Укринформ (Organization)</text:p>
      <text:p text:style-name="P4">
Published Time: 2023-06-07T22:08:00+03:00</text:p>
      <text:p text:style-name="P4">
Modified Time: 2023-06-07T22:08:00+03:00</text:p>
      <text:p text:style-name="P4">
Description: Under the leadership of the Commander of the Joint Forces of the Armed Forces, Lieutenant General Sergei Nayev took place in the northern operating area. - Ukrinform.</text:p>
      <text:p text:style-name="P4">
Images: ['<text:a xlink:type="simple" xlink:href="https://static.ukrinform.com/photos/2023_06/thumb_files/630_360_1686173744-3719.jpeg" text:style-name="Internet_20_link" text:visited-style-name="Visited_20_Internet_20_Link">
630_360_16861...</text:a>
']</text:p>
      <text:p text:style-name="P4">
Tags: ['ЗСУ', 'Військові навчання', 'Сергій Наєв', 'Війна з Росією']</text:p>
      <text:p text:style-name="P4">
Type: Article</text:p>
      <!--METADATA-->
      <text:p text:style-name="P4">
<draw:frame draw:style-name="fr1" draw:name="Image182" text:anchor-type="as-char" svg:width="6.9236in" svg:height="3.956343in" draw:z-index="0">
<draw:image xlink:href="../Images/yкринформ/2023-06-07T22-08-00-03-00/630_360_1686173744-3719.jpeg" xlink:type="simple" xlink:show="embed" xlink:actuate="onLoad" draw:mime-type="image/jpeg"/>
</draw:frame>
Lieutenant General Sergei Nayev, the Commander of the Armed Forces of the Armed Forces of Ukraine, the Lieutenant General Sergiy Nayev took place.</text:p>
      <text:p text:style-name="P4">
This was reported by Ukrinform correspondent.</text:p>
      <text:p text:style-name="P4">
Within the exercises, servicemen worked a number of combat missions, middle -aged - mortar shooting, tanks, assaulting hostile positions, dumping of drones, cleaning of the territory.</text:p>
      <text:p text:style-name="P4">
According to the Commander of the Joint Forces of the Armed Forces, such training is working out tactics, as well as psychological readiness.</text:p>
      <text:p text:style-name="P4">
</text:p>
      <text:p text:style-name="P4">
Nayev noted that these exercises are involved in the military who have recently turned from the East of Ukraine, that is, they have combat experience. "We are guiding a personal composition in the units to the east. The guys who have completed the task, returning here, do not sit hands, but train themselves, pass on to experienced guys who do not have such combat experience. In these training places, they have experienced instructors with combat experiences. They teach them. The personnel management on the battlefield, hone their skills in order to be completely ready in the combat mission, "-said Lieutenant General.</text:p>
      <text:p text:style-name="P4">
<text:span text:style-name="T4">
 Read also: </text:span>
 <text:a xlink:type="simple" xlink:href="https://www.ukrinform.ua/rubric-ato/3719671-situacia-na-pivnicnomu-napramku-povnistu-kontrolovana-silami-oboroni-naev.html" text:style-name="Internet_20_link" text:visited-style-name="Visited_20_Internet_20_Link">
the situation in the northern direction of fully controlled -lasillas of defense - <text:span text:style-name="T4">
 Naev </text:span>
</text:a>
He emphasized the importance of military training and urged the colleague to involve unprepared soldiers in the fighting.</text:p>
      <text:p text:style-name="P4">
"All guys should be prepared for being able to be able to be able to be able to manage the subordinate personnel, to know the purpose, the task, to achieve this goal, to perform the task consistently, and most importantly, to protect people. . The preservation of human life is to prepare them. After all, an unprepared warrior is not able to protect not what himself, but may not complete the task, " - added Nayev.</text:p>
      <text:p text:style-name="P4">
In this context, the commander noted that he personally became convinced of the existence of the relevant training: "He is that the warriors, having gone through the skills of combat missions, already understood what they demanded from them."</text:p>
      <text:p text:style-name="P4">
<text:span text:style-name="T4">
 Read also: </text:span>
 <text:a xlink:type="simple" xlink:href="https://www.ukrinform.ua/rubric-regions/3718903-kiivska-ges-prikrita-vid-udariv-z-povitra-ta-zahisena-vid-vorozih-drg-naev.html" text:style-name="Internet_20_link" text:visited-style-name="Visited_20_Internet_20_Link">
Kiev hydroelectric power station is covered from air blows and protected enemy DRG - <text:span text:style-name="T4">
 Naev </text:span>
</text:a>
Within the framework of the exercises, Naev awarded the sergeants for the conscientious execution of the office from the reconciliation of the armed aggression of the Russian Federation with the distinguishing commander of the Armed Forces of the Armed Forces "for the III degree service and twist".</text:p>
      <text:p text:style-name="P4">
As reported by Ukrinform, Nayev ordered all subordinate groups to unspent the unchanged military personnel.</text:p>
      <text:p text:style-name="P4">
News Source: <text:a xlink:type="simple" xlink:href="https://www.ukrinform.ua/rubric-ato/3719757-naev-proviv-vijskovi-navcanna-v-pivnicnij-operacijnij-zoni.html" text:style-name="Internet_20_link" text:visited-style-name="Visited_20_Internet_20_Link">
https://www.ukrinform.ua/rubric-ato/3719757-naev-proviv-vijskovi-navcanna-v-pivnicnij-operacijnij-zoni.html</text:a>
</text:p>
      <!--NEWS-->
      <text:h text:style-name="P10" text:outline-level="1">
<text:span text:style-name="T4">
Smoke from forest fires in Canada covered New York</text:span>
</text:h>
      <text:p text:style-name="P4">
Authors: Ukrinform (Person)</text:p>
      <text:p text:style-name="P4">
Publisher: Укринформ (Organization)</text:p>
      <text:p text:style-name="P4">
Published Time: 2023-06-07T22:14:00+03:00</text:p>
      <text:p text:style-name="P4">
Modified Time: 2023-06-07T22:14:00+03:00</text:p>
      <text:p text:style-name="P4">
Description: Smoke from forest fires in Canada reached New York, and on Wednesday Laguardia suspended flights. - Ukrinform.</text:p>
      <text:p text:style-name="P4">
Images: ['<text:a xlink:type="simple" xlink:href="https://static.ukrinform.com/photos/2023_06/thumb_files/630_360_1686165065-419.jpg" text:style-name="Internet_20_link" text:visited-style-name="Visited_20_Internet_20_Link">
630_360_16861...</text:a>
']</text:p>
      <text:p text:style-name="P4">
Tags: ['Канада', 'Нью-Йорк', 'Пожежа', 'Забруднення повітря']</text:p>
      <text:p text:style-name="P4">
Type: Article</text:p>
      <!--METADATA-->
      <text:p text:style-name="P4">
<draw:frame draw:style-name="fr1" draw:name="Image184" text:anchor-type="as-char" svg:width="6.9236in" svg:height="3.956343in" draw:z-index="0">
<draw:image xlink:href="../Images/yкринформ/2023-06-07T22-14-00-03-00/630_360_1686165065-419.jpg" xlink:type="simple" xlink:show="embed" xlink:actuate="onLoad" draw:mime-type="image/jpeg"/>
</draw:frame>
The smoke of the flap in Canada reached New York, Laguardia Airport has showered flights on Wednesday.</text:p>
      <text:p text:style-name="P4">
According to Ukrinform correspondent in New York, a considerable smoke is being marked on Wednesday, people go in masks or leave their own houses.</text:p>
      <text:p text:style-name="P4">
According to CNBC, as of the middle of Wednesday, <text:a xlink:type="simple" xlink:href="https://www.ukrinform.ua/tag-ssa" text:style-name="Internet_20_link" text:visited-style-name="Visited_20_Internet_20_Link">
New York</text:a>
He ranked fourth in the world with a damped air quality, with the IQAIR 158 index, which is considered harmful to the health of all residents.</text:p>
      <text:p text:style-name="P4">
The US Civil Aviation Directorate has suspended the Laguardia New York Airport.</text:p>
      <text:p text:style-name="P4">
<text:span text:style-name="T4">
 Read also: </text:span>
 <text:a xlink:type="simple" xlink:href="https://www.cnbc.com/amp/2023/06/07/flights-new-york-smoke-wildfires.html" text:style-name="Internet_20_link" text:visited-style-name="Visited_20_Internet_20_Link">
forest <text:span text:style-name="T4">
 fires </text:span>
 left hundreds of thousands(https://www.ukrinform.ua/rubric-world/3717247-lisovi-pozezi-zalisili-sotni-tisac-ziteliv-kanadi-bez-elektriki.html)As of 13:40, more than 1400 flights were detained in New York</text:a>
.</text:p>
      <text:p text:style-name="P4">
As reported <text:a xlink:type="simple" xlink:href="https://www.ukrinform.ua/rubric-world/3719714-ottavu-zatagnulo-dimom-vid-lisovih-pozez.html" text:style-name="Internet_20_link" text:visited-style-name="Visited_20_Internet_20_Link">
Ukrinform</text:a>
, smoke from the forest raging in the north of the Canadian province of Alberta, covered the majority of the country and reached the northern states of the United States.</text:p>
      <text:p text:style-name="P4">
<text:span text:style-name="T5">
Foto: Airlive.net</text:span>
</text:p>
      <text:p text:style-name="P4">
News Source: <text:a xlink:type="simple" xlink:href="https://www.ukrinform.ua/rubric-world/3719759-dim-vid-lisovih-pozez-u-kanadi-nakriv-nujork.html" text:style-name="Internet_20_link" text:visited-style-name="Visited_20_Internet_20_Link">
https://www.ukrinform.ua/rubric-world/3719759-dim-vid-lisovih-pozez-u-kanadi-nakriv-nujork.html</text:a>
</text:p>
      <!--NEWS-->
      <text:h text:style-name="P10" text:outline-level="1">
<text:span text:style-name="T4">
On the site of Kakhovskaya hydroelectric power station will have to build a new station - the CEO of Ukrhydroenergo</text:span>
</text:h>
      <text:p text:style-name="P4">
Authors: Ukrinform (Person)</text:p>
      <text:p text:style-name="P4">
Publisher: Укринформ (Organization)</text:p>
      <text:p text:style-name="P4">
Published Time: 2023-06-07T22:23:00+03:00</text:p>
      <text:p text:style-name="P4">
Modified Time: 2023-06-07T22:23:00+03:00</text:p>
      <text:p text:style-name="P4">
Description: CEO of Ukrhydroenergo Igor Sirota declares that Kakhovskaya hydroelectric power station is not recoverable. - Ukrinform.</text:p>
      <text:p text:style-name="P4">
Images: ['<text:a xlink:type="simple" xlink:href="https://static.ukrinform.com/photos/2023_06/thumb_files/630_360_1686021128-707.png" text:style-name="Internet_20_link" text:visited-style-name="Visited_20_Internet_20_Link">
630_360_16860...</text:a>
']</text:p>
      <text:p text:style-name="P4">
Tags: ['Будівництво', 'Енергетика', 'Каховська ГЕС', 'Укргідроенерго', 'Війна з Росією']</text:p>
      <text:p text:style-name="P4">
Type: Article</text:p>
      <!--METADATA-->
      <text:p text:style-name="P4">
<draw:frame draw:style-name="fr1" draw:name="Image185" text:anchor-type="as-char" svg:width="6.9236in" svg:height="3.956343in" draw:z-index="0">
<draw:image xlink:href="../Images/yкринформ/2023-06-07T22-23-00-03-00/630_360_1686021128-707.png" xlink:type="simple" xlink:show="embed" xlink:actuate="onLoad" draw:mime-type="image/png"/>
</draw:frame>
CEO of Ukrhydroenergo Igor Sirota states that Kakhovskaya Hesevilment is not subject to.</text:p>
      <text:p text:style-name="P4">
This is stated in a statement published in <text:a xlink:type="simple" xlink:href="http://t.me/shtab_kakhovska_hes/77" text:style-name="Internet_20_link" text:visited-style-name="Visited_20_Internet_20_Link">
telegram</text:a>
, reports Ukrinform.</text:p>
      <text:p text:style-name="P4">
"After the de -occupation, we will have to build a new station. The first thing to do today is to overdo it with a destroyed dam and provide water from the water, agriculture and industry. Today, the first projected solutions on this issue will be today," the statement reads.</text:p>
      <text:p text:style-name="P4">
The orphan reported that he would have to accumulate water in the upper reservoirs, to fill the Kakhovka reservoir as soon as possible. "It takes at least 5 years to build a new station in 24/7 and requires a minimum of 1 billion," the orphan said.</text:p>
      <text:p text:style-name="P4">
<text:span text:style-name="T4">
 Read also: </text:span>
 <text:a xlink:type="simple" xlink:href="https://www.ukrinform.ua/rubric-polytics/3719718-pidriv-kahovskoi-ges-zelenskij-peredav-makronu-potrebi-ukraini-dla-likvidacii-katastrofi.html" text:style-name="Internet_20_link" text:visited-style-name="Visited_20_Internet_20_Link">
Kakhovskaya hydroelectric power station: Zelensky handed Macron to the needs of Ukraine to eliminate disaster</text:a>
He noted that the full scale of destruction is not yet known: not only the station, but also relocations, water supply, gas supply was damaged. "It is a complex hydro -node, which takes time to build. We are now developing a station's pro -erecting of the station," added the head of Ukrhydroenergo.</text:p>
      <text:p text:style-name="P4">
As reported by Ukrinform, <text:a xlink:type="simple" xlink:href="http://www.ukrinform.ua/rubric-other_news/3718791-pidriv-rosianami-kahovskoi-ges-vsi-novini.html" text:style-name="Internet_20_link" text:visited-style-name="Visited_20_Internet_20_Link">
on the night against June 6, the Russian army of Kakhovskaya hydroelectric power station</text:a>
. The right bank of the Kherson region in the area of disaster found itself about 16 thousand people. Evacuation began with dangerous places.</text:p>
      <text:p text:style-name="P4">
News Source: <text:a xlink:type="simple" xlink:href="https://www.ukrinform.ua/rubric-economy/3719761-na-misci-kahovskoi-ges-dovedetsa-buduvati-novu-stanciu-gendirektor-ukrgidroenergo.html" text:style-name="Internet_20_link" text:visited-style-name="Visited_20_Internet_20_Link">
https://www.ukrinform.ua/rubric-economy/3719761-na-misci-kahovskoi-ges-dovedetsa-buduvati-novu-stanciu-gendirektor-ukrgidroenergo.html</text:a>
</text:p>
      <!--NEWS-->
      <text:h text:style-name="P10" text:outline-level="1">
<text:span text:style-name="T4">
Oleshki occupied by the Russians on the left bank of Kherson region is flooded by 90% - mayor</text:span>
</text:h>
      <text:p text:style-name="P4">
Authors: Ukrinform (Person)</text:p>
      <text:p text:style-name="P4">
Publisher: Укринформ (Organization)</text:p>
      <text:p text:style-name="P4">
Published Time: 2023-06-07T22:24:00+03:00</text:p>
      <text:p text:style-name="P4">
Modified Time: 2023-06-07T22:24:00+03:00</text:p>
      <text:p text:style-name="P4">
Description: The city of Oleshka is temporarily occupied by the Russians on the left bank of the Kherson region due to the blasting of the hydroelectric power station of the hydroelectric power station is flooded by 90%, and there are settlements completely absorbed by water in the terrain. - Ukrinform.</text:p>
      <text:p text:style-name="P4">
Images: ['<text:a xlink:type="simple" xlink:href="https://static.ukrinform.com/photos/2023_06/thumb_files/630_360_1686165725-529.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186" text:anchor-type="as-char" svg:width="6.9236in" svg:height="3.956343in" draw:z-index="0">
<draw:image xlink:href="../Images/yкринформ/2023-06-07T22-24-00-03-00/630_360_1686165725-529.jpg" xlink:type="simple" xlink:show="embed" xlink:actuate="onLoad" draw:mime-type="image/jpeg"/>
</draw:frame>
The city of Oleshka, temporarily -refurbished by the Russians on the left bank of Kherson region due to the underblowers of the hydroelectric power station is flooded by 90%, and in the terminist there are settlements completely absorbed by water.</text:p>
      <text:p text:style-name="P4">
This was reported in an exclusive interview <text:a xlink:type="simple" xlink:href="https://ukr.radio/news.html" text:style-name="Internet_20_link" text:visited-style-name="Visited_20_Internet_20_Link">
Ukrainian radio</text:a>
Mayor of Oleshok Yevgeny Rishchuk, Ukrinform reports.</text:p>
      <text:p text:style-name="P4">
"Yesterday(June 6), sometime at the first hour of the day, we already had a massive flooding of paints. Today we have settlements that are 100%flooded, there are notes that are flooded by 10%. And in those who are a little further burst, there is nothing at all. Therefore, the sub -steppe and Peschanivka are flooded by 50%, the Cossack camps - 10%, including the coastal coastline and those homes that stand. Oleshki flooded somewhere by 90%, perhaps a little more. That is, there is a little dry territory in the city, ”Rishchuk said.</text:p>
      <text:p text:style-name="P4">
According to the mayor, the homes in Oleshki are flooded almost under the roof, the level on the streets reaches three meters. Meanwhile, the Russian occupying power is non -evaotic people and does not allow them to leave the city on their own.</text:p>
      <text:p text:style-name="P4">
"Water arrives on. But there is already good news from a new kakhovka that <text:a xlink:type="simple" xlink:href="https://www.ukrinform.ua/tag-voda" text:style-name="Internet_20_link" text:visited-style-name="Visited_20_Internet_20_Link">
water</text:a>
She started to fall there. So one or two days - and water will fall into Oleshki. Another question is - will it go to zero, will the level fall off? In addition, the city of Oleshka has lowlands. So there the water level rising to four meters. That is, the situation regarding the flooding of the heavy, "is the man's head.</text:p>
      <text:p text:style-name="P4">
<text:span text:style-name="T4">
 Read also: </text:span>
 <text:a xlink:type="simple" xlink:href="https://www.ukrinform.ua/rubric-regions/3719446-voda-vzala-u-kilce-zahoplene-misto-oleski-na-hersonsini.html" text:style-name="Internet_20_link" text:visited-style-name="Visited_20_Internet_20_Link">
water "took the ring" captured city <text:span text:style-name="T4">
 Oleshki </text:span>
 Nakherson region</text:a>
But even when the flood is completed, the region will have many problems, including garbage and sewage.</text:p>
      <text:p text:style-name="P4">
According to Ryshchuk, about 40 thousand people lived in Oleshkovskaya OTG before the occupation. After the occupation, about 20%remained, ie up to 8,000 people. The community includes 12 villages.</text:p>
      <text:p text:style-name="P4">
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About 16,000 people were in the Right Bank of the Uzhichherson region. Evacuation has begun.</text:p>
      <text:p text:style-name="P4">
<text:span text:style-name="T5">
Opto from social networks</text:span>
</text:p>
      <text:p text:style-name="P4">
News Source: <text:a xlink:type="simple" xlink:href="https://www.ukrinform.ua/rubric-regions/3719762-okupovani-rosianami-oleski-na-livomu-berezi-hersonsini-zatopleni-na-90-mer.html" text:style-name="Internet_20_link" text:visited-style-name="Visited_20_Internet_20_Link">
https://www.ukrinform.ua/rubric-regions/3719762-okupovani-rosianami-oleski-na-livomu-berezi-hersonsini-zatopleni-na-90-mer.html</text:a>
</text:p>
      <!--NEWS-->
      <text:h text:style-name="P10" text:outline-level="1">
<text:span text:style-name="T4">
Lukashenko pardoned Russian Sapeg</text:span>
</text:h>
      <text:p text:style-name="P4">
Authors: Ukrinform (Person)</text:p>
      <text:p text:style-name="P4">
Publisher: Укринформ (Organization)</text:p>
      <text:p text:style-name="P4">
Published Time: 2023-06-07T22:29:00+03:00</text:p>
      <text:p text:style-name="P4">
Modified Time: 2023-06-07T22:29:00+03:00</text:p>
      <text:p text:style-name="P4">
Description: The authoritarian ruler of Belarus Alexander Lukashenko after Roman Protasevich, who went to the agreement with the investigation, pardoned his girlfriend, Russian Sophia Sapeg. - Ukrinform.</text:p>
      <text:p text:style-name="P4">
Images: ['<text:a xlink:type="simple" xlink:href="https://static.ukrinform.com/photos/2021_05/thumb_files/630_360_1621957677-559.jpg" text:style-name="Internet_20_link" text:visited-style-name="Visited_20_Internet_20_Link">
630_360_16219...</text:a>
']</text:p>
      <text:p text:style-name="P4">
Tags: ['Лукашенко', 'Помилування', 'Росія', 'Софія Сапега']</text:p>
      <text:p text:style-name="P4">
Type: Article</text:p>
      <!--METADATA-->
      <text:p text:style-name="P4">
<draw:frame draw:style-name="fr1" draw:name="Image188" text:anchor-type="as-char" svg:width="6.9236in" svg:height="3.956343in" draw:z-index="0">
<draw:image xlink:href="../Images/yкринформ/2023-06-07T22-29-00-03-00/630_360_1621957677-559.jpg" xlink:type="simple" xlink:show="embed" xlink:actuate="onLoad" draw:mime-type="image/jpeg"/>
</draw:frame>
The authoritarian ruler of Belarus Alexander Lukashenko after Romanprotasevich, who went to the agreement with the investigation, pardoned his girlfriend, Russian Sophia Sapeg.</text:p>
      <text:p text:style-name="P4">
This is reported by Ukrinform with reference to <text:a xlink:type="simple" xlink:href="https://t.me/kozhemiakoofficial/1143" text:style-name="Internet_20_link" text:visited-style-name="Visited_20_Internet_20_Link">
telegram-channel</text:a>
The Governor of the Primorsky Territory Olegakozamyako.</text:p>
      <text:p text:style-name="P4">
His report states that Sapegu was handed down on June 7 by a delegation of the Holy Territory, headed by Kozhemyako(Sapega a delivery from the vladistok). Засловами губернатора, «Софія летить <text:a xlink:type="simple" xlink:href="https://www.ukrinform.ua/tag-rosia" text:style-name="Internet_20_link" text:visited-style-name="Visited_20_Internet_20_Link">
 додому </text:a>
, to the family. "</text:p>
      <text:p text:style-name="P4">
It was reported that Protasevich was detained in May 2021 as a result of a forced planting of Ryanair aircraft in Minsk. After the detention, he went to NAU of the investigation, after which he and his girlfriend Sophia Sapegu was transferred to the incentive arrest. In January 2022, Protasevich, sentenced to 8 years old, announced that he was released from house arrest(Although the criminal case is not bundled).</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Лукашенко помилував ексредактора Nexta <text:span text:style-name="T4">
Протасевича</text:span>
</text:a>
Sapeg was sentenced to six years in prison. She served the sentence of the Upmel colony # 4, where she worked as a seamstress.</text:p>
      <text:p text:style-name="P4">
At the end of September 2020, Protasevich left Nexta and headed the prosejurnelist and blogger Igor Losik, detained before the election, Belarusian Brain.</text:p>
      <text:p text:style-name="P4">
In April 2022, Nexta, Nexta Live and Luxta telegram channels were recognized as a "terrorist organization", their activities in the country were forbidden.</text:p>
      <text:p text:style-name="P4">
News Source: <text:a xlink:type="simple" xlink:href="https://www.ukrinform.ua/rubric-world/3719763-lukasenko-pomiluvav-rosianku-sapegu.html" text:style-name="Internet_20_link" text:visited-style-name="Visited_20_Internet_20_Link">
https://www.ukrinform.ua/rubric-world/3719763-lukasenko-pomiluvav-rosianku-sapegu.html</text:a>
</text:p>
      <!--NEWS-->
      <text:h text:style-name="P10" text:outline-level="1">
<text:span text:style-name="T4">
NATO should provide Ukraine with security guarantees so that the history of war does not happen again - Stoltenberg</text:span>
</text:h>
      <text:p text:style-name="P4">
Authors: Ukrinform (Person)</text:p>
      <text:p text:style-name="P4">
Publisher: Укринформ (Organization)</text:p>
      <text:p text:style-name="P4">
Published Time: 2023-06-07T22:32:00+03:00</text:p>
      <text:p text:style-name="P4">
Modified Time: 2023-06-07T22:32:00+03:00</text:p>
      <text:p text:style-name="P4">
Description: NATO Allies continue to consider the format of future relations with Ukraine, as well as for framework guarantees or security assertions for Ukraine after the end of the war, which should prevent the repetition of history and restrain Putin from new aggression against Ukraine.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189" text:anchor-type="as-char" svg:width="6.9236in" svg:height="3.956343in" draw:z-index="0">
<draw:image xlink:href="../Images/yкринформ/2023-06-07T22-32-00-03-00/630_360_1681986862-821.jpg" xlink:type="simple" xlink:show="embed" xlink:actuate="onLoad" draw:mime-type="image/jpeg"/>
</draw:frame>
NATO Allies continue to consider the format of future relations with Ukraine, as well as the framework guarantees or security assertions for Ukraine after the end of the war, which should previse the repetition of history and restraint from new aggression against Ukraine.</text:p>
      <text:p text:style-name="P4">
About this during a public discussion of Brussels Sprutes as part(CNAS)NATO Secretary General Jenstoltenberg said, Ukrinform correspondent reports.</text:p>
      <text:p text:style-name="P4">
“The question is about security guarantees or certificates and future membership(Ukraine in NATO - ed.). Тому що, коли ця війна завершиться, ми маємозабезпечити, щоб це не була якась пауза, протягом якої президент Путін зможевідпочити, переформуватися та розгорнути свої сили для ще однієї атаки, як мице бачили протягом багатьох років. Ця війна почалася не минулого року, вонапочалася набагато раніше – у 2014-му. Коли ця війна завершиться, нам будутьнеобхідні рамкові заходи, щоб історія не повторилася, і щоб президент Путін неміг надалі шахраювати з європейською безпекою», - сказав Столтенберг.</text:p>
      <text:p text:style-name="P4">
Він зауважив, що головною гарантією безпеки для <text:a xlink:type="simple" xlink:href="https://www.ukrinform.ua/tag-nato" text:style-name="Internet_20_link" text:visited-style-name="Visited_20_Internet_20_Link">
 НАТО</text:a>
There is Article 5 of the Washington Treaty Collective Defense and full membership. Discussions are currently underway on the provision of security guarantees for Ukraine, in particular, at the level of bilateral relations with some of the allies. Consultations between the Allies, how to respond to Ukraine's aspirations in NATO, were also continuing, it was this topic that was a major meeting of the Foreign Ministers of the country with Oslo during a recent meeting of Foreign Ministers.</text:p>
      <text:p text:style-name="P4">
“Certainly, it is too early to anticipate the results of Vilnius -Samite on this issue in advance, but the Allies have already agreed with many important -speakers concerning Ukraine and its path to membership. NATO doors remain open ... All allies agreed that Ukraine would be a member of the Alliance - it was released again and again, the last time - during the Madrid summit in June year. Everyone agreed: it is a matter of Ukraine and allies - to decide when the right time will come to invite Ukraine to full membership. This is not about Moscow. Putin has no veto on expansion, ”the Alliance head emphasized.</text:p>
      <text:p text:style-name="P4">
He recalled again that NATO's most difficult task is to ensure that President Putin does not win this war so that Ukraine would win.He emphasized the need to maintain the unity of allies in the Ukrainian assistance in the fight against the Russian invasion, and thanked the United States for the leadership in mobilizing such assistance as from NATO allies, such from partner countries around the world.</text:p>
      <text:p text:style-name="P4">
*!(https://www.ukrinform.ua/rubric-polytics/3719724-kuleba-obgovoriv-zi-stoltenbergom-ruh-ukraini-do-nato-ta-postavki-boepripasiv.html)It was reported that on July 11-12 in Vilnius will take place another NATO summit, which, among the most important issues, will consider the continuation of assistance to Ukraine in its fight against Russian aggression. President Volodymyr Zelenskyy expresses the name in person to take part in this meeting. At the same time, at all levels, the Ukrainian side stressed that the certificates that "Ukraine will become a member", which were made during the NATO Bucharest Summit in 2008, is not enough. Instead, Ukraine raises NATO allies to provide security guarantees and a clear prospects for the movement towards full -time.</text:p>
      <text:p text:style-name="P4">
News Source: <text:a xlink:type="simple" xlink:href="https://www.ukrinform.ua/rubric-polytics/3719764-nato-mae-nadati-ukraini-garantii-bezpeki-sob-istoria-z-vijnou-ne-povtorilasa-stoltenberg.html" text:style-name="Internet_20_link" text:visited-style-name="Visited_20_Internet_20_Link">
https://www.ukrinform.ua/rubric-polytics/3719764-nato-mae-nadati-ukraini-garantii-bezpeki-sob-istoria-z-vijnou-ne-povtorilasa-stoltenberg.html</text:a>
</text:p>
      <!--NEWS-->
      <text:h text:style-name="P10" text:outline-level="1">
<text:span text:style-name="T4">
More than 2.6 thousand houses have been flooded in Ukraine, almost 2,000 people evacuated</text:span>
</text:h>
      <text:p text:style-name="P4">
Authors: Ukrinform (Person)</text:p>
      <text:p text:style-name="P4">
Publisher: Укринформ (Organization)</text:p>
      <text:p text:style-name="P4">
Published Time: 2023-06-07T22:40:00+03:00</text:p>
      <text:p text:style-name="P4">
Modified Time: 2023-06-07T22:40:00+03:00</text:p>
      <text:p text:style-name="P4">
Description: As of 9:30 pm, 2629 houses were flooded. 1,995 people (103 children) were evacuated. - Ukrinform.</text:p>
      <text:p text:style-name="P4">
Images: ['<text:a xlink:type="simple" xlink:href="https://static.ukrinform.com/photos/2023_06/thumb_files/630_360_1686128383-817.jpg" text:style-name="Internet_20_link" text:visited-style-name="Visited_20_Internet_20_Link">
630_360_16861...</text:a>
']</text:p>
      <text:p text:style-name="P4">
Tags: ['Евакуація', 'Вода', 'Каховська ГЕС', 'Затоплення']</text:p>
      <text:p text:style-name="P4">
Type: Article</text:p>
      <!--METADATA-->
      <text:p text:style-name="P4">
<draw:frame draw:style-name="fr1" draw:name="Image190" text:anchor-type="as-char" svg:width="6.9236in" svg:height="3.956343in" draw:z-index="0">
<draw:image xlink:href="../Images/yкринформ/2023-06-07T22-40-00-03-00/630_360_1686128383-817.jpg" xlink:type="simple" xlink:show="embed" xlink:actuate="onLoad" draw:mime-type="image/jpeg"/>
</draw:frame>
As of 21: 30 2629 houses were flooded. 1,995 people evacuated(103 children of them).</text:p>
      <text:p text:style-name="P4">
Про це йдеться у повідомленні <text:a xlink:type="simple" xlink:href="https://www.facebook.com/UA.National.Police/videos/1238523490132245" text:style-name="Internet_20_link" text:visited-style-name="Visited_20_Internet_20_Link">
 Нацполіції</text:a>
, reports Ukrinform</text:p>
      <text:p text:style-name="P4">
In addition, there are separate local [flooding] in the territory of the Nikolaev area.(https://www.ukrinform.ua/tag-povin)In 16 settlements of Bashtansky district: 127 households were flooded, 284 persons were evacuated from(Among them are 62 children), reported in the National Police.</text:p>
      <text:p text:style-name="P4">
During the evacuation of a civilian population from Kherson, two police officers were injured as a result of the discharge of the UAV, who, despite enemy firing, fired to save citizens.</text:p>
      <text:p text:style-name="P4">
<text:span text:style-name="T4">
 Read also: </text:span>
 [occupied by the Russians <text:span text:style-name="T4">
 Oleshki </text:span>
 on the left birch birch(https://www.ukrinform.ua/rubric-ato/3719762-okupovani-rosianami-oleski-na-livomu-berezi-hersonsini-zatopleni-na-90-mer.html)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Evacuation began on the Right Bank of Dangerous Oblast.</text:p>
      <text:p text:style-name="P4">
<text:span text:style-name="T5">
Foto: libkos</text:span>
</text:p>
      <text:p text:style-name="P4">
News Source: <text:a xlink:type="simple" xlink:href="https://www.ukrinform.ua/rubric-regions/3719766-v-ukraini-pidtopleni-ponad-26-tisaci-budinkiv-evakuuvali-majze-2-tisaci-ludej.html" text:style-name="Internet_20_link" text:visited-style-name="Visited_20_Internet_20_Link">
https://www.ukrinform.ua/rubric-regions/3719766-v-ukraini-pidtopleni-ponad-26-tisaci-budinkiv-evakuuvali-majze-2-tisaci-ludej.html</text:a>
</text:p>
      <!--NEWS-->
      <text:h text:style-name="P10" text:outline-level="1">
<text:span text:style-name="T4">
Defense forces move forward in a Bakhmut direction - Clear</text:span>
</text:h>
      <text:p text:style-name="P4">
Authors: Ukrinform (Person)</text:p>
      <text:p text:style-name="P4">
Publisher: Укринформ (Organization)</text:p>
      <text:p text:style-name="P4">
Published Time: 2023-06-07T22:45:00+03:00</text:p>
      <text:p text:style-name="P4">
Modified Time: 2023-06-07T22:45:00+03:00</text:p>
      <text:p text:style-name="P4">
Description: Defense forces in the Bakhmut direction continue to storm the enemy's positions and move forward, and Bakhmut himself remains one of the hottest locations on the Eastern Front. - Ukrinform.</text:p>
      <text:p text:style-name="P4">
Images: ['<text:a xlink:type="simple" xlink:href="https://static.ukrinform.com/photos/2023_05/thumb_files/630_360_1684135169-735.jpg" text:style-name="Internet_20_link" text:visited-style-name="Visited_20_Internet_20_Link">
630_360_16841...</text:a>
']</text:p>
      <text:p text:style-name="P4">
Tags: ['Бахмут', 'Війна з Росією', 'Сергій Череватий']</text:p>
      <text:p text:style-name="P4">
Type: Article</text:p>
      <!--METADATA-->
      <text:p text:style-name="P4">
<draw:frame draw:style-name="fr1" draw:name="Image191" text:anchor-type="as-char" svg:width="6.9236in" svg:height="3.956343in" draw:z-index="0">
<draw:image xlink:href="../Images/yкринформ/2023-06-07T22-45-00-03-00/630_360_1684135169-735.jpg" xlink:type="simple" xlink:show="embed" xlink:actuate="onLoad" draw:mime-type="image/jpeg"/>
</draw:frame>
Bakhmut's strengths continue to storm the enemy's positions and stand forward, and Bakhmut himself remains one of the hottest locations of the Front Front.</text:p>
      <text:p text:style-name="P4">
This was reported by the spokesman for the Defense of Ukraine of the Eastern direction Colonel Sergeycheriev, reports Ukrinform with reference to <text:a xlink:type="simple" xlink:href="https://armyinform.com.ua/2023/06/07/neskorenyj-bahmut-zalyshayetsya-odniyeyu-iz-najgaryachishyh-tochok-frontu-sergij-cherevatyj/" text:style-name="Internet_20_link" text:visited-style-name="Visited_20_Internet_20_Link">
Armyinform</text:a>
.</text:p>
      <text:p text:style-name="P4">
“The forces of Ukraine's defense continue the assault actions along the Siverskyi Donetsk - Donbas channel and in the direction of the settlements of Bogdanivka, Yaidne, Sakko and Vanzetti, where they advanced from 250 to 1100 meters. The enemy performs a great deal, by all possible forces and means tries to retain previously occupied positions, used combat aviation, 357 times struck from artillery heated calibers and reactive volley fire systems, 16 combat jams took place, ”he said.</text:p>
      <text:p text:style-name="P4">
<text:span text:style-name="T4">
 Read also: </text:span>
 <text:a xlink:type="simple" xlink:href="https://www.ukrinform.ua/rubric-ato/3719537-na-bahmutskomu-napramku-tretij-den-trivae-nastup-zsu-minoboroni.html" text:style-name="Internet_20_link" text:visited-style-name="Visited_20_Internet_20_Link">
on <text:span text:style-name="T4">
 Bakhmut </text:span>
 in the third day the next day - the Ministry of Defense - the Ministry of Defense</text:a>
</text:p>
      <text:p text:style-name="P4">
За інформацією Череватого, українські захисники за добу знищили 181 окупанта,65 поранили, 13 взяли у полон. Знищено сім гармат, один танк, дві бойовіброньовані машини, один багатоцільовий безпілотний авіаційний комплекс«Орлан-10», пункт управління БПЛА і ворожий склад з боєприпасами.</text:p>
      <text:p text:style-name="P4">
Речник також наголосив, що попри заяви російських пропагандистських медіаворогу від літа минулого року так і не вдалося повністю захопити Бахмут - щонещодавно підтвердив в одному зі своїх чергових звернень і ватажок злочинногоПВК «Вагнер» Пригожин.</text:p>
      <text:p text:style-name="P4">
<text:span text:style-name="T4">
Читайте також:</text:span>
 <text:a xlink:type="simple" xlink:href="https://www.ukrinform.ua/rubric-ato/3719731-kozni-piv-metra-zemli-v-bahmuti-obhodilisa-rosii-odnim-ubitim-ci-poranenim-britania-v-obse.html" text:style-name="Internet_20_link" text:visited-style-name="Visited_20_Internet_20_Link">
 Кожні пів метра землі у <text:span text:style-name="T4">
Бахмут</text:span>
 і обходилися Росіївбитим чи пораненим – Британія в ОБСЄ </text:a>
</text:p>
      <text:p text:style-name="P4">
As it was reported, during the current day Russian invaders <text:a xlink:type="simple" xlink:href="https://www.ukrinform.ua/rubric-ato/3719680-na-fronti-vidbulosa-21-zitknenna-vorog-namagavsa-nastupati-na-troh-napramkah.html" text:style-name="Internet_20_link" text:visited-style-name="Visited_20_Internet_20_Link">
unsuccessfully come to advance</text:a>
Nabakhmutsky and two more directions.</text:p>
      <text:p text:style-name="P4">
News Source: <text:a xlink:type="simple" xlink:href="https://www.ukrinform.ua/rubric-ato/3719767-sili-oboroni-prosuvautsa-vpered-na-bahmutskomu-napramku-cerevatij.html" text:style-name="Internet_20_link" text:visited-style-name="Visited_20_Internet_20_Link">
https://www.ukrinform.ua/rubric-ato/3719767-sili-oboroni-prosuvautsa-vpered-na-bahmutskomu-napramku-cerevatij.html</text:a>
</text:p>
      <!--NEWS-->
      <text:h text:style-name="P10" text:outline-level="1">
<text:span text:style-name="T4">
The victims of Russian hackers were 100,000 Canadians</text:span>
</text:h>
      <text:p text:style-name="P4">
Authors: Ukrinform (Person)</text:p>
      <text:p text:style-name="P4">
Publisher: Укринформ (Organization)</text:p>
      <text:p text:style-name="P4">
Published Time: 2023-06-07T22:48:00+03:00</text:p>
      <text:p text:style-name="P4">
Modified Time: 2023-06-07T22:48:00+03:00</text:p>
      <text:p text:style-name="P4">
Description: The personal data of at least one hundred thousand state sphere staff of the Canadian province of New Scotland have been stolen by Russian cybercriminals. - Ukrinform.</text:p>
      <text:p text:style-name="P4">
Images: ['<text:a xlink:type="simple" xlink:href="https://static.ukrinform.com/photos/2019_12/thumb_files/630_360_1575644583-214.jpg" text:style-name="Internet_20_link" text:visited-style-name="Visited_20_Internet_20_Link">
630_360_15756...</text:a>
']</text:p>
      <text:p text:style-name="P4">
Tags: ['Канада', 'Росія', 'Хакери', 'Персональні дані']</text:p>
      <text:p text:style-name="P4">
Type: Article</text:p>
      <!--METADATA-->
      <text:p text:style-name="P4">
<draw:frame draw:style-name="fr1" draw:name="Image192" text:anchor-type="as-char" svg:width="6.9236in" svg:height="3.956343in" draw:z-index="0">
<draw:image xlink:href="../Images/yкринформ/2023-06-07T22-48-00-03-00/630_360_1575644583-214.jpg" xlink:type="simple" xlink:show="embed" xlink:actuate="onLoad" draw:mime-type="image/jpeg"/>
</draw:frame>
At least one hundred thousand state -owned provincial Scotland workers were stolen by Russian cybercrime.</text:p>
      <text:p text:style-name="P4">
According to the Ukrinform correspondent, the Minister of Cyber Security and Digital Services of New Scotland Colletonbank said this during the Ugalifax Press.</text:p>
      <text:p text:style-name="P4">
“One hundred thousand residents of New Scotland were injured: current and former health care workers, a pediatric hospital in Galifax, and the provincial civil servants. We still have to do some work and over time this number can grow and decrease, ”Lebank said.</text:p>
      <text:p text:style-name="P4">
According to him, <text:a xlink:type="simple" xlink:href="https://www.ukrinform.ua/tag-hakeri" text:style-name="Internet_20_link" text:visited-style-name="Visited_20_Internet_20_Link">
cybercrimini</text:a>
They have accessed salaries, including bank details, home addresses and state social insurance numbers.</text:p>
      <text:p text:style-name="P4">
This break was within the framework of the global attack on the Moveit platform, as a result of the attackers managed to seize the data of at least one hundred thousand British workers.</text:p>
      <text:p text:style-name="P4">
The responsibility for the break was taken by the CLOP group, which threatens the next week to publish all the data, if it does not receive redemption. Cybersecurity experts have long track CLOP activities, which is considered to be based on births, since it works mainly in Russian -speaking forums.</text:p>
      <text:p text:style-name="P4">
<text:span text:style-name="T4">
 Read also: </text:span>
 <text:a xlink:type="simple" xlink:href="https://www.ukrinform.ua/rubric-technology/3719629-rosijski-hakeri-vikrali-dani-blizko-100-tisac-pracivnikiv-vosmi-britanskih-kompanij.html" text:style-name="Internet_20_link" text:visited-style-name="Visited_20_Internet_20_Link">
Russian <text:span text:style-name="T4">
 hackers </text:span>
 abducted data about 100,000 workers of eight British companies</text:a>
Moscow has long been accused of being a reliable shelter for the warheads.</text:p>
      <text:p text:style-name="P4">
In 2021, the likely hackers of the CLOP group were detained in Ukraine as part of a joint operation of law enforcement officers from Ukraine, USA and South Korea.</text:p>
      <text:p text:style-name="P4">
News Source: <text:a xlink:type="simple" xlink:href="https://www.ukrinform.ua/rubric-technology/3719768-zertvami-rosijskih-hakeriv-stali-100-tisac-kanadciv.html" text:style-name="Internet_20_link" text:visited-style-name="Visited_20_Internet_20_Link">
https://www.ukrinform.ua/rubric-technology/3719768-zertvami-rosijskih-hakeriv-stali-100-tisac-kanadciv.html</text:a>
</text:p>
      <!--NEWS-->
      <text:h text:style-name="P10" text:outline-level="1">
<text:span text:style-name="T4">
The President must be involved in the occupied Kherson region in the occupied Kherson region - President</text:span>
</text:h>
      <text:p text:style-name="P4">
Authors: Ukrinform (Person)</text:p>
      <text:p text:style-name="P4">
Publisher: Укринформ (Organization)</text:p>
      <text:p text:style-name="P4">
Published Time: 2023-06-07T22:52:00+03:00</text:p>
      <text:p text:style-name="P4">
Modified Time: 2023-06-07T22:52:00+03:00</text:p>
      <text:p text:style-name="P4">
Description: The rescue of people in the occupied part of the Kherson region, who were injured as a result of the blasting of the Kakhovskaya hydroelectric power station by Russian aggressors, should immediately be involved in international organizations, including the ICCC.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None</text:p>
      <text:p text:style-name="P4">
Type: Article</text:p>
      <!--METADATA-->
      <text:p text:style-name="P4">
<draw:frame draw:style-name="fr1" draw:name="Image193" text:anchor-type="as-char" svg:width="6.9236in" svg:height="3.956343in" draw:z-index="0">
<draw:image xlink:href="../Images/yкринформ/2023-06-07T22-52-00-03-00/630_360_1652263772-452.jpeg" xlink:type="simple" xlink:show="embed" xlink:actuate="onLoad" draw:mime-type="image/jpeg"/>
</draw:frame>
Pubrunction of people in the occupied part of the Kherson region, who have suffered as a result of the heating of the Kakhovskaya hydroelectric power plants by Russian aggressors, should immediately involve international organizations, including the ICRC.</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Dear Ukrainians, Ukrainians!</text:span>
</text:p>
      <text:p text:style-name="P4">
Today, the maximum attention of the consequences of the Russian terrorist attack on Kakhovskaya HEP. Dozens of settlements are flooded in the territory controlled by us. Those houses!</text:p>
      <text:p text:style-name="P4">
Evacuation continues. And under shelling!Russian artillery continues to beat, no matter what. Just inhumans.</text:p>
      <text:p text:style-name="P4">
But as of this time, more than 2 thousand people have been improved in the Kherson and Mykolaiv regions. And I thank everyone who is involved in this work, everyone who helps!Our task is to protect life and to help people.</text:p>
      <text:p text:style-name="P4">
Absolutely catastrophic situation in the occupied part of Kherson region. Occupiantly threw people in these terrible conditions. Without rescue, without water, just the supplies of houses in flooded communities. And this is another conscious crime of Russia: after the terrorist state has caused a catastrophe, it also maximized the harm from it.</text:p>
      <text:p text:style-name="P4">
Now a clear and quick reaction of the world is needed to what is happening. Even it is possible to establish for sure how many people on the temporarily occupying territory of Kherson region can die without salvation, without drinking water, without food, without medical care. Our military and intelligence services are as high as they save people despite the fire.</text:p>
      <text:p text:style-name="P4">
But larger efforts are needed. International organizations, such as the International Committee of the Red Cross, should immediately join the rescue operation and help people in the occupied part of the Kherson region. Every kind of person there is a sentence of existing international architecture, international organizations that have learned to save life. If there is no international organization now in the area of this disaster, then it is not at all, then it is incapacitated. There are all relevant appeals of Ukraine, our government.</text:p>
      <text:p text:style-name="P4">
Many leaders of the world, leaders of states, governments, interstate associations have expressed their support to Ukraine and a clear condemnation of Russian crime. I thank this principle!We also called for the departure of an international observation mission to Kakhovka, to replace the units and all structures of the station. Unfortunately, world attention was not enough to provide all this. We now need to concentrate the world for the treatment of the consequences of another disaster due to the fault of Russia, we must prevent the more destructive activity of the invaders.</text:p>
      <text:p text:style-name="P4">
He spent some important international conversations today.</text:p>
      <text:p text:style-name="P4">
Turkish President Erdogan. He informed him about the situation in flooded areas, about our rescue operations and urgent needs to help people.</text:p>
      <text:p text:style-name="P4">
Of course, they also discussed the risks for the Zaporizhzhya nuclear power plant, which is under the control of the occupiers. There is an agreement with the IAEA leader to proactivize the work of IAEA representatives at the station. But it is clear that, there are no full security, the governors there. Therefore, Ukraine's de -occupation is a tasks.</text:p>
      <text:p text:style-name="P4">
France President Macron. They discussed - and in great detail - all the consequences of the Russian terrorist attack at the station, in general the situation. Everything we can do to people affected by the regions.</text:p>
      <text:p text:style-name="P4">
Defense actions were also thoroughly discussed, as well as international measures that are preparing for everything, because we need safety despite any aggressive and frank-free actions of Russia.</text:p>
      <text:p text:style-name="P4">
Separately, I want to point out a few things that are important to our country, which is particularly for people in our regions that depended on the Kakhovsky Direction.</text:p>
      <text:p text:style-name="P4">
First. We will provide drinking water with drinking water. In all areas, areas, cities of Isella, where it is necessary. Where the drinking water is now, all necessary supply systems will be made. The sustainability of supply is the main principle.</text:p>
      <text:p text:style-name="P4">
Second. The world will be with us. The partners are fully informed of what is giving away, what help we need. Whatever there are economic, social, environmental consequences of this catastrophe, all the foundations of life will be preserved. Kherson region, Mykolaiv, Zaporizhzhya, Dniprovskaya - we see all the problems and make it possible and impossible to have been solved by the occupiers.</text:p>
      <text:p text:style-name="P4">
Third. The direct duty of representatives of the state and local authorities in all communities and areas that have suffered are assistance to people. From the Government and the SESA of the complementary authorities, local communities - all are involved to the maximum to rescue and protect as many people as possible. Everyone should perceive this task. And I thank those who perceive it in this way!We take care of each other and Ukraine!</text:p>
      <text:p text:style-name="P4">
And, of course, today I thank each of our warrior, all units, all the masters who continue to beat the occupiers.Let that, every day should be the day of destruction of the enemy.</text:p>
      <text:p text:style-name="P4">
<text:span text:style-name="T4">
 Glory to all our heroes!</text:span>
</text:p>
      <text:p text:style-name="P4">
<text:span text:style-name="T4">
 Glory to all who care about Ukraine and Ukrainians!</text:span>
</text:p>
      <text:p text:style-name="P4">
<text:span text:style-name="T4">
Glory to Ukraine!</text:span>
</text:p>
      <text:p text:style-name="P4">
<text:span text:style-name="T5">
Foto: op</text:span>
</text:p>
      <text:p text:style-name="P4">
News Source: <text:a xlink:type="simple" xlink:href="https://www.ukrinform.ua/rubric-society/3719769-do-poratunku-ludej-na-okupovanij-hersonsini-mae-negajno-dolucitisa-mkch-zelenskij.html" text:style-name="Internet_20_link" text:visited-style-name="Visited_20_Internet_20_Link">
https://www.ukrinform.ua/rubric-society/3719769-do-poratunku-ludej-na-okupovanij-hersonsini-mae-negajno-dolucitisa-mkch-zelenskij.html</text:a>
</text:p>
      <!--NEWS-->
      <text:h text:style-name="P10" text:outline-level="1">
<text:span text:style-name="T4">
Due to flooding, all kinds of flora and fauna of the Nizhnodniprovsky National Park were injured</text:span>
</text:h>
      <text:p text:style-name="P4">
Authors: Ukrinform (Person)</text:p>
      <text:p text:style-name="P4">
Publisher: Укринформ (Organization)</text:p>
      <text:p text:style-name="P4">
Published Time: 2023-06-07T23:00:00+03:00</text:p>
      <text:p text:style-name="P4">
Modified Time: 2023-06-07T23:00:00+03:00</text:p>
      <text:p text:style-name="P4">
Description: In the Kherson region, as a result of the blasting of the Russian troops, the Kakhovski hydroelectric power station was affected by the entire species composition of the flora and fauna of the Nizhni Dniprovsky National Nature Park. - Ukrinform.</text:p>
      <text:p text:style-name="P4">
Images: ['<text:a xlink:type="simple" xlink:href="https://static.ukrinform.com/photos/2023_06/thumb_files/630_360_1686167900-120.jpg" text:style-name="Internet_20_link" text:visited-style-name="Visited_20_Internet_20_Link">
630_360_16861...</text:a>
']</text:p>
      <text:p text:style-name="P4">
Tags: ['Херсонщина', 'Тварини', 'Нацпарк', 'Затоплення']</text:p>
      <text:p text:style-name="P4">
Type: Article</text:p>
      <!--METADATA-->
      <text:p text:style-name="P4">
<draw:frame draw:style-name="fr1" draw:name="Image194" text:anchor-type="as-char" svg:width="6.9236in" svg:height="3.956343in" draw:z-index="0">
<draw:image xlink:href="../Images/yкринформ/2023-06-07T23-00-00-03-00/630_360_1686167900-120.jpg" xlink:type="simple" xlink:show="embed" xlink:actuate="onLoad" draw:mime-type="image/jpeg"/>
</draw:frame>
As a result of the exploration of the Kakhovskaya HEP, the Uherson region was injured by the Kakhovskaya Hesh Hins, the entire species composition of the flora and fauna of the National Natural Park "Nizhnodniprovsky".</text:p>
      <text:p text:style-name="P4">
According to Ukrinform, Kakhovskaya hydroelectric power station | Info headquarters ”reports in <text:a xlink:type="simple" xlink:href="https://t.me/shtab_kakhovska_hes/76" text:style-name="Internet_20_link" text:visited-style-name="Visited_20_Internet_20_Link">
telegram</text:a>
.</text:p>
      <text:p text:style-name="P4">
«Внаслідок підриву росіянами Каховської ГЕС нацпарку «Нижньодніпровський»завдано збитків на 46 550 000 000 гривень. Через затоплення постраждав весьвидовий склад флори та <text:a xlink:type="simple" xlink:href="https://www.ukrinform.ua/tag-tvarini" text:style-name="Internet_20_link" text:visited-style-name="Visited_20_Internet_20_Link">
 фауни </text:a>
National Park. Some species may disappear, ”the message reads.</text:p>
      <text:p text:style-name="P4">
Due to raising the water level by 3.5 meters by about 80 thousand hectares, almost all islands of the territory of the Nizhnodniprovsky National Park were underwater(≈50).</text:p>
      <text:p text:style-name="P4">
<text:span text:style-name="T4">
Читайте також:</text:span>
 <text:a xlink:type="simple" xlink:href="https://www.ukrinform.ua/rubric-regions/3719707-u-nacparku-velikij-lug-mozut-obmiliti-vodnobolotni-ugidda.html" text:style-name="Internet_20_link" text:visited-style-name="Visited_20_Internet_20_Link">
 У <text:span text:style-name="T4">
нацпарк</text:span>
 у «Великий Луг» можуть обміліти водно-болотні угіддя </text:a>
More than 1016 species of park plants have undergone damage. Among the animals that can die: boar, deer noble, roe deer, hare - Rusak, pheasant, beaver, muskrat.</text:p>
      <text:p text:style-name="P4">
As reported <text:a xlink:type="simple" xlink:href="https://www.ukrinform.ua/rubric-regions/3719637-cerez-pidriv-kahovskoi-ges-zatopilo-niznodniprovskij-nacionalnij-park.html" text:style-name="Internet_20_link" text:visited-style-name="Visited_20_Internet_20_Link">
Ukrinform</text:a>
, due to the undermining of the Kakhovka hydroelectric power station flooded the territorial natural park "Nizhnodniprovsky".</text:p>
      <text:p text:style-name="P4">
News Source: <text:a xlink:type="simple" xlink:href="https://www.ukrinform.ua/rubric-regions/3719770-cerez-zatoplenna-postrazdali-usi-vidi-flori-ta-fauni-nacparku-niznodniprovskij.html" text:style-name="Internet_20_link" text:visited-style-name="Visited_20_Internet_20_Link">
https://www.ukrinform.ua/rubric-regions/3719770-cerez-zatoplenna-postrazdali-usi-vidi-flori-ta-fauni-nacparku-niznodniprovskij.html</text:a>
</text:p>
      <!--NEWS-->
      <text:h text:style-name="P10" text:outline-level="1">
<text:span text:style-name="T4">
The enemy struck rocket strokes in Kharkiv region</text:span>
</text:h>
      <text:p text:style-name="P4">
Authors: Ukrinform (Person)</text:p>
      <text:p text:style-name="P4">
Publisher: Укринформ (Organization)</text:p>
      <text:p text:style-name="P4">
Published Time: 2023-06-07T23:05:00+03:00</text:p>
      <text:p text:style-name="P4">
Modified Time: 2023-06-07T23:05:00+03:00</text:p>
      <text:p text:style-name="P4">
Description: Russian troops have struck rocket strokes in Kharkiv about 22:30. - Ukrinform.</text:p>
      <text:p text:style-name="P4">
Images: ['<text:a xlink:type="simple" xlink:href="https://static.ukrinform.com/photos/2018_09/thumb_files/630_360_1537784987-4780.jpg" text:style-name="Internet_20_link" text:visited-style-name="Visited_20_Internet_20_Link">
630_360_15377...</text:a>
']</text:p>
      <text:p text:style-name="P4">
Tags: ['Обстріл', 'Харківщина', 'Війна з Росією']</text:p>
      <text:p text:style-name="P4">
Type: Article</text:p>
      <!--METADATA-->
      <text:p text:style-name="P4">
<draw:frame draw:style-name="fr1" draw:name="Image195" text:anchor-type="as-char" svg:width="6.9236in" svg:height="3.956343in" draw:z-index="0">
<draw:image xlink:href="../Images/yкринформ/2023-06-07T23-05-00-03-00/630_360_1537784987-4780.jpg" xlink:type="simple" xlink:show="embed" xlink:actuate="onLoad" draw:mime-type="image/jpeg"/>
</draw:frame>
The military karf struck rocket strokes in Kharkiv about 22:30.</text:p>
      <text:p text:style-name="P4">
This was reported in <text:a xlink:type="simple" xlink:href="https://t.me/generalmarsel/3728" text:style-name="Internet_20_link" text:visited-style-name="Visited_20_Internet_20_Link">
telegram</text:a>
Head Kharkiv Military Garrison Sergey Melnyk, Ukrinform reports.</text:p>
      <text:p text:style-name="P4">
"The enemy struck the <text:a xlink:type="simple" xlink:href="https://www.ukrinform.ua/tag-harkivsina" text:style-name="Internet_20_link" text:visited-style-name="Visited_20_Internet_20_Link">
Kharkiv region</text:a>
With S-300 SPR.</text:p>
      <text:p text:style-name="P4">
Information on possible destruction and victims is established, " - writes.</text:p>
      <text:p text:style-name="P4">
<text:span text:style-name="T4">
 Read also: </text:span>
 <text:a xlink:type="simple" xlink:href="https://www.ukrinform.ua/rubric-ato/3719720-rosiani-cotiri-razi-obstrilali-nikopolskij-rajon.html" text:style-name="Internet_20_link" text:visited-style-name="Visited_20_Internet_20_Link">
Russians four times <text:span text:style-name="T4">
 shelling </text:span>
 fir Nikopol district</text:a>
Oleg Synigubov, Chief of Kharkiv Ova, specified in <text:a xlink:type="simple" xlink:href="https://t.me/synegubov/6391" text:style-name="Internet_20_link" text:visited-style-name="Visited_20_Internet_20_Link">
telegram</text:a>
that the Russian troops hit the s-300P rockets of the Chuguev district.</text:p>
      <text:p text:style-name="P4">
"The hit in the Chuguev district. According to preliminary data, the C -300 missiles were occupied," he wrote.</text:p>
      <text:p text:style-name="P4">
Information on the victims and destruction is clarified, added the leader of the Ova, calling for not ignoring the alarm signals, because the enemy can cause repeated houses.</text:p>
      <text:p text:style-name="P4">
News Source: <text:a xlink:type="simple" xlink:href="https://www.ukrinform.ua/rubric-ato/3719771-vorog-zavdav-raketnih-udariv-po-harkivsini.html" text:style-name="Internet_20_link" text:visited-style-name="Visited_20_Internet_20_Link">
https://www.ukrinform.ua/rubric-ato/3719771-vorog-zavdav-raketnih-udariv-po-harkivsini.html</text:a>
</text:p>
      <!--NEWS-->
      <text:h text:style-name="P10" text:outline-level="1">
<text:span text:style-name="T4">
Zelensky: Every dead man in Kherson region is a sentence of existing international architecture</text:span>
</text:h>
      <text:p text:style-name="P4">
Authors: Ukrinform (Person)</text:p>
      <text:p text:style-name="P4">
Publisher: Укринформ (Organization)</text:p>
      <text:p text:style-name="P4">
Published Time: 2023-06-07T23:07:00+03:00</text:p>
      <text:p text:style-name="P4">
Modified Time: 2023-06-07T23:07:00+03:00</text:p>
      <text:p text:style-name="P4">
Description: A clear and rapid reaction of the world is needed to what is happening in the Kherson region, because everyone who died as a result of the exploration of the Kakhovskaya hydroelectric power plants is a sentence by existing international architecture.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None</text:p>
      <text:p text:style-name="P4">
Type: Article</text:p>
      <!--METADATA-->
      <text:p text:style-name="P4">
<draw:frame draw:style-name="fr1" draw:name="Image196" text:anchor-type="as-char" svg:width="6.9236in" svg:height="3.956343in" draw:z-index="0">
<draw:image xlink:href="../Images/yкринформ/2023-06-07T23-07-00-03-00/630_360_1661783861-434.jpeg" xlink:type="simple" xlink:show="embed" xlink:actuate="onLoad" draw:mime-type="image/jpeg"/>
</draw:frame>
The necessary and rapid reaction of the world to what is happening in the Kherson region, because every people who died as a result of the exploration of the Russians of the Kakhovka hydroelectric power station are a sentence of existing international architecture.</text:p>
      <text:p text:style-name="P4">
Volodymyr Zelenskyy said this in <text:a xlink:type="simple" xlink:href="https://www.youtube.com/watch" text:style-name="Internet_20_link" text:visited-style-name="Visited_20_Internet_20_Link">
video closer</text:a>
, reports Ukrinform.</text:p>
      <text:p text:style-name="P4">
"Now a clear and rapid reaction of the world is needed to what is happening. Even it is possible to establish for sure - how many people on the occupied temporary territory of Kherson region can die without rescue, without drinking water, without food, without medical care," he said and stressed that our military taspets services As far as possible, despite the shelling, people save people. "- said the head of state.</text:p>
      <text:p text:style-name="P4">
<text:span text:style-name="T5">
Video: <text:a xlink:type="simple" xlink:href="https://www.facebook.com/president.gov.ua" text:style-name="Internet_20_link" text:visited-style-name="Visited_20_Internet_20_Link">
Presidential Office</text:a>
</text:span>
</text:p>
      <text:p text:style-name="P4">
But, according to the President, large -scale efforts are needed. It is necessary for international organizations - such as the International Red Cross - immediately joined the rescue operation and helped people in the occupied part <text:a xlink:type="simple" xlink:href="https://www.ukrinform.ua/tag-hersonsina" text:style-name="Internet_20_link" text:visited-style-name="Visited_20_Internet_20_Link">
Kherson region</text:a>
.</text:p>
      <text:p text:style-name="P4">
According to the President, "every person killed there is a sentence of existing international architecture, international organizations that have learned life. ".</text:p>
      <text:p text:style-name="P4">
<text:span text:style-name="T4">
 Read also: </text:span>
 <text:a xlink:type="simple" xlink:href="https://www.ukrinform.ua/rubric-polytics/3719718-pidriv-kahovskoi-ges-zelenskij-peredav-makronu-potrebi-ukraini-dla-likvidacii-katastrofi.html" text:style-name="Internet_20_link" text:visited-style-name="Visited_20_Internet_20_Link">
Kakhovskaya hydroelectric power station: <text:span text:style-name="T4">
 Zelensky </text:span>
 transferred to the macuonopods of Ukraine to eliminate disaster</text:a>
The Head of State noted that many leaders of the world, leaders of states, governments, interstate associations have expressed their support to Ukraine and a clear condemnation of the Russian ecocid crime. "Together, we have to be held responsible for the buyers. Now we have to concentrate the world's attention to eliminate the consequences of the duty catastrophe due to the fault of Russia, we must prevent the further destructiveactivity of the occupiers," Zelensky stressed.</text:p>
      <text:p text:style-name="P4">
As reported by Ukrinform, <text:a xlink:type="simple" xlink:href="http://www.ukrinform.ua/rubric-other_news/3718791-pidriv-rosianami-kahovskoi-ges-vsi-novini.html" text:style-name="Internet_20_link" text:visited-style-name="Visited_20_Internet_20_Link">
on the night against June 6, the Russian army of Kakhovskaya hydroelectric power station</text:a>
. The right bank of the Kherson region in the area of disaster found itself about 16 thousand people. Evacuation began with dangerous places.</text:p>
      <text:p text:style-name="P4">
<text:span text:style-name="T5">
Foto: op</text:span>
</text:p>
      <text:p text:style-name="P4">
News Source: <text:a xlink:type="simple" xlink:href="https://www.ukrinform.ua/rubric-society/3719772-zelenskij-kozna-zagibla-ludini-na-hersonsini-virok-naavnij-miznarodnij-arhitekturi.html" text:style-name="Internet_20_link" text:visited-style-name="Visited_20_Internet_20_Link">
https://www.ukrinform.ua/rubric-society/3719772-zelenskij-kozna-zagibla-ludini-na-hersonsini-virok-naavnij-miznarodnij-arhitekturi.html</text:a>
</text:p>
      <!--NEWS-->
      <text:h text:style-name="P10" text:outline-level="1">
<text:span text:style-name="T4">
The invaders fired Ukrainian in the Donetsk region - two adults and a child were killed</text:span>
</text:h>
      <text:p text:style-name="P4">
Authors: Ukrinform (Person)</text:p>
      <text:p text:style-name="P4">
Publisher: Укринформ (Organization)</text:p>
      <text:p text:style-name="P4">
Published Time: 2023-06-07T23:19:00+03:00</text:p>
      <text:p text:style-name="P4">
Modified Time: 2023-06-07T23:19:00+03:00</text:p>
      <text:p text:style-name="P4">
Description: Russian troops fired Ukrainian in Donetsk region from artillery, known about three dead and three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онеччина', 'Обстріл', 'Загибель', 'Війна з Росією']</text:p>
      <text:p text:style-name="P4">
Type: Article</text:p>
      <!--METADATA-->
      <text:p text:style-name="P4">
<draw:frame draw:style-name="fr1" draw:name="Image197" text:anchor-type="as-char" svg:width="6.9236in" svg:height="3.956343in" draw:z-index="0">
<draw:image xlink:href="../Images/yкринформ/2023-06-07T23-19-00-03-00/630_360_1538997483-946.jpg" xlink:type="simple" xlink:show="embed" xlink:actuate="onLoad" draw:mime-type="image/jpeg"/>
</draw:frame>
Ruskivska fired Ukrainian in Donetsk region from artillery, is known about three -tomb and three wounded.</text:p>
      <text:p text:style-name="P4">
The head of the Presidential Office of Ukraine Andriy Yermak reports about it in <text:a xlink:type="simple" xlink:href="https://t.me/ermaka2022/2894" text:style-name="Internet_20_link" text:visited-style-name="Visited_20_Internet_20_Link">
telegram</text:a>
, reports Ukrinform.</text:p>
      <text:p text:style-name="P4">
“Ukrainian in Donetsk region has suffered a shelling. Affected civilians. Well about three <text:a xlink:type="simple" xlink:href="https://www.ukrinform.ua/tag-zagibel" text:style-name="Internet_20_link" text:visited-style-name="Visited_20_Internet_20_Link">
dead</text:a>
- adult one child. There are also three wounded children, ”the message reads.</text:p>
      <text:p text:style-name="P4">
The SES and police work on the spot.</text:p>
      <text:p text:style-name="P4">
<text:span text:style-name="T4">
 Read also: </text:span>
 <text:a xlink:type="simple" xlink:href="https://www.ukrinform.ua/rubric-ato/3719720-rosiani-cotiri-razi-obstrilali-nikopolskij-rajon.html" text:style-name="Internet_20_link" text:visited-style-name="Visited_20_Internet_20_Link">
Russians four times <text:span text:style-name="T4">
 shelling </text:span>
 fir Nikopol district</text:a>
As reported <text:a xlink:type="simple" xlink:href="https://www.ukrinform.ua/rubric-ato/3719771-vorog-zavdav-raketnih-udariv-po-harkivsini.html" text:style-name="Internet_20_link" text:visited-style-name="Visited_20_Internet_20_Link">
Ukrinform</text:a>
, Russian troops inflicted rocket moles in Kharkiv region.</text:p>
      <text:p text:style-name="P4">
News Source: <text:a xlink:type="simple" xlink:href="https://www.ukrinform.ua/rubric-ato/3719776-zagarbniki-obstrilali-ukrainsk-na-doneccini-zaginuli-dvoe-doroslih-i-ditina.html" text:style-name="Internet_20_link" text:visited-style-name="Visited_20_Internet_20_Link">
https://www.ukrinform.ua/rubric-ato/3719776-zagarbniki-obstrilali-ukrainsk-na-doneccini-zaginuli-dvoe-doroslih-i-ditina.html</text:a>
</text:p>
      <!--NEWS-->
      <text:h text:style-name="P10" text:outline-level="1">
<text:span text:style-name="T4">
In the affected regions, drinking water will provide everyone - President</text:span>
</text:h>
      <text:p text:style-name="P4">
Authors: Ukrinform (Person)</text:p>
      <text:p text:style-name="P4">
Publisher: Укринформ (Organization)</text:p>
      <text:p text:style-name="P4">
Published Time: 2023-06-07T23:28:00+03:00</text:p>
      <text:p text:style-name="P4">
Modified Time: 2023-06-07T23:28:00+03:00</text:p>
      <text:p text:style-name="P4">
Description: The direct duty of representatives of the state and local authorities in all communities and regions affected by the Kakhovsky hydroelectric power station is helping people.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Вода', 'Зеленський', 'Каховська ГЕС', 'Війна з Росією']</text:p>
      <text:p text:style-name="P4">
Type: Article</text:p>
      <!--METADATA-->
      <text:p text:style-name="P4">
<draw:frame draw:style-name="fr1" draw:name="Image198" text:anchor-type="as-char" svg:width="6.9236in" svg:height="3.956343in" draw:z-index="0">
<draw:image xlink:href="../Images/yкринформ/2023-06-07T23-28-00-03-00/630_360_1657829957-221.jpeg" xlink:type="simple" xlink:show="embed" xlink:actuate="onLoad" draw:mime-type="image/jpeg"/>
</draw:frame>
The direct obligation of representatives of the state and local authorities in all communities and areas affected by the blast of the Kakhovka hydroelectric power station is to help people.</text:p>
      <text:p text:style-name="P4">
Volodymyr Zelenskyy said this in <text:a xlink:type="simple" xlink:href="https://www.youtube.com/watch" text:style-name="Internet_20_link" text:visited-style-name="Visited_20_Internet_20_Link">
video closer</text:a>
, reports Ukrinform</text:p>
      <text:p text:style-name="P4">
"Separately, I want to point out a few things that are important to our country, if people in those regions that have depended on Kakhovsky Drugs ... We will provide all the drinking water of all. In all areas, areas, cities, places where it is necessary. Where is it necessary. water will be made of all necessary supply systems. Supply of supply is the main principle, "the President asserted.</text:p>
      <text:p text:style-name="P4">
<text:span text:style-name="T5">
Video: <text:a xlink:type="simple" xlink:href="https://www.facebook.com/president.gov.ua" text:style-name="Internet_20_link" text:visited-style-name="Visited_20_Internet_20_Link">
Presidential Office</text:a>
</text:span>
</text:p>
      <text:p text:style-name="P4">
Zelensky emphasized that the world will be with Ukraine. "Kherson region, Mykolaiv, Zaporizhzhia, Dniprovsk regions - we see all the problems and make it possible and possible," - assured the head of state.</text:p>
      <text:p text:style-name="P4">
<text:span text:style-name="T4">
 Read also: </text:span>
 <text:a xlink:type="simple" xlink:href="https://www.ukrinform.ua/rubric-society/3719769-do-poratunku-ludej-na-okupovanij-hersonsini-mae-negajno-dolucitisa-mkch-zelenskij.html" text:style-name="Internet_20_link" text:visited-style-name="Visited_20_Internet_20_Link">
To save people in the occupied Kherson region should immediately reach the ICRC - President</text:a>
He recalled that the direct duty of representatives of the state and local authorities of the victims and regions that have suffered is to help people: "From the government and the SESDO of the regional authorities, local communities - all are involved in the maximum to rescue and protect as many people as possible. Everyone is as much as possible. It should take this task personal.</text:p>
      <text:p text:style-name="P4">
In addition, Zelensky stated that the occupiers would be held reference. "They controlled both the dam and all the hydropower players. The Russian propagandists seriously and openly discussed the such scenario of the man -made cassatrophe that they had implemented. Last autumn we warned the world of Rosya of Kakhovskaya hydroelectric power plants," the President said.</text:p>
      <text:p text:style-name="P4">
<text:span text:style-name="T4">
 Read also: </text:span>
 <text:a xlink:type="simple" xlink:href="https://www.ukrinform.ua/rubric-society/3719772-zelenskij-kozna-zagibla-ludini-na-hersonsini-virok-naavnij-miznarodnij-arhitekturi.html" text:style-name="Internet_20_link" text:visited-style-name="Visited_20_Internet_20_Link">
<text:span text:style-name="T4">
 Zelensky </text:span>
: Every dead man in Kherson region is a man -of -the -art international architecture</text:a>
</text:p>
      <text:p text:style-name="P4">
As reported by Ukrinform, <text:a xlink:type="simple" xlink:href="http://www.ukrinform.ua/rubric-other_news/3718791-pidriv-rosianami-kahovskoi-ges-vsi-novini.html" text:style-name="Internet_20_link" text:visited-style-name="Visited_20_Internet_20_Link">
on the night against June 6, the Russian army of Kakhovskaya hydroelectric power station</text:a>
. The right bank of the Kherson region in the area of disaster found itself about 16 thousand people. Evacuation began with dangerous places.</text:p>
      <text:p text:style-name="P4">
<text:span text:style-name="T5">
Foto: op</text:span>
</text:p>
      <text:p text:style-name="P4">
News Source: <text:a xlink:type="simple" xlink:href="https://www.ukrinform.ua/rubric-regions/3719778-u-postrazdalih-regionah-pitnou-vodou-zabezpecimo-vsih-prezident.html" text:style-name="Internet_20_link" text:visited-style-name="Visited_20_Internet_20_Link">
https://www.ukrinform.ua/rubric-regions/3719778-u-postrazdalih-regionah-pitnou-vodou-zabezpecimo-vsih-prezident.html</text:a>
</text:p>
      <!--NEWS-->
      <text:h text:style-name="P10" text:outline-level="1">
<text:span text:style-name="T4">
Stoltenberg congratulated Ukraine's information restraint on counter -offensive</text:span>
</text:h>
      <text:p text:style-name="P4">
Authors: Ukrinform (Person)</text:p>
      <text:p text:style-name="P4">
Publisher: Укринформ (Organization)</text:p>
      <text:p text:style-name="P4">
Published Time: 2023-06-07T23:38:00+03:00</text:p>
      <text:p text:style-name="P4">
Modified Time: 2023-06-07T23:38:00+03:00</text:p>
      <text:p text:style-name="P4">
Description: NATO Secretary General Jens Stoltenberg noted the revival of the fighting along the entire front line in Ukraine, and at the same time congratulated the information restraint of the Ukrainian side into common details about the probable counter -offensive. - Ukrinform.</text:p>
      <text:p text:style-name="P4">
Images: ['<text:a xlink:type="simple" xlink:href="https://static.ukrinform.com/photos/2022_11/thumb_files/630_360_1668589929-696.jpg" text:style-name="Internet_20_link" text:visited-style-name="Visited_20_Internet_20_Link">
630_360_16685...</text:a>
']</text:p>
      <text:p text:style-name="P4">
Tags: ['Столтенберг', 'ЗСУ', 'Війна з Росією', 'Контрнаступ']</text:p>
      <text:p text:style-name="P4">
Type: Article</text:p>
      <!--METADATA-->
      <text:p text:style-name="P4">
<draw:frame draw:style-name="fr1" draw:name="Image199" text:anchor-type="as-char" svg:width="6.9236in" svg:height="3.956343in" draw:z-index="0">
<draw:image xlink:href="../Images/yкринформ/2023-06-07T23-38-00-03-00/630_360_1668589929-696.jpg" xlink:type="simple" xlink:show="embed" xlink:actuate="onLoad" draw:mime-type="image/jpeg"/>
</draw:frame>
NATO Secretary -General Jens Stoltenberg noted the revival of the fighting in all the front line in Ukraine, and at the same time congratulated the Ukrainian side's information cutting into common details about probable contrast.</text:p>
      <text:p text:style-name="P4">
NATO manager stated this today during a public discussion(CNAS)Ukrinform correspondent reports.</text:p>
      <text:p text:style-name="P4">
“In what is concerned with an offensive(<text:a xlink:type="simple" xlink:href="https://www.ukrinform.ua/tag-ukraina" text:style-name="Internet_20_link" text:visited-style-name="Visited_20_Internet_20_Link">
Ukraine</text:a>
 )- We see an increase in the intensity of battles along the front line. The alley is always very careful not to talk about operational parts. This is really the right of Ukrainians - to talk about such things. We also saw this video(General Staff of the Armed Forces of Ukraine - ed.), which they placed in a social media, and which really calls to refrain from information about the counter -offensive of or prompt details, ”Jens Stoltenberg said, responding to a moderator of the discussion.</text:p>
      <text:p text:style-name="P4">
He stressed that any war is unpredictable, and no one can say how it will develop. But what is probably known is that Ukrainian respects currently have the capabilities, weapons, ammunition and necessary tension, which were provided, in particular, NATO Allies and partners of the contact group for assistance to Ukraine for US leadership.</text:p>
      <text:p text:style-name="P4">
“We also know that Ukrainians have already proven: they are able to push Russian forces, as they did it in the north, around Kiev, only in several times, in the east, around Kharkiv, and in the south, in Kherson. Now they have more equipment, more training, they are better prepared for the release of larger territories, ”said NATO Secretary General.</text:p>
      <text:p text:style-name="P4">
“No one can predict what this war is over. But we know: that it will take place at the table of negotiations, which, we will hope, will put an end to this war on a certain stage - this will depend entirely on the achievement of the target battlefield. Therefore, we must strengthen Ukraine's position on the battlefield so that they hold such a result of this war that will ensure the preservation of Ukraine as a seven and independent country, and that Putin does not win this war, ”Yinstoltenberg added.</text:p>
      <text:p text:style-name="P4">
<text:span text:style-name="T4">
 Read also: </text:span>
 <text:a xlink:type="simple" xlink:href="https://www.ukrinform.ua/rubric-polytics/3719764-nato-mae-nadati-ukraini-garantii-bezpeki-sob-istoria-z-vijnou-ne-povtorilasa-stoltenberg.html" text:style-name="Internet_20_link" text:visited-style-name="Visited_20_Internet_20_Link">
NATO should provide Ukraine with security guarantees so that history is not repeated - <text:span text:style-name="T4">
 Stoltenberg </text:span>
</text:a>
</text:p>
      <text:p text:style-name="P4">
News Source: <text:a xlink:type="simple" xlink:href="https://www.ukrinform.ua/rubric-ato/3719779-stoltenberg-privitav-informacijnu-strimanist-ukraini-sodo-kontrnastupu.html" text:style-name="Internet_20_link" text:visited-style-name="Visited_20_Internet_20_Link">
https://www.ukrinform.ua/rubric-ato/3719779-stoltenberg-privitav-informacijnu-strimanist-ukraini-sodo-kontrnastupu.html</text:a>
</text:p>
      <!--NEWS-->
      <text:h text:style-name="P10" text:outline-level="1">
<text:span text:style-name="T4">
Ulewing the Kakhovsk Dam "exactly does not help the offensive" - Zelensky</text:span>
</text:h>
      <text:p text:style-name="P4">
Authors: Ukrinform (Person)</text:p>
      <text:p text:style-name="P4">
Publisher: Укринформ (Organization)</text:p>
      <text:p text:style-name="P4">
Published Time: 2023-06-07T23:44:00+03:00</text:p>
      <text:p text:style-name="P4">
Modified Time: 2023-06-07T23:44:00+03:00</text:p>
      <text:p text:style-name="P4">
Description: The Russians blew up the Kakhovsky dam to slow down the process of liberation by Ukraine of their territory.</text:p>
      <text:p text:style-name="P4">
— Укрінформ.: </text:p>
      <text:p text:style-name="P4">
Images: ['<text:a xlink:type="simple" xlink:href="https://static.ukrinform.com/photos/2022_07/thumb_files/630_360_1657855821-201.png" text:style-name="Internet_20_link" text:visited-style-name="Visited_20_Internet_20_Link">
630_360_16578...</text:a>
']</text:p>
      <text:p text:style-name="P4">
Tags: ['Зеленський', 'Каховська ГЕС', 'Війна з Росією', 'Контрнаступ']</text:p>
      <text:p text:style-name="P4">
Type: Article</text:p>
      <!--METADATA-->
      <text:p text:style-name="P4">
<draw:frame draw:style-name="fr1" draw:name="Image200" text:anchor-type="as-char" svg:width="6.9236in" svg:height="3.956343in" draw:z-index="0">
<draw:image xlink:href="../Images/yкринформ/2023-06-07T23-44-00-03-00/630_360_1657855821-201.png" xlink:type="simple" xlink:show="embed" xlink:actuate="onLoad" draw:mime-type="image/png"/>
</draw:frame>
The Russians have blown the Kakhovsky dam to slow down the process of liberation of its territory by Ukraine.</text:p>
      <text:p text:style-name="P4">
According to Ukrinform, President of Ukraine Volodymyr Zelensky Vintervi said to the German edition <text:a xlink:type="simple" xlink:href="https://www.bild.de/politik/ausland/politik-ausland/ukraine-praesident-selenskyj-das-bedeutet-der-dammbruch-fuer-die-gegenoffensive-84247066.bild.html" text:style-name="Internet_20_link" text:visited-style-name="Visited_20_Internet_20_Link">
Bild</text:a>
.</text:p>
      <text:p text:style-name="P4">
"They(Russian side - ed.)They understand that they lose in this battle, only a matter of time. And so on this path, they slow down the process of our <text:a xlink:type="simple" xlink:href="https://www.ukrinform.ua/tag-deokupacia" text:style-name="Internet_20_link" text:visited-style-name="Visited_20_Internet_20_Link">
de -occupation</text:a>
", - commented Zelensky undermining the Russians of the Kakhovsky Dam.</text:p>
      <text:p text:style-name="P4">
He noted that the destruction of the dam "exactly does not help the offensive."</text:p>
      <text:p text:style-name="P4">
"In addition to the fact that it is human and environmental tragedies, it definitely does not help the notion," the President said.</text:p>
      <text:p text:style-name="P4">
He did not speak about the specific impact of the dam on the counter -offensive operations of Ukraine, so as not to reveal their details.</text:p>
      <text:p text:style-name="P4">
*!(https://www.ukrinform.ua/rubric-society/3719784-prezident-sokovanij-vidsutnist-dopomogi-z-boku-oon-ta-cervonogo-hresta-pisla-pidrivu-kahovskoi-dambi.html)"In any case, when the results of the counter -offensive, everyone will see that the counter -offensive is going and everyone will see these results," Zelensky added.</text:p>
      <text:p text:style-name="P4">
As it was reported, on the night of June 6 <text:a xlink:type="simple" xlink:href="https://www.ukrinform.ua/rubric-other_news/3718791-pidriv-rosianami-kahovskoi-ges-vsi-novini.html" text:style-name="Internet_20_link" text:visited-style-name="Visited_20_Internet_20_Link">
the Russian army blown up the Kakhovskaya Hins dam</text:a>
. In the Kherson region, the evacuation of the population of anesthetics for which there is a risk of flooding began. On the fact of undermining the invaders of the Hydroelectric Power Plant, law enforcement officers began investigations under the article "Ecocid".</text:p>
      <text:p text:style-name="P4">
News Source: <text:a xlink:type="simple" xlink:href="https://www.ukrinform.ua/rubric-ato/3719781-pidriv-kahovskoi-dambi-tocno-ne-dopomagae-nastupu-zelenskij.html" text:style-name="Internet_20_link" text:visited-style-name="Visited_20_Internet_20_Link">
https://www.ukrinform.ua/rubric-ato/3719781-pidriv-kahovskoi-dambi-tocno-ne-dopomagae-nastupu-zelenskij.html</text:a>
</text:p>
      <!--NEWS-->
      <text:h text:style-name="P10" text:outline-level="1">
<text:span text:style-name="T4">
The perpetrators</text:span>
</text:h>
      <text:p text:style-name="P4">
Authors: Ukrinform (Person)</text:p>
      <text:p text:style-name="P4">
Publisher: Укринформ (Organization)</text:p>
      <text:p text:style-name="P4">
Published Time: 2023-06-07T23:46:00+03:00</text:p>
      <text:p text:style-name="P4">
Modified Time: 2023-06-07T23:46:00+03:00</text:p>
      <text:p text:style-name="P4">
Description: All the culprits of the dam of the Kakhovsky Hydroelectric power plant will necessarily be held accountable. - Ukrinform.</text:p>
      <text:p text:style-name="P4">
Images: ['<text:a xlink:type="simple" xlink:href="https://static.ukrinform.com/photos/2018_09/thumb_files/630_360_1537458684-6085.jpg" text:style-name="Internet_20_link" text:visited-style-name="Visited_20_Internet_20_Link">
630_360_15374...</text:a>
']</text:p>
      <text:p text:style-name="P4">
Tags: ['Канада', 'Каховська ГЕС', 'Війна з Росією', 'Затоплення']</text:p>
      <text:p text:style-name="P4">
Type: Article</text:p>
      <!--METADATA-->
      <text:p text:style-name="P4">
<draw:frame draw:style-name="fr1" draw:name="Image201" text:anchor-type="as-char" svg:width="6.9236in" svg:height="3.956343in" draw:z-index="0">
<draw:image xlink:href="../Images/yкринформ/2023-06-07T23-46-00-03-00/630_360_1537458684-6085.jpg" xlink:type="simple" xlink:show="embed" xlink:actuate="onLoad" draw:mime-type="image/jpeg"/>
</draw:frame>
The abnormalities of the dam of the Kakhovsky Hydroelectric Stanis will necessarily be held accountable.</text:p>
      <text:p text:style-name="P4">
According to the Ukrinform correspondent, the Minister of Law of Canada Melani Zolie said this in Ottawa.</text:p>
      <text:p text:style-name="P4">
“<text:a xlink:type="simple" xlink:href="https://www.ukrinform.ua/tag-kanada" text:style-name="Internet_20_link" text:visited-style-name="Visited_20_Internet_20_Link">
Canada</text:a>
Tagotov is solidarity with Ukraine continue to assist Ukrainians. Civilian people and critical infrastructure are illegal whole wars, and we will be convinced that the responsible for this act and other outrageous actions against the sovereignty of Ukraine will stand before justice for their crimes, ”Zolie said.</text:p>
      <text:p text:style-name="P4">
According to her, the destruction of the dam again demonstrates the catastrophic consequences of Russian military aggression against Ukraine, which grossly violates international peace security. " "We will continue to cooperate with international partners over the protection of the people of Ukraine from the repressive Russian regime," - - emphasized.</text:p>
      <text:p text:style-name="P4">
<text:span text:style-name="T4">
 Read also: </text:span>
 [in the Congress of Ukrainians <text:span text:style-name="T4">
 Canada </text:span>
 demand to recognize the Russian terrorist because(https://www.ukrinform.ua/rubric-diaspora/3719234-u-kongresi-ukrainciv-kanadi-vimagaut-viznati-rosiu-derzavouteroristom-cerez-pidriv-kahovskoi-ges.html)As reported <text:a xlink:type="simple" xlink:href="https://www.ukrinform.ua/rubric-ato/3718751-rosijski-zagarbniki-pidirvali-kahovsku-ges-ok-pivden.html" text:style-name="Internet_20_link" text:visited-style-name="Visited_20_Internet_20_Link">
Ukrinform</text:a>
, on the night opposite June 6, the Russian army blew up the Kakhovskaya Hydroelectric Dam. About 16,000 people were in the Right Bank of the Uzhichherson region. Evacuation has begun.</text:p>
      <text:p text:style-name="P4">
News Source: <text:a xlink:type="simple" xlink:href="https://www.ukrinform.ua/rubric-polytics/3719782-vinuvatci-pidrivu-kahovskoi-ges-budut-pritagnuti-do-vidpovidalnosti-glava-mzs-kanadi.html" text:style-name="Internet_20_link" text:visited-style-name="Visited_20_Internet_20_Link">
https://www.ukrinform.ua/rubric-polytics/3719782-vinuvatci-pidrivu-kahovskoi-ges-budut-pritagnuti-do-vidpovidalnosti-glava-mzs-kanadi.html</text:a>
</text:p>
      <!--NEWS-->
      <text:h text:style-name="P10" text:outline-level="1">
<text:span text:style-name="T4">
The SES captures the decrease in the raising of water after blasting Kakhovskaya hydroelectric power plants</text:span>
</text:h>
      <text:p text:style-name="P4">
Authors: Ukrinform (Person)</text:p>
      <text:p text:style-name="P4">
Publisher: Укринформ (Organization)</text:p>
      <text:p text:style-name="P4">
Published Time: 2023-06-07T23:49:00+03:00</text:p>
      <text:p text:style-name="P4">
Modified Time: 2023-06-07T23:49:00+03:00</text:p>
      <text:p text:style-name="P4">
Description: The pace of lifting water levels in regions flooded after the Kakhovskaya Hydroelectric Power Plants have declined today, but the increase is still recorded - Ukrinform.</text:p>
      <text:p text:style-name="P4">
Images: ['<text:a xlink:type="simple" xlink:href="https://static.ukrinform.com/photos/2023_06/thumb_files/630_360_1686175374-404.jpg" text:style-name="Internet_20_link" text:visited-style-name="Visited_20_Internet_20_Link">
630_360_16861...</text:a>
']</text:p>
      <text:p text:style-name="P4">
Tags: ['ДСНС', 'Евакуація', 'Вода', 'Каховська ГЕС']</text:p>
      <text:p text:style-name="P4">
Type: Article</text:p>
      <!--METADATA-->
      <text:p text:style-name="P4">
<draw:frame draw:style-name="fr1" draw:name="Image202" text:anchor-type="as-char" svg:width="6.9236in" svg:height="3.956343in" draw:z-index="0">
<draw:image xlink:href="../Images/yкринформ/2023-06-07T23-49-00-03-00/630_360_1686175374-404.jpg" xlink:type="simple" xlink:show="embed" xlink:actuate="onLoad" draw:mime-type="image/jpeg"/>
</draw:frame>
The raising of water levels in the regions flooded after the Russian Kakhovskaya HEPs are undermined, but the increase is still fixed</text:p>
      <text:p text:style-name="P4">
About it <text:a xlink:type="simple" xlink:href="https://t.me/shtab_kakhovska_hes/87" text:style-name="Internet_20_link" text:visited-style-name="Visited_20_Internet_20_Link">
reported</text:a>
Deputy Chairman of the SES Volodymyr Demchuk, reports Ukrinform.</text:p>
      <text:p text:style-name="P4">
According to him, the water levels from 1 to 6 cm are now being recorded. In the beginning of the dam, water has risen in the Kherson area by 5.5 meters. The most complex situation in the ship district of the city, where is currently sub -heating of 1800 houses. In total, 20 settlements were flooded on the right birch.</text:p>
      <text:p text:style-name="P4">
“The primary task is now the evacuation of citizens from flooded territories. The departments of the event coordinate the work on evacuation and salvation Minister of Internal Affairs of Ukraine Igor Klimenko and the chairman of the SES of Ukraine Sergey Kruk. More than 1900 citizens, including 103 children, have been able to evacuate joint ventures, ”Demchuk said.</text:p>
      <text:p text:style-name="P4">
*!(https://www.ukrinform.ua/rubric-regions/3719677-u-dsns-prognozuut-spovilnenna-pidvisenna-rivniv-vodi-na-dnipri-nizce-kahovskoi-ges.html)He added that units <text:a xlink:type="simple" xlink:href="https://www.ukrinform.ua/tag-dsns" text:style-name="Internet_20_link" text:visited-style-name="Visited_20_Internet_20_Link">
SESP</text:a>
More than 300 people were rescued.</text:p>
      <text:p text:style-name="P4">
"For evacuation, the required number of vehicles has been prepared, the ways and areas where people are evacuated," the SESP summed up.</text:p>
      <text:p text:style-name="P4">
In turn, Sergei Kruk <text:a xlink:type="simple" xlink:href="https://t.me/dsns_telegram/17370" text:style-name="Internet_20_link" text:visited-style-name="Visited_20_Internet_20_Link">
reported</text:a>
: “Rescuers, along with all the forces involved in the elimination of flooding, work in enhanced mode. We increase the forces and have been sent to Kherson region by construction of craft from different regions of Ukraine. "</text:p>
      <text:p text:style-name="P4">
The SES chairman stressed that the war did not destroy our humanity. “Since the beginning, more than 620 appeals from citizens have worked for help. We work out everyone, ”he added.</text:p>
      <text:p text:style-name="P4">
<text:span text:style-name="T4">
 Read also: </text:span>
 <text:a xlink:type="simple" xlink:href="https://www.ukrinform.ua/rubric-society/3719461-aki-dii-ludini-so-opinilasa-u-vodi-poradi-dsns.html" text:style-name="Internet_20_link" text:visited-style-name="Visited_20_Internet_20_Link">
how to escape when water flood the streets - tips <text:span text:style-name="T4">
 SES </text:span>
</text:a>
As reported by Ukrinform, on the night of June 6, the Russian army blew up the Dumbukhov Hydroelectric Power Plant. On the Right Bank of the Kherson region, there were 16,000 people in the disaster zone. Evacuation began with dangerous places.</text:p>
      <text:p text:style-name="P4">
News Source: <text:a xlink:type="simple" xlink:href="https://www.ukrinform.ua/rubric-other_news/3719783-u-dsns-fiksuut-znizenna-tempiv-pidjomu-vodi-pisla-pidrivu-kahovskoi-ges.html" text:style-name="Internet_20_link" text:visited-style-name="Visited_20_Internet_20_Link">
https://www.ukrinform.ua/rubric-other_news/3719783-u-dsns-fiksuut-znizenna-tempiv-pidjomu-vodi-pisla-pidrivu-kahovskoi-ges.html</text:a>
</text:p>
      <!--NEWS-->
      <text:h text:style-name="P10" text:outline-level="1">
<text:span text:style-name="T4">
President is shocked by lack</text:span>
</text:h>
      <text:p text:style-name="P4">
Authors: Ukrinform (Person)</text:p>
      <text:p text:style-name="P4">
Publisher: Укринформ (Organization)</text:p>
      <text:p text:style-name="P4">
Published Time: 2023-06-07T23:53:00+03:00</text:p>
      <text:p text:style-name="P4">
Modified Time: 2023-06-07T23:53:00+03:00</text:p>
      <text:p text:style-name="P4">
Description: The UN and the International Committee of the Red Cross have not yet provided any assistance to Ukraine to overcome the effects of an ecological disaster caused by Russia's blast.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ООН', 'Червоний Хрест', 'Зеленський', 'Каховська ГЕС']</text:p>
      <text:p text:style-name="P4">
Type: Article</text:p>
      <!--METADATA-->
      <text:p text:style-name="P4">
<draw:frame draw:style-name="fr1" draw:name="Image203" text:anchor-type="as-char" svg:width="6.9236in" svg:height="3.956343in" draw:z-index="0">
<draw:image xlink:href="../Images/yкринформ/2023-06-07T23-53-00-03-00/630_360_1668631319-314.jpg" xlink:type="simple" xlink:show="embed" xlink:actuate="onLoad" draw:mime-type="image/jpeg"/>
</draw:frame>
The UN International Committee of the Red Cross has not yet assisted Ukraine to overcome the effects of an environmental disaster caused by the undermine of the Rosiyakhov Dam.</text:p>
      <text:p text:style-name="P4">
According to Ukrinform, President of Ukraine Volodymyr Zelensky Vintervi said to the German edition <text:a xlink:type="simple" xlink:href="https://www.bild.de/politik/ausland/politik-ausland/ukraine-praesident-selenskyj-das-bedeutet-der-dammbruch-fuer-die-gegenoffensive-84247066.bild.html" text:style-name="Internet_20_link" text:visited-style-name="Visited_20_Internet_20_Link">
Bild</text:a>
.</text:p>
      <text:p text:style-name="P4">
"I would very much like to thank international organizations that have assisted Ukraine through the Russian Federation caused by the Russian Federation <text:a xlink:type="simple" xlink:href="https://www.ukrinform.ua/tag-vibuh" text:style-name="Internet_20_link" text:visited-style-name="Visited_20_Internet_20_Link">
explosion</text:a>
, which led to environmental catastrophe - a blown dam of the Kakhovka reservoir. But today I cannot dress international organizations, "Zelensky said.</text:p>
      <text:p text:style-name="P4">
He reported that before the interview he was talking to the head of the Ministry of Internal Affairs, who headed the headquarters of the consequences of this environmental catastrophe, and he reported that "Anioon nor there were no representatives of the Red Cross." At the same time, the head stated that these two organizations "should be the first to save life."</text:p>
      <text:p text:style-name="P4">
"We have not received any answer. I'm shocked," the Ukrainian president's bild quotes.</text:p>
      <text:p text:style-name="P4">
In an interview, the President also pointed out that last year the Ukrainian intelligence had information about the mines of the Russians of the Kakhovsky Dam and such information was transferred to partners. "And everyone then said that - yes, very high -rise, that the dam will be blown up at the moment they(Russians - ed.)They will feel that we will start buying our territories, " - said Zelensky.</text:p>
      <text:p text:style-name="P4">
At the same time, he indicated that the specific evidence of the dam of the dam by Russia would be possible to obtain after the de -occupation of this territory. According to him, the Ukrainian castor will also invite international experts to investigate the in investigation, since there can be no independent investigation in the occupation.</text:p>
      <text:p text:style-name="P4">
<text:span text:style-name="T4">
 Read also: </text:span>
 <text:a xlink:type="simple" xlink:href="https://www.ukrinform.ua/rubric-society/3719769-do-poratunku-ludej-na-okupovanij-hersonsini-mae-negajno-dolucitisa-mkch-zelenskij.html" text:style-name="Internet_20_link" text:visited-style-name="Visited_20_Internet_20_Link">
To save people in the occupied Kherson region should immediately reach the ICRC - President</text:a>
</text:p>
      <text:p text:style-name="P4">
Зеленський також зазначив, що росіяни можуть почати виправдовуватися надалі,заявляючи, що нібито вибух на контрольованій ними дамбі стався випадково.Однак, він підкреслив, що це в жодному разі не зніме вину з РФ.</text:p>
      <text:p text:style-name="P4">
News Source: <text:a xlink:type="simple" xlink:href="https://www.ukrinform.ua/rubric-society/3719784-prezident-sokovanij-vidsutnist-dopomogi-z-boku-oon-ta-cervonogo-hresta-pisla-pidrivu-kahovskoi-dambi.html" text:style-name="Internet_20_link" text:visited-style-name="Visited_20_Internet_20_Link">
https://www.ukrinform.ua/rubric-society/3719784-prezident-sokovanij-vidsutnist-dopomogi-z-boku-oon-ta-cervonogo-hresta-pisla-pidrivu-kahovskoi-dambi.html</text:a>
</text:p>
      <!--NEWS-->
      <text:h text:style-name="P10" text:outline-level="1">
<text:span text:style-name="T4">
Defense forces per day eliminated nearly 900 invaders, destroyed 13 tanks and 37 Artisystems</text:span>
</text:h>
      <text:p text:style-name="P4">
Author: ['АРМІЯINFORM']</text:p>
      <text:p text:style-name="P4">
Time: 2023-06-07T24:00:00-04:00</text:p>
      <text:p text:style-name="P4">
Description: Zagalni Boyov, take the enemy on 02.24.22 to 07/0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ddf1201f-af9f-435f-ab5d-66689696076e-scaled.jpg" text:style-name="Internet_20_link" text:visited-style-name="Visited_20_Internet_20_Link">
ddf1201f-af9f-435f-ab5d-66689696076e-scaled.jpg</text:a>
']</text:p>
      <text:p text:style-name="P4">
Tags: ['STOPRUSSIA', 'АГРЕСІЯ РФ', 'ВТОРГНЕННЯ РФ', 'ВТРАТИ ВОРОГА', 'ГШ ЗСУ']</text:p>
      <text:p text:style-name="P4">
Category: News</text:p>
      <!--METADATA-->
      <text:p text:style-name="P4">
<draw:frame draw:style-name="fr1" draw:name="Image204" text:anchor-type="as-char" svg:width="6.9236in" svg:height="6.987066in" draw:z-index="0">
<draw:image xlink:href="../Images/AРМІЯINFORM/2023-06-07T24-00-00-04-00/ddf1201f-af9f-435f-ab5d-66689696076e-scaled.jpg" xlink:type="simple" xlink:show="embed" xlink:actuate="onLoad" draw:mime-type="image/jpeg"/>
</draw:frame>
The total fighting loss of the enemy from 24.02.22 to 07.06.23 will be orientated:</text:p>
      <text:p text:style-name="P4">
<text:span text:style-name="T4">
<text:span text:style-name="T5">
 Personnel - </text:span>
* 212030(+880)persons eliminated</text:span>
<text:span text:style-name="T5">
 tanks - </text:span>
<text:span text:style-name="T5">
 3873(+13)  * </text:span>
<text:span text:style-name="T5">
бойових броньованих машин ‒</text:span>
<text:span text:style-name="T5">
 7560 (+17)</text:span>
<text:span text:style-name="T4">
 Artillery systems - </text:span>
 3640(+37)<text:span text:style-name="T5">
 </text:span>
<text:span text:style-name="T5">
 RSZV - </text:span>
<text:span text:style-name="T5">
 594(+4)  * </text:span>
<text:span text:style-name="T5">
засоби ППО ‒</text:span>
<text:span text:style-name="T5">
 352 (+1)</text:span>
<text:span text:style-name="T4">
 aircraft - </text:span>
 314(+1)  * <text:span text:style-name="T4">
гелікоптерів ‒</text:span>
 299 (0)<text:span text:style-name="T4">
<text:span text:style-name="T5">
 UAV Operative-tactical level-</text:span>
* 3219(+7)</text:span>
<text:span text:style-name="T5">
 Winged missiles - </text:span>
<text:span text:style-name="T5">
 1171(0)</text:span>
<text:span text:style-name="T4">
 ships / boats - </text:span>
 18(0)<text:span text:style-name="T4">
<text:span text:style-name="T5">
 Automobile equipment and tanks - </text:span>
* 6349(+17)</text:span>
<text:span text:style-name="T5">
 Special equipment - </text:span>
* 492(+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6.23.</text:p>
      <text:p text:style-name="P4">
News Source: <text:a xlink:type="simple" xlink:href="https://armyinform.com.ua/2023/06/07/syly-oborony-za-dobu-likviduvaly-majzhe-900-okupantiv-znyshhyly-13-tankiv-i-37-artsystem/" text:style-name="Internet_20_link" text:visited-style-name="Visited_20_Internet_20_Link">
https://armyinform.com.ua/2023/06/07/syly-oborony-za-dobu-likviduvaly-majzhe-900-okupantiv-znyshhyly-13-tankiv-i-37-artsystem/</text:a>
</text:p>
      <!--NEWS-->
      <text:h text:style-name="P10" text:outline-level="1">
<text:span text:style-name="T4">
US President on the Destruction of Kakhovsk Hydroelectric Power: We will help Ukraine</text:span>
</text:h>
      <text:p text:style-name="P4">
Author: ['АРМІЯINFORM']</text:p>
      <text:p text:style-name="P4">
Time: 2023-06-07T26:00:00-04:00</text:p>
      <text:p text:style-name="P4">
Description: US President Joe Biden Prokmenting Pіdriv Kakhovko Girodryektrostani, who declared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bajden.jpeg" text:style-name="Internet_20_link" text:visited-style-name="Visited_20_Internet_20_Link">
bajden.jpeg</text:a>
']</text:p>
      <text:p text:style-name="P4">
Tags: ['АГРЕСІЯ РФ', 'ВТОРГНЕННЯ РФ', 'ДЖО БАЙДЕН', 'КАХОВСЬКА ГЕС', 'США']</text:p>
      <text:p text:style-name="P4">
Category: News</text:p>
      <!--METADATA-->
      <text:p text:style-name="P4">
<draw:frame draw:style-name="fr1" draw:name="Image205" text:anchor-type="as-char" svg:width="6.9236in" svg:height="4.617948in" draw:z-index="0">
<draw:image xlink:href="../Images/AРМІЯINFORM/2023-06-07T26-00-00-04-00/bajden.jpeg" xlink:type="simple" xlink:show="embed" xlink:actuate="onLoad" draw:mime-type="image/jpeg"/>
</draw:frame>
US President Joe Biden commented on the undermining of the Kakhovsky Hydroelectric power plant, saying that the states will help Ukraine.</text:p>
      <text:p text:style-name="P4">
About it <text:a xlink:type="simple" xlink:href="https://www.whitehouse.gov/briefing-room/speeches-remarks/2023/06/06/remarks-by-president-biden-in-cabinet-meeting-4/" text:style-name="Internet_20_link" text:visited-style-name="Visited_20_Internet_20_Link">
reports</text:a>
Official White House Store.</text:p>
      <text:p text:style-name="P4">
In response to the question which message he can convey to the Russian Federation with a dam of a dam, Joe Biden replied: “We will not leave. We will help Ukraine. "</text:p>
      <text:p text:style-name="P4">
It is known that on the night of June 6, the troops of the Russian Federation made a blast <text:a xlink:type="simple" xlink:href="https://armyinform.com.ua/2023/06/06/reportazh-z-misczya-podiyi-herson-naslidky-pidryvu-ges/" text:style-name="Internet_20_link" text:visited-style-name="Visited_20_Internet_20_Link">
Kakhovskaya Hydroelectric Stanis</text:a>
—The last stage of the Dnieper cascade of hydroelectric power plants. It is located in the south of Ukraine 5 kilometers from the city of Nova Kakhovka, Kherson region, was captured by Russian invaders on the first day of the invasion - February 24, and is still controlled by them.</text:p>
      <text:p text:style-name="P4">
News Source: <text:a xlink:type="simple" xlink:href="https://armyinform.com.ua/2023/06/07/prezydent-ssha-pro-znyshhennya-kahovskoyi-ges-my-dopomozhemo-ukrayini/" text:style-name="Internet_20_link" text:visited-style-name="Visited_20_Internet_20_Link">
https://armyinform.com.ua/2023/06/07/prezydent-ssha-pro-znyshhennya-kahovskoyi-ges-my-dopomozhemo-ukrayini/</text:a>
</text:p>
      <!--NEWS-->
      <text:h text:style-name="P10" text:outline-level="1">
<text:span text:style-name="T4">
The native prisoners of defenders to get documents must be requested through CCC and JV</text:span>
</text:h>
      <text:p text:style-name="P4">
Author: ['АРМІЯINFORM']</text:p>
      <text:p text:style-name="P4">
Time: 2023-06-07T28:00:00-04:00</text:p>
      <text:p text:style-name="P4">
Description: At the coordinating headquarters, Zustinchi Zustnni of Rodin Vіsovo services of Smremoi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9031b2a-e587-4a55-a81d-8897c423a643.jpg" text:style-name="Internet_20_link" text:visited-style-name="Visited_20_Internet_20_Link">
09031b2a-e587-4a55-a81d-8897c423a64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06" text:anchor-type="as-char" svg:width="6.9236in" svg:height="4.615733in" draw:z-index="0">
<draw:image xlink:href="../Images/AРМІЯINFORM/2023-06-07T28-00-00-04-00/09031b2a-e587-4a55-a81d-8897c423a643.jpg" xlink:type="simple" xlink:show="embed" xlink:actuate="onLoad" draw:mime-type="image/jpeg"/>
</draw:frame>
</text:p>
      <text:p text:style-name="P4">
У Координаційному штабі відбулася зустріч з об’єднанням родинвійськовослужбовців окремої механізованої бригади імені Лицарів ЗимовогоПоходу. На запитання родичів полонених і зниклих безвісти оборонців відповідавпредставник Координаційного штабу.</text:p>
      <text:p text:style-name="P4">
Про це <text:a xlink:type="simple" xlink:href="https://t.me/Koord_shtab/1181" text:style-name="Internet_20_link" text:visited-style-name="Visited_20_Internet_20_Link">
повідомляє</text:a>
Coordination headquarters of inquiries for the treatment of prisoners of war.</text:p>
      <text:p text:style-name="P4">
He noted that the task of the military unit in the event of the disappearance of a person is a serviceman to conduct an official investigation. The investigation will contain all the information available and the circumstances of the disappearance of the defense counsel will be clarified.</text:p>
      <text:p text:style-name="P4">
As a result of the official investigation, the military unit sends the correspondence to the territorial center of acquisition and social support(TCC and SP) за місцем проживання сім’ї (close relatives)Soldier. The employees of the Tax Code and JV, on the basis of the notification of the commander of the military, are obliged to hand him his relatives of the captive or missing person.</text:p>
      <text:p text:style-name="P4">
If the place of residence of the family(близьких родичів)the deceased(deceased)captured or hostage, as well as interned or missing a serviceman unknown or he had no family(close relatives), notifications are sent to the district territorial center of completing the tasocial support at the place of its conscription(adoption)to military service(the last place of residence).</text:p>
      <text:p text:style-name="P4">
Слід зазначити, що комунікація родин з військовими частинами відбуваєтьсячерез територіальні центри комплектування та соціальної підтримки (formerly).</text:p>
      <text:p text:style-name="P4">
Щоб отримати від частини витяги з актів службових розслідувань чи іншідокументи, варто звертатися із запитами через ТЦК та СП. Військова частинаможе надіслати відповідні матеріали, якщо вони не мають обмеження в доступі.</text:p>
      <text:p text:style-name="P4">
News Source: <text:a xlink:type="simple" xlink:href="https://armyinform.com.ua/2023/06/07/ridni-polonenyh-zahysnykiv-shhob-otrymaty-dokumenty-mayut-zvertatysya-iz-zapytamy-cherez-tczk-ta-sp/" text:style-name="Internet_20_link" text:visited-style-name="Visited_20_Internet_20_Link">
https://armyinform.com.ua/2023/06/07/ridni-polonenyh-zahysnykiv-shhob-otrymaty-dokumenty-mayut-zvertatysya-iz-zapytamy-cherez-tczk-ta-sp/</text:a>
</text:p>
      <!--NEWS-->
      <text:h text:style-name="P10" text:outline-level="1">
<text:span text:style-name="T4">
The victims of Russian hackers were 100,000 Canadians</text:span>
</text:h>
      <text:p text:style-name="P4">
Authors: Ukrinform (Person)</text:p>
      <text:p text:style-name="P4">
Publisher: Укринформ (Organization)</text:p>
      <text:p text:style-name="P4">
Published Time: 2023-06-07T2:48:00+03:00</text:p>
      <text:p text:style-name="P4">
Modified Time: 2023-06-07T22:48:00+03:00</text:p>
      <text:p text:style-name="P4">
Description: The personal data of at least one hundred thousand state sphere staff of the Canadian province of New Scotland have been stolen by Russian cybercriminals. - Ukrinform.</text:p>
      <text:p text:style-name="P4">
Images: ['<text:a xlink:type="simple" xlink:href="https://static.ukrinform.com/photos/2019_12/thumb_files/630_360_1575644583-214.jpg" text:style-name="Internet_20_link" text:visited-style-name="Visited_20_Internet_20_Link">
630_360_15756...</text:a>
']</text:p>
      <text:p text:style-name="P4">
Tags: ['Канада', 'Росія', 'Хакери', 'Персональні дані']</text:p>
      <text:p text:style-name="P4">
Type: Article</text:p>
      <!--METADATA-->
      <text:p text:style-name="P4">
<draw:frame draw:style-name="fr1" draw:name="Image207" text:anchor-type="as-char" svg:width="6.9236in" svg:height="3.956343in" draw:z-index="0">
<draw:image xlink:href="../Images/yкринформ/2023-06-07T2-48-00-03-00/630_360_1575644583-214.jpg" xlink:type="simple" xlink:show="embed" xlink:actuate="onLoad" draw:mime-type="image/jpeg"/>
</draw:frame>
At least one hundred thousand state -owned provincial Scotland workers were stolen by Russian cybercrime.</text:p>
      <text:p text:style-name="P4">
According to the Ukrinform correspondent, the Minister of Cyber Security and Digital Services of New Scotland Colletonbank said this during the Ugalifax Press.</text:p>
      <text:p text:style-name="P4">
“One hundred thousand residents of New Scotland were injured: current and former health care workers, a pediatric hospital in Galifax, and the provincial civil servants. We still have to do some work and over time this number can grow and decrease, ”Lebank said.</text:p>
      <text:p text:style-name="P4">
According to him, <text:a xlink:type="simple" xlink:href="https://www.ukrinform.ua/tag-hakeri" text:style-name="Internet_20_link" text:visited-style-name="Visited_20_Internet_20_Link">
cybercrimini</text:a>
They have accessed salaries, including bank details, home addresses and state social insurance numbers.</text:p>
      <text:p text:style-name="P4">
This break was within the framework of the global attack on the Moveit platform, as a result of the attackers managed to seize the data of at least one hundred thousand British workers.</text:p>
      <text:p text:style-name="P4">
The responsibility for the break was taken by the CLOP group, which threatens the next week to publish all the data, if it does not receive redemption. Cybersecurity experts have long track CLOP activities, which is considered to be based on births, since it works mainly in Russian -speaking forums.</text:p>
      <text:p text:style-name="P4">
<text:span text:style-name="T4">
 Read also: </text:span>
 <text:a xlink:type="simple" xlink:href="https://www.ukrinform.ua/rubric-technology/3719629-rosijski-hakeri-vikrali-dani-blizko-100-tisac-pracivnikiv-vosmi-britanskih-kompanij.html" text:style-name="Internet_20_link" text:visited-style-name="Visited_20_Internet_20_Link">
Russian <text:span text:style-name="T4">
 hackers </text:span>
 abducted data about 100,000 workers of eight British companies</text:a>
Moscow has long been accused of being a reliable shelter for the warheads.</text:p>
      <text:p text:style-name="P4">
In 2021, the likely hackers of the CLOP group were detained in Ukraine as part of a joint operation of law enforcement officers from Ukraine, USA and South Korea.</text:p>
      <text:p text:style-name="P4">
News Source: <text:a xlink:type="simple" xlink:href="https://www.ukrinform.ua/rubric-technology/3719768-zertvami-rosijskih-hakeriv-stali-100-tisac-kanadciv.html" text:style-name="Internet_20_link" text:visited-style-name="Visited_20_Internet_20_Link">
https://www.ukrinform.ua/rubric-technology/3719768-zertvami-rosijskih-hakeriv-stali-100-tisac-kanadciv.html</text:a>
</text:p>
      <!--NEWS-->
      <text:h text:style-name="P10" text:outline-level="1">
<text:span text:style-name="T4">
In the Czech Republic for the Defense Forces of Ukraine will modernize the T-64 tanks</text:span>
</text:h>
      <text:p text:style-name="P4">
Author: ['АРМІЯINFORM']</text:p>
      <text:p text:style-name="P4">
Time: 2023-06-07T30:00:00-04:00</text:p>
      <text:p text:style-name="P4">
Description: The Ukroboronprom Sovereign Concern of the Clays is deflated by VOP CZ ... The war with Ukraine 2022, the war with Ukraine is the latest news today, the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oto_204.jpg" text:style-name="Internet_20_link" text:visited-style-name="Visited_20_Internet_20_Link">
foto_204.jpg</text:a>
']</text:p>
      <text:p text:style-name="P4">
Tags: ['ДК «УКРОБОРОНПРОМ»', 'МІНІСТЕРСТВО ОБОРОНИ ЧЕСЬКОЇ РЕСПУБЛІКИ', 'МОДЕРНІЗАЦІЯ ТАНКІВ', 'Т-64']</text:p>
      <text:p text:style-name="P4">
Category: News</text:p>
      <!--METADATA-->
      <text:p text:style-name="P4">
<draw:frame draw:style-name="fr1" draw:name="Image208" text:anchor-type="as-char" svg:width="6.9236in" svg:height="3.891063in" draw:z-index="0">
<draw:image xlink:href="../Images/AРМІЯINFORM/2023-06-07T30-00-00-04-00/foto_204.jpg" xlink:type="simple" xlink:show="embed" xlink:actuate="onLoad" draw:mime-type="image/jpeg"/>
</draw:frame>
The State Concern "Ukroboronprom" and the Czech State Defense Company VOP CZZAKLAGE AGREEMENT FOR T-64 Tanks Joint Repair for Security and Defense Forces.</text:p>
      <text:p text:style-name="P4">
About it <text:a xlink:type="simple" xlink:href="https://mocr.army.cz/informacni-servis/zpravodajstvi/statni-podniky-vop-cz-a-ukroboronprom-zacnou-spolecne-opravovat-ukrajinske-tanky-t-64--ty-pote-zamiri-na-bojiste-244507/" text:style-name="Internet_20_link" text:visited-style-name="Visited_20_Internet_20_Link">
reports</text:a>
Ministry of Defense of the Czech Republic.</text:p>
      <text:p text:style-name="P4">
Modernization will take place at the capacity of one of the Czech enterprises of the content of the new Yuchin and will be under technical control and for direct specialists of Ukroboronprom.</text:p>
      <text:p text:style-name="P4">
“The Czech Republic will support and support Ukraine in its fight against the Russian aggressor. We provide the necessary military equipment, teach Ukrainian soldiers and now help with the repair of Ukrainian equipment. We offer knowledge and skills for learning and repair, as well as gain invaluable experience from Ukrainians, ”said Defense Minister Yana Chornohov.</text:p>
      <text:p text:style-name="P4">
“For VOP CZ, this is a great opportunity to repair the equipment, which will then go to the front. For decades, tanks have been stored, and they have been fully dismantled, replacing many spare parts and complete renewal of combat capability. The tanks will be equipped with modern optical surveillance, improved communication, etc., ”says Marekshpok's director.</text:p>
      <text:p text:style-name="P4">
Employees of VOP CZ have already visited Ukroboronprom's enterprises for establishing a convenient cooperation.</text:p>
      <text:p text:style-name="P4">
“We are grateful to our Czech partnership colleagues and believe in great prospects. Reached from the VOP CZ arrangement is the implementation of the Agreement of the Simple Defense Cluster with the Czech Republic, which Ukroboronprom is tamzhiva.(AMOS)concluded at the end of last year. Cooperation involves the production of military equipment, an increase in the volume of ammunition production of different calibers(Both on available capacities and distorted in safe places), development of service hubs for maintaining the repair of OWT, as well as cooperation in the field of high technologies, in particular, the creation of joint research centers, ”-said Yuri Gusev, General Director General Director General Defense.</text:p>
      <text:p text:style-name="P4">
News Source: <text:a xlink:type="simple" xlink:href="https://armyinform.com.ua/2023/06/07/u-chehiyi-dlya-syl-oborony-ukrayiny-modernizuvatymut-tanky-t-64/" text:style-name="Internet_20_link" text:visited-style-name="Visited_20_Internet_20_Link">
https://armyinform.com.ua/2023/06/07/u-chehiyi-dlya-syl-oborony-ukrayiny-modernizuvatymut-tanky-t-64/</text:a>
</text:p>
      <!--NEWS-->
      <text:h text:style-name="P10" text:outline-level="1">
<text:span text:style-name="T4">
The Ministry of Defense put into operation an updated procedure</text:span>
</text:h>
      <text:p text:style-name="P4">
Author: ['АРМІЯINFORM']</text:p>
      <text:p text:style-name="P4">
Time: 2023-06-07T32:00:00-04:00</text:p>
      <text:p text:style-name="P4">
Description: At the Minіstniky defense, the order of realization has been introduced in the release of realization of Sanctsiy T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МОУ', 'ПОРЯДОК РЕАЛІЗАЦІЇ ВИДІВ САНКЦІЙ']</text:p>
      <text:p text:style-name="P4">
Category: News</text:p>
      <!--METADATA-->
      <text:p text:style-name="P4">
<draw:frame draw:style-name="fr1" draw:name="Image209" text:anchor-type="as-char" svg:width="6.9236in" svg:height="4.608521in" draw:z-index="0">
<draw:image xlink:href="../Images/AРМІЯINFORM/2023-06-07T32-00-00-04-00/photo_2021-12-10_12-16-09.jpg" xlink:type="simple" xlink:show="embed" xlink:actuate="onLoad" draw:mime-type="image/jpeg"/>
</draw:frame>
Ministry of Defence Ukraine</text:p>
      <text:p text:style-name="P4">
The Ministry of Defense put into effect the updated procedure for the implementation of the types of sanctions and monitoring of their effectiveness in the Ministry of Defense System of Ukraine. The document defines the participants of the process, procedure, forms, methods and key indicators of the implementation of sanctions and monitoring their effectiveness.</text:p>
      <text:p text:style-name="P4">
The order on approval was signed by the Minister of Defense Alexei Reznikov, and the normative act was registered with the Ministry of Justice of Ukraine.</text:p>
      <text:p text:style-name="P4">
_ The right basis is: _ Law of Ukraine "On Sanctions"; Regulations of the Defense Department of Ukraine, approved by the Cabinet of Ministers of Ukraine of November 26, 2014 No. 671; Resolution of the Cabinet of Ministers of Ukraine from November 30, 2016 No. 888 "Some issues of preparation of proposals of the Cabinet of Ministers of Ukraine on the application, cancellation and amendments to sanctions" Resolution of the Cabinet of Ministers of Ukraine of July 7, 2022 No. 772 “Denting to some resolutions of the Cabinet of Ministers of Ukraine politicians. "</text:p>
      <text:p text:style-name="P4">
<text:span text:style-name="T4">
 Source: </text:span>
 <text:a xlink:type="simple" xlink:href="https://t.me/ministry_of_defense_ua/7667" text:style-name="Internet_20_link" text:visited-style-name="Visited_20_Internet_20_Link">
__ Ministry of Defense of Ukraine_</text:a>
</text:p>
      <text:p text:style-name="P4">
News Source: <text:a xlink:type="simple" xlink:href="https://armyinform.com.ua/2023/06/07/u-minoborony-vvedeno-v-diyu-onovlenyj-poryadok-realizacziyi-vydiv-sankczij-ta-monitoryngu-yih-efektyvnosti-v-systemi-mou/" text:style-name="Internet_20_link" text:visited-style-name="Visited_20_Internet_20_Link">
https://armyinform.com.ua/2023/06/07/u-minoborony-vvedeno-v-diyu-onovlenyj-poryadok-realizacziyi-vydiv-sankczij-ta-monitoryngu-yih-efektyvnosti-v-systemi-mou/</text:a>
</text:p>
      <!--NEWS-->
      <text:h text:style-name="P10" text:outline-level="1">
<text:span text:style-name="T4">
During the day, rescuers went out more than 200 times to eliminate the consequences of enemy shelling</text:span>
</text:h>
      <text:p text:style-name="P4">
Author: ['АРМІЯINFORM']</text:p>
      <text:p text:style-name="P4">
Time: 2023-06-07T34:00:00-04:00</text:p>
      <text:p text:style-name="P4">
Description: The last time, 7 worms, the Holder Service of Ukraine Zvozvichah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10" text:anchor-type="as-char" svg:width="6.9236in" svg:height="4.592655in" draw:z-index="0">
<draw:image xlink:href="../Images/AРМІЯINFORM/2023-06-07T34-00-00-04-00/ac9232d099cb3d54f7d73ef2deca81a2_l.jpg" xlink:type="simple" xlink:show="embed" xlink:actuate="onLoad" draw:mime-type="image/jpeg"/>
</draw:frame>
Illustrative photo</text:p>
      <text:p text:style-name="P4">
During the last day, <text:span text:style-name="T4">
 June 7, </text:span>
 Divisions of the Civil Service of Ukraine of Uncertain Situations <text:span text:style-name="T4">
 247 departures </text:span>
 to eliminate the consequences of the occupants of settlements and infrastructure. 16 fires were eliminated. Psychological assistance was provided to 125 people.</text:p>
      <text:p text:style-name="P4">
This is stated in <text:a xlink:type="simple" xlink:href="https://dsns.gov.ua/uk/news/nadzvicaini-podiyi/operativna-informaciia-dsns-shhodo-naslidkiv-vedennia-boiovix-dii-rosiiskoiu-federacijeiu-180" text:style-name="Internet_20_link" text:visited-style-name="Visited_20_Internet_20_Link">
message</text:a>
SES of Ukraine.</text:p>
      <text:p text:style-name="P4">
Since the beginning of large -scale aggression of Russia, the units of the SES of Ukraine have made 98 341 departure for the elimination of the consequences of shelling, eliminated 14 826 fires, rescued 4111 persons, provided psychological assistance to 217 247 persons.</text:p>
      <text:p text:style-name="P4">
News Source: <text:a xlink:type="simple" xlink:href="https://armyinform.com.ua/2023/06/07/za-dobu-ryatuvalnyky-ponad-200-raziv-vyyizhdzhaly-na-likvidacziyu-naslidkiv-vorozhyh-obstriliv-2/" text:style-name="Internet_20_link" text:visited-style-name="Visited_20_Internet_20_Link">
https://armyinform.com.ua/2023/06/07/za-dobu-ryatuvalnyky-ponad-200-raziv-vyyizhdzhaly-na-likvidacziyu-naslidkiv-vorozhyh-obstriliv-2/</text:a>
</text:p>
      <!--NEWS-->
      <text:h text:style-name="P10" text:outline-level="1">
<text:span text:style-name="T4">
President about Kakhovskaya Hydroelectric Person: The Russian Federation does not even try to help people in the occupied territories</text:span>
</text:h>
      <text:p text:style-name="P4">
Author: ['АРМІЯINFORM']</text:p>
      <text:p text:style-name="P4">
Time: 2023-06-07T36:00:00-04:00</text:p>
      <text:p text:style-name="P4">
Description: On Timchasovo of the Teritaic of Rosiyani, I can not smash to the people to do not do to the peop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188671470161742150_y.jpg" text:style-name="Internet_20_link" text:visited-style-name="Visited_20_Internet_20_Link">
photo_5188671470161742150_y.jpg</text:a>
', '<text:a xlink:type="simple" xlink:href="https://armyinform.com.ua/wp-content/uploads/2023/06/photo_5188671470161742152_y-150x150.jpg" text:style-name="Internet_20_link" text:visited-style-name="Visited_20_Internet_20_Link">
photo_5188671470161742152_y-150x150.jpg</text:a>
', '<text:a xlink:type="simple" xlink:href="https://armyinform.com.ua/wp-content/uploads/2023/06/photo_5188671470161742149_y-150x150.jpg" text:style-name="Internet_20_link" text:visited-style-name="Visited_20_Internet_20_Link">
photo_5188671470161742149_y-150x150.jpg</text:a>
', '<text:a xlink:type="simple" xlink:href="https://armyinform.com.ua/wp-content/uploads/2023/06/photo_5188671470161742145_y-150x150.jpg" text:style-name="Internet_20_link" text:visited-style-name="Visited_20_Internet_20_Link">
photo_5188671470161742145_y-150x150.jpg</text:a>
', '<text:a xlink:type="simple" xlink:href="https://armyinform.com.ua/wp-content/uploads/2023/06/photo_5188671470161742153_y-150x150.jpg" text:style-name="Internet_20_link" text:visited-style-name="Visited_20_Internet_20_Link">
photo_5188671470161742153_y-150x150.jpg</text:a>
']</text:p>
      <text:p text:style-name="P4">
Tags: ['КАХОВСЬКА ГЕС', 'ПРЕЗИДЕНТ УКРАЇНИ']</text:p>
      <text:p text:style-name="P4">
Category: News</text:p>
      <!--METADATA-->
      <text:p text:style-name="P4">
<draw:frame draw:style-name="fr1" draw:name="Image211" text:anchor-type="as-char" svg:width="6.9236in" svg:height="4.622144in" draw:z-index="0">
<draw:image xlink:href="../Images/AРМІЯINFORM/2023-06-07T36-00-00-04-00/photo_5188671470161742150_y.jpg" xlink:type="simple" xlink:show="embed" xlink:actuate="onLoad" draw:mime-type="image/jpeg"/>
</draw:frame>
In the temporarily occupied territories, Russians do not even try to assist people after <text:a xlink:type="simple" xlink:href="https://armyinform.com.ua/2023/06/06/pidryv-rosiyanamy-kahovskoyi-ges-reakcziya-yevropy-j-svitu/" text:style-name="Internet_20_link" text:visited-style-name="Visited_20_Internet_20_Link">
undermining Kakhovskaya hydroelectrics</text:a>
.</text:p>
      <text:p text:style-name="P4">
Про це Президент України Володимир Зеленський<text:a xlink:type="simple" xlink:href="https://t.me/V_Zelenskiy_official/6502" text:style-name="Internet_20_link" text:visited-style-name="Visited_20_Internet_20_Link">
написав</text:a>
In his telegram.</text:p>
      <text:p text:style-name="P4">
"This once again demonstrates what cynicism Russia treats people whose land has been, and that in reality Russia carries Europe and the world," the Glavs stressed.</text:p>
      <text:p text:style-name="P4">
The President of Ukraine noted that our services, all who can give people rescue are already involved. But we can only help in the territory controlled by Ukraine.</text:p>
      <text:p text:style-name="P4">
<text:a xlink:type="simple" xlink:href="https://armyinform.com.ua/wp-content/uploads/2023/06/photo_5188671470161742152_y.jpg" text:style-name="Internet_20_link" text:visited-style-name="Visited_20_Internet_20_Link">
!(Images/AРМІЯINFORM/2023-06-07T36-00-00-04-00/photo_5188671470161742152_y-150x150.jpg)</text:a>
</text:p>
      <text:p text:style-name="P4">
<text:a xlink:type="simple" xlink:href="https://armyinform.com.ua/wp-content/uploads/2023/06/photo_5188671470161742149_y.jpg" text:style-name="Internet_20_link" text:visited-style-name="Visited_20_Internet_20_Link">
<draw:frame draw:style-name="fr1" draw:name="Image212" text:anchor-type="as-char" svg:width="6.9236in" svg:height="6.9236in" draw:z-index="0">
<draw:image xlink:href="../Images/AРМІЯINFORM/2023-06-07T36-00-00-04-00/photo_5188671470161742149_y-150x150.jpg" xlink:type="simple" xlink:show="embed" xlink:actuate="onLoad" draw:mime-type="image/jpeg"/>
</draw:frame>
</text:a>
He added that Russian terrorists once again proved that they are a threat to all alive.</text:p>
      <text:p text:style-name="P4">
“The absolutely conscious destruction of one of the largest reservoirs of Ukraine. At least 1,100,000 people lived in these areas before the Russian invasion. At least thousands of thousands are still there. Hundreds of thousands of people remained without normal availability of drinking water, ”his post reads.</text:p>
      <text:p text:style-name="P4">
<text:a xlink:type="simple" xlink:href="https://armyinform.com.ua/wp-content/uploads/2023/06/photo_5188671470161742145_y.jpg" text:style-name="Internet_20_link" text:visited-style-name="Visited_20_Internet_20_Link">
!(Images/AРМІЯINFORM/2023-06-07T36-00-00-04-00/photo_5188671470161742145_y-150x150.jpg)</text:a>
</text:p>
      <text:p text:style-name="P4">
<text:a xlink:type="simple" xlink:href="https://armyinform.com.ua/wp-content/uploads/2023/06/photo_5188671470161742153_y.jpg" text:style-name="Internet_20_link" text:visited-style-name="Visited_20_Internet_20_Link">
<draw:frame draw:style-name="fr1" draw:name="Image213" text:anchor-type="as-char" svg:width="6.9236in" svg:height="6.9236in" draw:z-index="0">
<draw:image xlink:href="../Images/AРМІЯINFORM/2023-06-07T36-00-00-04-00/photo_5188671470161742153_y-150x150.jpg" xlink:type="simple" xlink:show="embed" xlink:actuate="onLoad" draw:mime-type="image/jpeg"/>
</draw:frame>
</text:a>
</text:p>
      <text:p text:style-name="P4">
News Source: <text:a xlink:type="simple" xlink:href="https://armyinform.com.ua/2023/06/07/prezydent-pro-pidryv-kahovskoyi-ges-rf-navit-ne-namagayetsya-dopomogty-lyudyam-na-okupovanyh-terytoriyah/" text:style-name="Internet_20_link" text:visited-style-name="Visited_20_Internet_20_Link">
https://armyinform.com.ua/2023/06/07/prezydent-pro-pidryv-kahovskoyi-ges-rf-navit-ne-namagayetsya-dopomogty-lyudyam-na-okupovanyh-terytoriyah/</text:a>
</text:p>
      <!--NEWS-->
      <text:h text:style-name="P10" text:outline-level="1">
<text:span text:style-name="T4">
NATO Secretary General - during the Bucharest Nine Summit: Russia has destroyed peace in Europe</text:span>
</text:h>
      <text:p text:style-name="P4">
Author: ['АРМІЯINFORM']</text:p>
      <text:p text:style-name="P4">
Time: 2023-06-07T38:00:00-04:00</text:p>
      <text:p text:style-name="P4">
Description: General Secretary of NATO єns Stoltenberg PID Hour of Zavidannya “Bucharestskoe Girls” (B9)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stoltenberg.jpg" text:style-name="Internet_20_link" text:visited-style-name="Visited_20_Internet_20_Link">
stoltenberg.jpg</text:a>
']</text:p>
      <text:p text:style-name="P4">
Tags: ['ВТОРГНЕННЯ РФ', 'ЄНС СТОЛТЕНБЕРГ', 'НАТО', 'САМІТ «БУХАРЕСТСЬКОЇ ДЕВ’ЯТКИ»']</text:p>
      <text:p text:style-name="P4">
Category: News</text:p>
      <!--METADATA-->
      <text:p text:style-name="P4">
<draw:frame draw:style-name="fr1" draw:name="Image214" text:anchor-type="as-char" svg:width="6.9236in" svg:height="3.894525in" draw:z-index="0">
<draw:image xlink:href="../Images/AРМІЯINFORM/2023-06-07T38-00-00-04-00/stoltenberg.jpg" xlink:type="simple" xlink:show="embed" xlink:actuate="onLoad" draw:mime-type="image/jpeg"/>
</draw:frame>
NATO Secretary General Jens Stoltenberg during the Bucharest Nine meeting(look)In Bratislava, dedicated to preparation for <text:a xlink:type="simple" xlink:href="https://armyinform.com.ua/2022/11/09/nastupnyj-samit-nato-vidbudetsya-vlitku-2023-roku-v-lytvi/" text:style-name="Internet_20_link" text:visited-style-name="Visited_20_Internet_20_Link">
Vilnius Sumitunato</text:a>
He stated that Russia, having solved the war in Ukraine, has long changed the security environment.</text:p>
      <text:p text:style-name="P4">
About it <text:a xlink:type="simple" xlink:href="https://www.nato.int/cps/en/natohq/news_215423.htm" text:style-name="Internet_20_link" text:visited-style-name="Visited_20_Internet_20_Link">
reports</text:a>
NATO press service.</text:p>
      <text:p text:style-name="P4">
“The unprocessed aggressive war of Putin against Ukraine has long changed the security of the security. Russia has destroyed peace in Europe. The destruction of the Kakhovskaya dibbon will jeopardize thousands of civilians and causes a serious harmful environment. It is an outrageous act that once again demonstrates the law of Russia's war in Ukraine, ”Yens Stoltenberg emphasized.</text:p>
      <text:p text:style-name="P4">
NATO Secretary General has outlined NATO's key priorities in Vilnius, in particular, in particular assistance package to Ukraine, increased restraint and defense, as well as a solid obligation to increase investments in defense, at least a two -percentage of GDP.</text:p>
      <text:p text:style-name="P4">
The B9 format brings together Bulgaria, the Czech Republic, Estonia, Hungary, Latvia, Lithuania, Poland, Romania and Slovakia, and was created after Russia's invasion of Ukraine in Ukraine in 2014.</text:p>
      <text:p text:style-name="P4">
News Source: <text:a xlink:type="simple" xlink:href="https://armyinform.com.ua/2023/06/07/gensek-nato-pid-chas-samitu-buharestskoyi-devyatky-rosiya-zrujnuvala-myr-v-yevropi/" text:style-name="Internet_20_link" text:visited-style-name="Visited_20_Internet_20_Link">
https://armyinform.com.ua/2023/06/07/gensek-nato-pid-chas-samitu-buharestskoyi-devyatky-rosiya-zrujnuvala-myr-v-yevropi/</text:a>
</text:p>
      <!--NEWS-->
      <text:h text:style-name="P10" text:outline-level="1">
<text:span text:style-name="T4">
The President must be involved in the occupied Kherson region in the occupied Kherson region - President</text:span>
</text:h>
      <text:p text:style-name="P4">
Authors: Ukrinform (Person)</text:p>
      <text:p text:style-name="P4">
Publisher: Укринформ (Organization)</text:p>
      <text:p text:style-name="P4">
Published Time: 2023-06-07T3:52:00+03:00</text:p>
      <text:p text:style-name="P4">
Modified Time: 2023-06-07T22:52:00+03:00</text:p>
      <text:p text:style-name="P4">
Description: До порятунку людей на окупованій частині Херсонщини, які постраждали внаслідок підриву російськими агресорами Каховської ГЕС, мають негайно долучитися міжнародні організації, зокрема МКЧХ.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None</text:p>
      <text:p text:style-name="P4">
Type: Article</text:p>
      <!--METADATA-->
      <text:p text:style-name="P4">
<draw:frame draw:style-name="fr1" draw:name="Image215" text:anchor-type="as-char" svg:width="6.9236in" svg:height="3.956343in" draw:z-index="0">
<draw:image xlink:href="../Images/yкринформ/2023-06-07T3-52-00-03-00/630_360_1652263772-452.jpeg" xlink:type="simple" xlink:show="embed" xlink:actuate="onLoad" draw:mime-type="image/jpeg"/>
</draw:frame>
Pubrunction of people in the occupied part of the Kherson region, who have suffered as a result of the heating of the Kakhovskaya hydroelectric power plants by Russian aggressors, should immediately involve international organizations, including the ICRC.</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Dear Ukrainians, Ukrainians!</text:span>
</text:p>
      <text:p text:style-name="P4">
Today, the maximum attention of the consequences of the Russian terrorist attack on Kakhovskaya HEP. Dozens of settlements are flooded in the territory controlled by us. Those houses!</text:p>
      <text:p text:style-name="P4">
Evacuation continues. And under shelling!Russian artillery continues to beat, no matter what. Just inhumans.</text:p>
      <text:p text:style-name="P4">
But as of this time, more than 2 thousand people have been improved in the Kherson and Mykolaiv regions. And I thank everyone who is involved in this work, everyone who helps!Our task is to protect life and to help people.</text:p>
      <text:p text:style-name="P4">
Absolutely catastrophic situation in the occupied part of Kherson region. Occupiantly threw people in these terrible conditions. Without rescue, without water, just the supplies of houses in flooded communities. And this is another conscious crime of Russia: after the terrorist state has caused a catastrophe, it also maximized the harm from it.</text:p>
      <text:p text:style-name="P4">
Now a clear and quick reaction of the world is needed to what is happening. Even it is possible to establish for sure how many people on the temporarily occupying territory of Kherson region can die without salvation, without drinking water, without food, without medical care. Our military and intelligence services are as high as they save people despite the fire.</text:p>
      <text:p text:style-name="P4">
But larger efforts are needed. International organizations, such as the International Committee of the Red Cross, should immediately join the rescue operation and help people in the occupied part of the Kherson region. Every kind of person there is a sentence of existing international architecture, international organizations that have learned to save life. If there is no international organization now in the area of this disaster, then it is not at all, then it is incapacitated. There are all relevant appeals of Ukraine, our government.</text:p>
      <text:p text:style-name="P4">
Many leaders of the world, leaders of states, governments, interstate associations have expressed their support to Ukraine and a clear condemnation of Russian crime. I thank this principle!We also called for the departure of an international observation mission to Kakhovka, to replace the units and all structures of the station. Unfortunately, world attention was not enough to provide all this. We now need to concentrate the world for the treatment of the consequences of another disaster due to the fault of Russia, we must prevent the more destructive activity of the invaders.</text:p>
      <text:p text:style-name="P4">
He spent some important international conversations today.</text:p>
      <text:p text:style-name="P4">
Turkish President Erdogan. He informed him about the situation in flooded areas, about our rescue operations and urgent needs to help people.</text:p>
      <text:p text:style-name="P4">
Of course, they also discussed the risks for the Zaporizhzhya nuclear power plant, which is under the control of the occupiers. There is an agreement with the IAEA leader to proactivize the work of IAEA representatives at the station. But it is clear that, there are no full security, the governors there. Therefore, Ukraine's de -occupation is a tasks.</text:p>
      <text:p text:style-name="P4">
France President Macron. They discussed - and in great detail - all the consequences of the Russian terrorist attack at the station, in general the situation. Everything we can do to people affected by the regions.</text:p>
      <text:p text:style-name="P4">
Defense actions were also thoroughly discussed, as well as international measures that are preparing for everything, because we need safety despite any aggressive and frank-free actions of Russia.</text:p>
      <text:p text:style-name="P4">
Separately, I want to point out a few things that are important to our country, which is particularly for people in our regions that depended on the Kakhovsky Direction.</text:p>
      <text:p text:style-name="P4">
First. We will provide drinking water with drinking water. In all areas, areas, cities of Isella, where it is necessary. Where the drinking water is now, all necessary supply systems will be made. The sustainability of supply is the main principle.</text:p>
      <text:p text:style-name="P4">
Second. The world will be with us. The partners are fully informed of what is giving away, what help we need. Whatever there are economic, social, environmental consequences of this catastrophe, all the foundations of life will be preserved. Kherson region, Mykolaiv, Zaporizhzhya, Dniprovskaya - we see all the problems and make it possible and impossible to have been solved by the occupiers.</text:p>
      <text:p text:style-name="P4">
Third. The direct duty of representatives of the state and local authorities in all communities and areas that have suffered are assistance to people. From the Government and the SESA of the complementary authorities, local communities - all are involved to the maximum to rescue and protect as many people as possible. Everyone should perceive this task. And I thank those who perceive it in this way!We take care of each other and Ukraine!</text:p>
      <text:p text:style-name="P4">
And, of course, today I thank each of our warrior, all units, all the masters who continue to beat the occupiers.Let that, every day should be the day of destruction of the enemy.</text:p>
      <text:p text:style-name="P4">
<text:span text:style-name="T4">
 Glory to all our heroes!</text:span>
</text:p>
      <text:p text:style-name="P4">
<text:span text:style-name="T4">
 Glory to all who care about Ukraine and Ukrainians!</text:span>
</text:p>
      <text:p text:style-name="P4">
<text:span text:style-name="T4">
Glory to Ukraine!</text:span>
</text:p>
      <text:p text:style-name="P4">
<text:span text:style-name="T5">
Foto: op</text:span>
</text:p>
      <text:p text:style-name="P4">
News Source: <text:a xlink:type="simple" xlink:href="https://www.ukrinform.ua/rubric-society/3719769-do-poratunku-ludej-na-okupovanij-hersonsini-mae-negajno-dolucitisa-mkch-zelenskij.html" text:style-name="Internet_20_link" text:visited-style-name="Visited_20_Internet_20_Link">
https://www.ukrinform.ua/rubric-society/3719769-do-poratunku-ludej-na-okupovanij-hersonsini-mae-negajno-dolucitisa-mkch-zelenskij.html</text:a>
</text:p>
      <!--NEWS-->
      <text:h text:style-name="P10" text:outline-level="1">
<text:span text:style-name="T4">
Kakhovskaya hydroelectric power plant: This terrorist attack Russia was preparing a long time - GUR</text:span>
</text:h>
      <text:p text:style-name="P4">
Author: ['АРМІЯINFORM']</text:p>
      <text:p text:style-name="P4">
Time: 2023-06-07T40:00:00-04:00</text:p>
      <text:p text:style-name="P4">
Description: The account of the Federal Autonomous Education and Science of the Federals Affairs to Pіdriva Kakhovko Ges Bezilo to be neutraliz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АНДРІЙ ЮСОВ', 'ГУР МОУ', 'КАХОВСЬКА ГЕС', 'КРАЇНА-ТЕРОРИСТ РФ']</text:p>
      <text:p text:style-name="P4">
Category: News</text:p>
      <!--METADATA-->
      <text:p text:style-name="P4">
<draw:frame draw:style-name="fr1" draw:name="Image216" text:anchor-type="as-char" svg:width="6.9236in" svg:height="4.615733in" draw:z-index="0">
<draw:image xlink:href="../Images/AРМІЯINFORM/2023-06-07T40-00-00-04-00/2023-05-04-11.39.59.jpg" xlink:type="simple" xlink:show="embed" xlink:actuate="onLoad" draw:mime-type="image/jpeg"/>
</draw:frame>
Andriy Yusov. Photo: Dmitryurchenko / Armyinform</text:p>
      <text:p text:style-name="P4">
The involvement of the Russian Federation in the undermining of the Kakhovka hydroelectric power station is undoubtedly a number of public information.</text:p>
      <text:p text:style-name="P4">
Andriy Yusov told about it, <text:a xlink:type="simple" xlink:href="https://gur.gov.ua/content/pidryv-kakhovskoi-hes-rosiiskyi-terakt-iakyi-hotuvaly-dovho.html" text:style-name="Internet_20_link" text:visited-style-name="Visited_20_Internet_20_Link">
reports</text:a>
Main Department of Intelligence of the Ministry of Defense of Ukraine.</text:p>
      <text:p text:style-name="P4">
“Even if we look at the chronology of propagandists, the" official man "of the Rashist regime for today's events, then it is visible: at first there is no happening, then happens, but partially, and then - winery, but they, the occupiers, are very pleased with the islands, the islands which our defenders were allegedly flooded, ”Andrei Yusov said.</text:p>
      <text:p text:style-name="P4">
The representative of the GUR of the Ministry of Internal Affairs of Ukraine also focused on the chaoticity of the reactionary propaganda on the undermining of the Kakhovka hydroelectric power station and emphasized that, given its engineering features of the structure, no one, except the Russians, had no physical and means to carry out such a large -scale undermining.</text:p>
      <text:p text:style-name="P4">
“Ukraine has informed publicly as well as partners with other channels about the preparation of mines and a possible blast. It is not a spontaneous act, it's a terrorist attack that was prepared(Russians)For a very long time, ”Andrei Yusov said.</text:p>
      <text:p text:style-name="P4">
According to a representative of Ukraine's military intelligence, security and defense forces were preparing for various options for the behavior of Russian terrorists, in particular, the likelihood of a Kakhovsky hydroelectric power station.</text:p>
      <text:p text:style-name="P4">
News Source: <text:a xlink:type="simple" xlink:href="https://armyinform.com.ua/2023/06/07/pidryv-kahovskoyi-ges-czej-terakt-rosiya-gotuvala-dovgo-gur/" text:style-name="Internet_20_link" text:visited-style-name="Visited_20_Internet_20_Link">
https://armyinform.com.ua/2023/06/07/pidryv-kahovskoyi-ges-czej-terakt-rosiya-gotuvala-dovgo-gur/</text:a>
</text:p>
      <!--NEWS-->
      <text:h text:style-name="P10" text:outline-level="1">
<text:span text:style-name="T4">
The Ukrainian House opened an exhibition-retrospective "How do you?"</text:span>
</text:h>
      <text:p text:style-name="P4">
Author: ['Леся Медведенко']</text:p>
      <text:p text:style-name="P4">
Time: 2023-06-07T42:00:00-04:00</text:p>
      <text:p text:style-name="P4">
Description: Ти як? — запитання, яке за останній рік стало проявом турботи, співпереживання і єд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_golovna.jpg" text:style-name="Internet_20_link" text:visited-style-name="Visited_20_Internet_20_Link">
1_golovna.jpg</text:a>
', '<text:a xlink:type="simple" xlink:href="https://armyinform.com.ua/wp-content/uploads/2023/06/3-17-150x150.jpg" text:style-name="Internet_20_link" text:visited-style-name="Visited_20_Internet_20_Link">
3-17-150x150.jpg</text:a>
', '<text:a xlink:type="simple" xlink:href="https://armyinform.com.ua/wp-content/uploads/2023/06/4-14-150x150.jpg" text:style-name="Internet_20_link" text:visited-style-name="Visited_20_Internet_20_Link">
4-14-150x150.jpg</text:a>
', '<text:a xlink:type="simple" xlink:href="https://armyinform.com.ua/wp-content/uploads/2023/06/5-15-150x150.jpg" text:style-name="Internet_20_link" text:visited-style-name="Visited_20_Internet_20_Link">
5-15-150x150.jpg</text:a>
', '<text:a xlink:type="simple" xlink:href="https://armyinform.com.ua/wp-content/uploads/2023/06/2-20.jpg" text:style-name="Internet_20_link" text:visited-style-name="Visited_20_Internet_20_Link">
2-20.jpg</text:a>
', '<text:a xlink:type="simple" xlink:href="https://armyinform.com.ua/wp-content/uploads/2023/06/6-14-150x150.jpg" text:style-name="Internet_20_link" text:visited-style-name="Visited_20_Internet_20_Link">
6-14-150x150.jpg</text:a>
', '<text:a xlink:type="simple" xlink:href="https://armyinform.com.ua/wp-content/uploads/2023/06/7-13-150x150.jpg" text:style-name="Internet_20_link" text:visited-style-name="Visited_20_Internet_20_Link">
7-13-150x150.jpg</text:a>
', '<text:a xlink:type="simple" xlink:href="https://armyinform.com.ua/wp-content/uploads/2023/06/8-17.jpg" text:style-name="Internet_20_link" text:visited-style-name="Visited_20_Internet_20_Link">
8-17.jpg</text:a>
']</text:p>
      <text:p text:style-name="P4">
Tags: []</text:p>
      <text:p text:style-name="P4">
Category: News</text:p>
      <!--METADATA-->
      <text:p text:style-name="P4">
<draw:frame draw:style-name="fr1" draw:name="Image217" text:anchor-type="as-char" svg:width="6.9236in" svg:height="5.181161in" draw:z-index="0">
<draw:image xlink:href="../Images/AРМІЯINFORM/2023-06-07T42-00-00-04-00/1_golovna.jpg" xlink:type="simple" xlink:show="embed" xlink:actuate="onLoad" draw:mime-type="image/jpeg"/>
</draw:frame>
</text:p>
      <text:p text:style-name="P4">
Ти як? — запитання, яке за останній рік стало проявом турботи, співпереживанняі єдності. Таку ж назву дістала художня<text:a xlink:type="simple" xlink:href="https://uadim.in.ua/anonsy/tpost/eoiucclt21-programa-podi-proktu-ti-yak" text:style-name="Internet_20_link" text:visited-style-name="Visited_20_Internet_20_Link">
виставка</text:a>
At the National Center "Ukrainian House", it is an exhibition-experience of our2022, which none of us would have to have, but it is he who will form our future.</text:p>
      <text:p text:style-name="P4">
On the five floors of the Ukrainian House, more than 500 works of more than 1,100 Ukrainian authors are presented - photography, painting, graphics, sculpture, installation, performance. All objects in the chronological sequence reproduce the river that has changed each of us and our country forever. All his achievements of the wrath, the feeling of unity, strength and desperate courage of Ukrainian citizens - are felt in the artistic works of the exposition.</text:p>
      <text:p text:style-name="P4">
<text:a xlink:type="simple" xlink:href="https://armyinform.com.ua/wp-content/uploads/2023/06/3-17.jpg" text:style-name="Internet_20_link" text:visited-style-name="Visited_20_Internet_20_Link">
!(Images/AРМІЯINFORM/2023-06-07T42-00-00-04-00/3-17-150x150.jpg)</text:a>
</text:p>
      <text:p text:style-name="P4">
<text:a xlink:type="simple" xlink:href="https://armyinform.com.ua/wp-content/uploads/2023/06/4-14.jpg" text:style-name="Internet_20_link" text:visited-style-name="Visited_20_Internet_20_Link">
<draw:frame draw:style-name="fr1" draw:name="Image218" text:anchor-type="as-char" svg:width="6.9236in" svg:height="6.9236in" draw:z-index="0">
<draw:image xlink:href="../Images/AРМІЯINFORM/2023-06-07T42-00-00-04-00/4-14-150x150.jpg" xlink:type="simple" xlink:show="embed" xlink:actuate="onLoad" draw:mime-type="image/jpeg"/>
</draw:frame>
</text:a>
</text:p>
      <text:p text:style-name="P4">
<text:a xlink:type="simple" xlink:href="https://armyinform.com.ua/wp-content/uploads/2023/06/5-15.jpg" text:style-name="Internet_20_link" text:visited-style-name="Visited_20_Internet_20_Link">
<draw:frame draw:style-name="fr1" draw:name="Image219" text:anchor-type="as-char" svg:width="6.9236in" svg:height="6.9236in" draw:z-index="0">
<draw:image xlink:href="../Images/AРМІЯINFORM/2023-06-07T42-00-00-04-00/5-15-150x150.jpg" xlink:type="simple" xlink:show="embed" xlink:actuate="onLoad" draw:mime-type="image/jpeg"/>
</draw:frame>
</text:a>
The exhibition "How are you?" - This is the first open project of the Ukrainian Museum of Modern Art. The basis of the exhibition - "Archive of Art of Martial Law". From February 24, 20122, it is filled with exhibits created during large -scale interruption. The archive will end and will be open to researchers on the day of martial law in Ukraine.</text:p>
      <text:p text:style-name="P4">
<draw:frame draw:style-name="fr1" draw:name="Image220" text:anchor-type="as-char" svg:width="6.9236in" svg:height="4.206087in" draw:z-index="0">
<draw:image xlink:href="../Images/AРМІЯINFORM/2023-06-07T42-00-00-04-00/2-20.jpg" xlink:type="simple" xlink:show="embed" xlink:actuate="onLoad" draw:mime-type="image/jpeg"/>
</draw:frame>
Looking at the exposition, you can see that every work of the exhibition captures a certain moment last year. The first two floors are close to the present, the third - Lito 2022, the fourth - the cold spring 2022, the fifth floor - the point of silence and the first two weeks of a large -scale war.</text:p>
      <text:p text:style-name="P4">
<text:a xlink:type="simple" xlink:href="https://armyinform.com.ua/wp-content/uploads/2023/06/6-14.jpg" text:style-name="Internet_20_link" text:visited-style-name="Visited_20_Internet_20_Link">
!(Images/AРМІЯINFORM/2023-06-07T42-00-00-04-00/6-14-150x150.jpg)</text:a>
</text:p>
      <text:p text:style-name="P4">
<text:a xlink:type="simple" xlink:href="https://armyinform.com.ua/wp-content/uploads/2023/06/7-13.jpg" text:style-name="Internet_20_link" text:visited-style-name="Visited_20_Internet_20_Link">
<draw:frame draw:style-name="fr1" draw:name="Image221" text:anchor-type="as-char" svg:width="6.9236in" svg:height="6.9236in" draw:z-index="0">
<draw:image xlink:href="../Images/AРМІЯINFORM/2023-06-07T42-00-00-04-00/7-13-150x150.jpg" xlink:type="simple" xlink:show="embed" xlink:actuate="onLoad" draw:mime-type="image/jpeg"/>
</draw:frame>
</text:a>
In art works - everything is experienced by Ukrainians in the first days of the war, in occupation, under the physical and psychological pressure of Russian invaders. In the difficult times, the students turn to national memory and art, which allows you to preserve it and its mental health.The project will also take place lectures, curatorial excursions, performances of artists and artists, art therapy classes and other measures aimed at supporting the psychological and emotional state. At the same time, the area of anxiety measurement from the Anima startup will be projected. Recall the scenes <text:a xlink:type="simple" xlink:href="https://www.instagram.com/howareu_program/" text:style-name="Internet_20_link" text:visited-style-name="Visited_20_Internet_20_Link">
@hoWareu_program</text:a>
The All -Ukrainian Mental Health Program "Are You How?" You can find techniques for overcoming the stress caused by the war, as well as contacting lines of psychological assistance.</text:p>
      <text:p text:style-name="P4">
The exposition will last until June 25.</text:p>
      <text:p text:style-name="P4">
News Source: <text:a xlink:type="simple" xlink:href="https://armyinform.com.ua/2023/06/07/v-ukrayinskomu-domi-vidkrylas-vystavka-retrospektyva-ty-yak/" text:style-name="Internet_20_link" text:visited-style-name="Visited_20_Internet_20_Link">
https://armyinform.com.ua/2023/06/07/v-ukrayinskomu-domi-vidkrylas-vystavka-retrospektyva-ty-yak/</text:a>
</text:p>
      <!--NEWS-->
      <text:h text:style-name="P10" text:outline-level="1">
<text:span text:style-name="T4">
For the needs of the Armed Forces, components were transferred to Su-27 worth more than UAH 38 million</text:span>
</text:h>
      <text:p text:style-name="P4">
Author: ['АРМІЯINFORM']</text:p>
      <text:p text:style-name="P4">
Time: 2023-06-07T44:00:00-04:00</text:p>
      <text:p text:style-name="P4">
Description: Zasujennuamenyanoka Ukrainian for the real of realized reality to Vinishchychychi Fourth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СПЕЦІАЛІЗОВАНА ПРОКУРАТУРА У\xa0СФЕРІ ОБОРОНИ', 'СУ-27', 'СУД']</text:p>
      <text:p text:style-name="P4">
Category: News</text:p>
      <!--METADATA-->
      <text:p text:style-name="P4">
<draw:frame draw:style-name="fr1" draw:name="Image222" text:anchor-type="as-char" svg:width="6.9236in" svg:height="4.486493in" draw:z-index="0">
<draw:image xlink:href="../ConvertedIMGs/AРМІЯINFORM/2023-06-07T44-00-00-04-00/l3yeyi-c17x11x50px50p-c17x11x50px50p-36059dd0fa5ff9e3037f437e7e135b04.png" xlink:type="simple" xlink:show="embed" xlink:actuate="onLoad" draw:mime-type="image/png"/>
</draw:frame>
Illustrative photo</text:p>
      <text:p text:style-name="P4">
The citizen of Ukraine was convicted of attempting to sell components to the fighter generation of the Su-27 market value of more than UAH 38 million. According to the decision of the Military Court, the property will be transferred to the needs of the army.</text:p>
      <text:p text:style-name="P4">
About this <text:a xlink:type="simple" xlink:href="https://vppnr.gp.gov.ua/ua/news.html" text:style-name="Internet_20_link" text:visited-style-name="Visited_20_Internet_20_Link">
informs</text:a>
The press service of the specialized prosecutor's office in the field of defense of the Central Region.</text:p>
      <text:p text:style-name="P4">
“The pre-trial investigation found that in 2022 he was convicted by law enforcement officers during an attempt to sell the removal of the expert box of agents to a heavy multi-purpose high-commissar fighter of the fourth generation Su-27.</text:p>
      <text:p text:style-name="P4">
According to the results of the trial, the Kyiv-Svyatoshinsky Court of the Kyiv Regional Prosecutor of the Special Prosecutor's Office and submitted the state-owned state to one of the military units of the Air Force forces of Ukraine, ”the statement reads.</text:p>
      <text:p text:style-name="P4">
News Source: <text:a xlink:type="simple" xlink:href="https://armyinform.com.ua/2023/06/07/na-potreby-povitryanyh-syl-zsu-peredano-komplektuyuchi-do-su-27-vartistyu-ponad-38-mln-grn/" text:style-name="Internet_20_link" text:visited-style-name="Visited_20_Internet_20_Link">
https://armyinform.com.ua/2023/06/07/na-potreby-povitryanyh-syl-zsu-peredano-komplektuyuchi-do-su-27-vartistyu-ponad-38-mln-grn/</text:a>
</text:p>
      <!--NEWS-->
      <text:h text:style-name="P10" text:outline-level="1">
<text:span text:style-name="T4">
Армійка Вероніка Марченко стала другою на етапі Гран-прі Європи зі стрільби з лука</text:span>
</text:h>
      <text:p text:style-name="P4">
Author: ['АРМІЯINFORM']</text:p>
      <text:p text:style-name="P4">
Time: 2023-06-07T46:00:00-04:00</text:p>
      <text:p text:style-name="P4">
Description: Ukrainian athlete Armica Veronika Marchenko Zaled to a friend P'ttalu Utal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2362680_1293019248090101_6086038133661348604_n.jpg" text:style-name="Internet_20_link" text:visited-style-name="Visited_20_Internet_20_Link">
352362680_1293019248090101_6086038133661348604_n.jpg</text:a>
', '<text:a xlink:type="simple" xlink:href="https://armyinform.com.ua/wp-content/uploads/2023/06/352223245_828129458883819_5545361701124312446_n-150x150.jpg" text:style-name="Internet_20_link" text:visited-style-name="Visited_20_Internet_20_Link">
352223245_828129458883819_5545361701124312446_n-150x150.jpg</text:a>
']</text:p>
      <text:p text:style-name="P4">
Tags: ['АРМІЙСЬКИЙ СПОРТ', 'АРМІЙСЬКИЙ СПОРТСМЕН']</text:p>
      <text:p text:style-name="P4">
Category: News</text:p>
      <!--METADATA-->
      <text:p text:style-name="P4">
<draw:frame draw:style-name="fr1" draw:name="Image223" text:anchor-type="as-char" svg:width="6.9236in" svg:height="4.615733in" draw:z-index="0">
<draw:image xlink:href="../Images/AРМІЯINFORM/2023-06-07T46-00-00-04-00/352362680_1293019248090101_6086038133661348604_n.jpg" xlink:type="simple" xlink:show="embed" xlink:actuate="onLoad" draw:mime-type="image/jpeg"/>
</draw:frame>
Ukrainian athlete Army Veronica Marchenko went to the second step in the Ukrainian women's team in Zluk shooting competitions.</text:p>
      <text:p text:style-name="P4">
About it <text:a xlink:type="simple" xlink:href="https://www.facebook.com/olympicua/posts/pfbid0XPGakdWg1LDAEBXkk44GjWzqViFdxqTh1Hac9cJHyvvBW7GEhVs2jyUiTfPa7RwVl" text:style-name="Internet_20_link" text:visited-style-name="Visited_20_Internet_20_Link">
reports</text:a>
National Olympic Committee of Ukraine.</text:p>
      <text:p text:style-name="P4">
The stage of the Grand Prix of Europe on Luke lasted in the Croatian city of Um.</text:p>
      <text:p text:style-name="P4">
It is noted that all the Ukrainian national teams have brought two awards.</text:p>
      <text:p text:style-name="P4">
<text:a xlink:type="simple" xlink:href="https://armyinform.com.ua/wp-content/uploads/2023/06/352223245_828129458883819_5545361701124312446_n.jpg" text:style-name="Internet_20_link" text:visited-style-name="Visited_20_Internet_20_Link">
!(Images/AРМІЯINFORM/2023-06-07T46-00-00-04-00/352223245_828129458883819_5545361701124312446_n-150x150.jpg)</text:a>
</text:p>
      <text:p text:style-name="P4">
News Source: <text:a xlink:type="simple" xlink:href="https://armyinform.com.ua/2023/06/07/armijka-veronika-marchenko-stala-drugoyu-na-etapi-gran-pri-yevropy-zi-strilby-z-luka/" text:style-name="Internet_20_link" text:visited-style-name="Visited_20_Internet_20_Link">
https://armyinform.com.ua/2023/06/07/armijka-veronika-marchenko-stala-drugoyu-na-etapi-gran-pri-yevropy-zi-strilby-z-luka/</text:a>
</text:p>
      <!--NEWS-->
      <text:h text:style-name="P10" text:outline-level="1">
<text:span text:style-name="T4">
Ukraine is ready to consider the evacuation appeal from Belgodsk region - Andriy Yusov</text:span>
</text:h>
      <text:p text:style-name="P4">
Author: ['АРМІЯINFORM']</text:p>
      <text:p text:style-name="P4">
Time: 2023-06-07T48:00:00-04:00</text:p>
      <text:p text:style-name="P4">
Description: На бєлґородщині продовжуються активні бойові дії та внутрішні масові заворушен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7-2.jpg" text:style-name="Internet_20_link" text:visited-style-name="Visited_20_Internet_20_Link">
20230607-2.jpg</text:a>
']</text:p>
      <text:p text:style-name="P4">
Tags: ['STOPRUSSIA', 'АГРЕСІЯ РФ', 'АНДРІЙ ЮСОВ', 'ВТОРГНЕННЯ РФ']</text:p>
      <text:p text:style-name="P4">
Category: News</text:p>
      <!--METADATA-->
      <text:p text:style-name="P4">
<draw:frame draw:style-name="fr1" draw:name="Image224" text:anchor-type="as-char" svg:width="6.9236in" svg:height="3.894525in" draw:z-index="0">
<draw:image xlink:href="../Images/AРМІЯINFORM/2023-06-07T48-00-00-04-00/20230607-2.jpg" xlink:type="simple" xlink:show="embed" xlink:actuate="onLoad" draw:mime-type="image/jpeg"/>
</draw:frame>
In Belgorod region, active fighting and internal mass immunity continue - Russian citizens from the Legion "Freedom of Russia", "Russian Volunteer Corps" and some of the local residents with weapons in their hands reached against the criminal Putin authorities and its regime.</text:p>
      <text:p text:style-name="P4">
About it <text:a xlink:type="simple" xlink:href="https://gur.gov.ua/content/ukraina-hotova-rozghlianuty-zvernennia-pro-evakuatsiiu-z-bielgorodshchyny.html" text:style-name="Internet_20_link" text:visited-style-name="Visited_20_Internet_20_Link">
reported</text:a>
Representative of the Main Directorate of Intelligence of the Ministry of Defense of Ukraine Andriy Yusov.</text:p>
      <text:p text:style-name="P4">
“The fighting is ongoing. Several settlements occupied the Rashist authorities in fact left without control, trying only to establish fire control, which means the task of strokes from artillery, reactive systems of volley fire to the objects of their own civil infrastructure and local residents, ” - said the representative of the GRO of Ukraine.</text:p>
      <text:p text:style-name="P4">
According to Andriy Yusov, the RDC fighters and the Legion "Freedom of Russia" actually determine the function of armed self -defense in the territory of Belgrod region, where they protect their own compatriots from the criminal Kremlin regime.</text:p>
      <text:p text:style-name="P4">
“The support of the rebels among the local population is increasing. This applies to the Yakochya attachment to the armed struggle against Putin, as well as the local residents who ask for protection, ”said a representative of military intelligence, adding that Ukraine will consider the evacuation of civilians in the proper order, if they arrive.</text:p>
      <text:p text:style-name="P4">
Andriy Yusov noted that the number of insurgents who fight against the Putin regime is increasing, and the geography of their actions is expanding.</text:p>
      <text:p text:style-name="P4">
“The so -called Russian Federation today is an incapable state, whose sootacities are many conflicts. The central government is inadequate, and the events are absolutely demonstrated by the events. Everything that is a little capable, focused in the Ukrainian territories, and in Russia - disorder, chaos, anarchy and powerlessness. This means that such conflicts can be widening and gaining scale in different corners of the country, which is called the Russian Federation, including in the capital region, ” - summed up Andrei Yusov.</text:p>
      <text:p text:style-name="P4">
News Source: <text:a xlink:type="simple" xlink:href="https://armyinform.com.ua/2023/06/07/ukrayina-gotova-rozglyanuty-zvernennya-pro-evakuacziyu-z-byelgorodshhyny-andrij-yusov/" text:style-name="Internet_20_link" text:visited-style-name="Visited_20_Internet_20_Link">
https://armyinform.com.ua/2023/06/07/ukrayina-gotova-rozglyanuty-zvernennya-pro-evakuacziyu-z-byelgorodshhyny-andrij-yusov/</text:a>
</text:p>
      <!--NEWS-->
      <text:h text:style-name="P10" text:outline-level="1">
<text:span text:style-name="T4">
The Russians caused Artudar on Kherson during the evacuation of civilians, two law enforcement officers were injured</text:span>
</text:h>
      <text:p text:style-name="P4">
Author: ['АРМІЯINFORM']</text:p>
      <text:p text:style-name="P4">
Time: 2023-06-07T4:00:00-04:00</text:p>
      <text:p text:style-name="P4">
Description: Rosiyani put on the Kherson of the artillery PID Hour of the Evakuatsiye Civil Service of the Pidnoye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565789.jpg" text:style-name="Internet_20_link" text:visited-style-name="Visited_20_Internet_20_Link">
34565789.jpg</text:a>
']</text:p>
      <text:p text:style-name="P4">
Tags: ['ВОЄННІ ЗЛОЧИНИ ЗС РФ', 'ХЕРСОН']</text:p>
      <text:p text:style-name="P4">
Category: News</text:p>
      <!--METADATA-->
      <text:p text:style-name="P4">
<draw:frame draw:style-name="fr1" draw:name="Image225" text:anchor-type="as-char" svg:width="6.9236in" svg:height="4.332085in" draw:z-index="0">
<draw:image xlink:href="../Images/AРМІЯINFORM/2023-06-07T4-00-00-04-00/34565789.jpg" xlink:type="simple" xlink:show="embed" xlink:actuate="onLoad" draw:mime-type="image/jpeg"/>
</draw:frame>
The Russians hit Kherson from artillery during the evacuation of civilians from the underminated island.</text:p>
      <text:p text:style-name="P4">
About it <text:a xlink:type="simple" xlink:href="https://www.facebook.com/alexandr.prokudin.7/posts/pfbid0fhDM51A6uEsviWw3YqpNAVQZ7RC31uz4LfGFrtpHbsdsKioi7buktjBru7GAicapl" text:style-name="Internet_20_link" text:visited-style-name="Visited_20_Internet_20_Link">
reported</text:a>
Kherson Ova Chairman Alexander Proudin.</text:p>
      <text:p text:style-name="P4">
During the day, the island goes under water. The flooding is so enormous, from there it is no longer possible to leave with motor transport.</text:p>
      <text:p text:style-name="P4">
“Therefore, people are helped to evacuate. Even in such a difficult time, they had a great way to remind who they really are - terrorists. During the evacuation, the buyers hit the artillery neighborhood - two law enforcement officers were injured who helped people leave the dangerous territory, ”Alexander Proprokudin said.</text:p>
      <text:p text:style-name="P4">
Nevertheless, he adds, about 1,300 Kherson was evacuated from the island today, these people are now safe.</text:p>
      <text:p text:style-name="P4">
News Source: <text:a xlink:type="simple" xlink:href="https://armyinform.com.ua/2023/06/07/rosiyany-zavdaly-artudaru-po-hersonu-pid-chas-evakuacziyi-myrnyh-meshkancziv-poraneno-dvoh-pravoohoroncziv/" text:style-name="Internet_20_link" text:visited-style-name="Visited_20_Internet_20_Link">
https://armyinform.com.ua/2023/06/07/rosiyany-zavdaly-artudaru-po-hersonu-pid-chas-evakuacziyi-myrnyh-meshkancziv-poraneno-dvoh-pravoohoroncziv/</text:a>
</text:p>
      <!--NEWS-->
      <text:h text:style-name="P10" text:outline-level="1">
<text:span text:style-name="T4">
In the Bakhmut direction of the Armed Forces advanced in a day from 200 to 1100 meters - Anna Malyar</text:span>
</text:h>
      <text:p text:style-name="P4">
Author: ['АРМІЯINFORM']</text:p>
      <text:p text:style-name="P4">
Time: 2023-06-07T50:00:00-04:00</text:p>
      <text:p text:style-name="P4">
Description: Epizenter Boyovikh, the CCID is flooded. At the Bakhmuts, our viiSka crossed ... the war with Ukraine 2022, the war with Ukraine is the latest news today, the news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1659033804_a8d57d39b72269e6e0d43d318cffbe2c.jpg" text:style-name="Internet_20_link" text:visited-style-name="Visited_20_Internet_20_Link">
1659033804_a8d57d39b72269e6e0d43d318cffbe2c.jpg</text:a>
']</text:p>
      <text:p text:style-name="P4">
Tags: ['АГРЕСІЯ РФ', 'БАХМУТСЬКИЙ НАПРЯМОК', 'ВТОРГНЕННЯ РФ', 'ГАННА МАЛЯР']</text:p>
      <text:p text:style-name="P4">
Category: News</text:p>
      <!--METADATA-->
      <text:p text:style-name="P4">
<draw:frame draw:style-name="fr1" draw:name="Image226" text:anchor-type="as-char" svg:width="6.9236in" svg:height="3.894525in" draw:z-index="0">
<draw:image xlink:href="../Images/AРМІЯINFORM/2023-06-07T50-00-00-04-00/1659033804_a8d57d39b72269e6e0d43d318cffbe2c.jpg" xlink:type="simple" xlink:show="embed" xlink:actuate="onLoad" draw:mime-type="image/jpeg"/>
</draw:frame>
The epicenter of hostilities remains the East. In the Bakhmut direction, our troops won the defense on the offensive.</text:p>
      <text:p text:style-name="P4">
About it <text:a xlink:type="simple" xlink:href="https://t.me/annamaliar/818" text:style-name="Internet_20_link" text:visited-style-name="Visited_20_Internet_20_Link">
reported</text:a>
Deputy Minister of Defense of Ukraine Anna Malyar.</text:p>
      <text:p text:style-name="P4">
"For the past day, we have a promotion in different parts of the Bakhmut directions 200 to 1100 meters," she said.</text:p>
      <text:p text:style-name="P4">
The enemy in this direction, as noted by Anna Malyar, went to the defense, trying to keep the positions held. Currently, the enemy charges his reserves for this preference from depths for protection. The Wagnerians remain in the rear units.</text:p>
      <text:p text:style-name="P4">
“As of now, the fighting is conducted by a regular army of the Russian Federation, engaging landing and assaults. It is possible to keep the defense of the Bakhmut direction for a long time and now it is possible to make a sense, in particular, thanks to the well -being prepared fortification. The whole place around is actually fortified. The fortification was prepared in advance of our troops and local military administrations. Building capitally, ”Anna Malyar summarized.</text:p>
      <text:p text:style-name="P4">
News Source: <text:a xlink:type="simple" xlink:href="https://armyinform.com.ua/2023/06/07/na-bahmutskomu-napryamku-zsu-prosunulys-za-dobu-vid-200-do-1100-metriv-ganna-malyar/" text:style-name="Internet_20_link" text:visited-style-name="Visited_20_Internet_20_Link">
https://armyinform.com.ua/2023/06/07/na-bahmutskomu-napryamku-zsu-prosunulys-za-dobu-vid-200-do-1100-metriv-ganna-malyar/</text:a>
</text:p>
      <!--NEWS-->
      <text:h text:style-name="P10" text:outline-level="1">
<text:span text:style-name="T4">
The guilty of Kakhovskaya hydroelectric power station will stand before the International Criminal Court - Alexei Reznikov</text:span>
</text:h>
      <text:p text:style-name="P4">
Author: ['АРМІЯINFORM']</text:p>
      <text:p text:style-name="P4">
Time: 2023-06-07T51:00:00-04:00</text:p>
      <text:p text:style-name="P4">
Description: Ministra defense of Ukraine Oleksiy Reznikov, Koslavnyi Pіdriva Rosiyki paydates of row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5555.jpg" text:style-name="Internet_20_link" text:visited-style-name="Visited_20_Internet_20_Link">
55555.jpg</text:a>
']</text:p>
      <text:p text:style-name="P4">
Tags: ['ВОЄННІ ЗЛОЧИНИ ЗС РФ', 'КАХОВСЬКА ГЕС', 'ОЛЕКСІЙ РЕЗНІКОВ']</text:p>
      <text:p text:style-name="P4">
Category: News</text:p>
      <!--METADATA-->
      <text:p text:style-name="P4">
<draw:frame draw:style-name="fr1" draw:name="Image227" text:anchor-type="as-char" svg:width="6.9236in" svg:height="3.230232in" draw:z-index="0">
<draw:image xlink:href="../Images/AРМІЯINFORM/2023-06-07T51-00-00-04-00/55555.jpg" xlink:type="simple" xlink:show="embed" xlink:actuate="onLoad" draw:mime-type="image/jpeg"/>
</draw:frame>
Minister of Defense of Ukraine Oleksiy Reznikov, commenting on the undergraded Russian trainees of the dam at the Kakhovskaya hydroelectric power station, stated that the executors of this crime of rubbing will stand before the International Criminal Court</text:p>
      <text:p text:style-name="P4">
About this <text:a xlink:type="simple" xlink:href="https://twitter.com/oleksiireznikov/status/1666168643976036353" text:style-name="Internet_20_link" text:visited-style-name="Visited_20_Internet_20_Link">
it is referred</text:a>
In his floor.</text:p>
      <text:p text:style-name="P4">
“These are satellite images of Russian man -made disaster on Novokakhovskaya Damby and HPP. The scene resembles a high -budget Hollywood film by the propostapocalypse. But these are the realities of the Russian world. And the performers of this war, another crime against humanity will stand before the International Criminal Court. Ukraine can guarantee it, ”he wrote.</text:p>
      <text:p text:style-name="P4">
Alexei Reznikov also released videos from the catastrophe.</text:p>
      <text:p text:style-name="P4">
请 查看 影片 ： ： <text:a xlink:type="simple" xlink:href="None" text:style-name="Internet_20_link" text:visited-style-name="Visited_20_Internet_20_Link">
none</text:a>
1. <text:a xlink:type="simple" xlink:href="https://armyinform.com.ua/wp-content/uploads/2023/06/ssstwitter.com_1686085444895.mp4" text:style-name="Internet_20_link" text:visited-style-name="Visited_20_Internet_20_Link">
ssstwitter.com_1686085444895</text:a>
</text:p>
      <text:p text:style-name="P4">
News Source: <text:a xlink:type="simple" xlink:href="https://armyinform.com.ua/2023/06/07/vykonavczi-pidryvu-kahovskoyi-ges-postanut-pered-mizhnarodnym-kryminalnym-sudom-oleksij-reznikov/" text:style-name="Internet_20_link" text:visited-style-name="Visited_20_Internet_20_Link">
https://armyinform.com.ua/2023/06/07/vykonavczi-pidryvu-kahovskoyi-ges-postanut-pered-mizhnarodnym-kryminalnym-sudom-oleksij-reznikov/</text:a>
</text:p>
      <!--NEWS-->
      <text:h text:style-name="P10" text:outline-level="1">
<text:span text:style-name="T4">
On the left bank of the Dnieper Kherson region, the enemy has dragged its forces for 5-15 kilometers and continues to dwell on the regional center-Natalia Humeniuk</text:span>
</text:h>
      <text:p text:style-name="P4">
Author: ['Андрій Агєєв']</text:p>
      <text:p text:style-name="P4">
Time: 2023-06-07T52:00:00-04:00</text:p>
      <text:p text:style-name="P4">
Description: Навіть в умовах ліквідації Україною наслідків екологічного лиха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menyuk2.jpg" text:style-name="Internet_20_link" text:visited-style-name="Visited_20_Internet_20_Link">
gumenyuk2.jpg</text:a>
']</text:p>
      <text:p text:style-name="P4">
Tags: ['STOPRUSSIA', 'АГРЕСІЯ РФ', 'ВІЙНА', 'ВОРОЖІ ОБСТРІЛИ', 'ВТОРГНЕННЯ РФ', 'НАТАЛІЯ ГУМЕНЮК', 'ПІДРИВ ГРЕБЛІ КАХОВСЬКОЇ ГЕС', 'ХЕРСОНЩИНА']</text:p>
      <text:p text:style-name="P4">
Category: News</text:p>
      <!--METADATA-->
      <text:p text:style-name="P4">
<draw:frame draw:style-name="fr1" draw:name="Image228" text:anchor-type="as-char" svg:width="6.9236in" svg:height="3.4618in" draw:z-index="0">
<draw:image xlink:href="../Images/AРМІЯINFORM/2023-06-07T52-00-00-04-00/gumenyuk2.jpg" xlink:type="simple" xlink:show="embed" xlink:actuate="onLoad" draw:mime-type="image/jpeg"/>
</draw:frame>
Even in the conditions of elimination by Ukraine, the consequences of ecological disaster, Russian owners continue shelling of Kherson region from mortars and artillery of various calibers. Natalia Humeniuk, a spokeswoman for the southern information telecommunication, was reported on the air of the only information telecommunication.</text:p>
      <ul>
        <li>
The enemy continues shelling of mortars and artillery of the victims of the floods of Kherson region, which occurred as a result of the disruption of the Russians of the Robbles of Kakhovskaya HEP. In particular, the occupiers fired at one of Kherson's shopping malls, which could be used as a humanitarian hub to assist the victims of the Ed Russian Ecocide, ”the spokeswoman added.</li>
      </ul>
      <text:p text:style-name="P4">
In addition, Natalia Humeniuk noted that the Russian units began to depart more daily positions on the left bank of the Dnieper in a few days of the morning, that is, when they blew the HPP.</text:p>
      <ul>
        <li>
The units of the invaders took their forces and means of 5 to 15 kilometers, depending on how and where the water rose, - the spokesman said.</li>
      </ul>
      <text:p text:style-name="P4">
She called the Russian propaganda in the classic way of Russian propaganda.</text:p>
      <text:p text:style-name="P4">
News Source: <text:a xlink:type="simple" xlink:href="https://armyinform.com.ua/2023/06/07/na-livomu-berezi-dnipra-hersonshhyny-vorog-vidtyagnuv-svoyi-syly-na-5-15-kilometriv-ta-prodovzhuye-gatyty-po-oblasnomu-czentru-nataliya-gumenyuk/" text:style-name="Internet_20_link" text:visited-style-name="Visited_20_Internet_20_Link">
https://armyinform.com.ua/2023/06/07/na-livomu-berezi-dnipra-hersonshhyny-vorog-vidtyagnuv-svoyi-syly-na-5-15-kilometriv-ta-prodovzhuye-gatyty-po-oblasnomu-czentru-nataliya-gumenyuk/</text:a>
</text:p>
      <!--NEWS-->
      <text:h text:style-name="P10" text:outline-level="1">
<text:span text:style-name="T4">
The SBU reported suspicion of another 7 fireboxers</text:span>
</text:h>
      <text:p text:style-name="P4">
Author: ['АРМІЯINFORM']</text:p>
      <text:p text:style-name="P4">
Time: 2023-06-07T53:00:00-04:00</text:p>
      <text:p text:style-name="P4">
Description: The SBU was inhabited about Pidozra Shchel 7 Toplaboranders: they are a Sereda - Soratnitza Aksionov, Yak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2351543_771860054594533_2474795779408333176_n.jpg" text:style-name="Internet_20_link" text:visited-style-name="Visited_20_Internet_20_Link">
352351543_771860054594533_2474795779408333176_n.jpg</text:a>
']</text:p>
      <text:p text:style-name="P4">
Tags: ['КОЛАБОРАНТИ', 'СБУ']</text:p>
      <text:p text:style-name="P4">
Category: News</text:p>
      <!--METADATA-->
      <text:p text:style-name="P4">
<draw:frame draw:style-name="fr1" draw:name="Image229" text:anchor-type="as-char" svg:width="6.9236in" svg:height="7.362095in" draw:z-index="0">
<draw:image xlink:href="../Images/AРМІЯINFORM/2023-06-07T53-00-00-04-00/352351543_771860054594533_2474795779408333176_n.jpg" xlink:type="simple" xlink:show="embed" xlink:actuate="onLoad" draw:mime-type="image/jpeg"/>
</draw:frame>
The SBU reported suspicion to 7 more to fireolaborators: among them - a colleague, who called on the Crimean to join the ranks of the Armed Forces of the Russian Federation, <text:a xlink:type="simple" xlink:href="https://ssu.gov.ua/novyny/sbu-povidomyla-pro-pidozru-shche-7-topkolaborantam-sered-nykh-soratnytsia-aksonova-yaka-zaklykala-krymchan-vstupaty-do-lav-zs-rf" text:style-name="Internet_20_link" text:visited-style-name="Visited_20_Internet_20_Link">
informs</text:a>
 пресслужба відомства.</text:p>
      <text:p text:style-name="P4">
«Служба безпеки задокументувала злочинну діяльність ще 7 чиновників-колаборантів, які переховуються на тимчасово окупованій території України.Однією з них є очільниця створеної агресором „адміністрації Чорноморськогорайону Криму“ Наталія Пісарєва. Її кандидатуру на це „крісло“ нещодавноособисто погодив місцевий гауляйтер Аксьонов. До цього призначення Пісарєвабула так званою „першою заступницею міністра культури“ на тимчасовозахопленому півострові», — йдеться у повідомленні.</text:p>
      <text:p text:style-name="P4">
Зазначається, що перебуваючи на цій «посаді», після початку повномасштабноговторгнення вона координувала ворожу інформкампанію щодо підтримки збройноїагресії рф. Тоді фігурантка публічно закликала українських захисниківздаватися в полон, а також агітувала мешканців Криму вступати до російськихвійськ для війни проти України. За це окупаційний «військовий комісаріатКриму» нагородив її грамотою.</text:p>
      <text:p text:style-name="P4">
За даними слідства, до захоплення українського півострова Пісарєва керуваларегіональним проєктним офісом апарату Ради міністрів автономної республіки.Однак, під час його захоплення підтримала агресора і згодом увійшла до такзваного кадрового резерву окупаційної адміністрації.</text:p>
      <text:p text:style-name="P4">
Ще однією колаборанткою є колишня посадовиця Управління Державноїказначейської служби України в Луганській області. Після захоплення частинирегіону вона добровільно погодилась на «пропозицію» агресора очолити так зване«казначейство лнр».</text:p>
      <text:p text:style-name="P4">
До «штату» псевдоустанови вона залучила ще п’ятьох спільників. Ними виявилисьїї колишні підлеглі зі Старобільського, Новоайдарського, Міловського,Новопсковського та Марківського районів. У складі окупаційного органу вонистали керівниками відповідних районних «управлінь казначейської служби лнр».На цих «посадах» вони брали участь у фінансовому забезпеченні російськихокупаційних угруповань, які були задіяні на східному фронті.</text:p>
      <text:p text:style-name="P4">
News Source: <text:a xlink:type="simple" xlink:href="https://armyinform.com.ua/2023/06/07/sbu-povidomyla-pro-pidozru-shhe-7-topkolaborantam/" text:style-name="Internet_20_link" text:visited-style-name="Visited_20_Internet_20_Link">
https://armyinform.com.ua/2023/06/07/sbu-povidomyla-pro-pidozru-shhe-7-topkolaborantam/</text:a>
</text:p>
      <!--NEWS-->
      <text:h text:style-name="P10" text:outline-level="1">
<text:span text:style-name="T4">
За добу піротехніки ДСНС знешкодили понад 500 вибухонебезпечних предметів, зокрема 4 авіабомби</text:span>
</text:h>
      <text:p text:style-name="P4">
Author: ['АРМІЯINFORM']</text:p>
      <text:p text:style-name="P4">
Time: 2023-06-07T54:00:00-04:00</text:p>
      <text:p text:style-name="P4">
Description: Last of Passing, 6 worms, pirotechnicly, the holding of the Ukrodrozhny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230" text:anchor-type="as-char" svg:width="6.9236in" svg:height="3.89773in" draw:z-index="0">
<draw:image xlink:href="../Images/AРМІЯINFORM/2023-06-07T54-00-00-04-00/051f0000-0aff-0242-be2f-08da173df50a_w1080_h608.png" xlink:type="simple" xlink:show="embed" xlink:actuate="onLoad" draw:mime-type="image/png"/>
</draw:frame>
Illustrative photo</text:p>
      <text:p text:style-name="P4">
During the last day, <text:span text:style-name="T4">
 June 6 </text:span>
, pyrotechnic units of the State Emergency Service Service <text:span text:style-name="T4">
 206 times </text:span>
 were involved in the execution of mine tasks.</text:p>
      <text:p text:style-name="P4">
About it _ <text:a xlink:type="simple" xlink:href="https://dsns.gov.ua/uk/news/nadzvicaini-podiyi/operativna-informaciia-shhodo-roboti-pirotexnicnix-pidrozdiliv-dsns-ukrayini-65" text:style-name="Internet_20_link" text:visited-style-name="Visited_20_Internet_20_Link">
reports</text:a>
_ ДСНС України.</text:p>
      <text:p text:style-name="P4">
Піротехнічними підрозділами виявлено, вилучено і знешкоджено <text:span text:style-name="T4">
561вибухонебезпечний</text:span>
 <text:span text:style-name="T4">
предмет,</text:span>
 зокрема <text:span text:style-name="T4">
4 авіаційні бомби.</text:span>
 Обстежено(cleared)more than <text:span text:style-name="T4">
 487 hectares </text:span>
.</text:p>
      <text:p text:style-name="P4">
Most often pyrotechnic units worked: in Kharkiv region 18 920 times, Kyiv region - 7905, Donetsk region - 5733, Mykolaiv region - 5087, Kherson region - 5366, Chernihiv - 4685, Sumy - 2153, Cherkasy region - 1111.</text:p>
      <text:p text:style-name="P4">
<text:span text:style-name="T4">
 Reference: </text:span>
 In total from the beginning of large -scale aggression of Russian federation in the territory of Ukraine 397 527 units have been disposed of. Explosive subjects and 2 891 kg of explosive, including 2985 units. Aviation bomb. The territory of more than 89,000 hectares was examin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7/za-dobu-pirotehniky-dsns-zneshkodyly-ponad-500-vybuhonebezpechnyh-predmetiv-zokrema-4-aviabomby/" text:style-name="Internet_20_link" text:visited-style-name="Visited_20_Internet_20_Link">
https://armyinform.com.ua/2023/06/07/za-dobu-pirotehniky-dsns-zneshkodyly-ponad-500-vybuhonebezpechnyh-predmetiv-zokrema-4-aviabomby/</text:a>
</text:p>
      <!--NEWS-->
      <text:h text:style-name="P10" text:outline-level="1">
<text:span text:style-name="T4">
“Yes, there is generally an ass, at night there is p*building what is happening” – Perekholnaya Gur MO</text:span>
</text:h>
      <text:p text:style-name="P4">
Author: ['АРМІЯINFORM']</text:p>
      <text:p text:style-name="P4">
Time: 2023-06-07T55:00:00-04:00</text:p>
      <text:p text:style-name="P4">
Description: VIISKOVY RF ROZPOVIDA ROSTOSKICISION OF THE BOTER OF THE POSITION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text:p>
      <text:p text:style-name="P4">
Category: News</text:p>
      <!--METADATA-->
      <text:p text:style-name="P4">
Military Russian Federation <text:a xlink:type="simple" xlink:href="https://gur.gov.ua/content/da-tut-voobshche-zhopa-nochiu-tut-p-zda-chto-tvorytsia.html" text:style-name="Internet_20_link" text:visited-style-name="Visited_20_Internet_20_Link">
tells</text:a>
About the difficult situation in combat positions:</text:p>
      <text:p text:style-name="P4">
News Source: <text:a xlink:type="simple" xlink:href="https://armyinform.com.ua/2023/06/07/da-tut-voobshhe-zhopa-nochyu-tut-pzda-chto-tvorytsya-perehoplennya-gum-mo/" text:style-name="Internet_20_link" text:visited-style-name="Visited_20_Internet_20_Link">
https://armyinform.com.ua/2023/06/07/da-tut-voobshhe-zhopa-nochyu-tut-pzda-chto-tvorytsya-perehoplennya-gum-mo/</text:a>
</text:p>
      <!--NEWS-->
      <text:h text:style-name="P10" text:outline-level="1">
<text:span text:style-name="T4">
Journalists and museums exchanged experience on working on de -industrial lands</text:span>
</text:h>
      <text:p text:style-name="P4">
Author: ['Володимир Загребельний']</text:p>
      <text:p text:style-name="P4">
Time: 2023-06-07T56:00:00-04:00</text:p>
      <text:p text:style-name="P4">
Description: The spaciousness of the Vistavka Prochkta “Ukrainian - Rosp'atta” by the National Museum of the Istori Ukrainian ... War with Ukraine 2022, war with Ukraine Latest news today, News War with Ukraine 2022 The last ones for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obgovorennyam_golovna.jpg" text:style-name="Internet_20_link" text:visited-style-name="Visited_20_Internet_20_Link">
obgovorennyam_golovna.jpg</text:a>
', '<text:a xlink:type="simple" xlink:href="https://armyinform.com.ua/wp-content/uploads/2023/06/obgovorennyam_001-150x150.jpg" text:style-name="Internet_20_link" text:visited-style-name="Visited_20_Internet_20_Link">
obgovorennyam_001-150x150.jpg</text:a>
', '<text:a xlink:type="simple" xlink:href="https://armyinform.com.ua/wp-content/uploads/2023/06/obgovorennyam_002-150x150.jpg" text:style-name="Internet_20_link" text:visited-style-name="Visited_20_Internet_20_Link">
obgovorennyam_002-150x150.jpg</text:a>
', '<text:a xlink:type="simple" xlink:href="https://armyinform.com.ua/wp-content/uploads/2023/06/obgovorennyam_003-150x150.jpg" text:style-name="Internet_20_link" text:visited-style-name="Visited_20_Internet_20_Link">
obgovorennyam_003-150x150.jpg</text:a>
', '<text:a xlink:type="simple" xlink:href="https://armyinform.com.ua/wp-content/uploads/2023/06/obgovorennyam_004-150x150.jpg" text:style-name="Internet_20_link" text:visited-style-name="Visited_20_Internet_20_Link">
obgovorennyam_004-150x150.jpg</text:a>
', '<text:a xlink:type="simple" xlink:href="https://armyinform.com.ua/wp-content/uploads/2023/06/obgovorennyam_005-150x150.jpg" text:style-name="Internet_20_link" text:visited-style-name="Visited_20_Internet_20_Link">
obgovorennyam_005-150x150.jpg</text:a>
', '<text:a xlink:type="simple" xlink:href="https://armyinform.com.ua/wp-content/uploads/2023/06/obgovorennyam_006-150x150.jpg" text:style-name="Internet_20_link" text:visited-style-name="Visited_20_Internet_20_Link">
obgovorennyam_006-150x150.jpg</text:a>
', '<text:a xlink:type="simple" xlink:href="https://armyinform.com.ua/wp-content/uploads/2023/06/obgovorennyam_007-150x150.jpg" text:style-name="Internet_20_link" text:visited-style-name="Visited_20_Internet_20_Link">
obgovorennyam_007-150x150.jpg</text:a>
', '<text:a xlink:type="simple" xlink:href="https://armyinform.com.ua/wp-content/uploads/2023/06/obgovorennyam_008.jpg" text:style-name="Internet_20_link" text:visited-style-name="Visited_20_Internet_20_Link">
obgovorennyam_008.jpg</text:a>
']</text:p>
      <text:p text:style-name="P4">
Tags: ['STOPRUSSIA', 'ВІЙНА', 'ДЕОКУПАЦІЯ', 'ІСТОРІЯ', 'НАЦІОНАЛЬНОГО МУЗЕЮ ІСТОРІЇ УКРАЇНИ У\xa0ДРУГІЙ СВІТОВІЙ ВІЙНІ']</text:p>
      <text:p text:style-name="P4">
Category: News</text:p>
      <!--METADATA-->
      <text:p text:style-name="P4">
<draw:frame draw:style-name="fr1" draw:name="Image231" text:anchor-type="as-char" svg:width="6.9236in" svg:height="4.615733in" draw:z-index="0">
<draw:image xlink:href="../Images/AРМІЯINFORM/2023-06-07T56-00-00-04-00/obgovorennyam_golovna.jpg" xlink:type="simple" xlink:show="embed" xlink:actuate="onLoad" draw:mime-type="image/jpeg"/>
</draw:frame>
In the space of the exhibition project "Ukraine - Crucification" of the National Museum of Ukraine in the Second World War there was a public discussion - "liberated. How to work in de -industrial territories. " During which the journalist museums for the first time exchanged experience in working on the released landowners.</text:p>
      <text:p text:style-name="P4">
The journalists were presented with two angles. Regarding the fixation-observation of the work, the founder of the report of Ukraineer, the laureate of the prize of Georgy Gongadze in 2023 for the documentary project on de-coming lattice and for the book "Deophocupation" Bogdan Logvinenko. The experience of the study-investigation of crimes was told by documentary Russian crimes against civilian, local producing film of the British TV and Radio-language Corporation of the Air Force "I appeal to him" about the crimes of the Russians in Bucha Sofia Kochmar-Tymoshenko.</text:p>
      <text:p text:style-name="P4">
<text:a xlink:type="simple" xlink:href="https://armyinform.com.ua/wp-content/uploads/2023/06/obgovorennyam_001.jpg" text:style-name="Internet_20_link" text:visited-style-name="Visited_20_Internet_20_Link">
!(Images/AРМІЯINFORM/2023-06-07T56-00-00-04-00/obgovorennyam_001-150x150.jpg)</text:a>
</text:p>
      <text:p text:style-name="P4">
<text:a xlink:type="simple" xlink:href="https://armyinform.com.ua/wp-content/uploads/2023/06/obgovorennyam_002.jpg" text:style-name="Internet_20_link" text:visited-style-name="Visited_20_Internet_20_Link">
<draw:frame draw:style-name="fr1" draw:name="Image232" text:anchor-type="as-char" svg:width="6.9236in" svg:height="6.9236in" draw:z-index="0">
<draw:image xlink:href="../Images/AРМІЯINFORM/2023-06-07T56-00-00-04-00/obgovorennyam_002-150x150.jpg" xlink:type="simple" xlink:show="embed" xlink:actuate="onLoad" draw:mime-type="image/jpeg"/>
</draw:frame>
</text:a>
</text:p>
      <text:p text:style-name="P4">
<text:a xlink:type="simple" xlink:href="https://armyinform.com.ua/wp-content/uploads/2023/06/obgovorennyam_003.jpg" text:style-name="Internet_20_link" text:visited-style-name="Visited_20_Internet_20_Link">
<draw:frame draw:style-name="fr1" draw:name="Image233" text:anchor-type="as-char" svg:width="6.9236in" svg:height="6.9236in" draw:z-index="0">
<draw:image xlink:href="../Images/AРМІЯINFORM/2023-06-07T56-00-00-04-00/obgovorennyam_003-150x150.jpg" xlink:type="simple" xlink:show="embed" xlink:actuate="onLoad" draw:mime-type="image/jpeg"/>
</draw:frame>
</text:a>
Bogdan Logvinenko and Sofia Kochmar-Tymoshenko separately raised the problems of working with people who were in the occupation, underwent torture of or wicked by Russian invaders. In order to clearly demonstrate the specificity of communication with such people, Sofia Kochmar-Tymoshenocope has made an excerpt of his movie "I refer to him."</text:p>
      <text:p text:style-name="P4">
The topic of gathering museum artifacts was also discussed. Irina Kotabyuk, the head of the scientific and exposition department of the modern Russian-Ukrainian war of the National Museum of Ukrainian History of Ukraine in the Second World War, said that it is important to collect during expeditions in the territories of Ukraine. And as the Mr. cooperate with the local population and military-civil administrations.</text:p>
      <text:p text:style-name="P4">
<text:a xlink:type="simple" xlink:href="https://armyinform.com.ua/wp-content/uploads/2023/06/obgovorennyam_004.jpg" text:style-name="Internet_20_link" text:visited-style-name="Visited_20_Internet_20_Link">
!(Images/AРМІЯINFORM/2023-06-07T56-00-00-04-00/obgovorennyam_004-150x150.jpg)</text:a>
</text:p>
      <text:p text:style-name="P4">
<text:a xlink:type="simple" xlink:href="https://armyinform.com.ua/wp-content/uploads/2023/06/obgovorennyam_005.jpg" text:style-name="Internet_20_link" text:visited-style-name="Visited_20_Internet_20_Link">
<draw:frame draw:style-name="fr1" draw:name="Image234" text:anchor-type="as-char" svg:width="6.9236in" svg:height="6.9236in" draw:z-index="0">
<draw:image xlink:href="../Images/AРМІЯINFORM/2023-06-07T56-00-00-04-00/obgovorennyam_005-150x150.jpg" xlink:type="simple" xlink:show="embed" xlink:actuate="onLoad" draw:mime-type="image/jpeg"/>
</draw:frame>
</text:a>
</text:p>
      <text:p text:style-name="P4">
<text:a xlink:type="simple" xlink:href="https://armyinform.com.ua/wp-content/uploads/2023/06/obgovorennyam_007.jpg" text:style-name="Internet_20_link" text:visited-style-name="Visited_20_Internet_20_Link">
<draw:frame draw:style-name="fr1" draw:name="Image235" text:anchor-type="as-char" svg:width="6.9236in" svg:height="6.9236in" draw:z-index="0">
<draw:image xlink:href="../Images/AРМІЯINFORM/2023-06-07T56-00-00-04-00/obgovorennyam_007-150x150.jpg" xlink:type="simple" xlink:show="embed" xlink:actuate="onLoad" draw:mime-type="image/jpeg"/>
</draw:frame>
</text:a>
In particular, the participants of the event shared their impressions of what the consequences saw and the heard stories of eyewitnesses of inhumane behavior of the invaders. The lights that participants showed the audience and museum exhibits exhibited in the exhibition hall were vivid evidence of Russian -bearing.</text:p>
      <text:p text:style-name="P4">
<draw:frame draw:style-name="fr1" draw:name="Image236" text:anchor-type="as-char" svg:width="6.9236in" svg:height="4.615733in" draw:z-index="0">
<draw:image xlink:href="../Images/AРМІЯINFORM/2023-06-07T56-00-00-04-00/obgovorennyam_008.jpg" xlink:type="simple" xlink:show="embed" xlink:actuate="onLoad" draw:mime-type="image/jpeg"/>
</draw:frame>
According to the results of the meeting, the participants agreed that it was necessary to deepen the cooperation between the media and museums, as museums, collecting artifacts, often with stories of worthy reporting, and journalists sometimes do not know how to use. The expediency of exchange of experience in the field of professional moral and psychic resistance while working with the consequences of war was also recognized.</text:p>
      <text:p text:style-name="P4">
Video of the event can be viewed by following <text:a xlink:type="simple" xlink:href="https://www.facebook.com/warmuseum.kyiv.ua/videos/627034436143072/" text:style-name="Internet_20_link" text:visited-style-name="Visited_20_Internet_20_Link">
link</text:a>
On the Facebook Museum Page.</text:p>
      <text:p text:style-name="P4">
<text:span text:style-name="T5">
Opto author</text:span>
</text:p>
      <text:p text:style-name="P4">
News Source: <text:a xlink:type="simple" xlink:href="https://armyinform.com.ua/2023/06/07/zhurnalisty-ta-muzejnyky-obminyalysya-dosvidom-pro-robotu-na-deokupovanyh-zemlyah/" text:style-name="Internet_20_link" text:visited-style-name="Visited_20_Internet_20_Link">
https://armyinform.com.ua/2023/06/07/zhurnalisty-ta-muzejnyky-obminyalysya-dosvidom-pro-robotu-na-deokupovanyh-zemlyah/</text:a>
</text:p>
      <!--NEWS-->
      <text:h text:style-name="P10" text:outline-level="1">
<text:span text:style-name="T4">
Interflex Operation: As Norwegian National Guards prepare for the battles of Ukrainian soldiers</text:span>
</text:h>
      <text:p text:style-name="P4">
Author: ['АРМІЯINFORM']</text:p>
      <text:p text:style-name="P4">
Time: 2023-06-07T57:00:00-04:00</text:p>
      <text:p text:style-name="P4">
Description: Instruktori Norwegian guards hemevernet Forsvaret in the framework of ... War with Ukraine 2022, War with Ukraine Latest News today, News War with Ukraine 2022 The last ones for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352238147_753782513076103_7841528364345583493_n.jpg" text:style-name="Internet_20_link" text:visited-style-name="Visited_20_Internet_20_Link">
352238147_753782513076103_7841528364345583493_n.jpg</text:a>
', '<text:a xlink:type="simple" xlink:href="https://armyinform.com.ua/wp-content/uploads/2023/06/351470825_783806886425152_5348600974702835427_n-150x150.jpg" text:style-name="Internet_20_link" text:visited-style-name="Visited_20_Internet_20_Link">
351470825_783806886425152_5348600974702835427_n-150x150.jpg</text:a>
', '<text:a xlink:type="simple" xlink:href="https://armyinform.com.ua/wp-content/uploads/2023/06/351911575_2416665721846084_2157756295921114926_n-150x150.jpg" text:style-name="Internet_20_link" text:visited-style-name="Visited_20_Internet_20_Link">
351911575_2416665721846084_2157756295921114926_n-150x150.jpg</text:a>
', '<text:a xlink:type="simple" xlink:href="https://armyinform.com.ua/wp-content/uploads/2023/06/351989564_795538825360885_1583569784160132294_n-150x150.jpg" text:style-name="Internet_20_link" text:visited-style-name="Visited_20_Internet_20_Link">
351989564_795538825360885_1583569784160132294_n-150x150.jpg</text:a>
', '<text:a xlink:type="simple" xlink:href="https://armyinform.com.ua/wp-content/uploads/2023/06/352088332_761619842331819_6904282676229229470_n-150x150.jpg" text:style-name="Internet_20_link" text:visited-style-name="Visited_20_Internet_20_Link">
352088332_761619842331819_6904282676229229470_n-150x150.jpg</text:a>
', '<text:a xlink:type="simple" xlink:href="https://armyinform.com.ua/wp-content/uploads/2023/06/352155841_275105948241601_1898992026131578509_n-150x150.jpg" text:style-name="Internet_20_link" text:visited-style-name="Visited_20_Internet_20_Link">
352155841_275105948241601_1898992026131578509_n-150x150.jpg</text:a>
', '<text:a xlink:type="simple" xlink:href="https://armyinform.com.ua/wp-content/uploads/2023/06/352236281_2224812517719975_991454619539862332_n-150x150.jpg" text:style-name="Internet_20_link" text:visited-style-name="Visited_20_Internet_20_Link">
352236281_2224812517719975_991454619539862332_n-150x150.jpg</text:a>
']</text:p>
      <text:p text:style-name="P4">
Tags: ['ЗБРОЙНІ СИЛИ УКРАЇНИ', 'ІНТЕРФЛЕКС', 'КОРОЛІВСТВО НОРВЕГІЯ']</text:p>
      <text:p text:style-name="P4">
Category: News</text:p>
      <!--METADATA-->
      <text:p text:style-name="P4">
<draw:frame draw:style-name="fr1" draw:name="Image237" text:anchor-type="as-char" svg:width="6.9236in" svg:height="4.615733in" draw:z-index="0">
<draw:image xlink:href="../Images/AРМІЯINFORM/2023-06-07T57-00-00-04-00/352238147_753782513076103_7841528364345583493_n.jpg" xlink:type="simple" xlink:show="embed" xlink:actuate="onLoad" draw:mime-type="image/jpeg"/>
</draw:frame>
Instructors of the Norwegian National Guard of Heimevernet Fersvaret in the framework of the Multinational Educational Operation "Interflex" on Basic Warning Training Pographic characters, ways orientation on the terrain by map and Without, determine the directions on the terrain, make measurements on the topographic map, draw up schemes of the terrain planning the route of movement, determine the location and distances of the zakhacterial signs of relief and the surrounding area.</text:p>
      <text:p text:style-name="P4">
Skills are developed so that all servicemen and military personnel will work a complex of practical exercises on ways of orientation on the ground.</text:p>
      <text:p text:style-name="P4">
<text:a xlink:type="simple" xlink:href="https://armyinform.com.ua/wp-content/uploads/2023/06/351470825_783806886425152_5348600974702835427_n.jpg" text:style-name="Internet_20_link" text:visited-style-name="Visited_20_Internet_20_Link">
!(Images/AРМІЯINFORM/2023-06-07T57-00-00-04-00/351470825_783806886425152_5348600974702835427_n-150x150.jpg)</text:a>
</text:p>
      <text:p text:style-name="P4">
<text:a xlink:type="simple" xlink:href="https://armyinform.com.ua/wp-content/uploads/2023/06/351911575_2416665721846084_2157756295921114926_n.jpg" text:style-name="Internet_20_link" text:visited-style-name="Visited_20_Internet_20_Link">
<draw:frame draw:style-name="fr1" draw:name="Image238" text:anchor-type="as-char" svg:width="6.9236in" svg:height="6.9236in" draw:z-index="0">
<draw:image xlink:href="../Images/AРМІЯINFORM/2023-06-07T57-00-00-04-00/351911575_2416665721846084_2157756295921114926_n-150x150.jpg" xlink:type="simple" xlink:show="embed" xlink:actuate="onLoad" draw:mime-type="image/jpeg"/>
</draw:frame>
</text:a>
</text:p>
      <text:p text:style-name="P4">
<text:a xlink:type="simple" xlink:href="https://armyinform.com.ua/wp-content/uploads/2023/06/351989564_795538825360885_1583569784160132294_n.jpg" text:style-name="Internet_20_link" text:visited-style-name="Visited_20_Internet_20_Link">
<draw:frame draw:style-name="fr1" draw:name="Image239" text:anchor-type="as-char" svg:width="6.9236in" svg:height="6.9236in" draw:z-index="0">
<draw:image xlink:href="../Images/AРМІЯINFORM/2023-06-07T57-00-00-04-00/351989564_795538825360885_1583569784160132294_n-150x150.jpg" xlink:type="simple" xlink:show="embed" xlink:actuate="onLoad" draw:mime-type="image/jpeg"/>
</draw:frame>
</text:a>
</text:p>
      <text:p text:style-name="P4">
<text:a xlink:type="simple" xlink:href="https://armyinform.com.ua/wp-content/uploads/2023/06/352088332_761619842331819_6904282676229229470_n.jpg" text:style-name="Internet_20_link" text:visited-style-name="Visited_20_Internet_20_Link">
<draw:frame draw:style-name="fr1" draw:name="Image240" text:anchor-type="as-char" svg:width="6.9236in" svg:height="6.9236in" draw:z-index="0">
<draw:image xlink:href="../Images/AРМІЯINFORM/2023-06-07T57-00-00-04-00/352088332_761619842331819_6904282676229229470_n-150x150.jpg" xlink:type="simple" xlink:show="embed" xlink:actuate="onLoad" draw:mime-type="image/jpeg"/>
</draw:frame>
</text:a>
</text:p>
      <text:p text:style-name="P4">
<text:a xlink:type="simple" xlink:href="https://armyinform.com.ua/wp-content/uploads/2023/06/352155841_275105948241601_1898992026131578509_n.jpg" text:style-name="Internet_20_link" text:visited-style-name="Visited_20_Internet_20_Link">
<draw:frame draw:style-name="fr1" draw:name="Image241" text:anchor-type="as-char" svg:width="6.9236in" svg:height="6.9236in" draw:z-index="0">
<draw:image xlink:href="../Images/AРМІЯINFORM/2023-06-07T57-00-00-04-00/352155841_275105948241601_1898992026131578509_n-150x150.jpg" xlink:type="simple" xlink:show="embed" xlink:actuate="onLoad" draw:mime-type="image/jpeg"/>
</draw:frame>
</text:a>
</text:p>
      <text:p text:style-name="P4">
<text:a xlink:type="simple" xlink:href="https://armyinform.com.ua/wp-content/uploads/2023/06/352236281_2224812517719975_991454619539862332_n.jpg" text:style-name="Internet_20_link" text:visited-style-name="Visited_20_Internet_20_Link">
<draw:frame draw:style-name="fr1" draw:name="Image242" text:anchor-type="as-char" svg:width="6.9236in" svg:height="6.9236in" draw:z-index="0">
<draw:image xlink:href="../Images/AРМІЯINFORM/2023-06-07T57-00-00-04-00/352236281_2224812517719975_991454619539862332_n-150x150.jpg" xlink:type="simple" xlink:show="embed" xlink:actuate="onLoad" draw:mime-type="image/jpeg"/>
</draw:frame>
</text:a>
</text:p>
      <text:p text:style-name="P4">
Under the expert guidance of the instructors of the Armed Forces of the Kingdom, the Norweginian Holidays of the Armed Forces of Ukraine became more prepared for combat conditions.</text:p>
      <text:p text:style-name="P4">
The Kingdom of Norway and the United Kingdom of Great Britain and Northern Irland continue to support the people of Ukraine and continue to cooperate with renowned international partners to provide continuous support to Ukraine with the ongoing violations of international law.</text:p>
      <text:p text:style-name="P4">
This is invaluable, since the people of Ukraine continue to fight for their right to live a man -made, independent and democratic state.</text:p>
      <text:p text:style-name="P4">
Arriving in the United Kingdom in 2022, contingent servicemen and military personnel of the Armed Forces of the Kingdom of Norweegibre participated in the program of training of Ukrainian recruits under the leadership of the Britain, together with other partner countries. The Armed Forces are grateful to support the help of the Norway Kingdom!</text:p>
      <text:p text:style-name="P4">
Source: <text:a xlink:type="simple" xlink:href="https://www.facebook.com/GeneralStaff.ua/posts/pfbid0Z7rLt3z1CFuSSvmsnrjs8b9YHkTFzZ1aNrGP9sGNcmbvAvpuqJ2qmX86mWK8PADPl" text:style-name="Internet_20_link" text:visited-style-name="Visited_20_Internet_20_Link">
General Staff of the UKRAINE</text:a>
</text:p>
      <text:p text:style-name="P4">
News Source: <text:a xlink:type="simple" xlink:href="https://armyinform.com.ua/2023/06/07/operacziya-interfleks-yak-norvezki-naczgvardijczi-gotuyut-do-boyiv-ukrayinskyh-voyiniv/" text:style-name="Internet_20_link" text:visited-style-name="Visited_20_Internet_20_Link">
https://armyinform.com.ua/2023/06/07/operacziya-interfleks-yak-norvezki-naczgvardijczi-gotuyut-do-boyiv-ukrayinskyh-voyiniv/</text:a>
</text:p>
      <!--NEWS-->
      <text:h text:style-name="P10" text:outline-level="1">
<text:span text:style-name="T4">
President of Ukraine congratulated five countries with election to the UN Security Council</text:span>
</text:h>
      <text:p text:style-name="P4">
Author: ['АРМІЯINFORM']</text:p>
      <text:p text:style-name="P4">
Time: 2023-06-07T58:00:00-04:00</text:p>
      <text:p text:style-name="P4">
Description: Ukrainian President Volodymyr Zelensky Aljir, Gayan, republik Korea, Sloveni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5389ed7f-95f8-4aa9-8578-0ebace97f853_w1023_r1_s-1.jpg" text:style-name="Internet_20_link" text:visited-style-name="Visited_20_Internet_20_Link">
5389ed7f-95f8-4aa9-8578-0ebace97f853_w1023_r1_s-1.jpg</text:a>
']</text:p>
      <text:p text:style-name="P4">
Tags: ['ПРЕЗИДЕНТ УКРАЇНИ', 'РАДА БЕЗПЕКИ ООН']</text:p>
      <text:p text:style-name="P4">
Category: News</text:p>
      <!--METADATA-->
      <text:p text:style-name="P4">
<draw:frame draw:style-name="fr1" draw:name="Image243" text:anchor-type="as-char" svg:width="6.9236in" svg:height="3.891564in" draw:z-index="0">
<draw:image xlink:href="../Images/AРМІЯINFORM/2023-06-07T58-00-00-04-00/5389ed7f-95f8-4aa9-8578-0ebace97f853_w1023_r1_s-1.jpg" xlink:type="simple" xlink:show="embed" xlink:actuate="onLoad" draw:mime-type="image/jpeg"/>
</draw:frame>
President of Ukraine Volodymyr Zelensky congratulated Algeria, Guyana, Republican, Slovenia and Sierra-Leone with his election to the UN Security Council and expressing close cooperation with the countries for implementation <text:a xlink:type="simple" xlink:href="https://armyinform.com.ua/2023/02/24/yak-formula-myru-prezydenta-ukrayiny-stala-fundamentom-rezolyucziyi-genasambleyi-oon/" text:style-name="Internet_20_link" text:visited-style-name="Visited_20_Internet_20_Link">
formalimir</text:a>
.</text:p>
      <text:p text:style-name="P4">
Про це глава держави<text:a xlink:type="simple" xlink:href="https://twitter.com/ZelenskyyUa/status/1666389664352157696" text:style-name="Internet_20_link" text:visited-style-name="Visited_20_Internet_20_Link">
написав</text:a>
in your level.</text:p>
      <text:p text:style-name="P4">
“I congratulate Algeria, Guyana, the Republic of Korea, Slovenia and Sierra Leone on the election of UN Dorb for the period 2024–2025. We rely on uncompromising asserting countries and the principles of the UN Charter. They are ready to work together to reform the Radbeza, which should not have the place of the aggressor, ”his report reads.</text:p>
      <text:p text:style-name="P4">
Volodymyr Zelensky noted that Ukraine is set to close cooperation with the countries to implement the formula of peace for the sake of just and sustainable Ludlya of Ukraine, Europe and the world.</text:p>
      <text:p text:style-name="P4">
The Head of State also expressed gratitude to Albania, which this year has completed the UN Security Council, for effective solidarity and active support of Ukraine in the Radbeza from the very beginning of large -scale aggression.</text:p>
      <text:p text:style-name="P4">
News Source: <text:a xlink:type="simple" xlink:href="https://armyinform.com.ua/2023/06/07/prezydent-ukrayiny-pryvitav-pyat-krayin-z-obrannyam-do-rady-bezpeky-oon/" text:style-name="Internet_20_link" text:visited-style-name="Visited_20_Internet_20_Link">
https://armyinform.com.ua/2023/06/07/prezydent-ukrayiny-pryvitav-pyat-krayin-z-obrannyam-do-rady-bezpeky-oon/</text:a>
</text:p>
      <!--NEWS-->
      <text:h text:style-name="P10" text:outline-level="1">
<text:span text:style-name="T4">
The NSDC reacted to Russian propaganda fake on the use of a "dirty bomb" by Ukraine</text:span>
</text:h>
      <text:p text:style-name="P4">
Author: ['АРМІЯINFORM']</text:p>
      <text:p text:style-name="P4">
Time: 2023-06-07T59:00:00-04:00</text:p>
      <text:p text:style-name="P4">
Description: Rosіyski promotion of the fake about “Those, I became the Kakhovo Ges, є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signal-2022-03-07-21-03-29-620.jpg" text:style-name="Internet_20_link" text:visited-style-name="Visited_20_Internet_20_Link">
signal-2022-03-07-21-03-29-620.jpg</text:a>
']</text:p>
      <text:p text:style-name="P4">
Tags: ['РНБО УКРАЇНИ', 'РОСІЙСЬКІ ФЕЙКИ']</text:p>
      <text:p text:style-name="P4">
Category: News</text:p>
      <!--METADATA-->
      <text:p text:style-name="P4">
<draw:frame draw:style-name="fr1" draw:name="Image244" text:anchor-type="as-char" svg:width="6.9236in" svg:height="4.617987in" draw:z-index="0">
<draw:image xlink:href="../Images/AРМІЯINFORM/2023-06-07T59-00-00-04-00/signal-2022-03-07-21-03-29-620.jpg" xlink:type="simple" xlink:show="embed" xlink:actuate="onLoad" draw:mime-type="image/jpeg"/>
</draw:frame>
Russian propagandists are distributing a fake about "what happened to Kakhovskaya HEP, is a terrorist act. He was in advance and purposefully planned for military purposes within the so -called counter -offensive of the Armed Forces, ”the Ministry of Foreign Affairs of the Russian Federation.</text:p>
      <text:p text:style-name="P4">
About it <text:a xlink:type="simple" xlink:href="https://t.me/CenterCounteringDisinformation/5652" text:style-name="Internet_20_link" text:visited-style-name="Visited_20_Internet_20_Link">
reported</text:a>
In the Central Defense Center for National Security and Defense.</text:p>
      <text:p text:style-name="P4">
Analysts say that “Ukraine's military intelligence plans terrorist attacks in the Russian Federation, in particular with the use of a“ dirty bomb ”.</text:p>
      <text:p text:style-name="P4">
"There are no success in the Ukrainian counter -offensive, goals and objectives are not achieved, the losses of the Armed Forces are huge," - said the speaker of the State Duma of the Russian Federation. Volodin. Also, according to its words, Washington and Brussels were drawn into the war by European states, "promising the success of the Kiev regime, but the plan" Barbarossa-2 "failed."</text:p>
      <text:p text:style-name="P4">
<text:span text:style-name="T4">
 NSDC stresses - this is another fake of Moscow. </text:span>
</text:p>
      <text:p text:style-name="P4">
News Source: <text:a xlink:type="simple" xlink:href="https://armyinform.com.ua/2023/06/07/u-rnbo-vidreaguvaly-na-fejk-rosijskoyi-propagandy-shhodo-zastosuvannyam-ukrayinoyu-brudnoyi-bomby/" text:style-name="Internet_20_link" text:visited-style-name="Visited_20_Internet_20_Link">
https://armyinform.com.ua/2023/06/07/u-rnbo-vidreaguvaly-na-fejk-rosijskoyi-propagandy-shhodo-zastosuvannyam-ukrayinoyu-brudnoyi-bomby/</text:a>
</text:p>
      <!--NEWS-->
      <text:h text:style-name="P10" text:outline-level="1">
<text:span text:style-name="T4">
Due to flooding, all kinds of flora and fauna of the Nizhnodniprovsky National Park were injured</text:span>
</text:h>
      <text:p text:style-name="P4">
Authors: Ukrinform (Person)</text:p>
      <text:p text:style-name="P4">
Publisher: Укринформ (Organization)</text:p>
      <text:p text:style-name="P4">
Published Time: 2023-06-07T5:00:00+03:00</text:p>
      <text:p text:style-name="P4">
Modified Time: 2023-06-07T23:00:00+03:00</text:p>
      <text:p text:style-name="P4">
Description: In the Kherson region, as a result of the blasting of the Russian troops, the Kakhovski hydroelectric power station was affected by the entire species composition of the flora and fauna of the Nizhni Dniprovsky National Nature Park. - Ukrinform.</text:p>
      <text:p text:style-name="P4">
Images: ['<text:a xlink:type="simple" xlink:href="https://static.ukrinform.com/photos/2023_06/thumb_files/630_360_1686167900-120.jpg" text:style-name="Internet_20_link" text:visited-style-name="Visited_20_Internet_20_Link">
630_360_16861...</text:a>
']</text:p>
      <text:p text:style-name="P4">
Tags: ['Херсонщина', 'Тварини', 'Нацпарк', 'Затоплення']</text:p>
      <text:p text:style-name="P4">
Type: Article</text:p>
      <!--METADATA-->
      <text:p text:style-name="P4">
<draw:frame draw:style-name="fr1" draw:name="Image245" text:anchor-type="as-char" svg:width="6.9236in" svg:height="3.956343in" draw:z-index="0">
<draw:image xlink:href="../Images/yкринформ/2023-06-07T5-00-00-03-00/630_360_1686167900-120.jpg" xlink:type="simple" xlink:show="embed" xlink:actuate="onLoad" draw:mime-type="image/jpeg"/>
</draw:frame>
As a result of the exploration of the Kakhovskaya HEP, the Uherson region was injured by the Kakhovskaya Hesh Hins, the entire species composition of the flora and fauna of the National Natural Park "Nizhnodniprovsky".</text:p>
      <text:p text:style-name="P4">
According to Ukrinform, Kakhovskaya hydroelectric power station | Info headquarters ”reports in <text:a xlink:type="simple" xlink:href="https://t.me/shtab_kakhovska_hes/76" text:style-name="Internet_20_link" text:visited-style-name="Visited_20_Internet_20_Link">
telegram</text:a>
.</text:p>
      <text:p text:style-name="P4">
«Внаслідок підриву росіянами Каховської ГЕС нацпарку «Нижньодніпровський»завдано збитків на 46 550 000 000 гривень. Через затоплення постраждав весьвидовий склад флори та <text:a xlink:type="simple" xlink:href="https://www.ukrinform.ua/tag-tvarini" text:style-name="Internet_20_link" text:visited-style-name="Visited_20_Internet_20_Link">
 фауни </text:a>
National Park. Some species may disappear, ”the message reads.</text:p>
      <text:p text:style-name="P4">
Due to raising the water level by 3.5 meters by about 80 thousand hectares, almost all islands of the territory of the Nizhnodniprovsky National Park were underwater(≈50).</text:p>
      <text:p text:style-name="P4">
<text:span text:style-name="T4">
Читайте також:</text:span>
 <text:a xlink:type="simple" xlink:href="https://www.ukrinform.ua/rubric-regions/3719707-u-nacparku-velikij-lug-mozut-obmiliti-vodnobolotni-ugidda.html" text:style-name="Internet_20_link" text:visited-style-name="Visited_20_Internet_20_Link">
 У <text:span text:style-name="T4">
нацпарк</text:span>
 у «Великий Луг» можуть обміліти водно-болотні угіддя </text:a>
More than 1016 species of park plants have undergone damage. Among the animals that can die: boar, deer noble, roe deer, hare - Rusak, pheasant, beaver, muskrat.</text:p>
      <text:p text:style-name="P4">
As reported <text:a xlink:type="simple" xlink:href="https://www.ukrinform.ua/rubric-regions/3719637-cerez-pidriv-kahovskoi-ges-zatopilo-niznodniprovskij-nacionalnij-park.html" text:style-name="Internet_20_link" text:visited-style-name="Visited_20_Internet_20_Link">
Ukrinform</text:a>
, due to the undermining of the Kakhovka hydroelectric power station flooded the territorial natural park "Nizhnodniprovsky".</text:p>
      <text:p text:style-name="P4">
News Source: <text:a xlink:type="simple" xlink:href="https://www.ukrinform.ua/rubric-regions/3719770-cerez-zatoplenna-postrazdali-usi-vidi-flori-ta-fauni-nacparku-niznodniprovskij.html" text:style-name="Internet_20_link" text:visited-style-name="Visited_20_Internet_20_Link">
https://www.ukrinform.ua/rubric-regions/3719770-cerez-zatoplenna-postrazdali-usi-vidi-flori-ta-fauni-nacparku-niznodniprovskij.html</text:a>
</text:p>
      <!--NEWS-->
      <text:h text:style-name="P10" text:outline-level="1">
<text:span text:style-name="T4">
Using the dam of Kakhovskaya hydroelectric power plants, the invaders were more harmed by their troops than our defense forces - Anna Malyar</text:span>
</text:h>
      <text:p text:style-name="P4">
Author: ['Андрій Агєєв']</text:p>
      <text:p text:style-name="P4">
Time: 2023-06-07T60:00:00-04:00</text:p>
      <text:p text:style-name="P4">
Description: Having rowed the rowing of the Kakhovo Ges, the Vorog Nasam -shut down not to dates our Zbroony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kahovska-damba.jpg" text:style-name="Internet_20_link" text:visited-style-name="Visited_20_Internet_20_Link">
kahovska-damba.jpg</text:a>
']</text:p>
      <text:p text:style-name="P4">
Tags: ['ВТОРГНЕННЯ РФ', 'ГАННА МАЛЯР', 'ЄДИНІ НОВИНИ', 'КАХОВСЬКА ГЕС', 'ХЕРСОНЩИНА']</text:p>
      <text:p text:style-name="P4">
Category: News</text:p>
      <!--METADATA-->
      <text:p text:style-name="P4">
<draw:frame draw:style-name="fr1" draw:name="Image246" text:anchor-type="as-char" svg:width="6.9236in" svg:height="3.894525in" draw:z-index="0">
<draw:image xlink:href="../Images/AРМІЯINFORM/2023-06-07T60-00-00-04-00/kahovska-damba.jpg" xlink:type="simple" xlink:show="embed" xlink:actuate="onLoad" draw:mime-type="image/jpeg"/>
</draw:frame>
Using the dam of Kakhovka hydroelectric power plants, the enemy first tries not to give our armed forces to realize their tactical and strategic ideas. But now we say that the situation has turned the opposite, and the Russians were actually more harmful to their fortifications, their military positions on the left bank of the Dnieper -occupied Kherson region. The Deputy Minister of Defense of Ukraine Painter informed about it on the air of the Unified Information TV and News.</text:p>
      <text:p text:style-name="P4">
Talking about how well the HPP can have a negative impact on the success of the fighting with our defense forces, the Deputy Minister stressed that this will not affect the plans and actions of the Armed Forces of Ukraine.</text:p>
      <ul>
        <li>
Undermining the Dams of the Kakhovka Hydroelectric Power Plant is part of Russia's war against Ukraine, one of the savage instruments of fighting, where the invaders have been instilled that they were trying to destroy Ukraine, fight against our civilian registration, against civilian infrastructure.</li>
      </ul>
      <text:p text:style-name="P4">
News Source: <text:a xlink:type="simple" xlink:href="https://armyinform.com.ua/2023/06/07/pidirvavshy-greblyu-kahovskoyi-ges-okupanty-bilshe-nashkodyly-svoyim-vijskam-nizh-nashym-sylam-oborony-ganna-malyar/" text:style-name="Internet_20_link" text:visited-style-name="Visited_20_Internet_20_Link">
https://armyinform.com.ua/2023/06/07/pidirvavshy-greblyu-kahovskoyi-ges-okupanty-bilshe-nashkodyly-svoyim-vijskam-nizh-nashym-sylam-oborony-ganna-malyar/</text:a>
</text:p>
      <!--NEWS-->
      <text:h text:style-name="P10" text:outline-level="1">
<text:span text:style-name="T4">
During the day, the enemy made 57 shelling from the RSLS, there are victims among civilians</text:span>
</text:h>
      <text:p text:style-name="P4">
Author: ['АРМІЯINFORM']</text:p>
      <text:p text:style-name="P4">
Time: 2023-06-07T61:00:00-04:00</text:p>
      <text:p text:style-name="P4">
Description: About CED DOIMLAY GS ZS Ukrainian. “The opponent of the Overlot of 35 rocket launches ... the war with Ukraine 2022, the war with Ukraine is the latest news today, the news war with Ukraine 2022 is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6/351321057_816235616891603_1427278487527645774_n.jpg" text:style-name="Internet_20_link" text:visited-style-name="Visited_20_Internet_20_Link">
351321057_816235616891603_1427278487527645774_n.jpg</text:a>
']</text:p>
      <text:p text:style-name="P4">
Tags: ['STOPRUSSIA', 'ВТОРГНЕННЯ РФ', 'ГШ ЗС УКРАЇНИ']</text:p>
      <text:p text:style-name="P4">
Category: News</text:p>
      <!--METADATA-->
      <text:p text:style-name="P4">
<draw:frame draw:style-name="fr1" draw:name="Image247" text:anchor-type="as-char" svg:width="6.9236in" svg:height="6.9236in" draw:z-index="0">
<draw:image xlink:href="../Images/AРМІЯINFORM/2023-06-07T61-00-00-04-00/351321057_816235616891603_1427278487527645774_n.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Over the past day, the enemy has struck 35 missile strokes, using rockets for X-101/X-555 air base missiles. All rockets were destroyed by the Armed Forces Air Force Air Force. Also, the enemy caused 41 aviation strikes and carried out 57 shelling of the reactive volley fire systems. Unfortunately, there are dead and injured population, damaged apartment buildings, private buildings and other civilian infrastructure.</text:p>
      <text:p text:style-name="P4">
In addition, Russian terrorists committed another military crime - in order to dispose of the promotion of our troops, the internal constructions of Kakhovskaya HEPs were undermined. As a result of a terrorist attack, about 80 settlements are in zone.</text:p>
      <text:p text:style-name="P4">
News Source: <text:a xlink:type="simple" xlink:href="https://armyinform.com.ua/2023/06/07/protyagom-doby-vorog-zavdav-41-aviaudaru-ta-zdijsnyv-57-obstriliv-z-rszv-ye-zhertvy-sered-czyvilnyh/" text:style-name="Internet_20_link" text:visited-style-name="Visited_20_Internet_20_Link">
https://armyinform.com.ua/2023/06/07/protyagom-doby-vorog-zavdav-41-aviaudaru-ta-zdijsnyv-57-obstriliv-z-rszv-ye-zhertvy-sered-czyvilnyh/</text:a>
</text:p>
      <!--NEWS-->
      <text:h text:style-name="P10" text:outline-level="1">
<text:span text:style-name="T4">
Ворог обстріляв з мінометів території прикордоння Чернігівщини і Сумщини</text:span>
</text:h>
      <text:p text:style-name="P4">
Author: ['АРМІЯINFORM']</text:p>
      <text:p text:style-name="P4">
Time: 2023-06-07T62:00:00-04:00</text:p>
      <text:p text:style-name="P4">
Description: Syogodnі, 7 worm, Rosіyskіd pay -on -byska 5 times sheltered Prordordonnni Teritor ... War with Ukraine 2022, War with Ukraine Latest News today,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48" text:anchor-type="as-char" svg:width="6.9236in" svg:height="4.034754in" draw:z-index="0">
<draw:image xlink:href="../Images/AРМІЯINFORM/2023-06-07T62-00-00-04-00/obstrily-prykordonnya-e1685522829617.jpg" xlink:type="simple" xlink:show="embed" xlink:actuate="onLoad" draw:mime-type="image/jpeg"/>
</draw:frame>
Illustrative photo</text:p>
      <text:p text:style-name="P4">
Today, June 7, Russian occupation troops fired 5 times the border areas of Chernihiv and Sumy regions.</text:p>
      <text:p text:style-name="P4">
About it <text:a xlink:type="simple" xlink:href="https://t.me/ok_pivnich1/3076" text:style-name="Internet_20_link" text:visited-style-name="Visited_20_Internet_20_Link">
reports</text:a>
Operational Command "North".</text:p>
      <text:p text:style-name="P4">
From 06:30 to 07:10, 8 parishes were recorded and then from 09:00 to 09:15 5 gardens were recorded, probably from a mortar 120 mm, in the area of Leonivka settlement.</text:p>
      <text:p text:style-name="P4">
From 09:10 to 09:15 there were 2 parishes, probably from a mortar 120 mm, in the regional -populated point Galaganivka.</text:p>
      <text:p text:style-name="P4">
From 11:10 to 11:30 12 came, probably from a mortar 120 mm, in the regional populic point Novovasylivka.</text:p>
      <text:p text:style-name="P4">
From 11:50 to 12:15 16 parishes were recorded, probably from a mortar 120 mm, in the district of Rozhkovichi.</text:p>
      <text:p text:style-name="P4">
There was no information about losses among the local population or damage to civilian infrastructure.</text:p>
      <text:p text:style-name="P4">
News Source: <text:a xlink:type="simple" xlink:href="https://armyinform.com.ua/2023/06/07/vorog-obstrilyav-z-minometiv-terytoriyi-prykordonnya-chernigivshhyny-i-sumshhyny/" text:style-name="Internet_20_link" text:visited-style-name="Visited_20_Internet_20_Link">
https://armyinform.com.ua/2023/06/07/vorog-obstrilyav-z-minometiv-terytoriyi-prykordonnya-chernigivshhyny-i-sumshhyny/</text:a>
</text:p>
      <!--NEWS-->
      <text:h text:style-name="P10" text:outline-level="1">
<text:span text:style-name="T4">
Ruslan Stefanchuk discussed with Melinda Simmons the issue of Euro -Atlantic future of Ukraine</text:span>
</text:h>
      <text:p text:style-name="P4">
Author: ['АРМІЯINFORM']</text:p>
      <text:p text:style-name="P4">
Time: 2023-06-07T63:00:00-04:00</text:p>
      <text:p text:style-name="P4">
Description: The head of the Supreme for the sake of Ukrainian Ruslan Stefanchuk knocked out with the ambassador of the sparted queen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stef06062023.jpg" text:style-name="Internet_20_link" text:visited-style-name="Visited_20_Internet_20_Link">
1stef06062023.jpg</text:a>
', '<text:a xlink:type="simple" xlink:href="https://armyinform.com.ua/wp-content/uploads/2023/06/3stef0606.jpg" text:style-name="Internet_20_link" text:visited-style-name="Visited_20_Internet_20_Link">
3stef0606.jpg</text:a>
']</text:p>
      <text:p text:style-name="P4">
Tags: ['ВСТУП УКРАЇНИ ДО НАТО', 'КАХОВСЬКА ГЕС', 'НАДЗВИЧАЙНИЙ І\xa0ПОВНОВАЖНИЙ ПОСОЛ ВЕЛИКОЇ БРИТАНІЇ']</text:p>
      <text:p text:style-name="P4">
Category: News</text:p>
      <!--METADATA-->
      <text:p text:style-name="P4">
<draw:frame draw:style-name="fr1" draw:name="Image249" text:anchor-type="as-char" svg:width="6.9236in" svg:height="4.73139in" draw:z-index="0">
<draw:image xlink:href="../Images/AРМІЯINFORM/2023-06-07T63-00-00-04-00/1stef06062023.jpg" xlink:type="simple" xlink:show="embed" xlink:actuate="onLoad" draw:mime-type="image/jpeg"/>
</draw:frame>
The Chairman of the Verkhovna Rada of Ukraine Ruslan Stefanchuk met with the Ambassador of the United Kingdom Melinda Simmons. The parties discussed the issues of Euro -AtlanticMamp Ukraine.</text:p>
      <text:p text:style-name="P4">
About it <text:a xlink:type="simple" xlink:href="https://www.rada.gov.ua/news/Top-novyna/237412.html" text:style-name="Internet_20_link" text:visited-style-name="Visited_20_Internet_20_Link">
reports</text:a>
Press Service of the Verkhovna Rada of Ukraine.</text:p>
      <text:p text:style-name="P4">
Ruslan Stefanchuk, in particular, urged the United Kingdom to accept the document supporting Ukraine's Euro -Atlantic Way.</text:p>
      <text:p text:style-name="P4">
“We need certain times and the journey of joining the North Atlantic Treat. We want to have a road map that we will move both the Pre -European Union and to NATO, having passed this path with honor, ”the Verkhovna Rada said.</text:p>
      <text:p text:style-name="P4">
<draw:frame draw:style-name="fr1" draw:name="Image250" text:anchor-type="as-char" svg:width="6.9236in" svg:height="4.699276in" draw:z-index="0">
<draw:image xlink:href="../Images/AРМІЯINFORM/2023-06-07T63-00-00-04-00/3stef0606.jpg" xlink:type="simple" xlink:show="embed" xlink:actuate="onLoad" draw:mime-type="image/jpeg"/>
</draw:frame>
He emphasized that Ukraine is now professing the values and principles of NATO's main task of the NATO Army, protecting the Eastern countries of the Alliance of Decommunication of the Russian Federation.</text:p>
      <text:p text:style-name="P4">
"We want to have a road map that we will move to both the European Union and to NATO, having passed this path with honor," the Speaker of Parliamenta said.</text:p>
      <text:p text:style-name="P4">
Ruslan Stefanchuk also focused on the next horrific crime of Russia - the blasting of dams <text:a xlink:type="simple" xlink:href="https://armyinform.com.ua/2023/06/06/reportazh-z-misczya-podiyi-herson-naslidky-pidryvu-ges/" text:style-name="Internet_20_link" text:visited-style-name="Visited_20_Internet_20_Link">
Kakhovskaya Hins</text:a>
. Віннаголосив, що росія має відповісти за всі скоєні злочини, відповідно доміжнародного права.</text:p>
      <text:p text:style-name="P4">
News Source: <text:a xlink:type="simple" xlink:href="https://armyinform.com.ua/2023/06/07/ruslan-stefanchuk-obgovoryv-z-melindoyu-simmons-pytannya-yevroatlantychnogo-majbutnogo-ukrayiny/" text:style-name="Internet_20_link" text:visited-style-name="Visited_20_Internet_20_Link">
https://armyinform.com.ua/2023/06/07/ruslan-stefanchuk-obgovoryv-z-melindoyu-simmons-pytannya-yevroatlantychnogo-majbutnogo-ukrayiny/</text:a>
</text:p>
      <!--NEWS-->
      <text:h text:style-name="P10" text:outline-level="1">
<text:span text:style-name="T4">
No "caliber" in the Black Sea: the Russian Federation started rocket totonia at the base points</text:span>
</text:h>
      <text:p text:style-name="P4">
Author: ['АРМІЯINFORM']</text:p>
      <text:p text:style-name="P4">
Time: 2023-06-07T64:00:00-04:00</text:p>
      <text:p text:style-name="P4">
Description: At the Chornoye, Source of the Azov seas, the village of 7 worm is ralked by 21 Rosiyk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4/korably.jpeg" text:style-name="Internet_20_link" text:visited-style-name="Visited_20_Internet_20_Link">
korably.jpeg</text:a>
']</text:p>
      <text:p text:style-name="P4">
Tags: ['ВМС ЗС УКРАЇНИ', 'РАКЕТИ «КАЛІБР»']</text:p>
      <text:p text:style-name="P4">
Category: News</text:p>
      <!--METADATA-->
      <text:p text:style-name="P4">
<draw:frame draw:style-name="fr1" draw:name="Image251" text:anchor-type="as-char" svg:width="6.9236in" svg:height="4.260677in" draw:z-index="0">
<draw:image xlink:href="../Images/AРМІЯINFORM/2023-06-07T64-00-00-04-00/korably.jpeg" xlink:type="simple" xlink:show="embed" xlink:actuate="onLoad" draw:mime-type="image/jpeg"/>
</draw:frame>
Illustrative photo</text:p>
      <text:p text:style-name="P4">
As of June 7, there are 21 Russian warships in the Black, Mediterranean and Azov Seas, among them there are no carbage missiles.</text:p>
      <text:p text:style-name="P4">
About it <text:a xlink:type="simple" xlink:href="https://t.me/ukrainian_navy/3133" text:style-name="Internet_20_link" text:visited-style-name="Visited_20_Internet_20_Link">
reports</text:a>
The press service of the Navy of the Armed Forces.</text:p>
      <text:p text:style-name="P4">
There are 13 enemy ships in the Black Sea, and the Vasovsky Sea is one.</text:p>
      <text:p text:style-name="P4">
In the Mediterranean, Russia holds seven ships.</text:p>
      <text:p text:style-name="P4">
During the day in the interests of the Russian Federation the passage of the Kerch-Yenikhal Strait made:</text:p>
      <ul>
        <li>
to the Azov Sea - 20 vessels, 2 of them moved from the Bosphorus Strait; * To the Black Sea - 31 ships, 9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07/zhodnogo-kalibra-u-chornomu-mori-rf-zavela-raketonosiyi-u-punkty-bazuvannya/" text:style-name="Internet_20_link" text:visited-style-name="Visited_20_Internet_20_Link">
https://armyinform.com.ua/2023/06/07/zhodnogo-kalibra-u-chornomu-mori-rf-zavela-raketonosiyi-u-punkty-bazuvannya/</text:a>
</text:p>
      <!--NEWS-->
      <text:h text:style-name="P10" text:outline-level="1">
<text:span text:style-name="T4">
The President of Ukraine has created another military administration in Kharkiv region</text:span>
</text:h>
      <text:p text:style-name="P4">
Author: ['АРМІЯINFORM']</text:p>
      <text:p text:style-name="P4">
Time: 2023-06-07T65:00:00-04:00</text:p>
      <text:p text:style-name="P4">
Description: President of Ukraine Volodymyr Zelensky Piding a decree on the stimulus of the New Viexk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69120_1.jpg" text:style-name="Internet_20_link" text:visited-style-name="Visited_20_Internet_20_Link">
269120_1.jpg</text:a>
']</text:p>
      <text:p text:style-name="P4">
Tags: ['ВІЙСЬКОВА АДМІНІСТРАЦІЯ', 'УКАЗ ПРЕЗИДЕНТА УКРАЇНИ']</text:p>
      <text:p text:style-name="P4">
Category: News</text:p>
      <!--METADATA-->
      <text:p text:style-name="P4">
<draw:frame draw:style-name="fr1" draw:name="Image252" text:anchor-type="as-char" svg:width="6.9236in" svg:height="3.992609in" draw:z-index="0">
<draw:image xlink:href="../Images/AРМІЯINFORM/2023-06-07T65-00-00-04-00/269120_1.jpg" xlink:type="simple" xlink:show="embed" xlink:actuate="onLoad" draw:mime-type="image/jpeg"/>
</draw:frame>
President of Ukraine Volodymyr Zelensky signed a decree on the creation of a new military administration in the Krasnograd district of Kharkiv region.</text:p>
      <text:p text:style-name="P4">
About this <text:a xlink:type="simple" xlink:href="https://www.president.gov.ua/documents/3192023-46981" text:style-name="Internet_20_link" text:visited-style-name="Visited_20_Internet_20_Link">
it is referred</text:a>
in Decree No. 319/2023, published on the website of the Presidential Office of Ukraine.</text:p>
      <text:p text:style-name="P4">
"To create the Natalin rural military administration of the Krasnograd district Kharkiv region," the document reads.</text:p>
      <text:p text:style-name="P4">
The Head of State also instructed the General Staff of the Armed Forces of Ukraine, the Kharkiv Regional State Administration to take measures related to the statement of military administration.</text:p>
      <text:p text:style-name="P4">
It is noted that the decree comes into force on the date of its publication.</text:p>
      <text:p text:style-name="P4">
News Source: <text:a xlink:type="simple" xlink:href="https://armyinform.com.ua/2023/06/07/prezydent-ukrayiny-stvoryv-shhe-odnu-vijskovu-administracziyu-u-harkivskij-oblasti/" text:style-name="Internet_20_link" text:visited-style-name="Visited_20_Internet_20_Link">
https://armyinform.com.ua/2023/06/07/prezydent-ukrayiny-stvoryv-shhe-odnu-vijskovu-administracziyu-u-harkivskij-oblasti/</text:a>
</text:p>
      <!--NEWS-->
      <text:h text:style-name="P10" text:outline-level="1">
<text:span text:style-name="T4">
In Ukraine, a telegram channel of the headquarters to eliminate the consequences of the blasting of Kakhovka hydroelectric power station has been created</text:span>
</text:h>
      <text:p text:style-name="P4">
Author: ['АРМІЯINFORM']</text:p>
      <text:p text:style-name="P4">
Time: 2023-06-07T66:00:00-04:00</text:p>
      <text:p text:style-name="P4">
Description: In Ukrainian, the telegram channel “Kakhovska Hes/headquarters Info”, the Yaki Yak єdin ... War with Ukraine 2022, the war with Ukraine is the latest news today, the war with Ukraine 2022 is the last to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52355890-802403091437822-8452750829953701705-n.jpg" text:style-name="Internet_20_link" text:visited-style-name="Visited_20_Internet_20_Link">
352355890-802403091437822-8452750829953701705-n.jpg</text:a>
', '<text:a xlink:type="simple" xlink:href="https://armyinform.com.ua/wp-content/uploads/2023/06/44ce2cff-fed7-4c65-baa3-1692eee20394.jpg" text:style-name="Internet_20_link" text:visited-style-name="Visited_20_Internet_20_Link">
44ce2cff-fed7-4c65-baa3-1692eee20394.jpg</text:a>
']</text:p>
      <text:p text:style-name="P4">
Tags: ['КАХОВСЬКА ГЕС/ШТАБ INFO']</text:p>
      <text:p text:style-name="P4">
Category: News</text:p>
      <!--METADATA-->
      <text:p text:style-name="P4">
<draw:frame draw:style-name="fr1" draw:name="Image253" text:anchor-type="as-char" svg:width="6.9236in" svg:height="4.615733in" draw:z-index="0">
<draw:image xlink:href="../Images/AРМІЯINFORM/2023-06-07T66-00-00-04-00/352355890-802403091437822-8452750829953701705-n.jpg" xlink:type="simple" xlink:show="embed" xlink:actuate="onLoad" draw:mime-type="image/jpeg"/>
</draw:frame>
A telegram channel has been created in Ukraine [Kakhovskaya Hydroelectric Power/Staff]](https://t.me/shtab_kakhovska_hes/13), which operates as a single source of information on the state of elimination of the consequences of the exclusion of Russian -duty -electric power.</text:p>
      <text:p text:style-name="P4">
The telegram channel is updated in accordance with the information provided by the profile ministry, CEB, state and local authorities.</text:p>
      <text:p text:style-name="P4">
Recall that rescue services, police, volunteers around the clock <text:a xlink:type="simple" xlink:href="https://armyinform.com.ua/2023/06/07/pidtopleno-29-punktiv-evakujovano-ponad-1500-lyudej-pershi-pidsumky-shtabu-z-likvidacziyi-naslidkiv-pidryvu-kahovskoyi-ges/" text:style-name="Internet_20_link" text:visited-style-name="Visited_20_Internet_20_Link">
evacuate</text:a>
people from flooded cities and villages of Kherson region. Only 29 settlements were flooded, 19 of them were in the territory controlled by Ukraine, and 10 under temporary occupation.</text:p>
      <text:p text:style-name="P4">
More than 1560 people have already been evacuated, of which 1284 are from the Ship residential district. Almost 1,600 rescuers and police and about 300 units of special equipment work in the region.</text:p>
      <text:p text:style-name="P4">
<draw:frame draw:style-name="fr1" draw:name="Image254" text:anchor-type="as-char" svg:width="6.9236in" svg:height="6.9236in" draw:z-index="0">
<draw:image xlink:href="../Images/AРМІЯINFORM/2023-06-07T66-00-00-04-00/44ce2cff-fed7-4c65-baa3-1692eee20394.jpg" xlink:type="simple" xlink:show="embed" xlink:actuate="onLoad" draw:mime-type="image/jpeg"/>
</draw:frame>
</text:p>
      <text:p text:style-name="P4">
News Source: <text:a xlink:type="simple" xlink:href="https://armyinform.com.ua/2023/06/07/v-ukrayini-stvoreno-telegram-kanal-shtabu-iz-likvidacziyi-naslidkiv-pidryvu-kahovskoyi-ges/" text:style-name="Internet_20_link" text:visited-style-name="Visited_20_Internet_20_Link">
https://armyinform.com.ua/2023/06/07/v-ukrayini-stvoreno-telegram-kanal-shtabu-iz-likvidacziyi-naslidkiv-pidryvu-kahovskoyi-ges/</text:a>
</text:p>
      <!--NEWS-->
      <text:h text:style-name="P10" text:outline-level="1">
<text:span text:style-name="T4">
President posthumously awarded orders and medals hundreds of defenders of Ukraine</text:span>
</text:h>
      <text:p text:style-name="P4">
Author: ['АРМІЯINFORM']</text:p>
      <text:p text:style-name="P4">
Time: 2023-06-07T67:00:00-04:00</text:p>
      <text:p text:style-name="P4">
Description: President of Ukraine Volodymyr Zelensky Vidniy of 107 Zakhisnikov sovereign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УКАЗ ПРЕЗИДЕНТА УКРАЇНИ']</text:p>
      <text:p text:style-name="P4">
Category: News</text:p>
      <!--METADATA-->
      <text:p text:style-name="P4">
<draw:frame draw:style-name="fr1" draw:name="Image255" text:anchor-type="as-char" svg:width="6.9236in" svg:height="3.876851in" draw:z-index="0">
<draw:image xlink:href="../Images/AРМІЯINFORM/2023-06-07T67-00-00-04-00/35ba8246793fede_759x425-1.jpg" xlink:type="simple" xlink:show="embed" xlink:actuate="onLoad" draw:mime-type="image/jpeg"/>
</draw:frame>
Illustrative photo</text:p>
      <text:p text:style-name="P4">
President of Ukraine Volodymyr Zelensky celebrated the state awards of 107 defenders of Ukraine, of which - a hundred fallen servicemen.</text:p>
      <text:p text:style-name="P4">
Corresponding <text:a xlink:type="simple" xlink:href="https://www.president.gov.ua/documents/3172023-46985" text:style-name="Internet_20_link" text:visited-style-name="Visited_20_Internet_20_Link">
Decree # 317/2023</text:a>
Posted by the site of the Head of State.</text:p>
      <text:p text:style-name="P4">
It is noted that the awards were awarded "for personal courage, revealed in the protection of the state sovereignty and territorial integrity of Ukraine, selfless military duty."</text:p>
      <text:p text:style-name="P4">
<text:span text:style-name="T4">
 reward the Order </text:span>
 <text:span text:style-name="T4">
 "</text:span>
 <text:span text:style-name="T4">
 for courage </text:span>
 <text:span text:style-name="T4">
" </text:span>
 <text:span text:style-name="T4">
 </text:span>
 II degree **</text:p>
      <text:p text:style-name="P4">
Bondarenko Pavel Sergeyevich - Junior Sergeant</text:p>
      <text:p text:style-name="P4">
Dragus Mikhail Stepanovich(posthumously)- Soldier</text:p>
      <text:p text:style-name="P4">
Zaitsev Nikolai Valeryevich(posthumously)- Sergeant</text:p>
      <text:p text:style-name="P4">
Ludanova Oleg Nikolaevich(posthumously)- Senior soldier</text:p>
      <text:p text:style-name="P4">
<text:span text:style-name="T4">
 Award the Order of Courage of the 3rd degree </text:span>
</text:p>
      <text:p text:style-name="P4">
Yuri Ivanovich Avramenko - Sergeant</text:p>
      <text:p text:style-name="P4">
Anikanov Denis Ruslanovich(posthumously)- Junior Sergeant</text:p>
      <text:p text:style-name="P4">
Babichenko Ivan Andreevich(posthumously)- Soldier</text:p>
      <text:p text:style-name="P4">
Bannikov Mykola Ivanovich(posthumously)- Senior soldier</text:p>
      <text:p text:style-name="P4">
Baranyuk Vladislav Viktorovich(posthumously)- Soldier</text:p>
      <text:p text:style-name="P4">
Berezhny Danylo Sergeyevich(posthumously)- Senior soldier</text:p>
      <text:p text:style-name="P4">
White Paul Yurievich(posthumously)- Soldier</text:p>
      <text:p text:style-name="P4">
Bondar Alexander Sergeyevich(posthumously)- Soldier</text:p>
      <text:p text:style-name="P4">
Andriy Bondarenko(posthumously) — молодшого сержанта</text:p>
      <text:p text:style-name="P4">
БОНДАРЕНКА Олександра Олександровича (posthumously)- Soldier</text:p>
      <text:p text:style-name="P4">
Alexander Bulich(posthumously)- Senior soldier</text:p>
      <text:p text:style-name="P4">
Vladimir Varenik(posthumously)- Senior soldier</text:p>
      <text:p text:style-name="P4">
Vysotsky Alexander Leonidovich(posthumously)- Chief Sergeant</text:p>
      <text:p text:style-name="P4">
Vlasenko Pavel Nikolaevich(posthumously)- Soldier</text:p>
      <text:p text:style-name="P4">
Voitenko Sergey Alekseevich(posthumously)- Senior soldier</text:p>
      <text:p text:style-name="P4">
Volodymyr Voloshina(posthumously)- Soldier</text:p>
      <text:p text:style-name="P4">
Sergei Gerasimov(posthumously)- Senior soldier</text:p>
      <text:p text:style-name="P4">
Gnidenko Vladimir Nikolaevich(posthumously)- Soldier</text:p>
      <text:p text:style-name="P4">
Goncharenko Yevgeny Nikolaevich(posthumously)- Senior Sergeant</text:p>
      <text:p text:style-name="P4">
Mount Vladimir Alekseevich(posthumously)- Sergeant</text:p>
      <text:p text:style-name="P4">
Hrysyuk Alexander Vasilyevich(posthumously)- Senior Sergeant</text:p>
      <text:p text:style-name="P4">
Andrei Grigorovich's lump(posthumously)- Sergeant</text:p>
      <text:p text:style-name="P4">
Datsyuk Artem Alexandrovich - Senior Soldier</text:p>
      <text:p text:style-name="P4">
Dmitrenko Vladimir Ivanovich(posthumously)- Junior Sergeant</text:p>
      <text:p text:style-name="P4">
Dovbik Igor Olegovich(posthumously)- Sergeant</text:p>
      <text:p text:style-name="P4">
Alexander Drozda - junior sergeant</text:p>
      <text:p text:style-name="P4">
Dubovik Yevgeny Olegovich(posthumously)- Sergeant</text:p>
      <text:p text:style-name="P4">
ESZHELONK Sergey Igorovich(posthumously)- Soldier</text:p>
      <text:p text:style-name="P4">
Zhukov Andriy Ivanovich(posthumously)- SoldierZabar Yuri Vasilyevich(posthumously)- Soldier</text:p>
      <text:p text:style-name="P4">
Zablotsky Sergey Tarasovich(posthumously)- Soldier</text:p>
      <text:p text:style-name="P4">
Oleksandr Oleksandrovich(posthumously)- Soldier</text:p>
      <text:p text:style-name="P4">
Alexei Valeryevich Zapototsky(posthumously)- Junior Sergeant</text:p>
      <text:p text:style-name="P4">
Ivanova Vitaliy Petrovich(posthumously)- Junior Sergeant</text:p>
      <text:p text:style-name="P4">
Ilechka Igor Yaroslavovich(posthumously)- Soldier</text:p>
      <text:p text:style-name="P4">
Kalashnik Mykola Borisovich(posthumously)- Sergeant</text:p>
      <text:p text:style-name="P4">
Canova Dmitry Yurievich(posthumously)- Soldier</text:p>
      <text:p text:style-name="P4">
Alexander Karnishina(posthumously)- Junior Sergeant</text:p>
      <text:p text:style-name="P4">
Koval Vladimir Nikolaevich(posthumously)- Soldier</text:p>
      <text:p text:style-name="P4">
Alexander Kovalchuk - Soldier</text:p>
      <text:p text:style-name="P4">
Kovtun Andrei Olegovich(posthumously)- Soldier</text:p>
      <text:p text:style-name="P4">
Ivan Kozhukhovsky(posthumously)- Junior Sergeant</text:p>
      <text:p text:style-name="P4">
Kozachenko Alexander Viktorovich(posthumously)- Soldier</text:p>
      <text:p text:style-name="P4">
Kosyuchenko Yaroslav Alexandrovich(posthumously)- Junior Sergeant</text:p>
      <text:p text:style-name="P4">
Kravchenko Alexei Alexandrovich(posthumously)- Senior Sergeant</text:p>
      <text:p text:style-name="P4">
Krasia Anatoly IFTEMOVYCH(posthumously)- Sergeant</text:p>
      <text:p text:style-name="P4">
Kryukov Nikolai Anatolyevich(posthumously)- Soldier</text:p>
      <text:p text:style-name="P4">
Kuzmenko Roman Viktorovich(posthumously)- Soldier</text:p>
      <text:p text:style-name="P4">
Laus Anatoly Vladimirovich(posthumously)- Soldier</text:p>
      <text:p text:style-name="P4">
Alexander Leontenko(posthumously)- Soldier</text:p>
      <text:p text:style-name="P4">
Alexander Litvak(posthumously)- Soldier</text:p>
      <text:p text:style-name="P4">
Lytvyn Alexander Nikolaevich(posthumously)- Soldier</text:p>
      <text:p text:style-name="P4">
Andriy Litvinchuk(posthumously)- Soldier</text:p>
      <text:p text:style-name="P4">
Vladislav Pavlovich Forest(posthumously)- Soldier</text:p>
      <text:p text:style-name="P4">
Mazura Vadim Vladimirovich(posthumously)- Soldier</text:p>
      <text:p text:style-name="P4">
Peter Yurievich(posthumously)- Soldier</text:p>
      <text:p text:style-name="P4">
Margvelashvili Avstil Vladimirovich(posthumously)- Lieutenant</text:p>
      <text:p text:style-name="P4">
Marchak Taras Ivanovich(posthumously)- Soldier</text:p>
      <text:p text:style-name="P4">
Marchuk Fyodor Viktorovich(posthumously)- Soldier</text:p>
      <text:p text:style-name="P4">
Yan Alexandrovich Metsevsky(posthumously)- Soldier</text:p>
      <text:p text:style-name="P4">
Vadim Monzolevsky(posthumously)- Soldier</text:p>
      <text:p text:style-name="P4">
Mosiychuk Mikhail Alexandrovich(posthumously)- Senior soldier</text:p>
      <text:p text:style-name="P4">
Wise Taras Vasilyevich(posthumously) — солдата</text:p>
      <text:p text:style-name="P4">
МУЦА Олександра Олександровича (posthumously)- Senior soldier</text:p>
      <text:p text:style-name="P4">
Nesterov Ivan Valeryevich(posthumously)- Soldier</text:p>
      <text:p text:style-name="P4">
Ivan Novakovsky(posthumously)- Soldier</text:p>
      <text:p text:style-name="P4">
Osipova Andrei Alexandrovich(posthumously)- Junior Sergeant</text:p>
      <text:p text:style-name="P4">
Pavlenko Andrei Igorovich(posthumously)- Soldier</text:p>
      <text:p text:style-name="P4">
Pavlyuk Mykola Vasilyevich(posthumously)- Soldier</text:p>
      <text:p text:style-name="P4">
Pavlyuk Mikhail Stepanovich(posthumously)- Soldier</text:p>
      <text:p text:style-name="P4">
Piskunova Vladimir Sergeyevich(posthumously)- Junior Sergeant</text:p>
      <text:p text:style-name="P4">
Rostislav Romanovich(posthumously)- Senior soldier</text:p>
      <text:p text:style-name="P4">
Polishchuk Andriy Yurievich(posthumously)- Soldier</text:p>
      <text:p text:style-name="P4">
Vladislav Alexandrovich Polyarenko(posthumously)- LieutenantRighteous Vladimir Alexandrovich(posthumously)- Senior soldier</text:p>
      <text:p text:style-name="P4">
Pagina Alexander Alexandrovich(posthumously)- Soldier</text:p>
      <text:p text:style-name="P4">
Fisherman Alexei Nikolaevich(posthumously)- Senior soldier</text:p>
      <text:p text:style-name="P4">
Rybalkin Pavel Andreevich(posthumously)- Soldier</text:p>
      <text:p text:style-name="P4">
Savchenko Artem Alexandrovich(posthumously)- Soldier</text:p>
      <text:p text:style-name="P4">
Savchenko Igor Andreevich(posthumously)- Soldier</text:p>
      <text:p text:style-name="P4">
Alexander Savchuk(posthumously)- Soldier</text:p>
      <text:p text:style-name="P4">
Samsonova Anatoly Yurievich(posthumously)- Junior Lieutenant</text:p>
      <text:p text:style-name="P4">
Serdyukova Roman Nikolaevich(posthumously)- Junior Lieutenant</text:p>
      <text:p text:style-name="P4">
Nicholas Alexandrovich(posthumously)- Soldier</text:p>
      <text:p text:style-name="P4">
Forty Roman Nikolaevich(posthumously)- Soldier</text:p>
      <text:p text:style-name="P4">
Sultan Amil Iltyfate Ogli(posthumously)- Soldier</text:p>
      <text:p text:style-name="P4">
Sukhonos Stanislav Sergeyevich(posthumously)- Junior Lieutenant</text:p>
      <text:p text:style-name="P4">
Tymoshenko Ilya Vitaliyovich - Captain</text:p>
      <text:p text:style-name="P4">
Maxim Tikhonenko(posthumously)- Senior soldier</text:p>
      <text:p text:style-name="P4">
Alexei Toshmarava(posthumously)- Senior soldier</text:p>
      <text:p text:style-name="P4">
Troshkova Konstantin(posthumously)- Soldier</text:p>
      <text:p text:style-name="P4">
Filonenko Mykola Vadimovich - Soldier</text:p>
      <text:p text:style-name="P4">
Khomiak Andrei Grigorovich(posthumously)- salt</text:p>
      <text:p text:style-name="P4">
Cemodurova Dmititra Panasovic(posthumously)- Soldier</text:p>
      <text:p text:style-name="P4">
Cemchuk Roman Viktorovich(posthumously)- Soldier</text:p>
      <text:p text:style-name="P4">
Chernovol Roman Sergeyevich(posthumously)- Junior Sergeant</text:p>
      <text:p text:style-name="P4">
Schwartz Ruslan Nikolaevich(posthumously)- Soldier</text:p>
      <text:p text:style-name="P4">
Andrey schist(posthumously)- Senior Sergeant</text:p>
      <text:p text:style-name="P4">
Dmitry Yurievich Shcherban(posthumously)- Soldier</text:p>
      <text:p text:style-name="P4">
Anatoly Vadimovich Yarovenko(posthumously)- Soldier</text:p>
      <text:p text:style-name="P4">
<text:span text:style-name="T4">
 reward the medal </text:span>
 <text:span text:style-name="T4">
 "</text:span>
 <text:span text:style-name="T4">
 </text:span>
 Defender of the Fatherland" **</text:p>
      <text:p text:style-name="P4">
Borshch Oleg Anatolyevich(posthumously)- Soldier</text:p>
      <text:p text:style-name="P4">
Sergey Mishchuk(posthumously)- Soldier</text:p>
      <text:p text:style-name="P4">
Tokai Raphael Yurievich(posthumously)- Senior soldier.</text:p>
      <text:p text:style-name="P4">
News Source: <text:a xlink:type="simple" xlink:href="https://armyinform.com.ua/2023/06/07/prezydent-posmertno-nagorodyv-ordenamy-j-medallyamy-sotnyu-zahysnykiv-ukrayiny/" text:style-name="Internet_20_link" text:visited-style-name="Visited_20_Internet_20_Link">
https://armyinform.com.ua/2023/06/07/prezydent-posmertno-nagorodyv-ordenamy-j-medallyamy-sotnyu-zahysnykiv-ukrayiny/</text:a>
</text:p>
      <!--NEWS-->
      <text:h text:style-name="P10" text:outline-level="1">
<text:span text:style-name="T4">
Coordination Headquarters Use All Opportunities to Gather Information on Prisoners of Defenders</text:span>
</text:h>
      <text:p text:style-name="P4">
Author: ['АРМІЯINFORM']</text:p>
      <text:p text:style-name="P4">
Time: 2023-06-07T68:00:00-04:00</text:p>
      <text:p text:style-name="P4">
Description: Ziinitivativ GO “Headquarters of the Piditrim of the Khokhoti Ukrainian” at the Coordinating Headquarter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e0b30d4-52df-4c12-9445-e77ca922b1ba.jpg" text:style-name="Internet_20_link" text:visited-style-name="Visited_20_Internet_20_Link">
2e0b30d4-52df-4c12-9445-e77ca922b1ba.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56" text:anchor-type="as-char" svg:width="6.9236in" svg:height="3.854137in" draw:z-index="0">
<draw:image xlink:href="../Images/AРМІЯINFORM/2023-06-07T68-00-00-04-00/2e0b30d4-52df-4c12-9445-e77ca922b1ba.jpg" xlink:type="simple" xlink:show="embed" xlink:actuate="onLoad" draw:mime-type="image/jpeg"/>
</draw:frame>
On the initiative of NGO "Staff of Marine Corps of Ukraine", a meeting with the unification of the families of a separate infantryman of the Marine Corps, Mikhail Bilynsky, took place on the coordination school.</text:p>
      <text:p text:style-name="P4">
About it <text:a xlink:type="simple" xlink:href="https://t.me/Koord_shtab/1186" text:style-name="Internet_20_link" text:visited-style-name="Visited_20_Internet_20_Link">
reports</text:a>
Coordination headquarters of inquiries for the treatment of prisoners of war.</text:p>
      <text:p text:style-name="P4">
The coordination headquarters pointed out that the information of the persons and captive servicemen is collected in different ways: this is the official confirmation of the Russian Federation Ministry of Federation through the international committee of the Red Cross, photo and video materials from the open sources.</text:p>
      <text:p text:style-name="P4">
A considerable amount of valuable information comes from relatives. However, part of the information has restrictions on access, so it is forbidden to disclose it. It should be noted that the coordination headquarters does not carry out operational and search measures independently, this is done by the relevant authorized bodies.</text:p>
      <text:p text:style-name="P4">
As for seriously wounded and seriously ill defenders, the staff representative claimed that the emphasis on this category of servicemen is placed every time during the negotiation process.</text:p>
      <text:p text:style-name="P4">
According to the Geneva Conventions of the seriously wounded and seriously ill, the Combatantian side must return without any conditions. Similarly, without the involvement of the exchange, children, women and civilian hostages, which the aggressor country illegally holds in places of freedom, should be repatriated.</text:p>
      <text:p text:style-name="P4">
News Source: <text:a xlink:type="simple" xlink:href="https://armyinform.com.ua/2023/06/07/koordynaczijnyj-shtab-vykorystovuye-usi-mozhlyvosti-shhob-zibraty-informacziyu-pro-polonenyh-zahysnykiv/" text:style-name="Internet_20_link" text:visited-style-name="Visited_20_Internet_20_Link">
https://armyinform.com.ua/2023/06/07/koordynaczijnyj-shtab-vykorystovuye-usi-mozhlyvosti-shhob-zibraty-informacziyu-pro-polonenyh-zahysnykiv/</text:a>
</text:p>
      <!--NEWS-->
      <text:h text:style-name="P10" text:outline-level="1">
<text:span text:style-name="T4">
141 settlement was fired by Rosarmia for the past day</text:span>
</text:h>
      <text:p text:style-name="P4">
Author: ['АРМІЯINFORM']</text:p>
      <text:p text:style-name="P4">
Time: 2023-06-07T69: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0b0bf9bc-4117-4da6-b3be-6af1f32f33e7.jpg" text:style-name="Internet_20_link" text:visited-style-name="Visited_20_Internet_20_Link">
0b0bf9bc-4117-4da6-b3be-6af1f32f33e7.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257" text:anchor-type="as-char" svg:width="6.9236in" svg:height="4.551371in" draw:z-index="0">
<draw:image xlink:href="../Images/AРМІЯINFORM/2023-06-07T69-00-00-04-00/0b0bf9bc-4117-4da6-b3be-6af1f32f33e7.jpg" xlink:type="simple" xlink:show="embed" xlink:actuate="onLoad" draw:mime-type="image/jpeg"/>
</draw:frame>
During the last day, Russian troops fired at the territory of 9 regions of Ukraine.</text:p>
      <text:p text:style-name="P4">
About it <text:a xlink:type="simple" xlink:href="https://t.me/militarymediacenter/2157" text:style-name="Internet_20_link" text:visited-style-name="Visited_20_Internet_20_Link">
reports</text:a>
Military Mediacenter.</text:p>
      <text:p text:style-name="P4">
From different types of weapons(mortars, tanks, artillery, RSZV, UAV, tactical aviation)141 settlements and 75 infrastructure sites were fired.</text:p>
      <text:p text:style-name="P4">
According to preliminary information, 5 civilians were killed and 2 were injured.</text:p>
      <text:p text:style-name="P4">
News Source: <text:a xlink:type="simple" xlink:href="https://armyinform.com.ua/2023/06/07/141-naselenyj-punkt-buv-obstrilyanyj-rosarmiyeyu-za-mynulu-dobu/" text:style-name="Internet_20_link" text:visited-style-name="Visited_20_Internet_20_Link">
https://armyinform.com.ua/2023/06/07/141-naselenyj-punkt-buv-obstrilyanyj-rosarmiyeyu-za-mynulu-dobu/</text:a>
</text:p>
      <!--NEWS-->
      <text:h text:style-name="P10" text:outline-level="1">
<text:span text:style-name="T4">
Cert-UA warns of cyberbushing against state organizations and Ukrainian media</text:span>
</text:h>
      <text:p text:style-name="P4">
Author: ['АРМІЯINFORM']</text:p>
      <text:p text:style-name="P4">
Time: 2023-06-07T6:00:00-04:00</text:p>
      <text:p text:style-name="P4">
Description: Урядова команда реагування на комп’ютерні надзвичайні події України, яка функціон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86547_560984829441572_2170652143941613043_n-scaled.jpg" text:style-name="Internet_20_link" text:visited-style-name="Visited_20_Internet_20_Link">
351186547_560984829441572_2170652143941613043_n-scaled.jpg</text:a>
']</text:p>
      <text:p text:style-name="P4">
Tags: ['CERT-UA', 'КІБЕРШПИГУНСТВО']</text:p>
      <text:p text:style-name="P4">
Category: News</text:p>
      <!--METADATA-->
      <text:p text:style-name="P4">
<draw:frame draw:style-name="fr1" draw:name="Image258" text:anchor-type="as-char" svg:width="6.9236in" svg:height="3.173317in" draw:z-index="0">
<draw:image xlink:href="../Images/AРМІЯINFORM/2023-06-07T6-00-00-04-00/351186547_560984829441572_2170652143941613043_n-scaled.jpg" xlink:type="simple" xlink:show="embed" xlink:actuate="onLoad" draw:mime-type="image/jpeg"/>
</draw:frame>
The Government Team of Response to the Computer Emergency events of Ukraine, which is functioning as part of the State Service of Special Communications and Protection of Ukraine Cert-UA, warns of long-term cyberbership of the state organizations and editors of Ukrainian media.</text:p>
      <text:p text:style-name="P4">
About it <text:a xlink:type="simple" xlink:href="https://www.facebook.com/dsszzi/posts/pfbid0LTJc8udryqKdoNwwCteCtJq99SkQTbw1spPHSJzsZc2EmyWMk9WTDHAsTYo8M6PMl" text:style-name="Internet_20_link" text:visited-style-name="Visited_20_Internet_20_Link">
reports</text:a>
State Special Communications and Information Protection Service of Ukraine</text:p>
      <text:p text:style-name="P4">
“From the second half of 2022 and so far, the government team is response to the computer emergencies of Ukraine Cert-UA, which operates at the State Secretariat of Communications, monitor the spy activity of UAC-0099 hackers on public organizations and media editors of Ukraine.</text:p>
      <text:p text:style-name="P4">
The attackers using e -mail and messengers distribute files(https://armyinform.com.ua.HTA, .EXE, .RAR, .LNK), запуск яких призводить до ураження комп’ютерівшкідливими програмами. Зокрема — LONEPAGE, THUMBCHOP (Sting for Chrome Taopera), CLOGFLAG(Keiller)and others(See [here] in more detail(https://www.cip.gov.ua/.../sho-take-programa-stiler...)).</text:p>
      <text:p text:style-name="P4">
Протягом 2022–2023 років згадане угрупування дістало несанкціонованийвіддалений доступ до кількох десятків комп’ютерів в Україні», — йдеться уповідомленні.</text:p>
      <text:p text:style-name="P4">
Нагадаємо, нещодавно Держспецзв’язку<text:a xlink:type="simple" xlink:href="https://www.cip.gov.ua/.../sms-yaki-nadkhodyat-nibito-vid..." text:style-name="Internet_20_link" text:visited-style-name="Visited_20_Internet_20_Link">
попереджала</text:a>
About distribution among Ukrainians of phishing SMS.</text:p>
      <text:p text:style-name="P4">
Earlier, the government team of response to computer emergencies of UkraineCert-UA has discovered and <text:a xlink:type="simple" xlink:href="https://www.cip.gov.ua/.../zlovmisniki-rozpochali..." text:style-name="Internet_20_link" text:visited-style-name="Visited_20_Internet_20_Link">
researched</text:a>
The fact of the next campaign for the distribution of Hacker group UUCAC-0006 of dangerous emails on the topic of "Accounts".</text:p>
      <text:p text:style-name="P4">
News Source: <text:a xlink:type="simple" xlink:href="https://armyinform.com.ua/2023/06/07/cert-ua-poperedzhaye-pro-kibershpygunstvo-shhodo-derzhavnyh-organizaczij-ta-ukrayinskyh-media/" text:style-name="Internet_20_link" text:visited-style-name="Visited_20_Internet_20_Link">
https://armyinform.com.ua/2023/06/07/cert-ua-poperedzhaye-pro-kibershpygunstvo-shhodo-derzhavnyh-organizaczij-ta-ukrayinskyh-media/</text:a>
</text:p>
      <!--NEWS-->
      <text:h text:style-name="P10" text:outline-level="1">
<text:span text:style-name="T4">
The enemy struck rocket strokes in Kharkiv region</text:span>
</text:h>
      <text:p text:style-name="P4">
Authors: Ukrinform (Person)</text:p>
      <text:p text:style-name="P4">
Publisher: Укринформ (Organization)</text:p>
      <text:p text:style-name="P4">
Published Time: 2023-06-07T6:05:00+03:00</text:p>
      <text:p text:style-name="P4">
Modified Time: 2023-06-07T23:05:00+03:00</text:p>
      <text:p text:style-name="P4">
Description: Russian troops have struck rocket strokes in Kharkiv about 22:30. - Ukrinform.</text:p>
      <text:p text:style-name="P4">
Images: ['<text:a xlink:type="simple" xlink:href="https://static.ukrinform.com/photos/2018_09/thumb_files/630_360_1537784987-4780.jpg" text:style-name="Internet_20_link" text:visited-style-name="Visited_20_Internet_20_Link">
630_360_15377...</text:a>
']</text:p>
      <text:p text:style-name="P4">
Tags: ['Обстріл', 'Харківщина', 'Війна з Росією']</text:p>
      <text:p text:style-name="P4">
Type: Article</text:p>
      <!--METADATA-->
      <text:p text:style-name="P4">
<draw:frame draw:style-name="fr1" draw:name="Image259" text:anchor-type="as-char" svg:width="6.9236in" svg:height="3.956343in" draw:z-index="0">
<draw:image xlink:href="../Images/yкринформ/2023-06-07T6-05-00-03-00/630_360_1537784987-4780.jpg" xlink:type="simple" xlink:show="embed" xlink:actuate="onLoad" draw:mime-type="image/jpeg"/>
</draw:frame>
RFFZAP troops were rocket racks in Kharkiv about 22:30.</text:p>
      <text:p text:style-name="P4">
This was reported in <text:a xlink:type="simple" xlink:href="https://t.me/generalmarsel/3728" text:style-name="Internet_20_link" text:visited-style-name="Visited_20_Internet_20_Link">
telegram</text:a>
Head Kharkiv Military Garrison Sergey Melnyk, Ukrinform reports.</text:p>
      <text:p text:style-name="P4">
"The enemy struck the <text:a xlink:type="simple" xlink:href="https://www.ukrinform.ua/tag-harkivsina" text:style-name="Internet_20_link" text:visited-style-name="Visited_20_Internet_20_Link">
Kharkiv region</text:a>
With S-300 SPR.</text:p>
      <text:p text:style-name="P4">
Information on possible destruction and victims is established, " - writes.</text:p>
      <text:p text:style-name="P4">
<text:span text:style-name="T4">
 Read also: </text:span>
 <text:a xlink:type="simple" xlink:href="https://www.ukrinform.ua/rubric-ato/3719720-rosiani-cotiri-razi-obstrilali-nikopolskij-rajon.html" text:style-name="Internet_20_link" text:visited-style-name="Visited_20_Internet_20_Link">
Russians four times <text:span text:style-name="T4">
 shelling </text:span>
 fir Nikopol district</text:a>
Oleg Synigubov, Chief of Kharkiv Ova, specified in <text:a xlink:type="simple" xlink:href="https://t.me/synegubov/6391" text:style-name="Internet_20_link" text:visited-style-name="Visited_20_Internet_20_Link">
telegram</text:a>
that the Russian troops hit the s-300P rockets of the Chuguev district.</text:p>
      <text:p text:style-name="P4">
"The hit in the Chuguev district. According to preliminary data, the C -300 missiles were occupied," he wrote.</text:p>
      <text:p text:style-name="P4">
Information on the victims and destruction is clarified, added the leader of the Ova, calling for not ignoring the alarm signals, because the enemy can cause repeated houses.</text:p>
      <text:p text:style-name="P4">
News Source: <text:a xlink:type="simple" xlink:href="https://www.ukrinform.ua/rubric-ato/3719771-vorog-zavdav-raketnih-udariv-po-harkivsini.html" text:style-name="Internet_20_link" text:visited-style-name="Visited_20_Internet_20_Link">
https://www.ukrinform.ua/rubric-ato/3719771-vorog-zavdav-raketnih-udariv-po-harkivsini.html</text:a>
</text:p>
      <!--NEWS-->
      <text:h text:style-name="P10" text:outline-level="1">
<text:span text:style-name="T4">
Russian society is not so unambiguous to the war -solved in Ukraine - Anna Malyar</text:span>
</text:h>
      <text:p text:style-name="P4">
Author: ['Андрій Агєєв']</text:p>
      <text:p text:style-name="P4">
Time: 2023-06-07T70:00:00-04:00</text:p>
      <text:p text:style-name="P4">
Description: About Tsogodni, the defender of the Ministan defense of Ukraine Ganna Malel in Efiri єdina announce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rdk.jpg" text:style-name="Internet_20_link" text:visited-style-name="Visited_20_Internet_20_Link">
golovna-rdk.jpg</text:a>
']</text:p>
      <text:p text:style-name="P4">
Tags: ['ГАННА МАЛЯР']</text:p>
      <text:p text:style-name="P4">
Category: News</text:p>
      <!--METADATA-->
      <text:p text:style-name="P4">
<draw:frame draw:style-name="fr1" draw:name="Image260" text:anchor-type="as-char" svg:width="6.9236in" svg:height="4.615733in" draw:z-index="0">
<draw:image xlink:href="../Images/AРМІЯINFORM/2023-06-07T70-00-00-04-00/golovna-rdk.jpg" xlink:type="simple" xlink:show="embed" xlink:actuate="onLoad" draw:mime-type="image/jpeg"/>
</draw:frame>
This was stated today by the Deputy Minister of Defense of Ukraine Anna Malyar in the Eviridna Information Tele scale.</text:p>
      <text:p text:style-name="P4">
Commenting at the request of the leading development of events in the Belgorod region, Anna Malyar, in particular, noted that the defense department closely monitors the state of affairs of the Nabolgorod direction.</text:p>
      <ul>
        <li>
The responsibility for the liberation of Russia from the ruling regime was taken over by Russian citizens who do not want to put up with the current policy of their power. Such a chain reaction will be widening by all regions of the aggressor country, because Russian society is not so unambiguous to the war, which was resolved by Russia in Ukraine, as we have served. This does not mean that they are Ukraine's benefits, first of all, they realize that Russia is destroying this war with this war, - said Anna Malyar.</li>
      </ul>
      <text:p text:style-name="P4">
News Source: <text:a xlink:type="simple" xlink:href="https://armyinform.com.ua/2023/06/07/rosijske-suspilstvo-ne-tak-odnoznachno-stavytsya-do-vijny-rozvyazanoyi-rosiyeyu-v-ukrayini-ganna-malyar/" text:style-name="Internet_20_link" text:visited-style-name="Visited_20_Internet_20_Link">
https://armyinform.com.ua/2023/06/07/rosijske-suspilstvo-ne-tak-odnoznachno-stavytsya-do-vijny-rozvyazanoyi-rosiyeyu-v-ukrayini-ganna-malyar/</text:a>
</text:p>
      <!--NEWS-->
      <text:h text:style-name="P10" text:outline-level="1">
<text:span text:style-name="T4">
Volodymyr Zelensky noted the awards of 132 defenders of Ukraine</text:span>
</text:h>
      <text:p text:style-name="P4">
Author: ['АРМІЯINFORM']</text:p>
      <text:p text:style-name="P4">
Time: 2023-06-07T71:00:00-04:00</text:p>
      <text:p text:style-name="P4">
Description: President of Ukraine Volodymyr Zelensky Vidniy, by sovereign Nagorods 132 Ukrainia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nagorody.jpg" text:style-name="Internet_20_link" text:visited-style-name="Visited_20_Internet_20_Link">
nagorody.jpg</text:a>
']</text:p>
      <text:p text:style-name="P4">
Tags: ['ДЕРЖАВНІ НАГОРОДИ']</text:p>
      <text:p text:style-name="P4">
Category: News</text:p>
      <!--METADATA-->
      <text:p text:style-name="P4">
<draw:frame draw:style-name="fr1" draw:name="Image261" text:anchor-type="as-char" svg:width="6.9236in" svg:height="3.63489in" draw:z-index="0">
<draw:image xlink:href="../Images/AРМІЯINFORM/2023-06-07T71-00-00-04-00/nagorody.jpg" xlink:type="simple" xlink:show="embed" xlink:actuate="onLoad" draw:mime-type="image/jpeg"/>
</draw:frame>
President of Ukraine Volodymyr Zelensky celebrated the state awards of 132 Ukrainian servicemen, 100 of them posthumously.</text:p>
      <text:p text:style-name="P4">
The corresponding decree <text:a xlink:type="simple" xlink:href="https://www.president.gov.ua/documents/3182023-46969" text:style-name="Internet_20_link" text:visited-style-name="Visited_20_Internet_20_Link">
№318/2023</text:a>
Posted on the website of the Presidential Office.</text:p>
      <text:p text:style-name="P4">
It is noted that the awards were awarded "for personal courage, revealed in the protection of the state sovereignty and territorial integrity of Ukraine, selfless military duty."</text:p>
      <text:p text:style-name="P4">
<text:span text:style-name="T4">
 To award the Order of Bohdan Khmelnitsky II degree </text:span>
</text:p>
      <text:p text:style-name="P4">
Petriuk Danishra Tanasiyovych - Lieutenant Colonel</text:p>
      <text:p text:style-name="P4">
<text:span text:style-name="T4">
 To award the Order of Bohdan Khmelnitsky III degree </text:span>
</text:p>
      <text:p text:style-name="P4">
Gusinsky Vyacheslav Vyacheslavovich - Lieutenant Colonel</text:p>
      <text:p text:style-name="P4">
Zinkevich Vladislav Denisovich - Captain</text:p>
      <text:p text:style-name="P4">
Denis Nikolaevich - Captain</text:p>
      <text:p text:style-name="P4">
<text:span text:style-name="T4">
 Award the Order of Courage of the 3rd degree </text:span>
</text:p>
      <text:p text:style-name="P4">
Beckish Vladimir Yaroslavovich(посмертно) — солдата</text:p>
      <text:p text:style-name="P4">
БЕГЕЗУ Юрія Павловича — старшого сержанта</text:p>
      <text:p text:style-name="P4">
БІЛИКА Дмитра Васильовича (posthumously)- Sergeant</text:p>
      <text:p text:style-name="P4">
Bliznyuk Vitaliy Dmitrovich(posthumously)- Soldier</text:p>
      <text:p text:style-name="P4">
Bodnar Sergey Vasilyevich(posthumously)- Senior Sergeant</text:p>
      <text:p text:style-name="P4">
Andriy Boychuk(posthumously)- Soldier</text:p>
      <text:p text:style-name="P4">
Borisov Igor Valentinovich(posthumously)- Senior soldier</text:p>
      <text:p text:style-name="P4">
Brevka Andrei Bogdanovich(posthumously)- Soldier</text:p>
      <text:p text:style-name="P4">
Bugerchuk Dmitry Ruslanovich(posthumously)- Senior Sergeant</text:p>
      <text:p text:style-name="P4">
Buchachsky Dmitry Alekseevich(posthumously)- Senior soldier</text:p>
      <text:p text:style-name="P4">
Vasylenchuk Ivan Antonovich - Soldier</text:p>
      <text:p text:style-name="P4">
Vasilechka Mikhail Mikhailovich(posthumously)- Senior soldier</text:p>
      <text:p text:style-name="P4">
Wenger Victor Petrovich(posthumously)- Sergeant</text:p>
      <text:p text:style-name="P4">
Vitvitsky Vitaliy Vasilyevich(posthumously)- Soldier</text:p>
      <text:p text:style-name="P4">
Andrei Volodymyrovych - Captain</text:p>
      <text:p text:style-name="P4">
Voloshinyuk Arcadia Antonovich - Soldier</text:p>
      <text:p text:style-name="P4">
Voloshchuk Oleg Bogdanovich(posthumously)- Senior soldier</text:p>
      <text:p text:style-name="P4">
Vladimir Gavrilchuk(posthumously)- Soldier</text:p>
      <text:p text:style-name="P4">
Gafiychuk Ruslan Vasilyevich - Captain</text:p>
      <text:p text:style-name="P4">
Gerchovsky Vasily Vasilyevich(posthumously)- Soldier</text:p>
      <text:p text:style-name="P4">
Alexander Hnatyuk(posthumously)- Soldier</text:p>
      <text:p text:style-name="P4">
Pigeon Maxim Viktorovich(posthumously)- Soldier</text:p>
      <text:p text:style-name="P4">
Vladimir Ivanovich Golubia(posthumously)- Soldier</text:p>
      <text:p text:style-name="P4">
Goroshkevich Vladimir Mikhailovich - Captain</text:p>
      <text:p text:style-name="P4">
Zakhariya Grebeneva(posthumously)- Junior Sergeant</text:p>
      <text:p text:style-name="P4">
Grigoryak Sergey(posthumously)- Soldier</text:p>
      <text:p text:style-name="P4">
Vasily Tarasovich Grykulak(posthumously)- Soldier</text:p>
      <text:p text:style-name="P4">
Hrynyshyn Anatoly Valeryevich - Senior Lieutenant</text:p>
      <text:p text:style-name="P4">
Griniv Nikolai Nikolaevich(posthumously)- Soldier</text:p>
      <text:p text:style-name="P4">
Gulyas Nikolai Nikolaevich - Captain</text:p>
      <text:p text:style-name="P4">
Guytenyuk Vasily Nikolaevich(posthumously)- SergeantDatsyuk Vitaliy Alexandrovich - soldier</text:p>
      <text:p text:style-name="P4">
Demianchuk Cyril Ivanovich - Captain</text:p>
      <text:p text:style-name="P4">
Wild Anatoly Konstantinovich(posthumously)- Soldier</text:p>
      <text:p text:style-name="P4">
Anatoly Borisovich Diiva-Headquarters Staff</text:p>
      <text:p text:style-name="P4">
Alexander Vladimirovich(posthumously)- Junior Sergeant</text:p>
      <text:p text:style-name="P4">
Didura Emmanuel Viktorovich - Senior Soldier</text:p>
      <text:p text:style-name="P4">
Dotsenko Maxim Vladimirovich(posthumously)- Soldier</text:p>
      <text:p text:style-name="P4">
Drozda Peter Alexandrovich - soldier</text:p>
      <text:p text:style-name="P4">
Dronyak Ivan Vasilyevich(posthumously)- Chief Sergeant</text:p>
      <text:p text:style-name="P4">
Deacon Ilya Mikhailovich(posthumously)- Soldier</text:p>
      <text:p text:style-name="P4">
Sergey Alexandrovich's Vidkova - Lieutenant</text:p>
      <text:p text:style-name="P4">
Mykola Vasilyevich Zubal(posthumously)- Soldier</text:p>
      <text:p text:style-name="P4">
Zubina Mikhail Mikhailovich(posthumously)- Soldier</text:p>
      <text:p text:style-name="P4">
Zueva Sergey Sergeyevich(posthumously)- Senior Sergeant</text:p>
      <text:p text:style-name="P4">
Ivanenko Alexander Nikolaevich(posthumously)- Soldier</text:p>
      <text:p text:style-name="P4">
Ivanov Vladimir Vladimirovich(posthumously)- Senior soldier</text:p>
      <text:p text:style-name="P4">
Ivanov Alexei Nikolaevich(posthumously)- Soldier</text:p>
      <text:p text:style-name="P4">
Ivashchuk Viktor Olegovich(posthumously)- Soldier</text:p>
      <text:p text:style-name="P4">
Pavel Yaroslavovich Ignatyuk(posthumously)- Soldier</text:p>
      <text:p text:style-name="P4">
Ivan Viktorovich's cabbage - soldier</text:p>
      <text:p text:style-name="P4">
Katana Vasily Serafimovich(posthumously)- Sergeant</text:p>
      <text:p text:style-name="P4">
Vasily Kvasnyuk(posthumously)- Sergeant</text:p>
      <text:p text:style-name="P4">
Vasily Vasilyevich's Kishlyak(posthumously)- Soldier</text:p>
      <text:p text:style-name="P4">
Kolodiy Igor Mikhailovich(posthumously)- Junior Sergeant</text:p>
      <text:p text:style-name="P4">
Christmas Roman Zinovievich(posthumously)- Junior Sergeant</text:p>
      <text:p text:style-name="P4">
Royal Victor Vasilyevich(posthumously)- Soldier</text:p>
      <text:p text:style-name="P4">
Kravtsov Dmitry Vladimirovich(posthumously)- Soldier</text:p>
      <text:p text:style-name="P4">
Kravchuk Alexander Vladimirovich - Senior Soldier</text:p>
      <text:p text:style-name="P4">
Kurylyuk Andriy Vasilyevich(posthumously)- Senior soldier</text:p>
      <text:p text:style-name="P4">
Kuchinsky Yuri Viktorovich - Sergeant</text:p>
      <text:p text:style-name="P4">
Kushnir Vitaliy Igorovich(posthumously)- Soldier</text:p>
      <text:p text:style-name="P4">
Lazarenko Alexander Romanovich(posthumously)- Soldier</text:p>
      <text:p text:style-name="P4">
Lazoriak Yuri Vasilyevich(posthumously)- Chief Sergeant</text:p>
      <text:p text:style-name="P4">
Levenets Ruslan Ivanovich(posthumously)- Soldier</text:p>
      <text:p text:style-name="P4">
Lesiv Yaroslav Yosypovych(posthumously)- Senior soldier</text:p>
      <text:p text:style-name="P4">
Limar Sergey Nikolaevich(posthumously)- Soldier</text:p>
      <text:p text:style-name="P4">
Lysenko Anatoly Nikolaevich(posthumously)- Soldier</text:p>
      <text:p text:style-name="P4">
Alexei Lozovsky(posthumously)- Soldier</text:p>
      <text:p text:style-name="P4">
Makovetsky Taras Ivanovich(posthumously)- Soldier</text:p>
      <text:p text:style-name="P4">
Maryniuk Vyacheslav Viktorovich - Soldier</text:p>
      <text:p text:style-name="P4">
Marusich Vladimir Vasilyevich(posthumously)- Soldier</text:p>
      <text:p text:style-name="P4">
Matviychuk Vadim Vitaliyevich(posthumously)- Soldier</text:p>
      <text:p text:style-name="P4">
Melnik Yuri Nikolaevich(posthumously)- Senior Sergeant</text:p>
      <text:p text:style-name="P4">
Motny Vladimir Yaroslavovich(posthumously)- Junior Sergeant</text:p>
      <text:p text:style-name="P4">
Musia Alexander Andreevich - Senior Lieutenant</text:p>
      <text:p text:style-name="P4">
Vadim Vadim(posthumously)- Soldier</text:p>
      <text:p text:style-name="P4">
Anatoly Alexandrovich Nashkevich(posthumously)- SoldierGerman Vasyl Semenovich-Headquarters</text:p>
      <text:p text:style-name="P4">
Vitaliy Ivanovich Oblochinsky - Soldier</text:p>
      <text:p text:style-name="P4">
Oger Andrei Nikolaevich(posthumously)- Soldier</text:p>
      <text:p text:style-name="P4">
Oleg Oleg Sergeyevich(posthumously)- Soldier</text:p>
      <text:p text:style-name="P4">
Palatniuk Alexander Petrovich(posthumously)- Soldier</text:p>
      <text:p text:style-name="P4">
Beekeeper Ruslan Afanasievich(posthumously)- Soldier</text:p>
      <text:p text:style-name="P4">
Pelekka Peter Nikolaevich(posthumously)- Senior soldier</text:p>
      <text:p text:style-name="P4">
Petrenko Maxim Olegovich(posthumously)- Soldier</text:p>
      <text:p text:style-name="P4">
Prokopchuk Andriy Anatolyevich(posthumously)- Junior Sergeant</text:p>
      <text:p text:style-name="P4">
Proskur Andrei Vitaliyevich - soldier</text:p>
      <text:p text:style-name="P4">
Valery Valery(posthumously)- Soldier</text:p>
      <text:p text:style-name="P4">
Victor Georgievich(posthumously)-headquarters</text:p>
      <text:p text:style-name="P4">
Romanyuk Igor Miroslavovich(посмертно)- Soldier</text:p>
      <text:p text:style-name="P4">
Rusnak Ivan Illich(posthumously)- Senior soldier</text:p>
      <text:p text:style-name="P4">
Savchuk Taras Vladimirovich(posthumously)- Senior soldier</text:p>
      <text:p text:style-name="P4">
Saika Oleg Romanovich(посмертно)- Senior soldier</text:p>
      <text:p text:style-name="P4">
Andriy Samborsky(posthumously)- Junior Sergeant</text:p>
      <text:p text:style-name="P4">
Samsonovich Edward Ivanovich(posthumously)- Soldier</text:p>
      <text:p text:style-name="P4">
Sankov Sergey Valeryevich(posthumously)- Soldier</text:p>
      <text:p text:style-name="P4">
Sayanny Cyril Sergeyevich(posthumously)- Soldier</text:p>
      <text:p text:style-name="P4">
Yuri Vasilyevich(posthumously)- Senior soldier</text:p>
      <text:p text:style-name="P4">
Semeniuk Bohdan Vasilyevich(posthumously)- Junior Sergeant</text:p>
      <text:p text:style-name="P4">
Seniuk Andriy Dmitrovich(posthumously)- Soldier</text:p>
      <text:p text:style-name="P4">
Seremchuk Bohdan Bogdanovich(posthumously)- Senior soldier</text:p>
      <text:p text:style-name="P4">
Mikhail Sysoev(posthumously)- Soldier</text:p>
      <text:p text:style-name="P4">
Ivan Stepanovich Sytnik(posthumously)- Soldier</text:p>
      <text:p text:style-name="P4">
Sikor Mikhail Nikolaevich(posthumously)- Senior soldier</text:p>
      <text:p text:style-name="P4">
Sorokina Vitaliy Sergeyevich(posthumously)- Sergeant</text:p>
      <text:p text:style-name="P4">
Sokhan Andriy Andreevich - Lieutenant</text:p>
      <text:p text:style-name="P4">
Valentina Susky(посмертно)- Soldier</text:p>
      <text:p text:style-name="P4">
Drying Artem Olegovich(posthumously)- Soldier</text:p>
      <text:p text:style-name="P4">
Terban Anatoly Mikhailovich(posthumously)- Soldier</text:p>
      <text:p text:style-name="P4">
Tymoshenko Konstantin Vitaliyevich(posthumously)- Soldier</text:p>
      <text:p text:style-name="P4">
Timchuk Ruslan Yaroslavovich - Sergeant</text:p>
      <text:p text:style-name="P4">
Fedorishchev Mikhail Vyacheslavovich(posthumously)- Soldier</text:p>
      <text:p text:style-name="P4">
Feshchuk Vitaliy Andreevich(посмертно) — старшого солдата</text:p>
      <text:p text:style-name="P4">
ФРАЦЕВІРА Сергія Танасійовича (posthumously)- Senior Sergeant</text:p>
      <text:p text:style-name="P4">
Hamliy Vladimir Viktorovich(posthumously)- Soldier</text:p>
      <text:p text:style-name="P4">
Artem Igorovich's tail(posthumously)- Soldier</text:p>
      <text:p text:style-name="P4">
Vasily Mikhailovich(posthumously)- Soldier</text:p>
      <text:p text:style-name="P4">
Chmily Igor Ivanovich(posthumously)- Sergeant</text:p>
      <text:p text:style-name="P4">
Cherney Yuri Ivanovich - Major</text:p>
      <text:p text:style-name="P4">
Shevchenko Alexander Nikolaevich(posthumously)- Sergeant</text:p>
      <text:p text:style-name="P4">
Shevchuk Andriy Alekseevich(posthumously)- Soldier</text:p>
      <text:p text:style-name="P4">
Shuvalov Andrei Olegovich - Soldier</text:p>
      <text:p text:style-name="P4">
Yamnich Irina Vasylivna - Sergeant</text:p>
      <text:p text:style-name="P4">
Yashchuk Igor Olegovich - Senior Lieutenant</text:p>
      <text:p text:style-name="P4">
Roman Stanislavovich(posthumously)- Soldier.</text:p>
      <text:p text:style-name="P4">
News Source: <text:a xlink:type="simple" xlink:href="https://armyinform.com.ua/2023/06/07/volodymyr-zelenskyj-vidznachyv-nagorodamy-132-zahysnyka-ukrayiny/" text:style-name="Internet_20_link" text:visited-style-name="Visited_20_Internet_20_Link">
https://armyinform.com.ua/2023/06/07/volodymyr-zelenskyj-vidznachyv-nagorodamy-132-zahysnyka-ukrayiny/</text:a>
</text:p>
      <!--NEWS-->
      <text:h text:style-name="P10" text:outline-level="1">
<text:span text:style-name="T4">
Volodymyr Zelensky noted the awards of 132 defenders of Ukraine</text:span>
</text:h>
      <text:p text:style-name="P4">
Author: ['АРМІЯINFORM']</text:p>
      <text:p text:style-name="P4">
Time: 2023-06-07T71:00:00-04:00</text:p>
      <text:p text:style-name="P4">
Description: President of Ukraine Volodymyr Zelensky Vidniy, by sovereign Nagorods 132 Ukrainia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nagorody.jpg" text:style-name="Internet_20_link" text:visited-style-name="Visited_20_Internet_20_Link">
nagorody.jpg</text:a>
']</text:p>
      <text:p text:style-name="P4">
Tags: ['ДЕРЖАВНІ НАГОРОДИ']</text:p>
      <text:p text:style-name="P4">
Category: News</text:p>
      <!--METADATA-->
      <text:p text:style-name="P4">
<draw:frame draw:style-name="fr1" draw:name="Image262" text:anchor-type="as-char" svg:width="6.9236in" svg:height="3.63489in" draw:z-index="0">
<draw:image xlink:href="../Images/AРМІЯINFORM/2023-06-07T71-00-00-04-00/nagorody.jpg" xlink:type="simple" xlink:show="embed" xlink:actuate="onLoad" draw:mime-type="image/jpeg"/>
</draw:frame>
President of Ukraine Volodymyr Zelensky celebrated the state awards of 132 Ukrainian servicemen, 100 of them posthumously.</text:p>
      <text:p text:style-name="P4">
The corresponding decree <text:a xlink:type="simple" xlink:href="https://www.president.gov.ua/documents/3182023-46969" text:style-name="Internet_20_link" text:visited-style-name="Visited_20_Internet_20_Link">
№318/2023</text:a>
Posted on the website of the Presidential Office.</text:p>
      <text:p text:style-name="P4">
It is noted that the awards were awarded "for personal courage, revealed in the protection of the state sovereignty and territorial integrity of Ukraine, selfless military duty."</text:p>
      <text:p text:style-name="P4">
<text:span text:style-name="T4">
 To award the Order of Bohdan Khmelnitsky II degree </text:span>
</text:p>
      <text:p text:style-name="P4">
Petriuk Danishra Tanasiyovych - Lieutenant Colonel</text:p>
      <text:p text:style-name="P4">
<text:span text:style-name="T4">
 To award the Order of Bohdan Khmelnitsky III degree </text:span>
</text:p>
      <text:p text:style-name="P4">
Gusinsky Vyacheslav Vyacheslavovich - Lieutenant Colonel</text:p>
      <text:p text:style-name="P4">
Zinkevich Vladislav Denisovich - Captain</text:p>
      <text:p text:style-name="P4">
Denis Nikolaevich - Captain</text:p>
      <text:p text:style-name="P4">
<text:span text:style-name="T4">
 Award the Order of Courage of the 3rd degree </text:span>
</text:p>
      <text:p text:style-name="P4">
Beckish Vladimir Yaroslavovich(посмертно) — солдата</text:p>
      <text:p text:style-name="P4">
БЕГЕЗУ Юрія Павловича — старшого сержанта</text:p>
      <text:p text:style-name="P4">
БІЛИКА Дмитра Васильовича (posthumously)- Sergeant</text:p>
      <text:p text:style-name="P4">
Bliznyuk Vitaliy Dmitrovich(posthumously)- Soldier</text:p>
      <text:p text:style-name="P4">
Bodnar Sergey Vasilyevich(posthumously)- Senior Sergeant</text:p>
      <text:p text:style-name="P4">
Andriy Boychuk(posthumously)- Soldier</text:p>
      <text:p text:style-name="P4">
Borisov Igor Valentinovich(posthumously)- Senior soldier</text:p>
      <text:p text:style-name="P4">
Brevka Andrei Bogdanovich(posthumously)- Soldier</text:p>
      <text:p text:style-name="P4">
Bugerchuk Dmitry Ruslanovich(posthumously)- Senior Sergeant</text:p>
      <text:p text:style-name="P4">
Buchachsky Dmitry Alekseevich(posthumously)- Senior soldier</text:p>
      <text:p text:style-name="P4">
Vasylenchuk Ivan Antonovich - Soldier</text:p>
      <text:p text:style-name="P4">
Vasilechka Mikhail Mikhailovich(posthumously)- Senior soldier</text:p>
      <text:p text:style-name="P4">
Wenger Victor Petrovich(posthumously)- Sergeant</text:p>
      <text:p text:style-name="P4">
Vitvitsky Vitaliy Vasilyevich(posthumously)- Soldier</text:p>
      <text:p text:style-name="P4">
Andrei Volodymyrovych - Captain</text:p>
      <text:p text:style-name="P4">
Voloshinyuk Arcadia Antonovich - Soldier</text:p>
      <text:p text:style-name="P4">
Voloshchuk Oleg Bogdanovich(posthumously)- Senior soldier</text:p>
      <text:p text:style-name="P4">
Vladimir Gavrilchuk(posthumously)- Soldier</text:p>
      <text:p text:style-name="P4">
Gafiychuk Ruslan Vasilyevich - Captain</text:p>
      <text:p text:style-name="P4">
Gerchovsky Vasily Vasilyevich(posthumously)- Soldier</text:p>
      <text:p text:style-name="P4">
Alexander Hnatyuk(posthumously)- Soldier</text:p>
      <text:p text:style-name="P4">
Pigeon Maxim Viktorovich(posthumously)- Soldier</text:p>
      <text:p text:style-name="P4">
Vladimir Ivanovich Golubia(posthumously)- Soldier</text:p>
      <text:p text:style-name="P4">
Goroshkevich Vladimir Mikhailovich - Captain</text:p>
      <text:p text:style-name="P4">
Zakhariya Grebeneva(posthumously)- Junior Sergeant</text:p>
      <text:p text:style-name="P4">
Grigoryak Sergey(posthumously)- Soldier</text:p>
      <text:p text:style-name="P4">
Vasily Tarasovich Grykulak(posthumously)- Soldier</text:p>
      <text:p text:style-name="P4">
Hrynyshyn Anatoly Valeryevich - Senior Lieutenant</text:p>
      <text:p text:style-name="P4">
Griniv Nikolai Nikolaevich(posthumously)- Soldier</text:p>
      <text:p text:style-name="P4">
Gulyas Nikolai Nikolaevich - Captain</text:p>
      <text:p text:style-name="P4">
Guytenyuk Vasily Nikolaevich(posthumously)- SergeantDatsyuk Vitaliy Alexandrovich - soldier</text:p>
      <text:p text:style-name="P4">
Demianchuk Cyril Ivanovich - Captain</text:p>
      <text:p text:style-name="P4">
Wild Anatoly Konstantinovich(posthumously)- Soldier</text:p>
      <text:p text:style-name="P4">
Anatoly Borisovich Diiva-Headquarters Staff</text:p>
      <text:p text:style-name="P4">
Alexander Vladimirovich(posthumously)- Junior Sergeant</text:p>
      <text:p text:style-name="P4">
Didura Emmanuel Viktorovich - Senior Soldier</text:p>
      <text:p text:style-name="P4">
Dotsenko Maxim Vladimirovich(posthumously)- Soldier</text:p>
      <text:p text:style-name="P4">
Drozda Peter Alexandrovich - soldier</text:p>
      <text:p text:style-name="P4">
Dronyak Ivan Vasilyevich(posthumously)- Chief Sergeant</text:p>
      <text:p text:style-name="P4">
Deacon Ilya Mikhailovich(posthumously)- Soldier</text:p>
      <text:p text:style-name="P4">
Sergey Alexandrovich's Vidkova - Lieutenant</text:p>
      <text:p text:style-name="P4">
Mykola Vasilyevich Zubal(posthumously)- Soldier</text:p>
      <text:p text:style-name="P4">
Zubina Mikhail Mikhailovich(posthumously)- Soldier</text:p>
      <text:p text:style-name="P4">
Zueva Sergey Sergeyevich(posthumously)- Senior Sergeant</text:p>
      <text:p text:style-name="P4">
Ivanenko Alexander Nikolaevich(posthumously)- Soldier</text:p>
      <text:p text:style-name="P4">
Ivanov Vladimir Vladimirovich(posthumously)- Senior soldier</text:p>
      <text:p text:style-name="P4">
Ivanov Alexei Nikolaevich(posthumously)- Soldier</text:p>
      <text:p text:style-name="P4">
Ivashchuk Viktor Olegovich(posthumously)- Soldier</text:p>
      <text:p text:style-name="P4">
Pavel Yaroslavovich Ignatyuk(posthumously)- Soldier</text:p>
      <text:p text:style-name="P4">
Ivan Viktorovich's cabbage - soldier</text:p>
      <text:p text:style-name="P4">
Katana Vasily Serafimovich(posthumously)- Sergeant</text:p>
      <text:p text:style-name="P4">
Vasily Kvasnyuk(posthumously)- Sergeant</text:p>
      <text:p text:style-name="P4">
Vasily Vasilyevich's Kishlyak(posthumously)- Soldier</text:p>
      <text:p text:style-name="P4">
Kolodiy Igor Mikhailovich(posthumously)- Junior Sergeant</text:p>
      <text:p text:style-name="P4">
Christmas Roman Zinovievich(posthumously)- Junior Sergeant</text:p>
      <text:p text:style-name="P4">
Royal Victor Vasilyevich(posthumously)- Soldier</text:p>
      <text:p text:style-name="P4">
Kravtsov Dmitry Vladimirovich(posthumously)- Soldier</text:p>
      <text:p text:style-name="P4">
Kravchuk Alexander Vladimirovich - Senior Soldier</text:p>
      <text:p text:style-name="P4">
Kurylyuk Andriy Vasilyevich(posthumously)- Senior soldier</text:p>
      <text:p text:style-name="P4">
Kuchinsky Yuri Viktorovich - Sergeant</text:p>
      <text:p text:style-name="P4">
Kushnir Vitaliy Igorovich(posthumously)- Soldier</text:p>
      <text:p text:style-name="P4">
Lazarenko Alexander Romanovich(posthumously)- Soldier</text:p>
      <text:p text:style-name="P4">
Lazoriak Yuri Vasilyevich(posthumously)- Chief Sergeant</text:p>
      <text:p text:style-name="P4">
Levenets Ruslan Ivanovich(posthumously)- Soldier</text:p>
      <text:p text:style-name="P4">
Lesiv Yaroslav Yosypovych(posthumously)- Senior soldier</text:p>
      <text:p text:style-name="P4">
Limar Sergey Nikolaevich(posthumously)- Soldier</text:p>
      <text:p text:style-name="P4">
Lysenko Anatoly Nikolaevich(posthumously)- Soldier</text:p>
      <text:p text:style-name="P4">
Alexei Lozovsky(posthumously)- Soldier</text:p>
      <text:p text:style-name="P4">
Makovetsky Taras Ivanovich(posthumously)- Soldier</text:p>
      <text:p text:style-name="P4">
Maryniuk Vyacheslav Viktorovich - Soldier</text:p>
      <text:p text:style-name="P4">
Marusich Vladimir Vasilyevich(posthumously)- Soldier</text:p>
      <text:p text:style-name="P4">
Matviychuk Vadim Vitaliyevich(posthumously)- Soldier</text:p>
      <text:p text:style-name="P4">
Melnik Yuri Nikolaevich(posthumously)- Senior Sergeant</text:p>
      <text:p text:style-name="P4">
Motny Vladimir Yaroslavovich(posthumously)- Junior Sergeant</text:p>
      <text:p text:style-name="P4">
Musia Alexander Andreevich - Senior Lieutenant</text:p>
      <text:p text:style-name="P4">
Vadim Vadim(posthumously)- Soldier</text:p>
      <text:p text:style-name="P4">
Anatoly Alexandrovich Nashkevich(posthumously)- SoldierGerman Vasyl Semenovich-Headquarters</text:p>
      <text:p text:style-name="P4">
Vitaliy Ivanovich Oblochinsky - Soldier</text:p>
      <text:p text:style-name="P4">
Oger Andrei Nikolaevich(posthumously)- Soldier</text:p>
      <text:p text:style-name="P4">
Oleg Oleg Sergeyevich(posthumously)- Soldier</text:p>
      <text:p text:style-name="P4">
Palatniuk Alexander Petrovich(posthumously)- Soldier</text:p>
      <text:p text:style-name="P4">
Beekeeper Ruslan Afanasievich(posthumously)- Soldier</text:p>
      <text:p text:style-name="P4">
Pelekka Peter Nikolaevich(posthumously)- Senior soldier</text:p>
      <text:p text:style-name="P4">
Petrenko Maxim Olegovich(posthumously)- Soldier</text:p>
      <text:p text:style-name="P4">
Prokopchuk Andriy Anatolyevich(posthumously)- Junior Sergeant</text:p>
      <text:p text:style-name="P4">
Proskur Andrei Vitaliyevich - soldier</text:p>
      <text:p text:style-name="P4">
Valery Valery(posthumously)- Soldier</text:p>
      <text:p text:style-name="P4">
Victor Georgievich(posthumously)-headquarters</text:p>
      <text:p text:style-name="P4">
Romanyuk Igor Miroslavovich(посмертно)- Soldier</text:p>
      <text:p text:style-name="P4">
Rusnak Ivan Illich(posthumously)- Senior soldier</text:p>
      <text:p text:style-name="P4">
Savchuk Taras Vladimirovich(posthumously)- Senior soldier</text:p>
      <text:p text:style-name="P4">
Saika Oleg Romanovich(посмертно)- Senior soldier</text:p>
      <text:p text:style-name="P4">
Andriy Samborsky(posthumously)- Junior Sergeant</text:p>
      <text:p text:style-name="P4">
Samsonovich Edward Ivanovich(posthumously)- Soldier</text:p>
      <text:p text:style-name="P4">
Sankov Sergey Valeryevich(posthumously)- Soldier</text:p>
      <text:p text:style-name="P4">
Sayanny Cyril Sergeyevich(posthumously)- Soldier</text:p>
      <text:p text:style-name="P4">
Yuri Vasilyevich(posthumously)- Senior soldier</text:p>
      <text:p text:style-name="P4">
Semeniuk Bohdan Vasilyevich(posthumously)- Junior Sergeant</text:p>
      <text:p text:style-name="P4">
Seniuk Andriy Dmitrovich(posthumously)- Soldier</text:p>
      <text:p text:style-name="P4">
Seremchuk Bohdan Bogdanovich(posthumously)- Senior soldier</text:p>
      <text:p text:style-name="P4">
Mikhail Sysoev(posthumously)- Soldier</text:p>
      <text:p text:style-name="P4">
Ivan Stepanovich Sytnik(posthumously)- Soldier</text:p>
      <text:p text:style-name="P4">
Sikor Mikhail Nikolaevich(posthumously)- Senior soldier</text:p>
      <text:p text:style-name="P4">
Sorokina Vitaliy Sergeyevich(posthumously)- Sergeant</text:p>
      <text:p text:style-name="P4">
Sokhan Andriy Andreevich - Lieutenant</text:p>
      <text:p text:style-name="P4">
Valentina Susky(посмертно)- Soldier</text:p>
      <text:p text:style-name="P4">
Drying Artem Olegovich(posthumously)- Soldier</text:p>
      <text:p text:style-name="P4">
Terban Anatoly Mikhailovich(posthumously)- Soldier</text:p>
      <text:p text:style-name="P4">
Tymoshenko Konstantin Vitaliyevich(posthumously)- Soldier</text:p>
      <text:p text:style-name="P4">
Timchuk Ruslan Yaroslavovich - Sergeant</text:p>
      <text:p text:style-name="P4">
Fedorishchev Mikhail Vyacheslavovich(posthumously)- Soldier</text:p>
      <text:p text:style-name="P4">
Feshchuk Vitaliy Andreevich(посмертно) — старшого солдата</text:p>
      <text:p text:style-name="P4">
ФРАЦЕВІРА Сергія Танасійовича (posthumously)- Senior Sergeant</text:p>
      <text:p text:style-name="P4">
Hamliy Vladimir Viktorovich(posthumously)- Soldier</text:p>
      <text:p text:style-name="P4">
Artem Igorovich's tail(posthumously)- Soldier</text:p>
      <text:p text:style-name="P4">
Vasily Mikhailovich(posthumously)- Soldier</text:p>
      <text:p text:style-name="P4">
Chmily Igor Ivanovich(posthumously)- Sergeant</text:p>
      <text:p text:style-name="P4">
Cherney Yuri Ivanovich - Major</text:p>
      <text:p text:style-name="P4">
Shevchenko Alexander Nikolaevich(posthumously)- Sergeant</text:p>
      <text:p text:style-name="P4">
Shevchuk Andriy Alekseevich(posthumously)- Soldier</text:p>
      <text:p text:style-name="P4">
Shuvalov Andrei Olegovich - Soldier</text:p>
      <text:p text:style-name="P4">
Yamnich Irina Vasylivna - Sergeant</text:p>
      <text:p text:style-name="P4">
Yashchuk Igor Olegovich - Senior Lieutenant</text:p>
      <text:p text:style-name="P4">
Roman Stanislavovich(posthumously)- Soldier.</text:p>
      <text:p text:style-name="P4">
News Source: <text:a xlink:type="simple" xlink:href="https://armyinform.com.ua/2023/06/07/volodymyr-zelenskyj-vidznachyv-nagorodamy-132-zahysnyka-ukrayiny/" text:style-name="Internet_20_link" text:visited-style-name="Visited_20_Internet_20_Link">
https://armyinform.com.ua/2023/06/07/volodymyr-zelenskyj-vidznachyv-nagorodamy-132-zahysnyka-ukrayiny/</text:a>
</text:p>
      <!--NEWS-->
      <text:h text:style-name="P10" text:outline-level="1">
<text:span text:style-name="T4">
The largest in history: NATO -deploying aviation will take place in Germany</text:span>
</text:h>
      <text:p text:style-name="P4">
Author: ['АРМІЯINFORM']</text:p>
      <text:p text:style-name="P4">
Time: 2023-06-07T72:00:00-04:00</text:p>
      <text:p text:style-name="P4">
Description: At the Teritor Nimechini, 12–23 worms of Vidbunsu Nutilshi in the Istori NATO Avіaatsіinі ... war with Ukraine 2022, the war with Ukrain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401-a400m-ad23-heyn-100.jpg" text:style-name="Internet_20_link" text:visited-style-name="Visited_20_Internet_20_Link">
20230401-a400m-ad23-heyn-100.jpg</text:a>
']</text:p>
      <text:p text:style-name="P4">
Tags: ['БАГАТОНАЦІОНАЛЬНІ НАВЧАННЯ', 'НАВЧАННЯ НАТО', 'НАТО']</text:p>
      <text:p text:style-name="P4">
Category: News</text:p>
      <!--METADATA-->
      <text:p text:style-name="P4">
<draw:frame draw:style-name="fr1" draw:name="Image263" text:anchor-type="as-char" svg:width="6.9236in" svg:height="2.695259in" draw:z-index="0">
<draw:image xlink:href="../Images/AРМІЯINFORM/2023-06-07T72-00-00-04-00/20230401-a400m-ad23-heyn-100.jpg" xlink:type="simple" xlink:show="embed" xlink:actuate="onLoad" draw:mime-type="image/jpeg"/>
</draw:frame>
On June 12-23, the largest Air Defender 23 Natho -Auto -Aviation Training will take place on the territory of Germany on June 12-23.</text:p>
      <text:p text:style-name="P4">
About this <text:a xlink:type="simple" xlink:href="https://www.bundeswehr.de/en/organization/german-air-force/air-defender-23" text:style-name="Internet_20_link" text:visited-style-name="Visited_20_Internet_20_Link">
reported</text:a>
On the Bundeswehr website.</text:p>
      <text:p text:style-name="P4">
Almost all maneuvers are planned over Germany, in particular, in the air of the Lower Saxony, Bavaria and Schleswig-Golstein.</text:p>
      <text:p text:style-name="P4">
About 250 aircraft from 22 countries are involved in the Air Defender's exercises, which will produce the Air Force training as the largest since NATO foundation in 1949.</text:p>
      <text:p text:style-name="P4">
Germany's leadership will focus on optimizing cooperation between participating countries.</text:p>
      <text:p text:style-name="P4">
It is noted that the scenario of action is modeled in the NATO assistance scenario 5. The main purpose of the training is to develop air operations with NATO -air forces.</text:p>
      <text:p text:style-name="P4">
News Source: <text:a xlink:type="simple" xlink:href="https://armyinform.com.ua/2023/06/07/najmasshtabnishi-v-istoriyi-u-nimechchyni-vidbudutsya-navchannya-nato-z-rozgortannya-aviacziyi/" text:style-name="Internet_20_link" text:visited-style-name="Visited_20_Internet_20_Link">
https://armyinform.com.ua/2023/06/07/najmasshtabnishi-v-istoriyi-u-nimechchyni-vidbudutsya-navchannya-nato-z-rozgortannya-aviacziyi/</text:a>
</text:p>
      <!--NEWS-->
      <text:h text:style-name="P10" text:outline-level="1">
<text:span text:style-name="T4">
The FSB agent was detained by the Armed Forces of the Armed Forces in Dnipropetrovsk.</text:span>
</text:h>
      <text:p text:style-name="P4">
Author: ['АРМІЯINFORM']</text:p>
      <text:p text:style-name="P4">
Time: 2023-06-07T73:00:00-04:00</text:p>
      <text:p text:style-name="P4">
Description: PID Hour of the counter -personnel Zakhodin on the Dnipropetrovsk region of the Russian Agent, Ya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c4949be673e4cc5a834785f6d12f63a.jpeg" text:style-name="Internet_20_link" text:visited-style-name="Visited_20_Internet_20_Link">
bc4949be673e4cc5a834785f6d12f63a.jpeg</text:a>
']</text:p>
      <text:p text:style-name="P4">
Tags: ['АГЕНТ ФСБ', 'ДНІПРОПЕТРОВЩИНА', 'КОНТРРОЗВІДКА СБУ']</text:p>
      <text:p text:style-name="P4">
Category: News</text:p>
      <!--METADATA-->
      <text:p text:style-name="P4">
<draw:frame draw:style-name="fr1" draw:name="Image264" text:anchor-type="as-char" svg:width="6.9236in" svg:height="4.338789in" draw:z-index="0">
<draw:image xlink:href="../Images/AРМІЯINFORM/2023-06-07T73-00-00-04-00/bc4949be673e4cc5a834785f6d12f63a.jpeg" xlink:type="simple" xlink:show="embed" xlink:actuate="onLoad" draw:mime-type="image/jpeg"/>
</draw:frame>
During countertoing measures, a Russian agent was exposed in Dnipropetrovsk, who collected for Russian invaders about the types and number of heavens of the Armed Forces of the Armed Forces, as well as their place of departure.</text:p>
      <text:p text:style-name="P4">
About it <text:a xlink:type="simple" xlink:href="https://ssu.gov.ua/novyny/sbu-zatrymala-rosiiskoho-ahenta-yakyi-shpyhuvav-za-boiovoiu-aviatsiieiu-zsu-na-dnipropetrovshchyni" text:style-name="Internet_20_link" text:visited-style-name="Visited_20_Internet_20_Link">
reports</text:a>
Security Service of Ukraine.</text:p>
      <text:p text:style-name="P4">
He also handed over to the invaders of the location of the territorial centers of staffing and social support(military enlistment offices)and tried to identify rail lines involved in the supply of ammunition to the front. For each task, the Russian agent received from his "curator" from the FSB to 4 thousand hryvnias. For conspiracy the money was transferred by the traitor with the help of a cryptocurrency electronic wallet.</text:p>
      <text:p text:style-name="P4">
Intelligence information was needed to prepare the series of air strikes in the region, first of all for the defeat of strategic objects.</text:p>
      <text:p text:style-name="P4">
According to the investigation, a local resident was detained, who was a staffing officer of the FSB in July 2022. In the field of view of the Russian special service, he got through one of the Russian telegrams, where he periodically launched a photo of the positions of Ukrainian troops.</text:p>
      <text:p text:style-name="P4">
In the future, he maintained connection with the aggressor through the messenger. To perform the intelligence he went to the area where he was hidden watching the objects, and also asked the information he needed from people.</text:p>
      <text:p text:style-name="P4">
When searches at the place of residence of the person, the mobile phone of Iplanchet was found, which he used to communicate with the FSB.</text:p>
      <text:p text:style-name="P4">
The detainee was informed of a suspicion of a state betrayal committed in the conditions of a state.</text:p>
      <text:p text:style-name="P4">
News Source: <text:a xlink:type="simple" xlink:href="https://armyinform.com.ua/2023/06/07/zatrymano-agenta-fsb-yakyj-shpyguvav-za-bojovoyu-aviacziyeyu-zsu-na-dnipropetrovshhyni/" text:style-name="Internet_20_link" text:visited-style-name="Visited_20_Internet_20_Link">
https://armyinform.com.ua/2023/06/07/zatrymano-agenta-fsb-yakyj-shpyguvav-za-bojovoyu-aviacziyeyu-zsu-na-dnipropetrovshhyni/</text:a>
</text:p>
      <!--NEWS-->
      <text:h text:style-name="P10" text:outline-level="1">
<text:span text:style-name="T4">
The Armed Forces received large trucks to transport ammunition</text:span>
</text:h>
      <text:p text:style-name="P4">
Author: ['Тетяна Головатюк']</text:p>
      <text:p text:style-name="P4">
Time: 2023-06-07T74:00:00-04:00</text:p>
      <text:p text:style-name="P4">
Description: At the Kiwi on the Teritarian Museum of the Museum of the IITORAYA, the other Svitoviy Vіinі ...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golovna-19.jpg" text:style-name="Internet_20_link" text:visited-style-name="Visited_20_Internet_20_Link">
golovna-19.jpg</text:a>
', '<text:a xlink:type="simple" xlink:href="https://armyinform.com.ua/wp-content/uploads/2023/06/foto_1.jpg" text:style-name="Internet_20_link" text:visited-style-name="Visited_20_Internet_20_Link">
foto_1.jpg</text:a>
', '<text:a xlink:type="simple" xlink:href="https://armyinform.com.ua/wp-content/uploads/2023/06/foto_2_1-150x150.jpg" text:style-name="Internet_20_link" text:visited-style-name="Visited_20_Internet_20_Link">
foto_2_1-150x150.jpg</text:a>
', '<text:a xlink:type="simple" xlink:href="https://armyinform.com.ua/wp-content/uploads/2023/06/foto_3-150x150.jpg" text:style-name="Internet_20_link" text:visited-style-name="Visited_20_Internet_20_Link">
foto_3-150x150.jpg</text:a>
', '<text:a xlink:type="simple" xlink:href="https://armyinform.com.ua/wp-content/uploads/2023/06/foto_4-1-150x150.jpg" text:style-name="Internet_20_link" text:visited-style-name="Visited_20_Internet_20_Link">
foto_4-1-150x150.jpg</text:a>
', '<text:a xlink:type="simple" xlink:href="https://armyinform.com.ua/wp-content/uploads/2023/06/foto_5-1.jpg" text:style-name="Internet_20_link" text:visited-style-name="Visited_20_Internet_20_Link">
foto_5-1.jpg</text:a>
']</text:p>
      <text:p text:style-name="P4">
Tags: []</text:p>
      <text:p text:style-name="P4">
Category: News</text:p>
      <!--METADATA-->
      <text:p text:style-name="P4">
<draw:frame draw:style-name="fr1" draw:name="Image265" text:anchor-type="as-char" svg:width="6.9236in" svg:height="4.615733in" draw:z-index="0">
<draw:image xlink:href="../Images/AРМІЯINFORM/2023-06-07T74-00-00-04-00/golovna-19.jpg" xlink:type="simple" xlink:show="embed" xlink:actuate="onLoad" draw:mime-type="image/jpeg"/>
</draw:frame>
In Kyiv, at the National Museum of History of Ukraine, volunteer organizations were handed over to servicemen by parties. These machines are intended to enhance the efficiency of ammunition transportation, weapons and military equipment, which is supplemented by Western partners to Ukraine.</text:p>
      <text:p text:style-name="P4">
The equipment was handed over to the military, headed by the head of the Central Department of Military Equipment for Armed Forces Command of Armed Forces of Ukraine Andriy Buryan.</text:p>
      <text:p text:style-name="P4">
<draw:frame draw:style-name="fr1" draw:name="Image266" text:anchor-type="as-char" svg:width="6.9236in" svg:height="4.615733in" draw:z-index="0">
<draw:image xlink:href="../Images/AРМІЯINFORM/2023-06-07T74-00-00-04-00/foto_1.jpg" xlink:type="simple" xlink:show="embed" xlink:actuate="onLoad" draw:mime-type="image/jpeg"/>
</draw:frame>
- Such trucks are essential for the Armed Forces to perform combat missions. The most important function of these cars is the transportation of military equipment, weapons and ammunition. Therefore, the presence of these cars will accelerate and improve the work of our military at the front, - says the deputy commissioner Vitaliy Paliychuk.</text:p>
      <text:p text:style-name="P4">
As part of the initiative, 6 units of cargo equipment manufactured by MAN SEA, Volvogroup, Scania and DAMM will be sent to one of the military units of the Armed Forces of Ukraine. The first 4 trucks were handed over to the event, and they will be twisted to Ukraine. At the same time, one of these trucks will temporarily go to the Nershson region with humanitarian aid.</text:p>
      <text:p text:style-name="P4">
*!(ConcordBank). Фінансове забезпечення ініціативи — Біржа Благодійності«ДоброДій», операційні процеси закупівлі — Фонд «Сучасна Україна», додатковатехнічна підготовка вантажівок — Front-Art.</text:p>
      <text:p text:style-name="P4">
— Ми завжди намагаємося підбирати такі ініціативи та проєкти, які матимутьдовгостроковий результат та системне вирішення питання. А передача вантажівокдля Збройних Сил України — це якраз вирішення системного питання логістики,постачання важливих боєприпасів, товарів першої необхідності для нашихвійськових, — каже голова правління Біржі Благодійності «ДоброДій» ЛолітаКузіна.</text:p>
      <text:p text:style-name="P4">
<text:a xlink:type="simple" xlink:href="https://armyinform.com.ua/wp-content/uploads/2023/06/foto_2_1.jpg" text:style-name="Internet_20_link" text:visited-style-name="Visited_20_Internet_20_Link">
<draw:frame draw:style-name="fr1" draw:name="Image267" text:anchor-type="as-char" svg:width="6.9236in" svg:height="6.9236in" draw:z-index="0">
<draw:image xlink:href="../Images/AРМІЯINFORM/2023-06-07T74-00-00-04-00/foto_2_1-150x150.jpg" xlink:type="simple" xlink:show="embed" xlink:actuate="onLoad" draw:mime-type="image/jpeg"/>
</draw:frame>
</text:a>
</text:p>
      <text:p text:style-name="P4">
<text:a xlink:type="simple" xlink:href="https://armyinform.com.ua/wp-content/uploads/2023/06/foto_3.jpg" text:style-name="Internet_20_link" text:visited-style-name="Visited_20_Internet_20_Link">
<draw:frame draw:style-name="fr1" draw:name="Image268" text:anchor-type="as-char" svg:width="6.9236in" svg:height="6.9236in" draw:z-index="0">
<draw:image xlink:href="../Images/AРМІЯINFORM/2023-06-07T74-00-00-04-00/foto_3-150x150.jpg" xlink:type="simple" xlink:show="embed" xlink:actuate="onLoad" draw:mime-type="image/jpeg"/>
</draw:frame>
</text:a>
</text:p>
      <text:p text:style-name="P4">
<text:a xlink:type="simple" xlink:href="https://armyinform.com.ua/wp-content/uploads/2023/06/foto_4-1.jpg" text:style-name="Internet_20_link" text:visited-style-name="Visited_20_Internet_20_Link">
<draw:frame draw:style-name="fr1" draw:name="Image269" text:anchor-type="as-char" svg:width="6.9236in" svg:height="6.9236in" draw:z-index="0">
<draw:image xlink:href="../Images/AРМІЯINFORM/2023-06-07T74-00-00-04-00/foto_4-1-150x150.jpg" xlink:type="simple" xlink:show="embed" xlink:actuate="onLoad" draw:mime-type="image/jpeg"/>
</draw:frame>
</text:a>
</text:p>
      <ul>
        <li>
The endurance, confidence and courage of our defenders on the forefront - is a true art. It consists in expressing its own position, protection of the native, its history, identity. Therefore, by supporting such initiatives, we have a chance for our "front artists" not to be distracted by the issues of everyday provision and focus on more global challenges and strategy protection of the country,-says the founder of the Front-Art volunteer group Igorabrambram.</li>
      </ul>
      <text:p text:style-name="P4">
<draw:frame draw:style-name="fr1" draw:name="Image270" text:anchor-type="as-char" svg:width="6.9236in" svg:height="4.615733in" draw:z-index="0">
<draw:image xlink:href="../Images/AРМІЯINFORM/2023-06-07T74-00-00-04-00/foto_5-1.jpg" xlink:type="simple" xlink:show="embed" xlink:actuate="onLoad" draw:mime-type="image/jpeg"/>
</draw:frame>
In general, all equipment was purchased and delivered to Ukraine from Norway, Germany and Poland. The total cost of all transferred military equipment will be more than 8.5 million UAH.</text:p>
      <text:p text:style-name="P4">
The philanthropists do not stop there and plan to organize a bounty of such gears in the future.</text:p>
      <text:p text:style-name="P4">
<text:span text:style-name="T5">
Foto and video Victor Dehtyar</text:span>
</text:p>
      <text:p text:style-name="P4">
News Source: <text:a xlink:type="simple" xlink:href="https://armyinform.com.ua/2023/06/07/zsu-otrymaly-velykogabarytni-vantazhivky-dlya-transportuvannya-boyeprypasiv/" text:style-name="Internet_20_link" text:visited-style-name="Visited_20_Internet_20_Link">
https://armyinform.com.ua/2023/06/07/zsu-otrymaly-velykogabarytni-vantazhivky-dlya-transportuvannya-boyeprypasiv/</text:a>
</text:p>
      <!--NEWS-->
      <text:h text:style-name="P10" text:outline-level="1">
<text:span text:style-name="T4">
Russian troops can build up bahmut groups</text:span>
</text:h>
      <text:p text:style-name="P4">
Author: ['АРМІЯINFORM']</text:p>
      <text:p text:style-name="P4">
Time: 2023-06-07T75:00:00-04:00</text:p>
      <text:p text:style-name="P4">
Description: Rosiyski Vіsyska can be executive ugly bil Bakhmut for worshiping control ove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17089427.jpg" text:style-name="Internet_20_link" text:visited-style-name="Visited_20_Internet_20_Link">
317089427.jpg</text:a>
']</text:p>
      <text:p text:style-name="P4">
Tags: ['STOPRUSSIA', 'АГРЕСІЯ РФ', 'БАХМУТ', 'ВІЙНА', 'ВТОРГНЕННЯ РФ']</text:p>
      <text:p text:style-name="P4">
Category: News</text:p>
      <!--METADATA-->
      <text:p text:style-name="P4">
<draw:frame draw:style-name="fr1" draw:name="Image271" text:anchor-type="as-char" svg:width="6.9236in" svg:height="4.615733in" draw:z-index="0">
<draw:image xlink:href="../Images/AРМІЯINFORM/2023-06-07T75-00-00-04-00/317089427.jpg" xlink:type="simple" xlink:show="embed" xlink:actuate="onLoad" draw:mime-type="image/jpeg"/>
</draw:frame>
Russian troops can increase Bakhmut groups to restore control over lost positions around the city - <text:a xlink:type="simple" xlink:href="https://t.me/militarymediacenter/2159" text:style-name="Internet_20_link" text:visited-style-name="Visited_20_Internet_20_Link">
comment</text:a>
Military Media Center regarding the emergency residence.</text:p>
      <text:p text:style-name="P4">
“The invaders will also try to activate their attacks in Kupyansk Taliman directions. To establish full control over the city of Marinka Russian troops will continue storms in the Avdiivka area.</text:p>
      <text:p text:style-name="P4">
According to information, without taking into account the grouping of the cover of the Ireser border, the occupation troops of the Russian Federation have 330 military formations and up to 6.5 thousand units of heavy weapons. The situation is complex but controlled.</text:p>
      <text:p text:style-name="P4">
The forces of Ukraine's defense cause losses to the enemy, and in some plots the Ukrainian Ukrainian is successful, ”the message reads.</text:p>
      <text:p text:style-name="P4">
News Source: <text:a xlink:type="simple" xlink:href="https://armyinform.com.ua/2023/06/07/rosijski-vijska-mozhut-naroshhuvaty-ugrupovannya-bilya-bahmuta/" text:style-name="Internet_20_link" text:visited-style-name="Visited_20_Internet_20_Link">
https://armyinform.com.ua/2023/06/07/rosijski-vijska-mozhut-naroshhuvaty-ugrupovannya-bilya-bahmuta/</text:a>
</text:p>
      <!--NEWS-->
      <text:h text:style-name="P10" text:outline-level="1">
<text:span text:style-name="T4">
Where and as a combatant may apply for privileges</text:span>
</text:h>
      <text:p text:style-name="P4">
Author: ['АРМІЯINFORM']</text:p>
      <text:p text:style-name="P4">
Time: 2023-06-07T76:00:00-04:00</text:p>
      <text:p text:style-name="P4">
Description: Z Putan Schodo recognized Pilg Lyudina, even beasted by the announcement of that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30_360_1462927657-8164.jpg" text:style-name="Internet_20_link" text:visited-style-name="Visited_20_Internet_20_Link">
630_360_1462927657-8164.jpg</text:a>
']</text:p>
      <text:p text:style-name="P4">
Tags: ['ПЕНСІЙНИЙ ФОНД УКРАЇНИ', 'ПІЛЬГИ УЧАСНИКАМ БОЙОВИХ ДІЙ']</text:p>
      <text:p text:style-name="P4">
Category: News</text:p>
      <!--METADATA-->
      <text:p text:style-name="P4">
<draw:frame draw:style-name="fr1" draw:name="Image272" text:anchor-type="as-char" svg:width="6.9236in" svg:height="3.954686in" draw:z-index="0">
<draw:image xlink:href="../Images/AРМІЯINFORM/2023-06-07T76-00-00-04-00/630_360_1462927657-8164.jpg" xlink:type="simple" xlink:show="embed" xlink:actuate="onLoad" draw:mime-type="image/jpeg"/>
</draw:frame>
A person may apply to the Pension Fund of Ukraine for privileges.</text:p>
      <text:p text:style-name="P4">
About it <text:a xlink:type="simple" xlink:href="https://www.kmu.gov.ua/news/roziasnennia-pfu-kudy-i-iak-uchasnyk-boiovykh-dii-mozhe-zvernutysia-za-pryznachenniam-pilh" text:style-name="Internet_20_link" text:visited-style-name="Visited_20_Internet_20_Link">
reports</text:a>
Government portal.</text:p>
      <text:p text:style-name="P4">
You can turn in one of the convenient ways:</text:p>
      <ul>
        <li>
personally, having addressed the selected service center of the Pension Fund of Ukraine or to the authorized officials of the executive body of the village, settlement, city council of the respective territorial communities, centers for the provision of administrative services; * by mail by sending documents to the address of the Fund's body; * Online - through the e -services of the Pension Fund of Ukraine, the Pension Fund mobile application or through the portal.</li>
      </ul>
      <text:p text:style-name="P4">
*!(https://zakon.rada.gov.ua/laws/show/373-2019-%D0%BF#Text).</text:p>
      <text:p text:style-name="P4">
Нагадаємо, що уряд <text:a xlink:type="simple" xlink:href="https://armyinform.com.ua/2023/01/19/uryad-sprostyv-proczeduru-oformlennya-pilg-dlya-veteraniv-shho-zminylosya/" text:style-name="Internet_20_link" text:visited-style-name="Visited_20_Internet_20_Link">
спростив</text:a>
Procedure for applying veterans to the bodies of the Pension Fund of Ukraine for the formation of benefits.</text:p>
      <text:p text:style-name="P4">
News Source: <text:a xlink:type="simple" xlink:href="https://armyinform.com.ua/2023/06/07/kudy-i-yak-uchasnyk-bojovyh-dij-mozhe-zvernutysya-za-pryznachennyam-pilg/" text:style-name="Internet_20_link" text:visited-style-name="Visited_20_Internet_20_Link">
https://armyinform.com.ua/2023/06/07/kudy-i-yak-uchasnyk-bojovyh-dij-mozhe-zvernutysya-za-pryznachennyam-pilg/</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6-07T7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07062023ua.jpg" text:style-name="Internet_20_link" text:visited-style-name="Visited_20_Internet_20_Link">
warcrime-07062023ua.jpg</text:a>
', '<text:a xlink:type="simple" xlink:href="https://armyinform.com.ua/wp-content/uploads/2023/06/warcrime-07062023en.jpg" text:style-name="Internet_20_link" text:visited-style-name="Visited_20_Internet_20_Link">
warcrime-07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3" text:anchor-type="as-char" svg:width="6.9236in" svg:height="4.448413in" draw:z-index="0">
<draw:image xlink:href="../Images/AРМІЯINFORM/2023-06-07T77-00-00-04-00/warcrime-07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7 </text:span>
 <text:span text:style-name="T4">
 June </text:span>
 registered:</text:p>
      <ul>
        <li>
91 840 Military Crimes, * 17 326 Crimes against National Security of Ukraine.</li>
      </ul>
      <text:p text:style-name="P4">
In addition, according to the official data of juvenile prosecutors, <text:span text:style-name="T4">
 1490 children have become </text:span>
 due to aggression of the Russian Federation, including:</text:p>
      <ul>
        <li>
485 - children were killed, * 100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74" text:anchor-type="as-char" svg:width="6.9236in" svg:height="4.448413in" draw:z-index="0">
<draw:image xlink:href="../Images/AРМІЯINFORM/2023-06-07T77-00-00-04-00/warcrime-07062023en.jpg" xlink:type="simple" xlink:show="embed" xlink:actuate="onLoad" draw:mime-type="image/jpeg"/>
</draw:frame>
</text:p>
      <text:p text:style-name="P4">
News Source: <text:a xlink:type="simple" xlink:href="https://armyinform.com.ua/2023/06/07/ofis-genprokurora-ukrayiny-zadokumentovano-ponad-17-tysyach-zlochyniv-proty-naczbezpeky-7/" text:style-name="Internet_20_link" text:visited-style-name="Visited_20_Internet_20_Link">
https://armyinform.com.ua/2023/06/07/ofis-genprokurora-ukrayiny-zadokumentovano-ponad-17-tysyach-zlochyniv-proty-naczbezpeky-7/</text:a>
</text:p>
      <!--NEWS-->
      <text:h text:style-name="P10" text:outline-level="1">
<text:span text:style-name="T4">
Presidents of Ukraine and Turkey discussed the situation around Kakhovskaya hydroelectric power plants</text:span>
</text:h>
      <text:p text:style-name="P4">
Author: ['АРМІЯINFORM']</text:p>
      <text:p text:style-name="P4">
Time: 2023-06-07T78:00:00-04:00</text:p>
      <text:p text:style-name="P4">
Description: President of Ukraine Volodymyr Zelensky Zelensmov Rozmov with the President of Turechi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188671470161742826_y.jpg" text:style-name="Internet_20_link" text:visited-style-name="Visited_20_Internet_20_Link">
photo_5188671470161742826_y.jpg</text:a>
']</text:p>
      <text:p text:style-name="P4">
Tags: ['ВОЛОДИМИР ЗЕЛЕНСЬКИЙ', 'КАХОВСЬКА ГЕС', 'РЕДЖЕП ТАЇП ЕРДОГАН']</text:p>
      <text:p text:style-name="P4">
Category: News</text:p>
      <!--METADATA-->
      <text:p text:style-name="P4">
<draw:frame draw:style-name="fr1" draw:name="Image275" text:anchor-type="as-char" svg:width="6.9236in" svg:height="4.61393in" draw:z-index="0">
<draw:image xlink:href="../Images/AРМІЯINFORM/2023-06-07T78-00-00-04-00/photo_5188671470161742826_y.jpg" xlink:type="simple" xlink:show="embed" xlink:actuate="onLoad" draw:mime-type="image/jpeg"/>
</draw:frame>
President of Ukraine Volodymyr Zelensky has a telephone conversation with Presidential Study Region Recep Taiip Erdogan. In particular, the leaders discussed the investigation of the Kakhovka Hydroelectric Power Consignment.</text:p>
      <text:p text:style-name="P4">
“He spoke about the humanitarian and environmental consequences of the Russian terrorist attack by the Nakakhovsky hydroelectric power station, including the risks to the ZPP. He has transmitted a list of urgent needs for the elimination of disaster, ”<text:a xlink:type="simple" xlink:href="https://t.me/V_Zelenskiy_official/6505" text:style-name="Internet_20_link" text:visited-style-name="Visited_20_Internet_20_Link">
said</text:a>
 глава української держави.</text:p>
      <text:p text:style-name="P4">
За словами Володимира Зеленського, голос Туреччини важливий, коли йдеться провиведення окупаційних військ з української території. А також про поверненнянаших незаконно ув’язнених, зокрема кримських татар, і продовження йрозширення зернової ініціативи.</text:p>
      <text:p text:style-name="P4">
News Source: <text:a xlink:type="simple" xlink:href="https://armyinform.com.ua/2023/06/07/prezydenty-ukrayiny-ta-turechchyny-obgovoryly-sytuacziyu-dovkola-pidryvu-kahovskoyi-ges/" text:style-name="Internet_20_link" text:visited-style-name="Visited_20_Internet_20_Link">
https://armyinform.com.ua/2023/06/07/prezydenty-ukrayiny-ta-turechchyny-obgovoryly-sytuacziyu-dovkola-pidryvu-kahovskoyi-ges/</text:a>
</text:p>
      <!--NEWS-->
      <text:h text:style-name="P10" text:outline-level="1">
<text:span text:style-name="T4">
29 points flooded, more than 1500 people were evacuated: the first results of the headquarters to eliminate the consequences</text:span>
</text:h>
      <text:p text:style-name="P4">
Author: ['АРМІЯINFORM']</text:p>
      <text:p text:style-name="P4">
Time: 2023-06-07T79:00:00-04:00</text:p>
      <text:p text:style-name="P4">
Description: Ryatuvalni Service, Politziya, volunteers of the Tsilodovo Evakoyyut of people Iz flooding MIST T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188692575631036296_y.jpg" text:style-name="Internet_20_link" text:visited-style-name="Visited_20_Internet_20_Link">
photo_5188692575631036296_y.jpg</text:a>
', '<text:a xlink:type="simple" xlink:href="https://armyinform.com.ua/wp-content/uploads/2023/06/photo_5188692575631036299_y-150x150.jpg" text:style-name="Internet_20_link" text:visited-style-name="Visited_20_Internet_20_Link">
photo_5188692575631036299_y-150x150.jpg</text:a>
', '<text:a xlink:type="simple" xlink:href="https://armyinform.com.ua/wp-content/uploads/2023/06/photo_5188692575631036301_y-150x150.jpg" text:style-name="Internet_20_link" text:visited-style-name="Visited_20_Internet_20_Link">
photo_5188692575631036301_y-150x150.jpg</text:a>
']</text:p>
      <text:p text:style-name="P4">
Tags: ['АГРЕСІЯ РФ', 'КАХОВСЬКА ГЕС', 'ШТАБ ЛІКВІДАЦІЇ НАСЛІДКІВ']</text:p>
      <text:p text:style-name="P4">
Category: News</text:p>
      <!--METADATA-->
      <text:p text:style-name="P4">
<draw:frame draw:style-name="fr1" draw:name="Image276" text:anchor-type="as-char" svg:width="6.9236in" svg:height="5.1927in" draw:z-index="0">
<draw:image xlink:href="../Images/AРМІЯINFORM/2023-06-07T79-00-00-04-00/photo_5188692575631036296_y.jpg" xlink:type="simple" xlink:show="embed" xlink:actuate="onLoad" draw:mime-type="image/jpeg"/>
</draw:frame>
Rescue services, police, volunteers evacuate people from flooded and the villages of Kherson region around the clock. In fact, 29 settlements were actually flooded, 19 in the territory controlled by Ukraine, and 10 under temporary occupation.</text:p>
      <text:p text:style-name="P4">
About it in telegram channel <text:a xlink:type="simple" xlink:href="https://t.me/shtab_kakhovska_hes/2" text:style-name="Internet_20_link" text:visited-style-name="Visited_20_Internet_20_Link">
reports</text:a>
Staffing of consequences on the Kakhovsky hydroelectric power station.</text:p>
      <text:p text:style-name="P4">
More than 1560 people have already been evacuated, of which 1284 are from the Ship residential district. Almost 1,600 rescuers and police and about 300 units of special equipment work in the region.</text:p>
      <text:p text:style-name="P4">
During the night, the water in Kherson has risen by 1 meter, expected to continue to get ready during the day.</text:p>
      <text:p text:style-name="P4">
<text:a xlink:type="simple" xlink:href="https://armyinform.com.ua/wp-content/uploads/2023/06/photo_5188692575631036299_y.jpg" text:style-name="Internet_20_link" text:visited-style-name="Visited_20_Internet_20_Link">
!(Images/AРМІЯINFORM/2023-06-07T79-00-00-04-00/photo_5188692575631036299_y-150x150.jpg)</text:a>
</text:p>
      <text:p text:style-name="P4">
<text:a xlink:type="simple" xlink:href="https://armyinform.com.ua/wp-content/uploads/2023/06/photo_5188692575631036301_y.jpg" text:style-name="Internet_20_link" text:visited-style-name="Visited_20_Internet_20_Link">
<draw:frame draw:style-name="fr1" draw:name="Image277" text:anchor-type="as-char" svg:width="6.9236in" svg:height="6.9236in" draw:z-index="0">
<draw:image xlink:href="../Images/AРМІЯINFORM/2023-06-07T79-00-00-04-00/photo_5188692575631036301_y-150x150.jpg" xlink:type="simple" xlink:show="embed" xlink:actuate="onLoad" draw:mime-type="image/jpeg"/>
</draw:frame>
</text:a>
Interior Minister Igor Klimenko has instructed to carry out work to assess the ecological threat.</text:p>
      <text:p text:style-name="P4">
“We need to understand that with landfills, with cemeteries, fertilizer warehouses, and safety. And to do everything for our people to feel that there is power and a day, ”he said.</text:p>
      <text:p text:style-name="P4">
Also today, the heads of Mykolaiv, Dnipropetrovsk and Zaporizhzhya regional military administrations discussed issues about the laying of water bodies, the arrangement of wells and the avoidance of drinking water deficiency.</text:p>
      <text:p text:style-name="P4">
Recall that 1.5 billion hryvnias have already been allocated from the recovery fund for the construction of two new trunking holes.</text:p>
      <text:p text:style-name="P4">
News Source: <text:a xlink:type="simple" xlink:href="https://armyinform.com.ua/2023/06/07/pidtopleno-29-punktiv-evakujovano-ponad-1500-lyudej-pershi-pidsumky-shtabu-z-likvidacziyi-naslidkiv-pidryvu-kahovskoyi-ges/" text:style-name="Internet_20_link" text:visited-style-name="Visited_20_Internet_20_Link">
https://armyinform.com.ua/2023/06/07/pidtopleno-29-punktiv-evakujovano-ponad-1500-lyudej-pershi-pidsumky-shtabu-z-likvidacziyi-naslidkiv-pidryvu-kahovskoyi-ges/</text:a>
</text:p>
      <!--NEWS-->
      <text:h text:style-name="P10" text:outline-level="1">
<text:span text:style-name="T4">
Zelensky: Every dead man in Kherson region is a sentence of existing international architecture</text:span>
</text:h>
      <text:p text:style-name="P4">
Authors: Ukrinform (Person)</text:p>
      <text:p text:style-name="P4">
Publisher: Укринформ (Organization)</text:p>
      <text:p text:style-name="P4">
Published Time: 2023-06-07T7:07:00+03:00</text:p>
      <text:p text:style-name="P4">
Modified Time: 2023-06-07T23:07:00+03:00</text:p>
      <text:p text:style-name="P4">
Description: A clear and rapid reaction of the world is needed to what is happening in the Kherson region, because everyone who died as a result of the exploration of the Kakhovskaya hydroelectric power plants is a sentence by existing international architecture.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None</text:p>
      <text:p text:style-name="P4">
Type: Article</text:p>
      <!--METADATA-->
      <text:p text:style-name="P4">
<draw:frame draw:style-name="fr1" draw:name="Image278" text:anchor-type="as-char" svg:width="6.9236in" svg:height="3.956343in" draw:z-index="0">
<draw:image xlink:href="../Images/yкринформ/2023-06-07T7-07-00-03-00/630_360_1661783861-434.jpeg" xlink:type="simple" xlink:show="embed" xlink:actuate="onLoad" draw:mime-type="image/jpeg"/>
</draw:frame>
The necessary and rapid reaction of the world to what is happening in the Kherson region, because every people who died as a result of the exploration of the Russians of the Kakhovka hydroelectric power station are a sentence of existing international architecture.</text:p>
      <text:p text:style-name="P4">
Volodymyr Zelenskyy said this in <text:a xlink:type="simple" xlink:href="https://www.youtube.com/watch" text:style-name="Internet_20_link" text:visited-style-name="Visited_20_Internet_20_Link">
video closer</text:a>
, reports Ukrinform.</text:p>
      <text:p text:style-name="P4">
"Now a clear and rapid reaction of the world is needed to what is happening. Even it is possible to establish for sure - how many people on the occupied temporary territory of Kherson region can die without rescue, without drinking water, without food, without medical care," he said and stressed that our military taspets services As far as possible, despite the shelling, people save people. "- said the head of state.</text:p>
      <text:p text:style-name="P4">
<text:span text:style-name="T5">
Video: <text:a xlink:type="simple" xlink:href="https://www.facebook.com/president.gov.ua" text:style-name="Internet_20_link" text:visited-style-name="Visited_20_Internet_20_Link">
Presidential Office</text:a>
</text:span>
</text:p>
      <text:p text:style-name="P4">
But, according to the President, large -scale efforts are needed. It is necessary for international organizations - such as the International Red Cross - immediately joined the rescue operation and helped people in the occupied part <text:a xlink:type="simple" xlink:href="https://www.ukrinform.ua/tag-hersonsina" text:style-name="Internet_20_link" text:visited-style-name="Visited_20_Internet_20_Link">
Kherson region</text:a>
.</text:p>
      <text:p text:style-name="P4">
According to the President, "every person killed there is a sentence of existing international architecture, international organizations that have learned life. ".</text:p>
      <text:p text:style-name="P4">
<text:span text:style-name="T4">
 Read also: </text:span>
 <text:a xlink:type="simple" xlink:href="https://www.ukrinform.ua/rubric-polytics/3719718-pidriv-kahovskoi-ges-zelenskij-peredav-makronu-potrebi-ukraini-dla-likvidacii-katastrofi.html" text:style-name="Internet_20_link" text:visited-style-name="Visited_20_Internet_20_Link">
Kakhovskaya hydroelectric power station: <text:span text:style-name="T4">
 Zelensky </text:span>
 transferred to the macuonopods of Ukraine to eliminate disaster</text:a>
The Head of State noted that many leaders of the world, leaders of states, governments, interstate associations have expressed their support to Ukraine and a clear condemnation of the Russian ecocid crime. "Together, we have to be held responsible for the buyers. Now we have to concentrate the world's attention to eliminate the consequences of the duty catastrophe due to the fault of Russia, we must prevent the further destructiveactivity of the occupiers," Zelensky stressed.</text:p>
      <text:p text:style-name="P4">
As reported by Ukrinform, <text:a xlink:type="simple" xlink:href="http://www.ukrinform.ua/rubric-other_news/3718791-pidriv-rosianami-kahovskoi-ges-vsi-novini.html" text:style-name="Internet_20_link" text:visited-style-name="Visited_20_Internet_20_Link">
on the night against June 6, the Russian army of Kakhovskaya hydroelectric power station</text:a>
. The right bank of the Kherson region in the area of disaster found itself about 16 thousand people. Evacuation began with dangerous places.</text:p>
      <text:p text:style-name="P4">
<text:span text:style-name="T5">
Foto: op</text:span>
</text:p>
      <text:p text:style-name="P4">
News Source: <text:a xlink:type="simple" xlink:href="https://www.ukrinform.ua/rubric-society/3719772-zelenskij-kozna-zagibla-ludini-na-hersonsini-virok-naavnij-miznarodnij-arhitekturi.html" text:style-name="Internet_20_link" text:visited-style-name="Visited_20_Internet_20_Link">
https://www.ukrinform.ua/rubric-society/3719772-zelenskij-kozna-zagibla-ludini-na-hersonsini-virok-naavnij-miznarodnij-arhitekturi.html</text:a>
</text:p>
      <!--NEWS-->
      <text:h text:style-name="P10" text:outline-level="1">
<text:span text:style-name="T4">
Aviation of Defense Forces during the day struck 15 beats through the enemy</text:span>
</text:h>
      <text:p text:style-name="P4">
Author: ['АРМІЯINFORM']</text:p>
      <text:p text:style-name="P4">
Time: 2023-06-07T80:00:00-04:00</text:p>
      <text:p text:style-name="P4">
Description: Avіaatsіya defense forces for Dob took 15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ВТРАТИ ВОРОГА', 'ГЕНЕРАЛЬНИЙ ШТАБ ЗС УКРАЇНИ', 'ХРОНІКА ОБОРОНИ']</text:p>
      <text:p text:style-name="P4">
Category: News</text:p>
      <!--METADATA-->
      <text:p text:style-name="P4">
<draw:frame draw:style-name="fr1" draw:name="Image279" text:anchor-type="as-char" svg:width="6.9236in" svg:height="3.894525in" draw:z-index="0">
<draw:image xlink:href="../Images/AРМІЯINFORM/2023-06-07T80-00-00-04-00/aviacziya-syl-oborony-ukrayiny.jpg" xlink:type="simple" xlink:show="embed" xlink:actuate="onLoad" draw:mime-type="image/jpeg"/>
</draw:frame>
Illustrative Photo <text:span text:style-name="T4">
 🔥 Situation on Russian Completion </text:span>
</text:p>
      <text:p text:style-name="P4">
Aviation of Defense Forces per day made 15 beats in the areas of concentration of personal staff and 2-on the anti-aircraft missile complexes of the enemy, <text:a xlink:type="simple" xlink:href="https://www.facebook.com/GeneralStaff.ua/posts/pfbid0afjQN5md5u63joFS3BaL9BPbCcPJ5BM1gaH2yGczUzH4Bz4SBMejFmRBstMuforBl" text:style-name="Internet_20_link" text:visited-style-name="Visited_20_Internet_20_Link">
reports</text:a>
The General Staff of the Armed Forces of Ukraine.</text:p>
      <text:p text:style-name="P4">
The report also states that during the day our defenders knocked out 4 enemy reconnaissance UAVs.</text:p>
      <text:p text:style-name="P4">
The General Staff of the Armed Forces of Ukraine states that information on the loss of the enemy is constantly consistent.</text:p>
      <text:p text:style-name="P4">
News Source: <text:a xlink:type="simple" xlink:href="https://armyinform.com.ua/2023/06/07/nasha-aviacziya-protyagom-doby-zavdala-15-udariv-po-vorogu/" text:style-name="Internet_20_link" text:visited-style-name="Visited_20_Internet_20_Link">
https://armyinform.com.ua/2023/06/07/nasha-aviacziya-protyagom-doby-zavdala-15-udariv-po-vorogu/</text:a>
</text:p>
      <!--NEWS-->
      <text:h text:style-name="P10" text:outline-level="1">
<text:span text:style-name="T4">
Russia in the world is so toxic that, in fact, it doesn't matter what they claim - Anna Malyar</text:span>
</text:h>
      <text:p text:style-name="P4">
Author: ['Андрій Агєєв']</text:p>
      <text:p text:style-name="P4">
Time: 2023-06-07T81:00:00-04:00</text:p>
      <text:p text:style-name="P4">
Description: - Zvinuvchennya Rosiyu Ukrainian in Pіdrivi Dambi Kakhovo Ges - Ts not Shi Insche, Yak Vorozha ... War with Ukraine 2022, War with Ukraine Latest news today, News War with Ukraine 2022 Last for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6409da.jpeg" text:style-name="Internet_20_link" text:visited-style-name="Visited_20_Internet_20_Link">
6409da.jpeg</text:a>
']</text:p>
      <text:p text:style-name="P4">
Tags: ['ГАННА МАЛЯР']</text:p>
      <text:p text:style-name="P4">
Category: News</text:p>
      <!--METADATA-->
      <text:p text:style-name="P4">
<draw:frame draw:style-name="fr1" draw:name="Image280" text:anchor-type="as-char" svg:width="6.9236in" svg:height="4.32725in" draw:z-index="0">
<draw:image xlink:href="../Images/AРМІЯINFORM/2023-06-07T81-00-00-04-00/6409da.jpeg" xlink:type="simple" xlink:show="embed" xlink:actuate="onLoad" draw:mime-type="image/jpeg"/>
</draw:frame>
- The accusation of Russia of Ukraine of the blasting of the Dams of the Kakhovka hydroelectric power station is nothing but hostile information tactics, - said Deputy Minister of Defense of Ukraine Anna Malyar on the unified information TV.</text:p>
      <ul>
        <li>
They(Russian invaders. - Ed.)Always, when committing a crime, they try to attach us to the accomplices. This is not the first time. They try to make a victim committed by their crime in such a way. But the question of fatigue that Russia in the world is so toxic today, it has so much reputation that, in fact, it does not matter what they claim. There is no confidence at all, - said Anna Malyar.</li>
      </ul>
      <text:p text:style-name="P4">
News Source: <text:a xlink:type="simple" xlink:href="https://armyinform.com.ua/2023/06/07/rosiya-u-sviti-ye-nastilky-toksychnoyu-shho-vlasne-ne-maye-znachennya-shho-vony-zayavlyayut-ganna-malyar/" text:style-name="Internet_20_link" text:visited-style-name="Visited_20_Internet_20_Link">
https://armyinform.com.ua/2023/06/07/rosiya-u-sviti-ye-nastilky-toksychnoyu-shho-vlasne-ne-maye-znachennya-shho-vony-zayavlyayut-ganna-malyar/</text:a>
</text:p>
      <!--NEWS-->
      <text:h text:style-name="P10" text:outline-level="1">
<text:span text:style-name="T4">
Our art has destroyed 4 enemy management points</text:span>
</text:h>
      <text:p text:style-name="P4">
Author: ['АРМІЯINFORM']</text:p>
      <text:p text:style-name="P4">
Time: 2023-06-07T82:00:00-04:00</text:p>
      <text:p text:style-name="P4">
Description: PIDRODILI RAKENSH INICHK IS ADDENDIFICIALY 4 durgies of management, 3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ВТРАТИ ВОРОГА', 'ГЕНЕРАЛЬНИЙ ШТАБ ЗС УКРАЇНИ', 'ХРОНІКА ОБОРОНИ']</text:p>
      <text:p text:style-name="P4">
Category: News</text:p>
      <!--METADATA-->
      <text:p text:style-name="P4">
<draw:frame draw:style-name="fr1" draw:name="Image281" text:anchor-type="as-char" svg:width="6.9236in" svg:height="3.80798in" draw:z-index="0">
<draw:image xlink:href="../Images/AРМІЯINFORM/2023-06-07T82-00-00-04-00/raketni-vijska-ta-artyleriya-nazemnyh-ugrupovan-vijsk.jpg" xlink:type="simple" xlink:show="embed" xlink:actuate="onLoad" draw:mime-type="image/jpeg"/>
</draw:frame>
Illustrative Photo <text:span text:style-name="T4">
 🔥 The situation of the Russian invasion </text:span>
</text:p>
      <text:p text:style-name="P4">
Units of missile troops and artillery were struck by 4 points of management, 3 ammunition, 2 anti-aircraft missile complexes and a 1 radiolocation station of the enemy during the day.</text:p>
      <text:p text:style-name="P4">
About this <text:a xlink:type="simple" xlink:href="https://www.facebook.com/GeneralStaff.ua/posts/pfbid0afjQN5md5u63joFS3BaL9BPbCcPJ5BM1gaH2yGczUzH4Bz4SBMejFmRBstMuforBl" text:style-name="Internet_20_link" text:visited-style-name="Visited_20_Internet_20_Link">
it is referred</text:a>
In the operational information of the General Staff of the Armed Forces of Ukraine.</text:p>
      <text:p text:style-name="P4">
The General Staff also added that the defenders of Ukraine have destroyed 1 area of concentration of power, weapons and military equipment.</text:p>
      <text:p text:style-name="P4">
News Source: <text:a xlink:type="simple" xlink:href="https://armyinform.com.ua/2023/06/07/nasha-arta-urazyla-4-punkty-upravlinnya-protyvnyka/" text:style-name="Internet_20_link" text:visited-style-name="Visited_20_Internet_20_Link">
https://armyinform.com.ua/2023/06/07/nasha-arta-urazyla-4-punkty-upravlinnya-protyvnyka/</text:a>
</text:p>
      <!--NEWS-->
      <text:h text:style-name="P10" text:outline-level="1">
<text:span text:style-name="T4">
The Russians, fearing a counter -offensive, in different parts of the front strengthen the positions behind the backs of their soldiers - Anna Malyar</text:span>
</text:h>
      <text:p text:style-name="P4">
Author: ['Андрій Агєєв']</text:p>
      <text:p text:style-name="P4">
Time: 2023-06-07T83:00:00-04:00</text:p>
      <text:p text:style-name="P4">
Description: Tyskhennya VIISK IT INSISSISSITY OF THE RIZNIKH GOVIMS, їYenya Metushnya to Sviz about PIDGOTOTHING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ВТОРГНЕННЯ РФ', 'ГАННА МАЛЯР', 'ЄДИНІ НОВИНИ', 'КОНТРНАСТУП', 'КРИМ']</text:p>
      <text:p text:style-name="P4">
Category: News</text:p>
      <!--METADATA-->
      <text:p text:style-name="P4">
<draw:frame draw:style-name="fr1" draw:name="Image282" text:anchor-type="as-char" svg:width="6.9236in" svg:height="3.894525in" draw:z-index="0">
<draw:image xlink:href="../Images/AРМІЯINFORM/2023-06-07T83-00-00-04-00/malyar-1-960x540-1.jpg" xlink:type="simple" xlink:show="embed" xlink:actuate="onLoad" draw:mime-type="image/jpeg"/>
</draw:frame>
The movement of troops and forces of the enemy in different directions, their fuss testifies to the defense of their positions. In particular, in the temporarily occupied Krym, the occupiers carry out their positions with concrete structures so -called dragon teeth. This was announced today by the Unified Information TV mapping, Deputy Minister of Defense of Ukraine Anna Malyar.</text:p>
      <ul>
        <li>
And the most interesting thing that they do it behind the backs of their units, quality at the front edge of the first line of their defense. In fact, this means that the Russians clearly understand that during the liberation of Crimea, Ukrainian military regulations will be on their way that first line of personnel and technicians of the occupiers, and in vain think that we will dwell before those concrete fortifications, - said Anna Malyar.</li>
      </ul>
      <text:p text:style-name="P4">
A similar attitude of the team link and the political leadership of the aggressor country is not too positive on the moral and psychological state of the personnel.</text:p>
      <ul>
        <li>
This encourages many Russian military people to be captured, because they understand that their state, their military command simply grind them like cannon. And if the fortifications are put not before them, but according to their notes, then they were already conditionally buried, - the Deputy Minister emphasized.</li>
      </ul>
      <text:p text:style-name="P4">
News Source: <text:a xlink:type="simple" xlink:href="https://armyinform.com.ua/2023/06/07/rosiyany-boyachys-kontrnastupu-na-riznyh-dilyankah-frontu-ukriplyuyut-pozycziyi-za-spynamy-svoyih-soldativ-ganna-malyar/" text:style-name="Internet_20_link" text:visited-style-name="Visited_20_Internet_20_Link">
https://armyinform.com.ua/2023/06/07/rosiyany-boyachys-kontrnastupu-na-riznyh-dilyankah-frontu-ukriplyuyut-pozycziyi-za-spynamy-svoyih-soldativ-ganna-malyar/</text:a>
</text:p>
      <!--NEWS-->
      <text:h text:style-name="P10" text:outline-level="1">
<text:span text:style-name="T4">
Drunk racists block evacuation routes from Cossack camps</text:span>
</text:h>
      <text:p text:style-name="P4">
Author: ['АРМІЯINFORM']</text:p>
      <text:p text:style-name="P4">
Time: 2023-06-07T84:00:00-04:00</text:p>
      <text:p text:style-name="P4">
Description: Racchi Zdatni on be the wakes of the scale of the scale Ruinvannya, I absolutely not go ... the war with Ukraine 2022, the war with Ukraine is the latest news today, the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okupanty-durne.jpg" text:style-name="Internet_20_link" text:visited-style-name="Visited_20_Internet_20_Link">
okupanty-durne.jpg</text:a>
']</text:p>
      <text:p text:style-name="P4">
Tags: ['STOPRUSSIA', 'АГРЕСІЯ РФ', 'ВІЙНА', 'ГЕНЕРАЛЬНИЙ ШТАБ ЗС УКРАЇНИ', 'ОПЕРАТИВНА ІНФОРМАЦІЯ']</text:p>
      <text:p text:style-name="P4">
Category: News</text:p>
      <!--METADATA-->
      <text:p text:style-name="P4">
<draw:frame draw:style-name="fr1" draw:name="Image283" text:anchor-type="as-char" svg:width="6.9236in" svg:height="4.615733in" draw:z-index="0">
<draw:image xlink:href="../Images/AРМІЯINFORM/2023-06-07T84-00-00-04-00/okupanty-durne.jpg" xlink:type="simple" xlink:show="embed" xlink:actuate="onLoad" draw:mime-type="image/jpeg"/>
</draw:frame>
Illustrative photo</text:p>
      <text:p text:style-name="P4">
The racists are capable of any crimes and large-scale destruction and are completely invisible to the problems of the local population in the captured territories. Thus, after the exclusion of Russian terrorists Kakhovskaya hydroelectric power plants, residents of the village of Lageri, who were in the flooding zone, did not wait for the help of the so -called authorities and tried to leave the partially submerged settlement independently, [reports] [reports] <text:a xlink:type="simple" xlink:href="https://www.facebook.com/GeneralStaff.ua/posts/pfbid0afjQN5md5u63joFS3BaL9BPbCcPJ5BM1gaH2yGczUzH4Bz4SBMejFmRBstMuforBl" text:style-name="Internet_20_link" text:visited-style-name="Visited_20_Internet_20_Link">
reports</text:a>
The General Staff of the Armed Forces of Ukraine.</text:p>
      <text:p text:style-name="P4">
However, Russian military personnel, while in a state of alcohol, blocked all possible ways of leaving the city and prohibiting eachable. At the same time, in the city of Gola, the pier invaders expel owners of two -storey buildings from the premises and are located in them. On the roofs of these buildings, invaders equip fire positions.</text:p>
      <text:p text:style-name="P4">
News Source: <text:a xlink:type="simple" xlink:href="https://armyinform.com.ua/2023/06/07/pyani-rashysty-blokuyut-shlyahy-evakuacziyi-z-kozachyh-lageriv/" text:style-name="Internet_20_link" text:visited-style-name="Visited_20_Internet_20_Link">
https://armyinform.com.ua/2023/06/07/pyani-rashysty-blokuyut-shlyahy-evakuacziyi-z-kozachyh-lageriv/</text:a>
</text:p>
      <!--NEWS-->
      <text:h text:style-name="P10" text:outline-level="1">
<text:span text:style-name="T4">
London strongly condemns the destruction of Russia's Dam of the Kakhovsk Hydroelectric Power and Ready to Help Ukraine: OSCE's statement in the OSCE</text:span>
</text:h>
      <text:p text:style-name="P4">
Author: ['АРМІЯINFORM']</text:p>
      <text:p text:style-name="P4">
Time: 2023-06-07T85:00:00-04:00</text:p>
      <text:p text:style-name="P4">
Description: Znchennya VIISKI Rosії Kakhovo Dambby є ogid acting a tragic o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nova-kahovka-1.jpg" text:style-name="Internet_20_link" text:visited-style-name="Visited_20_Internet_20_Link">
nova-kahovka-1.jpg</text:a>
']</text:p>
      <text:p text:style-name="P4">
Tags: []</text:p>
      <text:p text:style-name="P4">
Category: News</text:p>
      <!--METADATA-->
      <text:p text:style-name="P4">
<draw:frame draw:style-name="fr1" draw:name="Image284" text:anchor-type="as-char" svg:width="6.9236in" svg:height="3.894525in" draw:z-index="0">
<draw:image xlink:href="../Images/AРМІЯINFORM/2023-06-07T85-00-00-04-00/nova-kahovka-1.jpg" xlink:type="simple" xlink:show="embed" xlink:actuate="onLoad" draw:mime-type="image/jpeg"/>
</draw:frame>
The destruction of Russia's troops is a disgusting act and tragic lean of brutal and unprovided invasion of the Russian Federation into Ukraine.</text:p>
      <text:p text:style-name="P4">
About it <text:a xlink:type="simple" xlink:href="https://www.gov.uk/government/speeches/the-destruction-of-the-kakhovka-dam-uk-statement-to-the-osce" text:style-name="Internet_20_link" text:visited-style-name="Visited_20_Internet_20_Link">
stated</text:a>
The UK Ambassador to the OSCE Nilkolland.</text:p>
      <text:p text:style-name="P4">
“The guilty of these actions should be responsible. Our thoughts - from the people of Ukraine, especially with those who live in the area, whose lives, the houses of the hip are in danger. This act has threatened the thousand peaceful lives and caused serious harm to the environment. The flooding contamination of water sources and vital natural environments. Large areas of agricultural land and source electricity are also threatened. This is in turn threatened with the production of food and international trade in food. The United Kingdom is ready to support Ukraine and anyone who suffered from this catastrophe, ”Nile Holland stressed.</text:p>
      <text:p text:style-name="P4">
London will continue to monitor the development of events. In particular, it is also a prevention of Kherson's shelling by Russian troops during the evacuation of civilians.</text:p>
      <text:p text:style-name="P4">
“If so, then it is a hand. We say clearly: these destruction is the seeding of unjustified, unprovided Ukraine's invasion of Russia. Yappear what we are saying everywhere: Russia should immediately withdraw its troops of the landslide territory of Ukraine and stop the invading war, ”the Britain summarized in the OSCE.</text:p>
      <text:p text:style-name="P4">
News Source: <text:a xlink:type="simple" xlink:href="https://armyinform.com.ua/2023/06/07/london-rishuche-zasudzhuye-znyshhennya-rosiyeyu-damby-kahovskoyi-ges-ta-gotovyj-dopomogty-ukrayini-zayava-brytaniyi-v-obsye/" text:style-name="Internet_20_link" text:visited-style-name="Visited_20_Internet_20_Link">
https://armyinform.com.ua/2023/06/07/london-rishuche-zasudzhuye-znyshhennya-rosiyeyu-damby-kahovskoyi-ges-ta-gotovyj-dopomogty-ukrayini-zayava-brytaniyi-v-obsye/</text:a>
</text:p>
      <!--NEWS-->
      <text:h text:style-name="P10" text:outline-level="1">
<text:span text:style-name="T4">
Unbroken Bakhmut remains one of the hottest points of the front - Sergey Cherevaty</text:span>
</text:h>
      <text:p text:style-name="P4">
Author: ['Андрій Агєєв']</text:p>
      <text:p text:style-name="P4">
Time: 2023-06-07T86:00:00-04:00</text:p>
      <text:p text:style-name="P4">
Description: River for the forces of the defense of the Ukrainian Light, Colonel Sergiy Chervatiy is special fo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БАХМУТ', 'ВІЙНА', 'ВТОРГНЕННЯ РФ']</text:p>
      <text:p text:style-name="P4">
Category: News</text:p>
      <!--METADATA-->
      <text:p text:style-name="P4">
<draw:frame draw:style-name="fr1" draw:name="Image285" text:anchor-type="as-char" svg:width="6.9236in" svg:height="4.611226in" draw:z-index="0">
<draw:image xlink:href="../Images/AРМІЯINFORM/2023-06-07T86-00-00-04-00/cherevatyj.jpg" xlink:type="simple" xlink:show="embed" xlink:actuate="onLoad" draw:mime-type="image/jpeg"/>
</draw:frame>
The spokesman for the Defense of Ukraine of the Eastern Direction Colonel Sergei Cherevatis-special for the Armyinform reported that the forces of Ukraine's defense on the Bakhmut Napryama continue to storm the enemy's positions and move forward, and Sambakhmut is unconquered and remains one of the most hotstyle locations in the Eastern Front.</text:p>
      <ul>
        <li>
The forces of Ukraine continue the assault actions along the Siverskyi Donbass Siverskyi channel and in the direction of the settlements of Bogdanivka, Yaidyna, Sakko Ivantzetti, where they advanced from 250 to 1100 meters. The enemy was resisting, by all possible forces and means, trying to hold up more recent positions, used combat aviation, 357 times struck the artillery of various calibers and jet systems of the volley fire, and 16 Boy collisions occurred. Our brave warriors destroyed 181 occupiers, 65, and 13 were captured. 7 guns, one tank, two combat armored vehicles, one multi-purpose unmanned aerial complex "Orlan-10", UAV's punctuation and hostile warehouse with ammunition were destroyed,-said Sergey Cherevaty.</li>
      </ul>
      <text:p text:style-name="P4">
He also emphasized that despite many statements of Russian propaganda media wedding since the summer of last year, Bakhmut failed to completely capture. The leader of the Wagner Criminal SupplCs was confirmed in one of his regular requests.</text:p>
      <ul>
        <li>
This was preceded by the painstaking and carefully planned defense of the city with the definition of external and internal borders, the plan of which was approved in July. Nearly 20,000 meters of trenches and other defensive structures were dug, about 15,000 meters of various barriers were made, more than 5,000 mines were installed - this is the coordinated work of sappers, engineers of icor mandate at all levels. The defense of this front of the front is carefully planned to be destroyed on the outskirts and in Bakhmut by 21 thousands of cars, another 60,000 of them received varying degrees of wounds, "Sergey Cherevaty emphasized.</li>
      </ul>
      <text:p text:style-name="P4">
News Source: <text:a xlink:type="simple" xlink:href="https://armyinform.com.ua/2023/06/07/neskorenyj-bahmut-zalyshayetsya-odniyeyu-iz-najgaryachishyh-tochok-frontu-sergij-cherevatyj/" text:style-name="Internet_20_link" text:visited-style-name="Visited_20_Internet_20_Link">
https://armyinform.com.ua/2023/06/07/neskorenyj-bahmut-zalyshayetsya-odniyeyu-iz-najgaryachishyh-tochok-frontu-sergij-cherevatyj/</text:a>
</text:p>
      <!--NEWS-->
      <text:h text:style-name="P10" text:outline-level="1">
<text:span text:style-name="T4">
Switzerland took a step on re -export of weapons for Ukraine - Dmytro Kuleba</text:span>
</text:h>
      <text:p text:style-name="P4">
Author: ['АРМІЯINFORM']</text:p>
      <text:p text:style-name="P4">
Time: 2023-06-07T87:00:00-04:00</text:p>
      <text:p text:style-name="P4">
Description: The Ministry of Lawlessness of the Herds of Ukraine Dmitro Kuleba Praise the Verkhniy Palati Parliamen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30_360_1568803786-524.jpg" text:style-name="Internet_20_link" text:visited-style-name="Visited_20_Internet_20_Link">
630_360_1568803786-524.jpg</text:a>
']</text:p>
      <text:p text:style-name="P4">
Tags: ['ВІЙНА', 'ЗБРОЯ ДЛЯ УКРАЇНИ', 'ШВЕЙЦАРІЯ']</text:p>
      <text:p text:style-name="P4">
Category: News</text:p>
      <!--METADATA-->
      <text:p text:style-name="P4">
<draw:frame draw:style-name="fr1" draw:name="Image286" text:anchor-type="as-char" svg:width="6.9236in" svg:height="3.956343in" draw:z-index="0">
<draw:image xlink:href="../Images/AРМІЯINFORM/2023-06-07T87-00-00-04-00/630_360_1568803786-524.jpg" xlink:type="simple" xlink:show="embed" xlink:actuate="onLoad" draw:mime-type="image/jpeg"/>
</draw:frame>
Foreign Minister of Ukraine Dmytro Kuleba thanked Switzerland's Upper Parliament(Senate)a step towards unblocking re -exporting weapons.</text:p>
      <text:p text:style-name="P4">
About this <text:a xlink:type="simple" xlink:href="https://twitter.com/DmytroKuleba/status/1666401654076321792" text:style-name="Internet_20_link" text:visited-style-name="Visited_20_Internet_20_Link">
it is referred</text:a>
In his Twitter.</text:p>
      <text:p text:style-name="P4">
"We look forward to the next steps," his post reads.</text:p>
      <text:p text:style-name="P4">
The Ministry of Foreign Affairs also thanked Switzerland for solidarity with Ukraine, to receive neutrality.</text:p>
      <text:p text:style-name="P4">
Earlier Switzerland <text:a xlink:type="simple" xlink:href="https://armyinform.com.ua/2023/04/20/shvejczariya-zaprovadyla-sankcziyi-proty-pvk-vagner/" text:style-name="Internet_20_link" text:visited-style-name="Visited_20_Internet_20_Link">
introduced</text:a>
sanctions against Wagner PEC.</text:p>
      <text:p text:style-name="P4">
News Source: <text:a xlink:type="simple" xlink:href="https://armyinform.com.ua/2023/06/07/shvejczariya-zrobyla-krok-shhodo-reeksportu-zbroyi-dlya-ukrayiny-dmytro-kuleba/" text:style-name="Internet_20_link" text:visited-style-name="Visited_20_Internet_20_Link">
https://armyinform.com.ua/2023/06/07/shvejczariya-zrobyla-krok-shhodo-reeksportu-zbroyi-dlya-ukrayiny-dmytro-kuleba/</text:a>
</text:p>
      <!--NEWS-->
      <text:h text:style-name="P10" text:outline-level="1">
<text:span text:style-name="T4">
Volodymyr Zelenskyy had a telephone conversation with Emmanuel Macron</text:span>
</text:h>
      <text:p text:style-name="P4">
Author: ['АРМІЯINFORM']</text:p>
      <text:p text:style-name="P4">
Time: 2023-06-07T88:00:00-04:00</text:p>
      <text:p text:style-name="P4">
Description: President of Ukraine Volodymyr Zelensky Perevvov Kelezmov with President French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elenskyj.jpeg" text:style-name="Internet_20_link" text:visited-style-name="Visited_20_Internet_20_Link">
zelenskyj.jpeg</text:a>
']</text:p>
      <text:p text:style-name="P4">
Tags: ['STOPRUSSIA', 'ВОЛОДИМИР ЗЕЛЕНСЬКИЙ', 'ЕММАНЮЕЛЬ МАКРОН', 'ОФІС ПРЕЗИДЕНТА УКРАЇНИ']</text:p>
      <text:p text:style-name="P4">
Category: News</text:p>
      <!--METADATA-->
      <text:p text:style-name="P4">
<draw:frame draw:style-name="fr1" draw:name="Image287" text:anchor-type="as-char" svg:width="6.9236in" svg:height="4.613521in" draw:z-index="0">
<draw:image xlink:href="../Images/AРМІЯINFORM/2023-06-07T88-00-00-04-00/zelenskyj.jpeg" xlink:type="simple" xlink:show="embed" xlink:actuate="onLoad" draw:mime-type="image/jpeg"/>
</draw:frame>
President of Ukraine Volodymyr Zelensky has a telephone conversation with the Presidential French Republic Emmanuel Macron.</text:p>
      <text:p text:style-name="P4">
The head of the Ukrainian state thanked for the opportunity to participate in the summit of the European political community, which took place in Moldova, as well as the suspension of our country within the UN Security Council.</text:p>
      <text:p text:style-name="P4">
About it <text:a xlink:type="simple" xlink:href="https://www.president.gov.ua/news/volodimir-zelenskij-proviv-telefonnu-rozmovu-z-emmanuelem-ma-83457" text:style-name="Internet_20_link" text:visited-style-name="Visited_20_Internet_20_Link">
reports</text:a>
The official website of the President of Ukraine.</text:p>
      <text:p text:style-name="P4">
The President of Ukraine informed the France's leader about the current situation of the Wherson region, which was injured as a result of the exploration of the Russian invaders at the Kakhovka Hydroelectric Power Plant.</text:p>
      <text:p text:style-name="P4">
Separately, the interlocutors focused on the environmental and humanitarian consequences of this Russian terrorist attack. Volodymyr Zelensky told about the urgent needs of Ukraine to eliminate the disaster.</text:p>
      <text:p text:style-name="P4">
The presidents also discussed the possibility of involving international mechanisms to investigate in order to establish all the circumstances of the constructions of the Kakhovka hydroelectric power station.</text:p>
      <text:p text:style-name="P4">
Volodymyr Zelensky informed Emmanuel Macron about his conversation with the generation director Raphael Grosssey and the agreement to strengthen control to the Zaporizhzhia NPP.</text:p>
      <text:p text:style-name="P4">
The leaders of Ukraine and France have agreed to continue defense cooperation, in particular to protect the Ukrainian sky. It was emphasized to start preparing Ukrainian combat aircraft pilots quickly.</text:p>
      <text:p text:style-name="P4">
Possible formats of providing Ukraine's security guarantees have been discussed by NATO membership and expectations from the Alliance's Vilnius Summit.</text:p>
      <text:p text:style-name="P4">
Separately, the heads of state discussed the implementation of the Ukrainian peace and preparation for the Global Peace Summit.</text:p>
      <text:p text:style-name="P4">
News Source: <text:a xlink:type="simple" xlink:href="https://armyinform.com.ua/2023/06/07/volodymyr-zelenskyj-proviv-telefonnu-rozmovu-z-emmanuelem-makronom-2/" text:style-name="Internet_20_link" text:visited-style-name="Visited_20_Internet_20_Link">
https://armyinform.com.ua/2023/06/07/volodymyr-zelenskyj-proviv-telefonnu-rozmovu-z-emmanuelem-makronom-2/</text:a>
</text:p>
      <!--NEWS-->
      <text:h text:style-name="P10" text:outline-level="1">
<text:span text:style-name="T4">
Icelandic Parliament condemned the deportation of Ukrainian children</text:span>
</text:h>
      <text:p text:style-name="P4">
Author: ['АРМІЯINFORM']</text:p>
      <text:p text:style-name="P4">
Time: 2023-06-07T89:00:00-04:00</text:p>
      <text:p text:style-name="P4">
Description: The parliament of ilandai ryshuche is illegal that systematical deportatas of Ukrainian ea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olovna-parlament-islandiyi.jpg" text:style-name="Internet_20_link" text:visited-style-name="Visited_20_Internet_20_Link">
golovna-parlament-islandiyi.jpg</text:a>
']</text:p>
      <text:p text:style-name="P4">
Tags: ['STOPRUSSIA', 'АГРЕСІЯ РФ', 'АЛЬТИНГ', 'ДЕПОРТАЦІЯ УКРАЇНСЬКИХ ДІТЕЙ', 'ІСЛАНДІЯ']</text:p>
      <text:p text:style-name="P4">
Category: News</text:p>
      <!--METADATA-->
      <text:p text:style-name="P4">
<draw:frame draw:style-name="fr1" draw:name="Image288" text:anchor-type="as-char" svg:width="6.9236in" svg:height="5.1927in" draw:z-index="0">
<draw:image xlink:href="../Images/AРМІЯINFORM/2023-06-07T89-00-00-04-00/golovna-parlament-islandiyi.jpg" xlink:type="simple" xlink:show="embed" xlink:actuate="onLoad" draw:mime-type="image/jpeg"/>
</draw:frame>
Iceland's Parliament strongly condemns the illegal and systematic deportation of Ukrainian children from the territories of Ukraine occupied by Russian troops and their proceedings both within these territories and to Russia and Belarus. The correspondence was approved unanimously.</text:p>
      <text:p text:style-name="P4">
About this <text:a xlink:type="simple" xlink:href="https://www.facebook.com/verkhovna.rada.ukraine/posts/pfbid02q91bBbea1kLoKTZDAw8eeSrps82eQ1UVYaJ4iX9TRTrvsBwVUVef435FytudS8LNl" text:style-name="Internet_20_link" text:visited-style-name="Visited_20_Internet_20_Link">
it is referred</text:a>
In a message on the official page of the Verkhovna Rada of Ukraine on Facebook.</text:p>
      <text:p text:style-name="P4">
"The decisive position of Alting is that the Russian authorities should immediately reflect the deportation of children, as it violates international humanitarian correctness, as recently emphasized in the declaration of the summit of the Udriyepa in Reykjavik," the document emphasizes.</text:p>
      <text:p text:style-name="P4">
Iceland's Parliament emphasized that all available means should be ensured that children displaced to Russia or Belarus or within the occupied territories were immediately returned to parents and other guardians under the supervisory community. Icelandic deputies also advocated the reference of representatives of the Russian authorities and all those who are guilty of deportation of Ukrainian children.</text:p>
      <text:p text:style-name="P4">
Olena Kondratyuk, Deputy Chairman of the Verkhovna Rada of Ukraine, noted that the need for this decision was advocated during a trip in May of Dutch and meetings with the leadership and deputies of Alting.</text:p>
      <text:p text:style-name="P4">
On behalf of the Ukrainian people, she congratulated the historical decision of parliamentuland, which officially condemned the illegal deportation of Ukrainian children by Russia!</text:p>
      <ul>
        <li>
I am very grateful for the support of the speaker Alting Birgir Armnson, Panivizespikertsi Odniy Haddottur!Particular gratitude for the leadership, the development of this document to the chairman of the Committee of Foreign Affairs, Mr. Byarkoniason, members of the Committee - to all who strongly voted for the important resolution protection of the rights of Ukrainian children!- Olena Kondratyuk wrote in the post.</li>
      </ul>
      <text:p text:style-name="P4">
News Source: <text:a xlink:type="simple" xlink:href="https://armyinform.com.ua/2023/06/07/parlament-islandiyi-zasudyv-deportacziyu-ukrayinskyh-ditej/" text:style-name="Internet_20_link" text:visited-style-name="Visited_20_Internet_20_Link">
https://armyinform.com.ua/2023/06/07/parlament-islandiyi-zasudyv-deportacziyu-ukrayinskyh-ditej/</text:a>
</text:p>
      <!--NEWS-->
      <text:h text:style-name="P10" text:outline-level="1">
<text:span text:style-name="T4">
The enemy lacks medical staff, students from the Russian Federation arrived at the frontline hospitals</text:span>
</text:h>
      <text:p text:style-name="P4">
Author: ['АРМІЯINFORM']</text:p>
      <text:p text:style-name="P4">
Time: 2023-06-07T8:00:00-04:00</text:p>
      <text:p text:style-name="P4">
Description: About CED DOIMLAY GS ZS Ukrainian. “Rosіyskіda bloomers ... war with Ukraine 2022, war with Ukraine Latest news today, News War with Ukraine 2022 The last for today, whether the war between Ukraine and Russia will be,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3/06/2825656.jpg" text:style-name="Internet_20_link" text:visited-style-name="Visited_20_Internet_20_Link">
2825656.jpg</text:a>
']</text:p>
      <text:p text:style-name="P4">
Tags: ['STOPRUSSIA', 'ВТОРГНЕННЯ РФ', 'ГШ ЗС УКРАЇНИ', 'ТОКМАК']</text:p>
      <text:p text:style-name="P4">
Category: News</text:p>
      <!--METADATA-->
      <text:p text:style-name="P4">
<draw:frame draw:style-name="fr1" draw:name="Image289" text:anchor-type="as-char" svg:width="6.9236in" svg:height="4.369813in" draw:z-index="0">
<draw:image xlink:href="../Images/AРМІЯINFORM/2023-06-07T8-00-00-04-00/2825656.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Russian occupation troops continue to suffer losses on the battlefield. Due to all directions, due to the large number of wounded, not enough staff. Therefore, the enemy began to involve students from the medical higher education federation to work in frontier military medical institutions. In particular, to Tokmak of Zaporizhzhya region for twenty -day terminals students from medical universities of the Russian Federation for passing a medical internship in combat units, ”the message reads.</text:p>
      <text:p text:style-name="P4">
News Source: <text:a xlink:type="simple" xlink:href="https://armyinform.com.ua/2023/06/07/u-voroga-ne-vystachaye-medpersonalu-u-pryfrontovu-zonu-prybuly-studenty-z-rf/" text:style-name="Internet_20_link" text:visited-style-name="Visited_20_Internet_20_Link">
https://armyinform.com.ua/2023/06/07/u-voroga-ne-vystachaye-medpersonalu-u-pryfrontovu-zonu-prybuly-studenty-z-rf/</text:a>
</text:p>
      <!--NEWS-->
      <text:h text:style-name="P10" text:outline-level="1">
<text:span text:style-name="T4">
The invaders fired Ukrainian in the Donetsk region - two adults and a child were killed</text:span>
</text:h>
      <text:p text:style-name="P4">
Authors: Ukrinform (Person)</text:p>
      <text:p text:style-name="P4">
Publisher: Укринформ (Organization)</text:p>
      <text:p text:style-name="P4">
Published Time: 2023-06-07T8:19:00+03:00</text:p>
      <text:p text:style-name="P4">
Modified Time: 2023-06-07T23:19:00+03:00</text:p>
      <text:p text:style-name="P4">
Description: Russian troops fired Ukrainian in Donetsk region from artillery, known about three dead and three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онеччина', 'Обстріл', 'Загибель', 'Війна з Росією']</text:p>
      <text:p text:style-name="P4">
Type: Article</text:p>
      <!--METADATA-->
      <text:p text:style-name="P4">
<draw:frame draw:style-name="fr1" draw:name="Image290" text:anchor-type="as-char" svg:width="6.9236in" svg:height="3.956343in" draw:z-index="0">
<draw:image xlink:href="../Images/yкринформ/2023-06-07T8-19-00-03-00/630_360_1538997483-946.jpg" xlink:type="simple" xlink:show="embed" xlink:actuate="onLoad" draw:mime-type="image/jpeg"/>
</draw:frame>
Ruskivska fired Ukrainian in Donetsk region from artillery, is known about three -tomb and three wounded.</text:p>
      <text:p text:style-name="P4">
The head of the Presidential Office of Ukraine Andriy Yermak reports about it in <text:a xlink:type="simple" xlink:href="https://t.me/ermaka2022/2894" text:style-name="Internet_20_link" text:visited-style-name="Visited_20_Internet_20_Link">
telegram</text:a>
, reports Ukrinform.</text:p>
      <text:p text:style-name="P4">
“Ukrainian in Donetsk region has suffered a shelling. Affected civilians. Well about three <text:a xlink:type="simple" xlink:href="https://www.ukrinform.ua/tag-zagibel" text:style-name="Internet_20_link" text:visited-style-name="Visited_20_Internet_20_Link">
dead</text:a>
- adult one child. There are also three wounded children, ”the message reads.</text:p>
      <text:p text:style-name="P4">
The SES and police work on the spot.</text:p>
      <text:p text:style-name="P4">
<text:span text:style-name="T4">
 Read also: </text:span>
 <text:a xlink:type="simple" xlink:href="https://www.ukrinform.ua/rubric-ato/3719720-rosiani-cotiri-razi-obstrilali-nikopolskij-rajon.html" text:style-name="Internet_20_link" text:visited-style-name="Visited_20_Internet_20_Link">
Russians four times <text:span text:style-name="T4">
 shelling </text:span>
 fir Nikopol district</text:a>
As reported <text:a xlink:type="simple" xlink:href="https://www.ukrinform.ua/rubric-ato/3719771-vorog-zavdav-raketnih-udariv-po-harkivsini.html" text:style-name="Internet_20_link" text:visited-style-name="Visited_20_Internet_20_Link">
Ukrinform</text:a>
, Russian troops inflicted rocket moles in Kharkiv region.</text:p>
      <text:p text:style-name="P4">
News Source: <text:a xlink:type="simple" xlink:href="https://www.ukrinform.ua/rubric-ato/3719776-zagarbniki-obstrilali-ukrainsk-na-doneccini-zaginuli-dvoe-doroslih-i-ditina.html" text:style-name="Internet_20_link" text:visited-style-name="Visited_20_Internet_20_Link">
https://www.ukrinform.ua/rubric-ato/3719776-zagarbniki-obstrilali-ukrainsk-na-doneccini-zaginuli-dvoe-doroslih-i-ditina.html</text:a>
</text:p>
      <!--NEWS-->
      <text:h text:style-name="P10" text:outline-level="1">
<text:span text:style-name="T4">
The State Electronic Country Management System was created in Ukraine</text:span>
</text:h>
      <text:p text:style-name="P4">
Author: ['АРМІЯINFORM']</text:p>
      <text:p text:style-name="P4">
Time: 2023-06-07T90:00:00-04:00</text:p>
      <text:p text:style-name="P4">
Description: Kerivnitsa of the Miversity I will intensely in the Coalitz Rise-Ukrainian, analist analist To ... war with Ukraine 2022, war with Ukraine latest news today, news War with Ukraine 2022 The last ones for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ogryzko-golovna-scaled.jpg" text:style-name="Internet_20_link" text:visited-style-name="Visited_20_Internet_20_Link">
ogryzko-golovna-scaled.jpg</text:a>
']</text:p>
      <text:p text:style-name="P4">
Tags: ['STOPRUSSIA', 'ВІДБУДОВА КРАЇНИ']</text:p>
      <text:p text:style-name="P4">
Category: News</text:p>
      <!--METADATA-->
      <text:p text:style-name="P4">
<draw:frame draw:style-name="fr1" draw:name="Image291" text:anchor-type="as-char" svg:width="6.9236in" svg:height="4.615733in" draw:z-index="0">
<draw:image xlink:href="../Images/AРМІЯINFORM/2023-06-07T90-00-00-04-00/ogryzko-golovna-scaled.jpg" xlink:type="simple" xlink:show="embed" xlink:actuate="onLoad" draw:mime-type="image/jpeg"/>
</draw:frame>
The head of the international direction in Rise-Ukraine coalition, the head of the analytical order and the strategic advocacy(https://armyinform.com.ua/2023/06/07/dlya-nablyzhennya-peremogy-ukrayiny-potribno-vkladatysya-v-yiyi-vidbudovu-vzhe-sogodni-olesya-ogryzko/)She spoke about the state electronic system of management of Ukraine.</text:p>
      <text:p text:style-name="P4">
Is a state -owned reconstruction system of Ukraine, called Dream(dream). Кілька тижнів тому вже було офіційно запущено перший її модуль, а самекомунікаційну платформу. Фактично, це буде система, в яку закладається принцип«всі бачать все», так само як у тепер вже всесвітньо відомої ситеми Prozorro,яка була запущена у 2014 році. Тобто кожен чи то уряд, чи то громадянськесуспільство, чи наші міжнародні донори, чи приватний сектор — усі будутьбачити, куди іде кожна копієчка, кожен євроцент, який був відданий навідбудову України, — зазначила Олеся Огризко.</text:p>
      <text:p text:style-name="P4">
За її словами, Dream — унікальна система, яка буде дозволяти забезпечуватиповну транспарентність нашої відбудови.</text:p>
      <text:p text:style-name="P4">
News Source: <text:a xlink:type="simple" xlink:href="https://armyinform.com.ua/2023/06/07/v-ukrayini-stvoreno-derzhavnu-elektronnu-systemu-upravlinnya-vidbudovoyu-krayiny/" text:style-name="Internet_20_link" text:visited-style-name="Visited_20_Internet_20_Link">
https://armyinform.com.ua/2023/06/07/v-ukrayini-stvoreno-derzhavnu-elektronnu-systemu-upravlinnya-vidbudovoyu-krayiny/</text:a>
</text:p>
      <!--NEWS-->
      <text:h text:style-name="P10" text:outline-level="1">
<text:span text:style-name="T4">
In the Marinka area, Ukrainian defenders reflected 9 racist attacks</text:span>
</text:h>
      <text:p text:style-name="P4">
Author: ['АРМІЯINFORM']</text:p>
      <text:p text:style-name="P4">
Time: 2023-06-07T91:00:00-04:00</text:p>
      <text:p text:style-name="P4">
Description: The enemy is the sinking of Zoedzhuvati basic Zuill at the pursuing of Luhanskoe's pursuing ... War with Ukraine 2022, the war with Ukraine is the latest news today, the News War with Ukraine 2022 is the last for today, whether there will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8d4fd1-vijna-genshtab.jpg" text:style-name="Internet_20_link" text:visited-style-name="Visited_20_Internet_20_Link">
18d4fd1-vijna-genshtab.jpg</text:a>
']</text:p>
      <text:p text:style-name="P4">
Tags: ['STOPRUSSIA', 'ВЕЧІРНЄ ЗВЕДЕННЯ', 'ВІЙНА', 'ВТОРГНЕННЯ РФ', 'ГЕНЕРАЛЬНИЙ ШТАБ ЗС УКРАЇНИ']</text:p>
      <text:p text:style-name="P4">
Category: News</text:p>
      <!--METADATA-->
      <text:p text:style-name="P4">
<draw:frame draw:style-name="fr1" draw:name="Image292" text:anchor-type="as-char" svg:width="6.9236in" svg:height="3.883237in" draw:z-index="0">
<draw:image xlink:href="../Images/AРМІЯINFORM/2023-06-07T91-00-00-04-00/18d4fd1-vijna-genshtab.jpg" xlink:type="simple" xlink:show="embed" xlink:actuate="onLoad" draw:mime-type="image/jpeg"/>
</draw:frame>
<text:span text:style-name="T4">
 🔥 Situation on Russian invasion </text:span>
</text:p>
      <text:p text:style-name="P4">
The enemy continues to concentrate the basic efforts on attempts from full occupation of the Luhansk and Donetsk regions. There were 21 fighting collisions during the day, <text:a xlink:type="simple" xlink:href="https://www.facebook.com/GeneralStaff.ua/posts/pfbid0afjQN5md5u63joFS3BaL9BPbCcPJ5BM1gaH2yGczUzH4Bz4SBMejFmRBstMuforBl" text:style-name="Internet_20_link" text:visited-style-name="Visited_20_Internet_20_Link">
reports</text:a>
The General Staff of the Armed Forces of Ukraine.</text:p>
      <text:p text:style-name="P4">
In the Bakhmut direction, the enemy conducted offensive actions in the directions of Orikhovo-Vasylivka, Ivanovo and North, and did not success. Delited by the area of Diliyivka of Donetsk region. Vasyukivka, Orikhovo-Vasylivka, Grigorivka, Bogdanivka, Ivanivske, Stupochka, Oleksandr-Shultine, White Mountain, Toretsk, North Donetsk region were injured from enemy artillery shelling.</text:p>
      <text:p text:style-name="P4">
In the Avdeevsky direction, the enemy made an unsuccessful attempt on the offensive in the district of Avdiivka. At the same time, the enemy has struck air strikes within this disaster. He made artillery shelling of districts of settlements Berdychi, Stepovo, Avdiivka, Pervomaisk, Karlovka, Donetsk region.</text:p>
      <text:p text:style-name="P4">
In the Mariinsky direction, our defenders repelled 9 enemy attacks in the Marinka region. The enemy caused the air strike in the Krasnogorivka area. The artillery shops were acute, Maximilyanivka, St. George, Marinka, Venta, Novomikhailivka of Donetsk region. In the mineral direction, the enemy of caution in the areas of Prechistivka and Shakhtarsky. He fired the seven -seated points of Kalledar, Shakhtarske, Golden Niva and Uremivka of Donetsk region.</text:p>
      <text:p text:style-name="P4">
News Source: <text:a xlink:type="simple" xlink:href="https://armyinform.com.ua/2023/06/07/u-rajoni-maryinky-ukrayinski-zahysnyky-vidbyly-9-atak-rashystiv/" text:style-name="Internet_20_link" text:visited-style-name="Visited_20_Internet_20_Link">
https://armyinform.com.ua/2023/06/07/u-rajoni-maryinky-ukrayinski-zahysnyky-vidbyly-9-atak-rashystiv/</text:a>
</text:p>
      <!--NEWS-->
      <text:h text:style-name="P10" text:outline-level="1">
<text:span text:style-name="T4">
In Kherson, the water level rose another one and a half meters - a report from the catastrophe site</text:span>
</text:h>
      <text:p text:style-name="P4">
Author: ['Дмитро Завтонов']</text:p>
      <text:p text:style-name="P4">
Time: 2023-06-07T92:00:00-04:00</text:p>
      <text:p text:style-name="P4">
Description: Терористичний акт, який вночі 6 червня скоїли російські загарбники, підірвавши греб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4.jpg" text:style-name="Internet_20_link" text:visited-style-name="Visited_20_Internet_20_Link">
golovna-24.jpg</text:a>
', '<text:a xlink:type="simple" xlink:href="https://armyinform.com.ua/wp-content/uploads/2023/06/5f4a8875-150x150.jpg" text:style-name="Internet_20_link" text:visited-style-name="Visited_20_Internet_20_Link">
5f4a8875-150x150.jpg</text:a>
', '<text:a xlink:type="simple" xlink:href="https://armyinform.com.ua/wp-content/uploads/2023/06/5f4a8882-150x150.jpg" text:style-name="Internet_20_link" text:visited-style-name="Visited_20_Internet_20_Link">
5f4a8882-150x150.jpg</text:a>
', '<text:a xlink:type="simple" xlink:href="https://armyinform.com.ua/wp-content/uploads/2023/06/5f4a8891-150x150.jpg" text:style-name="Internet_20_link" text:visited-style-name="Visited_20_Internet_20_Link">
5f4a8891-150x150.jpg</text:a>
', '<text:a xlink:type="simple" xlink:href="https://armyinform.com.ua/wp-content/uploads/2023/06/607a1888-1-150x150.jpg" text:style-name="Internet_20_link" text:visited-style-name="Visited_20_Internet_20_Link">
607a1888-1-150x150.jpg</text:a>
', '<text:a xlink:type="simple" xlink:href="https://armyinform.com.ua/wp-content/uploads/2023/06/607a1901-150x150.jpg" text:style-name="Internet_20_link" text:visited-style-name="Visited_20_Internet_20_Link">
607a1901-150x150.jpg</text:a>
', '<text:a xlink:type="simple" xlink:href="https://armyinform.com.ua/wp-content/uploads/2023/06/herson-01-150x150.jpg" text:style-name="Internet_20_link" text:visited-style-name="Visited_20_Internet_20_Link">
herson-01-150x150.jpg</text:a>
']</text:p>
      <text:p text:style-name="P4">
Tags: ['STOPRUSSIA', 'ГРЕБЛЯ КАХОВСЬКОЇ ГЕС', 'ЗАТОПЛЕННЯ', 'ХЕРСОН']</text:p>
      <text:p text:style-name="P4">
Category: News</text:p>
      <!--METADATA-->
      <text:p text:style-name="P4">
<draw:frame draw:style-name="fr1" draw:name="Image293" text:anchor-type="as-char" svg:width="6.9236in" svg:height="4.615733in" draw:z-index="0">
<draw:image xlink:href="../Images/AРМІЯINFORM/2023-06-07T92-00-00-04-00/golovna-24.jpg" xlink:type="simple" xlink:show="embed" xlink:actuate="onLoad" draw:mime-type="image/jpeg"/>
</draw:frame>
The terrorist act, which was made by Russian invaders on the night of June 6, blown up the Kakhovskaya hydroelectric power station, caused the rapid flooding(https://armyinform.com.ua/2023/06/06/sytuacziya-v-hersoni-ochyma-korespondenta-armiyainform/)The life of the civilian population of Ukraine.</text:p>
      <text:p text:style-name="P4">
<text:a xlink:type="simple" xlink:href="https://armyinform.com.ua/wp-content/uploads/2023/06/5f4a8875.jpg" text:style-name="Internet_20_link" text:visited-style-name="Visited_20_Internet_20_Link">
!(Images/AРМІЯINFORM/2023-06-07T92-00-00-04-00/5f4a8875-150x150.jpg)</text:a>
</text:p>
      <text:p text:style-name="P4">
<text:a xlink:type="simple" xlink:href="https://armyinform.com.ua/wp-content/uploads/2023/06/5f4a8882.jpg" text:style-name="Internet_20_link" text:visited-style-name="Visited_20_Internet_20_Link">
<draw:frame draw:style-name="fr1" draw:name="Image294" text:anchor-type="as-char" svg:width="6.9236in" svg:height="6.9236in" draw:z-index="0">
<draw:image xlink:href="../Images/AРМІЯINFORM/2023-06-07T92-00-00-04-00/5f4a8882-150x150.jpg" xlink:type="simple" xlink:show="embed" xlink:actuate="onLoad" draw:mime-type="image/jpeg"/>
</draw:frame>
</text:a>
</text:p>
      <text:p text:style-name="P4">
<text:a xlink:type="simple" xlink:href="https://armyinform.com.ua/wp-content/uploads/2023/06/5f4a8891.jpg" text:style-name="Internet_20_link" text:visited-style-name="Visited_20_Internet_20_Link">
<draw:frame draw:style-name="fr1" draw:name="Image295" text:anchor-type="as-char" svg:width="6.9236in" svg:height="6.9236in" draw:z-index="0">
<draw:image xlink:href="../Images/AРМІЯINFORM/2023-06-07T92-00-00-04-00/5f4a8891-150x150.jpg" xlink:type="simple" xlink:show="embed" xlink:actuate="onLoad" draw:mime-type="image/jpeg"/>
</draw:frame>
</text:a>
About 16,000 people were on the right bank of Kherson region. About 80 settlements are in the flood area.</text:p>
      <ul>
        <li>
During the night in the city of Kherson the water level has risen another one and a half meters, and the state of the water is gradually gradually, but continues to arrive. The evacuation of the population of the risk of risk, all services and defense units are involved, - said the military manager. - As for the situation in the area of responsibility of our units, it is being controlled, our defenders keep the defense of the coast and take all possible measures to "dispose of" the enemy.</li>
      </ul>
      <text:p text:style-name="P4">
<text:a xlink:type="simple" xlink:href="https://armyinform.com.ua/wp-content/uploads/2023/06/607a1888-1.jpg" text:style-name="Internet_20_link" text:visited-style-name="Visited_20_Internet_20_Link">
!(Images/AРМІЯINFORM/2023-06-07T92-00-00-04-00/607a1888-1-150x150.jpg)</text:a>
</text:p>
      <text:p text:style-name="P4">
<text:a xlink:type="simple" xlink:href="https://armyinform.com.ua/wp-content/uploads/2023/06/607a1901.jpg" text:style-name="Internet_20_link" text:visited-style-name="Visited_20_Internet_20_Link">
<draw:frame draw:style-name="fr1" draw:name="Image296" text:anchor-type="as-char" svg:width="6.9236in" svg:height="6.9236in" draw:z-index="0">
<draw:image xlink:href="../Images/AРМІЯINFORM/2023-06-07T92-00-00-04-00/607a1901-150x150.jpg" xlink:type="simple" xlink:show="embed" xlink:actuate="onLoad" draw:mime-type="image/jpeg"/>
</draw:frame>
</text:a>
</text:p>
      <text:p text:style-name="P4">
<text:a xlink:type="simple" xlink:href="https://armyinform.com.ua/wp-content/uploads/2023/06/herson-01.jpg" text:style-name="Internet_20_link" text:visited-style-name="Visited_20_Internet_20_Link">
<draw:frame draw:style-name="fr1" draw:name="Image297" text:anchor-type="as-char" svg:width="6.9236in" svg:height="6.9236in" draw:z-index="0">
<draw:image xlink:href="../Images/AРМІЯINFORM/2023-06-07T92-00-00-04-00/herson-01-150x150.jpg" xlink:type="simple" xlink:show="embed" xlink:actuate="onLoad" draw:mime-type="image/jpeg"/>
</draw:frame>
</text:a>
See also <text:a xlink:type="simple" xlink:href="https://armyinform.com.ua/2023/06/07/zatoplena-hersonshhyna-v-obyektyvi-korespondenta-armiyainform/" text:style-name="Internet_20_link" text:visited-style-name="Visited_20_Internet_20_Link">
Video Report</text:a>
Correspondent Armyinform from Kherson.</text:p>
      <text:p text:style-name="P4">
<text:span text:style-name="T5">
Opto author</text:span>
</text:p>
      <text:p text:style-name="P4">
News Source: <text:a xlink:type="simple" xlink:href="https://armyinform.com.ua/2023/06/07/u-hersoni-riven-vody-pidnyavsya-shhe-na-pivtora-metry-reportazh-z-misczya-katastrofy/" text:style-name="Internet_20_link" text:visited-style-name="Visited_20_Internet_20_Link">
https://armyinform.com.ua/2023/06/07/u-hersoni-riven-vody-pidnyavsya-shhe-na-pivtora-metry-reportazh-z-misczya-katastrofy/</text:a>
</text:p>
      <!--NEWS-->
      <text:h text:style-name="P10" text:outline-level="1">
<text:span text:style-name="T4">
The Russian Federation has gone to the finish direct development and will certainly fall apart on pieces - Vladimir Ogryzko</text:span>
</text:h>
      <text:p text:style-name="P4">
Author: ['Світлана Кирган']</text:p>
      <text:p text:style-name="P4">
Time: 2023-06-07T93:00:00-04:00</text:p>
      <text:p text:style-name="P4">
Description: Taku the Duma huddled the Minіster of the law enforcement officers of Ukraine (2007–2009), and Ninі Kerivnik Center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golovna-22-scaled.jpg" text:style-name="Internet_20_link" text:visited-style-name="Visited_20_Internet_20_Link">
golovna-22-scaled.jpg</text:a>
', '<text:a xlink:type="simple" xlink:href="https://armyinform.com.ua/wp-content/uploads/2023/06/foto_1_-1-scaled.jpg" text:style-name="Internet_20_link" text:visited-style-name="Visited_20_Internet_20_Link">
foto_1_-1-scaled.jpg</text:a>
', '<text:a xlink:type="simple" xlink:href="https://armyinform.com.ua/wp-content/uploads/2023/06/foto_2_-1.jpg" text:style-name="Internet_20_link" text:visited-style-name="Visited_20_Internet_20_Link">
foto_2_-1.jpg</text:a>
', '<text:a xlink:type="simple" xlink:href="https://armyinform.com.ua/wp-content/uploads/2023/06/foto_3-3.jpg" text:style-name="Internet_20_link" text:visited-style-name="Visited_20_Internet_20_Link">
foto_3-3.jpg</text:a>
']</text:p>
      <text:p text:style-name="P4">
Tags: ['STOPRUSSIA', 'АГРЕСІЯ РФ', 'ВІЙНА', 'ВТОРГНЕННЯ РФ']</text:p>
      <text:p text:style-name="P4">
Category: News</text:p>
      <!--METADATA-->
      <text:p text:style-name="P4">
<draw:frame draw:style-name="fr1" draw:name="Image298" text:anchor-type="as-char" svg:width="6.9236in" svg:height="3.906064in" draw:z-index="0">
<draw:image xlink:href="../Images/AРМІЯINFORM/2023-06-07T93-00-00-04-00/golovna-22-scaled.jpg" xlink:type="simple" xlink:show="embed" xlink:actuate="onLoad" draw:mime-type="image/jpeg"/>
</draw:frame>
This opinion was expressed by the Minister of Foreign Affairs of Ukraine(2007–2009), and the nicer of the Center for Russian Research Volodymyr Ogryzko during a performance of a wound table on the topic: “The collapse of Russia: why you should not be afraid. The causes, challenges, consequences ... ”The round table was organized by the Institute of World Policy, the Center for Military Legal Studies and the Center for Political Studies" Domodrin "with the assistance of the General Directorate for Foreign Representatives.</text:p>
      <text:p text:style-name="P4">
<draw:frame draw:style-name="fr1" draw:name="Image299" text:anchor-type="as-char" svg:width="6.9236in" svg:height="5.140773in" draw:z-index="0">
<draw:image xlink:href="../Images/AРМІЯINFORM/2023-06-07T93-00-00-04-00/foto_1_-1-scaled.jpg" xlink:type="simple" xlink:show="embed" xlink:actuate="onLoad" draw:mime-type="image/jpeg"/>
</draw:frame>
Vladimir Ogryzko</text:p>
      <ul>
        <li>
I have been studying Russia for a long time. Long before the upgrade, I worked on the topic of today's roundstone. I analyzed Russia with the eyes and evaluations of its citizens, political scientists of Taexers. On the basis of this analysis, he came to the simple conclusion that Russia is approaching the fascist state, - said Vladimir Ogrizko.</li>
      </ul>
      <text:p text:style-name="P4">
The head of the Center for the Research of Russia also shared his own observations of Tadumas regarding the further economic development of the aggressor state.</text:p>
      <ul>
        <li>
I study Russia, and I see that every year it is becoming more and more toxic. Watching its foreign policy and separatist trends, it was concluded that it will not be economically unseen for more than one and a half decade. Now Russia has come to the finish line of its present development and, of course, because of many circumstances, it will fall apart on pieces, - emphasized the lord's lodimir.</li>
      </ul>
      <text:p text:style-name="P4">
Former Foreign Minister of Ukraine also emphasized the importance of making Western partners of the idea that the liberal opposition in the Russian Federation is "a cemile bubble, what is not really."</text:p>
      <ul>
        <li>
If they just change Putin to Mutin, then nothing will be unchanged. The same Navalny is a person who thinks of imperial civilians, - Vladimir Ogryzko shared his thoughts.</li>
      </ul>
      <text:p text:style-name="P4">
<draw:frame draw:style-name="fr1" draw:name="Image300" text:anchor-type="as-char" svg:width="6.9236in" svg:height="4.615733in" draw:z-index="0">
<draw:image xlink:href="../Images/AРМІЯINFORM/2023-06-07T93-00-00-04-00/foto_2_-1.jpg" xlink:type="simple" xlink:show="embed" xlink:actuate="onLoad" draw:mime-type="image/jpeg"/>
</draw:frame>
Anatoly Kursnov</text:p>
      <text:p text:style-name="P4">
During the roundtable, Anatoliy Kursnov, who in turn focused on the roundtable, was also the expert analyst of the Doctrine Center for Doctrine, which in turn focused on the fact that the so-called liberal Russian opposition is unable to formulate a vision of the Russian Federation into a state that would not pose a threat.</text:p>
      <ul>
        <li>
Abroad is mostly reduced to the thesis that "Putin will go, and we will somehow win with the help of Ukraine, the Putin regime will fall, and automatically all the way is well. It's not, ”he stated.</li>
      </ul>
      <text:p text:style-name="P4">
<draw:frame draw:style-name="fr1" draw:name="Image301" text:anchor-type="as-char" svg:width="6.9236in" svg:height="4.615733in" draw:z-index="0">
<draw:image xlink:href="../Images/AРМІЯINFORM/2023-06-07T93-00-00-04-00/foto_3-3.jpg" xlink:type="simple" xlink:show="embed" xlink:actuate="onLoad" draw:mime-type="image/jpeg"/>
</draw:frame>
Olegmagaletsky</text:p>
      <ul>
        <li>
More than 100 million people live behind Moscow and Peter. For example, Siberia's identity is close and can be understood by our Euro -Atlantic partners, because it is similar to those 13 colonies that had the Metropolitan of England. One origin, but instead of the ocean - the Ural Mountains, - said the researcher of the Russian Federation Oleg Magaletsky.</li>
      </ul>
      <text:p text:style-name="P4">
The attendees also participated in the discussion on the denuclearization of the Tamatilitarization of Russia. The guests and speakers of the event discussed the issues of ensuring geopolitical stability and guaranteeing the safety space after decaying.</text:p>
      <text:p text:style-name="P4">
<text:span text:style-name="T5">
Opto author</text:span>
</text:p>
      <text:p text:style-name="P4">
News Source: <text:a xlink:type="simple" xlink:href="https://armyinform.com.ua/2023/06/07/rf-vyjshla-na-finishnu-pryamu-svogo-rozvytku-i-bezumovno-rozvalytsya-na-shmatky-volodymyr-ogryzko/" text:style-name="Internet_20_link" text:visited-style-name="Visited_20_Internet_20_Link">
https://armyinform.com.ua/2023/06/07/rf-vyjshla-na-finishnu-pryamu-svogo-rozvytku-i-bezumovno-rozvalytsya-na-shmatky-volodymyr-ogryzko/</text:a>
</text:p>
      <!--NEWS-->
      <text:h text:style-name="P10" text:outline-level="1">
<text:span text:style-name="T4">
The combat work of Ukrainian guns</text:span>
</text:h>
      <text:p text:style-name="P4">
Author: ['АРМІЯINFORM']</text:p>
      <text:p text:style-name="P4">
Time: 2023-06-07T94:00:00-04:00</text:p>
      <text:p text:style-name="P4">
Description: At Facebook, the General Staff of the Zbroyshens General Staff was demonstrated by SVITLINI ... The war with Ukraine 2022, the war with Ukrain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47564980_797975038299311_6850205068896796809_n.jpg" text:style-name="Internet_20_link" text:visited-style-name="Visited_20_Internet_20_Link">
347564980_797975038299311_6850205068896796809_n.jpg</text:a>
', '<text:a xlink:type="simple" xlink:href="https://armyinform.com.ua/wp-content/uploads/2023/06/347420700_640573037968204_8726632871052273658_n-150x150.jpg" text:style-name="Internet_20_link" text:visited-style-name="Visited_20_Internet_20_Link">
347420700_640573037968204_8726632871052273658_n-150x150.jpg</text:a>
', '<text:a xlink:type="simple" xlink:href="https://armyinform.com.ua/wp-content/uploads/2023/06/348602640_236784492437376_131932703893324614_n-150x150.jpg" text:style-name="Internet_20_link" text:visited-style-name="Visited_20_Internet_20_Link">
348602640_236784492437376_131932703893324614_n-150x150.jpg</text:a>
', '<text:a xlink:type="simple" xlink:href="https://armyinform.com.ua/wp-content/uploads/2023/06/347553664_656693295790988_4250826090885393139_n-150x150.jpg" text:style-name="Internet_20_link" text:visited-style-name="Visited_20_Internet_20_Link">
347553664_656693295790988_4250826090885393139_n-150x150.jpg</text:a>
', '<text:a xlink:type="simple" xlink:href="https://armyinform.com.ua/wp-content/uploads/2023/06/347550610_6255427034547200_6182077794628666486_n-1-150x150.jpg" text:style-name="Internet_20_link" text:visited-style-name="Visited_20_Internet_20_Link">
347550610_6255427034547200_6182077794628666486_n-1-150x150.jpg</text:a>
']</text:p>
      <text:p text:style-name="P4">
Tags: ['STOPRUSSIA', 'АГРЕСІЯ РФ', 'АРТИЛЕРИСТИ', 'ВІЙНА', 'ВТОРГНЕННЯ РФ']</text:p>
      <text:p text:style-name="P4">
Category: News</text:p>
      <!--METADATA-->
      <text:p text:style-name="P4">
<draw:frame draw:style-name="fr1" draw:name="Image302" text:anchor-type="as-char" svg:width="6.9236in" svg:height="3.894525in" draw:z-index="0">
<draw:image xlink:href="../Images/AРМІЯINFORM/2023-06-07T94-00-00-04-00/347564980_797975038299311_6850205068896796809_n.jpg" xlink:type="simple" xlink:show="embed" xlink:actuate="onLoad" draw:mime-type="image/jpeg"/>
</draw:frame>
On the Facebook General Staff page on Facebook <text:a xlink:type="simple" xlink:href="https://www.facebook.com/GeneralStaff.ua/posts/pfbid0jQuN7GkzRzWieqeDQn8VrJJ11agmxR46CLDtgUwfdpXWvJ4Ge3dzAEdCyf3jQEh7l" text:style-name="Internet_20_link" text:visited-style-name="Visited_20_Internet_20_Link">
demonstrated</text:a>
The photos of the combat work of the gunmakers of a separate artillery brigade named after the Hetmanataras Tryasis.</text:p>
      <text:p text:style-name="P4">
<text:a xlink:type="simple" xlink:href="https://armyinform.com.ua/wp-content/uploads/2023/06/347420700_640573037968204_8726632871052273658_n.jpg" text:style-name="Internet_20_link" text:visited-style-name="Visited_20_Internet_20_Link">
!(Images/AРМІЯINFORM/2023-06-07T94-00-00-04-00/347420700_640573037968204_8726632871052273658_n-150x150.jpg)</text:a>
</text:p>
      <text:p text:style-name="P4">
<text:a xlink:type="simple" xlink:href="https://armyinform.com.ua/wp-content/uploads/2023/06/348602640_236784492437376_131932703893324614_n.jpg" text:style-name="Internet_20_link" text:visited-style-name="Visited_20_Internet_20_Link">
<draw:frame draw:style-name="fr1" draw:name="Image303" text:anchor-type="as-char" svg:width="6.9236in" svg:height="6.9236in" draw:z-index="0">
<draw:image xlink:href="../Images/AРМІЯINFORM/2023-06-07T94-00-00-04-00/348602640_236784492437376_131932703893324614_n-150x150.jpg" xlink:type="simple" xlink:show="embed" xlink:actuate="onLoad" draw:mime-type="image/jpeg"/>
</draw:frame>
</text:a>
</text:p>
      <text:p text:style-name="P4">
<text:a xlink:type="simple" xlink:href="https://armyinform.com.ua/wp-content/uploads/2023/06/347553664_656693295790988_4250826090885393139_n.jpg" text:style-name="Internet_20_link" text:visited-style-name="Visited_20_Internet_20_Link">
<draw:frame draw:style-name="fr1" draw:name="Image304" text:anchor-type="as-char" svg:width="6.9236in" svg:height="6.9236in" draw:z-index="0">
<draw:image xlink:href="../Images/AРМІЯINFORM/2023-06-07T94-00-00-04-00/347553664_656693295790988_4250826090885393139_n-150x150.jpg" xlink:type="simple" xlink:show="embed" xlink:actuate="onLoad" draw:mime-type="image/jpeg"/>
</draw:frame>
</text:a>
</text:p>
      <text:p text:style-name="P4">
<text:a xlink:type="simple" xlink:href="https://armyinform.com.ua/wp-content/uploads/2023/06/347550610_6255427034547200_6182077794628666486_n-1.jpg" text:style-name="Internet_20_link" text:visited-style-name="Visited_20_Internet_20_Link">
<draw:frame draw:style-name="fr1" draw:name="Image305" text:anchor-type="as-char" svg:width="6.9236in" svg:height="6.9236in" draw:z-index="0">
<draw:image xlink:href="../Images/AРМІЯINFORM/2023-06-07T94-00-00-04-00/347550610_6255427034547200_6182077794628666486_n-1-150x150.jpg" xlink:type="simple" xlink:show="embed" xlink:actuate="onLoad" draw:mime-type="image/jpeg"/>
</draw:frame>
</text:a>
</text:p>
      <text:p text:style-name="P4">
News Source: <text:a xlink:type="simple" xlink:href="https://armyinform.com.ua/2023/06/07/bojova-robota-ukrayinskyh-garmashiv/" text:style-name="Internet_20_link" text:visited-style-name="Visited_20_Internet_20_Link">
https://armyinform.com.ua/2023/06/07/bojova-robota-ukrayinskyh-garmashiv/</text:a>
</text:p>
      <!--NEWS-->
      <text:h text:style-name="P10" text:outline-level="1">
<text:span text:style-name="T4">
The EU provides assistance to Ukraine after the destruction of the Kakhovka Hydroelectric Power</text:span>
</text:h>
      <text:p text:style-name="P4">
Author: ['АРМІЯINFORM']</text:p>
      <text:p text:style-name="P4">
Time: 2023-06-07T95:00:00-04:00</text:p>
      <text:p text:style-name="P4">
Description: Klacksan fed after the pre -nuclear to єs for likvidatsiy naslidkiv Ruinvannya Kakhovko Ges ... War with Ukraine 2022, war with Ukraine Latest news today, News War with Ukraine 2022 are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atoplennya.jpg" text:style-name="Internet_20_link" text:visited-style-name="Visited_20_Internet_20_Link">
zatoplennya.jpg</text:a>
']</text:p>
      <text:p text:style-name="P4">
Tags: ['STOPRUSSIA', 'АГРЕСІЯ РФ', 'ДОПОМОГА', 'КАХОВСЬКА ГЕС', 'СВІТ ПІДТРИМУЄ УКРАЇНУ']</text:p>
      <text:p text:style-name="P4">
Category: News</text:p>
      <!--METADATA-->
      <text:p text:style-name="P4">
<draw:frame draw:style-name="fr1" draw:name="Image306" text:anchor-type="as-char" svg:width="6.9236in" svg:height="4.793262in" draw:z-index="0">
<draw:image xlink:href="../Images/AРМІЯINFORM/2023-06-07T95-00-00-04-00/zatoplennya.jpg" xlink:type="simple" xlink:show="embed" xlink:actuate="onLoad" draw:mime-type="image/jpeg"/>
</draw:frame>
Ukraine has sought help to the EU to eliminate the consequences of the destruction of the Kakhovskaya hydroelectric power station in the Kherson region.</text:p>
      <text:p text:style-name="P4">
About this <text:a xlink:type="simple" xlink:href="https://www.facebook.com/verkhovna.rada.ukraine/posts/pfbid0WegGtpofnGB82p4XxRbfHvsGpSVLr1YVcN497ouf9FSCrD6Q3cBiKjvagb6HwHhLl" text:style-name="Internet_20_link" text:visited-style-name="Visited_20_Internet_20_Link">
it is referred</text:a>
In the report on the official page of the Verkhovna Rada of Ukraine on Facebook.</text:p>
      <text:p text:style-name="P4">
The EU used a civil protection mechanism to assist Ukraine. The first contributions made Germany, Austria and Lithuania.</text:p>
      <text:p text:style-name="P4">
Germany offered 5,000 water filters and 56 generators,</text:p>
      <text:p text:style-name="P4">
Austria wants to transfer 20 water tanks and 10 drilling pumps that are already in Ukraine.</text:p>
      <text:p text:style-name="P4">
In addition, Lithuania and Germany were also offered tents, beds and blankets.</text:p>
      <text:p text:style-name="P4">
News Source: <text:a xlink:type="simple" xlink:href="https://armyinform.com.ua/2023/06/07/yes-nadaye-dopomogu-ukrayini-pislya-rujnuvannya-kahovskoyi-ges/" text:style-name="Internet_20_link" text:visited-style-name="Visited_20_Internet_20_Link">
https://armyinform.com.ua/2023/06/07/yes-nadaye-dopomogu-ukrayini-pislya-rujnuvannya-kahovskoyi-ges/</text:a>
</text:p>
      <!--NEWS-->
      <text:h text:style-name="P10" text:outline-level="1">
<text:span text:style-name="T4">
Ukraine and the world are against Russian aggression. Sanctions in action - the CZR of Ukraine</text:span>
</text:h>
      <text:p text:style-name="P4">
Author: ['АРМІЯINFORM']</text:p>
      <text:p text:style-name="P4">
Time: 2023-06-07T96: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5/20220501-1.jpg" text:style-name="Internet_20_link" text:visited-style-name="Visited_20_Internet_20_Link">
20220501-1.jpg</text:a>
']</text:p>
      <text:p text:style-name="P4">
Tags: ['STOPRUSSIA', 'АГРЕСІЯ РФ', 'ВІЙНА', 'ВТОРГНЕННЯ РФ', 'КРАХ РОСІЙСЬКОЇ ЕКОНОМІКИ', 'СЛУЖБА ЗОВНІШНЬОЇ РОЗВІДКИ УКРАЇНИ']</text:p>
      <text:p text:style-name="P4">
Category: News</text:p>
      <!--METADATA-->
      <text:p text:style-name="P4">
<draw:frame draw:style-name="fr1" draw:name="Image307" text:anchor-type="as-char" svg:width="6.9236in" svg:height="4.615733in" draw:z-index="0">
<draw:image xlink:href="../Images/AРМІЯINFORM/2023-06-07T96-00-00-04-00/20220501-1.jpg" xlink:type="simple" xlink:show="embed" xlink:actuate="onLoad" draw:mime-type="image/jpeg"/>
</draw:frame>
Foreign Intelligence Service of Ukraine <text:a xlink:type="simple" xlink:href="https://szru.gov.ua/news-media/publications/070623-ukraina-i-svit--proty-rosiiskoi-ahresii-sanktsii-v-dii-" text:style-name="Internet_20_link" text:visited-style-name="Visited_20_Internet_20_Link">
reports</text:a>
About sanctions against the Russian Federation as of June 7.</text:p>
      <text:p text:style-name="P4">
• “This attack(blasting the dams of Kakhovskaya hydroelectric power plants)It is a new dimension of Russian defects and may be considered a violation of international law, including international humanitarian law, ” - said in a joint statement of the High EU representative of foreign affairs and security policy, Josepa Borrell and the European Commissioner of Humanitarian Assistance and Crisis Situations. Borrel and Lenarchic noted that they were in touch with the Ukrainian authorities to provide immediate assistance from the EU.</text:p>
      <text:p text:style-name="P4">
• "The destruction of civilian infrastructure is unambiguously qualified as a military Zar - and we will attract Russia and its puppets to justice," the European Council President Charles Michel said.</text:p>
      <text:p text:style-name="P4">
• In the European Commission, the Dams of the Kakhovka hydroelectric power station in the south of Ukraine were strongly condemned by Russian occupation troops. "Obviously, this is happening in the contextual Russian aggression, in which Putin does not hesitate to use as a weapon of famine, energy, winter and nuclear power plants in Ukraine," the EU Foreign Representative said Peter.</text:p>
      <text:p text:style-name="P4">
• "I condemn the destruction of the dam in Ukraine: it is criminal and reckless,"-wrote the Secretary General of the Council of Europe Maria Peychinovich-Burich.</text:p>
      <text:p text:style-name="P4">
• "This is an outrageous act that once again demonstrates the cruelty of Russia's war in Ukraine," NATO Stoltenberg's Secretary General.</text:p>
      <text:p text:style-name="P4">
• German Chancellor Olaf Soltz called Kakhovskaya hydroelectric power station a "new dimension" of the Russian Federation against Ukraine. According to Scholtz, the undermining of the hydroelectric power station "fits into the fact that Putin leads this war."</text:p>
      <text:p text:style-name="P4">
• Estonia Prime Minister Kai Callas said that the blasting of the Kakhovskaya Dam to the Kakhovskaya Hesrosia has turned water into weapons and called for helping Ukraine to win the entrance.</text:p>
      <text:p text:style-name="P4">
• "This will be another point on the list of accusations for Moscow criminals," Estonia President Alard Caris emphasized.</text:p>
      <text:p text:style-name="P4">
• "Russia is a terrorist state, it needs to be stopped," - said Presidential Edgar Rinkevich.</text:p>
      <text:p text:style-name="P4">
• “A terrible attack on civilian infrastructure - a dam in Nova Kakhovka - will shorten the cruel tactics of the Russian Federation. These war crimes should be punished, ”Georgia Salome Zurabishvili's President said.</text:p>
      <text:p text:style-name="P4">
• Moldova President Maya Sandu has condemned the blasting of Kakhovskaya hydroelectric power plants and suggested helping the consequences.• Australia discusses from the United States the ability to transfer F/A-18hornets fighters to Ukraine.</text:p>
      <text:p text:style-name="P4">
• Ukrainian State Concern "Ukroboronprom" and the Czech armed enterpriseVop CZ agreed to joint repair of T-64 tanks at the plant in the city of Novyiin.</text:p>
      <text:p text:style-name="P4">
• Moldova will help prepare Ukrainian sappers.</text:p>
      <text:p text:style-name="P4">
• US Department of State Department Vedant Patel believes that the Russian Federation is losing to Ukraine and should stop aggression until it has lost even more.</text:p>
      <text:p text:style-name="P4">
• NATO countries should be consistent in support of Ukraine, said at the Bucharest Nine summit(look)In Bratislava, Polish President Andrzej Duda. In addition to Russia, in addition to Russia, a destabilization factor on the Eastern flankias is also Lukashenko's regime, namely: hybrid attacks from Belarus, the Napolsky border, the use of Russian aircraft of Belarus airblands for Ukraine, placement of nuclear weapons in the RB.</text:p>
      <text:p text:style-name="P4">
• Austrian Foreign Minister Alexander Shalenberg proposes to transfer to Hague the collection of the crime of Alexandra Lukashenko's crime in the removal of Ukrainian children in the export of Ukrainian children.</text:p>
      <text:p text:style-name="P4">
• Serbia President Oleksandr Vuchich does not deny the supply of Serbian Arms to Ukraine. At the same time, Serbia does not intend to help Russia to circumstance, re -exported forbidden goods.</text:p>
      <text:p text:style-name="P4">
• Ukraine and the EU have signed an agreement on the participation of our country in the program "Communication of Europe"(Connecting Europe Facility, CEF)which enables Ukrainian enterprises to apply for funding from the European Union for projects, which are of common interest in the transport, energy Tacithe spheres and will improve Ukraine's connections with its neighbors of the Zevra Union.</text:p>
      <text:p text:style-name="P4">
• US Secretary of State Anthony Blinken said the United States was not overwhelming to guarantee that Iran would never be able to get nuclear weapons.</text:p>
      <text:p text:style-name="P4">
• The EU has allowed sanctions against relatives of Russian businessmen.</text:p>
      <text:p text:style-name="P4">
• The Slovak Prosecutor's Office has declared the former Minister of Justice, Exudge, Supreme Court, Stefan Garabin, who publicly approved Putin's decision to invade Ukraine.</text:p>
      <text:p text:style-name="P4">
• Putin's fan in Germany was fined almost 1000 euros for justifying the Russian aggression.</text:p>
      <text:p text:style-name="P4">
• The United States has expanded sanctions against the Russian Federation, adding a single legal entity to the sanction list.</text:p>
      <text:p text:style-name="P4">
• Estonia has prevented the export of banned by sanctions for Russia, which can be used in military production.• The Russian authorities have decided to reduce subsidies to oil companies from September 1, as a result, they will not receive 50 billion rubles. monthly.</text:p>
      <text:p text:style-name="P4">
• prices for the purchase of production facilities in Russia increased by 15 %; The number of propositions decreased by 15 %, demand - by 12 %.</text:p>
      <text:p text:style-name="P4">
• The lease of production facilities decreased by 5 %, the average cost of lease increased by 19 %. The lease in Novosibirsk - 139 %, Krasnodari - by 121 %, Voronezh - by 105 %, Tyumen - by 98 %, Kazan - by 62 %.</text:p>
      <text:p text:style-name="P4">
• Patients are massively "prescribed" from the Belgorod region hospitals to release the library needed for a large number of wounded occupiers arriving in the medical facilities.</text:p>
      <text:p text:style-name="P4">
• Putin demands that the government urgently set up in the Russian Federation "Production of prostheses, accessories for them and the basic materials used for their production". According to experts, the demand for upper extremities has increased by more than 15 %, and for bionic and traction prostheses by more than 55 %. Chipita motors used by Russian companies in the production of prostheses are imported: Swiss, Chinese and German, but because of international sanctions they are less and less.</text:p>
      <text:p text:style-name="P4">
• The Ministry of Defense of the Russian Federation will notify the Russians about mobilization through SMS distribution-the relevant project of the resolution has been published.</text:p>
      <text:p text:style-name="P4">
• The occupiers continue to impress with new ideas in the protection of armored equipment, using as armor welded to the cabinet of the shell tanks from shells. Capture serial armor produced by enterprises not better than such a handicraft.</text:p>
      <text:p text:style-name="P4">
• The budget expenditures of the Kursk region in 2022 on "National Defense" increased by 187 times compared to 2021 and exceeded 6 billion rubles, - the Minister of Finans of the Rudakova region reported.</text:p>
      <text:p text:style-name="P4">
• At the 111st session of the International Labor Conference, the EU delegation supported the resolution, which provides measures to influence Belarus in order(about the freedom of the Association)and 98(about the right to organize and conduct collective negotiations).</text:p>
      <text:p text:style-name="P4">
• Глава Сейму Литовської Республіки Вікторія Чміліте-Нільсен заявила, що неможна підтримувати відносини з режимом лукашенка, оскільки він тримає вув’язненні, катує і переслідує людей, жорстоко придушує будь-які зародкидемократії.</text:p>
      <text:p text:style-name="P4">
• The Ministry of Justice of Belarus refused the Belarusian Green Party in accordance with the re -registration. The reason was the lack of party members. According to the departed registration rules, in addition to the standard application and a document package, it is necessary to provide not only information about the number of party members, but also the listed of its members.</text:p>
      <text:p text:style-name="P4">
News Source: <text:a xlink:type="simple" xlink:href="https://armyinform.com.ua/2023/06/07/ukrayina-i-svit-proty-rosijskoyi-agresiyi-sankcziyi-v-diyi-szr-ukrayiny/" text:style-name="Internet_20_link" text:visited-style-name="Visited_20_Internet_20_Link">
https://armyinform.com.ua/2023/06/07/ukrayina-i-svit-proty-rosijskoyi-agresiyi-sankcziyi-v-diyi-szr-ukrayiny/</text:a>
</text:p>
      <!--NEWS-->
      <text:h text:style-name="P10" text:outline-level="1">
<text:span text:style-name="T4">
International partners are aware that we are fighting not only for ourselves, but for the whole civilized world - Oles Olesko</text:span>
</text:h>
      <text:p text:style-name="P4">
Author: ['АРМІЯINFORM']</text:p>
      <text:p text:style-name="P4">
Time: 2023-06-07T97:00:00-04:00</text:p>
      <text:p text:style-name="P4">
Description: MITENIP PARTICE ASVIMEMULYUT, ShO MILEMEM NOT LESHEMEN, but for єVROPA I all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0m6a0861-scaled.jpg" text:style-name="Internet_20_link" text:visited-style-name="Visited_20_Internet_20_Link">
0m6a0861-scaled.jpg</text:a>
']</text:p>
      <text:p text:style-name="P4">
Tags: ['STOPRUSSIA', 'ВІДБУДОВА КРАЇНИ', 'СВІТ ПІДТРИМУЄ УКРАЇНУ']</text:p>
      <text:p text:style-name="P4">
Category: News</text:p>
      <!--METADATA-->
      <text:p text:style-name="P4">
<draw:frame draw:style-name="fr1" draw:name="Image308" text:anchor-type="as-char" svg:width="6.9236in" svg:height="4.615733in" draw:z-index="0">
<draw:image xlink:href="../Images/AРМІЯINFORM/2023-06-07T97-00-00-04-00/0m6a0861-scaled.jpg" xlink:type="simple" xlink:show="embed" xlink:actuate="onLoad" draw:mime-type="image/jpeg"/>
</draw:frame>
International partners are aware that we are fighting not only for ourselves, but for Europe, the civilized world. Some sociological studies indicate that not all of the Surveys are ready to defend our independence and freedom. The head of the international direction in Rise-Ukraine coalition, the leader of the analytical direction and the strategic advocacy of the Center of Defense Strategionya Ogryzko [in exclusive interviewingarmiainform] was provoked.(https://armyinform.com.ua/2023/06/07/dlya-nablyzhennya-peremogy-ukrayiny-potribno-vkladatysya-v-yiyi-vidbudovu-vzhe-sogodni-olesya-ogryzko/).</text:p>
      <text:p text:style-name="P4">
— Дуже часто, коли виїжджаєш за кордон, вони тиснуть твою руку і говорять, що«якщо б на нас напали, то ми не впевнені, що ми, як суспільство, що ми, якармія чи держава, так би відреагували». І, звичайно, що можна робити, аби темаУкраїни, російської агресії і нашої боротьби проти неї не зникала з поля зоруміжнародних партнерів — відповідь одна — продовжувати робити все те, що ми вжезараз робимо: консолідація нашого суспільства і робота в унісон, як ми іпочали з першого ж дня широкомасштабного вторгнення росії в Україну, —зазначила Олеся Огризко.</text:p>
      <text:p text:style-name="P4">
News Source: <text:a xlink:type="simple" xlink:href="https://armyinform.com.ua/2023/06/07/mizhnarodni-partnery-usvidomlyuyut-shho-my-voyuyemo-ne-lyshe-za-sebe-a-za-ves-czyvilizovanyj-svit-olesya-ogryzko/" text:style-name="Internet_20_link" text:visited-style-name="Visited_20_Internet_20_Link">
https://armyinform.com.ua/2023/06/07/mizhnarodni-partnery-usvidomlyuyut-shho-my-voyuyemo-ne-lyshe-za-sebe-a-za-ves-czyvilizovanyj-svit-olesya-ogryzko/</text:a>
</text:p>
      <!--NEWS-->
      <text:h text:style-name="P10" text:outline-level="1">
<text:span text:style-name="T4">
It is necessary for international organizations, like an ICCH, immediately joined the rescue of people in the occupied part of Kherson region - President of Ukraine</text:span>
</text:h>
      <text:p text:style-name="P4">
Author: ['АРМІЯINFORM']</text:p>
      <text:p text:style-name="P4">
Time: 2023-06-07T98:00:00-04:00</text:p>
      <text:p text:style-name="P4">
Description: https://youtu.be/dngwhlyp7ua road Ukrainian, Ukrainian!The whole day is maximum ... War with Ukraine 2022, the war with Ukraine is the latest news today, the news war with Ukraine 2022 The last for today, will there be a war between Ukraine and Russia and when, the war with Ukraine in 2022 will be or not, will there be whether there will be, whether there will be, will there be The war with Ukraine in the near future says, the war with Ukraine, Ukrainian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Dear Ukrainians, Ukrainians!</text:span>
</text:p>
      <text:p text:style-name="P4">
Today, the maximum attention of the consequences of the Russian terrorist attack on Kakhovskaya HEP. Dozens of settlements are flooded in the territory controlled by us. Those houses!</text:p>
      <text:p text:style-name="P4">
Evacuation continues. And under shelling!Russian artillery continues to beat, no matter what. Just inhumans.</text:p>
      <text:p text:style-name="P4">
But as of this time, more than 2 thousand people have been improved in the Kherson and Mykolaiv regions. And I thank everyone who is involved in this work, everyone who helps!Our task is to protect life and to help people.</text:p>
      <text:p text:style-name="P4">
Absolutely catastrophic situation in the occupied part of Kherson region. Occupiantly threw people in these terrible conditions. Without rescue, without water, just the supplies of houses in flooded communities. And this is another conscious crime of Russia: after the terrorist state has caused a catastrophe, it also maximized the harm from it.</text:p>
      <text:p text:style-name="P4">
Now a clear and quick reaction of the world is needed to what is happening. Even it is possible to establish for sure how many people on the temporarily occupying territory of Kherson region can die without salvation, without drinking water, without food, without medical care. Our military and intelligence services are as high as they save people despite the fire.</text:p>
      <text:p text:style-name="P4">
But larger efforts are needed. International organizations, such as the International Committee of the Red Cross, should immediately join the rescue operation and help people in the occupied part of the Kherson region. Every kind of person there is a sentence of existing international architecture, international organizations that have learned to save life. If there is no international organization now in the area of this disaster, then it is not at all, then it is incapacitated. There are all relevant appeals of Ukraine, our government.</text:p>
      <text:p text:style-name="P4">
Many leaders of the world, leaders of states, governments, interstate associations have expressed their support to Ukraine and a clear condemnation of Russian crime. I thank this principle!</text:p>
      <text:p text:style-name="P4">
Together, we must also hold the occupiers. They have more than a year controlled both the dam and the whole hydroelectric power station. Russian propagandists seriously and openly developing such a scenario of the man -made catastrophe they have reported. Last autumn, we warned the world about the Ministry of Internal Affairs of Russia.He spent some important international conversations today.</text:p>
      <text:p text:style-name="P4">
Turkish President Erdogan. He informed him about the situation in flooded areas, about our rescue operations and urgent needs to help people.</text:p>
      <text:p text:style-name="P4">
Of course, they also discussed the risks for the Zaporizhzhya nuclear power plant, which is under the control of the occupiers. There is an agreement with the IAEA leader to proactivize the work of IAEA representatives at the station. But it is clear that, there are no full security, the governors there. Therefore, the de -occupation of Ukraine is a tasks.</text:p>
      <text:p text:style-name="P4">
France President Macron. They discussed - and in great detail - all the consequences of the Russian terrorist attack at the station, in general the situation. Everything we can do to people affected by the regions.</text:p>
      <text:p text:style-name="P4">
Defense actions were also thoroughly discussed, as well as international measures that are preparing for everything, because we need safety despite any aggressive and frank-free actions of Russia.</text:p>
      <text:p text:style-name="P4">
Separately, I want to point out a few things that are important to our country, which is particularly for people in our regions that depended on the Kakhovsky Direction.</text:p>
      <text:p text:style-name="P4">
First. We will provide drinking water with drinking water. In all areas, areas, cities of Isella, where it is necessary. Where the drinking water is now, all necessary supply systems will be made. Supply is the main principle.</text:p>
      <text:p text:style-name="P4">
Second. The world will be with us. The partners are fully informed of what is giving away, what help we need. Whatever there are economic, social, environmental consequences of this catastrophe, all the foundations of life will be preserved. Kherson region, Mykolaiv, Zaporizhia, Dniprovskaya - we see all the problems and make it possible and impossible to solve the problems.</text:p>
      <text:p text:style-name="P4">
Third. The direct duty of representatives of the state and local authorities in all communities and areas that have suffered are assistance to people. From the Government and the SESA of the complementary authorities, local communities - all to the maximum are involved to rescue and protect as many people as possible. Everyone should perceive this task. And I thank those who perceive it in this way!We take care of each other and Ukraine!</text:p>
      <text:p text:style-name="P4">
And, of course, today I thank each of our warrior, all units, all the masters who continue to beat the occupiers.</text:p>
      <text:p text:style-name="P4">
Bakhmut direction, Avdiivka, all "Khortytsia", all "Tavriya" - you are good!</text:p>
      <text:p text:style-name="P4">
Let that, every day should be the day of destruction of the enemy.</text:p>
      <text:p text:style-name="P4">
Glory to all our heroes!</text:p>
      <text:p text:style-name="P4">
Glory to all who care about Ukraine and Ukrainians!</text:p>
      <text:p text:style-name="P4">
<text:span text:style-name="T4">
Glory to Ukraine!</text:span>
</text:p>
      <text:p text:style-name="P4">
News Source: <text:a xlink:type="simple" xlink:href="https://armyinform.com.ua/2023/06/07/potribno-shhob-mizhnarodni-organizacziyi-yak-mkchh-negajno-doluchylysya-do-poryatunku-lyudej-na-okupovanij-chastyni-hersonshhyny-prezydent-ukrayiny/" text:style-name="Internet_20_link" text:visited-style-name="Visited_20_Internet_20_Link">
https://armyinform.com.ua/2023/06/07/potribno-shhob-mizhnarodni-organizacziyi-yak-mkchh-negajno-doluchylysya-do-poryatunku-lyudej-na-okupovanij-chastyni-hersonshhyny-prezydent-ukrayiny/</text:a>
</text:p>
      <!--NEWS-->
      <text:h text:style-name="P10" text:outline-level="1">
<text:span text:style-name="T4">
Short. War. Day 469</text:span>
</text:h>
      <text:p text:style-name="P4">
Author: ['АРМІЯINFORM']</text:p>
      <text:p text:style-name="P4">
Time: 2023-06-07T99:00:00-04:00</text:p>
      <text:p text:style-name="P4">
Description: &amp; nbsp;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ІЙНА', 'ВТОРГНЕННЯ РФ']</text:p>
      <text:p text:style-name="P4">
Category: News</text:p>
      <!--METADATA-->
      <text:p text:style-name="P4">
News Source: <text:a xlink:type="simple" xlink:href="https://armyinform.com.ua/2023/06/07/korotko-vijna-den-469-videodajdzhest/" text:style-name="Internet_20_link" text:visited-style-name="Visited_20_Internet_20_Link">
https://armyinform.com.ua/2023/06/07/korotko-vijna-den-469-videodajdzhest/</text:a>
</text:p>
      <!--NEWS-->
      <text:h text:style-name="P10" text:outline-level="1">
<text:span text:style-name="T4">
In the affected regions, drinking water will provide everyone - President</text:span>
</text:h>
      <text:p text:style-name="P4">
Authors: Ukrinform (Person)</text:p>
      <text:p text:style-name="P4">
Publisher: Укринформ (Organization)</text:p>
      <text:p text:style-name="P4">
Published Time: 2023-06-07T9:28:00+03:00</text:p>
      <text:p text:style-name="P4">
Modified Time: 2023-06-07T23:28:00+03:00</text:p>
      <text:p text:style-name="P4">
Description: The direct duty of representatives of the state and local authorities in all communities and regions affected by the Kakhovsky hydroelectric power station is helping people.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Вода', 'Зеленський', 'Каховська ГЕС', 'Війна з Росією']</text:p>
      <text:p text:style-name="P4">
Type: Article</text:p>
      <!--METADATA-->
      <text:p text:style-name="P4">
<draw:frame draw:style-name="fr1" draw:name="Image309" text:anchor-type="as-char" svg:width="6.9236in" svg:height="3.956343in" draw:z-index="0">
<draw:image xlink:href="../Images/yкринформ/2023-06-07T9-28-00-03-00/630_360_1657829957-221.jpeg" xlink:type="simple" xlink:show="embed" xlink:actuate="onLoad" draw:mime-type="image/jpeg"/>
</draw:frame>
The direct obligation of representatives of the state and local authorities in all communities and areas affected by the blast of the Kakhovka hydroelectric power station is to help people.</text:p>
      <text:p text:style-name="P4">
Volodymyr Zelenskyy said this in <text:a xlink:type="simple" xlink:href="https://www.youtube.com/watch" text:style-name="Internet_20_link" text:visited-style-name="Visited_20_Internet_20_Link">
video closer</text:a>
, reports Ukrinform</text:p>
      <text:p text:style-name="P4">
"Separately, I want to point out a few things that are important to our country, if people in those regions that have depended on Kakhovsky Drugs ... We will provide all the drinking water of all. In all areas, areas, cities, places where it is necessary. Where is it necessary. water will be made of all necessary supply systems. Supply of supply is the main principle, "the President asserted.</text:p>
      <text:p text:style-name="P4">
<text:span text:style-name="T5">
Video: <text:a xlink:type="simple" xlink:href="https://www.facebook.com/president.gov.ua" text:style-name="Internet_20_link" text:visited-style-name="Visited_20_Internet_20_Link">
Presidential Office</text:a>
</text:span>
</text:p>
      <text:p text:style-name="P4">
Zelensky emphasized that the world will be with Ukraine. "Kherson region, Mykolaiv, Zaporizhzhia, Dniprovsk regions - we see all the problems and make it possible and possible," - assured the head of state.</text:p>
      <text:p text:style-name="P4">
<text:span text:style-name="T4">
 Read also: </text:span>
 <text:a xlink:type="simple" xlink:href="https://www.ukrinform.ua/rubric-society/3719769-do-poratunku-ludej-na-okupovanij-hersonsini-mae-negajno-dolucitisa-mkch-zelenskij.html" text:style-name="Internet_20_link" text:visited-style-name="Visited_20_Internet_20_Link">
To save people in the occupied Kherson region should immediately reach the ICRC - President</text:a>
He recalled that the direct duty of representatives of the state and local authorities of the victims and regions that have suffered is to help people: "From the government and the SESDO of the regional authorities, local communities - all are involved in the maximum to rescue and protect as many people as possible. Everyone is as much as possible. It should take this task personal.</text:p>
      <text:p text:style-name="P4">
In addition, Zelensky stated that the occupiers would be held reference. "They controlled both the dam and all the hydropower players. The Russian propagandists seriously and openly discussed the such scenario of the man -made cassatrophe that they had implemented. Last autumn we warned the world of Rosya of Kakhovskaya hydroelectric power plants," the President said.</text:p>
      <text:p text:style-name="P4">
<text:span text:style-name="T4">
 Read also: </text:span>
 <text:a xlink:type="simple" xlink:href="https://www.ukrinform.ua/rubric-society/3719772-zelenskij-kozna-zagibla-ludini-na-hersonsini-virok-naavnij-miznarodnij-arhitekturi.html" text:style-name="Internet_20_link" text:visited-style-name="Visited_20_Internet_20_Link">
<text:span text:style-name="T4">
 Zelensky </text:span>
: Every dead man in Kherson region is a man -of -the -art international architecture</text:a>
</text:p>
      <text:p text:style-name="P4">
As reported by Ukrinform, <text:a xlink:type="simple" xlink:href="http://www.ukrinform.ua/rubric-other_news/3718791-pidriv-rosianami-kahovskoi-ges-vsi-novini.html" text:style-name="Internet_20_link" text:visited-style-name="Visited_20_Internet_20_Link">
on the night against June 6, the Russian army of Kakhovskaya hydroelectric power station</text:a>
. The right bank of the Kherson region in the area of disaster found itself about 16 thousand people. Evacuation began with dangerous places.</text:p>
      <text:p text:style-name="P4">
<text:span text:style-name="T5">
Foto: op</text:span>
</text:p>
      <text:p text:style-name="P4">
News Source: <text:a xlink:type="simple" xlink:href="https://www.ukrinform.ua/rubric-regions/3719778-u-postrazdalih-regionah-pitnou-vodou-zabezpecimo-vsih-prezident.html" text:style-name="Internet_20_link" text:visited-style-name="Visited_20_Internet_20_Link">
https://www.ukrinform.ua/rubric-regions/3719778-u-postrazdalih-regionah-pitnou-vodou-zabezpecimo-vsih-prezident.html</text:a>
</text:p>
      <!--NEWS-->
      <text:h text:style-name="P10" text:outline-level="1">
<text:span text:style-name="T4">
West Hem won Fiorentine in the UEFA Conferences Final</text:span>
</text:h>
      <text:p text:style-name="P4">
Authors: Ukrinform (Person)</text:p>
      <text:p text:style-name="P4">
Publisher: Укринформ (Organization)</text:p>
      <text:p text:style-name="P4">
Published Time: 2023-06-08T-1:01:00+03:00</text:p>
      <text:p text:style-name="P4">
Modified Time: 2023-06-08T00:01:00+03:00</text:p>
      <text:p text:style-name="P4">
Description: The UEFA Conference League won the winner of the 20122-23 season. - Ukrinform.</text:p>
      <text:p text:style-name="P4">
Images: ['<text:a xlink:type="simple" xlink:href="https://static.ukrinform.com/photos/2023_06/thumb_files/630_360_1686171659-874.jpg" text:style-name="Internet_20_link" text:visited-style-name="Visited_20_Internet_20_Link">
630_360_16861...</text:a>
']</text:p>
      <text:p text:style-name="P4">
Tags: ['Футбол', 'Ліга конференцій УЄФА']</text:p>
      <text:p text:style-name="P4">
Type: Article</text:p>
      <!--METADATA-->
      <text:p text:style-name="P4">
<draw:frame draw:style-name="fr1" draw:name="Image310" text:anchor-type="as-char" svg:width="6.9236in" svg:height="3.956343in" draw:z-index="0">
<draw:image xlink:href="../Images/yкринформ/2023-06-08T-1-01-00-03-00/630_360_1686171659-874.jpg" xlink:type="simple" xlink:show="embed" xlink:actuate="onLoad" draw:mime-type="image/jpeg"/>
</draw:frame>
UEFA Ligaconferences received the winner of the 20122-23 season.</text:p>
      <text:p text:style-name="P4">
In a decisive duel at Eden Arena in Prague(Czech Republic)The football player "West Hema" was defeated by the Italian "Fiorentini" - 2: 1, reports Ukrinform.</text:p>
      <text:p text:style-name="P4">
The account was opened by the Algerian midfielder of Londoners Mohammed Said Benrahm, who realized the penalty in the 62nd minute, in the 67th parity resumed the havbek of Italianjacoma Bonaventur. Wester Hem's victory in the last minute of the main time was brought by the head of forward Jerrod Bowen(90).</text:p>
      <text:p text:style-name="P4">
Нагадаємо, торік переможцем дебютного розіграшу Ліги конференцій УЄФА сталаіталійська «Рома», яка у фіналі обіграла нідерландский «Феєноорд» (1:0).</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We will add that the following season Ukraine will represent the Dynamo and Poltava Vorskla in the UEFA Conferences League.</text:p>
      <text:p text:style-name="P4">
Photo: AFP.</text:p>
      <text:p text:style-name="P4">
News Source: <text:a xlink:type="simple" xlink:href="https://www.ukrinform.ua/rubric-sports/3719785-vest-gem-peremig-fiorentinu-u-finali-ligi-konferencij-uefa.html" text:style-name="Internet_20_link" text:visited-style-name="Visited_20_Internet_20_Link">
https://www.ukrinform.ua/rubric-sports/3719785-vest-gem-peremig-fiorentinu-u-finali-ligi-konferencij-uefa.html</text:a>
</text:p>
      <!--NEWS-->
      <text:h text:style-name="P10" text:outline-level="1">
<text:span text:style-name="T4">
Responsibility for the destruction of the Kakhovskaya hydroelectric power station lies in Russia - White House</text:span>
</text:h>
      <text:p text:style-name="P4">
Authors: Ukrinform (Person)</text:p>
      <text:p text:style-name="P4">
Publisher: Укринформ (Organization)</text:p>
      <text:p text:style-name="P4">
Published Time: 2023-06-08T-3:46:00+03:00</text:p>
      <text:p text:style-name="P4">
Modified Time: 2023-06-08T00:46:00+03:00</text:p>
      <text:p text:style-name="P4">
Description: The United States continues to evaluate the Kakhovsky Hydroelectric Power Plant, but at the present stage they are responsible for the destruction of Russia that occupied the territory and controlled the dam. - Ukrinform.</text:p>
      <text:p text:style-name="P4">
Images: ['<text:a xlink:type="simple" xlink:href="https://static.ukrinform.com/photos/2022_06/thumb_files/630_360_1655161475-475.jpg" text:style-name="Internet_20_link" text:visited-style-name="Visited_20_Internet_20_Link">
630_360_16551...</text:a>
']</text:p>
      <text:p text:style-name="P4">
Tags: ['США', 'Білий дім', 'Каховська ГЕС', 'Війна з Росією']</text:p>
      <text:p text:style-name="P4">
Type: Article</text:p>
      <!--METADATA-->
      <text:p text:style-name="P4">
<draw:frame draw:style-name="fr1" draw:name="Image311" text:anchor-type="as-char" svg:width="6.9236in" svg:height="3.956343in" draw:z-index="0">
<draw:image xlink:href="../Images/yкринформ/2023-06-08T-3-46-00-03-00/630_360_1655161475-475.jpg" xlink:type="simple" xlink:show="embed" xlink:actuate="onLoad" draw:mime-type="image/jpeg"/>
</draw:frame>
The United States is precisely evaluating the Kakhovka Hydroelectric Power Plant, but already in the lament, they are responsible for destroying Russia that has accumulated this territory and controlled the dam.</text:p>
      <text:p text:style-name="P4">
This statement was made at a briefing in Washington White House spokeswoman Karinjan-Pierre, Ukrinform correspondent reports.</text:p>
      <text:p text:style-name="P4">
“We continue to evaluate what happened. We really communicate with the Ukrainians. The destruction and devastation we see breaks our hearts. We will make the alliest to help the people of Ukraine, ”the White House representative said.</text:p>
      <text:p text:style-name="P4">
At the same time, she emphasized that if Russia had not fallen into Ukraine, the tragedy would be carried out, so the responsibility for it lies in Moscow.</text:p>
      <text:p text:style-name="P4">
<text:span text:style-name="T4">
 Read also: </text:span>
 [<text:span text:style-name="T4">
 Biden </text:span>
 - About Kakhovskaya Hydroelectric Power: We will help(https://www.ukrinform.ua/rubric-polytics/3719325-bajden-pro-pidriv-kahovskoi-ges-mi-dopomozemo-ukraini.html)“This dam was under the control of Russia, and they are responsible(https://www.ukrinform.ua/tag-vijna-z-rosieu). And we will do our best to support the people of Ukraine at this difficult time, ”the White House spokeswoman said.</text:p>
      <text:p text:style-name="P4">
As reported by Ukrinform, <text:a xlink:type="simple" xlink:href="http://www.ukrinform.ua/rubric-regions/3719748-pidriv-kahovskoi-ges-ssa-ocinuut-so-pereselenna-potrebuut-20-tisac-ludej.html" text:style-name="Internet_20_link" text:visited-style-name="Visited_20_Internet_20_Link">
according to the US administration</text:a>
, flooding as a result of the heating of the dam on the Kakhovskaya hydroelectric power station creates complex threats, as well as the need for about 20,000 people.</text:p>
      <text:p text:style-name="P4">
<text:span text:style-name="T5">
Foto: EPA/UPG</text:span>
</text:p>
      <text:p text:style-name="P4">
News Source: <text:a xlink:type="simple" xlink:href="https://www.ukrinform.ua/rubric-polytics/3719790-vidpovidalnist-za-rujnuvanna-kahovskoi-ges-lezit-na-rosii-bilij-dim.html" text:style-name="Internet_20_link" text:visited-style-name="Visited_20_Internet_20_Link">
https://www.ukrinform.ua/rubric-polytics/3719790-vidpovidalnist-za-rujnuvanna-kahovskoi-ges-lezit-na-rosii-bilij-dim.html</text:a>
</text:p>
      <!--NEWS-->
      <text:h text:style-name="P10" text:outline-level="1">
<text:span text:style-name="T4">
Zelensky denied Ukraine's involvement in Nord Stream blast</text:span>
</text:h>
      <text:p text:style-name="P4">
Authors: Ukrinform (Person)</text:p>
      <text:p text:style-name="P4">
Publisher: Укринформ (Organization)</text:p>
      <text:p text:style-name="P4">
Published Time: 2023-06-08T-4:27:00+03:00</text:p>
      <text:p text:style-name="P4">
Modified Time: 2023-06-08T00:27:00+03:00</text:p>
      <text:p text:style-name="P4">
Description: Ukraine is in no way involved in the blast of the Nord Stream gas pipelines in the Baltic Sea in September last year. - Ukrinform.</text:p>
      <text:p text:style-name="P4">
Images: ['<text:a xlink:type="simple" xlink:href="https://static.ukrinform.com/photos/2023_06/thumb_files/630_360_1685616882-658.jpg" text:style-name="Internet_20_link" text:visited-style-name="Visited_20_Internet_20_Link">
630_360_16856...</text:a>
']</text:p>
      <text:p text:style-name="P4">
Tags: None</text:p>
      <text:p text:style-name="P4">
Type: Article</text:p>
      <!--METADATA-->
      <text:p text:style-name="P4">
<draw:frame draw:style-name="fr1" draw:name="Image312" text:anchor-type="as-char" svg:width="6.9236in" svg:height="3.956343in" draw:z-index="0">
<draw:image xlink:href="../Images/yкринформ/2023-06-08T-4-27-00-03-00/630_360_1685616882-658.jpg" xlink:type="simple" xlink:show="embed" xlink:actuate="onLoad" draw:mime-type="image/jpeg"/>
</draw:frame>
Ukraine is not involved in the blast of the Nord Stream gas pipelines to the Ubalti Sea in September last year.</text:p>
      <text:p text:style-name="P4">
According to Ukrinform, Volodymyr Zelenskyy stated in an interview with German community <text:a xlink:type="simple" xlink:href="http://www.bild.de/politik/ausland/politik-ausland/ukraine-praesident-selenskyj-das-bedeutet-der-dammbruch-fuer-die-gegenoffensive-84247066.bild.html" text:style-name="Internet_20_link" text:visited-style-name="Visited_20_Internet_20_Link">
bild</text:a>
.</text:p>
      <text:p text:style-name="P4">
"First of all, I would like you to understand: I am the President, and I give orders to Chicamanda. Ukraine did not do anything like this. I would not go for it," said.</text:p>
      <text:p text:style-name="P4">
When asked if he knows something about this, Zelensky called: "We know nothing. 100%."</text:p>
      <text:p text:style-name="P4">
He added that Ukraine advocates an independent investigation into the incident.</text:p>
      <text:p text:style-name="P4">
As it was reported, at the end of September 2022, as a result of the explosions of the Northern Stream and Nord Stream-2 sowing pipelines near the Bornholm Island, the Baltic Sea was leaked in four sections <text:a xlink:type="simple" xlink:href="http://www.ukrinform.ua/tag-gazoprovid" text:style-name="Internet_20_link" text:visited-style-name="Visited_20_Internet_20_Link">
gas pipelines</text:a>
in the exclusive economic zones of Dannya Sweden.</text:p>
      <text:p text:style-name="P4">
<text:span text:style-name="T4">
 Read also: </text:span>
 <text:a xlink:type="simple" xlink:href="https://www.ukrinform.ua/rubric-world/3688731-bajden-cilkom-dovirae-rozsliduvannu-troh-krain-sodo-vibuhiv-na-nord-stream-bilij-dim.html" text:style-name="Internet_20_link" text:visited-style-name="Visited_20_Internet_20_Link">
Biden is fully trusting the investigation of three countries in the Nord <text:span text:style-name="T4">
 stream </text:span>
 - White House</text:a>
The investigation into the diversion, which is carried out with the participation of competent authorities of Schwave, Germany and Denmark, is ongoing. In many countries, they tend to believe that the northern flow has been initiated by Russia. In the Russian Federation, involvement in the accident is interpreted.</text:p>
      <text:p text:style-name="P4">
In March, some foreign media reported reports of the alleged involvement of "pro -Ukrainian groups" in the incident. <text:a xlink:type="simple" xlink:href="http://www.ukrinform.ua/rubric-world/3679486-berlin-zaavlae-so-rezultativ-rozsliduvanna-vibuhu-na-pivnicnomu-potoci-se-nemae.html" text:style-name="Internet_20_link" text:visited-style-name="Visited_20_Internet_20_Link">
In the German government in this connection</text:a>
There are no investigations on the results of the results.</text:p>
      <text:p text:style-name="P4">
<text:span text:style-name="T5">
Foto: aa</text:span>
</text:p>
      <text:p text:style-name="P4">
News Source: <text:a xlink:type="simple" xlink:href="https://www.ukrinform.ua/rubric-polytics/3719788-zelenskij-sprostuvav-pricetnist-ukraini-do-pidrivu-nord-stream.html" text:style-name="Internet_20_link" text:visited-style-name="Visited_20_Internet_20_Link">
https://www.ukrinform.ua/rubric-polytics/3719788-zelenskij-sprostuvav-pricetnist-ukraini-do-pidrivu-nord-stream.html</text:a>
</text:p>
      <!--NEWS-->
      <text:h text:style-name="P10" text:outline-level="1">
<text:span text:style-name="T4">
Have been determined by all the semi-finalists "Rolan Harros" -2023</text:span>
</text:h>
      <text:p text:style-name="P4">
Authors: Ukrinform (Person)</text:p>
      <text:p text:style-name="P4">
Publisher: Укринформ (Organization)</text:p>
      <text:p text:style-name="P4">
Published Time: 2023-06-08T-5:24:55+03:00</text:p>
      <text:p text:style-name="P4">
Modified Time: 2023-06-08T00:24:55+03:00</text:p>
      <text:p text:style-name="P4">
Description: The second Grand Slam of the French Tennis Championships ended in the Grand Slam tournament. - Ukrinform.</text:p>
      <text:p text:style-name="P4">
Images: ['<text:a xlink:type="simple" xlink:href="https://static.ukrinform.com/photos/2023_06/thumb_files/630_360_1686172380-403.jpg" text:style-name="Internet_20_link" text:visited-style-name="Visited_20_Internet_20_Link">
630_360_16861...</text:a>
']</text:p>
      <text:p text:style-name="P4">
Tags: ['Теніс']</text:p>
      <text:p text:style-name="P4">
Type: Article</text:p>
      <!--METADATA-->
      <text:p text:style-name="P4">
<draw:frame draw:style-name="fr1" draw:name="Image313" text:anchor-type="as-char" svg:width="6.9236in" svg:height="3.956343in" draw:z-index="0">
<draw:image xlink:href="../Images/yкринформ/2023-06-08T-5-24-55-03-00/630_360_1686172380-403.jpg" xlink:type="simple" xlink:show="embed" xlink:actuate="onLoad" draw:mime-type="image/jpeg"/>
</draw:frame>
In the second season, the Grand Slam tournament Open French Championships from the tenniswarmed quarterfinal matches.</text:p>
      <text:p text:style-name="P4">
As reported by Ukrinform, Serb Novak Djokovich, beating Russian Karehakhanov(4:6, 7:6(7:0), 6:2, 6:4), play a permit to the finals with Spanarlos Alaras, who defeated Stefanos Tsenuas from Greece(6:2, 6:1, 7:6(7:5).</text:p>
      <text:p text:style-name="P4">
За другу вакансію посперечаються Олександр Зверєв з Німеччини, завдавшипоразки аргентинцю Томасу Мартіну Етчеверрі (6:4 3:6, 6:4,6:3), and Rolan Harros finalist in 2022 Norwegian Casper Rud - after the victory over Golgeromrun from Denmark - 6: 1, 6: 2, 3: 6, 6: 3.</text:p>
      <text:p text:style-name="P4">
<text:span text:style-name="T4">
 Read also: </text:span>
 [Dzokovich and Alaras went to the Rolan Harros semifinals]](https://www.ukrinform.ua/rubric-sports/3719380-dzokovic-ta-alkaras-vijsli-do-pivfinalu-rolan-garros.html)Recall that in the semifinals of the female single category, Polka Iga Schwontexozrozustustin with Brazil Beatrice Haaddad Maya, and Belarusian Arina Sobolenko will come up with Cash Karolina Mukhova.</text:p>
      <text:p text:style-name="P4">
<text:span text:style-name="T4">
 Read also: </text:span>
 [<text:span text:style-name="T4">
 Tennis </text:span>
: Schwontek went to the Rolan Harros semifinals]](https://www.ukrinform.ua/rubric-sports/3719634-tenis-svontek-vijsla-u-pivfinal-rolan-garros.html)Rong Harros will last until June 11.</text:p>
      <text:p text:style-name="P4">
In the photo: Casper Rud(Getty Images).</text:p>
      <text:p text:style-name="P4">
News Source: <text:a xlink:type="simple" xlink:href="https://www.ukrinform.ua/rubric-sports/3719787-viznacilisa-vsi-pivfinalisti-rolan-garros2023.html" text:style-name="Internet_20_link" text:visited-style-name="Visited_20_Internet_20_Link">
https://www.ukrinform.ua/rubric-sports/3719787-viznacilisa-vsi-pivfinalisti-rolan-garros2023.html</text:a>
</text:p>
      <!--NEWS-->
      <text:h text:style-name="P10" text:outline-level="1">
<text:span text:style-name="T4">
Wax released under the personal commitment of expirer of the Minister of Defense Igor Halimon</text:span>
</text:h>
      <text:p text:style-name="P4">
Authors: Ukrinform (Person)</text:p>
      <text:p text:style-name="P4">
Publisher: Укринформ (Organization)</text:p>
      <text:p text:style-name="P4">
Published Time: 2023-06-08T-6:11:00+03:00</text:p>
      <text:p text:style-name="P4">
Modified Time: 2023-06-08T00:11:00+03:00</text:p>
      <text:p text:style-name="P4">
Description: The Supreme Anti -Corruption Court released under the personal obligation of the expirer of the Minister of Defense Igor Halimon, who is suspected of abuse of UAH 12 million during the purchase of food for the Armed Forces. - Ukrinform.</text:p>
      <text:p text:style-name="P4">
Images: ['<text:a xlink:type="simple" xlink:href="https://static.ukrinform.com/photos/2023_06/thumb_files/630_360_1686172510-694.jpg" text:style-name="Internet_20_link" text:visited-style-name="Visited_20_Internet_20_Link">
630_360_16861...</text:a>
']</text:p>
      <text:p text:style-name="P4">
Tags: ['Міноборони', 'Вищий антикорупційний суд', 'Халімон']</text:p>
      <text:p text:style-name="P4">
Type: Article</text:p>
      <!--METADATA-->
      <text:p text:style-name="P4">
<draw:frame draw:style-name="fr1" draw:name="Image314" text:anchor-type="as-char" svg:width="6.9236in" svg:height="3.956343in" draw:z-index="0">
<draw:image xlink:href="../Images/yкринформ/2023-06-08T-6-11-00-03-00/630_360_1686172510-694.jpg" xlink:type="simple" xlink:show="embed" xlink:actuate="onLoad" draw:mime-type="image/jpeg"/>
</draw:frame>
The High Anti -Corruption Court released under the personal obligation of the expirer of the Ministers of Defense Igor Halimon, who is suspected of abuse of UAH 12 million during the procurement of food for the Armed Forces.</text:p>
      <text:p text:style-name="P4">
According to the portal <text:a xlink:type="simple" xlink:href="https://www.slovoidilo.ua/2023/06/07/novyna/polityka/vaks-pomyakshyv-zapobizhnyj-zaxid-ekszastupnyka-ministra-oborony" text:style-name="Internet_20_link" text:visited-style-name="Visited_20_Internet_20_Link">
"Word and Delo"</text:a>
, such decision was made by 30ths, reports Ukrinform.</text:p>
      <text:p text:style-name="P4">
“To satisfy the petition partially. Change the suspect(Igor Halimon - ed.)Precautionary measure in the form of house arrest with a ban on leaving the housing period from 23:00 to 06:00, for a personal obligation with the obligation to assemble for each requirement to the investigator(Detective), prosecutor or court, ”he goes in the decision.</text:p>
      <text:p text:style-name="P4">
The court also extended until July 30 the validity of the following responsibilities of Halimon: to be non -consuming from Kiev without permission; report a change in your place of residence/or place of work; deposited foreign passports and wear an electronic bracelet.</text:p>
      <text:p text:style-name="P4">
At the same time, the Bax continued until July 30, the night's arrest formerly the responsibility of the head of the Department of State Procurement of Defense Konstantin Stupak. He is obliged to: arrive for every wonder; not to leave from Kiev without permission; to report a change in the mom of residence and/or place of work; Wearing foreign passports to wear an electronic bracelet.</text:p>
      <text:p text:style-name="P4">
<text:span text:style-name="T4">
 Read also: </text:span>
 <text:a xlink:type="simple" xlink:href="https://www.ukrinform.ua/rubric-society/3716715-sud-zmensiv-zastavu-knazevu-do-75-miljoniv.html" text:style-name="Internet_20_link" text:visited-style-name="Visited_20_Internet_20_Link">
court reduced the pledge of prince to 75 million</text:a>
As <text:a xlink:type="simple" xlink:href="https://www.slovoidilo.ua/2023/04/21/novyna/polityka/nabu-povidomylo-pro-novu-pidozru-ekszastupnyku-ministra-oboronu-xalimonu" text:style-name="Internet_20_link" text:visited-style-name="Visited_20_Internet_20_Link">
reminiscent of the edition</text:a>
, according to the investigation, in 2020 the Ministry of Defense conducted tenders for the purchase of services for the Organization for the Armed Forces for 2021. The former Deputy Minister gave the department to the department to conclude additional agreements with the providers of services. Therefore, this was now supposed to do the Armed Forces, spending additional budgetary funds and attracting personnel and equipment. As a result, the state was submitted for almost 12 million.<text:span text:style-name="T5">
Foto: Slovoidilo.ua</text:span>
</text:p>
      <text:p text:style-name="P4">
News Source: <text:a xlink:type="simple" xlink:href="https://www.ukrinform.ua/rubric-society/3719786-vaks-vidpustiv-pid-osobiste-zobovazanna-ekszastupnika-ministra-oboroni-igora-halimona.html" text:style-name="Internet_20_link" text:visited-style-name="Visited_20_Internet_20_Link">
https://www.ukrinform.ua/rubric-society/3719786-vaks-vidpustiv-pid-osobiste-zobovazanna-ekszastupnika-ministra-oboroni-igora-halimona.html</text:a>
</text:p>
      <!--NEWS-->
      <text:h text:style-name="P10" text:outline-level="1">
<text:span text:style-name="T4">
The Governor-General of Canada met with Ukrainian refugees</text:span>
</text:h>
      <text:p text:style-name="P4">
Authors: Ukrinform (Person)</text:p>
      <text:p text:style-name="P4">
Publisher: Укринформ (Organization)</text:p>
      <text:p text:style-name="P4">
Published Time: 2023-06-08T-7:01:00+03:00</text:p>
      <text:p text:style-name="P4">
Modified Time: 2023-06-08T00:01:00+03:00</text:p>
      <text:p text:style-name="P4">
Description: The Governor-General of Canada Mary Simon, during his visit to the city of Winnipeg, visited the Ukrainian Cultural Center, where she spoke with refugees from Ukraine. - Ukrinform.</text:p>
      <text:p text:style-name="P4">
Images: ['<text:a xlink:type="simple" xlink:href="https://static.ukrinform.com/photos/2023_06/thumb_files/630_360_1686159345-686.jpg" text:style-name="Internet_20_link" text:visited-style-name="Visited_20_Internet_20_Link">
630_360_16861...</text:a>
']</text:p>
      <text:p text:style-name="P4">
Tags: ['Діаспора', 'Канада', 'Біженці', 'Війна з Росією']</text:p>
      <text:p text:style-name="P4">
Type: Article</text:p>
      <!--METADATA-->
      <text:p text:style-name="P4">
<draw:frame draw:style-name="fr1" draw:name="Image315" text:anchor-type="as-char" svg:width="6.9236in" svg:height="3.956343in" draw:z-index="0">
<draw:image xlink:href="../Images/yкринформ/2023-06-08T-7-01-00-03-00/630_360_1686159345-686.jpg" xlink:type="simple" xlink:show="embed" xlink:actuate="onLoad" draw:mime-type="image/jpeg"/>
</draw:frame>
The Governor-General of Canada Mary Simon during a visit to the city of Winnipeg visited the Ukrainian Cultural Center, where she spoke with refugees from Ukraine.</text:p>
      <text:p text:style-name="P4">
According to the Ukrinform correspondent, this is stated in the post on the Page Governor-Governor of Canada on the network <text:a xlink:type="simple" xlink:href="https://twitter.com/CanadaGG/status/1666204088680210432" text:style-name="Internet_20_link" text:visited-style-name="Visited_20_Internet_20_Link">
Twitter</text:a>
.</text:p>
      <text:p text:style-name="P4">
"In the Ukrainian Cultural and Educational Center, the Governor-General Merisimmon met with members of the Ukrainian community, including refugees who are English, building their new life in Canada," the testimony states.</text:p>
      <text:p text:style-name="P4">
It should be noted that the "cell" is a Ukrainian public cultural and educational center, which is complicated by one of the largest archives of Ukrainian studies in Canada. Vibuv was created in Winnipeg, the capital of the Canadian province of Manitoba in 1944.</text:p>
      <text:p text:style-name="P4">
Recall that from the beginning of 2022 to Canada <text:a xlink:type="simple" xlink:href="https://www.ukrinform.ua/rubric-world/3710227-z-pocatku-povnomasstabnoi-vijni-do-kanadi-priihali-bils-ak-220-000-ukrainciv.html" text:style-name="Internet_20_link" text:visited-style-name="Visited_20_Internet_20_Link">
arrived</text:a>
More than 220,000 Ukrainians, including about 15% - from the US.</text:p>
      <text:p text:style-name="P4">
<text:span text:style-name="T5">
Foto: governeur général du canada / tweet</text:span>
</text:p>
      <text:p text:style-name="P4">
News Source: <text:a xlink:type="simple" xlink:href="https://www.ukrinform.ua/rubric-diaspora/3719729-generalgubernator-kanadi-zustrilasa-iz-ukrainskimi-bizencami.html" text:style-name="Internet_20_link" text:visited-style-name="Visited_20_Internet_20_Link">
https://www.ukrinform.ua/rubric-diaspora/3719729-generalgubernator-kanadi-zustrilasa-iz-ukrainskimi-bizencami.html</text:a>
</text:p>
      <!--NEWS-->
      <text:h text:style-name="P10" text:outline-level="1">
<text:span text:style-name="T4">
West Hem won Fiorentine in the UEFA Conferences Final</text:span>
</text:h>
      <text:p text:style-name="P4">
Authors: Ukrinform (Person)</text:p>
      <text:p text:style-name="P4">
Publisher: Укринформ (Organization)</text:p>
      <text:p text:style-name="P4">
Published Time: 2023-06-08T-8:01:00+03:00</text:p>
      <text:p text:style-name="P4">
Modified Time: 2023-06-08T00:01:00+03:00</text:p>
      <text:p text:style-name="P4">
Description: The UEFA Conference League won the winner of the 20122-23 season. - Ukrinform.</text:p>
      <text:p text:style-name="P4">
Images: ['<text:a xlink:type="simple" xlink:href="https://static.ukrinform.com/photos/2023_06/thumb_files/630_360_1686171659-874.jpg" text:style-name="Internet_20_link" text:visited-style-name="Visited_20_Internet_20_Link">
630_360_16861...</text:a>
']</text:p>
      <text:p text:style-name="P4">
Tags: ['Футбол', 'Ліга конференцій УЄФА']</text:p>
      <text:p text:style-name="P4">
Type: Article</text:p>
      <!--METADATA-->
      <text:p text:style-name="P4">
<draw:frame draw:style-name="fr1" draw:name="Image316" text:anchor-type="as-char" svg:width="6.9236in" svg:height="3.956343in" draw:z-index="0">
<draw:image xlink:href="../Images/yкринформ/2023-06-08T-8-01-00-03-00/630_360_1686171659-874.jpg" xlink:type="simple" xlink:show="embed" xlink:actuate="onLoad" draw:mime-type="image/jpeg"/>
</draw:frame>
UEFA Ligaconferences received the winner of the 20122-23 season.</text:p>
      <text:p text:style-name="P4">
In a decisive duel at Eden Arena in Prague(Czech Republic) футболістианглійського «Вест Гема» завдали поразки італійській «Фіорентині» - 2:1,передає Укрінформ.</text:p>
      <text:p text:style-name="P4">
Рахунок відкрив алжирський півзахисник лондонців Мохамед Саїд Бенрахма, якийреалізував пенальті на 62-й хвилині, на 67-й паритет відновив хавбек італійцівДжакомо Бонавентура. Перемогу «Вест Гему» на останній хвилині основного часузустрічі приніс гол форварда Джеррода Боуена (90).</text:p>
      <text:p text:style-name="P4">
Нагадаємо, торік переможцем дебютного розіграшу Ліги конференцій УЄФА сталаіталійська «Рома», яка у фіналі обіграла нідерландский «Феєноорд» (1:0).</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We will add that the following season Ukraine will represent the Dynamo and Poltava Vorskla in the UEFA Conferences League.</text:p>
      <text:p text:style-name="P4">
Photo: AFP.</text:p>
      <text:p text:style-name="P4">
News Source: <text:a xlink:type="simple" xlink:href="https://www.ukrinform.ua/rubric-sports/3719785-vest-gem-peremig-fiorentinu-u-finali-ligi-konferencij-uefa.html" text:style-name="Internet_20_link" text:visited-style-name="Visited_20_Internet_20_Link">
https://www.ukrinform.ua/rubric-sports/3719785-vest-gem-peremig-fiorentinu-u-finali-ligi-konferencij-uefa.html</text:a>
</text:p>
      <!--NEWS-->
      <text:h text:style-name="P10" text:outline-level="1">
<text:span text:style-name="T4">
The Governor-General of Canada met with Ukrainian refugees</text:span>
</text:h>
      <text:p text:style-name="P4">
Authors: Ukrinform (Person)</text:p>
      <text:p text:style-name="P4">
Publisher: Укринформ (Organization)</text:p>
      <text:p text:style-name="P4">
Published Time: 2023-06-08T00:01:00+03:00</text:p>
      <text:p text:style-name="P4">
Modified Time: 2023-06-08T00:01:00+03:00</text:p>
      <text:p text:style-name="P4">
Description: The Governor-General of Canada Mary Simon, during his visit to the city of Winnipeg, visited the Ukrainian Cultural Center, where she spoke with refugees from Ukraine. - Ukrinform.</text:p>
      <text:p text:style-name="P4">
Images: ['<text:a xlink:type="simple" xlink:href="https://static.ukrinform.com/photos/2023_06/thumb_files/630_360_1686159345-686.jpg" text:style-name="Internet_20_link" text:visited-style-name="Visited_20_Internet_20_Link">
630_360_16861...</text:a>
']</text:p>
      <text:p text:style-name="P4">
Tags: ['Діаспора', 'Канада', 'Біженці', 'Війна з Росією']</text:p>
      <text:p text:style-name="P4">
Type: Article</text:p>
      <!--METADATA-->
      <text:p text:style-name="P4">
<draw:frame draw:style-name="fr1" draw:name="Image317" text:anchor-type="as-char" svg:width="6.9236in" svg:height="3.956343in" draw:z-index="0">
<draw:image xlink:href="../Images/yкринформ/2023-06-08T00-01-00-03-00/630_360_1686159345-686.jpg" xlink:type="simple" xlink:show="embed" xlink:actuate="onLoad" draw:mime-type="image/jpeg"/>
</draw:frame>
The Governor-General of Canada Mary Simon during a visit to the city of Winnipeg visited the Ukrainian Cultural Center, where she spoke with refugees from Ukraine.</text:p>
      <text:p text:style-name="P4">
According to the Ukrinform correspondent, this is stated in the post on the Page Governor-Governor of Canada on the network <text:a xlink:type="simple" xlink:href="https://twitter.com/CanadaGG/status/1666204088680210432" text:style-name="Internet_20_link" text:visited-style-name="Visited_20_Internet_20_Link">
Twitter</text:a>
.</text:p>
      <text:p text:style-name="P4">
"In the Ukrainian Cultural and Educational Center, the Governor-General Merisimmon met with members of the Ukrainian community, including refugees who are English, building their new life in Canada," the testimony states.</text:p>
      <text:p text:style-name="P4">
It should be noted that the "cell" is a Ukrainian public cultural and educational center, which is complicated by one of the largest archives of Ukrainian studies in Canada. Vibuv was created in Winnipeg, the capital of the Canadian province of Manitoba in 1944.</text:p>
      <text:p text:style-name="P4">
Recall that from the beginning of 2022 to Canada <text:a xlink:type="simple" xlink:href="https://www.ukrinform.ua/rubric-world/3710227-z-pocatku-povnomasstabnoi-vijni-do-kanadi-priihali-bils-ak-220-000-ukrainciv.html" text:style-name="Internet_20_link" text:visited-style-name="Visited_20_Internet_20_Link">
arrived</text:a>
More than 220,000 Ukrainians, including about 15% - from the US.</text:p>
      <text:p text:style-name="P4">
<text:span text:style-name="T5">
Foto: governeur général du canada / tweet</text:span>
</text:p>
      <text:p text:style-name="P4">
News Source: <text:a xlink:type="simple" xlink:href="https://www.ukrinform.ua/rubric-diaspora/3719729-generalgubernator-kanadi-zustrilasa-iz-ukrainskimi-bizencami.html" text:style-name="Internet_20_link" text:visited-style-name="Visited_20_Internet_20_Link">
https://www.ukrinform.ua/rubric-diaspora/3719729-generalgubernator-kanadi-zustrilasa-iz-ukrainskimi-bizencami.html</text:a>
</text:p>
      <!--NEWS-->
      <text:h text:style-name="P10" text:outline-level="1">
<text:span text:style-name="T4">
Wax released under the personal commitment of expirer of the Minister of Defense Igor Halimon</text:span>
</text:h>
      <text:p text:style-name="P4">
Authors: Ukrinform (Person)</text:p>
      <text:p text:style-name="P4">
Publisher: Укринформ (Organization)</text:p>
      <text:p text:style-name="P4">
Published Time: 2023-06-08T00:11:00+03:00</text:p>
      <text:p text:style-name="P4">
Modified Time: 2023-06-08T00:11:00+03:00</text:p>
      <text:p text:style-name="P4">
Description: The Supreme Anti -Corruption Court released under the personal obligation of the expirer of the Minister of Defense Igor Halimon, who is suspected of abuse of UAH 12 million during the purchase of food for the Armed Forces. - Ukrinform.</text:p>
      <text:p text:style-name="P4">
Images: ['<text:a xlink:type="simple" xlink:href="https://static.ukrinform.com/photos/2023_06/thumb_files/630_360_1686172510-694.jpg" text:style-name="Internet_20_link" text:visited-style-name="Visited_20_Internet_20_Link">
630_360_16861...</text:a>
']</text:p>
      <text:p text:style-name="P4">
Tags: ['Міноборони', 'Вищий антикорупційний суд', 'Халімон']</text:p>
      <text:p text:style-name="P4">
Type: Article</text:p>
      <!--METADATA-->
      <text:p text:style-name="P4">
<draw:frame draw:style-name="fr1" draw:name="Image318" text:anchor-type="as-char" svg:width="6.9236in" svg:height="3.956343in" draw:z-index="0">
<draw:image xlink:href="../Images/yкринформ/2023-06-08T00-11-00-03-00/630_360_1686172510-694.jpg" xlink:type="simple" xlink:show="embed" xlink:actuate="onLoad" draw:mime-type="image/jpeg"/>
</draw:frame>
The High Anti -Corruption Court released under the personal obligation of the expirer of the Ministers of Defense Igor Halimon, who is suspected of abuse of UAH 12 million during the procurement of food for the Armed Forces.</text:p>
      <text:p text:style-name="P4">
According to the portal <text:a xlink:type="simple" xlink:href="https://www.slovoidilo.ua/2023/06/07/novyna/polityka/vaks-pomyakshyv-zapobizhnyj-zaxid-ekszastupnyka-ministra-oborony" text:style-name="Internet_20_link" text:visited-style-name="Visited_20_Internet_20_Link">
"Word and Delo"</text:a>
, such decision was made by 30ths, reports Ukrinform.</text:p>
      <text:p text:style-name="P4">
“To satisfy the petition partially. Change the suspect(Igor Halimon - ed.)Precautionary measure in the form of house arrest with a ban on leaving the housing period from 23:00 to 06:00, for a personal obligation with the obligation to assemble for each requirement to the investigator(Detective), prosecutor or court, ”he goes in the decision.</text:p>
      <text:p text:style-name="P4">
The court also extended until July 30 the validity of the following responsibilities of Halimon: to be non -consuming from Kiev without permission; report a change in your place of residence/or place of work; deposited foreign passports and wear an electronic bracelet.</text:p>
      <text:p text:style-name="P4">
At the same time, the Bax continued until July 30, the night's arrest formerly the responsibility of the head of the Department of State Procurement of Defense Konstantin Stupak. He is obliged to: arrive for every wonder; not to leave from Kiev without permission; to report a change in the mom of residence and/or place of work; Wearing foreign passports to wear an electronic bracelet.</text:p>
      <text:p text:style-name="P4">
<text:span text:style-name="T4">
 Read also: </text:span>
 <text:a xlink:type="simple" xlink:href="https://www.ukrinform.ua/rubric-society/3716715-sud-zmensiv-zastavu-knazevu-do-75-miljoniv.html" text:style-name="Internet_20_link" text:visited-style-name="Visited_20_Internet_20_Link">
court reduced the pledge of prince to 75 million</text:a>
As <text:a xlink:type="simple" xlink:href="https://www.slovoidilo.ua/2023/04/21/novyna/polityka/nabu-povidomylo-pro-novu-pidozru-ekszastupnyku-ministra-oboronu-xalimonu" text:style-name="Internet_20_link" text:visited-style-name="Visited_20_Internet_20_Link">
reminiscent of the edition</text:a>
, according to the investigation, in 2020 the Ministry of Defense conducted tenders for the purchase of services for the Organization for the Armed Forces for 2021. The former Deputy Minister gave the department to the department to conclude additional agreements with the providers of services. Therefore, this was now supposed to do the Armed Forces, spending additional budgetary funds and attracting personnel and equipment. As a result, the state was submitted for almost 12 million.<text:span text:style-name="T5">
Foto: Slovoidilo.ua</text:span>
</text:p>
      <text:p text:style-name="P4">
News Source: <text:a xlink:type="simple" xlink:href="https://www.ukrinform.ua/rubric-society/3719786-vaks-vidpustiv-pid-osobiste-zobovazanna-ekszastupnika-ministra-oboroni-igora-halimona.html" text:style-name="Internet_20_link" text:visited-style-name="Visited_20_Internet_20_Link">
https://www.ukrinform.ua/rubric-society/3719786-vaks-vidpustiv-pid-osobiste-zobovazanna-ekszastupnika-ministra-oboroni-igora-halimona.html</text:a>
</text:p>
      <!--NEWS-->
      <text:h text:style-name="P10" text:outline-level="1">
<text:span text:style-name="T4">
Have been determined by all the semi-finalists "Rolan Harros" -2023</text:span>
</text:h>
      <text:p text:style-name="P4">
Authors: Ukrinform (Person)</text:p>
      <text:p text:style-name="P4">
Publisher: Укринформ (Organization)</text:p>
      <text:p text:style-name="P4">
Published Time: 2023-06-08T00:24:55+03:00</text:p>
      <text:p text:style-name="P4">
Modified Time: 2023-06-08T00:24:55+03:00</text:p>
      <text:p text:style-name="P4">
Description: The second Grand Slam of the French Tennis Championships ended in the Grand Slam tournament. - Ukrinform.</text:p>
      <text:p text:style-name="P4">
Images: ['<text:a xlink:type="simple" xlink:href="https://static.ukrinform.com/photos/2023_06/thumb_files/630_360_1686172380-403.jpg" text:style-name="Internet_20_link" text:visited-style-name="Visited_20_Internet_20_Link">
630_360_16861...</text:a>
']</text:p>
      <text:p text:style-name="P4">
Tags: ['Теніс']</text:p>
      <text:p text:style-name="P4">
Type: Article</text:p>
      <!--METADATA-->
      <text:p text:style-name="P4">
<draw:frame draw:style-name="fr1" draw:name="Image319" text:anchor-type="as-char" svg:width="6.9236in" svg:height="3.956343in" draw:z-index="0">
<draw:image xlink:href="../Images/yкринформ/2023-06-08T00-24-55-03-00/630_360_1686172380-403.jpg" xlink:type="simple" xlink:show="embed" xlink:actuate="onLoad" draw:mime-type="image/jpeg"/>
</draw:frame>
In the second season, the Grand Slam tournament Open French Championships from the tenniswarmed quarterfinal matches.</text:p>
      <text:p text:style-name="P4">
As reported by Ukrinform, Serb Novak Djokovich, beating Russian Karehakhanov(4:6, 7:6(7:0), 6:2, 6:4), розіграє путівку у фінал з іспанцемКарлосом Алькарасом, який переміг Стефаноса Ціципаса з Греції (6:2, 6:1, 7:6(7:5).</text:p>
      <text:p text:style-name="P4">
За другу вакансію посперечаються Олександр Зверєв з Німеччини, завдавшипоразки аргентинцю Томасу Мартіну Етчеверрі (6:4 3:6, 6:4,6:3), and Rolan Harros finalist in 2022 Norwegian Casper Rud - after the victory over Golgeromrun from Denmark - 6: 1, 6: 2, 3: 6, 6: 3.</text:p>
      <text:p text:style-name="P4">
<text:span text:style-name="T4">
 Read also: </text:span>
 [Dzokovich and Alaras went to the Rolan Harros semifinals]](https://www.ukrinform.ua/rubric-sports/3719380-dzokovic-ta-alkaras-vijsli-do-pivfinalu-rolan-garros.html)Recall that in the semifinals of the female single category, Polka Iga Schwontexozrozustustin with Brazil Beatrice Haaddad Maya, and Belarusian Arina Sobolenko will come up with Cash Karolina Mukhova.</text:p>
      <text:p text:style-name="P4">
<text:span text:style-name="T4">
 Read also: </text:span>
 [<text:span text:style-name="T4">
 Tennis </text:span>
: Schwontek went to the Rolan Harros semifinals]](https://www.ukrinform.ua/rubric-sports/3719634-tenis-svontek-vijsla-u-pivfinal-rolan-garros.html)Rong Harros will last until June 11.</text:p>
      <text:p text:style-name="P4">
In the photo: Casper Rud(Getty Images).</text:p>
      <text:p text:style-name="P4">
News Source: <text:a xlink:type="simple" xlink:href="https://www.ukrinform.ua/rubric-sports/3719787-viznacilisa-vsi-pivfinalisti-rolan-garros2023.html" text:style-name="Internet_20_link" text:visited-style-name="Visited_20_Internet_20_Link">
https://www.ukrinform.ua/rubric-sports/3719787-viznacilisa-vsi-pivfinalisti-rolan-garros2023.html</text:a>
</text:p>
      <!--NEWS-->
      <text:h text:style-name="P10" text:outline-level="1">
<text:span text:style-name="T4">
Zelensky denied Ukraine's involvement in Nord Stream blast</text:span>
</text:h>
      <text:p text:style-name="P4">
Authors: Ukrinform (Person)</text:p>
      <text:p text:style-name="P4">
Publisher: Укринформ (Organization)</text:p>
      <text:p text:style-name="P4">
Published Time: 2023-06-08T00:27:00+03:00</text:p>
      <text:p text:style-name="P4">
Modified Time: 2023-06-08T00:27:00+03:00</text:p>
      <text:p text:style-name="P4">
Description: Ukraine is in no way involved in the blast of the Nord Stream gas pipelines in the Baltic Sea in September last year. - Ukrinform.</text:p>
      <text:p text:style-name="P4">
Images: ['<text:a xlink:type="simple" xlink:href="https://static.ukrinform.com/photos/2023_06/thumb_files/630_360_1685616882-658.jpg" text:style-name="Internet_20_link" text:visited-style-name="Visited_20_Internet_20_Link">
630_360_16856...</text:a>
']</text:p>
      <text:p text:style-name="P4">
Tags: None</text:p>
      <text:p text:style-name="P4">
Type: Article</text:p>
      <!--METADATA-->
      <text:p text:style-name="P4">
<draw:frame draw:style-name="fr1" draw:name="Image320" text:anchor-type="as-char" svg:width="6.9236in" svg:height="3.956343in" draw:z-index="0">
<draw:image xlink:href="../Images/yкринформ/2023-06-08T00-27-00-03-00/630_360_1685616882-658.jpg" xlink:type="simple" xlink:show="embed" xlink:actuate="onLoad" draw:mime-type="image/jpeg"/>
</draw:frame>
Ukraine is not involved in the blast of the Nord Stream gas pipelines to the Ubalti Sea in September last year.</text:p>
      <text:p text:style-name="P4">
According to Ukrinform, Volodymyr Zelenskyy stated in an interview with German community <text:a xlink:type="simple" xlink:href="http://www.bild.de/politik/ausland/politik-ausland/ukraine-praesident-selenskyj-das-bedeutet-der-dammbruch-fuer-die-gegenoffensive-84247066.bild.html" text:style-name="Internet_20_link" text:visited-style-name="Visited_20_Internet_20_Link">
bild</text:a>
.</text:p>
      <text:p text:style-name="P4">
"First of all, I would like you to understand: I am the President, and I give orders to Chicamanda. Ukraine did not do anything like this. I would not go for it," said.</text:p>
      <text:p text:style-name="P4">
When asked if he knows something about this, Zelensky called: "We know nothing. 100%."</text:p>
      <text:p text:style-name="P4">
He added that Ukraine advocates an independent investigation into the incident.</text:p>
      <text:p text:style-name="P4">
As it was reported, at the end of September 2022, as a result of the explosions of the Northern Stream and Nord Stream-2 sowing pipelines near the Bornholm Island, the Baltic Sea was leaked in four sections <text:a xlink:type="simple" xlink:href="http://www.ukrinform.ua/tag-gazoprovid" text:style-name="Internet_20_link" text:visited-style-name="Visited_20_Internet_20_Link">
gas pipelines</text:a>
in the exclusive economic zones of Dannya Sweden.</text:p>
      <text:p text:style-name="P4">
<text:span text:style-name="T4">
 Read also: </text:span>
 <text:a xlink:type="simple" xlink:href="https://www.ukrinform.ua/rubric-world/3688731-bajden-cilkom-dovirae-rozsliduvannu-troh-krain-sodo-vibuhiv-na-nord-stream-bilij-dim.html" text:style-name="Internet_20_link" text:visited-style-name="Visited_20_Internet_20_Link">
Biden is fully trusting the investigation of three countries in the Nord <text:span text:style-name="T4">
 stream </text:span>
 - White House</text:a>
The investigation into the diversion, which is carried out with the participation of competent authorities of Schwave, Germany and Denmark, is ongoing. In many countries, they tend to believe that the northern flow has been initiated by Russia. In the Russian Federation, involvement in the accident is interpreted.</text:p>
      <text:p text:style-name="P4">
In March, some foreign media reported reports of the alleged involvement of "pro -Ukrainian groups" in the incident. <text:a xlink:type="simple" xlink:href="http://www.ukrinform.ua/rubric-world/3679486-berlin-zaavlae-so-rezultativ-rozsliduvanna-vibuhu-na-pivnicnomu-potoci-se-nemae.html" text:style-name="Internet_20_link" text:visited-style-name="Visited_20_Internet_20_Link">
In the German government in this connection</text:a>
There are no investigations on the results of the results.</text:p>
      <text:p text:style-name="P4">
<text:span text:style-name="T5">
Foto: aa</text:span>
</text:p>
      <text:p text:style-name="P4">
News Source: <text:a xlink:type="simple" xlink:href="https://www.ukrinform.ua/rubric-polytics/3719788-zelenskij-sprostuvav-pricetnist-ukraini-do-pidrivu-nord-stream.html" text:style-name="Internet_20_link" text:visited-style-name="Visited_20_Internet_20_Link">
https://www.ukrinform.ua/rubric-polytics/3719788-zelenskij-sprostuvav-pricetnist-ukraini-do-pidrivu-nord-stream.html</text:a>
</text:p>
      <!--NEWS-->
      <text:h text:style-name="P10" text:outline-level="1">
<text:span text:style-name="T4">
Responsibility for the destruction of the Kakhovskaya hydroelectric power station lies in Russia - White House</text:span>
</text:h>
      <text:p text:style-name="P4">
Authors: Ukrinform (Person)</text:p>
      <text:p text:style-name="P4">
Publisher: Укринформ (Organization)</text:p>
      <text:p text:style-name="P4">
Published Time: 2023-06-08T00:46:00+03:00</text:p>
      <text:p text:style-name="P4">
Modified Time: 2023-06-08T00:46:00+03:00</text:p>
      <text:p text:style-name="P4">
Description: The United States continues to evaluate the Kakhovsky Hydroelectric Power Plant, but at the present stage they are responsible for the destruction of Russia that occupied the territory and controlled the dam. - Ukrinform.</text:p>
      <text:p text:style-name="P4">
Images: ['<text:a xlink:type="simple" xlink:href="https://static.ukrinform.com/photos/2022_06/thumb_files/630_360_1655161475-475.jpg" text:style-name="Internet_20_link" text:visited-style-name="Visited_20_Internet_20_Link">
630_360_16551...</text:a>
']</text:p>
      <text:p text:style-name="P4">
Tags: ['США', 'Білий дім', 'Каховська ГЕС', 'Війна з Росією']</text:p>
      <text:p text:style-name="P4">
Type: Article</text:p>
      <!--METADATA-->
      <text:p text:style-name="P4">
<draw:frame draw:style-name="fr1" draw:name="Image321" text:anchor-type="as-char" svg:width="6.9236in" svg:height="3.956343in" draw:z-index="0">
<draw:image xlink:href="../Images/yкринформ/2023-06-08T00-46-00-03-00/630_360_1655161475-475.jpg" xlink:type="simple" xlink:show="embed" xlink:actuate="onLoad" draw:mime-type="image/jpeg"/>
</draw:frame>
The United States is precisely evaluating the Kakhovka Hydroelectric Power Plant, but already in the lament, they are responsible for destroying Russia that has accumulated this territory and controlled the dam.</text:p>
      <text:p text:style-name="P4">
This statement was made at a briefing in Washington White House spokeswoman Karinjan-Pierre, Ukrinform correspondent reports.</text:p>
      <text:p text:style-name="P4">
“We continue to evaluate what happened. We really communicate with the Ukrainians. The destruction and devastation we see breaks our hearts. We will make the alliest to help the people of Ukraine, ”the White House representative said.</text:p>
      <text:p text:style-name="P4">
At the same time, she emphasized that if Russia had not fallen into Ukraine, the tragedy would be carried out, so the responsibility for it lies in Moscow.</text:p>
      <text:p text:style-name="P4">
<text:span text:style-name="T4">
 Read also: </text:span>
 [<text:span text:style-name="T4">
 Biden </text:span>
 - About Kakhovskaya Hydroelectric Power: We will help(https://www.ukrinform.ua/rubric-polytics/3719325-bajden-pro-pidriv-kahovskoi-ges-mi-dopomozemo-ukraini.html)“This dam was under the control of Russia, and they are responsible(https://www.ukrinform.ua/tag-vijna-z-rosieu). And we will do our best to support the people of Ukraine at this difficult time, ”the White House spokeswoman said.</text:p>
      <text:p text:style-name="P4">
As reported by Ukrinform, <text:a xlink:type="simple" xlink:href="http://www.ukrinform.ua/rubric-regions/3719748-pidriv-kahovskoi-ges-ssa-ocinuut-so-pereselenna-potrebuut-20-tisac-ludej.html" text:style-name="Internet_20_link" text:visited-style-name="Visited_20_Internet_20_Link">
according to the US administration</text:a>
, flooding as a result of the heating of the dam on the Kakhovskaya hydroelectric power station creates complex threats, as well as the need for about 20,000 people.</text:p>
      <text:p text:style-name="P4">
<text:span text:style-name="T5">
Foto: EPA/UPG</text:span>
</text:p>
      <text:p text:style-name="P4">
News Source: <text:a xlink:type="simple" xlink:href="https://www.ukrinform.ua/rubric-polytics/3719790-vidpovidalnist-za-rujnuvanna-kahovskoi-ges-lezit-na-rosii-bilij-dim.html" text:style-name="Internet_20_link" text:visited-style-name="Visited_20_Internet_20_Link">
https://www.ukrinform.ua/rubric-polytics/3719790-vidpovidalnist-za-rujnuvanna-kahovskoi-ges-lezit-na-rosii-bilij-dim.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